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ultados" table:style-name="ta1">
        <table:shapes>
          <draw:frame draw:z-index="0" draw:style-name="gr1" draw:text-style-name="P1" svg:width="8.585in" svg:height="4.9567in" svg:x="5.3768in" svg:y="0.0417in">
            <draw:object draw:notify-on-update-of-ranges="Resultados.A1:Resultados.A1 Resultados.A2:Resultados.A11 Resultados.B1:Resultados.B1 Resultados.B2:Resultados.B11 Resultados.C1:Resultados.C1 Resultados.C2:Resultados.C11 Resultados.D1:Resultados.D1 Resultados.D2:Resultados.D11 Resultados.E1:Resultados.E1 Resultados.E2:Resultados.E11 Resultados.F1:Resultados.F1 Resultados.F2:Resultados.F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cote\Mediana</text:p>
          </table:table-cell>
          <table:table-cell office:value-type="string" calcext:value-type="string">
            <text:p>Rabin-Karp</text:p>
          </table:table-cell>
          <table:table-cell office:value-type="string" calcext:value-type="string">
            <text:p>KM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Levenshtein</text:p>
          </table:table-cell>
          <table:table-cell office:value-type="string" calcext:value-type="string">
            <text:p>Dice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table:formula="of:=[firefox.B6]" office:value-type="float" office:value="0.220749" calcext:value-type="float">
            <text:p>0.220749</text:p>
          </table:table-cell>
          <table:table-cell table:formula="of:=[firefox.B7]" office:value-type="float" office:value="0.2527045" calcext:value-type="float">
            <text:p>0.2527045</text:p>
          </table:table-cell>
          <table:table-cell table:formula="of:=[firefox.B8]" office:value-type="float" office:value="0.795402" calcext:value-type="float">
            <text:p>0.795402</text:p>
          </table:table-cell>
          <table:table-cell table:formula="of:=[firefox.B9]" office:value-type="float" office:value="0.2969755" calcext:value-type="float">
            <text:p>0.2969755</text:p>
          </table:table-cell>
          <table:table-cell table:formula="of:=[firefox.B10]" office:value-type="float" office:value="0.756102" calcext:value-type="float">
            <text:p>0.756102</text:p>
          </table:table-cell>
        </table:table-row>
        <table:table-row table:style-name="ro1">
          <table:table-cell office:value-type="string" calcext:value-type="string">
            <text:p>Firefoxy</text:p>
          </table:table-cell>
          <table:table-cell table:formula="of:=[firefoxy.B6]" office:value-type="float" office:value="0.2163845" calcext:value-type="float">
            <text:p>0.2163845</text:p>
          </table:table-cell>
          <table:table-cell table:formula="of:=[firefoxy.B7]" office:value-type="float" office:value="0.232433" calcext:value-type="float">
            <text:p>0.232433</text:p>
          </table:table-cell>
          <table:table-cell table:formula="of:=[firefoxy.B8]" office:value-type="float" office:value="0.781483" calcext:value-type="float">
            <text:p>0.781483</text:p>
          </table:table-cell>
          <table:table-cell table:formula="of:=[firefoxy.B9]" office:value-type="float" office:value="0.304191" calcext:value-type="float">
            <text:p>0.304191</text:p>
          </table:table-cell>
          <table:table-cell table:formula="of:=[firefoxy.B10]" office:value-type="float" office:value="0.8081095" calcext:value-type="float">
            <text:p>0.8081095</text:p>
          </table:table-cell>
        </table:table-row>
        <table:table-row table:style-name="ro1">
          <table:table-cell office:value-type="string" calcext:value-type="string">
            <text:p>Goo</text:p>
          </table:table-cell>
          <table:table-cell table:formula="of:=[goo.B6]" office:value-type="float" office:value="0.234158" calcext:value-type="float">
            <text:p>0.234158</text:p>
          </table:table-cell>
          <table:table-cell table:formula="of:=[goo.B7]" office:value-type="float" office:value="0.2323175" calcext:value-type="float">
            <text:p>0.2323175</text:p>
          </table:table-cell>
          <table:table-cell table:formula="of:=[goo.B8]" office:value-type="float" office:value="0.882526" calcext:value-type="float">
            <text:p>0.882526</text:p>
          </table:table-cell>
          <table:table-cell table:formula="of:=[goo.B9]" office:value-type="float" office:value="0.27229" calcext:value-type="float">
            <text:p>0.27229</text:p>
          </table:table-cell>
          <table:table-cell table:formula="of:=[goo.B10]" office:value-type="float" office:value="0.6413335" calcext:value-type="float">
            <text:p>0.6413335</text:p>
          </table:table-cell>
        </table:table-row>
        <table:table-row table:style-name="ro1">
          <table:table-cell office:value-type="string" calcext:value-type="string">
            <text:p>Gyt</text:p>
          </table:table-cell>
          <table:table-cell table:formula="of:=[gyt.B6]" office:value-type="float" office:value="0.230002" calcext:value-type="float">
            <text:p>0.230002</text:p>
          </table:table-cell>
          <table:table-cell table:formula="of:=[gyt.B7]" office:value-type="float" office:value="0.236883" calcext:value-type="float">
            <text:p>0.236883</text:p>
          </table:table-cell>
          <table:table-cell table:formula="of:=[gyt.B8]" office:value-type="float" office:value="0.850554" calcext:value-type="float">
            <text:p>0.850554</text:p>
          </table:table-cell>
          <table:table-cell table:formula="of:=[gyt.B9]" office:value-type="float" office:value="0.252317" calcext:value-type="float">
            <text:p>0.252317</text:p>
          </table:table-cell>
          <table:table-cell table:formula="of:=[gyt.B10]" office:value-type="float" office:value="0.6110705" calcext:value-type="float">
            <text:p>0.6110705</text:p>
          </table:table-cell>
        </table:table-row>
        <table:table-row table:style-name="ro1">
          <table:table-cell office:value-type="string" calcext:value-type="string">
            <text:p>Texlive</text:p>
          </table:table-cell>
          <table:table-cell table:formula="of:=[texlive.B6]" office:value-type="float" office:value="0.225326" calcext:value-type="float">
            <text:p>0.225326</text:p>
          </table:table-cell>
          <table:table-cell table:formula="of:=[texlive.B7]" office:value-type="float" office:value="0.281123" calcext:value-type="float">
            <text:p>0.281123</text:p>
          </table:table-cell>
          <table:table-cell table:formula="of:=[texlive.B8]" office:value-type="float" office:value="0.9796105" calcext:value-type="float">
            <text:p>0.9796105</text:p>
          </table:table-cell>
          <table:table-cell table:formula="of:=[texlive.B9]" office:value-type="float" office:value="0.3238585" calcext:value-type="float">
            <text:p>0.3238585</text:p>
          </table:table-cell>
          <table:table-cell table:formula="of:=[texlive.B10]" office:value-type="float" office:value="0.784428" calcext:value-type="float">
            <text:p>0.784428</text:p>
          </table:table-cell>
        </table:table-row>
        <table:table-row table:style-name="ro1">
          <table:table-cell office:value-type="string" calcext:value-type="string">
            <text:p>Latexy</text:p>
          </table:table-cell>
          <table:table-cell table:formula="of:=[latexy.B6]" office:value-type="float" office:value="0.238537" calcext:value-type="float">
            <text:p>0.238537</text:p>
          </table:table-cell>
          <table:table-cell table:formula="of:=[latexy.B7]" office:value-type="float" office:value="0.246641" calcext:value-type="float">
            <text:p>0.246641</text:p>
          </table:table-cell>
          <table:table-cell table:formula="of:=[latexy.B8]" office:value-type="float" office:value="0.8376715" calcext:value-type="float">
            <text:p>0.8376715</text:p>
          </table:table-cell>
          <table:table-cell table:formula="of:=[latexy.B9]" office:value-type="float" office:value="0.2804885" calcext:value-type="float">
            <text:p>0.2804885</text:p>
          </table:table-cell>
          <table:table-cell table:formula="of:=[latexy.B10]" office:value-type="float" office:value="0.7080145" calcext:value-type="float">
            <text:p>0.7080145</text:p>
          </table:table-cell>
        </table:table-row>
        <table:table-row table:style-name="ro1">
          <table:table-cell office:value-type="string" calcext:value-type="string">
            <text:p>Libreoffice</text:p>
          </table:table-cell>
          <table:table-cell table:formula="of:=[libreoffice.B6]" office:value-type="float" office:value="0.2291165" calcext:value-type="float">
            <text:p>0.2291165</text:p>
          </table:table-cell>
          <table:table-cell table:formula="of:=[libreoffice.B7]" office:value-type="float" office:value="0.26043" calcext:value-type="float">
            <text:p>0.26043</text:p>
          </table:table-cell>
          <table:table-cell table:formula="of:=[libreoffice.B8]" office:value-type="float" office:value="0.860675" calcext:value-type="float">
            <text:p>0.860675</text:p>
          </table:table-cell>
          <table:table-cell table:formula="of:=[libreoffice.B9]" office:value-type="float" office:value="0.352967" calcext:value-type="float">
            <text:p>0.352967</text:p>
          </table:table-cell>
          <table:table-cell table:formula="of:=[libreoffice.B10]" office:value-type="float" office:value="0.918178" calcext:value-type="float">
            <text:p>0.918178</text:p>
          </table:table-cell>
        </table:table-row>
        <table:table-row table:style-name="ro1">
          <table:table-cell office:value-type="string" calcext:value-type="string">
            <text:p>Libreoice</text:p>
          </table:table-cell>
          <table:table-cell table:formula="of:=[libreoice.B6]" office:value-type="float" office:value="0.219333" calcext:value-type="float">
            <text:p>0.219333</text:p>
          </table:table-cell>
          <table:table-cell table:formula="of:=[libreoice.B7]" office:value-type="float" office:value="0.2403165" calcext:value-type="float">
            <text:p>0.2403165</text:p>
          </table:table-cell>
          <table:table-cell table:formula="of:=[libreoice.B8]" office:value-type="float" office:value="0.8344815" calcext:value-type="float">
            <text:p>0.8344815</text:p>
          </table:table-cell>
          <table:table-cell table:formula="of:=[libreoice.B9]" office:value-type="float" office:value="0.3152415" calcext:value-type="float">
            <text:p>0.3152415</text:p>
          </table:table-cell>
          <table:table-cell table:formula="of:=[libreoice.B10]" office:value-type="float" office:value="0.8213715" calcext:value-type="float">
            <text:p>0.8213715</text:p>
          </table:table-cell>
        </table:table-row>
        <table:table-row table:style-name="ro1">
          <table:table-cell office:value-type="string" calcext:value-type="string">
            <text:p>Qtdeclarative</text:p>
          </table:table-cell>
          <table:table-cell table:formula="of:=[qtdeclarative.B6]" office:value-type="float" office:value="0.218691" calcext:value-type="float">
            <text:p>0.218691</text:p>
          </table:table-cell>
          <table:table-cell table:formula="of:=[qtdeclarative.B7]" office:value-type="float" office:value="0.2367885" calcext:value-type="float">
            <text:p>0.2367885</text:p>
          </table:table-cell>
          <table:table-cell table:formula="of:=[qtdeclarative.B8]" office:value-type="float" office:value="0.678371" calcext:value-type="float">
            <text:p>0.678371</text:p>
          </table:table-cell>
          <table:table-cell table:formula="of:=[qtdeclarative.B9]" office:value-type="float" office:value="0.3307155" calcext:value-type="float">
            <text:p>0.3307155</text:p>
          </table:table-cell>
          <table:table-cell table:formula="of:=[qtdeclarative.B10]" office:value-type="float" office:value="0.9735385" calcext:value-type="float">
            <text:p>0.9735385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table:formula="of:=[qwerty.B6]" office:value-type="float" office:value="0.233489" calcext:value-type="float">
            <text:p>0.233489</text:p>
          </table:table-cell>
          <table:table-cell table:formula="of:=[qwerty.B7]" office:value-type="float" office:value="0.238262" calcext:value-type="float">
            <text:p>0.238262</text:p>
          </table:table-cell>
          <table:table-cell table:formula="of:=[qwerty.B8]" office:value-type="float" office:value="0.720777" calcext:value-type="float">
            <text:p>0.720777</text:p>
          </table:table-cell>
          <table:table-cell table:formula="of:=[qwerty.B9]" office:value-type="float" office:value="0.2929805" calcext:value-type="float">
            <text:p>0.2929805</text:p>
          </table:table-cell>
          <table:table-cell table:formula="of:=[qwerty.B10]" office:value-type="float" office:value="0.7135055" calcext:value-type="float">
            <text:p>0.713505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svio</text:p>
          </table:table-cell>
          <table:table-cell table:formula="of:=COM.MICROSOFT.STDEV.P([.B2:.B11])" office:value-type="float" office:value="0.00721492022062615" calcext:value-type="float">
            <text:p>0.0072149202</text:p>
          </table:table-cell>
          <table:table-cell table:formula="of:=COM.MICROSOFT.STDEV.P([.C2:.C11])" office:value-type="float" office:value="0.014554017805747" calcext:value-type="float">
            <text:p>0.0145540178</text:p>
          </table:table-cell>
          <table:table-cell table:formula="of:=COM.MICROSOFT.STDEV.P([.D2:.D11])" office:value-type="float" office:value="0.0802752528675712" calcext:value-type="float">
            <text:p>0.0802752529</text:p>
          </table:table-cell>
          <table:table-cell table:formula="of:=COM.MICROSOFT.STDEV.P([.E2:.E11])" office:value-type="float" office:value="0.028284559381401" calcext:value-type="float">
            <text:p>0.0282845594</text:p>
          </table:table-cell>
          <table:table-cell table:formula="of:=COM.MICROSOFT.STDEV.P([.F2:.F11])" office:value-type="float" office:value="0.107980419171498" calcext:value-type="float">
            <text:p>0.1079804192</text:p>
          </table:table-cell>
        </table:table-row>
        <table:table-row table:style-name="ro1">
          <table:table-cell office:value-type="string" calcext:value-type="string">
            <text:p>Variancia</text:p>
          </table:table-cell>
          <table:table-cell table:formula="of:=VARP([.B2:.B11])" office:value-type="float" office:value="0.00005205507379" calcext:value-type="float">
            <text:p>5.205507379E-005</text:p>
          </table:table-cell>
          <table:table-cell table:formula="of:=VARP([.C2:.C11])" office:value-type="float" office:value="0.00021181943429" calcext:value-type="float">
            <text:p>0.0002118194</text:p>
          </table:table-cell>
          <table:table-cell table:formula="of:=VARP([.D2:.D11])" office:value-type="float" office:value="0.0064441162229525" calcext:value-type="float">
            <text:p>0.0064441162</text:p>
          </table:table-cell>
          <table:table-cell table:formula="of:=VARP([.E2:.E11])" office:value-type="float" office:value="0.000800016299399999" calcext:value-type="float">
            <text:p>0.0008000163</text:p>
          </table:table-cell>
          <table:table-cell table:formula="of:=VARP([.F2:.F11])" office:value-type="float" office:value="0.0116597709244525" calcext:value-type="float">
            <text:p>0.0116597709</text:p>
          </table:table-cell>
        </table:table-row>
      </table:table>
      <table:table table:name="goo" table:style-name="ta1">
        <table:table-column table:style-name="co1" table:number-columns-repeated="151" table:default-cell-style-name="Default"/>
        <table:table-row table:style-name="ro1">
          <table:table-cell office:value-type="string" calcext:value-type="string">
            <text:p>Rabin-Karp</text:p>
          </table:table-cell>
          <table:table-cell office:value-type="float" office:value="0.176425" calcext:value-type="float">
            <text:p>0.176425</text:p>
          </table:table-cell>
          <table:table-cell office:value-type="float" office:value="0.195815" calcext:value-type="float">
            <text:p>0.195815</text:p>
          </table:table-cell>
          <table:table-cell office:value-type="float" office:value="0.187344" calcext:value-type="float">
            <text:p>0.187344</text:p>
          </table:table-cell>
          <table:table-cell office:value-type="float" office:value="0.262644" calcext:value-type="float">
            <text:p>0.262644</text:p>
          </table:table-cell>
          <table:table-cell office:value-type="float" office:value="0.203848" calcext:value-type="float">
            <text:p>0.203848</text:p>
          </table:table-cell>
          <table:table-cell office:value-type="float" office:value="0.295831" calcext:value-type="float">
            <text:p>0.295831</text:p>
          </table:table-cell>
          <table:table-cell office:value-type="float" office:value="0.253153" calcext:value-type="float">
            <text:p>0.253153</text:p>
          </table:table-cell>
          <table:table-cell office:value-type="float" office:value="0.18048" calcext:value-type="float">
            <text:p>0.18048</text:p>
          </table:table-cell>
          <table:table-cell office:value-type="float" office:value="0.185973" calcext:value-type="float">
            <text:p>0.185973</text:p>
          </table:table-cell>
          <table:table-cell office:value-type="float" office:value="0.220558" calcext:value-type="float">
            <text:p>0.220558</text:p>
          </table:table-cell>
          <table:table-cell office:value-type="float" office:value="0.22844" calcext:value-type="float">
            <text:p>0.22844</text:p>
          </table:table-cell>
          <table:table-cell office:value-type="float" office:value="0.188925" calcext:value-type="float">
            <text:p>0.188925</text:p>
          </table:table-cell>
          <table:table-cell office:value-type="float" office:value="0.192345" calcext:value-type="float">
            <text:p>0.192345</text:p>
          </table:table-cell>
          <table:table-cell office:value-type="float" office:value="0.200192" calcext:value-type="float">
            <text:p>0.200192</text:p>
          </table:table-cell>
          <table:table-cell office:value-type="float" office:value="0.244477" calcext:value-type="float">
            <text:p>0.244477</text:p>
          </table:table-cell>
          <table:table-cell office:value-type="float" office:value="0.318829" calcext:value-type="float">
            <text:p>0.318829</text:p>
          </table:table-cell>
          <table:table-cell office:value-type="float" office:value="0.188505" calcext:value-type="float">
            <text:p>0.188505</text:p>
          </table:table-cell>
          <table:table-cell office:value-type="float" office:value="0.194978" calcext:value-type="float">
            <text:p>0.194978</text:p>
          </table:table-cell>
          <table:table-cell office:value-type="float" office:value="0.303148" calcext:value-type="float">
            <text:p>0.303148</text:p>
          </table:table-cell>
          <table:table-cell office:value-type="float" office:value="0.250334" calcext:value-type="float">
            <text:p>0.250334</text:p>
          </table:table-cell>
          <table:table-cell office:value-type="float" office:value="0.268358" calcext:value-type="float">
            <text:p>0.268358</text:p>
          </table:table-cell>
          <table:table-cell office:value-type="float" office:value="0.229361" calcext:value-type="float">
            <text:p>0.229361</text:p>
          </table:table-cell>
          <table:table-cell office:value-type="float" office:value="0.262352" calcext:value-type="float">
            <text:p>0.262352</text:p>
          </table:table-cell>
          <table:table-cell office:value-type="float" office:value="0.202409" calcext:value-type="float">
            <text:p>0.202409</text:p>
          </table:table-cell>
          <table:table-cell office:value-type="float" office:value="0.301102" calcext:value-type="float">
            <text:p>0.301102</text:p>
          </table:table-cell>
          <table:table-cell office:value-type="float" office:value="0.236604" calcext:value-type="float">
            <text:p>0.236604</text:p>
          </table:table-cell>
          <table:table-cell office:value-type="float" office:value="0.313135" calcext:value-type="float">
            <text:p>0.313135</text:p>
          </table:table-cell>
          <table:table-cell office:value-type="float" office:value="0.231714" calcext:value-type="float">
            <text:p>0.231714</text:p>
          </table:table-cell>
          <table:table-cell office:value-type="float" office:value="0.234655" calcext:value-type="float">
            <text:p>0.234655</text:p>
          </table:table-cell>
          <table:table-cell office:value-type="float" office:value="0.363634" calcext:value-type="float">
            <text:p>0.363634</text:p>
          </table:table-cell>
          <table:table-cell office:value-type="float" office:value="0.193166" calcext:value-type="float">
            <text:p>0.193166</text:p>
          </table:table-cell>
          <table:table-cell office:value-type="float" office:value="0.194919" calcext:value-type="float">
            <text:p>0.194919</text:p>
          </table:table-cell>
          <table:table-cell office:value-type="float" office:value="0.222071" calcext:value-type="float">
            <text:p>0.222071</text:p>
          </table:table-cell>
          <table:table-cell office:value-type="float" office:value="0.284917" calcext:value-type="float">
            <text:p>0.284917</text:p>
          </table:table-cell>
          <table:table-cell office:value-type="float" office:value="0.177518" calcext:value-type="float">
            <text:p>0.177518</text:p>
          </table:table-cell>
          <table:table-cell office:value-type="float" office:value="0.195665" calcext:value-type="float">
            <text:p>0.195665</text:p>
          </table:table-cell>
          <table:table-cell office:value-type="float" office:value="0.29843" calcext:value-type="float">
            <text:p>0.29843</text:p>
          </table:table-cell>
          <table:table-cell office:value-type="float" office:value="0.246616" calcext:value-type="float">
            <text:p>0.246616</text:p>
          </table:table-cell>
          <table:table-cell office:value-type="float" office:value="0.193679" calcext:value-type="float">
            <text:p>0.193679</text:p>
          </table:table-cell>
          <table:table-cell office:value-type="float" office:value="0.285132" calcext:value-type="float">
            <text:p>0.285132</text:p>
          </table:table-cell>
          <table:table-cell office:value-type="float" office:value="0.179595" calcext:value-type="float">
            <text:p>0.179595</text:p>
          </table:table-cell>
          <table:table-cell office:value-type="float" office:value="0.247372" calcext:value-type="float">
            <text:p>0.247372</text:p>
          </table:table-cell>
          <table:table-cell office:value-type="float" office:value="0.230607" calcext:value-type="float">
            <text:p>0.230607</text:p>
          </table:table-cell>
          <table:table-cell office:value-type="float" office:value="0.244058" calcext:value-type="float">
            <text:p>0.244058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320066" calcext:value-type="float">
            <text:p>0.320066</text:p>
          </table:table-cell>
          <table:table-cell office:value-type="float" office:value="0.182174" calcext:value-type="float">
            <text:p>0.182174</text:p>
          </table:table-cell>
          <table:table-cell office:value-type="float" office:value="0.300654" calcext:value-type="float">
            <text:p>0.300654</text:p>
          </table:table-cell>
          <table:table-cell office:value-type="float" office:value="0.381069" calcext:value-type="float">
            <text:p>0.381069</text:p>
          </table:table-cell>
          <table:table-cell office:value-type="float" office:value="0.419255" calcext:value-type="float">
            <text:p>0.419255</text:p>
          </table:table-cell>
          <table:table-cell office:value-type="float" office:value="0.223893" calcext:value-type="float">
            <text:p>0.223893</text:p>
          </table:table-cell>
          <table:table-cell office:value-type="float" office:value="0.32033" calcext:value-type="float">
            <text:p>0.32033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204106" calcext:value-type="float">
            <text:p>0.204106</text:p>
          </table:table-cell>
          <table:table-cell office:value-type="float" office:value="0.320873" calcext:value-type="float">
            <text:p>0.320873</text:p>
          </table:table-cell>
          <table:table-cell office:value-type="float" office:value="0.186628" calcext:value-type="float">
            <text:p>0.186628</text:p>
          </table:table-cell>
          <table:table-cell office:value-type="float" office:value="0.200478" calcext:value-type="float">
            <text:p>0.200478</text:p>
          </table:table-cell>
          <table:table-cell office:value-type="float" office:value="0.29862" calcext:value-type="float">
            <text:p>0.29862</text:p>
          </table:table-cell>
          <table:table-cell office:value-type="float" office:value="0.192594" calcext:value-type="float">
            <text:p>0.192594</text:p>
          </table:table-cell>
          <table:table-cell office:value-type="float" office:value="0.24185" calcext:value-type="float">
            <text:p>0.24185</text:p>
          </table:table-cell>
          <table:table-cell office:value-type="float" office:value="0.303232" calcext:value-type="float">
            <text:p>0.303232</text:p>
          </table:table-cell>
          <table:table-cell office:value-type="float" office:value="0.205845" calcext:value-type="float">
            <text:p>0.205845</text:p>
          </table:table-cell>
          <table:table-cell office:value-type="float" office:value="0.206729" calcext:value-type="float">
            <text:p>0.206729</text:p>
          </table:table-cell>
          <table:table-cell office:value-type="float" office:value="0.195451" calcext:value-type="float">
            <text:p>0.195451</text:p>
          </table:table-cell>
          <table:table-cell office:value-type="float" office:value="0.343566" calcext:value-type="float">
            <text:p>0.343566</text:p>
          </table:table-cell>
          <table:table-cell office:value-type="float" office:value="0.234509" calcext:value-type="float">
            <text:p>0.234509</text:p>
          </table:table-cell>
          <table:table-cell office:value-type="float" office:value="0.242505" calcext:value-type="float">
            <text:p>0.242505</text:p>
          </table:table-cell>
          <table:table-cell office:value-type="float" office:value="0.329108" calcext:value-type="float">
            <text:p>0.329108</text:p>
          </table:table-cell>
          <table:table-cell office:value-type="float" office:value="0.200108" calcext:value-type="float">
            <text:p>0.200108</text:p>
          </table:table-cell>
          <table:table-cell office:value-type="float" office:value="0.203474" calcext:value-type="float">
            <text:p>0.203474</text:p>
          </table:table-cell>
          <table:table-cell office:value-type="float" office:value="0.233807" calcext:value-type="float">
            <text:p>0.233807</text:p>
          </table:table-cell>
          <table:table-cell office:value-type="float" office:value="0.203813" calcext:value-type="float">
            <text:p>0.203813</text:p>
          </table:table-cell>
          <table:table-cell office:value-type="float" office:value="0.263094" calcext:value-type="float">
            <text:p>0.263094</text:p>
          </table:table-cell>
          <table:table-cell office:value-type="float" office:value="0.19123" calcext:value-type="float">
            <text:p>0.19123</text:p>
          </table:table-cell>
          <table:table-cell office:value-type="float" office:value="0.178681" calcext:value-type="float">
            <text:p>0.178681</text:p>
          </table:table-cell>
          <table:table-cell office:value-type="float" office:value="0.18707" calcext:value-type="float">
            <text:p>0.18707</text:p>
          </table:table-cell>
          <table:table-cell office:value-type="float" office:value="0.297596" calcext:value-type="float">
            <text:p>0.297596</text:p>
          </table:table-cell>
          <table:table-cell office:value-type="float" office:value="0.256104" calcext:value-type="float">
            <text:p>0.256104</text:p>
          </table:table-cell>
          <table:table-cell office:value-type="float" office:value="0.366446" calcext:value-type="float">
            <text:p>0.366446</text:p>
          </table:table-cell>
          <table:table-cell office:value-type="float" office:value="0.250294" calcext:value-type="float">
            <text:p>0.250294</text:p>
          </table:table-cell>
          <table:table-cell office:value-type="float" office:value="0.399591" calcext:value-type="float">
            <text:p>0.399591</text:p>
          </table:table-cell>
          <table:table-cell office:value-type="float" office:value="0.197356" calcext:value-type="float">
            <text:p>0.197356</text:p>
          </table:table-cell>
          <table:table-cell office:value-type="float" office:value="0.36194" calcext:value-type="float">
            <text:p>0.36194</text:p>
          </table:table-cell>
          <table:table-cell office:value-type="float" office:value="0.382501" calcext:value-type="float">
            <text:p>0.382501</text:p>
          </table:table-cell>
          <table:table-cell office:value-type="float" office:value="0.393604" calcext:value-type="float">
            <text:p>0.393604</text:p>
          </table:table-cell>
          <table:table-cell office:value-type="float" office:value="0.217835" calcext:value-type="float">
            <text:p>0.217835</text:p>
          </table:table-cell>
          <table:table-cell office:value-type="float" office:value="0.213631" calcext:value-type="float">
            <text:p>0.213631</text:p>
          </table:table-cell>
          <table:table-cell office:value-type="float" office:value="0.195317" calcext:value-type="float">
            <text:p>0.195317</text:p>
          </table:table-cell>
          <table:table-cell office:value-type="float" office:value="0.200908" calcext:value-type="float">
            <text:p>0.200908</text:p>
          </table:table-cell>
          <table:table-cell office:value-type="float" office:value="0.192818" calcext:value-type="float">
            <text:p>0.192818</text:p>
          </table:table-cell>
          <table:table-cell office:value-type="float" office:value="0.286431" calcext:value-type="float">
            <text:p>0.286431</text:p>
          </table:table-cell>
          <table:table-cell office:value-type="float" office:value="0.233285" calcext:value-type="float">
            <text:p>0.233285</text:p>
          </table:table-cell>
          <table:table-cell office:value-type="float" office:value="0.18517" calcext:value-type="float">
            <text:p>0.18517</text:p>
          </table:table-cell>
          <table:table-cell office:value-type="float" office:value="0.198521" calcext:value-type="float">
            <text:p>0.198521</text:p>
          </table:table-cell>
          <table:table-cell office:value-type="float" office:value="0.269807" calcext:value-type="float">
            <text:p>0.269807</text:p>
          </table:table-cell>
          <table:table-cell office:value-type="float" office:value="0.311618" calcext:value-type="float">
            <text:p>0.311618</text:p>
          </table:table-cell>
          <table:table-cell office:value-type="float" office:value="0.27475" calcext:value-type="float">
            <text:p>0.27475</text:p>
          </table:table-cell>
          <table:table-cell office:value-type="float" office:value="0.250636" calcext:value-type="float">
            <text:p>0.250636</text:p>
          </table:table-cell>
          <table:table-cell office:value-type="float" office:value="0.252406" calcext:value-type="float">
            <text:p>0.252406</text:p>
          </table:table-cell>
          <table:table-cell office:value-type="float" office:value="0.225707" calcext:value-type="float">
            <text:p>0.225707</text:p>
          </table:table-cell>
          <table:table-cell office:value-type="float" office:value="0.18293" calcext:value-type="float">
            <text:p>0.18293</text:p>
          </table:table-cell>
          <table:table-cell office:value-type="float" office:value="0.195648" calcext:value-type="float">
            <text:p>0.195648</text:p>
          </table:table-cell>
          <table:table-cell office:value-type="float" office:value="0.314875" calcext:value-type="float">
            <text:p>0.314875</text:p>
          </table:table-cell>
          <table:table-cell office:value-type="float" office:value="0.286363" calcext:value-type="float">
            <text:p>0.286363</text:p>
          </table:table-cell>
          <table:table-cell office:value-type="float" office:value="0.281229" calcext:value-type="float">
            <text:p>0.281229</text:p>
          </table:table-cell>
          <table:table-cell office:value-type="float" office:value="0.187874" calcext:value-type="float">
            <text:p>0.187874</text:p>
          </table:table-cell>
          <table:table-cell office:value-type="float" office:value="0.28248" calcext:value-type="float">
            <text:p>0.28248</text:p>
          </table:table-cell>
          <table:table-cell office:value-type="float" office:value="0.28629" calcext:value-type="float">
            <text:p>0.28629</text:p>
          </table:table-cell>
          <table:table-cell office:value-type="float" office:value="0.181166" calcext:value-type="float">
            <text:p>0.181166</text:p>
          </table:table-cell>
          <table:table-cell office:value-type="float" office:value="0.19395" calcext:value-type="float">
            <text:p>0.19395</text:p>
          </table:table-cell>
          <table:table-cell office:value-type="float" office:value="0.19482" calcext:value-type="float">
            <text:p>0.19482</text:p>
          </table:table-cell>
          <table:table-cell office:value-type="float" office:value="0.195792" calcext:value-type="float">
            <text:p>0.195792</text:p>
          </table:table-cell>
          <table:table-cell office:value-type="float" office:value="0.337823" calcext:value-type="float">
            <text:p>0.337823</text:p>
          </table:table-cell>
          <table:table-cell office:value-type="float" office:value="0.282828" calcext:value-type="float">
            <text:p>0.282828</text:p>
          </table:table-cell>
          <table:table-cell office:value-type="float" office:value="0.244558" calcext:value-type="float">
            <text:p>0.244558</text:p>
          </table:table-cell>
          <table:table-cell office:value-type="float" office:value="0.284534" calcext:value-type="float">
            <text:p>0.284534</text:p>
          </table:table-cell>
          <table:table-cell office:value-type="float" office:value="0.211155" calcext:value-type="float">
            <text:p>0.211155</text:p>
          </table:table-cell>
          <table:table-cell office:value-type="float" office:value="0.340272" calcext:value-type="float">
            <text:p>0.340272</text:p>
          </table:table-cell>
          <table:table-cell office:value-type="float" office:value="0.177558" calcext:value-type="float">
            <text:p>0.177558</text:p>
          </table:table-cell>
          <table:table-cell office:value-type="float" office:value="0.18799" calcext:value-type="float">
            <text:p>0.18799</text:p>
          </table:table-cell>
          <table:table-cell office:value-type="float" office:value="0.19103" calcext:value-type="float">
            <text:p>0.19103</text:p>
          </table:table-cell>
          <table:table-cell office:value-type="float" office:value="0.202566" calcext:value-type="float">
            <text:p>0.202566</text:p>
          </table:table-cell>
          <table:table-cell office:value-type="float" office:value="0.275066" calcext:value-type="float">
            <text:p>0.275066</text:p>
          </table:table-cell>
          <table:table-cell office:value-type="float" office:value="0.24693" calcext:value-type="float">
            <text:p>0.24693</text:p>
          </table:table-cell>
          <table:table-cell office:value-type="float" office:value="0.191792" calcext:value-type="float">
            <text:p>0.191792</text:p>
          </table:table-cell>
          <table:table-cell office:value-type="float" office:value="0.384009" calcext:value-type="float">
            <text:p>0.384009</text:p>
          </table:table-cell>
          <table:table-cell office:value-type="float" office:value="0.272931" calcext:value-type="float">
            <text:p>0.272931</text:p>
          </table:table-cell>
          <table:table-cell office:value-type="float" office:value="0.256848" calcext:value-type="float">
            <text:p>0.256848</text:p>
          </table:table-cell>
          <table:table-cell office:value-type="float" office:value="0.205455" calcext:value-type="float">
            <text:p>0.205455</text:p>
          </table:table-cell>
          <table:table-cell office:value-type="float" office:value="0.337522" calcext:value-type="float">
            <text:p>0.337522</text:p>
          </table:table-cell>
          <table:table-cell office:value-type="float" office:value="0.218484" calcext:value-type="float">
            <text:p>0.218484</text:p>
          </table:table-cell>
          <table:table-cell office:value-type="float" office:value="0.253606" calcext:value-type="float">
            <text:p>0.253606</text:p>
          </table:table-cell>
          <table:table-cell office:value-type="float" office:value="0.391658" calcext:value-type="float">
            <text:p>0.391658</text:p>
          </table:table-cell>
          <table:table-cell office:value-type="float" office:value="0.291492" calcext:value-type="float">
            <text:p>0.291492</text:p>
          </table:table-cell>
          <table:table-cell office:value-type="float" office:value="0.194184" calcext:value-type="float">
            <text:p>0.194184</text:p>
          </table:table-cell>
          <table:table-cell office:value-type="float" office:value="0.225879" calcext:value-type="float">
            <text:p>0.225879</text:p>
          </table:table-cell>
          <table:table-cell office:value-type="float" office:value="0.227808" calcext:value-type="float">
            <text:p>0.227808</text:p>
          </table:table-cell>
          <table:table-cell office:value-type="float" office:value="0.207039" calcext:value-type="float">
            <text:p>0.207039</text:p>
          </table:table-cell>
          <table:table-cell office:value-type="float" office:value="0.290893" calcext:value-type="float">
            <text:p>0.290893</text:p>
          </table:table-cell>
          <table:table-cell office:value-type="float" office:value="0.381215" calcext:value-type="float">
            <text:p>0.381215</text:p>
          </table:table-cell>
          <table:table-cell office:value-type="float" office:value="0.183175" calcext:value-type="float">
            <text:p>0.183175</text:p>
          </table:table-cell>
          <table:table-cell office:value-type="float" office:value="0.308019" calcext:value-type="float">
            <text:p>0.308019</text:p>
          </table:table-cell>
          <table:table-cell office:value-type="float" office:value="0.293006" calcext:value-type="float">
            <text:p>0.293006</text:p>
          </table:table-cell>
          <table:table-cell office:value-type="float" office:value="0.215575" calcext:value-type="float">
            <text:p>0.215575</text:p>
          </table:table-cell>
          <table:table-cell office:value-type="float" office:value="0.28826" calcext:value-type="float">
            <text:p>0.28826</text:p>
          </table:table-cell>
          <table:table-cell office:value-type="float" office:value="0.283652" calcext:value-type="float">
            <text:p>0.283652</text:p>
          </table:table-cell>
          <table:table-cell office:value-type="float" office:value="0.222526" calcext:value-type="float">
            <text:p>0.222526</text:p>
          </table:table-cell>
          <table:table-cell office:value-type="float" office:value="0.250419" calcext:value-type="float">
            <text:p>0.250419</text:p>
          </table:table-cell>
          <table:table-cell office:value-type="float" office:value="0.174565" calcext:value-type="float">
            <text:p>0.174565</text:p>
          </table:table-cell>
          <table:table-cell office:value-type="float" office:value="0.083093" calcext:value-type="float">
            <text:p>0.083093</text:p>
          </table:table-cell>
        </table:table-row>
        <table:table-row table:style-name="ro1">
          <table:table-cell office:value-type="string" calcext:value-type="string">
            <text:p>KMP</text:p>
          </table:table-cell>
          <table:table-cell office:value-type="float" office:value="0.173609" calcext:value-type="float">
            <text:p>0.173609</text:p>
          </table:table-cell>
          <table:table-cell office:value-type="float" office:value="0.3093" calcext:value-type="float">
            <text:p>0.3093</text:p>
          </table:table-cell>
          <table:table-cell office:value-type="float" office:value="0.192906" calcext:value-type="float">
            <text:p>0.192906</text:p>
          </table:table-cell>
          <table:table-cell office:value-type="float" office:value="0.175373" calcext:value-type="float">
            <text:p>0.175373</text:p>
          </table:table-cell>
          <table:table-cell office:value-type="float" office:value="0.216811" calcext:value-type="float">
            <text:p>0.216811</text:p>
          </table:table-cell>
          <table:table-cell office:value-type="float" office:value="0.203432" calcext:value-type="float">
            <text:p>0.203432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186444" calcext:value-type="float">
            <text:p>0.186444</text:p>
          </table:table-cell>
          <table:table-cell office:value-type="float" office:value="0.197261" calcext:value-type="float">
            <text:p>0.197261</text:p>
          </table:table-cell>
          <table:table-cell office:value-type="float" office:value="0.178528" calcext:value-type="float">
            <text:p>0.178528</text:p>
          </table:table-cell>
          <table:table-cell office:value-type="float" office:value="0.23973" calcext:value-type="float">
            <text:p>0.23973</text:p>
          </table:table-cell>
          <table:table-cell office:value-type="float" office:value="0.265619" calcext:value-type="float">
            <text:p>0.265619</text:p>
          </table:table-cell>
          <table:table-cell office:value-type="float" office:value="0.197388" calcext:value-type="float">
            <text:p>0.197388</text:p>
          </table:table-cell>
          <table:table-cell office:value-type="float" office:value="0.335527" calcext:value-type="float">
            <text:p>0.335527</text:p>
          </table:table-cell>
          <table:table-cell office:value-type="float" office:value="0.219547" calcext:value-type="float">
            <text:p>0.219547</text:p>
          </table:table-cell>
          <table:table-cell office:value-type="float" office:value="0.215337" calcext:value-type="float">
            <text:p>0.215337</text:p>
          </table:table-cell>
          <table:table-cell office:value-type="float" office:value="0.187761" calcext:value-type="float">
            <text:p>0.187761</text:p>
          </table:table-cell>
          <table:table-cell office:value-type="float" office:value="0.203592" calcext:value-type="float">
            <text:p>0.203592</text:p>
          </table:table-cell>
          <table:table-cell office:value-type="float" office:value="0.202754" calcext:value-type="float">
            <text:p>0.202754</text:p>
          </table:table-cell>
          <table:table-cell office:value-type="float" office:value="0.26023" calcext:value-type="float">
            <text:p>0.26023</text:p>
          </table:table-cell>
          <table:table-cell office:value-type="float" office:value="0.201265" calcext:value-type="float">
            <text:p>0.201265</text:p>
          </table:table-cell>
          <table:table-cell office:value-type="float" office:value="0.226773" calcext:value-type="float">
            <text:p>0.226773</text:p>
          </table:table-cell>
          <table:table-cell office:value-type="float" office:value="0.209138" calcext:value-type="float">
            <text:p>0.209138</text:p>
          </table:table-cell>
          <table:table-cell office:value-type="float" office:value="0.212377" calcext:value-type="float">
            <text:p>0.212377</text:p>
          </table:table-cell>
          <table:table-cell office:value-type="float" office:value="0.254179" calcext:value-type="float">
            <text:p>0.254179</text:p>
          </table:table-cell>
          <table:table-cell office:value-type="float" office:value="0.379954" calcext:value-type="float">
            <text:p>0.379954</text:p>
          </table:table-cell>
          <table:table-cell office:value-type="float" office:value="0.231903" calcext:value-type="float">
            <text:p>0.231903</text:p>
          </table:table-cell>
          <table:table-cell office:value-type="float" office:value="0.235523" calcext:value-type="float">
            <text:p>0.235523</text:p>
          </table:table-cell>
          <table:table-cell office:value-type="float" office:value="0.217074" calcext:value-type="float">
            <text:p>0.217074</text:p>
          </table:table-cell>
          <table:table-cell office:value-type="float" office:value="0.302841" calcext:value-type="float">
            <text:p>0.302841</text:p>
          </table:table-cell>
          <table:table-cell office:value-type="float" office:value="0.252523" calcext:value-type="float">
            <text:p>0.252523</text:p>
          </table:table-cell>
          <table:table-cell office:value-type="float" office:value="0.216248" calcext:value-type="float">
            <text:p>0.216248</text:p>
          </table:table-cell>
          <table:table-cell office:value-type="float" office:value="0.375887" calcext:value-type="float">
            <text:p>0.375887</text:p>
          </table:table-cell>
          <table:table-cell office:value-type="float" office:value="0.312428" calcext:value-type="float">
            <text:p>0.312428</text:p>
          </table:table-cell>
          <table:table-cell office:value-type="float" office:value="0.213426" calcext:value-type="float">
            <text:p>0.213426</text:p>
          </table:table-cell>
          <table:table-cell office:value-type="float" office:value="0.22303" calcext:value-type="float">
            <text:p>0.22303</text:p>
          </table:table-cell>
          <table:table-cell office:value-type="float" office:value="0.29769" calcext:value-type="float">
            <text:p>0.29769</text:p>
          </table:table-cell>
          <table:table-cell office:value-type="float" office:value="0.316211" calcext:value-type="float">
            <text:p>0.316211</text:p>
          </table:table-cell>
          <table:table-cell office:value-type="float" office:value="0.21742" calcext:value-type="float">
            <text:p>0.21742</text:p>
          </table:table-cell>
          <table:table-cell office:value-type="float" office:value="0.217819" calcext:value-type="float">
            <text:p>0.217819</text:p>
          </table:table-cell>
          <table:table-cell office:value-type="float" office:value="0.217947" calcext:value-type="float">
            <text:p>0.217947</text:p>
          </table:table-cell>
          <table:table-cell office:value-type="float" office:value="0.203251" calcext:value-type="float">
            <text:p>0.203251</text:p>
          </table:table-cell>
          <table:table-cell office:value-type="float" office:value="0.222063" calcext:value-type="float">
            <text:p>0.222063</text:p>
          </table:table-cell>
          <table:table-cell office:value-type="float" office:value="0.25092" calcext:value-type="float">
            <text:p>0.25092</text:p>
          </table:table-cell>
          <table:table-cell office:value-type="float" office:value="0.232252" calcext:value-type="float">
            <text:p>0.232252</text:p>
          </table:table-cell>
          <table:table-cell office:value-type="float" office:value="0.206011" calcext:value-type="float">
            <text:p>0.206011</text:p>
          </table:table-cell>
          <table:table-cell office:value-type="float" office:value="0.235642" calcext:value-type="float">
            <text:p>0.235642</text:p>
          </table:table-cell>
          <table:table-cell office:value-type="float" office:value="0.271657" calcext:value-type="float">
            <text:p>0.271657</text:p>
          </table:table-cell>
          <table:table-cell office:value-type="float" office:value="0.310633" calcext:value-type="float">
            <text:p>0.310633</text:p>
          </table:table-cell>
          <table:table-cell office:value-type="float" office:value="0.244154" calcext:value-type="float">
            <text:p>0.244154</text:p>
          </table:table-cell>
          <table:table-cell office:value-type="float" office:value="0.225061" calcext:value-type="float">
            <text:p>0.225061</text:p>
          </table:table-cell>
          <table:table-cell office:value-type="float" office:value="0.207184" calcext:value-type="float">
            <text:p>0.207184</text:p>
          </table:table-cell>
          <table:table-cell office:value-type="float" office:value="0.242865" calcext:value-type="float">
            <text:p>0.242865</text:p>
          </table:table-cell>
          <table:table-cell office:value-type="float" office:value="0.198167" calcext:value-type="float">
            <text:p>0.198167</text:p>
          </table:table-cell>
          <table:table-cell office:value-type="float" office:value="0.252355" calcext:value-type="float">
            <text:p>0.252355</text:p>
          </table:table-cell>
          <table:table-cell office:value-type="float" office:value="0.232383" calcext:value-type="float">
            <text:p>0.232383</text:p>
          </table:table-cell>
          <table:table-cell office:value-type="float" office:value="0.340504" calcext:value-type="float">
            <text:p>0.340504</text:p>
          </table:table-cell>
          <table:table-cell office:value-type="float" office:value="0.209189" calcext:value-type="float">
            <text:p>0.209189</text:p>
          </table:table-cell>
          <table:table-cell office:value-type="float" office:value="0.292622" calcext:value-type="float">
            <text:p>0.292622</text:p>
          </table:table-cell>
          <table:table-cell office:value-type="float" office:value="0.216668" calcext:value-type="float">
            <text:p>0.216668</text:p>
          </table:table-cell>
          <table:table-cell office:value-type="float" office:value="0.209004" calcext:value-type="float">
            <text:p>0.209004</text:p>
          </table:table-cell>
          <table:table-cell office:value-type="float" office:value="0.218317" calcext:value-type="float">
            <text:p>0.218317</text:p>
          </table:table-cell>
          <table:table-cell office:value-type="float" office:value="0.221248" calcext:value-type="float">
            <text:p>0.221248</text:p>
          </table:table-cell>
          <table:table-cell office:value-type="float" office:value="0.275064" calcext:value-type="float">
            <text:p>0.275064</text:p>
          </table:table-cell>
          <table:table-cell office:value-type="float" office:value="0.215551" calcext:value-type="float">
            <text:p>0.215551</text:p>
          </table:table-cell>
          <table:table-cell office:value-type="float" office:value="0.206475" calcext:value-type="float">
            <text:p>0.206475</text:p>
          </table:table-cell>
          <table:table-cell office:value-type="float" office:value="0.378611" calcext:value-type="float">
            <text:p>0.378611</text:p>
          </table:table-cell>
          <table:table-cell office:value-type="float" office:value="0.418191" calcext:value-type="float">
            <text:p>0.418191</text:p>
          </table:table-cell>
          <table:table-cell office:value-type="float" office:value="0.225856" calcext:value-type="float">
            <text:p>0.225856</text:p>
          </table:table-cell>
          <table:table-cell office:value-type="float" office:value="0.232832" calcext:value-type="float">
            <text:p>0.232832</text:p>
          </table:table-cell>
          <table:table-cell office:value-type="float" office:value="0.227122" calcext:value-type="float">
            <text:p>0.227122</text:p>
          </table:table-cell>
          <table:table-cell office:value-type="float" office:value="0.247496" calcext:value-type="float">
            <text:p>0.247496</text:p>
          </table:table-cell>
          <table:table-cell office:value-type="float" office:value="0.19799" calcext:value-type="float">
            <text:p>0.19799</text:p>
          </table:table-cell>
          <table:table-cell office:value-type="float" office:value="0.284652" calcext:value-type="float">
            <text:p>0.284652</text:p>
          </table:table-cell>
          <table:table-cell office:value-type="float" office:value="0.217348" calcext:value-type="float">
            <text:p>0.217348</text:p>
          </table:table-cell>
          <table:table-cell office:value-type="float" office:value="0.293242" calcext:value-type="float">
            <text:p>0.293242</text:p>
          </table:table-cell>
          <table:table-cell office:value-type="float" office:value="0.316242" calcext:value-type="float">
            <text:p>0.316242</text:p>
          </table:table-cell>
          <table:table-cell office:value-type="float" office:value="0.231255" calcext:value-type="float">
            <text:p>0.231255</text:p>
          </table:table-cell>
          <table:table-cell office:value-type="float" office:value="0.255068" calcext:value-type="float">
            <text:p>0.255068</text:p>
          </table:table-cell>
          <table:table-cell office:value-type="float" office:value="0.354265" calcext:value-type="float">
            <text:p>0.354265</text:p>
          </table:table-cell>
          <table:table-cell office:value-type="float" office:value="0.199617" calcext:value-type="float">
            <text:p>0.199617</text:p>
          </table:table-cell>
          <table:table-cell office:value-type="float" office:value="0.216739" calcext:value-type="float">
            <text:p>0.216739</text:p>
          </table:table-cell>
          <table:table-cell office:value-type="float" office:value="0.206582" calcext:value-type="float">
            <text:p>0.206582</text:p>
          </table:table-cell>
          <table:table-cell office:value-type="float" office:value="0.286279" calcext:value-type="float">
            <text:p>0.286279</text:p>
          </table:table-cell>
          <table:table-cell office:value-type="float" office:value="0.248772" calcext:value-type="float">
            <text:p>0.248772</text:p>
          </table:table-cell>
          <table:table-cell office:value-type="float" office:value="0.301683" calcext:value-type="float">
            <text:p>0.301683</text:p>
          </table:table-cell>
          <table:table-cell office:value-type="float" office:value="0.247903" calcext:value-type="float">
            <text:p>0.247903</text:p>
          </table:table-cell>
          <table:table-cell office:value-type="float" office:value="0.205534" calcext:value-type="float">
            <text:p>0.205534</text:p>
          </table:table-cell>
          <table:table-cell office:value-type="float" office:value="0.261319" calcext:value-type="float">
            <text:p>0.261319</text:p>
          </table:table-cell>
          <table:table-cell office:value-type="float" office:value="0.287984" calcext:value-type="float">
            <text:p>0.287984</text:p>
          </table:table-cell>
          <table:table-cell office:value-type="float" office:value="0.204716" calcext:value-type="float">
            <text:p>0.204716</text:p>
          </table:table-cell>
          <table:table-cell office:value-type="float" office:value="0.231506" calcext:value-type="float">
            <text:p>0.231506</text:p>
          </table:table-cell>
          <table:table-cell office:value-type="float" office:value="0.244597" calcext:value-type="float">
            <text:p>0.244597</text:p>
          </table:table-cell>
          <table:table-cell office:value-type="float" office:value="0.239407" calcext:value-type="float">
            <text:p>0.239407</text:p>
          </table:table-cell>
          <table:table-cell office:value-type="float" office:value="0.318348" calcext:value-type="float">
            <text:p>0.318348</text:p>
          </table:table-cell>
          <table:table-cell office:value-type="float" office:value="0.213589" calcext:value-type="float">
            <text:p>0.213589</text:p>
          </table:table-cell>
          <table:table-cell office:value-type="float" office:value="0.274669" calcext:value-type="float">
            <text:p>0.274669</text:p>
          </table:table-cell>
          <table:table-cell office:value-type="float" office:value="0.212856" calcext:value-type="float">
            <text:p>0.212856</text:p>
          </table:table-cell>
          <table:table-cell office:value-type="float" office:value="0.339878" calcext:value-type="float">
            <text:p>0.339878</text:p>
          </table:table-cell>
          <table:table-cell office:value-type="float" office:value="0.24632" calcext:value-type="float">
            <text:p>0.24632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254469" calcext:value-type="float">
            <text:p>0.254469</text:p>
          </table:table-cell>
          <table:table-cell office:value-type="float" office:value="0.228522" calcext:value-type="float">
            <text:p>0.228522</text:p>
          </table:table-cell>
          <table:table-cell office:value-type="float" office:value="0.240363" calcext:value-type="float">
            <text:p>0.240363</text:p>
          </table:table-cell>
          <table:table-cell office:value-type="float" office:value="0.229192" calcext:value-type="float">
            <text:p>0.229192</text:p>
          </table:table-cell>
          <table:table-cell office:value-type="float" office:value="0.21723" calcext:value-type="float">
            <text:p>0.21723</text:p>
          </table:table-cell>
          <table:table-cell office:value-type="float" office:value="0.2916" calcext:value-type="float">
            <text:p>0.2916</text:p>
          </table:table-cell>
          <table:table-cell office:value-type="float" office:value="0.204515" calcext:value-type="float">
            <text:p>0.204515</text:p>
          </table:table-cell>
          <table:table-cell office:value-type="float" office:value="0.284909" calcext:value-type="float">
            <text:p>0.284909</text:p>
          </table:table-cell>
          <table:table-cell office:value-type="float" office:value="0.316029" calcext:value-type="float">
            <text:p>0.316029</text:p>
          </table:table-cell>
          <table:table-cell office:value-type="float" office:value="0.304258" calcext:value-type="float">
            <text:p>0.304258</text:p>
          </table:table-cell>
          <table:table-cell office:value-type="float" office:value="0.286359" calcext:value-type="float">
            <text:p>0.286359</text:p>
          </table:table-cell>
          <table:table-cell office:value-type="float" office:value="0.231513" calcext:value-type="float">
            <text:p>0.231513</text:p>
          </table:table-cell>
          <table:table-cell office:value-type="float" office:value="0.204043" calcext:value-type="float">
            <text:p>0.204043</text:p>
          </table:table-cell>
          <table:table-cell office:value-type="float" office:value="0.221386" calcext:value-type="float">
            <text:p>0.221386</text:p>
          </table:table-cell>
          <table:table-cell office:value-type="float" office:value="0.22922" calcext:value-type="float">
            <text:p>0.22922</text:p>
          </table:table-cell>
          <table:table-cell office:value-type="float" office:value="0.196291" calcext:value-type="float">
            <text:p>0.196291</text:p>
          </table:table-cell>
          <table:table-cell office:value-type="float" office:value="0.285926" calcext:value-type="float">
            <text:p>0.285926</text:p>
          </table:table-cell>
          <table:table-cell office:value-type="float" office:value="0.361961" calcext:value-type="float">
            <text:p>0.361961</text:p>
          </table:table-cell>
          <table:table-cell office:value-type="float" office:value="0.212699" calcext:value-type="float">
            <text:p>0.212699</text:p>
          </table:table-cell>
          <table:table-cell office:value-type="float" office:value="0.269553" calcext:value-type="float">
            <text:p>0.269553</text:p>
          </table:table-cell>
          <table:table-cell office:value-type="float" office:value="0.222576" calcext:value-type="float">
            <text:p>0.222576</text:p>
          </table:table-cell>
          <table:table-cell office:value-type="float" office:value="0.314438" calcext:value-type="float">
            <text:p>0.314438</text:p>
          </table:table-cell>
          <table:table-cell office:value-type="float" office:value="0.237635" calcext:value-type="float">
            <text:p>0.237635</text:p>
          </table:table-cell>
          <table:table-cell office:value-type="float" office:value="0.330334" calcext:value-type="float">
            <text:p>0.330334</text:p>
          </table:table-cell>
          <table:table-cell office:value-type="float" office:value="0.306841" calcext:value-type="float">
            <text:p>0.306841</text:p>
          </table:table-cell>
          <table:table-cell office:value-type="float" office:value="0.269035" calcext:value-type="float">
            <text:p>0.269035</text:p>
          </table:table-cell>
          <table:table-cell office:value-type="float" office:value="0.301133" calcext:value-type="float">
            <text:p>0.301133</text:p>
          </table:table-cell>
          <table:table-cell office:value-type="float" office:value="0.214704" calcext:value-type="float">
            <text:p>0.214704</text:p>
          </table:table-cell>
          <table:table-cell office:value-type="float" office:value="0.340657" calcext:value-type="float">
            <text:p>0.340657</text:p>
          </table:table-cell>
          <table:table-cell office:value-type="float" office:value="0.274518" calcext:value-type="float">
            <text:p>0.274518</text:p>
          </table:table-cell>
          <table:table-cell office:value-type="float" office:value="0.249708" calcext:value-type="float">
            <text:p>0.249708</text:p>
          </table:table-cell>
          <table:table-cell office:value-type="float" office:value="0.327281" calcext:value-type="float">
            <text:p>0.327281</text:p>
          </table:table-cell>
          <table:table-cell office:value-type="float" office:value="0.372995" calcext:value-type="float">
            <text:p>0.372995</text:p>
          </table:table-cell>
          <table:table-cell office:value-type="float" office:value="0.252988" calcext:value-type="float">
            <text:p>0.252988</text:p>
          </table:table-cell>
          <table:table-cell office:value-type="float" office:value="0.378854" calcext:value-type="float">
            <text:p>0.378854</text:p>
          </table:table-cell>
          <table:table-cell office:value-type="float" office:value="0.214913" calcext:value-type="float">
            <text:p>0.214913</text:p>
          </table:table-cell>
          <table:table-cell office:value-type="float" office:value="0.312149" calcext:value-type="float">
            <text:p>0.312149</text:p>
          </table:table-cell>
          <table:table-cell office:value-type="float" office:value="0.222452" calcext:value-type="float">
            <text:p>0.222452</text:p>
          </table:table-cell>
          <table:table-cell office:value-type="float" office:value="0.32275" calcext:value-type="float">
            <text:p>0.32275</text:p>
          </table:table-cell>
          <table:table-cell office:value-type="float" office:value="0.21947" calcext:value-type="float">
            <text:p>0.21947</text:p>
          </table:table-cell>
          <table:table-cell office:value-type="float" office:value="0.355381" calcext:value-type="float">
            <text:p>0.355381</text:p>
          </table:table-cell>
          <table:table-cell office:value-type="float" office:value="0.221025" calcext:value-type="float">
            <text:p>0.221025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259069" calcext:value-type="float">
            <text:p>0.259069</text:p>
          </table:table-cell>
          <table:table-cell office:value-type="float" office:value="0.206218" calcext:value-type="float">
            <text:p>0.206218</text:p>
          </table:table-cell>
          <table:table-cell office:value-type="float" office:value="0.225835" calcext:value-type="float">
            <text:p>0.225835</text:p>
          </table:table-cell>
          <table:table-cell office:value-type="float" office:value="0.303461" calcext:value-type="float">
            <text:p>0.303461</text:p>
          </table:table-cell>
          <table:table-cell office:value-type="float" office:value="0.21315" calcext:value-type="float">
            <text:p>0.21315</text:p>
          </table:table-cell>
          <table:table-cell office:value-type="float" office:value="0.0902489" calcext:value-type="float">
            <text:p>0.0902489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884355" calcext:value-type="float">
            <text:p>0.884355</text:p>
          </table:table-cell>
          <table:table-cell office:value-type="float" office:value="0.847936" calcext:value-type="float">
            <text:p>0.847936</text:p>
          </table:table-cell>
          <table:table-cell office:value-type="float" office:value="0.75689" calcext:value-type="float">
            <text:p>0.75689</text:p>
          </table:table-cell>
          <table:table-cell office:value-type="float" office:value="0.947721" calcext:value-type="float">
            <text:p>0.947721</text:p>
          </table:table-cell>
          <table:table-cell office:value-type="float" office:value="0.84757" calcext:value-type="float">
            <text:p>0.84757</text:p>
          </table:table-cell>
          <table:table-cell office:value-type="float" office:value="1.06398" calcext:value-type="float">
            <text:p>1.06398</text:p>
          </table:table-cell>
          <table:table-cell office:value-type="float" office:value="0.957563" calcext:value-type="float">
            <text:p>0.957563</text:p>
          </table:table-cell>
          <table:table-cell office:value-type="float" office:value="0.816124" calcext:value-type="float">
            <text:p>0.816124</text:p>
          </table:table-cell>
          <table:table-cell office:value-type="float" office:value="0.873517" calcext:value-type="float">
            <text:p>0.873517</text:p>
          </table:table-cell>
          <table:table-cell office:value-type="float" office:value="1.10587" calcext:value-type="float">
            <text:p>1.10587</text:p>
          </table:table-cell>
          <table:table-cell office:value-type="float" office:value="0.901811" calcext:value-type="float">
            <text:p>0.901811</text:p>
          </table:table-cell>
          <table:table-cell office:value-type="float" office:value="1.03919" calcext:value-type="float">
            <text:p>1.03919</text:p>
          </table:table-cell>
          <table:table-cell office:value-type="float" office:value="0.718537" calcext:value-type="float">
            <text:p>0.718537</text:p>
          </table:table-cell>
          <table:table-cell office:value-type="float" office:value="0.978961" calcext:value-type="float">
            <text:p>0.978961</text:p>
          </table:table-cell>
          <table:table-cell office:value-type="float" office:value="0.935536" calcext:value-type="float">
            <text:p>0.935536</text:p>
          </table:table-cell>
          <table:table-cell office:value-type="float" office:value="0.810509" calcext:value-type="float">
            <text:p>0.810509</text:p>
          </table:table-cell>
          <table:table-cell office:value-type="float" office:value="0.924176" calcext:value-type="float">
            <text:p>0.924176</text:p>
          </table:table-cell>
          <table:table-cell office:value-type="float" office:value="0.89038" calcext:value-type="float">
            <text:p>0.89038</text:p>
          </table:table-cell>
          <table:table-cell office:value-type="float" office:value="0.899117" calcext:value-type="float">
            <text:p>0.899117</text:p>
          </table:table-cell>
          <table:table-cell office:value-type="float" office:value="1.06743" calcext:value-type="float">
            <text:p>1.06743</text:p>
          </table:table-cell>
          <table:table-cell office:value-type="float" office:value="0.8119" calcext:value-type="float">
            <text:p>0.8119</text:p>
          </table:table-cell>
          <table:table-cell office:value-type="float" office:value="1.11255" calcext:value-type="float">
            <text:p>1.11255</text:p>
          </table:table-cell>
          <table:table-cell office:value-type="float" office:value="1.00352" calcext:value-type="float">
            <text:p>1.00352</text:p>
          </table:table-cell>
          <table:table-cell office:value-type="float" office:value="0.783668" calcext:value-type="float">
            <text:p>0.783668</text:p>
          </table:table-cell>
          <table:table-cell office:value-type="float" office:value="0.938408" calcext:value-type="float">
            <text:p>0.938408</text:p>
          </table:table-cell>
          <table:table-cell office:value-type="float" office:value="1.11854" calcext:value-type="float">
            <text:p>1.11854</text:p>
          </table:table-cell>
          <table:table-cell office:value-type="float" office:value="0.828789" calcext:value-type="float">
            <text:p>0.828789</text:p>
          </table:table-cell>
          <table:table-cell office:value-type="float" office:value="0.939132" calcext:value-type="float">
            <text:p>0.939132</text:p>
          </table:table-cell>
          <table:table-cell office:value-type="float" office:value="1.13581" calcext:value-type="float">
            <text:p>1.13581</text:p>
          </table:table-cell>
          <table:table-cell office:value-type="float" office:value="0.777579" calcext:value-type="float">
            <text:p>0.777579</text:p>
          </table:table-cell>
          <table:table-cell office:value-type="float" office:value="1.06913" calcext:value-type="float">
            <text:p>1.06913</text:p>
          </table:table-cell>
          <table:table-cell office:value-type="float" office:value="0.91392" calcext:value-type="float">
            <text:p>0.91392</text:p>
          </table:table-cell>
          <table:table-cell office:value-type="float" office:value="0.806702" calcext:value-type="float">
            <text:p>0.806702</text:p>
          </table:table-cell>
          <table:table-cell office:value-type="float" office:value="0.715121" calcext:value-type="float">
            <text:p>0.715121</text:p>
          </table:table-cell>
          <table:table-cell office:value-type="float" office:value="1.19462" calcext:value-type="float">
            <text:p>1.19462</text:p>
          </table:table-cell>
          <table:table-cell office:value-type="float" office:value="0.822749" calcext:value-type="float">
            <text:p>0.822749</text:p>
          </table:table-cell>
          <table:table-cell office:value-type="float" office:value="0.796234" calcext:value-type="float">
            <text:p>0.796234</text:p>
          </table:table-cell>
          <table:table-cell office:value-type="float" office:value="0.94669" calcext:value-type="float">
            <text:p>0.94669</text:p>
          </table:table-cell>
          <table:table-cell office:value-type="float" office:value="0.710599" calcext:value-type="float">
            <text:p>0.710599</text:p>
          </table:table-cell>
          <table:table-cell office:value-type="float" office:value="0.90285" calcext:value-type="float">
            <text:p>0.90285</text:p>
          </table:table-cell>
          <table:table-cell office:value-type="float" office:value="0.911917" calcext:value-type="float">
            <text:p>0.911917</text:p>
          </table:table-cell>
          <table:table-cell office:value-type="float" office:value="0.904575" calcext:value-type="float">
            <text:p>0.904575</text:p>
          </table:table-cell>
          <table:table-cell office:value-type="float" office:value="1.0736" calcext:value-type="float">
            <text:p>1.0736</text:p>
          </table:table-cell>
          <table:table-cell office:value-type="float" office:value="0.826108" calcext:value-type="float">
            <text:p>0.826108</text:p>
          </table:table-cell>
          <table:table-cell office:value-type="float" office:value="0.841368" calcext:value-type="float">
            <text:p>0.841368</text:p>
          </table:table-cell>
          <table:table-cell office:value-type="float" office:value="1.14226" calcext:value-type="float">
            <text:p>1.14226</text:p>
          </table:table-cell>
          <table:table-cell office:value-type="float" office:value="0.829068" calcext:value-type="float">
            <text:p>0.829068</text:p>
          </table:table-cell>
          <table:table-cell office:value-type="float" office:value="1.00284" calcext:value-type="float">
            <text:p>1.00284</text:p>
          </table:table-cell>
          <table:table-cell office:value-type="float" office:value="1.12757" calcext:value-type="float">
            <text:p>1.12757</text:p>
          </table:table-cell>
          <table:table-cell office:value-type="float" office:value="0.82555" calcext:value-type="float">
            <text:p>0.82555</text:p>
          </table:table-cell>
          <table:table-cell office:value-type="float" office:value="0.70379" calcext:value-type="float">
            <text:p>0.70379</text:p>
          </table:table-cell>
          <table:table-cell office:value-type="float" office:value="0.913133" calcext:value-type="float">
            <text:p>0.913133</text:p>
          </table:table-cell>
          <table:table-cell office:value-type="float" office:value="0.982124" calcext:value-type="float">
            <text:p>0.982124</text:p>
          </table:table-cell>
          <table:table-cell office:value-type="float" office:value="0.708171" calcext:value-type="float">
            <text:p>0.708171</text:p>
          </table:table-cell>
          <table:table-cell office:value-type="float" office:value="0.859224" calcext:value-type="float">
            <text:p>0.859224</text:p>
          </table:table-cell>
          <table:table-cell office:value-type="float" office:value="0.947214" calcext:value-type="float">
            <text:p>0.947214</text:p>
          </table:table-cell>
          <table:table-cell office:value-type="float" office:value="1.1165" calcext:value-type="float">
            <text:p>1.1165</text:p>
          </table:table-cell>
          <table:table-cell office:value-type="float" office:value="0.751355" calcext:value-type="float">
            <text:p>0.751355</text:p>
          </table:table-cell>
          <table:table-cell office:value-type="float" office:value="0.800726" calcext:value-type="float">
            <text:p>0.800726</text:p>
          </table:table-cell>
          <table:table-cell office:value-type="float" office:value="0.726322" calcext:value-type="float">
            <text:p>0.726322</text:p>
          </table:table-cell>
          <table:table-cell office:value-type="float" office:value="0.702456" calcext:value-type="float">
            <text:p>0.702456</text:p>
          </table:table-cell>
          <table:table-cell office:value-type="float" office:value="0.987713" calcext:value-type="float">
            <text:p>0.987713</text:p>
          </table:table-cell>
          <table:table-cell office:value-type="float" office:value="0.814425" calcext:value-type="float">
            <text:p>0.814425</text:p>
          </table:table-cell>
          <table:table-cell office:value-type="float" office:value="0.917624" calcext:value-type="float">
            <text:p>0.917624</text:p>
          </table:table-cell>
          <table:table-cell office:value-type="float" office:value="0.894879" calcext:value-type="float">
            <text:p>0.894879</text:p>
          </table:table-cell>
          <table:table-cell office:value-type="float" office:value="0.989864" calcext:value-type="float">
            <text:p>0.989864</text:p>
          </table:table-cell>
          <table:table-cell office:value-type="float" office:value="0.905419" calcext:value-type="float">
            <text:p>0.905419</text:p>
          </table:table-cell>
          <table:table-cell office:value-type="float" office:value="1.09301" calcext:value-type="float">
            <text:p>1.09301</text:p>
          </table:table-cell>
          <table:table-cell office:value-type="float" office:value="1.05351" calcext:value-type="float">
            <text:p>1.05351</text:p>
          </table:table-cell>
          <table:table-cell office:value-type="float" office:value="0.966991" calcext:value-type="float">
            <text:p>0.966991</text:p>
          </table:table-cell>
          <table:table-cell office:value-type="float" office:value="1.13047" calcext:value-type="float">
            <text:p>1.13047</text:p>
          </table:table-cell>
          <table:table-cell office:value-type="float" office:value="0.939328" calcext:value-type="float">
            <text:p>0.939328</text:p>
          </table:table-cell>
          <table:table-cell office:value-type="float" office:value="0.791533" calcext:value-type="float">
            <text:p>0.791533</text:p>
          </table:table-cell>
          <table:table-cell office:value-type="float" office:value="0.844665" calcext:value-type="float">
            <text:p>0.844665</text:p>
          </table:table-cell>
          <table:table-cell office:value-type="float" office:value="0.855167" calcext:value-type="float">
            <text:p>0.855167</text:p>
          </table:table-cell>
          <table:table-cell office:value-type="float" office:value="0.90105" calcext:value-type="float">
            <text:p>0.90105</text:p>
          </table:table-cell>
          <table:table-cell office:value-type="float" office:value="0.763545" calcext:value-type="float">
            <text:p>0.763545</text:p>
          </table:table-cell>
          <table:table-cell office:value-type="float" office:value="0.805682" calcext:value-type="float">
            <text:p>0.805682</text:p>
          </table:table-cell>
          <table:table-cell office:value-type="float" office:value="0.814513" calcext:value-type="float">
            <text:p>0.814513</text:p>
          </table:table-cell>
          <table:table-cell office:value-type="float" office:value="1.10179" calcext:value-type="float">
            <text:p>1.10179</text:p>
          </table:table-cell>
          <table:table-cell office:value-type="float" office:value="0.941054" calcext:value-type="float">
            <text:p>0.941054</text:p>
          </table:table-cell>
          <table:table-cell office:value-type="float" office:value="0.97859" calcext:value-type="float">
            <text:p>0.97859</text:p>
          </table:table-cell>
          <table:table-cell office:value-type="float" office:value="0.871192" calcext:value-type="float">
            <text:p>0.871192</text:p>
          </table:table-cell>
          <table:table-cell office:value-type="float" office:value="0.763413" calcext:value-type="float">
            <text:p>0.763413</text:p>
          </table:table-cell>
          <table:table-cell office:value-type="float" office:value="0.85365" calcext:value-type="float">
            <text:p>0.85365</text:p>
          </table:table-cell>
          <table:table-cell office:value-type="float" office:value="0.929783" calcext:value-type="float">
            <text:p>0.929783</text:p>
          </table:table-cell>
          <table:table-cell office:value-type="float" office:value="0.855868" calcext:value-type="float">
            <text:p>0.855868</text:p>
          </table:table-cell>
          <table:table-cell office:value-type="float" office:value="0.932385" calcext:value-type="float">
            <text:p>0.932385</text:p>
          </table:table-cell>
          <table:table-cell office:value-type="float" office:value="0.8739" calcext:value-type="float">
            <text:p>0.8739</text:p>
          </table:table-cell>
          <table:table-cell office:value-type="float" office:value="0.958849" calcext:value-type="float">
            <text:p>0.958849</text:p>
          </table:table-cell>
          <table:table-cell office:value-type="float" office:value="1.26528" calcext:value-type="float">
            <text:p>1.26528</text:p>
          </table:table-cell>
          <table:table-cell office:value-type="float" office:value="1.16705" calcext:value-type="float">
            <text:p>1.16705</text:p>
          </table:table-cell>
          <table:table-cell office:value-type="float" office:value="0.724446" calcext:value-type="float">
            <text:p>0.724446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833721" calcext:value-type="float">
            <text:p>0.833721</text:p>
          </table:table-cell>
          <table:table-cell office:value-type="float" office:value="0.957696" calcext:value-type="float">
            <text:p>0.957696</text:p>
          </table:table-cell>
          <table:table-cell office:value-type="float" office:value="0.880524" calcext:value-type="float">
            <text:p>0.880524</text:p>
          </table:table-cell>
          <table:table-cell office:value-type="float" office:value="0.749411" calcext:value-type="float">
            <text:p>0.749411</text:p>
          </table:table-cell>
          <table:table-cell office:value-type="float" office:value="0.870242" calcext:value-type="float">
            <text:p>0.870242</text:p>
          </table:table-cell>
          <table:table-cell office:value-type="float" office:value="0.728697" calcext:value-type="float">
            <text:p>0.728697</text:p>
          </table:table-cell>
          <table:table-cell office:value-type="float" office:value="1.18754" calcext:value-type="float">
            <text:p>1.18754</text:p>
          </table:table-cell>
          <table:table-cell office:value-type="float" office:value="0.921738" calcext:value-type="float">
            <text:p>0.921738</text:p>
          </table:table-cell>
          <table:table-cell office:value-type="float" office:value="0.824778" calcext:value-type="float">
            <text:p>0.824778</text:p>
          </table:table-cell>
          <table:table-cell office:value-type="float" office:value="0.867163" calcext:value-type="float">
            <text:p>0.867163</text:p>
          </table:table-cell>
          <table:table-cell office:value-type="float" office:value="1.16847" calcext:value-type="float">
            <text:p>1.16847</text:p>
          </table:table-cell>
          <table:table-cell office:value-type="float" office:value="0.699545" calcext:value-type="float">
            <text:p>0.699545</text:p>
          </table:table-cell>
          <table:table-cell office:value-type="float" office:value="1.02498" calcext:value-type="float">
            <text:p>1.02498</text:p>
          </table:table-cell>
          <table:table-cell office:value-type="float" office:value="0.985024" calcext:value-type="float">
            <text:p>0.985024</text:p>
          </table:table-cell>
          <table:table-cell office:value-type="float" office:value="1.19763" calcext:value-type="float">
            <text:p>1.19763</text:p>
          </table:table-cell>
          <table:table-cell office:value-type="float" office:value="0.706575" calcext:value-type="float">
            <text:p>0.706575</text:p>
          </table:table-cell>
          <table:table-cell office:value-type="float" office:value="0.908561" calcext:value-type="float">
            <text:p>0.908561</text:p>
          </table:table-cell>
          <table:table-cell office:value-type="float" office:value="0.995079" calcext:value-type="float">
            <text:p>0.995079</text:p>
          </table:table-cell>
          <table:table-cell office:value-type="float" office:value="1.15598" calcext:value-type="float">
            <text:p>1.15598</text:p>
          </table:table-cell>
          <table:table-cell office:value-type="float" office:value="0.795126" calcext:value-type="float">
            <text:p>0.795126</text:p>
          </table:table-cell>
          <table:table-cell office:value-type="float" office:value="0.750274" calcext:value-type="float">
            <text:p>0.750274</text:p>
          </table:table-cell>
          <table:table-cell office:value-type="float" office:value="0.808724" calcext:value-type="float">
            <text:p>0.808724</text:p>
          </table:table-cell>
          <table:table-cell office:value-type="float" office:value="0.761498" calcext:value-type="float">
            <text:p>0.761498</text:p>
          </table:table-cell>
          <table:table-cell office:value-type="float" office:value="0.853339" calcext:value-type="float">
            <text:p>0.853339</text:p>
          </table:table-cell>
          <table:table-cell office:value-type="float" office:value="0.782578" calcext:value-type="float">
            <text:p>0.782578</text:p>
          </table:table-cell>
          <table:table-cell office:value-type="float" office:value="0.959349" calcext:value-type="float">
            <text:p>0.959349</text:p>
          </table:table-cell>
          <table:table-cell office:value-type="float" office:value="0.913949" calcext:value-type="float">
            <text:p>0.913949</text:p>
          </table:table-cell>
          <table:table-cell office:value-type="float" office:value="0.762149" calcext:value-type="float">
            <text:p>0.762149</text:p>
          </table:table-cell>
          <table:table-cell office:value-type="float" office:value="0.825546" calcext:value-type="float">
            <text:p>0.825546</text:p>
          </table:table-cell>
          <table:table-cell office:value-type="float" office:value="0.982838" calcext:value-type="float">
            <text:p>0.982838</text:p>
          </table:table-cell>
          <table:table-cell office:value-type="float" office:value="0.747501" calcext:value-type="float">
            <text:p>0.747501</text:p>
          </table:table-cell>
          <table:table-cell office:value-type="float" office:value="0.889802" calcext:value-type="float">
            <text:p>0.889802</text:p>
          </table:table-cell>
          <table:table-cell office:value-type="float" office:value="0.920801" calcext:value-type="float">
            <text:p>0.920801</text:p>
          </table:table-cell>
          <table:table-cell office:value-type="float" office:value="0.880697" calcext:value-type="float">
            <text:p>0.880697</text:p>
          </table:table-cell>
          <table:table-cell office:value-type="float" office:value="1.10019" calcext:value-type="float">
            <text:p>1.10019</text:p>
          </table:table-cell>
          <table:table-cell office:value-type="float" office:value="0.933425" calcext:value-type="float">
            <text:p>0.933425</text:p>
          </table:table-cell>
          <table:table-cell office:value-type="float" office:value="1.09204" calcext:value-type="float">
            <text:p>1.09204</text:p>
          </table:table-cell>
          <table:table-cell office:value-type="float" office:value="0.971794" calcext:value-type="float">
            <text:p>0.971794</text:p>
          </table:table-cell>
          <table:table-cell office:value-type="float" office:value="0.751962" calcext:value-type="float">
            <text:p>0.751962</text:p>
          </table:table-cell>
          <table:table-cell office:value-type="float" office:value="0.823406" calcext:value-type="float">
            <text:p>0.823406</text:p>
          </table:table-cell>
          <table:table-cell office:value-type="float" office:value="0.804445" calcext:value-type="float">
            <text:p>0.804445</text:p>
          </table:table-cell>
          <table:table-cell office:value-type="float" office:value="0.851453" calcext:value-type="float">
            <text:p>0.851453</text:p>
          </table:table-cell>
          <table:table-cell office:value-type="float" office:value="0.867177" calcext:value-type="float">
            <text:p>0.867177</text:p>
          </table:table-cell>
          <table:table-cell office:value-type="float" office:value="0.848893" calcext:value-type="float">
            <text:p>0.848893</text:p>
          </table:table-cell>
          <table:table-cell office:value-type="float" office:value="0.759075" calcext:value-type="float">
            <text:p>0.759075</text:p>
          </table:table-cell>
          <table:table-cell office:value-type="float" office:value="0.794066" calcext:value-type="float">
            <text:p>0.794066</text:p>
          </table:table-cell>
          <table:table-cell office:value-type="float" office:value="1.03383" calcext:value-type="float">
            <text:p>1.03383</text:p>
          </table:table-cell>
          <table:table-cell office:value-type="float" office:value="0.711849" calcext:value-type="float">
            <text:p>0.711849</text:p>
          </table:table-cell>
          <table:table-cell office:value-type="float" office:value="0.744301" calcext:value-type="float">
            <text:p>0.744301</text:p>
          </table:table-cell>
          <table:table-cell office:value-type="float" office:value="0.827002" calcext:value-type="float">
            <text:p>0.827002</text:p>
          </table:table-cell>
          <table:table-cell office:value-type="float" office:value="1.00054" calcext:value-type="float">
            <text:p>1.00054</text:p>
          </table:table-cell>
          <table:table-cell office:value-type="float" office:value="0.871414" calcext:value-type="float">
            <text:p>0.871414</text:p>
          </table:table-cell>
          <table:table-cell office:value-type="float" office:value="0.887149" calcext:value-type="float">
            <text:p>0.887149</text:p>
          </table:table-cell>
          <table:table-cell office:value-type="float" office:value="0.714776" calcext:value-type="float">
            <text:p>0.714776</text:p>
          </table:table-cell>
          <table:table-cell office:value-type="float" office:value="0.455736" calcext:value-type="float">
            <text:p>0.455736</text:p>
          </table:table-cell>
          <table:table-cell office:value-type="float" office:value="0.365551" calcext:value-type="float">
            <text:p>0.365551</text:p>
          </table:table-cell>
        </table:table-row>
        <table:table-row table:style-name="ro1">
          <table:table-cell office:value-type="string" calcext:value-type="string">
            <text:p>Levenshtein</text:p>
          </table:table-cell>
          <table:table-cell office:value-type="float" office:value="0.199681" calcext:value-type="float">
            <text:p>0.199681</text:p>
          </table:table-cell>
          <table:table-cell office:value-type="float" office:value="0.195899" calcext:value-type="float">
            <text:p>0.195899</text:p>
          </table:table-cell>
          <table:table-cell office:value-type="float" office:value="0.185841" calcext:value-type="float">
            <text:p>0.185841</text:p>
          </table:table-cell>
          <table:table-cell office:value-type="float" office:value="0.349915" calcext:value-type="float">
            <text:p>0.349915</text:p>
          </table:table-cell>
          <table:table-cell office:value-type="float" office:value="0.190289" calcext:value-type="float">
            <text:p>0.190289</text:p>
          </table:table-cell>
          <table:table-cell office:value-type="float" office:value="0.225399" calcext:value-type="float">
            <text:p>0.225399</text:p>
          </table:table-cell>
          <table:table-cell office:value-type="float" office:value="0.262876" calcext:value-type="float">
            <text:p>0.262876</text:p>
          </table:table-cell>
          <table:table-cell office:value-type="float" office:value="0.188912" calcext:value-type="float">
            <text:p>0.188912</text:p>
          </table:table-cell>
          <table:table-cell office:value-type="float" office:value="0.302359" calcext:value-type="float">
            <text:p>0.302359</text:p>
          </table:table-cell>
          <table:table-cell office:value-type="float" office:value="0.183167" calcext:value-type="float">
            <text:p>0.183167</text:p>
          </table:table-cell>
          <table:table-cell office:value-type="float" office:value="0.209389" calcext:value-type="float">
            <text:p>0.209389</text:p>
          </table:table-cell>
          <table:table-cell office:value-type="float" office:value="0.186679" calcext:value-type="float">
            <text:p>0.186679</text:p>
          </table:table-cell>
          <table:table-cell office:value-type="float" office:value="0.192065" calcext:value-type="float">
            <text:p>0.192065</text:p>
          </table:table-cell>
          <table:table-cell office:value-type="float" office:value="0.246472" calcext:value-type="float">
            <text:p>0.246472</text:p>
          </table:table-cell>
          <table:table-cell office:value-type="float" office:value="0.364621" calcext:value-type="float">
            <text:p>0.364621</text:p>
          </table:table-cell>
          <table:table-cell office:value-type="float" office:value="0.306292" calcext:value-type="float">
            <text:p>0.306292</text:p>
          </table:table-cell>
          <table:table-cell office:value-type="float" office:value="0.245319" calcext:value-type="float">
            <text:p>0.245319</text:p>
          </table:table-cell>
          <table:table-cell office:value-type="float" office:value="0.247502" calcext:value-type="float">
            <text:p>0.247502</text:p>
          </table:table-cell>
          <table:table-cell office:value-type="float" office:value="0.297468" calcext:value-type="float">
            <text:p>0.297468</text:p>
          </table:table-cell>
          <table:table-cell office:value-type="float" office:value="0.220961" calcext:value-type="float">
            <text:p>0.220961</text:p>
          </table:table-cell>
          <table:table-cell office:value-type="float" office:value="0.21656" calcext:value-type="float">
            <text:p>0.21656</text:p>
          </table:table-cell>
          <table:table-cell office:value-type="float" office:value="0.312377" calcext:value-type="float">
            <text:p>0.312377</text:p>
          </table:table-cell>
          <table:table-cell office:value-type="float" office:value="0.219131" calcext:value-type="float">
            <text:p>0.219131</text:p>
          </table:table-cell>
          <table:table-cell office:value-type="float" office:value="0.233332" calcext:value-type="float">
            <text:p>0.233332</text:p>
          </table:table-cell>
          <table:table-cell office:value-type="float" office:value="0.384388" calcext:value-type="float">
            <text:p>0.384388</text:p>
          </table:table-cell>
          <table:table-cell office:value-type="float" office:value="0.199355" calcext:value-type="float">
            <text:p>0.199355</text:p>
          </table:table-cell>
          <table:table-cell office:value-type="float" office:value="0.231928" calcext:value-type="float">
            <text:p>0.231928</text:p>
          </table:table-cell>
          <table:table-cell office:value-type="float" office:value="0.194208" calcext:value-type="float">
            <text:p>0.194208</text:p>
          </table:table-cell>
          <table:table-cell office:value-type="float" office:value="0.220338" calcext:value-type="float">
            <text:p>0.220338</text:p>
          </table:table-cell>
          <table:table-cell office:value-type="float" office:value="0.305676" calcext:value-type="float">
            <text:p>0.305676</text:p>
          </table:table-cell>
          <table:table-cell office:value-type="float" office:value="0.277501" calcext:value-type="float">
            <text:p>0.277501</text:p>
          </table:table-cell>
          <table:table-cell office:value-type="float" office:value="0.257035" calcext:value-type="float">
            <text:p>0.257035</text:p>
          </table:table-cell>
          <table:table-cell office:value-type="float" office:value="0.348582" calcext:value-type="float">
            <text:p>0.348582</text:p>
          </table:table-cell>
          <table:table-cell office:value-type="float" office:value="0.219395" calcext:value-type="float">
            <text:p>0.219395</text:p>
          </table:table-cell>
          <table:table-cell office:value-type="float" office:value="0.221688" calcext:value-type="float">
            <text:p>0.221688</text:p>
          </table:table-cell>
          <table:table-cell office:value-type="float" office:value="0.285698" calcext:value-type="float">
            <text:p>0.285698</text:p>
          </table:table-cell>
          <table:table-cell office:value-type="float" office:value="0.339208" calcext:value-type="float">
            <text:p>0.339208</text:p>
          </table:table-cell>
          <table:table-cell office:value-type="float" office:value="0.215642" calcext:value-type="float">
            <text:p>0.215642</text:p>
          </table:table-cell>
          <table:table-cell office:value-type="float" office:value="0.416146" calcext:value-type="float">
            <text:p>0.416146</text:p>
          </table:table-cell>
          <table:table-cell office:value-type="float" office:value="0.304922" calcext:value-type="float">
            <text:p>0.304922</text:p>
          </table:table-cell>
          <table:table-cell office:value-type="float" office:value="0.297161" calcext:value-type="float">
            <text:p>0.297161</text:p>
          </table:table-cell>
          <table:table-cell office:value-type="float" office:value="0.339541" calcext:value-type="float">
            <text:p>0.339541</text:p>
          </table:table-cell>
          <table:table-cell office:value-type="float" office:value="0.280145" calcext:value-type="float">
            <text:p>0.280145</text:p>
          </table:table-cell>
          <table:table-cell office:value-type="float" office:value="0.302827" calcext:value-type="float">
            <text:p>0.302827</text:p>
          </table:table-cell>
          <table:table-cell office:value-type="float" office:value="0.40144" calcext:value-type="float">
            <text:p>0.40144</text:p>
          </table:table-cell>
          <table:table-cell office:value-type="float" office:value="0.213948" calcext:value-type="float">
            <text:p>0.213948</text:p>
          </table:table-cell>
          <table:table-cell office:value-type="float" office:value="0.303698" calcext:value-type="float">
            <text:p>0.303698</text:p>
          </table:table-cell>
          <table:table-cell office:value-type="float" office:value="0.231654" calcext:value-type="float">
            <text:p>0.231654</text:p>
          </table:table-cell>
          <table:table-cell office:value-type="float" office:value="0.378166" calcext:value-type="float">
            <text:p>0.378166</text:p>
          </table:table-cell>
          <table:table-cell office:value-type="float" office:value="0.446466" calcext:value-type="float">
            <text:p>0.446466</text:p>
          </table:table-cell>
          <table:table-cell office:value-type="float" office:value="0.247234" calcext:value-type="float">
            <text:p>0.247234</text:p>
          </table:table-cell>
          <table:table-cell office:value-type="float" office:value="0.431847" calcext:value-type="float">
            <text:p>0.431847</text:p>
          </table:table-cell>
          <table:table-cell office:value-type="float" office:value="0.560651" calcext:value-type="float">
            <text:p>0.560651</text:p>
          </table:table-cell>
          <table:table-cell office:value-type="float" office:value="0.23531" calcext:value-type="float">
            <text:p>0.23531</text:p>
          </table:table-cell>
          <table:table-cell office:value-type="float" office:value="0.252191" calcext:value-type="float">
            <text:p>0.252191</text:p>
          </table:table-cell>
          <table:table-cell office:value-type="float" office:value="0.299241" calcext:value-type="float">
            <text:p>0.299241</text:p>
          </table:table-cell>
          <table:table-cell office:value-type="float" office:value="0.30768" calcext:value-type="float">
            <text:p>0.30768</text:p>
          </table:table-cell>
          <table:table-cell office:value-type="float" office:value="0.270578" calcext:value-type="float">
            <text:p>0.270578</text:p>
          </table:table-cell>
          <table:table-cell office:value-type="float" office:value="0.218735" calcext:value-type="float">
            <text:p>0.218735</text:p>
          </table:table-cell>
          <table:table-cell office:value-type="float" office:value="0.315237" calcext:value-type="float">
            <text:p>0.315237</text:p>
          </table:table-cell>
          <table:table-cell office:value-type="float" office:value="0.212535" calcext:value-type="float">
            <text:p>0.212535</text:p>
          </table:table-cell>
          <table:table-cell office:value-type="float" office:value="0.220853" calcext:value-type="float">
            <text:p>0.220853</text:p>
          </table:table-cell>
          <table:table-cell office:value-type="float" office:value="0.24393" calcext:value-type="float">
            <text:p>0.24393</text:p>
          </table:table-cell>
          <table:table-cell office:value-type="float" office:value="0.285849" calcext:value-type="float">
            <text:p>0.285849</text:p>
          </table:table-cell>
          <table:table-cell office:value-type="float" office:value="0.217014" calcext:value-type="float">
            <text:p>0.217014</text:p>
          </table:table-cell>
          <table:table-cell office:value-type="float" office:value="0.411889" calcext:value-type="float">
            <text:p>0.411889</text:p>
          </table:table-cell>
          <table:table-cell office:value-type="float" office:value="0.331655" calcext:value-type="float">
            <text:p>0.331655</text:p>
          </table:table-cell>
          <table:table-cell office:value-type="float" office:value="0.31261" calcext:value-type="float">
            <text:p>0.31261</text:p>
          </table:table-cell>
          <table:table-cell office:value-type="float" office:value="0.234031" calcext:value-type="float">
            <text:p>0.234031</text:p>
          </table:table-cell>
          <table:table-cell office:value-type="float" office:value="0.266942" calcext:value-type="float">
            <text:p>0.266942</text:p>
          </table:table-cell>
          <table:table-cell office:value-type="float" office:value="0.393794" calcext:value-type="float">
            <text:p>0.393794</text:p>
          </table:table-cell>
          <table:table-cell office:value-type="float" office:value="0.323148" calcext:value-type="float">
            <text:p>0.323148</text:p>
          </table:table-cell>
          <table:table-cell office:value-type="float" office:value="0.385103" calcext:value-type="float">
            <text:p>0.385103</text:p>
          </table:table-cell>
          <table:table-cell office:value-type="float" office:value="0.350096" calcext:value-type="float">
            <text:p>0.350096</text:p>
          </table:table-cell>
          <table:table-cell office:value-type="float" office:value="0.289154" calcext:value-type="float">
            <text:p>0.289154</text:p>
          </table:table-cell>
          <table:table-cell office:value-type="float" office:value="0.356272" calcext:value-type="float">
            <text:p>0.356272</text:p>
          </table:table-cell>
          <table:table-cell office:value-type="float" office:value="0.304847" calcext:value-type="float">
            <text:p>0.304847</text:p>
          </table:table-cell>
          <table:table-cell office:value-type="float" office:value="0.215233" calcext:value-type="float">
            <text:p>0.215233</text:p>
          </table:table-cell>
          <table:table-cell office:value-type="float" office:value="0.28214" calcext:value-type="float">
            <text:p>0.28214</text:p>
          </table:table-cell>
          <table:table-cell office:value-type="float" office:value="0.324345" calcext:value-type="float">
            <text:p>0.324345</text:p>
          </table:table-cell>
          <table:table-cell office:value-type="float" office:value="0.272447" calcext:value-type="float">
            <text:p>0.272447</text:p>
          </table:table-cell>
          <table:table-cell office:value-type="float" office:value="0.254442" calcext:value-type="float">
            <text:p>0.254442</text:p>
          </table:table-cell>
          <table:table-cell office:value-type="float" office:value="0.247811" calcext:value-type="float">
            <text:p>0.247811</text:p>
          </table:table-cell>
          <table:table-cell office:value-type="float" office:value="0.421315" calcext:value-type="float">
            <text:p>0.421315</text:p>
          </table:table-cell>
          <table:table-cell office:value-type="float" office:value="0.245243" calcext:value-type="float">
            <text:p>0.245243</text:p>
          </table:table-cell>
          <table:table-cell office:value-type="float" office:value="0.287673" calcext:value-type="float">
            <text:p>0.287673</text:p>
          </table:table-cell>
          <table:table-cell office:value-type="float" office:value="0.305995" calcext:value-type="float">
            <text:p>0.305995</text:p>
          </table:table-cell>
          <table:table-cell office:value-type="float" office:value="0.293513" calcext:value-type="float">
            <text:p>0.293513</text:p>
          </table:table-cell>
          <table:table-cell office:value-type="float" office:value="0.252663" calcext:value-type="float">
            <text:p>0.252663</text:p>
          </table:table-cell>
          <table:table-cell office:value-type="float" office:value="0.241183" calcext:value-type="float">
            <text:p>0.241183</text:p>
          </table:table-cell>
          <table:table-cell office:value-type="float" office:value="0.365798" calcext:value-type="float">
            <text:p>0.365798</text:p>
          </table:table-cell>
          <table:table-cell office:value-type="float" office:value="0.250245" calcext:value-type="float">
            <text:p>0.250245</text:p>
          </table:table-cell>
          <table:table-cell office:value-type="float" office:value="0.358514" calcext:value-type="float">
            <text:p>0.358514</text:p>
          </table:table-cell>
          <table:table-cell office:value-type="float" office:value="0.433074" calcext:value-type="float">
            <text:p>0.433074</text:p>
          </table:table-cell>
          <table:table-cell office:value-type="float" office:value="0.338104" calcext:value-type="float">
            <text:p>0.338104</text:p>
          </table:table-cell>
          <table:table-cell office:value-type="float" office:value="0.466456" calcext:value-type="float">
            <text:p>0.466456</text:p>
          </table:table-cell>
          <table:table-cell office:value-type="float" office:value="0.289888" calcext:value-type="float">
            <text:p>0.289888</text:p>
          </table:table-cell>
          <table:table-cell office:value-type="float" office:value="0.218173" calcext:value-type="float">
            <text:p>0.218173</text:p>
          </table:table-cell>
          <table:table-cell office:value-type="float" office:value="0.264448" calcext:value-type="float">
            <text:p>0.264448</text:p>
          </table:table-cell>
          <table:table-cell office:value-type="float" office:value="0.272133" calcext:value-type="float">
            <text:p>0.272133</text:p>
          </table:table-cell>
          <table:table-cell office:value-type="float" office:value="0.213326" calcext:value-type="float">
            <text:p>0.213326</text:p>
          </table:table-cell>
          <table:table-cell office:value-type="float" office:value="0.212442" calcext:value-type="float">
            <text:p>0.212442</text:p>
          </table:table-cell>
          <table:table-cell office:value-type="float" office:value="0.285508" calcext:value-type="float">
            <text:p>0.285508</text:p>
          </table:table-cell>
          <table:table-cell office:value-type="float" office:value="0.325406" calcext:value-type="float">
            <text:p>0.325406</text:p>
          </table:table-cell>
          <table:table-cell office:value-type="float" office:value="0.381194" calcext:value-type="float">
            <text:p>0.381194</text:p>
          </table:table-cell>
          <table:table-cell office:value-type="float" office:value="0.360879" calcext:value-type="float">
            <text:p>0.360879</text:p>
          </table:table-cell>
          <table:table-cell office:value-type="float" office:value="0.212858" calcext:value-type="float">
            <text:p>0.212858</text:p>
          </table:table-cell>
          <table:table-cell office:value-type="float" office:value="0.322111" calcext:value-type="float">
            <text:p>0.322111</text:p>
          </table:table-cell>
          <table:table-cell office:value-type="float" office:value="0.297397" calcext:value-type="float">
            <text:p>0.297397</text:p>
          </table:table-cell>
          <table:table-cell office:value-type="float" office:value="0.376422" calcext:value-type="float">
            <text:p>0.376422</text:p>
          </table:table-cell>
          <table:table-cell office:value-type="float" office:value="0.318703" calcext:value-type="float">
            <text:p>0.318703</text:p>
          </table:table-cell>
          <table:table-cell office:value-type="float" office:value="0.25764" calcext:value-type="float">
            <text:p>0.25764</text:p>
          </table:table-cell>
          <table:table-cell office:value-type="float" office:value="0.330403" calcext:value-type="float">
            <text:p>0.330403</text:p>
          </table:table-cell>
          <table:table-cell office:value-type="float" office:value="0.314817" calcext:value-type="float">
            <text:p>0.314817</text:p>
          </table:table-cell>
          <table:table-cell office:value-type="float" office:value="0.423101" calcext:value-type="float">
            <text:p>0.423101</text:p>
          </table:table-cell>
          <table:table-cell office:value-type="float" office:value="0.250843" calcext:value-type="float">
            <text:p>0.250843</text:p>
          </table:table-cell>
          <table:table-cell office:value-type="float" office:value="0.215043" calcext:value-type="float">
            <text:p>0.215043</text:p>
          </table:table-cell>
          <table:table-cell office:value-type="float" office:value="0.254061" calcext:value-type="float">
            <text:p>0.254061</text:p>
          </table:table-cell>
          <table:table-cell office:value-type="float" office:value="0.397528" calcext:value-type="float">
            <text:p>0.397528</text:p>
          </table:table-cell>
          <table:table-cell office:value-type="float" office:value="0.446661" calcext:value-type="float">
            <text:p>0.446661</text:p>
          </table:table-cell>
          <table:table-cell office:value-type="float" office:value="0.245182" calcext:value-type="float">
            <text:p>0.245182</text:p>
          </table:table-cell>
          <table:table-cell office:value-type="float" office:value="0.232004" calcext:value-type="float">
            <text:p>0.232004</text:p>
          </table:table-cell>
          <table:table-cell office:value-type="float" office:value="0.371406" calcext:value-type="float">
            <text:p>0.371406</text:p>
          </table:table-cell>
          <table:table-cell office:value-type="float" office:value="0.31147" calcext:value-type="float">
            <text:p>0.31147</text:p>
          </table:table-cell>
          <table:table-cell office:value-type="float" office:value="0.293557" calcext:value-type="float">
            <text:p>0.293557</text:p>
          </table:table-cell>
          <table:table-cell office:value-type="float" office:value="0.217875" calcext:value-type="float">
            <text:p>0.217875</text:p>
          </table:table-cell>
          <table:table-cell office:value-type="float" office:value="0.287874" calcext:value-type="float">
            <text:p>0.287874</text:p>
          </table:table-cell>
          <table:table-cell office:value-type="float" office:value="0.315464" calcext:value-type="float">
            <text:p>0.315464</text:p>
          </table:table-cell>
          <table:table-cell office:value-type="float" office:value="0.230594" calcext:value-type="float">
            <text:p>0.230594</text:p>
          </table:table-cell>
          <table:table-cell office:value-type="float" office:value="0.277967" calcext:value-type="float">
            <text:p>0.277967</text:p>
          </table:table-cell>
          <table:table-cell office:value-type="float" office:value="0.212119" calcext:value-type="float">
            <text:p>0.212119</text:p>
          </table:table-cell>
          <table:table-cell office:value-type="float" office:value="0.217942" calcext:value-type="float">
            <text:p>0.217942</text:p>
          </table:table-cell>
          <table:table-cell office:value-type="float" office:value="0.2129" calcext:value-type="float">
            <text:p>0.2129</text:p>
          </table:table-cell>
          <table:table-cell office:value-type="float" office:value="0.385823" calcext:value-type="float">
            <text:p>0.385823</text:p>
          </table:table-cell>
          <table:table-cell office:value-type="float" office:value="0.419365" calcext:value-type="float">
            <text:p>0.419365</text:p>
          </table:table-cell>
          <table:table-cell office:value-type="float" office:value="0.281727" calcext:value-type="float">
            <text:p>0.281727</text:p>
          </table:table-cell>
          <table:table-cell office:value-type="float" office:value="0.302479" calcext:value-type="float">
            <text:p>0.302479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6194" calcext:value-type="float">
            <text:p>0.256194</text:p>
          </table:table-cell>
          <table:table-cell office:value-type="float" office:value="0.266859" calcext:value-type="float">
            <text:p>0.266859</text:p>
          </table:table-cell>
          <table:table-cell office:value-type="float" office:value="0.237229" calcext:value-type="float">
            <text:p>0.237229</text:p>
          </table:table-cell>
          <table:table-cell office:value-type="float" office:value="0.230045" calcext:value-type="float">
            <text:p>0.230045</text:p>
          </table:table-cell>
          <table:table-cell office:value-type="float" office:value="0.230135" calcext:value-type="float">
            <text:p>0.230135</text:p>
          </table:table-cell>
          <table:table-cell office:value-type="float" office:value="0.203752" calcext:value-type="float">
            <text:p>0.203752</text:p>
          </table:table-cell>
          <table:table-cell office:value-type="float" office:value="0.234509" calcext:value-type="float">
            <text:p>0.234509</text:p>
          </table:table-cell>
          <table:table-cell office:value-type="float" office:value="0.295848" calcext:value-type="float">
            <text:p>0.295848</text:p>
          </table:table-cell>
          <table:table-cell office:value-type="float" office:value="0.221709" calcext:value-type="float">
            <text:p>0.221709</text:p>
          </table:table-cell>
          <table:table-cell office:value-type="float" office:value="0.209798" calcext:value-type="float">
            <text:p>0.209798</text:p>
          </table:table-cell>
          <table:table-cell office:value-type="float" office:value="0.266195" calcext:value-type="float">
            <text:p>0.266195</text:p>
          </table:table-cell>
          <table:table-cell office:value-type="float" office:value="0.240998" calcext:value-type="float">
            <text:p>0.240998</text:p>
          </table:table-cell>
        </table:table-row>
        <table:table-row table:style-name="ro1">
          <table:table-cell office:value-type="string" calcext:value-type="string">
            <text:p>Dice</text:p>
          </table:table-cell>
          <table:table-cell office:value-type="float" office:value="0.48479" calcext:value-type="float">
            <text:p>0.48479</text:p>
          </table:table-cell>
          <table:table-cell office:value-type="float" office:value="0.68706" calcext:value-type="float">
            <text:p>0.68706</text:p>
          </table:table-cell>
          <table:table-cell office:value-type="float" office:value="0.528852" calcext:value-type="float">
            <text:p>0.528852</text:p>
          </table:table-cell>
          <table:table-cell office:value-type="float" office:value="0.748195" calcext:value-type="float">
            <text:p>0.748195</text:p>
          </table:table-cell>
          <table:table-cell office:value-type="float" office:value="0.77619" calcext:value-type="float">
            <text:p>0.77619</text:p>
          </table:table-cell>
          <table:table-cell office:value-type="float" office:value="0.80691" calcext:value-type="float">
            <text:p>0.80691</text:p>
          </table:table-cell>
          <table:table-cell office:value-type="float" office:value="0.700797" calcext:value-type="float">
            <text:p>0.700797</text:p>
          </table:table-cell>
          <table:table-cell office:value-type="float" office:value="0.64008" calcext:value-type="float">
            <text:p>0.64008</text:p>
          </table:table-cell>
          <table:table-cell office:value-type="float" office:value="0.680773" calcext:value-type="float">
            <text:p>0.680773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47581" calcext:value-type="float">
            <text:p>0.47581</text:p>
          </table:table-cell>
          <table:table-cell office:value-type="float" office:value="0.535986" calcext:value-type="float">
            <text:p>0.535986</text:p>
          </table:table-cell>
          <table:table-cell office:value-type="float" office:value="0.624998" calcext:value-type="float">
            <text:p>0.624998</text:p>
          </table:table-cell>
          <table:table-cell office:value-type="float" office:value="0.556486" calcext:value-type="float">
            <text:p>0.556486</text:p>
          </table:table-cell>
          <table:table-cell office:value-type="float" office:value="0.487187" calcext:value-type="float">
            <text:p>0.487187</text:p>
          </table:table-cell>
          <table:table-cell office:value-type="float" office:value="0.670458" calcext:value-type="float">
            <text:p>0.670458</text:p>
          </table:table-cell>
          <table:table-cell office:value-type="float" office:value="0.498034" calcext:value-type="float">
            <text:p>0.498034</text:p>
          </table:table-cell>
          <table:table-cell office:value-type="float" office:value="0.543987" calcext:value-type="float">
            <text:p>0.543987</text:p>
          </table:table-cell>
          <table:table-cell office:value-type="float" office:value="0.554346" calcext:value-type="float">
            <text:p>0.554346</text:p>
          </table:table-cell>
          <table:table-cell office:value-type="float" office:value="0.685608" calcext:value-type="float">
            <text:p>0.685608</text:p>
          </table:table-cell>
          <table:table-cell office:value-type="float" office:value="0.530106" calcext:value-type="float">
            <text:p>0.530106</text:p>
          </table:table-cell>
          <table:table-cell office:value-type="float" office:value="0.817131" calcext:value-type="float">
            <text:p>0.817131</text:p>
          </table:table-cell>
          <table:table-cell office:value-type="float" office:value="1.0498" calcext:value-type="float">
            <text:p>1.0498</text:p>
          </table:table-cell>
          <table:table-cell office:value-type="float" office:value="0.849217" calcext:value-type="float">
            <text:p>0.849217</text:p>
          </table:table-cell>
          <table:table-cell office:value-type="float" office:value="0.713193" calcext:value-type="float">
            <text:p>0.713193</text:p>
          </table:table-cell>
          <table:table-cell office:value-type="float" office:value="0.918333" calcext:value-type="float">
            <text:p>0.918333</text:p>
          </table:table-cell>
          <table:table-cell office:value-type="float" office:value="0.997305" calcext:value-type="float">
            <text:p>0.997305</text:p>
          </table:table-cell>
          <table:table-cell office:value-type="float" office:value="0.699502" calcext:value-type="float">
            <text:p>0.699502</text:p>
          </table:table-cell>
          <table:table-cell office:value-type="float" office:value="0.753076" calcext:value-type="float">
            <text:p>0.753076</text:p>
          </table:table-cell>
          <table:table-cell office:value-type="float" office:value="0.56211" calcext:value-type="float">
            <text:p>0.56211</text:p>
          </table:table-cell>
          <table:table-cell office:value-type="float" office:value="0.636459" calcext:value-type="float">
            <text:p>0.636459</text:p>
          </table:table-cell>
          <table:table-cell office:value-type="float" office:value="0.703681" calcext:value-type="float">
            <text:p>0.703681</text:p>
          </table:table-cell>
          <table:table-cell office:value-type="float" office:value="0.694243" calcext:value-type="float">
            <text:p>0.694243</text:p>
          </table:table-cell>
          <table:table-cell office:value-type="float" office:value="0.636349" calcext:value-type="float">
            <text:p>0.636349</text:p>
          </table:table-cell>
          <table:table-cell office:value-type="float" office:value="0.670603" calcext:value-type="float">
            <text:p>0.670603</text:p>
          </table:table-cell>
          <table:table-cell office:value-type="float" office:value="0.498782" calcext:value-type="float">
            <text:p>0.498782</text:p>
          </table:table-cell>
          <table:table-cell office:value-type="float" office:value="0.684564" calcext:value-type="float">
            <text:p>0.684564</text:p>
          </table:table-cell>
          <table:table-cell office:value-type="float" office:value="0.650342" calcext:value-type="float">
            <text:p>0.650342</text:p>
          </table:table-cell>
          <table:table-cell office:value-type="float" office:value="0.640275" calcext:value-type="float">
            <text:p>0.640275</text:p>
          </table:table-cell>
          <table:table-cell office:value-type="float" office:value="0.571159" calcext:value-type="float">
            <text:p>0.571159</text:p>
          </table:table-cell>
          <table:table-cell office:value-type="float" office:value="0.578561" calcext:value-type="float">
            <text:p>0.578561</text:p>
          </table:table-cell>
          <table:table-cell office:value-type="float" office:value="0.51753" calcext:value-type="float">
            <text:p>0.51753</text:p>
          </table:table-cell>
          <table:table-cell office:value-type="float" office:value="0.664826" calcext:value-type="float">
            <text:p>0.664826</text:p>
          </table:table-cell>
          <table:table-cell office:value-type="float" office:value="0.87558" calcext:value-type="float">
            <text:p>0.87558</text:p>
          </table:table-cell>
          <table:table-cell office:value-type="float" office:value="0.727028" calcext:value-type="float">
            <text:p>0.727028</text:p>
          </table:table-cell>
          <table:table-cell office:value-type="float" office:value="0.843452" calcext:value-type="float">
            <text:p>0.843452</text:p>
          </table:table-cell>
          <table:table-cell office:value-type="float" office:value="0.635125" calcext:value-type="float">
            <text:p>0.635125</text:p>
          </table:table-cell>
          <table:table-cell office:value-type="float" office:value="0.724371" calcext:value-type="float">
            <text:p>0.724371</text:p>
          </table:table-cell>
          <table:table-cell office:value-type="float" office:value="0.762328" calcext:value-type="float">
            <text:p>0.762328</text:p>
          </table:table-cell>
          <table:table-cell office:value-type="float" office:value="0.679301" calcext:value-type="float">
            <text:p>0.679301</text:p>
          </table:table-cell>
          <table:table-cell office:value-type="float" office:value="0.61182" calcext:value-type="float">
            <text:p>0.61182</text:p>
          </table:table-cell>
          <table:table-cell office:value-type="float" office:value="0.768641" calcext:value-type="float">
            <text:p>0.768641</text:p>
          </table:table-cell>
          <table:table-cell office:value-type="float" office:value="0.523677" calcext:value-type="float">
            <text:p>0.523677</text:p>
          </table:table-cell>
          <table:table-cell office:value-type="float" office:value="0.512626" calcext:value-type="float">
            <text:p>0.512626</text:p>
          </table:table-cell>
          <table:table-cell office:value-type="float" office:value="0.533524" calcext:value-type="float">
            <text:p>0.533524</text:p>
          </table:table-cell>
          <table:table-cell office:value-type="float" office:value="0.640715" calcext:value-type="float">
            <text:p>0.640715</text:p>
          </table:table-cell>
          <table:table-cell office:value-type="float" office:value="0.50581" calcext:value-type="float">
            <text:p>0.50581</text:p>
          </table:table-cell>
          <table:table-cell office:value-type="float" office:value="0.505333" calcext:value-type="float">
            <text:p>0.505333</text:p>
          </table:table-cell>
          <table:table-cell office:value-type="float" office:value="0.642686" calcext:value-type="float">
            <text:p>0.642686</text:p>
          </table:table-cell>
          <table:table-cell office:value-type="float" office:value="0.618851" calcext:value-type="float">
            <text:p>0.618851</text:p>
          </table:table-cell>
          <table:table-cell office:value-type="float" office:value="0.796919" calcext:value-type="float">
            <text:p>0.796919</text:p>
          </table:table-cell>
          <table:table-cell office:value-type="float" office:value="0.844351" calcext:value-type="float">
            <text:p>0.844351</text:p>
          </table:table-cell>
          <table:table-cell office:value-type="float" office:value="0.609361" calcext:value-type="float">
            <text:p>0.609361</text:p>
          </table:table-cell>
          <table:table-cell office:value-type="float" office:value="0.683868" calcext:value-type="float">
            <text:p>0.683868</text:p>
          </table:table-cell>
          <table:table-cell office:value-type="float" office:value="0.591917" calcext:value-type="float">
            <text:p>0.591917</text:p>
          </table:table-cell>
          <table:table-cell office:value-type="float" office:value="0.868602" calcext:value-type="float">
            <text:p>0.868602</text:p>
          </table:table-cell>
          <table:table-cell office:value-type="float" office:value="0.503394" calcext:value-type="float">
            <text:p>0.503394</text:p>
          </table:table-cell>
          <table:table-cell office:value-type="float" office:value="0.773755" calcext:value-type="float">
            <text:p>0.773755</text:p>
          </table:table-cell>
          <table:table-cell office:value-type="float" office:value="0.605128" calcext:value-type="float">
            <text:p>0.605128</text:p>
          </table:table-cell>
          <table:table-cell office:value-type="float" office:value="0.557022" calcext:value-type="float">
            <text:p>0.557022</text:p>
          </table:table-cell>
          <table:table-cell office:value-type="float" office:value="0.573701" calcext:value-type="float">
            <text:p>0.573701</text:p>
          </table:table-cell>
          <table:table-cell office:value-type="float" office:value="0.505159" calcext:value-type="float">
            <text:p>0.505159</text:p>
          </table:table-cell>
          <table:table-cell office:value-type="float" office:value="0.91596" calcext:value-type="float">
            <text:p>0.91596</text:p>
          </table:table-cell>
          <table:table-cell office:value-type="float" office:value="0.647289" calcext:value-type="float">
            <text:p>0.647289</text:p>
          </table:table-cell>
          <table:table-cell office:value-type="float" office:value="0.621647" calcext:value-type="float">
            <text:p>0.621647</text:p>
          </table:table-cell>
          <table:table-cell office:value-type="float" office:value="0.649855" calcext:value-type="float">
            <text:p>0.649855</text:p>
          </table:table-cell>
          <table:table-cell office:value-type="float" office:value="0.870159" calcext:value-type="float">
            <text:p>0.870159</text:p>
          </table:table-cell>
          <table:table-cell office:value-type="float" office:value="0.718994" calcext:value-type="float">
            <text:p>0.718994</text:p>
          </table:table-cell>
          <table:table-cell office:value-type="float" office:value="0.623709" calcext:value-type="float">
            <text:p>0.623709</text:p>
          </table:table-cell>
          <table:table-cell office:value-type="float" office:value="0.798524" calcext:value-type="float">
            <text:p>0.798524</text:p>
          </table:table-cell>
          <table:table-cell office:value-type="float" office:value="0.739214" calcext:value-type="float">
            <text:p>0.739214</text:p>
          </table:table-cell>
          <table:table-cell office:value-type="float" office:value="0.679288" calcext:value-type="float">
            <text:p>0.679288</text:p>
          </table:table-cell>
          <table:table-cell office:value-type="float" office:value="0.49854" calcext:value-type="float">
            <text:p>0.49854</text:p>
          </table:table-cell>
          <table:table-cell office:value-type="float" office:value="0.47747" calcext:value-type="float">
            <text:p>0.47747</text:p>
          </table:table-cell>
          <table:table-cell office:value-type="float" office:value="0.504731" calcext:value-type="float">
            <text:p>0.504731</text:p>
          </table:table-cell>
          <table:table-cell office:value-type="float" office:value="0.626093" calcext:value-type="float">
            <text:p>0.626093</text:p>
          </table:table-cell>
          <table:table-cell office:value-type="float" office:value="0.778606" calcext:value-type="float">
            <text:p>0.778606</text:p>
          </table:table-cell>
          <table:table-cell office:value-type="float" office:value="0.518884" calcext:value-type="float">
            <text:p>0.518884</text:p>
          </table:table-cell>
          <table:table-cell office:value-type="float" office:value="0.718293" calcext:value-type="float">
            <text:p>0.718293</text:p>
          </table:table-cell>
          <table:table-cell office:value-type="float" office:value="0.528738" calcext:value-type="float">
            <text:p>0.528738</text:p>
          </table:table-cell>
          <table:table-cell office:value-type="float" office:value="0.544792" calcext:value-type="float">
            <text:p>0.544792</text:p>
          </table:table-cell>
          <table:table-cell office:value-type="float" office:value="0.622779" calcext:value-type="float">
            <text:p>0.622779</text:p>
          </table:table-cell>
          <table:table-cell office:value-type="float" office:value="0.621316" calcext:value-type="float">
            <text:p>0.621316</text:p>
          </table:table-cell>
          <table:table-cell office:value-type="float" office:value="0.605983" calcext:value-type="float">
            <text:p>0.605983</text:p>
          </table:table-cell>
          <table:table-cell office:value-type="float" office:value="0.72168" calcext:value-type="float">
            <text:p>0.72168</text:p>
          </table:table-cell>
          <table:table-cell office:value-type="float" office:value="0.583668" calcext:value-type="float">
            <text:p>0.583668</text:p>
          </table:table-cell>
          <table:table-cell office:value-type="float" office:value="0.92818" calcext:value-type="float">
            <text:p>0.92818</text:p>
          </table:table-cell>
          <table:table-cell office:value-type="float" office:value="0.843008" calcext:value-type="float">
            <text:p>0.843008</text:p>
          </table:table-cell>
          <table:table-cell office:value-type="float" office:value="0.544086" calcext:value-type="float">
            <text:p>0.544086</text:p>
          </table:table-cell>
          <table:table-cell office:value-type="float" office:value="0.697908" calcext:value-type="float">
            <text:p>0.697908</text:p>
          </table:table-cell>
          <table:table-cell office:value-type="float" office:value="0.652558" calcext:value-type="float">
            <text:p>0.652558</text:p>
          </table:table-cell>
          <table:table-cell office:value-type="float" office:value="0.469939" calcext:value-type="float">
            <text:p>0.469939</text:p>
          </table:table-cell>
          <table:table-cell office:value-type="float" office:value="0.533536" calcext:value-type="float">
            <text:p>0.533536</text:p>
          </table:table-cell>
          <table:table-cell office:value-type="float" office:value="0.732626" calcext:value-type="float">
            <text:p>0.732626</text:p>
          </table:table-cell>
          <table:table-cell office:value-type="float" office:value="0.580642" calcext:value-type="float">
            <text:p>0.580642</text:p>
          </table:table-cell>
          <table:table-cell office:value-type="float" office:value="0.665244" calcext:value-type="float">
            <text:p>0.665244</text:p>
          </table:table-cell>
          <table:table-cell office:value-type="float" office:value="0.639093" calcext:value-type="float">
            <text:p>0.639093</text:p>
          </table:table-cell>
          <table:table-cell office:value-type="float" office:value="0.4766" calcext:value-type="float">
            <text:p>0.4766</text:p>
          </table:table-cell>
          <table:table-cell office:value-type="float" office:value="0.746555" calcext:value-type="float">
            <text:p>0.746555</text:p>
          </table:table-cell>
          <table:table-cell office:value-type="float" office:value="0.70614" calcext:value-type="float">
            <text:p>0.70614</text:p>
          </table:table-cell>
          <table:table-cell office:value-type="float" office:value="0.570947" calcext:value-type="float">
            <text:p>0.570947</text:p>
          </table:table-cell>
          <table:table-cell office:value-type="float" office:value="0.498783" calcext:value-type="float">
            <text:p>0.498783</text:p>
          </table:table-cell>
          <table:table-cell office:value-type="float" office:value="0.526714" calcext:value-type="float">
            <text:p>0.526714</text:p>
          </table:table-cell>
          <table:table-cell office:value-type="float" office:value="0.527903" calcext:value-type="float">
            <text:p>0.527903</text:p>
          </table:table-cell>
          <table:table-cell office:value-type="float" office:value="0.687381" calcext:value-type="float">
            <text:p>0.687381</text:p>
          </table:table-cell>
          <table:table-cell office:value-type="float" office:value="0.70135" calcext:value-type="float">
            <text:p>0.70135</text:p>
          </table:table-cell>
          <table:table-cell office:value-type="float" office:value="0.76284" calcext:value-type="float">
            <text:p>0.76284</text:p>
          </table:table-cell>
          <table:table-cell office:value-type="float" office:value="0.796892" calcext:value-type="float">
            <text:p>0.796892</text:p>
          </table:table-cell>
          <table:table-cell office:value-type="float" office:value="0.785509" calcext:value-type="float">
            <text:p>0.785509</text:p>
          </table:table-cell>
          <table:table-cell office:value-type="float" office:value="0.821451" calcext:value-type="float">
            <text:p>0.821451</text:p>
          </table:table-cell>
          <table:table-cell office:value-type="float" office:value="0.666324" calcext:value-type="float">
            <text:p>0.666324</text:p>
          </table:table-cell>
          <table:table-cell office:value-type="float" office:value="0.641952" calcext:value-type="float">
            <text:p>0.641952</text:p>
          </table:table-cell>
          <table:table-cell office:value-type="float" office:value="0.760828" calcext:value-type="float">
            <text:p>0.760828</text:p>
          </table:table-cell>
          <table:table-cell office:value-type="float" office:value="0.868442" calcext:value-type="float">
            <text:p>0.868442</text:p>
          </table:table-cell>
          <table:table-cell office:value-type="float" office:value="0.58713" calcext:value-type="float">
            <text:p>0.58713</text:p>
          </table:table-cell>
          <table:table-cell office:value-type="float" office:value="0.533198" calcext:value-type="float">
            <text:p>0.533198</text:p>
          </table:table-cell>
          <table:table-cell office:value-type="float" office:value="0.498145" calcext:value-type="float">
            <text:p>0.498145</text:p>
          </table:table-cell>
          <table:table-cell office:value-type="float" office:value="0.636385" calcext:value-type="float">
            <text:p>0.636385</text:p>
          </table:table-cell>
          <table:table-cell office:value-type="float" office:value="0.750352" calcext:value-type="float">
            <text:p>0.750352</text:p>
          </table:table-cell>
          <table:table-cell office:value-type="float" office:value="0.704998" calcext:value-type="float">
            <text:p>0.704998</text:p>
          </table:table-cell>
          <table:table-cell office:value-type="float" office:value="0.616326" calcext:value-type="float">
            <text:p>0.616326</text:p>
          </table:table-cell>
          <table:table-cell office:value-type="float" office:value="0.729387" calcext:value-type="float">
            <text:p>0.729387</text:p>
          </table:table-cell>
          <table:table-cell office:value-type="float" office:value="0.612938" calcext:value-type="float">
            <text:p>0.612938</text:p>
          </table:table-cell>
          <table:table-cell office:value-type="float" office:value="0.644661" calcext:value-type="float">
            <text:p>0.644661</text:p>
          </table:table-cell>
          <table:table-cell office:value-type="float" office:value="0.675491" calcext:value-type="float">
            <text:p>0.675491</text:p>
          </table:table-cell>
          <table:table-cell office:value-type="float" office:value="0.695222" calcext:value-type="float">
            <text:p>0.695222</text:p>
          </table:table-cell>
          <table:table-cell office:value-type="float" office:value="0.722209" calcext:value-type="float">
            <text:p>0.722209</text:p>
          </table:table-cell>
          <table:table-cell office:value-type="float" office:value="0.608022" calcext:value-type="float">
            <text:p>0.608022</text:p>
          </table:table-cell>
          <table:table-cell office:value-type="float" office:value="0.640049" calcext:value-type="float">
            <text:p>0.640049</text:p>
          </table:table-cell>
          <table:table-cell office:value-type="float" office:value="0.659069" calcext:value-type="float">
            <text:p>0.659069</text:p>
          </table:table-cell>
          <table:table-cell office:value-type="float" office:value="0.639327" calcext:value-type="float">
            <text:p>0.639327</text:p>
          </table:table-cell>
          <table:table-cell office:value-type="float" office:value="0.54635" calcext:value-type="float">
            <text:p>0.54635</text:p>
          </table:table-cell>
          <table:table-cell office:value-type="float" office:value="0.751631" calcext:value-type="float">
            <text:p>0.751631</text:p>
          </table:table-cell>
          <table:table-cell office:value-type="float" office:value="0.548695" calcext:value-type="float">
            <text:p>0.548695</text:p>
          </table:table-cell>
          <table:table-cell office:value-type="float" office:value="0.571816" calcext:value-type="float">
            <text:p>0.571816</text:p>
          </table:table-cell>
          <table:table-cell office:value-type="float" office:value="0.768428" calcext:value-type="float">
            <text:p>0.768428</text:p>
          </table:table-cell>
          <table:table-cell office:value-type="float" office:value="0.499786" calcext:value-type="float">
            <text:p>0.499786</text:p>
          </table:table-cell>
          <table:table-cell office:value-type="float" office:value="0.607732" calcext:value-type="float">
            <text:p>0.607732</text:p>
          </table:table-cell>
          <table:table-cell office:value-type="float" office:value="0.537498" calcext:value-type="float">
            <text:p>0.537498</text:p>
          </table:table-cell>
          <table:table-cell office:value-type="float" office:value="0.588932" calcext:value-type="float">
            <text:p>0.588932</text:p>
          </table:table-cell>
        </table:table-row>
        <table:table-row table:style-name="ro1">
          <table:table-cell office:value-type="string" calcext:value-type="string">
            <text:p>RK</text:p>
          </table:table-cell>
          <table:table-cell table:formula="of:=MEDIAN([.B1:.EU1])" office:value-type="float" office:value="0.234158" calcext:value-type="float">
            <text:p>0.234158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KMP</text:p>
          </table:table-cell>
          <table:table-cell table:formula="of:=MEDIAN([.B2:.EU2])" office:value-type="float" office:value="0.2323175" calcext:value-type="float">
            <text:p>0.2323175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STD</text:p>
          </table:table-cell>
          <table:table-cell table:formula="of:=MEDIAN([.B3:.EU3])" office:value-type="float" office:value="0.882526" calcext:value-type="float">
            <text:p>0.882526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Levenshtein</text:p>
          </table:table-cell>
          <table:table-cell table:formula="of:=MEDIAN([.B4:.EU4])" office:value-type="float" office:value="0.27229" calcext:value-type="float">
            <text:p>0.27229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Dice</text:p>
          </table:table-cell>
          <table:table-cell table:formula="of:=MEDIAN([.B5:.EU5])" office:value-type="float" office:value="0.6413335" calcext:value-type="float">
            <text:p>0.6413335</text:p>
          </table:table-cell>
          <table:table-cell table:number-columns-repeated="149"/>
        </table:table-row>
      </table:table>
      <table:table table:name="libreoice" table:style-name="ta1">
        <table:table-column table:style-name="co1" table:number-columns-repeated="151" table:default-cell-style-name="Default"/>
        <table:table-row table:style-name="ro1">
          <table:table-cell office:value-type="string" calcext:value-type="string">
            <text:p>Rabin-Karp</text:p>
          </table:table-cell>
          <table:table-cell office:value-type="float" office:value="0.208075" calcext:value-type="float">
            <text:p>0.208075</text:p>
          </table:table-cell>
          <table:table-cell office:value-type="float" office:value="0.187661" calcext:value-type="float">
            <text:p>0.187661</text:p>
          </table:table-cell>
          <table:table-cell office:value-type="float" office:value="0.334891" calcext:value-type="float">
            <text:p>0.334891</text:p>
          </table:table-cell>
          <table:table-cell office:value-type="float" office:value="0.334505" calcext:value-type="float">
            <text:p>0.334505</text:p>
          </table:table-cell>
          <table:table-cell office:value-type="float" office:value="0.386362" calcext:value-type="float">
            <text:p>0.386362</text:p>
          </table:table-cell>
          <table:table-cell office:value-type="float" office:value="0.254792" calcext:value-type="float">
            <text:p>0.254792</text:p>
          </table:table-cell>
          <table:table-cell office:value-type="float" office:value="0.339854" calcext:value-type="float">
            <text:p>0.339854</text:p>
          </table:table-cell>
          <table:table-cell office:value-type="float" office:value="0.215788" calcext:value-type="float">
            <text:p>0.215788</text:p>
          </table:table-cell>
          <table:table-cell office:value-type="float" office:value="0.234006" calcext:value-type="float">
            <text:p>0.234006</text:p>
          </table:table-cell>
          <table:table-cell office:value-type="float" office:value="0.24439" calcext:value-type="float">
            <text:p>0.24439</text:p>
          </table:table-cell>
          <table:table-cell office:value-type="float" office:value="0.182787" calcext:value-type="float">
            <text:p>0.182787</text:p>
          </table:table-cell>
          <table:table-cell office:value-type="float" office:value="0.283699" calcext:value-type="float">
            <text:p>0.283699</text:p>
          </table:table-cell>
          <table:table-cell office:value-type="float" office:value="0.246673" calcext:value-type="float">
            <text:p>0.246673</text:p>
          </table:table-cell>
          <table:table-cell office:value-type="float" office:value="0.196321" calcext:value-type="float">
            <text:p>0.196321</text:p>
          </table:table-cell>
          <table:table-cell office:value-type="float" office:value="0.205405" calcext:value-type="float">
            <text:p>0.205405</text:p>
          </table:table-cell>
          <table:table-cell office:value-type="float" office:value="0.273502" calcext:value-type="float">
            <text:p>0.273502</text:p>
          </table:table-cell>
          <table:table-cell office:value-type="float" office:value="0.209864" calcext:value-type="float">
            <text:p>0.209864</text:p>
          </table:table-cell>
          <table:table-cell office:value-type="float" office:value="0.267217" calcext:value-type="float">
            <text:p>0.267217</text:p>
          </table:table-cell>
          <table:table-cell office:value-type="float" office:value="0.196633" calcext:value-type="float">
            <text:p>0.196633</text:p>
          </table:table-cell>
          <table:table-cell office:value-type="float" office:value="0.213523" calcext:value-type="float">
            <text:p>0.213523</text:p>
          </table:table-cell>
          <table:table-cell office:value-type="float" office:value="0.191" calcext:value-type="float">
            <text:p>0.191</text:p>
          </table:table-cell>
          <table:table-cell office:value-type="float" office:value="0.216418" calcext:value-type="float">
            <text:p>0.216418</text:p>
          </table:table-cell>
          <table:table-cell office:value-type="float" office:value="0.228127" calcext:value-type="float">
            <text:p>0.228127</text:p>
          </table:table-cell>
          <table:table-cell office:value-type="float" office:value="0.217917" calcext:value-type="float">
            <text:p>0.217917</text:p>
          </table:table-cell>
          <table:table-cell office:value-type="float" office:value="0.282355" calcext:value-type="float">
            <text:p>0.282355</text:p>
          </table:table-cell>
          <table:table-cell office:value-type="float" office:value="0.200939" calcext:value-type="float">
            <text:p>0.200939</text:p>
          </table:table-cell>
          <table:table-cell office:value-type="float" office:value="0.344537" calcext:value-type="float">
            <text:p>0.344537</text:p>
          </table:table-cell>
          <table:table-cell office:value-type="float" office:value="0.231858" calcext:value-type="float">
            <text:p>0.231858</text:p>
          </table:table-cell>
          <table:table-cell office:value-type="float" office:value="0.26669" calcext:value-type="float">
            <text:p>0.26669</text:p>
          </table:table-cell>
          <table:table-cell office:value-type="float" office:value="0.185594" calcext:value-type="float">
            <text:p>0.185594</text:p>
          </table:table-cell>
          <table:table-cell office:value-type="float" office:value="0.194857" calcext:value-type="float">
            <text:p>0.194857</text:p>
          </table:table-cell>
          <table:table-cell office:value-type="float" office:value="0.197625" calcext:value-type="float">
            <text:p>0.197625</text:p>
          </table:table-cell>
          <table:table-cell office:value-type="float" office:value="0.192808" calcext:value-type="float">
            <text:p>0.192808</text:p>
          </table:table-cell>
          <table:table-cell office:value-type="float" office:value="0.327391" calcext:value-type="float">
            <text:p>0.327391</text:p>
          </table:table-cell>
          <table:table-cell office:value-type="float" office:value="0.180477" calcext:value-type="float">
            <text:p>0.180477</text:p>
          </table:table-cell>
          <table:table-cell office:value-type="float" office:value="0.299765" calcext:value-type="float">
            <text:p>0.299765</text:p>
          </table:table-cell>
          <table:table-cell office:value-type="float" office:value="0.258603" calcext:value-type="float">
            <text:p>0.258603</text:p>
          </table:table-cell>
          <table:table-cell office:value-type="float" office:value="0.21319" calcext:value-type="float">
            <text:p>0.21319</text:p>
          </table:table-cell>
          <table:table-cell office:value-type="float" office:value="0.27434" calcext:value-type="float">
            <text:p>0.27434</text:p>
          </table:table-cell>
          <table:table-cell office:value-type="float" office:value="0.190166" calcext:value-type="float">
            <text:p>0.190166</text:p>
          </table:table-cell>
          <table:table-cell office:value-type="float" office:value="0.24018" calcext:value-type="float">
            <text:p>0.24018</text:p>
          </table:table-cell>
          <table:table-cell office:value-type="float" office:value="0.204456" calcext:value-type="float">
            <text:p>0.204456</text:p>
          </table:table-cell>
          <table:table-cell office:value-type="float" office:value="0.213448" calcext:value-type="float">
            <text:p>0.213448</text:p>
          </table:table-cell>
          <table:table-cell office:value-type="float" office:value="0.214952" calcext:value-type="float">
            <text:p>0.214952</text:p>
          </table:table-cell>
          <table:table-cell office:value-type="float" office:value="0.192547" calcext:value-type="float">
            <text:p>0.192547</text:p>
          </table:table-cell>
          <table:table-cell office:value-type="float" office:value="0.272934" calcext:value-type="float">
            <text:p>0.272934</text:p>
          </table:table-cell>
          <table:table-cell office:value-type="float" office:value="0.177318" calcext:value-type="float">
            <text:p>0.177318</text:p>
          </table:table-cell>
          <table:table-cell office:value-type="float" office:value="0.263932" calcext:value-type="float">
            <text:p>0.263932</text:p>
          </table:table-cell>
          <table:table-cell office:value-type="float" office:value="0.258096" calcext:value-type="float">
            <text:p>0.258096</text:p>
          </table:table-cell>
          <table:table-cell office:value-type="float" office:value="0.201102" calcext:value-type="float">
            <text:p>0.201102</text:p>
          </table:table-cell>
          <table:table-cell office:value-type="float" office:value="0.292278" calcext:value-type="float">
            <text:p>0.292278</text:p>
          </table:table-cell>
          <table:table-cell office:value-type="float" office:value="0.256714" calcext:value-type="float">
            <text:p>0.256714</text:p>
          </table:table-cell>
          <table:table-cell office:value-type="float" office:value="0.223949" calcext:value-type="float">
            <text:p>0.223949</text:p>
          </table:table-cell>
          <table:table-cell office:value-type="float" office:value="0.322215" calcext:value-type="float">
            <text:p>0.322215</text:p>
          </table:table-cell>
          <table:table-cell office:value-type="float" office:value="0.308186" calcext:value-type="float">
            <text:p>0.308186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212349" calcext:value-type="float">
            <text:p>0.212349</text:p>
          </table:table-cell>
          <table:table-cell office:value-type="float" office:value="0.362789" calcext:value-type="float">
            <text:p>0.362789</text:p>
          </table:table-cell>
          <table:table-cell office:value-type="float" office:value="0.233623" calcext:value-type="float">
            <text:p>0.233623</text:p>
          </table:table-cell>
          <table:table-cell office:value-type="float" office:value="0.203274" calcext:value-type="float">
            <text:p>0.203274</text:p>
          </table:table-cell>
          <table:table-cell office:value-type="float" office:value="0.19555" calcext:value-type="float">
            <text:p>0.19555</text:p>
          </table:table-cell>
          <table:table-cell office:value-type="float" office:value="0.289905" calcext:value-type="float">
            <text:p>0.289905</text:p>
          </table:table-cell>
          <table:table-cell office:value-type="float" office:value="0.318757" calcext:value-type="float">
            <text:p>0.318757</text:p>
          </table:table-cell>
          <table:table-cell office:value-type="float" office:value="0.196164" calcext:value-type="float">
            <text:p>0.196164</text:p>
          </table:table-cell>
          <table:table-cell office:value-type="float" office:value="0.191395" calcext:value-type="float">
            <text:p>0.191395</text:p>
          </table:table-cell>
          <table:table-cell office:value-type="float" office:value="0.270988" calcext:value-type="float">
            <text:p>0.270988</text:p>
          </table:table-cell>
          <table:table-cell office:value-type="float" office:value="0.210708" calcext:value-type="float">
            <text:p>0.210708</text:p>
          </table:table-cell>
          <table:table-cell office:value-type="float" office:value="0.237948" calcext:value-type="float">
            <text:p>0.237948</text:p>
          </table:table-cell>
          <table:table-cell office:value-type="float" office:value="0.262335" calcext:value-type="float">
            <text:p>0.262335</text:p>
          </table:table-cell>
          <table:table-cell office:value-type="float" office:value="0.202641" calcext:value-type="float">
            <text:p>0.202641</text:p>
          </table:table-cell>
          <table:table-cell office:value-type="float" office:value="0.336486" calcext:value-type="float">
            <text:p>0.336486</text:p>
          </table:table-cell>
          <table:table-cell office:value-type="float" office:value="0.182721" calcext:value-type="float">
            <text:p>0.182721</text:p>
          </table:table-cell>
          <table:table-cell office:value-type="float" office:value="0.195551" calcext:value-type="float">
            <text:p>0.195551</text:p>
          </table:table-cell>
          <table:table-cell office:value-type="float" office:value="0.195391" calcext:value-type="float">
            <text:p>0.195391</text:p>
          </table:table-cell>
          <table:table-cell office:value-type="float" office:value="0.193517" calcext:value-type="float">
            <text:p>0.193517</text:p>
          </table:table-cell>
          <table:table-cell office:value-type="float" office:value="0.194196" calcext:value-type="float">
            <text:p>0.194196</text:p>
          </table:table-cell>
          <table:table-cell office:value-type="float" office:value="0.209289" calcext:value-type="float">
            <text:p>0.209289</text:p>
          </table:table-cell>
          <table:table-cell office:value-type="float" office:value="0.238764" calcext:value-type="float">
            <text:p>0.238764</text:p>
          </table:table-cell>
          <table:table-cell office:value-type="float" office:value="0.18451" calcext:value-type="float">
            <text:p>0.18451</text:p>
          </table:table-cell>
          <table:table-cell office:value-type="float" office:value="0.204721" calcext:value-type="float">
            <text:p>0.204721</text:p>
          </table:table-cell>
          <table:table-cell office:value-type="float" office:value="0.298471" calcext:value-type="float">
            <text:p>0.298471</text:p>
          </table:table-cell>
          <table:table-cell office:value-type="float" office:value="0.281198" calcext:value-type="float">
            <text:p>0.281198</text:p>
          </table:table-cell>
          <table:table-cell office:value-type="float" office:value="0.20801" calcext:value-type="float">
            <text:p>0.20801</text:p>
          </table:table-cell>
          <table:table-cell office:value-type="float" office:value="0.202527" calcext:value-type="float">
            <text:p>0.202527</text:p>
          </table:table-cell>
          <table:table-cell office:value-type="float" office:value="0.239508" calcext:value-type="float">
            <text:p>0.239508</text:p>
          </table:table-cell>
          <table:table-cell office:value-type="float" office:value="0.186494" calcext:value-type="float">
            <text:p>0.186494</text:p>
          </table:table-cell>
          <table:table-cell office:value-type="float" office:value="0.207689" calcext:value-type="float">
            <text:p>0.207689</text:p>
          </table:table-cell>
          <table:table-cell office:value-type="float" office:value="0.24405" calcext:value-type="float">
            <text:p>0.24405</text:p>
          </table:table-cell>
          <table:table-cell office:value-type="float" office:value="0.180461" calcext:value-type="float">
            <text:p>0.180461</text:p>
          </table:table-cell>
          <table:table-cell office:value-type="float" office:value="0.391191" calcext:value-type="float">
            <text:p>0.391191</text:p>
          </table:table-cell>
          <table:table-cell office:value-type="float" office:value="0.269065" calcext:value-type="float">
            <text:p>0.269065</text:p>
          </table:table-cell>
          <table:table-cell office:value-type="float" office:value="0.395978" calcext:value-type="float">
            <text:p>0.395978</text:p>
          </table:table-cell>
          <table:table-cell office:value-type="float" office:value="0.200481" calcext:value-type="float">
            <text:p>0.200481</text:p>
          </table:table-cell>
          <table:table-cell office:value-type="float" office:value="0.199454" calcext:value-type="float">
            <text:p>0.199454</text:p>
          </table:table-cell>
          <table:table-cell office:value-type="float" office:value="0.301053" calcext:value-type="float">
            <text:p>0.301053</text:p>
          </table:table-cell>
          <table:table-cell office:value-type="float" office:value="0.313117" calcext:value-type="float">
            <text:p>0.313117</text:p>
          </table:table-cell>
          <table:table-cell office:value-type="float" office:value="0.224051" calcext:value-type="float">
            <text:p>0.224051</text:p>
          </table:table-cell>
          <table:table-cell office:value-type="float" office:value="0.373281" calcext:value-type="float">
            <text:p>0.373281</text:p>
          </table:table-cell>
          <table:table-cell office:value-type="float" office:value="0.199114" calcext:value-type="float">
            <text:p>0.199114</text:p>
          </table:table-cell>
          <table:table-cell office:value-type="float" office:value="0.195729" calcext:value-type="float">
            <text:p>0.195729</text:p>
          </table:table-cell>
          <table:table-cell office:value-type="float" office:value="0.193964" calcext:value-type="float">
            <text:p>0.193964</text:p>
          </table:table-cell>
          <table:table-cell office:value-type="float" office:value="0.193627" calcext:value-type="float">
            <text:p>0.193627</text:p>
          </table:table-cell>
          <table:table-cell office:value-type="float" office:value="0.33645" calcext:value-type="float">
            <text:p>0.33645</text:p>
          </table:table-cell>
          <table:table-cell office:value-type="float" office:value="0.222631" calcext:value-type="float">
            <text:p>0.222631</text:p>
          </table:table-cell>
          <table:table-cell office:value-type="float" office:value="0.189044" calcext:value-type="float">
            <text:p>0.189044</text:p>
          </table:table-cell>
          <table:table-cell office:value-type="float" office:value="0.197865" calcext:value-type="float">
            <text:p>0.197865</text:p>
          </table:table-cell>
          <table:table-cell office:value-type="float" office:value="0.221754" calcext:value-type="float">
            <text:p>0.221754</text:p>
          </table:table-cell>
          <table:table-cell office:value-type="float" office:value="0.227718" calcext:value-type="float">
            <text:p>0.227718</text:p>
          </table:table-cell>
          <table:table-cell office:value-type="float" office:value="0.297573" calcext:value-type="float">
            <text:p>0.297573</text:p>
          </table:table-cell>
          <table:table-cell office:value-type="float" office:value="0.345934" calcext:value-type="float">
            <text:p>0.345934</text:p>
          </table:table-cell>
          <table:table-cell office:value-type="float" office:value="0.317954" calcext:value-type="float">
            <text:p>0.317954</text:p>
          </table:table-cell>
          <table:table-cell office:value-type="float" office:value="0.180231" calcext:value-type="float">
            <text:p>0.180231</text:p>
          </table:table-cell>
          <table:table-cell office:value-type="float" office:value="0.220109" calcext:value-type="float">
            <text:p>0.220109</text:p>
          </table:table-cell>
          <table:table-cell office:value-type="float" office:value="0.204025" calcext:value-type="float">
            <text:p>0.204025</text:p>
          </table:table-cell>
          <table:table-cell office:value-type="float" office:value="0.269391" calcext:value-type="float">
            <text:p>0.269391</text:p>
          </table:table-cell>
          <table:table-cell office:value-type="float" office:value="0.241081" calcext:value-type="float">
            <text:p>0.241081</text:p>
          </table:table-cell>
          <table:table-cell office:value-type="float" office:value="0.183913" calcext:value-type="float">
            <text:p>0.183913</text:p>
          </table:table-cell>
          <table:table-cell office:value-type="float" office:value="0.202984" calcext:value-type="float">
            <text:p>0.202984</text:p>
          </table:table-cell>
          <table:table-cell office:value-type="float" office:value="0.215707" calcext:value-type="float">
            <text:p>0.215707</text:p>
          </table:table-cell>
          <table:table-cell office:value-type="float" office:value="0.192101" calcext:value-type="float">
            <text:p>0.192101</text:p>
          </table:table-cell>
          <table:table-cell office:value-type="float" office:value="0.278092" calcext:value-type="float">
            <text:p>0.278092</text:p>
          </table:table-cell>
          <table:table-cell office:value-type="float" office:value="0.241419" calcext:value-type="float">
            <text:p>0.241419</text:p>
          </table:table-cell>
          <table:table-cell office:value-type="float" office:value="0.181261" calcext:value-type="float">
            <text:p>0.181261</text:p>
          </table:table-cell>
          <table:table-cell office:value-type="float" office:value="0.193238" calcext:value-type="float">
            <text:p>0.193238</text:p>
          </table:table-cell>
          <table:table-cell office:value-type="float" office:value="0.249337" calcext:value-type="float">
            <text:p>0.249337</text:p>
          </table:table-cell>
          <table:table-cell office:value-type="float" office:value="0.187002" calcext:value-type="float">
            <text:p>0.187002</text:p>
          </table:table-cell>
          <table:table-cell office:value-type="float" office:value="0.195124" calcext:value-type="float">
            <text:p>0.195124</text:p>
          </table:table-cell>
          <table:table-cell office:value-type="float" office:value="0.250072" calcext:value-type="float">
            <text:p>0.250072</text:p>
          </table:table-cell>
          <table:table-cell office:value-type="float" office:value="0.282039" calcext:value-type="float">
            <text:p>0.282039</text:p>
          </table:table-cell>
          <table:table-cell office:value-type="float" office:value="0.369396" calcext:value-type="float">
            <text:p>0.369396</text:p>
          </table:table-cell>
          <table:table-cell office:value-type="float" office:value="0.250046" calcext:value-type="float">
            <text:p>0.250046</text:p>
          </table:table-cell>
          <table:table-cell office:value-type="float" office:value="0.222909" calcext:value-type="float">
            <text:p>0.222909</text:p>
          </table:table-cell>
          <table:table-cell office:value-type="float" office:value="0.370892" calcext:value-type="float">
            <text:p>0.370892</text:p>
          </table:table-cell>
          <table:table-cell office:value-type="float" office:value="0.186052" calcext:value-type="float">
            <text:p>0.186052</text:p>
          </table:table-cell>
          <table:table-cell office:value-type="float" office:value="0.303922" calcext:value-type="float">
            <text:p>0.303922</text:p>
          </table:table-cell>
          <table:table-cell office:value-type="float" office:value="0.279009" calcext:value-type="float">
            <text:p>0.279009</text:p>
          </table:table-cell>
          <table:table-cell office:value-type="float" office:value="0.333772" calcext:value-type="float">
            <text:p>0.333772</text:p>
          </table:table-cell>
          <table:table-cell office:value-type="float" office:value="0.198441" calcext:value-type="float">
            <text:p>0.198441</text:p>
          </table:table-cell>
          <table:table-cell office:value-type="float" office:value="0.232709" calcext:value-type="float">
            <text:p>0.232709</text:p>
          </table:table-cell>
          <table:table-cell office:value-type="float" office:value="0.200835" calcext:value-type="float">
            <text:p>0.200835</text:p>
          </table:table-cell>
          <table:table-cell office:value-type="float" office:value="0.19391" calcext:value-type="float">
            <text:p>0.19391</text:p>
          </table:table-cell>
          <table:table-cell office:value-type="float" office:value="0.342145" calcext:value-type="float">
            <text:p>0.342145</text:p>
          </table:table-cell>
          <table:table-cell office:value-type="float" office:value="0.196197" calcext:value-type="float">
            <text:p>0.196197</text:p>
          </table:table-cell>
          <table:table-cell office:value-type="float" office:value="0.20195" calcext:value-type="float">
            <text:p>0.20195</text:p>
          </table:table-cell>
          <table:table-cell office:value-type="float" office:value="0.192364" calcext:value-type="float">
            <text:p>0.192364</text:p>
          </table:table-cell>
          <table:table-cell office:value-type="float" office:value="0.190061" calcext:value-type="float">
            <text:p>0.190061</text:p>
          </table:table-cell>
          <table:table-cell office:value-type="float" office:value="0.206657" calcext:value-type="float">
            <text:p>0.206657</text:p>
          </table:table-cell>
          <table:table-cell office:value-type="float" office:value="0.218557" calcext:value-type="float">
            <text:p>0.218557</text:p>
          </table:table-cell>
          <table:table-cell office:value-type="float" office:value="0.264624" calcext:value-type="float">
            <text:p>0.264624</text:p>
          </table:table-cell>
          <table:table-cell office:value-type="float" office:value="0.258359" calcext:value-type="float">
            <text:p>0.258359</text:p>
          </table:table-cell>
        </table:table-row>
        <table:table-row table:style-name="ro1">
          <table:table-cell office:value-type="string" calcext:value-type="string">
            <text:p>KMP</text:p>
          </table:table-cell>
          <table:table-cell office:value-type="float" office:value="0.181866" calcext:value-type="float">
            <text:p>0.181866</text:p>
          </table:table-cell>
          <table:table-cell office:value-type="float" office:value="0.23677" calcext:value-type="float">
            <text:p>0.23677</text:p>
          </table:table-cell>
          <table:table-cell office:value-type="float" office:value="0.187565" calcext:value-type="float">
            <text:p>0.187565</text:p>
          </table:table-cell>
          <table:table-cell office:value-type="float" office:value="0.249285" calcext:value-type="float">
            <text:p>0.249285</text:p>
          </table:table-cell>
          <table:table-cell office:value-type="float" office:value="0.248612" calcext:value-type="float">
            <text:p>0.248612</text:p>
          </table:table-cell>
          <table:table-cell office:value-type="float" office:value="0.201288" calcext:value-type="float">
            <text:p>0.201288</text:p>
          </table:table-cell>
          <table:table-cell office:value-type="float" office:value="0.225893" calcext:value-type="float">
            <text:p>0.225893</text:p>
          </table:table-cell>
          <table:table-cell office:value-type="float" office:value="0.196402" calcext:value-type="float">
            <text:p>0.196402</text:p>
          </table:table-cell>
          <table:table-cell office:value-type="float" office:value="0.179504" calcext:value-type="float">
            <text:p>0.179504</text:p>
          </table:table-cell>
          <table:table-cell office:value-type="float" office:value="0.208969" calcext:value-type="float">
            <text:p>0.208969</text:p>
          </table:table-cell>
          <table:table-cell office:value-type="float" office:value="0.341233" calcext:value-type="float">
            <text:p>0.341233</text:p>
          </table:table-cell>
          <table:table-cell office:value-type="float" office:value="0.238576" calcext:value-type="float">
            <text:p>0.238576</text:p>
          </table:table-cell>
          <table:table-cell office:value-type="float" office:value="0.296206" calcext:value-type="float">
            <text:p>0.296206</text:p>
          </table:table-cell>
          <table:table-cell office:value-type="float" office:value="0.253135" calcext:value-type="float">
            <text:p>0.253135</text:p>
          </table:table-cell>
          <table:table-cell office:value-type="float" office:value="0.188787" calcext:value-type="float">
            <text:p>0.188787</text:p>
          </table:table-cell>
          <table:table-cell office:value-type="float" office:value="0.323355" calcext:value-type="float">
            <text:p>0.323355</text:p>
          </table:table-cell>
          <table:table-cell office:value-type="float" office:value="0.197545" calcext:value-type="float">
            <text:p>0.197545</text:p>
          </table:table-cell>
          <table:table-cell office:value-type="float" office:value="0.220527" calcext:value-type="float">
            <text:p>0.220527</text:p>
          </table:table-cell>
          <table:table-cell office:value-type="float" office:value="0.317963" calcext:value-type="float">
            <text:p>0.317963</text:p>
          </table:table-cell>
          <table:table-cell office:value-type="float" office:value="0.196507" calcext:value-type="float">
            <text:p>0.196507</text:p>
          </table:table-cell>
          <table:table-cell office:value-type="float" office:value="0.243018" calcext:value-type="float">
            <text:p>0.243018</text:p>
          </table:table-cell>
          <table:table-cell office:value-type="float" office:value="0.309638" calcext:value-type="float">
            <text:p>0.309638</text:p>
          </table:table-cell>
          <table:table-cell office:value-type="float" office:value="0.211899" calcext:value-type="float">
            <text:p>0.211899</text:p>
          </table:table-cell>
          <table:table-cell office:value-type="float" office:value="0.207342" calcext:value-type="float">
            <text:p>0.207342</text:p>
          </table:table-cell>
          <table:table-cell office:value-type="float" office:value="0.200238" calcext:value-type="float">
            <text:p>0.200238</text:p>
          </table:table-cell>
          <table:table-cell office:value-type="float" office:value="0.240683" calcext:value-type="float">
            <text:p>0.240683</text:p>
          </table:table-cell>
          <table:table-cell office:value-type="float" office:value="0.220715" calcext:value-type="float">
            <text:p>0.220715</text:p>
          </table:table-cell>
          <table:table-cell office:value-type="float" office:value="0.218968" calcext:value-type="float">
            <text:p>0.218968</text:p>
          </table:table-cell>
          <table:table-cell office:value-type="float" office:value="0.289022" calcext:value-type="float">
            <text:p>0.289022</text:p>
          </table:table-cell>
          <table:table-cell office:value-type="float" office:value="0.23351" calcext:value-type="float">
            <text:p>0.23351</text:p>
          </table:table-cell>
          <table:table-cell office:value-type="float" office:value="0.263782" calcext:value-type="float">
            <text:p>0.263782</text:p>
          </table:table-cell>
          <table:table-cell office:value-type="float" office:value="0.277867" calcext:value-type="float">
            <text:p>0.277867</text:p>
          </table:table-cell>
          <table:table-cell office:value-type="float" office:value="0.39595" calcext:value-type="float">
            <text:p>0.39595</text:p>
          </table:table-cell>
          <table:table-cell office:value-type="float" office:value="0.275109" calcext:value-type="float">
            <text:p>0.275109</text:p>
          </table:table-cell>
          <table:table-cell office:value-type="float" office:value="0.287998" calcext:value-type="float">
            <text:p>0.287998</text:p>
          </table:table-cell>
          <table:table-cell office:value-type="float" office:value="0.310558" calcext:value-type="float">
            <text:p>0.310558</text:p>
          </table:table-cell>
          <table:table-cell office:value-type="float" office:value="0.227233" calcext:value-type="float">
            <text:p>0.227233</text:p>
          </table:table-cell>
          <table:table-cell office:value-type="float" office:value="0.429842" calcext:value-type="float">
            <text:p>0.429842</text:p>
          </table:table-cell>
          <table:table-cell office:value-type="float" office:value="0.188795" calcext:value-type="float">
            <text:p>0.188795</text:p>
          </table:table-cell>
          <table:table-cell office:value-type="float" office:value="0.234112" calcext:value-type="float">
            <text:p>0.234112</text:p>
          </table:table-cell>
          <table:table-cell office:value-type="float" office:value="0.275531" calcext:value-type="float">
            <text:p>0.275531</text:p>
          </table:table-cell>
          <table:table-cell office:value-type="float" office:value="0.23995" calcext:value-type="float">
            <text:p>0.23995</text:p>
          </table:table-cell>
          <table:table-cell office:value-type="float" office:value="0.261355" calcext:value-type="float">
            <text:p>0.261355</text:p>
          </table:table-cell>
          <table:table-cell office:value-type="float" office:value="0.208384" calcext:value-type="float">
            <text:p>0.208384</text:p>
          </table:table-cell>
          <table:table-cell office:value-type="float" office:value="0.283127" calcext:value-type="float">
            <text:p>0.283127</text:p>
          </table:table-cell>
          <table:table-cell office:value-type="float" office:value="0.23239" calcext:value-type="float">
            <text:p>0.23239</text:p>
          </table:table-cell>
          <table:table-cell office:value-type="float" office:value="0.283263" calcext:value-type="float">
            <text:p>0.283263</text:p>
          </table:table-cell>
          <table:table-cell office:value-type="float" office:value="0.275581" calcext:value-type="float">
            <text:p>0.275581</text:p>
          </table:table-cell>
          <table:table-cell office:value-type="float" office:value="0.211434" calcext:value-type="float">
            <text:p>0.211434</text:p>
          </table:table-cell>
          <table:table-cell office:value-type="float" office:value="0.205919" calcext:value-type="float">
            <text:p>0.205919</text:p>
          </table:table-cell>
          <table:table-cell office:value-type="float" office:value="0.202798" calcext:value-type="float">
            <text:p>0.202798</text:p>
          </table:table-cell>
          <table:table-cell office:value-type="float" office:value="0.232831" calcext:value-type="float">
            <text:p>0.232831</text:p>
          </table:table-cell>
          <table:table-cell office:value-type="float" office:value="0.227457" calcext:value-type="float">
            <text:p>0.227457</text:p>
          </table:table-cell>
          <table:table-cell office:value-type="float" office:value="0.27878" calcext:value-type="float">
            <text:p>0.27878</text:p>
          </table:table-cell>
          <table:table-cell office:value-type="float" office:value="0.28523" calcext:value-type="float">
            <text:p>0.28523</text:p>
          </table:table-cell>
          <table:table-cell office:value-type="float" office:value="0.266096" calcext:value-type="float">
            <text:p>0.266096</text:p>
          </table:table-cell>
          <table:table-cell office:value-type="float" office:value="0.215783" calcext:value-type="float">
            <text:p>0.215783</text:p>
          </table:table-cell>
          <table:table-cell office:value-type="float" office:value="0.241411" calcext:value-type="float">
            <text:p>0.241411</text:p>
          </table:table-cell>
          <table:table-cell office:value-type="float" office:value="0.308183" calcext:value-type="float">
            <text:p>0.308183</text:p>
          </table:table-cell>
          <table:table-cell office:value-type="float" office:value="0.298184" calcext:value-type="float">
            <text:p>0.298184</text:p>
          </table:table-cell>
          <table:table-cell office:value-type="float" office:value="0.225034" calcext:value-type="float">
            <text:p>0.225034</text:p>
          </table:table-cell>
          <table:table-cell office:value-type="float" office:value="0.243059" calcext:value-type="float">
            <text:p>0.243059</text:p>
          </table:table-cell>
          <table:table-cell office:value-type="float" office:value="0.35209" calcext:value-type="float">
            <text:p>0.35209</text:p>
          </table:table-cell>
          <table:table-cell office:value-type="float" office:value="0.201189" calcext:value-type="float">
            <text:p>0.201189</text:p>
          </table:table-cell>
          <table:table-cell office:value-type="float" office:value="0.223946" calcext:value-type="float">
            <text:p>0.223946</text:p>
          </table:table-cell>
          <table:table-cell office:value-type="float" office:value="0.25447" calcext:value-type="float">
            <text:p>0.25447</text:p>
          </table:table-cell>
          <table:table-cell office:value-type="float" office:value="0.213675" calcext:value-type="float">
            <text:p>0.213675</text:p>
          </table:table-cell>
          <table:table-cell office:value-type="float" office:value="0.312889" calcext:value-type="float">
            <text:p>0.312889</text:p>
          </table:table-cell>
          <table:table-cell office:value-type="float" office:value="0.270561" calcext:value-type="float">
            <text:p>0.270561</text:p>
          </table:table-cell>
          <table:table-cell office:value-type="float" office:value="0.213081" calcext:value-type="float">
            <text:p>0.213081</text:p>
          </table:table-cell>
          <table:table-cell office:value-type="float" office:value="0.216952" calcext:value-type="float">
            <text:p>0.216952</text:p>
          </table:table-cell>
          <table:table-cell office:value-type="float" office:value="0.309713" calcext:value-type="float">
            <text:p>0.309713</text:p>
          </table:table-cell>
          <table:table-cell office:value-type="float" office:value="0.313082" calcext:value-type="float">
            <text:p>0.313082</text:p>
          </table:table-cell>
          <table:table-cell office:value-type="float" office:value="0.322961" calcext:value-type="float">
            <text:p>0.322961</text:p>
          </table:table-cell>
          <table:table-cell office:value-type="float" office:value="0.220232" calcext:value-type="float">
            <text:p>0.220232</text:p>
          </table:table-cell>
          <table:table-cell office:value-type="float" office:value="0.202289" calcext:value-type="float">
            <text:p>0.202289</text:p>
          </table:table-cell>
          <table:table-cell office:value-type="float" office:value="0.310575" calcext:value-type="float">
            <text:p>0.310575</text:p>
          </table:table-cell>
          <table:table-cell office:value-type="float" office:value="0.309191" calcext:value-type="float">
            <text:p>0.309191</text:p>
          </table:table-cell>
          <table:table-cell office:value-type="float" office:value="0.248798" calcext:value-type="float">
            <text:p>0.248798</text:p>
          </table:table-cell>
          <table:table-cell office:value-type="float" office:value="0.21578" calcext:value-type="float">
            <text:p>0.21578</text:p>
          </table:table-cell>
          <table:table-cell office:value-type="float" office:value="0.196771" calcext:value-type="float">
            <text:p>0.196771</text:p>
          </table:table-cell>
          <table:table-cell office:value-type="float" office:value="0.288263" calcext:value-type="float">
            <text:p>0.288263</text:p>
          </table:table-cell>
          <table:table-cell office:value-type="float" office:value="0.214397" calcext:value-type="float">
            <text:p>0.214397</text:p>
          </table:table-cell>
          <table:table-cell office:value-type="float" office:value="0.253225" calcext:value-type="float">
            <text:p>0.253225</text:p>
          </table:table-cell>
          <table:table-cell office:value-type="float" office:value="0.236689" calcext:value-type="float">
            <text:p>0.236689</text:p>
          </table:table-cell>
          <table:table-cell office:value-type="float" office:value="0.205102" calcext:value-type="float">
            <text:p>0.205102</text:p>
          </table:table-cell>
          <table:table-cell office:value-type="float" office:value="0.23098" calcext:value-type="float">
            <text:p>0.23098</text:p>
          </table:table-cell>
          <table:table-cell office:value-type="float" office:value="0.336832" calcext:value-type="float">
            <text:p>0.336832</text:p>
          </table:table-cell>
          <table:table-cell office:value-type="float" office:value="0.239361" calcext:value-type="float">
            <text:p>0.239361</text:p>
          </table:table-cell>
          <table:table-cell office:value-type="float" office:value="0.358217" calcext:value-type="float">
            <text:p>0.358217</text:p>
          </table:table-cell>
          <table:table-cell office:value-type="float" office:value="0.25908" calcext:value-type="float">
            <text:p>0.25908</text:p>
          </table:table-cell>
          <table:table-cell office:value-type="float" office:value="0.28953" calcext:value-type="float">
            <text:p>0.28953</text:p>
          </table:table-cell>
          <table:table-cell office:value-type="float" office:value="0.206849" calcext:value-type="float">
            <text:p>0.206849</text:p>
          </table:table-cell>
          <table:table-cell office:value-type="float" office:value="0.227331" calcext:value-type="float">
            <text:p>0.227331</text:p>
          </table:table-cell>
          <table:table-cell office:value-type="float" office:value="0.215807" calcext:value-type="float">
            <text:p>0.215807</text:p>
          </table:table-cell>
          <table:table-cell office:value-type="float" office:value="0.212851" calcext:value-type="float">
            <text:p>0.212851</text:p>
          </table:table-cell>
          <table:table-cell office:value-type="float" office:value="0.217109" calcext:value-type="float">
            <text:p>0.217109</text:p>
          </table:table-cell>
          <table:table-cell office:value-type="float" office:value="0.234973" calcext:value-type="float">
            <text:p>0.234973</text:p>
          </table:table-cell>
          <table:table-cell office:value-type="float" office:value="0.220422" calcext:value-type="float">
            <text:p>0.220422</text:p>
          </table:table-cell>
          <table:table-cell office:value-type="float" office:value="0.237082" calcext:value-type="float">
            <text:p>0.237082</text:p>
          </table:table-cell>
          <table:table-cell office:value-type="float" office:value="0.262936" calcext:value-type="float">
            <text:p>0.262936</text:p>
          </table:table-cell>
          <table:table-cell office:value-type="float" office:value="0.20553" calcext:value-type="float">
            <text:p>0.20553</text:p>
          </table:table-cell>
          <table:table-cell office:value-type="float" office:value="0.316552" calcext:value-type="float">
            <text:p>0.316552</text:p>
          </table:table-cell>
          <table:table-cell office:value-type="float" office:value="0.217149" calcext:value-type="float">
            <text:p>0.217149</text:p>
          </table:table-cell>
          <table:table-cell office:value-type="float" office:value="0.317432" calcext:value-type="float">
            <text:p>0.317432</text:p>
          </table:table-cell>
          <table:table-cell office:value-type="float" office:value="0.213496" calcext:value-type="float">
            <text:p>0.213496</text:p>
          </table:table-cell>
          <table:table-cell office:value-type="float" office:value="0.253949" calcext:value-type="float">
            <text:p>0.253949</text:p>
          </table:table-cell>
          <table:table-cell office:value-type="float" office:value="0.275681" calcext:value-type="float">
            <text:p>0.275681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36302" calcext:value-type="float">
            <text:p>0.36302</text:p>
          </table:table-cell>
          <table:table-cell office:value-type="float" office:value="0.196009" calcext:value-type="float">
            <text:p>0.196009</text:p>
          </table:table-cell>
          <table:table-cell office:value-type="float" office:value="0.407199" calcext:value-type="float">
            <text:p>0.407199</text:p>
          </table:table-cell>
          <table:table-cell office:value-type="float" office:value="0.229675" calcext:value-type="float">
            <text:p>0.229675</text:p>
          </table:table-cell>
          <table:table-cell office:value-type="float" office:value="0.294793" calcext:value-type="float">
            <text:p>0.294793</text:p>
          </table:table-cell>
          <table:table-cell office:value-type="float" office:value="0.215934" calcext:value-type="float">
            <text:p>0.215934</text:p>
          </table:table-cell>
          <table:table-cell office:value-type="float" office:value="0.21223" calcext:value-type="float">
            <text:p>0.21223</text:p>
          </table:table-cell>
          <table:table-cell office:value-type="float" office:value="0.277319" calcext:value-type="float">
            <text:p>0.277319</text:p>
          </table:table-cell>
          <table:table-cell office:value-type="float" office:value="0.310592" calcext:value-type="float">
            <text:p>0.310592</text:p>
          </table:table-cell>
          <table:table-cell office:value-type="float" office:value="0.23498" calcext:value-type="float">
            <text:p>0.23498</text:p>
          </table:table-cell>
          <table:table-cell office:value-type="float" office:value="0.298349" calcext:value-type="float">
            <text:p>0.298349</text:p>
          </table:table-cell>
          <table:table-cell office:value-type="float" office:value="0.191119" calcext:value-type="float">
            <text:p>0.191119</text:p>
          </table:table-cell>
          <table:table-cell office:value-type="float" office:value="0.310858" calcext:value-type="float">
            <text:p>0.310858</text:p>
          </table:table-cell>
          <table:table-cell office:value-type="float" office:value="0.202996" calcext:value-type="float">
            <text:p>0.202996</text:p>
          </table:table-cell>
          <table:table-cell office:value-type="float" office:value="0.395423" calcext:value-type="float">
            <text:p>0.395423</text:p>
          </table:table-cell>
          <table:table-cell office:value-type="float" office:value="0.377711" calcext:value-type="float">
            <text:p>0.377711</text:p>
          </table:table-cell>
          <table:table-cell office:value-type="float" office:value="0.227892" calcext:value-type="float">
            <text:p>0.227892</text:p>
          </table:table-cell>
          <table:table-cell office:value-type="float" office:value="0.318505" calcext:value-type="float">
            <text:p>0.318505</text:p>
          </table:table-cell>
          <table:table-cell office:value-type="float" office:value="0.231606" calcext:value-type="float">
            <text:p>0.231606</text:p>
          </table:table-cell>
          <table:table-cell office:value-type="float" office:value="0.288982" calcext:value-type="float">
            <text:p>0.288982</text:p>
          </table:table-cell>
          <table:table-cell office:value-type="float" office:value="0.451552" calcext:value-type="float">
            <text:p>0.451552</text:p>
          </table:table-cell>
          <table:table-cell office:value-type="float" office:value="0.313266" calcext:value-type="float">
            <text:p>0.313266</text:p>
          </table:table-cell>
          <table:table-cell office:value-type="float" office:value="0.262591" calcext:value-type="float">
            <text:p>0.262591</text:p>
          </table:table-cell>
          <table:table-cell office:value-type="float" office:value="0.201762" calcext:value-type="float">
            <text:p>0.201762</text:p>
          </table:table-cell>
          <table:table-cell office:value-type="float" office:value="0.278522" calcext:value-type="float">
            <text:p>0.278522</text:p>
          </table:table-cell>
          <table:table-cell office:value-type="float" office:value="0.217612" calcext:value-type="float">
            <text:p>0.217612</text:p>
          </table:table-cell>
          <table:table-cell office:value-type="float" office:value="0.283955" calcext:value-type="float">
            <text:p>0.283955</text:p>
          </table:table-cell>
          <table:table-cell office:value-type="float" office:value="0.211044" calcext:value-type="float">
            <text:p>0.211044</text:p>
          </table:table-cell>
          <table:table-cell office:value-type="float" office:value="0.233133" calcext:value-type="float">
            <text:p>0.233133</text:p>
          </table:table-cell>
          <table:table-cell office:value-type="float" office:value="0.201894" calcext:value-type="float">
            <text:p>0.201894</text:p>
          </table:table-cell>
          <table:table-cell office:value-type="float" office:value="0.330064" calcext:value-type="float">
            <text:p>0.330064</text:p>
          </table:table-cell>
          <table:table-cell office:value-type="float" office:value="0.260023" calcext:value-type="float">
            <text:p>0.260023</text:p>
          </table:table-cell>
          <table:table-cell office:value-type="float" office:value="0.288821" calcext:value-type="float">
            <text:p>0.288821</text:p>
          </table:table-cell>
          <table:table-cell office:value-type="float" office:value="0.246053" calcext:value-type="float">
            <text:p>0.246053</text:p>
          </table:table-cell>
          <table:table-cell office:value-type="float" office:value="0.218833" calcext:value-type="float">
            <text:p>0.218833</text:p>
          </table:table-cell>
          <table:table-cell office:value-type="float" office:value="0.216407" calcext:value-type="float">
            <text:p>0.216407</text:p>
          </table:table-cell>
          <table:table-cell office:value-type="float" office:value="0.329455" calcext:value-type="float">
            <text:p>0.329455</text:p>
          </table:table-cell>
          <table:table-cell office:value-type="float" office:value="0.440934" calcext:value-type="float">
            <text:p>0.440934</text:p>
          </table:table-cell>
          <table:table-cell office:value-type="float" office:value="0.287827" calcext:value-type="float">
            <text:p>0.287827</text:p>
          </table:table-cell>
          <table:table-cell office:value-type="float" office:value="0.296464" calcext:value-type="float">
            <text:p>0.296464</text:p>
          </table:table-cell>
          <table:table-cell office:value-type="float" office:value="0.144022" calcext:value-type="float">
            <text:p>0.144022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699918" calcext:value-type="float">
            <text:p>0.699918</text:p>
          </table:table-cell>
          <table:table-cell office:value-type="float" office:value="0.654514" calcext:value-type="float">
            <text:p>0.654514</text:p>
          </table:table-cell>
          <table:table-cell office:value-type="float" office:value="0.830386" calcext:value-type="float">
            <text:p>0.830386</text:p>
          </table:table-cell>
          <table:table-cell office:value-type="float" office:value="0.862413" calcext:value-type="float">
            <text:p>0.862413</text:p>
          </table:table-cell>
          <table:table-cell office:value-type="float" office:value="0.986199" calcext:value-type="float">
            <text:p>0.986199</text:p>
          </table:table-cell>
          <table:table-cell office:value-type="float" office:value="0.831206" calcext:value-type="float">
            <text:p>0.831206</text:p>
          </table:table-cell>
          <table:table-cell office:value-type="float" office:value="0.775065" calcext:value-type="float">
            <text:p>0.775065</text:p>
          </table:table-cell>
          <table:table-cell office:value-type="float" office:value="0.683547" calcext:value-type="float">
            <text:p>0.683547</text:p>
          </table:table-cell>
          <table:table-cell office:value-type="float" office:value="0.827153" calcext:value-type="float">
            <text:p>0.827153</text:p>
          </table:table-cell>
          <table:table-cell office:value-type="float" office:value="0.776521" calcext:value-type="float">
            <text:p>0.776521</text:p>
          </table:table-cell>
          <table:table-cell office:value-type="float" office:value="0.68451" calcext:value-type="float">
            <text:p>0.68451</text:p>
          </table:table-cell>
          <table:table-cell office:value-type="float" office:value="0.877366" calcext:value-type="float">
            <text:p>0.877366</text:p>
          </table:table-cell>
          <table:table-cell office:value-type="float" office:value="0.723069" calcext:value-type="float">
            <text:p>0.723069</text:p>
          </table:table-cell>
          <table:table-cell office:value-type="float" office:value="0.854039" calcext:value-type="float">
            <text:p>0.854039</text:p>
          </table:table-cell>
          <table:table-cell office:value-type="float" office:value="0.74461" calcext:value-type="float">
            <text:p>0.74461</text:p>
          </table:table-cell>
          <table:table-cell office:value-type="float" office:value="0.729402" calcext:value-type="float">
            <text:p>0.729402</text:p>
          </table:table-cell>
          <table:table-cell office:value-type="float" office:value="0.884018" calcext:value-type="float">
            <text:p>0.884018</text:p>
          </table:table-cell>
          <table:table-cell office:value-type="float" office:value="1.12771" calcext:value-type="float">
            <text:p>1.12771</text:p>
          </table:table-cell>
          <table:table-cell office:value-type="float" office:value="0.754048" calcext:value-type="float">
            <text:p>0.754048</text:p>
          </table:table-cell>
          <table:table-cell office:value-type="float" office:value="0.824387" calcext:value-type="float">
            <text:p>0.824387</text:p>
          </table:table-cell>
          <table:table-cell office:value-type="float" office:value="0.755756" calcext:value-type="float">
            <text:p>0.755756</text:p>
          </table:table-cell>
          <table:table-cell office:value-type="float" office:value="0.767761" calcext:value-type="float">
            <text:p>0.767761</text:p>
          </table:table-cell>
          <table:table-cell office:value-type="float" office:value="0.802294" calcext:value-type="float">
            <text:p>0.802294</text:p>
          </table:table-cell>
          <table:table-cell office:value-type="float" office:value="0.937475" calcext:value-type="float">
            <text:p>0.937475</text:p>
          </table:table-cell>
          <table:table-cell office:value-type="float" office:value="0.829069" calcext:value-type="float">
            <text:p>0.829069</text:p>
          </table:table-cell>
          <table:table-cell office:value-type="float" office:value="0.844728" calcext:value-type="float">
            <text:p>0.844728</text:p>
          </table:table-cell>
          <table:table-cell office:value-type="float" office:value="0.932816" calcext:value-type="float">
            <text:p>0.932816</text:p>
          </table:table-cell>
          <table:table-cell office:value-type="float" office:value="0.77959" calcext:value-type="float">
            <text:p>0.77959</text:p>
          </table:table-cell>
          <table:table-cell office:value-type="float" office:value="0.875474" calcext:value-type="float">
            <text:p>0.875474</text:p>
          </table:table-cell>
          <table:table-cell office:value-type="float" office:value="0.696545" calcext:value-type="float">
            <text:p>0.696545</text:p>
          </table:table-cell>
          <table:table-cell office:value-type="float" office:value="0.785998" calcext:value-type="float">
            <text:p>0.785998</text:p>
          </table:table-cell>
          <table:table-cell office:value-type="float" office:value="0.701621" calcext:value-type="float">
            <text:p>0.701621</text:p>
          </table:table-cell>
          <table:table-cell office:value-type="float" office:value="0.68614" calcext:value-type="float">
            <text:p>0.68614</text:p>
          </table:table-cell>
          <table:table-cell office:value-type="float" office:value="0.997961" calcext:value-type="float">
            <text:p>0.997961</text:p>
          </table:table-cell>
          <table:table-cell office:value-type="float" office:value="0.709512" calcext:value-type="float">
            <text:p>0.709512</text:p>
          </table:table-cell>
          <table:table-cell office:value-type="float" office:value="0.937811" calcext:value-type="float">
            <text:p>0.937811</text:p>
          </table:table-cell>
          <table:table-cell office:value-type="float" office:value="0.867366" calcext:value-type="float">
            <text:p>0.867366</text:p>
          </table:table-cell>
          <table:table-cell office:value-type="float" office:value="0.799974" calcext:value-type="float">
            <text:p>0.799974</text:p>
          </table:table-cell>
          <table:table-cell office:value-type="float" office:value="0.867154" calcext:value-type="float">
            <text:p>0.867154</text:p>
          </table:table-cell>
          <table:table-cell office:value-type="float" office:value="0.944204" calcext:value-type="float">
            <text:p>0.944204</text:p>
          </table:table-cell>
          <table:table-cell office:value-type="float" office:value="0.810328" calcext:value-type="float">
            <text:p>0.810328</text:p>
          </table:table-cell>
          <table:table-cell office:value-type="float" office:value="0.675234" calcext:value-type="float">
            <text:p>0.675234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667012" calcext:value-type="float">
            <text:p>0.667012</text:p>
          </table:table-cell>
          <table:table-cell office:value-type="float" office:value="0.709577" calcext:value-type="float">
            <text:p>0.709577</text:p>
          </table:table-cell>
          <table:table-cell office:value-type="float" office:value="0.901732" calcext:value-type="float">
            <text:p>0.901732</text:p>
          </table:table-cell>
          <table:table-cell office:value-type="float" office:value="0.884259" calcext:value-type="float">
            <text:p>0.884259</text:p>
          </table:table-cell>
          <table:table-cell office:value-type="float" office:value="1.21788" calcext:value-type="float">
            <text:p>1.21788</text:p>
          </table:table-cell>
          <table:table-cell office:value-type="float" office:value="0.840982" calcext:value-type="float">
            <text:p>0.840982</text:p>
          </table:table-cell>
          <table:table-cell office:value-type="float" office:value="0.739204" calcext:value-type="float">
            <text:p>0.739204</text:p>
          </table:table-cell>
          <table:table-cell office:value-type="float" office:value="1.01018" calcext:value-type="float">
            <text:p>1.01018</text:p>
          </table:table-cell>
          <table:table-cell office:value-type="float" office:value="0.796122" calcext:value-type="float">
            <text:p>0.796122</text:p>
          </table:table-cell>
          <table:table-cell office:value-type="float" office:value="0.822351" calcext:value-type="float">
            <text:p>0.822351</text:p>
          </table:table-cell>
          <table:table-cell office:value-type="float" office:value="0.842473" calcext:value-type="float">
            <text:p>0.842473</text:p>
          </table:table-cell>
          <table:table-cell office:value-type="float" office:value="0.772451" calcext:value-type="float">
            <text:p>0.772451</text:p>
          </table:table-cell>
          <table:table-cell office:value-type="float" office:value="1.18668" calcext:value-type="float">
            <text:p>1.18668</text:p>
          </table:table-cell>
          <table:table-cell office:value-type="float" office:value="0.828445" calcext:value-type="float">
            <text:p>0.828445</text:p>
          </table:table-cell>
          <table:table-cell office:value-type="float" office:value="0.699517" calcext:value-type="float">
            <text:p>0.699517</text:p>
          </table:table-cell>
          <table:table-cell office:value-type="float" office:value="0.643243" calcext:value-type="float">
            <text:p>0.643243</text:p>
          </table:table-cell>
          <table:table-cell office:value-type="float" office:value="0.766424" calcext:value-type="float">
            <text:p>0.766424</text:p>
          </table:table-cell>
          <table:table-cell office:value-type="float" office:value="1.03304" calcext:value-type="float">
            <text:p>1.03304</text:p>
          </table:table-cell>
          <table:table-cell office:value-type="float" office:value="1.11176" calcext:value-type="float">
            <text:p>1.11176</text:p>
          </table:table-cell>
          <table:table-cell office:value-type="float" office:value="1.04584" calcext:value-type="float">
            <text:p>1.04584</text:p>
          </table:table-cell>
          <table:table-cell office:value-type="float" office:value="1.23124" calcext:value-type="float">
            <text:p>1.23124</text:p>
          </table:table-cell>
          <table:table-cell office:value-type="float" office:value="0.986515" calcext:value-type="float">
            <text:p>0.986515</text:p>
          </table:table-cell>
          <table:table-cell office:value-type="float" office:value="1.05411" calcext:value-type="float">
            <text:p>1.05411</text:p>
          </table:table-cell>
          <table:table-cell office:value-type="float" office:value="0.715321" calcext:value-type="float">
            <text:p>0.715321</text:p>
          </table:table-cell>
          <table:table-cell office:value-type="float" office:value="0.877171" calcext:value-type="float">
            <text:p>0.877171</text:p>
          </table:table-cell>
          <table:table-cell office:value-type="float" office:value="0.709361" calcext:value-type="float">
            <text:p>0.709361</text:p>
          </table:table-cell>
          <table:table-cell office:value-type="float" office:value="0.807282" calcext:value-type="float">
            <text:p>0.807282</text:p>
          </table:table-cell>
          <table:table-cell office:value-type="float" office:value="0.870527" calcext:value-type="float">
            <text:p>0.870527</text:p>
          </table:table-cell>
          <table:table-cell office:value-type="float" office:value="0.967962" calcext:value-type="float">
            <text:p>0.967962</text:p>
          </table:table-cell>
          <table:table-cell office:value-type="float" office:value="1.04834" calcext:value-type="float">
            <text:p>1.04834</text:p>
          </table:table-cell>
          <table:table-cell office:value-type="float" office:value="0.746922" calcext:value-type="float">
            <text:p>0.746922</text:p>
          </table:table-cell>
          <table:table-cell office:value-type="float" office:value="0.977861" calcext:value-type="float">
            <text:p>0.977861</text:p>
          </table:table-cell>
          <table:table-cell office:value-type="float" office:value="0.958641" calcext:value-type="float">
            <text:p>0.958641</text:p>
          </table:table-cell>
          <table:table-cell office:value-type="float" office:value="0.771905" calcext:value-type="float">
            <text:p>0.771905</text:p>
          </table:table-cell>
          <table:table-cell office:value-type="float" office:value="0.810924" calcext:value-type="float">
            <text:p>0.810924</text:p>
          </table:table-cell>
          <table:table-cell office:value-type="float" office:value="0.786049" calcext:value-type="float">
            <text:p>0.786049</text:p>
          </table:table-cell>
          <table:table-cell office:value-type="float" office:value="0.706476" calcext:value-type="float">
            <text:p>0.706476</text:p>
          </table:table-cell>
          <table:table-cell office:value-type="float" office:value="0.997718" calcext:value-type="float">
            <text:p>0.997718</text:p>
          </table:table-cell>
          <table:table-cell office:value-type="float" office:value="0.720085" calcext:value-type="float">
            <text:p>0.720085</text:p>
          </table:table-cell>
          <table:table-cell office:value-type="float" office:value="1.01627" calcext:value-type="float">
            <text:p>1.01627</text:p>
          </table:table-cell>
          <table:table-cell office:value-type="float" office:value="0.783399" calcext:value-type="float">
            <text:p>0.783399</text:p>
          </table:table-cell>
          <table:table-cell office:value-type="float" office:value="0.998931" calcext:value-type="float">
            <text:p>0.998931</text:p>
          </table:table-cell>
          <table:table-cell office:value-type="float" office:value="0.855551" calcext:value-type="float">
            <text:p>0.855551</text:p>
          </table:table-cell>
          <table:table-cell office:value-type="float" office:value="0.96551" calcext:value-type="float">
            <text:p>0.96551</text:p>
          </table:table-cell>
          <table:table-cell office:value-type="float" office:value="0.760372" calcext:value-type="float">
            <text:p>0.760372</text:p>
          </table:table-cell>
          <table:table-cell office:value-type="float" office:value="0.685621" calcext:value-type="float">
            <text:p>0.685621</text:p>
          </table:table-cell>
          <table:table-cell office:value-type="float" office:value="0.872833" calcext:value-type="float">
            <text:p>0.872833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12841" calcext:value-type="float">
            <text:p>0.712841</text:p>
          </table:table-cell>
          <table:table-cell office:value-type="float" office:value="0.77637" calcext:value-type="float">
            <text:p>0.77637</text:p>
          </table:table-cell>
          <table:table-cell office:value-type="float" office:value="0.95509" calcext:value-type="float">
            <text:p>0.95509</text:p>
          </table:table-cell>
          <table:table-cell office:value-type="float" office:value="1.02041" calcext:value-type="float">
            <text:p>1.02041</text:p>
          </table:table-cell>
          <table:table-cell office:value-type="float" office:value="0.903061" calcext:value-type="float">
            <text:p>0.903061</text:p>
          </table:table-cell>
          <table:table-cell office:value-type="float" office:value="0.871205" calcext:value-type="float">
            <text:p>0.871205</text:p>
          </table:table-cell>
          <table:table-cell office:value-type="float" office:value="0.995307" calcext:value-type="float">
            <text:p>0.995307</text:p>
          </table:table-cell>
          <table:table-cell office:value-type="float" office:value="0.873935" calcext:value-type="float">
            <text:p>0.873935</text:p>
          </table:table-cell>
          <table:table-cell office:value-type="float" office:value="0.942507" calcext:value-type="float">
            <text:p>0.942507</text:p>
          </table:table-cell>
          <table:table-cell office:value-type="float" office:value="0.844689" calcext:value-type="float">
            <text:p>0.844689</text:p>
          </table:table-cell>
          <table:table-cell office:value-type="float" office:value="0.994889" calcext:value-type="float">
            <text:p>0.994889</text:p>
          </table:table-cell>
          <table:table-cell office:value-type="float" office:value="0.919063" calcext:value-type="float">
            <text:p>0.919063</text:p>
          </table:table-cell>
          <table:table-cell office:value-type="float" office:value="0.786617" calcext:value-type="float">
            <text:p>0.786617</text:p>
          </table:table-cell>
          <table:table-cell office:value-type="float" office:value="0.9677" calcext:value-type="float">
            <text:p>0.9677</text:p>
          </table:table-cell>
          <table:table-cell office:value-type="float" office:value="0.872345" calcext:value-type="float">
            <text:p>0.872345</text:p>
          </table:table-cell>
          <table:table-cell office:value-type="float" office:value="0.803009" calcext:value-type="float">
            <text:p>0.803009</text:p>
          </table:table-cell>
          <table:table-cell office:value-type="float" office:value="0.74658" calcext:value-type="float">
            <text:p>0.74658</text:p>
          </table:table-cell>
          <table:table-cell office:value-type="float" office:value="0.841449" calcext:value-type="float">
            <text:p>0.841449</text:p>
          </table:table-cell>
          <table:table-cell office:value-type="float" office:value="0.990341" calcext:value-type="float">
            <text:p>0.990341</text:p>
          </table:table-cell>
          <table:table-cell office:value-type="float" office:value="0.754571" calcext:value-type="float">
            <text:p>0.754571</text:p>
          </table:table-cell>
          <table:table-cell office:value-type="float" office:value="0.69749" calcext:value-type="float">
            <text:p>0.69749</text:p>
          </table:table-cell>
          <table:table-cell office:value-type="float" office:value="1.15602" calcext:value-type="float">
            <text:p>1.15602</text:p>
          </table:table-cell>
          <table:table-cell office:value-type="float" office:value="0.695915" calcext:value-type="float">
            <text:p>0.695915</text:p>
          </table:table-cell>
          <table:table-cell office:value-type="float" office:value="1.02074" calcext:value-type="float">
            <text:p>1.02074</text:p>
          </table:table-cell>
          <table:table-cell office:value-type="float" office:value="1.01327" calcext:value-type="float">
            <text:p>1.01327</text:p>
          </table:table-cell>
          <table:table-cell office:value-type="float" office:value="0.654811" calcext:value-type="float">
            <text:p>0.654811</text:p>
          </table:table-cell>
          <table:table-cell office:value-type="float" office:value="0.795807" calcext:value-type="float">
            <text:p>0.795807</text:p>
          </table:table-cell>
          <table:table-cell office:value-type="float" office:value="0.792558" calcext:value-type="float">
            <text:p>0.792558</text:p>
          </table:table-cell>
          <table:table-cell office:value-type="float" office:value="1.24633" calcext:value-type="float">
            <text:p>1.24633</text:p>
          </table:table-cell>
          <table:table-cell office:value-type="float" office:value="0.709098" calcext:value-type="float">
            <text:p>0.709098</text:p>
          </table:table-cell>
          <table:table-cell office:value-type="float" office:value="0.863016" calcext:value-type="float">
            <text:p>0.863016</text:p>
          </table:table-cell>
          <table:table-cell office:value-type="float" office:value="0.76499" calcext:value-type="float">
            <text:p>0.76499</text:p>
          </table:table-cell>
          <table:table-cell office:value-type="float" office:value="0.840383" calcext:value-type="float">
            <text:p>0.840383</text:p>
          </table:table-cell>
          <table:table-cell office:value-type="float" office:value="0.816399" calcext:value-type="float">
            <text:p>0.816399</text:p>
          </table:table-cell>
          <table:table-cell office:value-type="float" office:value="0.783314" calcext:value-type="float">
            <text:p>0.783314</text:p>
          </table:table-cell>
          <table:table-cell office:value-type="float" office:value="0.792316" calcext:value-type="float">
            <text:p>0.792316</text:p>
          </table:table-cell>
          <table:table-cell office:value-type="float" office:value="1.06717" calcext:value-type="float">
            <text:p>1.06717</text:p>
          </table:table-cell>
          <table:table-cell office:value-type="float" office:value="0.832176" calcext:value-type="float">
            <text:p>0.832176</text:p>
          </table:table-cell>
          <table:table-cell office:value-type="float" office:value="0.730586" calcext:value-type="float">
            <text:p>0.730586</text:p>
          </table:table-cell>
          <table:table-cell office:value-type="float" office:value="0.862801" calcext:value-type="float">
            <text:p>0.862801</text:p>
          </table:table-cell>
          <table:table-cell office:value-type="float" office:value="0.838885" calcext:value-type="float">
            <text:p>0.838885</text:p>
          </table:table-cell>
          <table:table-cell office:value-type="float" office:value="1.21371" calcext:value-type="float">
            <text:p>1.21371</text:p>
          </table:table-cell>
          <table:table-cell office:value-type="float" office:value="0.82111" calcext:value-type="float">
            <text:p>0.82111</text:p>
          </table:table-cell>
          <table:table-cell office:value-type="float" office:value="1.02124" calcext:value-type="float">
            <text:p>1.02124</text:p>
          </table:table-cell>
          <table:table-cell office:value-type="float" office:value="0.924066" calcext:value-type="float">
            <text:p>0.924066</text:p>
          </table:table-cell>
          <table:table-cell office:value-type="float" office:value="0.936456" calcext:value-type="float">
            <text:p>0.936456</text:p>
          </table:table-cell>
          <table:table-cell office:value-type="float" office:value="0.836787" calcext:value-type="float">
            <text:p>0.836787</text:p>
          </table:table-cell>
          <table:table-cell office:value-type="float" office:value="0.649707" calcext:value-type="float">
            <text:p>0.649707</text:p>
          </table:table-cell>
          <table:table-cell office:value-type="float" office:value="0.763852" calcext:value-type="float">
            <text:p>0.763852</text:p>
          </table:table-cell>
          <table:table-cell office:value-type="float" office:value="1.05776" calcext:value-type="float">
            <text:p>1.05776</text:p>
          </table:table-cell>
          <table:table-cell office:value-type="float" office:value="0.970107" calcext:value-type="float">
            <text:p>0.970107</text:p>
          </table:table-cell>
          <table:table-cell office:value-type="float" office:value="0.922012" calcext:value-type="float">
            <text:p>0.922012</text:p>
          </table:table-cell>
          <table:table-cell office:value-type="float" office:value="0.774911" calcext:value-type="float">
            <text:p>0.774911</text:p>
          </table:table-cell>
          <table:table-cell office:value-type="float" office:value="1.0231" calcext:value-type="float">
            <text:p>1.0231</text:p>
          </table:table-cell>
          <table:table-cell office:value-type="float" office:value="1.15807" calcext:value-type="float">
            <text:p>1.15807</text:p>
          </table:table-cell>
          <table:table-cell office:value-type="float" office:value="1.02124" calcext:value-type="float">
            <text:p>1.02124</text:p>
          </table:table-cell>
          <table:table-cell office:value-type="float" office:value="0.789096" calcext:value-type="float">
            <text:p>0.789096</text:p>
          </table:table-cell>
          <table:table-cell office:value-type="float" office:value="0.527567" calcext:value-type="float">
            <text:p>0.527567</text:p>
          </table:table-cell>
          <table:table-cell office:value-type="float" office:value="0.419052" calcext:value-type="float">
            <text:p>0.419052</text:p>
          </table:table-cell>
        </table:table-row>
        <table:table-row table:style-name="ro1">
          <table:table-cell office:value-type="string" calcext:value-type="string">
            <text:p>Levenshtein</text:p>
          </table:table-cell>
          <table:table-cell office:value-type="float" office:value="0.255156" calcext:value-type="float">
            <text:p>0.255156</text:p>
          </table:table-cell>
          <table:table-cell office:value-type="float" office:value="0.24652" calcext:value-type="float">
            <text:p>0.24652</text:p>
          </table:table-cell>
          <table:table-cell office:value-type="float" office:value="0.219027" calcext:value-type="float">
            <text:p>0.219027</text:p>
          </table:table-cell>
          <table:table-cell office:value-type="float" office:value="0.313741" calcext:value-type="float">
            <text:p>0.313741</text:p>
          </table:table-cell>
          <table:table-cell office:value-type="float" office:value="0.217531" calcext:value-type="float">
            <text:p>0.217531</text:p>
          </table:table-cell>
          <table:table-cell office:value-type="float" office:value="0.293083" calcext:value-type="float">
            <text:p>0.293083</text:p>
          </table:table-cell>
          <table:table-cell office:value-type="float" office:value="0.249479" calcext:value-type="float">
            <text:p>0.249479</text:p>
          </table:table-cell>
          <table:table-cell office:value-type="float" office:value="0.297663" calcext:value-type="float">
            <text:p>0.297663</text:p>
          </table:table-cell>
          <table:table-cell office:value-type="float" office:value="0.3063" calcext:value-type="float">
            <text:p>0.3063</text:p>
          </table:table-cell>
          <table:table-cell office:value-type="float" office:value="0.457947" calcext:value-type="float">
            <text:p>0.457947</text:p>
          </table:table-cell>
          <table:table-cell office:value-type="float" office:value="0.247949" calcext:value-type="float">
            <text:p>0.247949</text:p>
          </table:table-cell>
          <table:table-cell office:value-type="float" office:value="0.323316" calcext:value-type="float">
            <text:p>0.323316</text:p>
          </table:table-cell>
          <table:table-cell office:value-type="float" office:value="0.368652" calcext:value-type="float">
            <text:p>0.368652</text:p>
          </table:table-cell>
          <table:table-cell office:value-type="float" office:value="0.473295" calcext:value-type="float">
            <text:p>0.473295</text:p>
          </table:table-cell>
          <table:table-cell office:value-type="float" office:value="0.347486" calcext:value-type="float">
            <text:p>0.347486</text:p>
          </table:table-cell>
          <table:table-cell office:value-type="float" office:value="0.32411" calcext:value-type="float">
            <text:p>0.32411</text:p>
          </table:table-cell>
          <table:table-cell office:value-type="float" office:value="0.295981" calcext:value-type="float">
            <text:p>0.295981</text:p>
          </table:table-cell>
          <table:table-cell office:value-type="float" office:value="0.403938" calcext:value-type="float">
            <text:p>0.403938</text:p>
          </table:table-cell>
          <table:table-cell office:value-type="float" office:value="0.468889" calcext:value-type="float">
            <text:p>0.468889</text:p>
          </table:table-cell>
          <table:table-cell office:value-type="float" office:value="0.284352" calcext:value-type="float">
            <text:p>0.284352</text:p>
          </table:table-cell>
          <table:table-cell office:value-type="float" office:value="0.26359" calcext:value-type="float">
            <text:p>0.26359</text:p>
          </table:table-cell>
          <table:table-cell office:value-type="float" office:value="0.258338" calcext:value-type="float">
            <text:p>0.258338</text:p>
          </table:table-cell>
          <table:table-cell office:value-type="float" office:value="0.257219" calcext:value-type="float">
            <text:p>0.257219</text:p>
          </table:table-cell>
          <table:table-cell office:value-type="float" office:value="0.262437" calcext:value-type="float">
            <text:p>0.262437</text:p>
          </table:table-cell>
          <table:table-cell office:value-type="float" office:value="0.277877" calcext:value-type="float">
            <text:p>0.277877</text:p>
          </table:table-cell>
          <table:table-cell office:value-type="float" office:value="0.539508" calcext:value-type="float">
            <text:p>0.539508</text:p>
          </table:table-cell>
          <table:table-cell office:value-type="float" office:value="0.268246" calcext:value-type="float">
            <text:p>0.268246</text:p>
          </table:table-cell>
          <table:table-cell office:value-type="float" office:value="0.281055" calcext:value-type="float">
            <text:p>0.281055</text:p>
          </table:table-cell>
          <table:table-cell office:value-type="float" office:value="0.276547" calcext:value-type="float">
            <text:p>0.276547</text:p>
          </table:table-cell>
          <table:table-cell office:value-type="float" office:value="0.284636" calcext:value-type="float">
            <text:p>0.284636</text:p>
          </table:table-cell>
          <table:table-cell office:value-type="float" office:value="0.373004" calcext:value-type="float">
            <text:p>0.373004</text:p>
          </table:table-cell>
          <table:table-cell office:value-type="float" office:value="0.28468" calcext:value-type="float">
            <text:p>0.28468</text:p>
          </table:table-cell>
          <table:table-cell office:value-type="float" office:value="0.278616" calcext:value-type="float">
            <text:p>0.278616</text:p>
          </table:table-cell>
          <table:table-cell office:value-type="float" office:value="0.364681" calcext:value-type="float">
            <text:p>0.364681</text:p>
          </table:table-cell>
          <table:table-cell office:value-type="float" office:value="0.316742" calcext:value-type="float">
            <text:p>0.316742</text:p>
          </table:table-cell>
          <table:table-cell office:value-type="float" office:value="0.253174" calcext:value-type="float">
            <text:p>0.253174</text:p>
          </table:table-cell>
          <table:table-cell office:value-type="float" office:value="0.424232" calcext:value-type="float">
            <text:p>0.424232</text:p>
          </table:table-cell>
          <table:table-cell office:value-type="float" office:value="0.278101" calcext:value-type="float">
            <text:p>0.278101</text:p>
          </table:table-cell>
          <table:table-cell office:value-type="float" office:value="0.31197" calcext:value-type="float">
            <text:p>0.31197</text:p>
          </table:table-cell>
          <table:table-cell office:value-type="float" office:value="0.385891" calcext:value-type="float">
            <text:p>0.385891</text:p>
          </table:table-cell>
          <table:table-cell office:value-type="float" office:value="0.379422" calcext:value-type="float">
            <text:p>0.379422</text:p>
          </table:table-cell>
          <table:table-cell office:value-type="float" office:value="0.311063" calcext:value-type="float">
            <text:p>0.311063</text:p>
          </table:table-cell>
          <table:table-cell office:value-type="float" office:value="0.275704" calcext:value-type="float">
            <text:p>0.275704</text:p>
          </table:table-cell>
          <table:table-cell office:value-type="float" office:value="0.294724" calcext:value-type="float">
            <text:p>0.294724</text:p>
          </table:table-cell>
          <table:table-cell office:value-type="float" office:value="0.437412" calcext:value-type="float">
            <text:p>0.437412</text:p>
          </table:table-cell>
          <table:table-cell office:value-type="float" office:value="0.299208" calcext:value-type="float">
            <text:p>0.299208</text:p>
          </table:table-cell>
          <table:table-cell office:value-type="float" office:value="0.302746" calcext:value-type="float">
            <text:p>0.302746</text:p>
          </table:table-cell>
          <table:table-cell office:value-type="float" office:value="0.265605" calcext:value-type="float">
            <text:p>0.265605</text:p>
          </table:table-cell>
          <table:table-cell office:value-type="float" office:value="0.502699" calcext:value-type="float">
            <text:p>0.502699</text:p>
          </table:table-cell>
          <table:table-cell office:value-type="float" office:value="0.450627" calcext:value-type="float">
            <text:p>0.450627</text:p>
          </table:table-cell>
          <table:table-cell office:value-type="float" office:value="0.547797" calcext:value-type="float">
            <text:p>0.547797</text:p>
          </table:table-cell>
          <table:table-cell office:value-type="float" office:value="0.551489" calcext:value-type="float">
            <text:p>0.551489</text:p>
          </table:table-cell>
          <table:table-cell office:value-type="float" office:value="0.597287" calcext:value-type="float">
            <text:p>0.597287</text:p>
          </table:table-cell>
          <table:table-cell office:value-type="float" office:value="0.41555" calcext:value-type="float">
            <text:p>0.41555</text:p>
          </table:table-cell>
          <table:table-cell office:value-type="float" office:value="0.43012" calcext:value-type="float">
            <text:p>0.43012</text:p>
          </table:table-cell>
          <table:table-cell office:value-type="float" office:value="0.33062" calcext:value-type="float">
            <text:p>0.33062</text:p>
          </table:table-cell>
          <table:table-cell office:value-type="float" office:value="0.253713" calcext:value-type="float">
            <text:p>0.253713</text:p>
          </table:table-cell>
          <table:table-cell office:value-type="float" office:value="0.390518" calcext:value-type="float">
            <text:p>0.390518</text:p>
          </table:table-cell>
          <table:table-cell office:value-type="float" office:value="0.341471" calcext:value-type="float">
            <text:p>0.341471</text:p>
          </table:table-cell>
          <table:table-cell office:value-type="float" office:value="0.383528" calcext:value-type="float">
            <text:p>0.383528</text:p>
          </table:table-cell>
          <table:table-cell office:value-type="float" office:value="0.387557" calcext:value-type="float">
            <text:p>0.387557</text:p>
          </table:table-cell>
          <table:table-cell office:value-type="float" office:value="0.422214" calcext:value-type="float">
            <text:p>0.422214</text:p>
          </table:table-cell>
          <table:table-cell office:value-type="float" office:value="0.360905" calcext:value-type="float">
            <text:p>0.360905</text:p>
          </table:table-cell>
          <table:table-cell office:value-type="float" office:value="0.360548" calcext:value-type="float">
            <text:p>0.360548</text:p>
          </table:table-cell>
          <table:table-cell office:value-type="float" office:value="0.281207" calcext:value-type="float">
            <text:p>0.281207</text:p>
          </table:table-cell>
          <table:table-cell office:value-type="float" office:value="0.434998" calcext:value-type="float">
            <text:p>0.434998</text:p>
          </table:table-cell>
          <table:table-cell office:value-type="float" office:value="0.26367" calcext:value-type="float">
            <text:p>0.26367</text:p>
          </table:table-cell>
          <table:table-cell office:value-type="float" office:value="0.277461" calcext:value-type="float">
            <text:p>0.277461</text:p>
          </table:table-cell>
          <table:table-cell office:value-type="float" office:value="0.372404" calcext:value-type="float">
            <text:p>0.372404</text:p>
          </table:table-cell>
          <table:table-cell office:value-type="float" office:value="0.401797" calcext:value-type="float">
            <text:p>0.401797</text:p>
          </table:table-cell>
          <table:table-cell office:value-type="float" office:value="0.326168" calcext:value-type="float">
            <text:p>0.326168</text:p>
          </table:table-cell>
          <table:table-cell office:value-type="float" office:value="0.403599" calcext:value-type="float">
            <text:p>0.403599</text:p>
          </table:table-cell>
          <table:table-cell office:value-type="float" office:value="0.392195" calcext:value-type="float">
            <text:p>0.392195</text:p>
          </table:table-cell>
          <table:table-cell office:value-type="float" office:value="0.302765" calcext:value-type="float">
            <text:p>0.302765</text:p>
          </table:table-cell>
          <table:table-cell office:value-type="float" office:value="0.377119" calcext:value-type="float">
            <text:p>0.377119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0.33349" calcext:value-type="float">
            <text:p>0.33349</text:p>
          </table:table-cell>
          <table:table-cell office:value-type="float" office:value="0.349323" calcext:value-type="float">
            <text:p>0.349323</text:p>
          </table:table-cell>
          <table:table-cell office:value-type="float" office:value="0.347603" calcext:value-type="float">
            <text:p>0.347603</text:p>
          </table:table-cell>
          <table:table-cell office:value-type="float" office:value="0.325996" calcext:value-type="float">
            <text:p>0.325996</text:p>
          </table:table-cell>
          <table:table-cell office:value-type="float" office:value="0.270459" calcext:value-type="float">
            <text:p>0.270459</text:p>
          </table:table-cell>
          <table:table-cell office:value-type="float" office:value="0.24824" calcext:value-type="float">
            <text:p>0.24824</text:p>
          </table:table-cell>
          <table:table-cell office:value-type="float" office:value="0.313549" calcext:value-type="float">
            <text:p>0.313549</text:p>
          </table:table-cell>
          <table:table-cell office:value-type="float" office:value="0.276379" calcext:value-type="float">
            <text:p>0.276379</text:p>
          </table:table-cell>
          <table:table-cell office:value-type="float" office:value="0.345708" calcext:value-type="float">
            <text:p>0.345708</text:p>
          </table:table-cell>
          <table:table-cell office:value-type="float" office:value="0.276842" calcext:value-type="float">
            <text:p>0.276842</text:p>
          </table:table-cell>
          <table:table-cell office:value-type="float" office:value="0.274216" calcext:value-type="float">
            <text:p>0.274216</text:p>
          </table:table-cell>
          <table:table-cell office:value-type="float" office:value="0.470838" calcext:value-type="float">
            <text:p>0.470838</text:p>
          </table:table-cell>
          <table:table-cell office:value-type="float" office:value="0.406278" calcext:value-type="float">
            <text:p>0.406278</text:p>
          </table:table-cell>
          <table:table-cell office:value-type="float" office:value="0.40964" calcext:value-type="float">
            <text:p>0.40964</text:p>
          </table:table-cell>
          <table:table-cell office:value-type="float" office:value="0.310707" calcext:value-type="float">
            <text:p>0.310707</text:p>
          </table:table-cell>
          <table:table-cell office:value-type="float" office:value="0.288689" calcext:value-type="float">
            <text:p>0.288689</text:p>
          </table:table-cell>
          <table:table-cell office:value-type="float" office:value="0.353724" calcext:value-type="float">
            <text:p>0.353724</text:p>
          </table:table-cell>
          <table:table-cell office:value-type="float" office:value="0.367896" calcext:value-type="float">
            <text:p>0.367896</text:p>
          </table:table-cell>
          <table:table-cell office:value-type="float" office:value="0.477452" calcext:value-type="float">
            <text:p>0.477452</text:p>
          </table:table-cell>
          <table:table-cell office:value-type="float" office:value="0.272743" calcext:value-type="float">
            <text:p>0.272743</text:p>
          </table:table-cell>
          <table:table-cell office:value-type="float" office:value="0.297833" calcext:value-type="float">
            <text:p>0.297833</text:p>
          </table:table-cell>
          <table:table-cell office:value-type="float" office:value="0.28903" calcext:value-type="float">
            <text:p>0.28903</text:p>
          </table:table-cell>
          <table:table-cell office:value-type="float" office:value="0.26814" calcext:value-type="float">
            <text:p>0.26814</text:p>
          </table:table-cell>
          <table:table-cell office:value-type="float" office:value="0.364952" calcext:value-type="float">
            <text:p>0.364952</text:p>
          </table:table-cell>
          <table:table-cell office:value-type="float" office:value="0.268025" calcext:value-type="float">
            <text:p>0.268025</text:p>
          </table:table-cell>
          <table:table-cell office:value-type="float" office:value="0.274866" calcext:value-type="float">
            <text:p>0.274866</text:p>
          </table:table-cell>
          <table:table-cell office:value-type="float" office:value="0.565613" calcext:value-type="float">
            <text:p>0.565613</text:p>
          </table:table-cell>
          <table:table-cell office:value-type="float" office:value="0.276683" calcext:value-type="float">
            <text:p>0.276683</text:p>
          </table:table-cell>
          <table:table-cell office:value-type="float" office:value="0.361298" calcext:value-type="float">
            <text:p>0.361298</text:p>
          </table:table-cell>
          <table:table-cell office:value-type="float" office:value="0.293129" calcext:value-type="float">
            <text:p>0.293129</text:p>
          </table:table-cell>
          <table:table-cell office:value-type="float" office:value="0.363041" calcext:value-type="float">
            <text:p>0.363041</text:p>
          </table:table-cell>
          <table:table-cell office:value-type="float" office:value="0.275046" calcext:value-type="float">
            <text:p>0.275046</text:p>
          </table:table-cell>
          <table:table-cell office:value-type="float" office:value="0.385246" calcext:value-type="float">
            <text:p>0.385246</text:p>
          </table:table-cell>
          <table:table-cell office:value-type="float" office:value="0.366693" calcext:value-type="float">
            <text:p>0.366693</text:p>
          </table:table-cell>
          <table:table-cell office:value-type="float" office:value="0.394484" calcext:value-type="float">
            <text:p>0.394484</text:p>
          </table:table-cell>
          <table:table-cell office:value-type="float" office:value="0.441633" calcext:value-type="float">
            <text:p>0.441633</text:p>
          </table:table-cell>
          <table:table-cell office:value-type="float" office:value="0.270566" calcext:value-type="float">
            <text:p>0.270566</text:p>
          </table:table-cell>
          <table:table-cell office:value-type="float" office:value="0.487474" calcext:value-type="float">
            <text:p>0.487474</text:p>
          </table:table-cell>
          <table:table-cell office:value-type="float" office:value="0.278807" calcext:value-type="float">
            <text:p>0.278807</text:p>
          </table:table-cell>
          <table:table-cell office:value-type="float" office:value="0.451091" calcext:value-type="float">
            <text:p>0.451091</text:p>
          </table:table-cell>
          <table:table-cell office:value-type="float" office:value="0.250438" calcext:value-type="float">
            <text:p>0.250438</text:p>
          </table:table-cell>
          <table:table-cell office:value-type="float" office:value="0.336466" calcext:value-type="float">
            <text:p>0.336466</text:p>
          </table:table-cell>
          <table:table-cell office:value-type="float" office:value="0.272855" calcext:value-type="float">
            <text:p>0.272855</text:p>
          </table:table-cell>
          <table:table-cell office:value-type="float" office:value="0.463966" calcext:value-type="float">
            <text:p>0.463966</text:p>
          </table:table-cell>
          <table:table-cell office:value-type="float" office:value="0.510858" calcext:value-type="float">
            <text:p>0.510858</text:p>
          </table:table-cell>
          <table:table-cell office:value-type="float" office:value="0.281288" calcext:value-type="float">
            <text:p>0.281288</text:p>
          </table:table-cell>
          <table:table-cell office:value-type="float" office:value="0.265206" calcext:value-type="float">
            <text:p>0.265206</text:p>
          </table:table-cell>
          <table:table-cell office:value-type="float" office:value="0.438269" calcext:value-type="float">
            <text:p>0.438269</text:p>
          </table:table-cell>
          <table:table-cell office:value-type="float" office:value="0.385755" calcext:value-type="float">
            <text:p>0.385755</text:p>
          </table:table-cell>
          <table:table-cell office:value-type="float" office:value="0.4274" calcext:value-type="float">
            <text:p>0.4274</text:p>
          </table:table-cell>
          <table:table-cell office:value-type="float" office:value="0.296663" calcext:value-type="float">
            <text:p>0.296663</text:p>
          </table:table-cell>
          <table:table-cell office:value-type="float" office:value="0.327582" calcext:value-type="float">
            <text:p>0.327582</text:p>
          </table:table-cell>
          <table:table-cell office:value-type="float" office:value="0.400383" calcext:value-type="float">
            <text:p>0.400383</text:p>
          </table:table-cell>
          <table:table-cell office:value-type="float" office:value="0.27472" calcext:value-type="float">
            <text:p>0.27472</text:p>
          </table:table-cell>
          <table:table-cell office:value-type="float" office:value="0.256668" calcext:value-type="float">
            <text:p>0.256668</text:p>
          </table:table-cell>
          <table:table-cell office:value-type="float" office:value="0.443704" calcext:value-type="float">
            <text:p>0.443704</text:p>
          </table:table-cell>
          <table:table-cell office:value-type="float" office:value="0.337764" calcext:value-type="float">
            <text:p>0.337764</text:p>
          </table:table-cell>
          <table:table-cell office:value-type="float" office:value="0.298573" calcext:value-type="float">
            <text:p>0.298573</text:p>
          </table:table-cell>
          <table:table-cell office:value-type="float" office:value="0.283505" calcext:value-type="float">
            <text:p>0.283505</text:p>
          </table:table-cell>
          <table:table-cell office:value-type="float" office:value="0.360956" calcext:value-type="float">
            <text:p>0.360956</text:p>
          </table:table-cell>
          <table:table-cell office:value-type="float" office:value="0.282898" calcext:value-type="float">
            <text:p>0.282898</text:p>
          </table:table-cell>
          <table:table-cell office:value-type="float" office:value="0.311063" calcext:value-type="float">
            <text:p>0.311063</text:p>
          </table:table-cell>
          <table:table-cell office:value-type="float" office:value="0.27886" calcext:value-type="float">
            <text:p>0.27886</text:p>
          </table:table-cell>
          <table:table-cell office:value-type="float" office:value="0.309468" calcext:value-type="float">
            <text:p>0.309468</text:p>
          </table:table-cell>
          <table:table-cell office:value-type="float" office:value="0.348156" calcext:value-type="float">
            <text:p>0.348156</text:p>
          </table:table-cell>
          <table:table-cell office:value-type="float" office:value="0.269211" calcext:value-type="float">
            <text:p>0.269211</text:p>
          </table:table-cell>
          <table:table-cell office:value-type="float" office:value="0.439663" calcext:value-type="float">
            <text:p>0.439663</text:p>
          </table:table-cell>
          <table:table-cell office:value-type="float" office:value="0.517377" calcext:value-type="float">
            <text:p>0.517377</text:p>
          </table:table-cell>
          <table:table-cell office:value-type="float" office:value="0.30503" calcext:value-type="float">
            <text:p>0.30503</text:p>
          </table:table-cell>
          <table:table-cell office:value-type="float" office:value="0.419103" calcext:value-type="float">
            <text:p>0.419103</text:p>
          </table:table-cell>
          <table:table-cell office:value-type="float" office:value="0.304854" calcext:value-type="float">
            <text:p>0.304854</text:p>
          </table:table-cell>
          <table:table-cell office:value-type="float" office:value="0.294182" calcext:value-type="float">
            <text:p>0.294182</text:p>
          </table:table-cell>
          <table:table-cell office:value-type="float" office:value="0.340522" calcext:value-type="float">
            <text:p>0.340522</text:p>
          </table:table-cell>
          <table:table-cell office:value-type="float" office:value="0.153205" calcext:value-type="float">
            <text:p>0.153205</text:p>
          </table:table-cell>
        </table:table-row>
        <table:table-row table:style-name="ro1">
          <table:table-cell office:value-type="string" calcext:value-type="string">
            <text:p>Dice</text:p>
          </table:table-cell>
          <table:table-cell office:value-type="float" office:value="0.812065" calcext:value-type="float">
            <text:p>0.812065</text:p>
          </table:table-cell>
          <table:table-cell office:value-type="float" office:value="1.15493" calcext:value-type="float">
            <text:p>1.15493</text:p>
          </table:table-cell>
          <table:table-cell office:value-type="float" office:value="0.696817" calcext:value-type="float">
            <text:p>0.696817</text:p>
          </table:table-cell>
          <table:table-cell office:value-type="float" office:value="0.891276" calcext:value-type="float">
            <text:p>0.891276</text:p>
          </table:table-cell>
          <table:table-cell office:value-type="float" office:value="0.769641" calcext:value-type="float">
            <text:p>0.769641</text:p>
          </table:table-cell>
          <table:table-cell office:value-type="float" office:value="0.947558" calcext:value-type="float">
            <text:p>0.947558</text:p>
          </table:table-cell>
          <table:table-cell office:value-type="float" office:value="0.728626" calcext:value-type="float">
            <text:p>0.728626</text:p>
          </table:table-cell>
          <table:table-cell office:value-type="float" office:value="0.823006" calcext:value-type="float">
            <text:p>0.823006</text:p>
          </table:table-cell>
          <table:table-cell office:value-type="float" office:value="0.70967" calcext:value-type="float">
            <text:p>0.70967</text:p>
          </table:table-cell>
          <table:table-cell office:value-type="float" office:value="0.794867" calcext:value-type="float">
            <text:p>0.794867</text:p>
          </table:table-cell>
          <table:table-cell office:value-type="float" office:value="0.840524" calcext:value-type="float">
            <text:p>0.840524</text:p>
          </table:table-cell>
          <table:table-cell office:value-type="float" office:value="0.766173" calcext:value-type="float">
            <text:p>0.766173</text:p>
          </table:table-cell>
          <table:table-cell office:value-type="float" office:value="0.711766" calcext:value-type="float">
            <text:p>0.711766</text:p>
          </table:table-cell>
          <table:table-cell office:value-type="float" office:value="0.722585" calcext:value-type="float">
            <text:p>0.722585</text:p>
          </table:table-cell>
          <table:table-cell office:value-type="float" office:value="0.72837" calcext:value-type="float">
            <text:p>0.72837</text:p>
          </table:table-cell>
          <table:table-cell office:value-type="float" office:value="0.959561" calcext:value-type="float">
            <text:p>0.959561</text:p>
          </table:table-cell>
          <table:table-cell office:value-type="float" office:value="0.793319" calcext:value-type="float">
            <text:p>0.793319</text:p>
          </table:table-cell>
          <table:table-cell office:value-type="float" office:value="0.7532" calcext:value-type="float">
            <text:p>0.7532</text:p>
          </table:table-cell>
          <table:table-cell office:value-type="float" office:value="0.938115" calcext:value-type="float">
            <text:p>0.938115</text:p>
          </table:table-cell>
          <table:table-cell office:value-type="float" office:value="0.80214" calcext:value-type="float">
            <text:p>0.80214</text:p>
          </table:table-cell>
          <table:table-cell office:value-type="float" office:value="1.01537" calcext:value-type="float">
            <text:p>1.01537</text:p>
          </table:table-cell>
          <table:table-cell office:value-type="float" office:value="0.792619" calcext:value-type="float">
            <text:p>0.792619</text:p>
          </table:table-cell>
          <table:table-cell office:value-type="float" office:value="1.05827" calcext:value-type="float">
            <text:p>1.05827</text:p>
          </table:table-cell>
          <table:table-cell office:value-type="float" office:value="0.788741" calcext:value-type="float">
            <text:p>0.788741</text:p>
          </table:table-cell>
          <table:table-cell office:value-type="float" office:value="0.79756" calcext:value-type="float">
            <text:p>0.79756</text:p>
          </table:table-cell>
          <table:table-cell office:value-type="float" office:value="0.996273" calcext:value-type="float">
            <text:p>0.996273</text:p>
          </table:table-cell>
          <table:table-cell office:value-type="float" office:value="0.822686" calcext:value-type="float">
            <text:p>0.822686</text:p>
          </table:table-cell>
          <table:table-cell office:value-type="float" office:value="0.883722" calcext:value-type="float">
            <text:p>0.883722</text:p>
          </table:table-cell>
          <table:table-cell office:value-type="float" office:value="1.05479" calcext:value-type="float">
            <text:p>1.05479</text:p>
          </table:table-cell>
          <table:table-cell office:value-type="float" office:value="1.00998" calcext:value-type="float">
            <text:p>1.00998</text:p>
          </table:table-cell>
          <table:table-cell office:value-type="float" office:value="0.678405" calcext:value-type="float">
            <text:p>0.678405</text:p>
          </table:table-cell>
          <table:table-cell office:value-type="float" office:value="0.720721" calcext:value-type="float">
            <text:p>0.720721</text:p>
          </table:table-cell>
          <table:table-cell office:value-type="float" office:value="0.816852" calcext:value-type="float">
            <text:p>0.816852</text:p>
          </table:table-cell>
          <table:table-cell office:value-type="float" office:value="0.682089" calcext:value-type="float">
            <text:p>0.682089</text:p>
          </table:table-cell>
          <table:table-cell office:value-type="float" office:value="0.761472" calcext:value-type="float">
            <text:p>0.761472</text:p>
          </table:table-cell>
          <table:table-cell office:value-type="float" office:value="0.898113" calcext:value-type="float">
            <text:p>0.898113</text:p>
          </table:table-cell>
          <table:table-cell office:value-type="float" office:value="0.685628" calcext:value-type="float">
            <text:p>0.685628</text:p>
          </table:table-cell>
          <table:table-cell office:value-type="float" office:value="0.753496" calcext:value-type="float">
            <text:p>0.753496</text:p>
          </table:table-cell>
          <table:table-cell office:value-type="float" office:value="0.707462" calcext:value-type="float">
            <text:p>0.707462</text:p>
          </table:table-cell>
          <table:table-cell office:value-type="float" office:value="0.972796" calcext:value-type="float">
            <text:p>0.972796</text:p>
          </table:table-cell>
          <table:table-cell office:value-type="float" office:value="0.884127" calcext:value-type="float">
            <text:p>0.884127</text:p>
          </table:table-cell>
          <table:table-cell office:value-type="float" office:value="0.775264" calcext:value-type="float">
            <text:p>0.775264</text:p>
          </table:table-cell>
          <table:table-cell office:value-type="float" office:value="0.982997" calcext:value-type="float">
            <text:p>0.982997</text:p>
          </table:table-cell>
          <table:table-cell office:value-type="float" office:value="0.948983" calcext:value-type="float">
            <text:p>0.948983</text:p>
          </table:table-cell>
          <table:table-cell office:value-type="float" office:value="0.921596" calcext:value-type="float">
            <text:p>0.921596</text:p>
          </table:table-cell>
          <table:table-cell office:value-type="float" office:value="0.69953" calcext:value-type="float">
            <text:p>0.69953</text:p>
          </table:table-cell>
          <table:table-cell office:value-type="float" office:value="0.668397" calcext:value-type="float">
            <text:p>0.668397</text:p>
          </table:table-cell>
          <table:table-cell office:value-type="float" office:value="0.677806" calcext:value-type="float">
            <text:p>0.677806</text:p>
          </table:table-cell>
          <table:table-cell office:value-type="float" office:value="0.890365" calcext:value-type="float">
            <text:p>0.890365</text:p>
          </table:table-cell>
          <table:table-cell office:value-type="float" office:value="0.915742" calcext:value-type="float">
            <text:p>0.915742</text:p>
          </table:table-cell>
          <table:table-cell office:value-type="float" office:value="1.0015" calcext:value-type="float">
            <text:p>1.0015</text:p>
          </table:table-cell>
          <table:table-cell office:value-type="float" office:value="1.02457" calcext:value-type="float">
            <text:p>1.02457</text:p>
          </table:table-cell>
          <table:table-cell office:value-type="float" office:value="1.11183" calcext:value-type="float">
            <text:p>1.11183</text:p>
          </table:table-cell>
          <table:table-cell office:value-type="float" office:value="1.14647" calcext:value-type="float">
            <text:p>1.14647</text:p>
          </table:table-cell>
          <table:table-cell office:value-type="float" office:value="0.904687" calcext:value-type="float">
            <text:p>0.904687</text:p>
          </table:table-cell>
          <table:table-cell office:value-type="float" office:value="0.948944" calcext:value-type="float">
            <text:p>0.948944</text:p>
          </table:table-cell>
          <table:table-cell office:value-type="float" office:value="0.629802" calcext:value-type="float">
            <text:p>0.629802</text:p>
          </table:table-cell>
          <table:table-cell office:value-type="float" office:value="0.934347" calcext:value-type="float">
            <text:p>0.934347</text:p>
          </table:table-cell>
          <table:table-cell office:value-type="float" office:value="0.871175" calcext:value-type="float">
            <text:p>0.871175</text:p>
          </table:table-cell>
          <table:table-cell office:value-type="float" office:value="1.17269" calcext:value-type="float">
            <text:p>1.17269</text:p>
          </table:table-cell>
          <table:table-cell office:value-type="float" office:value="0.830825" calcext:value-type="float">
            <text:p>0.830825</text:p>
          </table:table-cell>
          <table:table-cell office:value-type="float" office:value="0.661488" calcext:value-type="float">
            <text:p>0.661488</text:p>
          </table:table-cell>
          <table:table-cell office:value-type="float" office:value="0.73485" calcext:value-type="float">
            <text:p>0.73485</text:p>
          </table:table-cell>
          <table:table-cell office:value-type="float" office:value="1.14273" calcext:value-type="float">
            <text:p>1.14273</text:p>
          </table:table-cell>
          <table:table-cell office:value-type="float" office:value="1.07574" calcext:value-type="float">
            <text:p>1.07574</text:p>
          </table:table-cell>
          <table:table-cell office:value-type="float" office:value="0.95926" calcext:value-type="float">
            <text:p>0.95926</text:p>
          </table:table-cell>
          <table:table-cell office:value-type="float" office:value="0.827791" calcext:value-type="float">
            <text:p>0.827791</text:p>
          </table:table-cell>
          <table:table-cell office:value-type="float" office:value="0.793727" calcext:value-type="float">
            <text:p>0.793727</text:p>
          </table:table-cell>
          <table:table-cell office:value-type="float" office:value="0.744405" calcext:value-type="float">
            <text:p>0.744405</text:p>
          </table:table-cell>
          <table:table-cell office:value-type="float" office:value="0.995392" calcext:value-type="float">
            <text:p>0.995392</text:p>
          </table:table-cell>
          <table:table-cell office:value-type="float" office:value="0.817669" calcext:value-type="float">
            <text:p>0.817669</text:p>
          </table:table-cell>
          <table:table-cell office:value-type="float" office:value="0.91314" calcext:value-type="float">
            <text:p>0.91314</text:p>
          </table:table-cell>
          <table:table-cell office:value-type="float" office:value="0.750837" calcext:value-type="float">
            <text:p>0.750837</text:p>
          </table:table-cell>
          <table:table-cell office:value-type="float" office:value="0.758574" calcext:value-type="float">
            <text:p>0.758574</text:p>
          </table:table-cell>
          <table:table-cell office:value-type="float" office:value="0.840819" calcext:value-type="float">
            <text:p>0.840819</text:p>
          </table:table-cell>
          <table:table-cell office:value-type="float" office:value="0.736117" calcext:value-type="float">
            <text:p>0.736117</text:p>
          </table:table-cell>
          <table:table-cell office:value-type="float" office:value="1.00796" calcext:value-type="float">
            <text:p>1.00796</text:p>
          </table:table-cell>
          <table:table-cell office:value-type="float" office:value="1.06395" calcext:value-type="float">
            <text:p>1.06395</text:p>
          </table:table-cell>
          <table:table-cell office:value-type="float" office:value="0.789707" calcext:value-type="float">
            <text:p>0.789707</text:p>
          </table:table-cell>
          <table:table-cell office:value-type="float" office:value="0.776489" calcext:value-type="float">
            <text:p>0.776489</text:p>
          </table:table-cell>
          <table:table-cell office:value-type="float" office:value="0.959885" calcext:value-type="float">
            <text:p>0.959885</text:p>
          </table:table-cell>
          <table:table-cell office:value-type="float" office:value="0.677262" calcext:value-type="float">
            <text:p>0.677262</text:p>
          </table:table-cell>
          <table:table-cell office:value-type="float" office:value="0.801516" calcext:value-type="float">
            <text:p>0.801516</text:p>
          </table:table-cell>
          <table:table-cell office:value-type="float" office:value="1.11069" calcext:value-type="float">
            <text:p>1.11069</text:p>
          </table:table-cell>
          <table:table-cell office:value-type="float" office:value="0.902526" calcext:value-type="float">
            <text:p>0.902526</text:p>
          </table:table-cell>
          <table:table-cell office:value-type="float" office:value="1.15238" calcext:value-type="float">
            <text:p>1.15238</text:p>
          </table:table-cell>
          <table:table-cell office:value-type="float" office:value="0.807579" calcext:value-type="float">
            <text:p>0.807579</text:p>
          </table:table-cell>
          <table:table-cell office:value-type="float" office:value="0.801001" calcext:value-type="float">
            <text:p>0.801001</text:p>
          </table:table-cell>
          <table:table-cell office:value-type="float" office:value="1.06507" calcext:value-type="float">
            <text:p>1.06507</text:p>
          </table:table-cell>
          <table:table-cell office:value-type="float" office:value="1.00424" calcext:value-type="float">
            <text:p>1.00424</text:p>
          </table:table-cell>
          <table:table-cell office:value-type="float" office:value="0.898079" calcext:value-type="float">
            <text:p>0.898079</text:p>
          </table:table-cell>
          <table:table-cell office:value-type="float" office:value="0.967369" calcext:value-type="float">
            <text:p>0.967369</text:p>
          </table:table-cell>
          <table:table-cell office:value-type="float" office:value="0.74313" calcext:value-type="float">
            <text:p>0.74313</text:p>
          </table:table-cell>
          <table:table-cell office:value-type="float" office:value="0.753804" calcext:value-type="float">
            <text:p>0.753804</text:p>
          </table:table-cell>
          <table:table-cell office:value-type="float" office:value="0.815511" calcext:value-type="float">
            <text:p>0.815511</text:p>
          </table:table-cell>
          <table:table-cell office:value-type="float" office:value="0.967222" calcext:value-type="float">
            <text:p>0.967222</text:p>
          </table:table-cell>
          <table:table-cell office:value-type="float" office:value="0.79073" calcext:value-type="float">
            <text:p>0.79073</text:p>
          </table:table-cell>
          <table:table-cell office:value-type="float" office:value="0.757113" calcext:value-type="float">
            <text:p>0.757113</text:p>
          </table:table-cell>
          <table:table-cell office:value-type="float" office:value="0.69448" calcext:value-type="float">
            <text:p>0.69448</text:p>
          </table:table-cell>
          <table:table-cell office:value-type="float" office:value="0.854873" calcext:value-type="float">
            <text:p>0.854873</text:p>
          </table:table-cell>
          <table:table-cell office:value-type="float" office:value="0.915835" calcext:value-type="float">
            <text:p>0.915835</text:p>
          </table:table-cell>
          <table:table-cell office:value-type="float" office:value="0.864837" calcext:value-type="float">
            <text:p>0.864837</text:p>
          </table:table-cell>
          <table:table-cell office:value-type="float" office:value="0.651264" calcext:value-type="float">
            <text:p>0.651264</text:p>
          </table:table-cell>
          <table:table-cell office:value-type="float" office:value="0.723228" calcext:value-type="float">
            <text:p>0.723228</text:p>
          </table:table-cell>
          <table:table-cell office:value-type="float" office:value="0.773834" calcext:value-type="float">
            <text:p>0.773834</text:p>
          </table:table-cell>
          <table:table-cell office:value-type="float" office:value="0.731051" calcext:value-type="float">
            <text:p>0.731051</text:p>
          </table:table-cell>
          <table:table-cell office:value-type="float" office:value="0.823484" calcext:value-type="float">
            <text:p>0.823484</text:p>
          </table:table-cell>
          <table:table-cell office:value-type="float" office:value="0.746776" calcext:value-type="float">
            <text:p>0.746776</text:p>
          </table:table-cell>
          <table:table-cell office:value-type="float" office:value="0.820057" calcext:value-type="float">
            <text:p>0.820057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671487" calcext:value-type="float">
            <text:p>0.671487</text:p>
          </table:table-cell>
          <table:table-cell office:value-type="float" office:value="0.758354" calcext:value-type="float">
            <text:p>0.758354</text:p>
          </table:table-cell>
          <table:table-cell office:value-type="float" office:value="0.810886" calcext:value-type="float">
            <text:p>0.810886</text:p>
          </table:table-cell>
          <table:table-cell office:value-type="float" office:value="0.706236" calcext:value-type="float">
            <text:p>0.706236</text:p>
          </table:table-cell>
          <table:table-cell office:value-type="float" office:value="0.787431" calcext:value-type="float">
            <text:p>0.787431</text:p>
          </table:table-cell>
          <table:table-cell office:value-type="float" office:value="1.01708" calcext:value-type="float">
            <text:p>1.01708</text:p>
          </table:table-cell>
          <table:table-cell office:value-type="float" office:value="1.00713" calcext:value-type="float">
            <text:p>1.00713</text:p>
          </table:table-cell>
          <table:table-cell office:value-type="float" office:value="1.10989" calcext:value-type="float">
            <text:p>1.10989</text:p>
          </table:table-cell>
          <table:table-cell office:value-type="float" office:value="0.984846" calcext:value-type="float">
            <text:p>0.984846</text:p>
          </table:table-cell>
          <table:table-cell office:value-type="float" office:value="0.789089" calcext:value-type="float">
            <text:p>0.789089</text:p>
          </table:table-cell>
          <table:table-cell office:value-type="float" office:value="0.998859" calcext:value-type="float">
            <text:p>0.998859</text:p>
          </table:table-cell>
          <table:table-cell office:value-type="float" office:value="1.19039" calcext:value-type="float">
            <text:p>1.19039</text:p>
          </table:table-cell>
          <table:table-cell office:value-type="float" office:value="1.1397" calcext:value-type="float">
            <text:p>1.1397</text:p>
          </table:table-cell>
          <table:table-cell office:value-type="float" office:value="0.972991" calcext:value-type="float">
            <text:p>0.972991</text:p>
          </table:table-cell>
          <table:table-cell office:value-type="float" office:value="0.852131" calcext:value-type="float">
            <text:p>0.852131</text:p>
          </table:table-cell>
          <table:table-cell office:value-type="float" office:value="0.875754" calcext:value-type="float">
            <text:p>0.875754</text:p>
          </table:table-cell>
          <table:table-cell office:value-type="float" office:value="1.06979" calcext:value-type="float">
            <text:p>1.06979</text:p>
          </table:table-cell>
          <table:table-cell office:value-type="float" office:value="0.704107" calcext:value-type="float">
            <text:p>0.704107</text:p>
          </table:table-cell>
          <table:table-cell office:value-type="float" office:value="0.703958" calcext:value-type="float">
            <text:p>0.703958</text:p>
          </table:table-cell>
          <table:table-cell office:value-type="float" office:value="0.852275" calcext:value-type="float">
            <text:p>0.852275</text:p>
          </table:table-cell>
          <table:table-cell office:value-type="float" office:value="0.972812" calcext:value-type="float">
            <text:p>0.972812</text:p>
          </table:table-cell>
          <table:table-cell office:value-type="float" office:value="0.882083" calcext:value-type="float">
            <text:p>0.882083</text:p>
          </table:table-cell>
          <table:table-cell office:value-type="float" office:value="0.97648" calcext:value-type="float">
            <text:p>0.97648</text:p>
          </table:table-cell>
          <table:table-cell office:value-type="float" office:value="0.71397" calcext:value-type="float">
            <text:p>0.71397</text:p>
          </table:table-cell>
          <table:table-cell office:value-type="float" office:value="0.837016" calcext:value-type="float">
            <text:p>0.837016</text:p>
          </table:table-cell>
          <table:table-cell office:value-type="float" office:value="1.27346" calcext:value-type="float">
            <text:p>1.27346</text:p>
          </table:table-cell>
          <table:table-cell office:value-type="float" office:value="0.735346" calcext:value-type="float">
            <text:p>0.735346</text:p>
          </table:table-cell>
          <table:table-cell office:value-type="float" office:value="0.837504" calcext:value-type="float">
            <text:p>0.837504</text:p>
          </table:table-cell>
          <table:table-cell office:value-type="float" office:value="0.914947" calcext:value-type="float">
            <text:p>0.914947</text:p>
          </table:table-cell>
          <table:table-cell office:value-type="float" office:value="0.790423" calcext:value-type="float">
            <text:p>0.790423</text:p>
          </table:table-cell>
          <table:table-cell office:value-type="float" office:value="0.663324" calcext:value-type="float">
            <text:p>0.663324</text:p>
          </table:table-cell>
          <table:table-cell office:value-type="float" office:value="0.724826" calcext:value-type="float">
            <text:p>0.724826</text:p>
          </table:table-cell>
          <table:table-cell office:value-type="float" office:value="0.868863" calcext:value-type="float">
            <text:p>0.868863</text:p>
          </table:table-cell>
          <table:table-cell office:value-type="float" office:value="0.747281" calcext:value-type="float">
            <text:p>0.747281</text:p>
          </table:table-cell>
          <table:table-cell office:value-type="float" office:value="0.788822" calcext:value-type="float">
            <text:p>0.788822</text:p>
          </table:table-cell>
          <table:table-cell office:value-type="float" office:value="0.813924" calcext:value-type="float">
            <text:p>0.813924</text:p>
          </table:table-cell>
          <table:table-cell office:value-type="float" office:value="0.68843" calcext:value-type="float">
            <text:p>0.68843</text:p>
          </table:table-cell>
          <table:table-cell office:value-type="float" office:value="0.727897" calcext:value-type="float">
            <text:p>0.727897</text:p>
          </table:table-cell>
          <table:table-cell office:value-type="float" office:value="0.595227" calcext:value-type="float">
            <text:p>0.595227</text:p>
          </table:table-cell>
          <table:table-cell office:value-type="float" office:value="0.588873" calcext:value-type="float">
            <text:p>0.588873</text:p>
          </table:table-cell>
        </table:table-row>
        <table:table-row table:style-name="ro1">
          <table:table-cell office:value-type="string" calcext:value-type="string">
            <text:p>RK</text:p>
          </table:table-cell>
          <table:table-cell table:formula="of:=MEDIAN([.B1:.EU1])" office:value-type="float" office:value="0.219333" calcext:value-type="float">
            <text:p>0.219333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KMP</text:p>
          </table:table-cell>
          <table:table-cell table:formula="of:=MEDIAN([.B2:.EU2])" office:value-type="float" office:value="0.2403165" calcext:value-type="float">
            <text:p>0.2403165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STD</text:p>
          </table:table-cell>
          <table:table-cell table:formula="of:=MEDIAN([.B3:.EU3])" office:value-type="float" office:value="0.8344815" calcext:value-type="float">
            <text:p>0.8344815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Levenshtein</text:p>
          </table:table-cell>
          <table:table-cell table:formula="of:=MEDIAN([.B4:.EU4])" office:value-type="float" office:value="0.3152415" calcext:value-type="float">
            <text:p>0.3152415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Dice</text:p>
          </table:table-cell>
          <table:table-cell table:formula="of:=MEDIAN([.B5:.EU5])" office:value-type="float" office:value="0.8213715" calcext:value-type="float">
            <text:p>0.8213715</text:p>
          </table:table-cell>
          <table:table-cell table:number-columns-repeated="149"/>
        </table:table-row>
      </table:table>
      <table:table table:name="firefox" table:style-name="ta1">
        <table:table-column table:style-name="co1" table:number-columns-repeated="151" table:default-cell-style-name="Default"/>
        <table:table-row table:style-name="ro1">
          <table:table-cell office:value-type="string" calcext:value-type="string">
            <text:p>Rabin-Karp</text:p>
          </table:table-cell>
          <table:table-cell office:value-type="float" office:value="0.180207" calcext:value-type="float">
            <text:p>0.180207</text:p>
          </table:table-cell>
          <table:table-cell office:value-type="float" office:value="0.175167" calcext:value-type="float">
            <text:p>0.175167</text:p>
          </table:table-cell>
          <table:table-cell office:value-type="float" office:value="0.197746" calcext:value-type="float">
            <text:p>0.197746</text:p>
          </table:table-cell>
          <table:table-cell office:value-type="float" office:value="0.172716" calcext:value-type="float">
            <text:p>0.172716</text:p>
          </table:table-cell>
          <table:table-cell office:value-type="float" office:value="0.173384" calcext:value-type="float">
            <text:p>0.173384</text:p>
          </table:table-cell>
          <table:table-cell office:value-type="float" office:value="0.231269" calcext:value-type="float">
            <text:p>0.231269</text:p>
          </table:table-cell>
          <table:table-cell office:value-type="float" office:value="0.200212" calcext:value-type="float">
            <text:p>0.200212</text:p>
          </table:table-cell>
          <table:table-cell office:value-type="float" office:value="0.190019" calcext:value-type="float">
            <text:p>0.190019</text:p>
          </table:table-cell>
          <table:table-cell office:value-type="float" office:value="0.215938" calcext:value-type="float">
            <text:p>0.215938</text:p>
          </table:table-cell>
          <table:table-cell office:value-type="float" office:value="0.262952" calcext:value-type="float">
            <text:p>0.262952</text:p>
          </table:table-cell>
          <table:table-cell office:value-type="float" office:value="0.180067" calcext:value-type="float">
            <text:p>0.180067</text:p>
          </table:table-cell>
          <table:table-cell office:value-type="float" office:value="0.186996" calcext:value-type="float">
            <text:p>0.186996</text:p>
          </table:table-cell>
          <table:table-cell office:value-type="float" office:value="0.18165" calcext:value-type="float">
            <text:p>0.18165</text:p>
          </table:table-cell>
          <table:table-cell office:value-type="float" office:value="0.196807" calcext:value-type="float">
            <text:p>0.196807</text:p>
          </table:table-cell>
          <table:table-cell office:value-type="float" office:value="0.185619" calcext:value-type="float">
            <text:p>0.185619</text:p>
          </table:table-cell>
          <table:table-cell office:value-type="float" office:value="0.220604" calcext:value-type="float">
            <text:p>0.220604</text:p>
          </table:table-cell>
          <table:table-cell office:value-type="float" office:value="0.225148" calcext:value-type="float">
            <text:p>0.225148</text:p>
          </table:table-cell>
          <table:table-cell office:value-type="float" office:value="0.276759" calcext:value-type="float">
            <text:p>0.276759</text:p>
          </table:table-cell>
          <table:table-cell office:value-type="float" office:value="0.338675" calcext:value-type="float">
            <text:p>0.338675</text:p>
          </table:table-cell>
          <table:table-cell office:value-type="float" office:value="0.313618" calcext:value-type="float">
            <text:p>0.313618</text:p>
          </table:table-cell>
          <table:table-cell office:value-type="float" office:value="0.179146" calcext:value-type="float">
            <text:p>0.179146</text:p>
          </table:table-cell>
          <table:table-cell office:value-type="float" office:value="0.320973" calcext:value-type="float">
            <text:p>0.320973</text:p>
          </table:table-cell>
          <table:table-cell office:value-type="float" office:value="0.266536" calcext:value-type="float">
            <text:p>0.266536</text:p>
          </table:table-cell>
          <table:table-cell office:value-type="float" office:value="0.332675" calcext:value-type="float">
            <text:p>0.332675</text:p>
          </table:table-cell>
          <table:table-cell office:value-type="float" office:value="0.294936" calcext:value-type="float">
            <text:p>0.294936</text:p>
          </table:table-cell>
          <table:table-cell office:value-type="float" office:value="0.192031" calcext:value-type="float">
            <text:p>0.192031</text:p>
          </table:table-cell>
          <table:table-cell office:value-type="float" office:value="0.183351" calcext:value-type="float">
            <text:p>0.183351</text:p>
          </table:table-cell>
          <table:table-cell office:value-type="float" office:value="0.324988" calcext:value-type="float">
            <text:p>0.324988</text:p>
          </table:table-cell>
          <table:table-cell office:value-type="float" office:value="0.23835" calcext:value-type="float">
            <text:p>0.23835</text:p>
          </table:table-cell>
          <table:table-cell office:value-type="float" office:value="0.261126" calcext:value-type="float">
            <text:p>0.261126</text:p>
          </table:table-cell>
          <table:table-cell office:value-type="float" office:value="0.189325" calcext:value-type="float">
            <text:p>0.189325</text:p>
          </table:table-cell>
          <table:table-cell office:value-type="float" office:value="0.176035" calcext:value-type="float">
            <text:p>0.176035</text:p>
          </table:table-cell>
          <table:table-cell office:value-type="float" office:value="0.202744" calcext:value-type="float">
            <text:p>0.202744</text:p>
          </table:table-cell>
          <table:table-cell office:value-type="float" office:value="0.284478" calcext:value-type="float">
            <text:p>0.284478</text:p>
          </table:table-cell>
          <table:table-cell office:value-type="float" office:value="0.334645" calcext:value-type="float">
            <text:p>0.334645</text:p>
          </table:table-cell>
          <table:table-cell office:value-type="float" office:value="0.238403" calcext:value-type="float">
            <text:p>0.238403</text:p>
          </table:table-cell>
          <table:table-cell office:value-type="float" office:value="0.252658" calcext:value-type="float">
            <text:p>0.252658</text:p>
          </table:table-cell>
          <table:table-cell office:value-type="float" office:value="0.261945" calcext:value-type="float">
            <text:p>0.261945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300384" calcext:value-type="float">
            <text:p>0.300384</text:p>
          </table:table-cell>
          <table:table-cell office:value-type="float" office:value="0.296528" calcext:value-type="float">
            <text:p>0.296528</text:p>
          </table:table-cell>
          <table:table-cell office:value-type="float" office:value="0.182537" calcext:value-type="float">
            <text:p>0.182537</text:p>
          </table:table-cell>
          <table:table-cell office:value-type="float" office:value="0.186583" calcext:value-type="float">
            <text:p>0.186583</text:p>
          </table:table-cell>
          <table:table-cell office:value-type="float" office:value="0.211229" calcext:value-type="float">
            <text:p>0.211229</text:p>
          </table:table-cell>
          <table:table-cell office:value-type="float" office:value="0.26858" calcext:value-type="float">
            <text:p>0.26858</text:p>
          </table:table-cell>
          <table:table-cell office:value-type="float" office:value="0.182865" calcext:value-type="float">
            <text:p>0.182865</text:p>
          </table:table-cell>
          <table:table-cell office:value-type="float" office:value="0.194419" calcext:value-type="float">
            <text:p>0.194419</text:p>
          </table:table-cell>
          <table:table-cell office:value-type="float" office:value="0.235985" calcext:value-type="float">
            <text:p>0.235985</text:p>
          </table:table-cell>
          <table:table-cell office:value-type="float" office:value="0.190313" calcext:value-type="float">
            <text:p>0.190313</text:p>
          </table:table-cell>
          <table:table-cell office:value-type="float" office:value="0.205007" calcext:value-type="float">
            <text:p>0.205007</text:p>
          </table:table-cell>
          <table:table-cell office:value-type="float" office:value="0.193814" calcext:value-type="float">
            <text:p>0.193814</text:p>
          </table:table-cell>
          <table:table-cell office:value-type="float" office:value="0.307922" calcext:value-type="float">
            <text:p>0.307922</text:p>
          </table:table-cell>
          <table:table-cell office:value-type="float" office:value="0.313588" calcext:value-type="float">
            <text:p>0.313588</text:p>
          </table:table-cell>
          <table:table-cell office:value-type="float" office:value="0.238774" calcext:value-type="float">
            <text:p>0.238774</text:p>
          </table:table-cell>
          <table:table-cell office:value-type="float" office:value="0.339048" calcext:value-type="float">
            <text:p>0.339048</text:p>
          </table:table-cell>
          <table:table-cell office:value-type="float" office:value="0.192877" calcext:value-type="float">
            <text:p>0.192877</text:p>
          </table:table-cell>
          <table:table-cell office:value-type="float" office:value="0.185099" calcext:value-type="float">
            <text:p>0.185099</text:p>
          </table:table-cell>
          <table:table-cell office:value-type="float" office:value="0.241679" calcext:value-type="float">
            <text:p>0.241679</text:p>
          </table:table-cell>
          <table:table-cell office:value-type="float" office:value="0.183305" calcext:value-type="float">
            <text:p>0.183305</text:p>
          </table:table-cell>
          <table:table-cell office:value-type="float" office:value="0.195819" calcext:value-type="float">
            <text:p>0.195819</text:p>
          </table:table-cell>
          <table:table-cell office:value-type="float" office:value="0.185322" calcext:value-type="float">
            <text:p>0.185322</text:p>
          </table:table-cell>
          <table:table-cell office:value-type="float" office:value="0.18515" calcext:value-type="float">
            <text:p>0.18515</text:p>
          </table:table-cell>
          <table:table-cell office:value-type="float" office:value="0.21701" calcext:value-type="float">
            <text:p>0.21701</text:p>
          </table:table-cell>
          <table:table-cell office:value-type="float" office:value="0.346685" calcext:value-type="float">
            <text:p>0.346685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232154" calcext:value-type="float">
            <text:p>0.232154</text:p>
          </table:table-cell>
          <table:table-cell office:value-type="float" office:value="0.283471" calcext:value-type="float">
            <text:p>0.283471</text:p>
          </table:table-cell>
          <table:table-cell office:value-type="float" office:value="0.190157" calcext:value-type="float">
            <text:p>0.190157</text:p>
          </table:table-cell>
          <table:table-cell office:value-type="float" office:value="0.254312" calcext:value-type="float">
            <text:p>0.254312</text:p>
          </table:table-cell>
          <table:table-cell office:value-type="float" office:value="0.267421" calcext:value-type="float">
            <text:p>0.267421</text:p>
          </table:table-cell>
          <table:table-cell office:value-type="float" office:value="0.186807" calcext:value-type="float">
            <text:p>0.186807</text:p>
          </table:table-cell>
          <table:table-cell office:value-type="float" office:value="0.19218" calcext:value-type="float">
            <text:p>0.19218</text:p>
          </table:table-cell>
          <table:table-cell office:value-type="float" office:value="0.177154" calcext:value-type="float">
            <text:p>0.177154</text:p>
          </table:table-cell>
          <table:table-cell office:value-type="float" office:value="0.181571" calcext:value-type="float">
            <text:p>0.181571</text:p>
          </table:table-cell>
          <table:table-cell office:value-type="float" office:value="0.367425" calcext:value-type="float">
            <text:p>0.367425</text:p>
          </table:table-cell>
          <table:table-cell office:value-type="float" office:value="0.205187" calcext:value-type="float">
            <text:p>0.205187</text:p>
          </table:table-cell>
          <table:table-cell office:value-type="float" office:value="0.238681" calcext:value-type="float">
            <text:p>0.238681</text:p>
          </table:table-cell>
          <table:table-cell office:value-type="float" office:value="0.199176" calcext:value-type="float">
            <text:p>0.199176</text:p>
          </table:table-cell>
          <table:table-cell office:value-type="float" office:value="0.177784" calcext:value-type="float">
            <text:p>0.177784</text:p>
          </table:table-cell>
          <table:table-cell office:value-type="float" office:value="0.235855" calcext:value-type="float">
            <text:p>0.235855</text:p>
          </table:table-cell>
          <table:table-cell office:value-type="float" office:value="0.225782" calcext:value-type="float">
            <text:p>0.225782</text:p>
          </table:table-cell>
          <table:table-cell office:value-type="float" office:value="0.21166" calcext:value-type="float">
            <text:p>0.21166</text:p>
          </table:table-cell>
          <table:table-cell office:value-type="float" office:value="0.265009" calcext:value-type="float">
            <text:p>0.265009</text:p>
          </table:table-cell>
          <table:table-cell office:value-type="float" office:value="0.233282" calcext:value-type="float">
            <text:p>0.233282</text:p>
          </table:table-cell>
          <table:table-cell office:value-type="float" office:value="0.328277" calcext:value-type="float">
            <text:p>0.328277</text:p>
          </table:table-cell>
          <table:table-cell office:value-type="float" office:value="0.264614" calcext:value-type="float">
            <text:p>0.264614</text:p>
          </table:table-cell>
          <table:table-cell office:value-type="float" office:value="0.183193" calcext:value-type="float">
            <text:p>0.183193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249863" calcext:value-type="float">
            <text:p>0.249863</text:p>
          </table:table-cell>
          <table:table-cell office:value-type="float" office:value="0.276159" calcext:value-type="float">
            <text:p>0.276159</text:p>
          </table:table-cell>
          <table:table-cell office:value-type="float" office:value="0.215944" calcext:value-type="float">
            <text:p>0.215944</text:p>
          </table:table-cell>
          <table:table-cell office:value-type="float" office:value="0.37026" calcext:value-type="float">
            <text:p>0.37026</text:p>
          </table:table-cell>
          <table:table-cell office:value-type="float" office:value="0.188875" calcext:value-type="float">
            <text:p>0.188875</text:p>
          </table:table-cell>
          <table:table-cell office:value-type="float" office:value="0.204159" calcext:value-type="float">
            <text:p>0.204159</text:p>
          </table:table-cell>
          <table:table-cell office:value-type="float" office:value="0.236384" calcext:value-type="float">
            <text:p>0.236384</text:p>
          </table:table-cell>
          <table:table-cell office:value-type="float" office:value="0.294771" calcext:value-type="float">
            <text:p>0.294771</text:p>
          </table:table-cell>
          <table:table-cell office:value-type="float" office:value="0.184431" calcext:value-type="float">
            <text:p>0.184431</text:p>
          </table:table-cell>
          <table:table-cell office:value-type="float" office:value="0.220894" calcext:value-type="float">
            <text:p>0.220894</text:p>
          </table:table-cell>
          <table:table-cell office:value-type="float" office:value="0.18174" calcext:value-type="float">
            <text:p>0.18174</text:p>
          </table:table-cell>
          <table:table-cell office:value-type="float" office:value="0.200852" calcext:value-type="float">
            <text:p>0.200852</text:p>
          </table:table-cell>
          <table:table-cell office:value-type="float" office:value="0.191962" calcext:value-type="float">
            <text:p>0.191962</text:p>
          </table:table-cell>
          <table:table-cell office:value-type="float" office:value="0.20332" calcext:value-type="float">
            <text:p>0.20332</text:p>
          </table:table-cell>
          <table:table-cell office:value-type="float" office:value="0.189573" calcext:value-type="float">
            <text:p>0.189573</text:p>
          </table:table-cell>
          <table:table-cell office:value-type="float" office:value="0.182903" calcext:value-type="float">
            <text:p>0.182903</text:p>
          </table:table-cell>
          <table:table-cell office:value-type="float" office:value="0.214663" calcext:value-type="float">
            <text:p>0.214663</text:p>
          </table:table-cell>
          <table:table-cell office:value-type="float" office:value="0.206496" calcext:value-type="float">
            <text:p>0.206496</text:p>
          </table:table-cell>
          <table:table-cell office:value-type="float" office:value="0.322993" calcext:value-type="float">
            <text:p>0.322993</text:p>
          </table:table-cell>
          <table:table-cell office:value-type="float" office:value="0.181497" calcext:value-type="float">
            <text:p>0.181497</text:p>
          </table:table-cell>
          <table:table-cell office:value-type="float" office:value="0.224113" calcext:value-type="float">
            <text:p>0.224113</text:p>
          </table:table-cell>
          <table:table-cell office:value-type="float" office:value="0.392754" calcext:value-type="float">
            <text:p>0.392754</text:p>
          </table:table-cell>
          <table:table-cell office:value-type="float" office:value="0.249017" calcext:value-type="float">
            <text:p>0.249017</text:p>
          </table:table-cell>
          <table:table-cell office:value-type="float" office:value="0.238962" calcext:value-type="float">
            <text:p>0.238962</text:p>
          </table:table-cell>
          <table:table-cell office:value-type="float" office:value="0.398741" calcext:value-type="float">
            <text:p>0.398741</text:p>
          </table:table-cell>
          <table:table-cell office:value-type="float" office:value="0.193548" calcext:value-type="float">
            <text:p>0.193548</text:p>
          </table:table-cell>
          <table:table-cell office:value-type="float" office:value="0.31603" calcext:value-type="float">
            <text:p>0.31603</text:p>
          </table:table-cell>
          <table:table-cell office:value-type="float" office:value="0.227403" calcext:value-type="float">
            <text:p>0.227403</text:p>
          </table:table-cell>
          <table:table-cell office:value-type="float" office:value="0.223143" calcext:value-type="float">
            <text:p>0.223143</text:p>
          </table:table-cell>
          <table:table-cell office:value-type="float" office:value="0.189833" calcext:value-type="float">
            <text:p>0.189833</text:p>
          </table:table-cell>
          <table:table-cell office:value-type="float" office:value="0.242002" calcext:value-type="float">
            <text:p>0.242002</text:p>
          </table:table-cell>
          <table:table-cell office:value-type="float" office:value="0.183171" calcext:value-type="float">
            <text:p>0.183171</text:p>
          </table:table-cell>
          <table:table-cell office:value-type="float" office:value="0.303324" calcext:value-type="float">
            <text:p>0.303324</text:p>
          </table:table-cell>
          <table:table-cell office:value-type="float" office:value="0.43253" calcext:value-type="float">
            <text:p>0.43253</text:p>
          </table:table-cell>
          <table:table-cell office:value-type="float" office:value="0.171776" calcext:value-type="float">
            <text:p>0.171776</text:p>
          </table:table-cell>
          <table:table-cell office:value-type="float" office:value="0.385888" calcext:value-type="float">
            <text:p>0.385888</text:p>
          </table:table-cell>
          <table:table-cell office:value-type="float" office:value="0.353189" calcext:value-type="float">
            <text:p>0.353189</text:p>
          </table:table-cell>
          <table:table-cell office:value-type="float" office:value="0.374118" calcext:value-type="float">
            <text:p>0.374118</text:p>
          </table:table-cell>
          <table:table-cell office:value-type="float" office:value="0.18269" calcext:value-type="float">
            <text:p>0.18269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260638" calcext:value-type="float">
            <text:p>0.260638</text:p>
          </table:table-cell>
          <table:table-cell office:value-type="float" office:value="0.232016" calcext:value-type="float">
            <text:p>0.232016</text:p>
          </table:table-cell>
          <table:table-cell office:value-type="float" office:value="0.269635" calcext:value-type="float">
            <text:p>0.269635</text:p>
          </table:table-cell>
          <table:table-cell office:value-type="float" office:value="0.341398" calcext:value-type="float">
            <text:p>0.341398</text:p>
          </table:table-cell>
          <table:table-cell office:value-type="float" office:value="0.193298" calcext:value-type="float">
            <text:p>0.193298</text:p>
          </table:table-cell>
          <table:table-cell office:value-type="float" office:value="0.220365" calcext:value-type="float">
            <text:p>0.220365</text:p>
          </table:table-cell>
          <table:table-cell office:value-type="float" office:value="0.352539" calcext:value-type="float">
            <text:p>0.352539</text:p>
          </table:table-cell>
          <table:table-cell office:value-type="float" office:value="0.23786" calcext:value-type="float">
            <text:p>0.23786</text:p>
          </table:table-cell>
          <table:table-cell office:value-type="float" office:value="0.213168" calcext:value-type="float">
            <text:p>0.213168</text:p>
          </table:table-cell>
          <table:table-cell office:value-type="float" office:value="0.252683" calcext:value-type="float">
            <text:p>0.252683</text:p>
          </table:table-cell>
          <table:table-cell office:value-type="float" office:value="0.222188" calcext:value-type="float">
            <text:p>0.222188</text:p>
          </table:table-cell>
          <table:table-cell office:value-type="float" office:value="0.184095" calcext:value-type="float">
            <text:p>0.184095</text:p>
          </table:table-cell>
          <table:table-cell office:value-type="float" office:value="0.229275" calcext:value-type="float">
            <text:p>0.229275</text:p>
          </table:table-cell>
          <table:table-cell office:value-type="float" office:value="0.194064" calcext:value-type="float">
            <text:p>0.194064</text:p>
          </table:table-cell>
          <table:table-cell office:value-type="float" office:value="0.185274" calcext:value-type="float">
            <text:p>0.185274</text:p>
          </table:table-cell>
          <table:table-cell office:value-type="float" office:value="0.184354" calcext:value-type="float">
            <text:p>0.184354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432753" calcext:value-type="float">
            <text:p>0.432753</text:p>
          </table:table-cell>
          <table:table-cell office:value-type="float" office:value="0.179585" calcext:value-type="float">
            <text:p>0.179585</text:p>
          </table:table-cell>
          <table:table-cell office:value-type="float" office:value="0.176587" calcext:value-type="float">
            <text:p>0.176587</text:p>
          </table:table-cell>
          <table:table-cell office:value-type="float" office:value="0.192628" calcext:value-type="float">
            <text:p>0.192628</text:p>
          </table:table-cell>
        </table:table-row>
        <table:table-row table:style-name="ro1">
          <table:table-cell office:value-type="string" calcext:value-type="string">
            <text:p>KMP</text:p>
          </table:table-cell>
          <table:table-cell office:value-type="float" office:value="0.185199" calcext:value-type="float">
            <text:p>0.185199</text:p>
          </table:table-cell>
          <table:table-cell office:value-type="float" office:value="0.195741" calcext:value-type="float">
            <text:p>0.195741</text:p>
          </table:table-cell>
          <table:table-cell office:value-type="float" office:value="0.176218" calcext:value-type="float">
            <text:p>0.176218</text:p>
          </table:table-cell>
          <table:table-cell office:value-type="float" office:value="0.216886" calcext:value-type="float">
            <text:p>0.216886</text:p>
          </table:table-cell>
          <table:table-cell office:value-type="float" office:value="0.192254" calcext:value-type="float">
            <text:p>0.192254</text:p>
          </table:table-cell>
          <table:table-cell office:value-type="float" office:value="0.229837" calcext:value-type="float">
            <text:p>0.229837</text:p>
          </table:table-cell>
          <table:table-cell office:value-type="float" office:value="0.233576" calcext:value-type="float">
            <text:p>0.233576</text:p>
          </table:table-cell>
          <table:table-cell office:value-type="float" office:value="0.220141" calcext:value-type="float">
            <text:p>0.220141</text:p>
          </table:table-cell>
          <table:table-cell office:value-type="float" office:value="0.237564" calcext:value-type="float">
            <text:p>0.237564</text:p>
          </table:table-cell>
          <table:table-cell office:value-type="float" office:value="0.237423" calcext:value-type="float">
            <text:p>0.237423</text:p>
          </table:table-cell>
          <table:table-cell office:value-type="float" office:value="0.211765" calcext:value-type="float">
            <text:p>0.211765</text:p>
          </table:table-cell>
          <table:table-cell office:value-type="float" office:value="0.283166" calcext:value-type="float">
            <text:p>0.283166</text:p>
          </table:table-cell>
          <table:table-cell office:value-type="float" office:value="0.215409" calcext:value-type="float">
            <text:p>0.215409</text:p>
          </table:table-cell>
          <table:table-cell office:value-type="float" office:value="0.199662" calcext:value-type="float">
            <text:p>0.199662</text:p>
          </table:table-cell>
          <table:table-cell office:value-type="float" office:value="0.248369" calcext:value-type="float">
            <text:p>0.248369</text:p>
          </table:table-cell>
          <table:table-cell office:value-type="float" office:value="0.25097" calcext:value-type="float">
            <text:p>0.25097</text:p>
          </table:table-cell>
          <table:table-cell office:value-type="float" office:value="0.301258" calcext:value-type="float">
            <text:p>0.301258</text:p>
          </table:table-cell>
          <table:table-cell office:value-type="float" office:value="0.207183" calcext:value-type="float">
            <text:p>0.207183</text:p>
          </table:table-cell>
          <table:table-cell office:value-type="float" office:value="0.247575" calcext:value-type="float">
            <text:p>0.247575</text:p>
          </table:table-cell>
          <table:table-cell office:value-type="float" office:value="0.221561" calcext:value-type="float">
            <text:p>0.221561</text:p>
          </table:table-cell>
          <table:table-cell office:value-type="float" office:value="0.251545" calcext:value-type="float">
            <text:p>0.251545</text:p>
          </table:table-cell>
          <table:table-cell office:value-type="float" office:value="0.207237" calcext:value-type="float">
            <text:p>0.207237</text:p>
          </table:table-cell>
          <table:table-cell office:value-type="float" office:value="0.22834" calcext:value-type="float">
            <text:p>0.22834</text:p>
          </table:table-cell>
          <table:table-cell office:value-type="float" office:value="0.287713" calcext:value-type="float">
            <text:p>0.287713</text:p>
          </table:table-cell>
          <table:table-cell office:value-type="float" office:value="0.271083" calcext:value-type="float">
            <text:p>0.271083</text:p>
          </table:table-cell>
          <table:table-cell office:value-type="float" office:value="0.307729" calcext:value-type="float">
            <text:p>0.307729</text:p>
          </table:table-cell>
          <table:table-cell office:value-type="float" office:value="0.273039" calcext:value-type="float">
            <text:p>0.273039</text:p>
          </table:table-cell>
          <table:table-cell office:value-type="float" office:value="0.263317" calcext:value-type="float">
            <text:p>0.263317</text:p>
          </table:table-cell>
          <table:table-cell office:value-type="float" office:value="0.451609" calcext:value-type="float">
            <text:p>0.451609</text:p>
          </table:table-cell>
          <table:table-cell office:value-type="float" office:value="0.286556" calcext:value-type="float">
            <text:p>0.286556</text:p>
          </table:table-cell>
          <table:table-cell office:value-type="float" office:value="0.256334" calcext:value-type="float">
            <text:p>0.256334</text:p>
          </table:table-cell>
          <table:table-cell office:value-type="float" office:value="0.21337" calcext:value-type="float">
            <text:p>0.21337</text:p>
          </table:table-cell>
          <table:table-cell office:value-type="float" office:value="0.214366" calcext:value-type="float">
            <text:p>0.214366</text:p>
          </table:table-cell>
          <table:table-cell office:value-type="float" office:value="0.245144" calcext:value-type="float">
            <text:p>0.245144</text:p>
          </table:table-cell>
          <table:table-cell office:value-type="float" office:value="0.299294" calcext:value-type="float">
            <text:p>0.299294</text:p>
          </table:table-cell>
          <table:table-cell office:value-type="float" office:value="0.204036" calcext:value-type="float">
            <text:p>0.204036</text:p>
          </table:table-cell>
          <table:table-cell office:value-type="float" office:value="0.205741" calcext:value-type="float">
            <text:p>0.205741</text:p>
          </table:table-cell>
          <table:table-cell office:value-type="float" office:value="0.222001" calcext:value-type="float">
            <text:p>0.222001</text:p>
          </table:table-cell>
          <table:table-cell office:value-type="float" office:value="0.331437" calcext:value-type="float">
            <text:p>0.331437</text:p>
          </table:table-cell>
          <table:table-cell office:value-type="float" office:value="0.289032" calcext:value-type="float">
            <text:p>0.289032</text:p>
          </table:table-cell>
          <table:table-cell office:value-type="float" office:value="0.233996" calcext:value-type="float">
            <text:p>0.233996</text:p>
          </table:table-cell>
          <table:table-cell office:value-type="float" office:value="0.267168" calcext:value-type="float">
            <text:p>0.267168</text:p>
          </table:table-cell>
          <table:table-cell office:value-type="float" office:value="0.211655" calcext:value-type="float">
            <text:p>0.211655</text:p>
          </table:table-cell>
          <table:table-cell office:value-type="float" office:value="0.212378" calcext:value-type="float">
            <text:p>0.212378</text:p>
          </table:table-cell>
          <table:table-cell office:value-type="float" office:value="0.22562" calcext:value-type="float">
            <text:p>0.22562</text:p>
          </table:table-cell>
          <table:table-cell office:value-type="float" office:value="0.313578" calcext:value-type="float">
            <text:p>0.313578</text:p>
          </table:table-cell>
          <table:table-cell office:value-type="float" office:value="0.225388" calcext:value-type="float">
            <text:p>0.225388</text:p>
          </table:table-cell>
          <table:table-cell office:value-type="float" office:value="0.358169" calcext:value-type="float">
            <text:p>0.358169</text:p>
          </table:table-cell>
          <table:table-cell office:value-type="float" office:value="0.233189" calcext:value-type="float">
            <text:p>0.233189</text:p>
          </table:table-cell>
          <table:table-cell office:value-type="float" office:value="0.429336" calcext:value-type="float">
            <text:p>0.429336</text:p>
          </table:table-cell>
          <table:table-cell office:value-type="float" office:value="0.214335" calcext:value-type="float">
            <text:p>0.214335</text:p>
          </table:table-cell>
          <table:table-cell office:value-type="float" office:value="0.218464" calcext:value-type="float">
            <text:p>0.218464</text:p>
          </table:table-cell>
          <table:table-cell office:value-type="float" office:value="0.341959" calcext:value-type="float">
            <text:p>0.341959</text:p>
          </table:table-cell>
          <table:table-cell office:value-type="float" office:value="0.27394" calcext:value-type="float">
            <text:p>0.27394</text:p>
          </table:table-cell>
          <table:table-cell office:value-type="float" office:value="0.301271" calcext:value-type="float">
            <text:p>0.301271</text:p>
          </table:table-cell>
          <table:table-cell office:value-type="float" office:value="0.22924" calcext:value-type="float">
            <text:p>0.22924</text:p>
          </table:table-cell>
          <table:table-cell office:value-type="float" office:value="0.230937" calcext:value-type="float">
            <text:p>0.230937</text:p>
          </table:table-cell>
          <table:table-cell office:value-type="float" office:value="0.226306" calcext:value-type="float">
            <text:p>0.226306</text:p>
          </table:table-cell>
          <table:table-cell office:value-type="float" office:value="0.279753" calcext:value-type="float">
            <text:p>0.279753</text:p>
          </table:table-cell>
          <table:table-cell office:value-type="float" office:value="0.217513" calcext:value-type="float">
            <text:p>0.217513</text:p>
          </table:table-cell>
          <table:table-cell office:value-type="float" office:value="0.236358" calcext:value-type="float">
            <text:p>0.236358</text:p>
          </table:table-cell>
          <table:table-cell office:value-type="float" office:value="0.202112" calcext:value-type="float">
            <text:p>0.202112</text:p>
          </table:table-cell>
          <table:table-cell office:value-type="float" office:value="0.295656" calcext:value-type="float">
            <text:p>0.295656</text:p>
          </table:table-cell>
          <table:table-cell office:value-type="float" office:value="0.263604" calcext:value-type="float">
            <text:p>0.263604</text:p>
          </table:table-cell>
          <table:table-cell office:value-type="float" office:value="0.222736" calcext:value-type="float">
            <text:p>0.222736</text:p>
          </table:table-cell>
          <table:table-cell office:value-type="float" office:value="0.385152" calcext:value-type="float">
            <text:p>0.385152</text:p>
          </table:table-cell>
          <table:table-cell office:value-type="float" office:value="0.354728" calcext:value-type="float">
            <text:p>0.354728</text:p>
          </table:table-cell>
          <table:table-cell office:value-type="float" office:value="0.321592" calcext:value-type="float">
            <text:p>0.321592</text:p>
          </table:table-cell>
          <table:table-cell office:value-type="float" office:value="0.286171" calcext:value-type="float">
            <text:p>0.286171</text:p>
          </table:table-cell>
          <table:table-cell office:value-type="float" office:value="0.337854" calcext:value-type="float">
            <text:p>0.337854</text:p>
          </table:table-cell>
          <table:table-cell office:value-type="float" office:value="0.300779" calcext:value-type="float">
            <text:p>0.300779</text:p>
          </table:table-cell>
          <table:table-cell office:value-type="float" office:value="0.351436" calcext:value-type="float">
            <text:p>0.351436</text:p>
          </table:table-cell>
          <table:table-cell office:value-type="float" office:value="0.264634" calcext:value-type="float">
            <text:p>0.264634</text:p>
          </table:table-cell>
          <table:table-cell office:value-type="float" office:value="0.317435" calcext:value-type="float">
            <text:p>0.317435</text:p>
          </table:table-cell>
          <table:table-cell office:value-type="float" office:value="0.224889" calcext:value-type="float">
            <text:p>0.224889</text:p>
          </table:table-cell>
          <table:table-cell office:value-type="float" office:value="0.313364" calcext:value-type="float">
            <text:p>0.313364</text:p>
          </table:table-cell>
          <table:table-cell office:value-type="float" office:value="0.204595" calcext:value-type="float">
            <text:p>0.204595</text:p>
          </table:table-cell>
          <table:table-cell office:value-type="float" office:value="0.269189" calcext:value-type="float">
            <text:p>0.269189</text:p>
          </table:table-cell>
          <table:table-cell office:value-type="float" office:value="0.27622" calcext:value-type="float">
            <text:p>0.27622</text:p>
          </table:table-cell>
          <table:table-cell office:value-type="float" office:value="0.219259" calcext:value-type="float">
            <text:p>0.219259</text:p>
          </table:table-cell>
          <table:table-cell office:value-type="float" office:value="0.351105" calcext:value-type="float">
            <text:p>0.351105</text:p>
          </table:table-cell>
          <table:table-cell office:value-type="float" office:value="0.290717" calcext:value-type="float">
            <text:p>0.290717</text:p>
          </table:table-cell>
          <table:table-cell office:value-type="float" office:value="0.254288" calcext:value-type="float">
            <text:p>0.254288</text:p>
          </table:table-cell>
          <table:table-cell office:value-type="float" office:value="0.216322" calcext:value-type="float">
            <text:p>0.216322</text:p>
          </table:table-cell>
          <table:table-cell office:value-type="float" office:value="0.260137" calcext:value-type="float">
            <text:p>0.260137</text:p>
          </table:table-cell>
          <table:table-cell office:value-type="float" office:value="0.230391" calcext:value-type="float">
            <text:p>0.230391</text:p>
          </table:table-cell>
          <table:table-cell office:value-type="float" office:value="0.283716" calcext:value-type="float">
            <text:p>0.283716</text:p>
          </table:table-cell>
          <table:table-cell office:value-type="float" office:value="0.369129" calcext:value-type="float">
            <text:p>0.369129</text:p>
          </table:table-cell>
          <table:table-cell office:value-type="float" office:value="0.215912" calcext:value-type="float">
            <text:p>0.215912</text:p>
          </table:table-cell>
          <table:table-cell office:value-type="float" office:value="0.233451" calcext:value-type="float">
            <text:p>0.233451</text:p>
          </table:table-cell>
          <table:table-cell office:value-type="float" office:value="0.332012" calcext:value-type="float">
            <text:p>0.332012</text:p>
          </table:table-cell>
          <table:table-cell office:value-type="float" office:value="0.270642" calcext:value-type="float">
            <text:p>0.270642</text:p>
          </table:table-cell>
          <table:table-cell office:value-type="float" office:value="0.376169" calcext:value-type="float">
            <text:p>0.376169</text:p>
          </table:table-cell>
          <table:table-cell office:value-type="float" office:value="0.293248" calcext:value-type="float">
            <text:p>0.293248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325704" calcext:value-type="float">
            <text:p>0.325704</text:p>
          </table:table-cell>
          <table:table-cell office:value-type="float" office:value="0.201458" calcext:value-type="float">
            <text:p>0.201458</text:p>
          </table:table-cell>
          <table:table-cell office:value-type="float" office:value="0.250399" calcext:value-type="float">
            <text:p>0.250399</text:p>
          </table:table-cell>
          <table:table-cell office:value-type="float" office:value="0.226999" calcext:value-type="float">
            <text:p>0.226999</text:p>
          </table:table-cell>
          <table:table-cell office:value-type="float" office:value="0.233979" calcext:value-type="float">
            <text:p>0.233979</text:p>
          </table:table-cell>
          <table:table-cell office:value-type="float" office:value="0.354315" calcext:value-type="float">
            <text:p>0.354315</text:p>
          </table:table-cell>
          <table:table-cell office:value-type="float" office:value="0.25166" calcext:value-type="float">
            <text:p>0.25166</text:p>
          </table:table-cell>
          <table:table-cell office:value-type="float" office:value="0.233491" calcext:value-type="float">
            <text:p>0.233491</text:p>
          </table:table-cell>
          <table:table-cell office:value-type="float" office:value="0.261523" calcext:value-type="float">
            <text:p>0.261523</text:p>
          </table:table-cell>
          <table:table-cell office:value-type="float" office:value="0.314039" calcext:value-type="float">
            <text:p>0.314039</text:p>
          </table:table-cell>
          <table:table-cell office:value-type="float" office:value="0.229471" calcext:value-type="float">
            <text:p>0.229471</text:p>
          </table:table-cell>
          <table:table-cell office:value-type="float" office:value="0.338026" calcext:value-type="float">
            <text:p>0.338026</text:p>
          </table:table-cell>
          <table:table-cell office:value-type="float" office:value="0.224267" calcext:value-type="float">
            <text:p>0.224267</text:p>
          </table:table-cell>
          <table:table-cell office:value-type="float" office:value="0.30736" calcext:value-type="float">
            <text:p>0.30736</text:p>
          </table:table-cell>
          <table:table-cell office:value-type="float" office:value="0.30224" calcext:value-type="float">
            <text:p>0.30224</text:p>
          </table:table-cell>
          <table:table-cell office:value-type="float" office:value="0.35991" calcext:value-type="float">
            <text:p>0.35991</text:p>
          </table:table-cell>
          <table:table-cell office:value-type="float" office:value="0.328057" calcext:value-type="float">
            <text:p>0.328057</text:p>
          </table:table-cell>
          <table:table-cell office:value-type="float" office:value="0.265705" calcext:value-type="float">
            <text:p>0.265705</text:p>
          </table:table-cell>
          <table:table-cell office:value-type="float" office:value="0.221776" calcext:value-type="float">
            <text:p>0.221776</text:p>
          </table:table-cell>
          <table:table-cell office:value-type="float" office:value="0.406933" calcext:value-type="float">
            <text:p>0.406933</text:p>
          </table:table-cell>
          <table:table-cell office:value-type="float" office:value="0.225661" calcext:value-type="float">
            <text:p>0.225661</text:p>
          </table:table-cell>
          <table:table-cell office:value-type="float" office:value="0.329398" calcext:value-type="float">
            <text:p>0.329398</text:p>
          </table:table-cell>
          <table:table-cell office:value-type="float" office:value="0.342424" calcext:value-type="float">
            <text:p>0.342424</text:p>
          </table:table-cell>
          <table:table-cell office:value-type="float" office:value="0.209335" calcext:value-type="float">
            <text:p>0.209335</text:p>
          </table:table-cell>
          <table:table-cell office:value-type="float" office:value="0.245565" calcext:value-type="float">
            <text:p>0.245565</text:p>
          </table:table-cell>
          <table:table-cell office:value-type="float" office:value="0.223468" calcext:value-type="float">
            <text:p>0.223468</text:p>
          </table:table-cell>
          <table:table-cell office:value-type="float" office:value="0.337869" calcext:value-type="float">
            <text:p>0.337869</text:p>
          </table:table-cell>
          <table:table-cell office:value-type="float" office:value="0.278906" calcext:value-type="float">
            <text:p>0.278906</text:p>
          </table:table-cell>
          <table:table-cell office:value-type="float" office:value="0.257402" calcext:value-type="float">
            <text:p>0.257402</text:p>
          </table:table-cell>
          <table:table-cell office:value-type="float" office:value="0.400713" calcext:value-type="float">
            <text:p>0.400713</text:p>
          </table:table-cell>
          <table:table-cell office:value-type="float" office:value="0.297343" calcext:value-type="float">
            <text:p>0.297343</text:p>
          </table:table-cell>
          <table:table-cell office:value-type="float" office:value="0.229717" calcext:value-type="float">
            <text:p>0.229717</text:p>
          </table:table-cell>
          <table:table-cell office:value-type="float" office:value="0.296789" calcext:value-type="float">
            <text:p>0.296789</text:p>
          </table:table-cell>
          <table:table-cell office:value-type="float" office:value="0.308092" calcext:value-type="float">
            <text:p>0.308092</text:p>
          </table:table-cell>
          <table:table-cell office:value-type="float" office:value="0.257985" calcext:value-type="float">
            <text:p>0.257985</text:p>
          </table:table-cell>
          <table:table-cell office:value-type="float" office:value="0.25037" calcext:value-type="float">
            <text:p>0.25037</text:p>
          </table:table-cell>
          <table:table-cell office:value-type="float" office:value="0.233651" calcext:value-type="float">
            <text:p>0.233651</text:p>
          </table:table-cell>
          <table:table-cell office:value-type="float" office:value="0.21499" calcext:value-type="float">
            <text:p>0.21499</text:p>
          </table:table-cell>
          <table:table-cell office:value-type="float" office:value="0.226981" calcext:value-type="float">
            <text:p>0.226981</text:p>
          </table:table-cell>
          <table:table-cell office:value-type="float" office:value="0.280853" calcext:value-type="float">
            <text:p>0.280853</text:p>
          </table:table-cell>
          <table:table-cell office:value-type="float" office:value="0.366151" calcext:value-type="float">
            <text:p>0.366151</text:p>
          </table:table-cell>
          <table:table-cell office:value-type="float" office:value="0.289638" calcext:value-type="float">
            <text:p>0.289638</text:p>
          </table:table-cell>
          <table:table-cell office:value-type="float" office:value="0.253749" calcext:value-type="float">
            <text:p>0.253749</text:p>
          </table:table-cell>
          <table:table-cell office:value-type="float" office:value="0.241986" calcext:value-type="float">
            <text:p>0.241986</text:p>
          </table:table-cell>
          <table:table-cell office:value-type="float" office:value="0.290599" calcext:value-type="float">
            <text:p>0.290599</text:p>
          </table:table-cell>
          <table:table-cell office:value-type="float" office:value="0.197816" calcext:value-type="float">
            <text:p>0.197816</text:p>
          </table:table-cell>
          <table:table-cell office:value-type="float" office:value="0.219613" calcext:value-type="float">
            <text:p>0.219613</text:p>
          </table:table-cell>
          <table:table-cell office:value-type="float" office:value="0.264677" calcext:value-type="float">
            <text:p>0.264677</text:p>
          </table:table-cell>
          <table:table-cell office:value-type="float" office:value="0.303643" calcext:value-type="float">
            <text:p>0.303643</text:p>
          </table:table-cell>
          <table:table-cell office:value-type="float" office:value="0.248748" calcext:value-type="float">
            <text:p>0.248748</text:p>
          </table:table-cell>
          <table:table-cell office:value-type="float" office:value="0.321066" calcext:value-type="float">
            <text:p>0.321066</text:p>
          </table:table-cell>
          <table:table-cell office:value-type="float" office:value="0.236601" calcext:value-type="float">
            <text:p>0.236601</text:p>
          </table:table-cell>
          <table:table-cell office:value-type="float" office:value="0.227309" calcext:value-type="float">
            <text:p>0.227309</text:p>
          </table:table-cell>
          <table:table-cell office:value-type="float" office:value="0.215087" calcext:value-type="float">
            <text:p>0.215087</text:p>
          </table:table-cell>
          <table:table-cell office:value-type="float" office:value="0.104418" calcext:value-type="float">
            <text:p>0.104418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736675" calcext:value-type="float">
            <text:p>0.736675</text:p>
          </table:table-cell>
          <table:table-cell office:value-type="float" office:value="0.889594" calcext:value-type="float">
            <text:p>0.889594</text:p>
          </table:table-cell>
          <table:table-cell office:value-type="float" office:value="0.84213" calcext:value-type="float">
            <text:p>0.84213</text:p>
          </table:table-cell>
          <table:table-cell office:value-type="float" office:value="0.992573" calcext:value-type="float">
            <text:p>0.992573</text:p>
          </table:table-cell>
          <table:table-cell office:value-type="float" office:value="1.00171" calcext:value-type="float">
            <text:p>1.00171</text:p>
          </table:table-cell>
          <table:table-cell office:value-type="float" office:value="0.835313" calcext:value-type="float">
            <text:p>0.835313</text:p>
          </table:table-cell>
          <table:table-cell office:value-type="float" office:value="0.730728" calcext:value-type="float">
            <text:p>0.730728</text:p>
          </table:table-cell>
          <table:table-cell office:value-type="float" office:value="0.958436" calcext:value-type="float">
            <text:p>0.958436</text:p>
          </table:table-cell>
          <table:table-cell office:value-type="float" office:value="0.70078" calcext:value-type="float">
            <text:p>0.70078</text:p>
          </table:table-cell>
          <table:table-cell office:value-type="float" office:value="0.891903" calcext:value-type="float">
            <text:p>0.891903</text:p>
          </table:table-cell>
          <table:table-cell office:value-type="float" office:value="0.933342" calcext:value-type="float">
            <text:p>0.933342</text:p>
          </table:table-cell>
          <table:table-cell office:value-type="float" office:value="0.797683" calcext:value-type="float">
            <text:p>0.797683</text:p>
          </table:table-cell>
          <table:table-cell office:value-type="float" office:value="0.783026" calcext:value-type="float">
            <text:p>0.783026</text:p>
          </table:table-cell>
          <table:table-cell office:value-type="float" office:value="1.07446" calcext:value-type="float">
            <text:p>1.07446</text:p>
          </table:table-cell>
          <table:table-cell office:value-type="float" office:value="0.61463" calcext:value-type="float">
            <text:p>0.61463</text:p>
          </table:table-cell>
          <table:table-cell office:value-type="float" office:value="0.706964" calcext:value-type="float">
            <text:p>0.706964</text:p>
          </table:table-cell>
          <table:table-cell office:value-type="float" office:value="0.63678" calcext:value-type="float">
            <text:p>0.63678</text:p>
          </table:table-cell>
          <table:table-cell office:value-type="float" office:value="0.721085" calcext:value-type="float">
            <text:p>0.721085</text:p>
          </table:table-cell>
          <table:table-cell office:value-type="float" office:value="0.803461" calcext:value-type="float">
            <text:p>0.803461</text:p>
          </table:table-cell>
          <table:table-cell office:value-type="float" office:value="0.87888" calcext:value-type="float">
            <text:p>0.87888</text:p>
          </table:table-cell>
          <table:table-cell office:value-type="float" office:value="1.02638" calcext:value-type="float">
            <text:p>1.02638</text:p>
          </table:table-cell>
          <table:table-cell office:value-type="float" office:value="0.802737" calcext:value-type="float">
            <text:p>0.802737</text:p>
          </table:table-cell>
          <table:table-cell office:value-type="float" office:value="0.804042" calcext:value-type="float">
            <text:p>0.804042</text:p>
          </table:table-cell>
          <table:table-cell office:value-type="float" office:value="0.770869" calcext:value-type="float">
            <text:p>0.770869</text:p>
          </table:table-cell>
          <table:table-cell office:value-type="float" office:value="0.695274" calcext:value-type="float">
            <text:p>0.695274</text:p>
          </table:table-cell>
          <table:table-cell office:value-type="float" office:value="0.813899" calcext:value-type="float">
            <text:p>0.813899</text:p>
          </table:table-cell>
          <table:table-cell office:value-type="float" office:value="0.647429" calcext:value-type="float">
            <text:p>0.647429</text:p>
          </table:table-cell>
          <table:table-cell office:value-type="float" office:value="0.860671" calcext:value-type="float">
            <text:p>0.860671</text:p>
          </table:table-cell>
          <table:table-cell office:value-type="float" office:value="0.770483" calcext:value-type="float">
            <text:p>0.770483</text:p>
          </table:table-cell>
          <table:table-cell office:value-type="float" office:value="0.892856" calcext:value-type="float">
            <text:p>0.892856</text:p>
          </table:table-cell>
          <table:table-cell office:value-type="float" office:value="0.994838" calcext:value-type="float">
            <text:p>0.994838</text:p>
          </table:table-cell>
          <table:table-cell office:value-type="float" office:value="0.666559" calcext:value-type="float">
            <text:p>0.666559</text:p>
          </table:table-cell>
          <table:table-cell office:value-type="float" office:value="0.79182" calcext:value-type="float">
            <text:p>0.79182</text:p>
          </table:table-cell>
          <table:table-cell office:value-type="float" office:value="0.906348" calcext:value-type="float">
            <text:p>0.906348</text:p>
          </table:table-cell>
          <table:table-cell office:value-type="float" office:value="0.785828" calcext:value-type="float">
            <text:p>0.785828</text:p>
          </table:table-cell>
          <table:table-cell office:value-type="float" office:value="0.84206" calcext:value-type="float">
            <text:p>0.84206</text:p>
          </table:table-cell>
          <table:table-cell office:value-type="float" office:value="0.757693" calcext:value-type="float">
            <text:p>0.757693</text:p>
          </table:table-cell>
          <table:table-cell office:value-type="float" office:value="0.617306" calcext:value-type="float">
            <text:p>0.617306</text:p>
          </table:table-cell>
          <table:table-cell office:value-type="float" office:value="0.789405" calcext:value-type="float">
            <text:p>0.789405</text:p>
          </table:table-cell>
          <table:table-cell office:value-type="float" office:value="0.859506" calcext:value-type="float">
            <text:p>0.859506</text:p>
          </table:table-cell>
          <table:table-cell office:value-type="float" office:value="0.793358" calcext:value-type="float">
            <text:p>0.793358</text:p>
          </table:table-cell>
          <table:table-cell office:value-type="float" office:value="0.884579" calcext:value-type="float">
            <text:p>0.884579</text:p>
          </table:table-cell>
          <table:table-cell office:value-type="float" office:value="0.726936" calcext:value-type="float">
            <text:p>0.726936</text:p>
          </table:table-cell>
          <table:table-cell office:value-type="float" office:value="0.859596" calcext:value-type="float">
            <text:p>0.859596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0.944202" calcext:value-type="float">
            <text:p>0.944202</text:p>
          </table:table-cell>
          <table:table-cell office:value-type="float" office:value="0.716027" calcext:value-type="float">
            <text:p>0.716027</text:p>
          </table:table-cell>
          <table:table-cell office:value-type="float" office:value="0.831985" calcext:value-type="float">
            <text:p>0.831985</text:p>
          </table:table-cell>
          <table:table-cell office:value-type="float" office:value="0.841885" calcext:value-type="float">
            <text:p>0.841885</text:p>
          </table:table-cell>
          <table:table-cell office:value-type="float" office:value="0.636507" calcext:value-type="float">
            <text:p>0.636507</text:p>
          </table:table-cell>
          <table:table-cell office:value-type="float" office:value="0.827618" calcext:value-type="float">
            <text:p>0.827618</text:p>
          </table:table-cell>
          <table:table-cell office:value-type="float" office:value="0.925186" calcext:value-type="float">
            <text:p>0.925186</text:p>
          </table:table-cell>
          <table:table-cell office:value-type="float" office:value="0.788049" calcext:value-type="float">
            <text:p>0.788049</text:p>
          </table:table-cell>
          <table:table-cell office:value-type="float" office:value="0.766616" calcext:value-type="float">
            <text:p>0.766616</text:p>
          </table:table-cell>
          <table:table-cell office:value-type="float" office:value="0.786399" calcext:value-type="float">
            <text:p>0.786399</text:p>
          </table:table-cell>
          <table:table-cell office:value-type="float" office:value="0.949073" calcext:value-type="float">
            <text:p>0.949073</text:p>
          </table:table-cell>
          <table:table-cell office:value-type="float" office:value="0.987674" calcext:value-type="float">
            <text:p>0.987674</text:p>
          </table:table-cell>
          <table:table-cell office:value-type="float" office:value="0.903085" calcext:value-type="float">
            <text:p>0.903085</text:p>
          </table:table-cell>
          <table:table-cell office:value-type="float" office:value="1.08101" calcext:value-type="float">
            <text:p>1.08101</text:p>
          </table:table-cell>
          <table:table-cell office:value-type="float" office:value="0.874078" calcext:value-type="float">
            <text:p>0.874078</text:p>
          </table:table-cell>
          <table:table-cell office:value-type="float" office:value="0.683451" calcext:value-type="float">
            <text:p>0.683451</text:p>
          </table:table-cell>
          <table:table-cell office:value-type="float" office:value="0.701947" calcext:value-type="float">
            <text:p>0.701947</text:p>
          </table:table-cell>
          <table:table-cell office:value-type="float" office:value="0.707553" calcext:value-type="float">
            <text:p>0.707553</text:p>
          </table:table-cell>
          <table:table-cell office:value-type="float" office:value="0.670626" calcext:value-type="float">
            <text:p>0.670626</text:p>
          </table:table-cell>
          <table:table-cell office:value-type="float" office:value="0.686298" calcext:value-type="float">
            <text:p>0.686298</text:p>
          </table:table-cell>
          <table:table-cell office:value-type="float" office:value="0.857098" calcext:value-type="float">
            <text:p>0.857098</text:p>
          </table:table-cell>
          <table:table-cell office:value-type="float" office:value="0.791358" calcext:value-type="float">
            <text:p>0.791358</text:p>
          </table:table-cell>
          <table:table-cell office:value-type="float" office:value="0.848179" calcext:value-type="float">
            <text:p>0.848179</text:p>
          </table:table-cell>
          <table:table-cell office:value-type="float" office:value="0.840171" calcext:value-type="float">
            <text:p>0.840171</text:p>
          </table:table-cell>
          <table:table-cell office:value-type="float" office:value="0.650623" calcext:value-type="float">
            <text:p>0.650623</text:p>
          </table:table-cell>
          <table:table-cell office:value-type="float" office:value="0.732763" calcext:value-type="float">
            <text:p>0.732763</text:p>
          </table:table-cell>
          <table:table-cell office:value-type="float" office:value="0.634813" calcext:value-type="float">
            <text:p>0.634813</text:p>
          </table:table-cell>
          <table:table-cell office:value-type="float" office:value="0.788875" calcext:value-type="float">
            <text:p>0.788875</text:p>
          </table:table-cell>
          <table:table-cell office:value-type="float" office:value="1.02502" calcext:value-type="float">
            <text:p>1.02502</text:p>
          </table:table-cell>
          <table:table-cell office:value-type="float" office:value="0.717095" calcext:value-type="float">
            <text:p>0.717095</text:p>
          </table:table-cell>
          <table:table-cell office:value-type="float" office:value="0.89797" calcext:value-type="float">
            <text:p>0.89797</text:p>
          </table:table-cell>
          <table:table-cell office:value-type="float" office:value="0.891715" calcext:value-type="float">
            <text:p>0.891715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774681" calcext:value-type="float">
            <text:p>0.774681</text:p>
          </table:table-cell>
          <table:table-cell office:value-type="float" office:value="0.86314" calcext:value-type="float">
            <text:p>0.86314</text:p>
          </table:table-cell>
          <table:table-cell office:value-type="float" office:value="0.774805" calcext:value-type="float">
            <text:p>0.774805</text:p>
          </table:table-cell>
          <table:table-cell office:value-type="float" office:value="0.765732" calcext:value-type="float">
            <text:p>0.765732</text:p>
          </table:table-cell>
          <table:table-cell office:value-type="float" office:value="0.77604" calcext:value-type="float">
            <text:p>0.77604</text:p>
          </table:table-cell>
          <table:table-cell office:value-type="float" office:value="0.673686" calcext:value-type="float">
            <text:p>0.673686</text:p>
          </table:table-cell>
          <table:table-cell office:value-type="float" office:value="0.619166" calcext:value-type="float">
            <text:p>0.619166</text:p>
          </table:table-cell>
          <table:table-cell office:value-type="float" office:value="0.744858" calcext:value-type="float">
            <text:p>0.744858</text:p>
          </table:table-cell>
          <table:table-cell office:value-type="float" office:value="1.04112" calcext:value-type="float">
            <text:p>1.04112</text:p>
          </table:table-cell>
          <table:table-cell office:value-type="float" office:value="0.913319" calcext:value-type="float">
            <text:p>0.913319</text:p>
          </table:table-cell>
          <table:table-cell office:value-type="float" office:value="0.66283" calcext:value-type="float">
            <text:p>0.66283</text:p>
          </table:table-cell>
          <table:table-cell office:value-type="float" office:value="0.955142" calcext:value-type="float">
            <text:p>0.955142</text:p>
          </table:table-cell>
          <table:table-cell office:value-type="float" office:value="0.70089" calcext:value-type="float">
            <text:p>0.70089</text:p>
          </table:table-cell>
          <table:table-cell office:value-type="float" office:value="1.11029" calcext:value-type="float">
            <text:p>1.11029</text:p>
          </table:table-cell>
          <table:table-cell office:value-type="float" office:value="0.767153" calcext:value-type="float">
            <text:p>0.767153</text:p>
          </table:table-cell>
          <table:table-cell office:value-type="float" office:value="0.631498" calcext:value-type="float">
            <text:p>0.631498</text:p>
          </table:table-cell>
          <table:table-cell office:value-type="float" office:value="0.816081" calcext:value-type="float">
            <text:p>0.816081</text:p>
          </table:table-cell>
          <table:table-cell office:value-type="float" office:value="0.804716" calcext:value-type="float">
            <text:p>0.804716</text:p>
          </table:table-cell>
          <table:table-cell office:value-type="float" office:value="0.877611" calcext:value-type="float">
            <text:p>0.877611</text:p>
          </table:table-cell>
          <table:table-cell office:value-type="float" office:value="0.647923" calcext:value-type="float">
            <text:p>0.647923</text:p>
          </table:table-cell>
          <table:table-cell office:value-type="float" office:value="0.719977" calcext:value-type="float">
            <text:p>0.719977</text:p>
          </table:table-cell>
          <table:table-cell office:value-type="float" office:value="0.655256" calcext:value-type="float">
            <text:p>0.655256</text:p>
          </table:table-cell>
          <table:table-cell office:value-type="float" office:value="0.84081" calcext:value-type="float">
            <text:p>0.84081</text:p>
          </table:table-cell>
          <table:table-cell office:value-type="float" office:value="0.763331" calcext:value-type="float">
            <text:p>0.763331</text:p>
          </table:table-cell>
          <table:table-cell office:value-type="float" office:value="0.846596" calcext:value-type="float">
            <text:p>0.846596</text:p>
          </table:table-cell>
          <table:table-cell office:value-type="float" office:value="0.766894" calcext:value-type="float">
            <text:p>0.766894</text:p>
          </table:table-cell>
          <table:table-cell office:value-type="float" office:value="0.765893" calcext:value-type="float">
            <text:p>0.765893</text:p>
          </table:table-cell>
          <table:table-cell office:value-type="float" office:value="0.781222" calcext:value-type="float">
            <text:p>0.781222</text:p>
          </table:table-cell>
          <table:table-cell office:value-type="float" office:value="0.683732" calcext:value-type="float">
            <text:p>0.683732</text:p>
          </table:table-cell>
          <table:table-cell office:value-type="float" office:value="0.85925" calcext:value-type="float">
            <text:p>0.85925</text:p>
          </table:table-cell>
          <table:table-cell office:value-type="float" office:value="0.797647" calcext:value-type="float">
            <text:p>0.797647</text:p>
          </table:table-cell>
          <table:table-cell office:value-type="float" office:value="0.978981" calcext:value-type="float">
            <text:p>0.978981</text:p>
          </table:table-cell>
          <table:table-cell office:value-type="float" office:value="0.807062" calcext:value-type="float">
            <text:p>0.807062</text:p>
          </table:table-cell>
          <table:table-cell office:value-type="float" office:value="0.66627" calcext:value-type="float">
            <text:p>0.66627</text:p>
          </table:table-cell>
          <table:table-cell office:value-type="float" office:value="0.770714" calcext:value-type="float">
            <text:p>0.770714</text:p>
          </table:table-cell>
          <table:table-cell office:value-type="float" office:value="0.796526" calcext:value-type="float">
            <text:p>0.796526</text:p>
          </table:table-cell>
          <table:table-cell office:value-type="float" office:value="0.769431" calcext:value-type="float">
            <text:p>0.769431</text:p>
          </table:table-cell>
          <table:table-cell office:value-type="float" office:value="0.707482" calcext:value-type="float">
            <text:p>0.707482</text:p>
          </table:table-cell>
          <table:table-cell office:value-type="float" office:value="0.770289" calcext:value-type="float">
            <text:p>0.770289</text:p>
          </table:table-cell>
          <table:table-cell office:value-type="float" office:value="0.924543" calcext:value-type="float">
            <text:p>0.924543</text:p>
          </table:table-cell>
          <table:table-cell office:value-type="float" office:value="0.818091" calcext:value-type="float">
            <text:p>0.818091</text:p>
          </table:table-cell>
          <table:table-cell office:value-type="float" office:value="0.797477" calcext:value-type="float">
            <text:p>0.797477</text:p>
          </table:table-cell>
          <table:table-cell office:value-type="float" office:value="0.946246" calcext:value-type="float">
            <text:p>0.946246</text:p>
          </table:table-cell>
          <table:table-cell office:value-type="float" office:value="0.784425" calcext:value-type="float">
            <text:p>0.784425</text:p>
          </table:table-cell>
          <table:table-cell office:value-type="float" office:value="0.649016" calcext:value-type="float">
            <text:p>0.649016</text:p>
          </table:table-cell>
          <table:table-cell office:value-type="float" office:value="0.672843" calcext:value-type="float">
            <text:p>0.672843</text:p>
          </table:table-cell>
          <table:table-cell office:value-type="float" office:value="0.822619" calcext:value-type="float">
            <text:p>0.822619</text:p>
          </table:table-cell>
          <table:table-cell office:value-type="float" office:value="0.827216" calcext:value-type="float">
            <text:p>0.827216</text:p>
          </table:table-cell>
          <table:table-cell office:value-type="float" office:value="0.776349" calcext:value-type="float">
            <text:p>0.776349</text:p>
          </table:table-cell>
          <table:table-cell office:value-type="float" office:value="0.791806" calcext:value-type="float">
            <text:p>0.791806</text:p>
          </table:table-cell>
          <table:table-cell office:value-type="float" office:value="0.817122" calcext:value-type="float">
            <text:p>0.817122</text:p>
          </table:table-cell>
          <table:table-cell office:value-type="float" office:value="1.14604" calcext:value-type="float">
            <text:p>1.14604</text:p>
          </table:table-cell>
          <table:table-cell office:value-type="float" office:value="0.827572" calcext:value-type="float">
            <text:p>0.827572</text:p>
          </table:table-cell>
          <table:table-cell office:value-type="float" office:value="0.794278" calcext:value-type="float">
            <text:p>0.794278</text:p>
          </table:table-cell>
          <table:table-cell office:value-type="float" office:value="0.665088" calcext:value-type="float">
            <text:p>0.665088</text:p>
          </table:table-cell>
          <table:table-cell office:value-type="float" office:value="0.816444" calcext:value-type="float">
            <text:p>0.816444</text:p>
          </table:table-cell>
          <table:table-cell office:value-type="float" office:value="0.841206" calcext:value-type="float">
            <text:p>0.841206</text:p>
          </table:table-cell>
          <table:table-cell office:value-type="float" office:value="0.68195" calcext:value-type="float">
            <text:p>0.68195</text:p>
          </table:table-cell>
          <table:table-cell office:value-type="float" office:value="0.804452" calcext:value-type="float">
            <text:p>0.804452</text:p>
          </table:table-cell>
          <table:table-cell office:value-type="float" office:value="0.92074" calcext:value-type="float">
            <text:p>0.92074</text:p>
          </table:table-cell>
          <table:table-cell office:value-type="float" office:value="0.785557" calcext:value-type="float">
            <text:p>0.785557</text:p>
          </table:table-cell>
          <table:table-cell office:value-type="float" office:value="0.709106" calcext:value-type="float">
            <text:p>0.709106</text:p>
          </table:table-cell>
          <table:table-cell office:value-type="float" office:value="0.668934" calcext:value-type="float">
            <text:p>0.668934</text:p>
          </table:table-cell>
          <table:table-cell office:value-type="float" office:value="0.766539" calcext:value-type="float">
            <text:p>0.766539</text:p>
          </table:table-cell>
          <table:table-cell office:value-type="float" office:value="0.897263" calcext:value-type="float">
            <text:p>0.897263</text:p>
          </table:table-cell>
          <table:table-cell office:value-type="float" office:value="1.06931" calcext:value-type="float">
            <text:p>1.06931</text:p>
          </table:table-cell>
          <table:table-cell office:value-type="float" office:value="0.90305" calcext:value-type="float">
            <text:p>0.90305</text:p>
          </table:table-cell>
          <table:table-cell office:value-type="float" office:value="0.771054" calcext:value-type="float">
            <text:p>0.771054</text:p>
          </table:table-cell>
          <table:table-cell office:value-type="float" office:value="0.819273" calcext:value-type="float">
            <text:p>0.819273</text:p>
          </table:table-cell>
          <table:table-cell office:value-type="float" office:value="0.80094" calcext:value-type="float">
            <text:p>0.80094</text:p>
          </table:table-cell>
          <table:table-cell office:value-type="float" office:value="0.835861" calcext:value-type="float">
            <text:p>0.835861</text:p>
          </table:table-cell>
          <table:table-cell office:value-type="float" office:value="0.642858" calcext:value-type="float">
            <text:p>0.642858</text:p>
          </table:table-cell>
        </table:table-row>
        <table:table-row table:style-name="ro1">
          <table:table-cell office:value-type="string" calcext:value-type="string">
            <text:p>Levenshtein</text:p>
          </table:table-cell>
          <table:table-cell office:value-type="float" office:value="0.217452" calcext:value-type="float">
            <text:p>0.217452</text:p>
          </table:table-cell>
          <table:table-cell office:value-type="float" office:value="0.270887" calcext:value-type="float">
            <text:p>0.270887</text:p>
          </table:table-cell>
          <table:table-cell office:value-type="float" office:value="0.211322" calcext:value-type="float">
            <text:p>0.211322</text:p>
          </table:table-cell>
          <table:table-cell office:value-type="float" office:value="0.335005" calcext:value-type="float">
            <text:p>0.335005</text:p>
          </table:table-cell>
          <table:table-cell office:value-type="float" office:value="0.276627" calcext:value-type="float">
            <text:p>0.276627</text:p>
          </table:table-cell>
          <table:table-cell office:value-type="float" office:value="0.224783" calcext:value-type="float">
            <text:p>0.224783</text:p>
          </table:table-cell>
          <table:table-cell office:value-type="float" office:value="0.202754" calcext:value-type="float">
            <text:p>0.202754</text:p>
          </table:table-cell>
          <table:table-cell office:value-type="float" office:value="0.217446" calcext:value-type="float">
            <text:p>0.217446</text:p>
          </table:table-cell>
          <table:table-cell office:value-type="float" office:value="0.293404" calcext:value-type="float">
            <text:p>0.293404</text:p>
          </table:table-cell>
          <table:table-cell office:value-type="float" office:value="0.238803" calcext:value-type="float">
            <text:p>0.238803</text:p>
          </table:table-cell>
          <table:table-cell office:value-type="float" office:value="0.223481" calcext:value-type="float">
            <text:p>0.223481</text:p>
          </table:table-cell>
          <table:table-cell office:value-type="float" office:value="0.380777" calcext:value-type="float">
            <text:p>0.380777</text:p>
          </table:table-cell>
          <table:table-cell office:value-type="float" office:value="0.227321" calcext:value-type="float">
            <text:p>0.227321</text:p>
          </table:table-cell>
          <table:table-cell office:value-type="float" office:value="0.247539" calcext:value-type="float">
            <text:p>0.247539</text:p>
          </table:table-cell>
          <table:table-cell office:value-type="float" office:value="0.232697" calcext:value-type="float">
            <text:p>0.232697</text:p>
          </table:table-cell>
          <table:table-cell office:value-type="float" office:value="0.284586" calcext:value-type="float">
            <text:p>0.284586</text:p>
          </table:table-cell>
          <table:table-cell office:value-type="float" office:value="0.392593" calcext:value-type="float">
            <text:p>0.392593</text:p>
          </table:table-cell>
          <table:table-cell office:value-type="float" office:value="0.286223" calcext:value-type="float">
            <text:p>0.286223</text:p>
          </table:table-cell>
          <table:table-cell office:value-type="float" office:value="0.218838" calcext:value-type="float">
            <text:p>0.218838</text:p>
          </table:table-cell>
          <table:table-cell office:value-type="float" office:value="0.221494" calcext:value-type="float">
            <text:p>0.221494</text:p>
          </table:table-cell>
          <table:table-cell office:value-type="float" office:value="0.293224" calcext:value-type="float">
            <text:p>0.293224</text:p>
          </table:table-cell>
          <table:table-cell office:value-type="float" office:value="0.233688" calcext:value-type="float">
            <text:p>0.233688</text:p>
          </table:table-cell>
          <table:table-cell office:value-type="float" office:value="0.260254" calcext:value-type="float">
            <text:p>0.260254</text:p>
          </table:table-cell>
          <table:table-cell office:value-type="float" office:value="0.236269" calcext:value-type="float">
            <text:p>0.236269</text:p>
          </table:table-cell>
          <table:table-cell office:value-type="float" office:value="0.367148" calcext:value-type="float">
            <text:p>0.367148</text:p>
          </table:table-cell>
          <table:table-cell office:value-type="float" office:value="0.270589" calcext:value-type="float">
            <text:p>0.270589</text:p>
          </table:table-cell>
          <table:table-cell office:value-type="float" office:value="0.244679" calcext:value-type="float">
            <text:p>0.244679</text:p>
          </table:table-cell>
          <table:table-cell office:value-type="float" office:value="0.361034" calcext:value-type="float">
            <text:p>0.361034</text:p>
          </table:table-cell>
          <table:table-cell office:value-type="float" office:value="0.309468" calcext:value-type="float">
            <text:p>0.309468</text:p>
          </table:table-cell>
          <table:table-cell office:value-type="float" office:value="0.292093" calcext:value-type="float">
            <text:p>0.292093</text:p>
          </table:table-cell>
          <table:table-cell office:value-type="float" office:value="0.277081" calcext:value-type="float">
            <text:p>0.277081</text:p>
          </table:table-cell>
          <table:table-cell office:value-type="float" office:value="0.257572" calcext:value-type="float">
            <text:p>0.257572</text:p>
          </table:table-cell>
          <table:table-cell office:value-type="float" office:value="0.26525" calcext:value-type="float">
            <text:p>0.26525</text:p>
          </table:table-cell>
          <table:table-cell office:value-type="float" office:value="0.35196" calcext:value-type="float">
            <text:p>0.35196</text:p>
          </table:table-cell>
          <table:table-cell office:value-type="float" office:value="0.246115" calcext:value-type="float">
            <text:p>0.246115</text:p>
          </table:table-cell>
          <table:table-cell office:value-type="float" office:value="0.239944" calcext:value-type="float">
            <text:p>0.239944</text:p>
          </table:table-cell>
          <table:table-cell office:value-type="float" office:value="0.282064" calcext:value-type="float">
            <text:p>0.282064</text:p>
          </table:table-cell>
          <table:table-cell office:value-type="float" office:value="0.403145" calcext:value-type="float">
            <text:p>0.403145</text:p>
          </table:table-cell>
          <table:table-cell office:value-type="float" office:value="0.257207" calcext:value-type="float">
            <text:p>0.257207</text:p>
          </table:table-cell>
          <table:table-cell office:value-type="float" office:value="0.25285" calcext:value-type="float">
            <text:p>0.25285</text:p>
          </table:table-cell>
          <table:table-cell office:value-type="float" office:value="0.447524" calcext:value-type="float">
            <text:p>0.447524</text:p>
          </table:table-cell>
          <table:table-cell office:value-type="float" office:value="0.299223" calcext:value-type="float">
            <text:p>0.299223</text:p>
          </table:table-cell>
          <table:table-cell office:value-type="float" office:value="0.321211" calcext:value-type="float">
            <text:p>0.321211</text:p>
          </table:table-cell>
          <table:table-cell office:value-type="float" office:value="0.293295" calcext:value-type="float">
            <text:p>0.293295</text:p>
          </table:table-cell>
          <table:table-cell office:value-type="float" office:value="0.363169" calcext:value-type="float">
            <text:p>0.363169</text:p>
          </table:table-cell>
          <table:table-cell office:value-type="float" office:value="0.418931" calcext:value-type="float">
            <text:p>0.418931</text:p>
          </table:table-cell>
          <table:table-cell office:value-type="float" office:value="0.364965" calcext:value-type="float">
            <text:p>0.364965</text:p>
          </table:table-cell>
          <table:table-cell office:value-type="float" office:value="0.367031" calcext:value-type="float">
            <text:p>0.367031</text:p>
          </table:table-cell>
          <table:table-cell office:value-type="float" office:value="0.50047" calcext:value-type="float">
            <text:p>0.50047</text:p>
          </table:table-cell>
          <table:table-cell office:value-type="float" office:value="0.296116" calcext:value-type="float">
            <text:p>0.296116</text:p>
          </table:table-cell>
          <table:table-cell office:value-type="float" office:value="0.272844" calcext:value-type="float">
            <text:p>0.272844</text:p>
          </table:table-cell>
          <table:table-cell office:value-type="float" office:value="0.286572" calcext:value-type="float">
            <text:p>0.286572</text:p>
          </table:table-cell>
          <table:table-cell office:value-type="float" office:value="0.294914" calcext:value-type="float">
            <text:p>0.294914</text:p>
          </table:table-cell>
          <table:table-cell office:value-type="float" office:value="0.433912" calcext:value-type="float">
            <text:p>0.433912</text:p>
          </table:table-cell>
          <table:table-cell office:value-type="float" office:value="0.259929" calcext:value-type="float">
            <text:p>0.259929</text:p>
          </table:table-cell>
          <table:table-cell office:value-type="float" office:value="0.310654" calcext:value-type="float">
            <text:p>0.310654</text:p>
          </table:table-cell>
          <table:table-cell office:value-type="float" office:value="0.325845" calcext:value-type="float">
            <text:p>0.325845</text:p>
          </table:table-cell>
          <table:table-cell office:value-type="float" office:value="0.310867" calcext:value-type="float">
            <text:p>0.310867</text:p>
          </table:table-cell>
          <table:table-cell office:value-type="float" office:value="0.529931" calcext:value-type="float">
            <text:p>0.529931</text:p>
          </table:table-cell>
          <table:table-cell office:value-type="float" office:value="0.325616" calcext:value-type="float">
            <text:p>0.325616</text:p>
          </table:table-cell>
          <table:table-cell office:value-type="float" office:value="0.238092" calcext:value-type="float">
            <text:p>0.238092</text:p>
          </table:table-cell>
          <table:table-cell office:value-type="float" office:value="0.287338" calcext:value-type="float">
            <text:p>0.287338</text:p>
          </table:table-cell>
          <table:table-cell office:value-type="float" office:value="0.377171" calcext:value-type="float">
            <text:p>0.377171</text:p>
          </table:table-cell>
          <table:table-cell office:value-type="float" office:value="0.328336" calcext:value-type="float">
            <text:p>0.328336</text:p>
          </table:table-cell>
          <table:table-cell office:value-type="float" office:value="0.456302" calcext:value-type="float">
            <text:p>0.456302</text:p>
          </table:table-cell>
          <table:table-cell office:value-type="float" office:value="0.228009" calcext:value-type="float">
            <text:p>0.228009</text:p>
          </table:table-cell>
          <table:table-cell office:value-type="float" office:value="0.247609" calcext:value-type="float">
            <text:p>0.247609</text:p>
          </table:table-cell>
          <table:table-cell office:value-type="float" office:value="0.308968" calcext:value-type="float">
            <text:p>0.308968</text:p>
          </table:table-cell>
          <table:table-cell office:value-type="float" office:value="0.288247" calcext:value-type="float">
            <text:p>0.288247</text:p>
          </table:table-cell>
          <table:table-cell office:value-type="float" office:value="0.330359" calcext:value-type="float">
            <text:p>0.330359</text:p>
          </table:table-cell>
          <table:table-cell office:value-type="float" office:value="0.399239" calcext:value-type="float">
            <text:p>0.399239</text:p>
          </table:table-cell>
          <table:table-cell office:value-type="float" office:value="0.478693" calcext:value-type="float">
            <text:p>0.478693</text:p>
          </table:table-cell>
          <table:table-cell office:value-type="float" office:value="0.262929" calcext:value-type="float">
            <text:p>0.262929</text:p>
          </table:table-cell>
          <table:table-cell office:value-type="float" office:value="0.281848" calcext:value-type="float">
            <text:p>0.281848</text:p>
          </table:table-cell>
          <table:table-cell office:value-type="float" office:value="0.250853" calcext:value-type="float">
            <text:p>0.250853</text:p>
          </table:table-cell>
          <table:table-cell office:value-type="float" office:value="0.426859" calcext:value-type="float">
            <text:p>0.426859</text:p>
          </table:table-cell>
          <table:table-cell office:value-type="float" office:value="0.252464" calcext:value-type="float">
            <text:p>0.252464</text:p>
          </table:table-cell>
          <table:table-cell office:value-type="float" office:value="0.323847" calcext:value-type="float">
            <text:p>0.323847</text:p>
          </table:table-cell>
          <table:table-cell office:value-type="float" office:value="0.425047" calcext:value-type="float">
            <text:p>0.425047</text:p>
          </table:table-cell>
          <table:table-cell office:value-type="float" office:value="0.439688" calcext:value-type="float">
            <text:p>0.439688</text:p>
          </table:table-cell>
          <table:table-cell office:value-type="float" office:value="0.232401" calcext:value-type="float">
            <text:p>0.232401</text:p>
          </table:table-cell>
          <table:table-cell office:value-type="float" office:value="0.315872" calcext:value-type="float">
            <text:p>0.315872</text:p>
          </table:table-cell>
          <table:table-cell office:value-type="float" office:value="0.357349" calcext:value-type="float">
            <text:p>0.357349</text:p>
          </table:table-cell>
          <table:table-cell office:value-type="float" office:value="0.392942" calcext:value-type="float">
            <text:p>0.392942</text:p>
          </table:table-cell>
          <table:table-cell office:value-type="float" office:value="0.295921" calcext:value-type="float">
            <text:p>0.295921</text:p>
          </table:table-cell>
          <table:table-cell office:value-type="float" office:value="0.304196" calcext:value-type="float">
            <text:p>0.304196</text:p>
          </table:table-cell>
          <table:table-cell office:value-type="float" office:value="0.441003" calcext:value-type="float">
            <text:p>0.441003</text:p>
          </table:table-cell>
          <table:table-cell office:value-type="float" office:value="0.308235" calcext:value-type="float">
            <text:p>0.308235</text:p>
          </table:table-cell>
          <table:table-cell office:value-type="float" office:value="0.233019" calcext:value-type="float">
            <text:p>0.233019</text:p>
          </table:table-cell>
          <table:table-cell office:value-type="float" office:value="0.22772" calcext:value-type="float">
            <text:p>0.22772</text:p>
          </table:table-cell>
          <table:table-cell office:value-type="float" office:value="0.260861" calcext:value-type="float">
            <text:p>0.260861</text:p>
          </table:table-cell>
          <table:table-cell office:value-type="float" office:value="0.379688" calcext:value-type="float">
            <text:p>0.379688</text:p>
          </table:table-cell>
          <table:table-cell office:value-type="float" office:value="0.352706" calcext:value-type="float">
            <text:p>0.352706</text:p>
          </table:table-cell>
          <table:table-cell office:value-type="float" office:value="0.35475" calcext:value-type="float">
            <text:p>0.35475</text:p>
          </table:table-cell>
          <table:table-cell office:value-type="float" office:value="0.316765" calcext:value-type="float">
            <text:p>0.316765</text:p>
          </table:table-cell>
          <table:table-cell office:value-type="float" office:value="0.368251" calcext:value-type="float">
            <text:p>0.368251</text:p>
          </table:table-cell>
          <table:table-cell office:value-type="float" office:value="0.242247" calcext:value-type="float">
            <text:p>0.242247</text:p>
          </table:table-cell>
          <table:table-cell office:value-type="float" office:value="0.434081" calcext:value-type="float">
            <text:p>0.434081</text:p>
          </table:table-cell>
          <table:table-cell office:value-type="float" office:value="0.451943" calcext:value-type="float">
            <text:p>0.451943</text:p>
          </table:table-cell>
          <table:table-cell office:value-type="float" office:value="0.305398" calcext:value-type="float">
            <text:p>0.305398</text:p>
          </table:table-cell>
          <table:table-cell office:value-type="float" office:value="0.403897" calcext:value-type="float">
            <text:p>0.403897</text:p>
          </table:table-cell>
          <table:table-cell office:value-type="float" office:value="0.287281" calcext:value-type="float">
            <text:p>0.287281</text:p>
          </table:table-cell>
          <table:table-cell office:value-type="float" office:value="0.310662" calcext:value-type="float">
            <text:p>0.310662</text:p>
          </table:table-cell>
          <table:table-cell office:value-type="float" office:value="0.242458" calcext:value-type="float">
            <text:p>0.242458</text:p>
          </table:table-cell>
          <table:table-cell office:value-type="float" office:value="0.585801" calcext:value-type="float">
            <text:p>0.585801</text:p>
          </table:table-cell>
          <table:table-cell office:value-type="float" office:value="0.248383" calcext:value-type="float">
            <text:p>0.248383</text:p>
          </table:table-cell>
          <table:table-cell office:value-type="float" office:value="0.305116" calcext:value-type="float">
            <text:p>0.305116</text:p>
          </table:table-cell>
          <table:table-cell office:value-type="float" office:value="0.312139" calcext:value-type="float">
            <text:p>0.312139</text:p>
          </table:table-cell>
          <table:table-cell office:value-type="float" office:value="0.246536" calcext:value-type="float">
            <text:p>0.246536</text:p>
          </table:table-cell>
          <table:table-cell office:value-type="float" office:value="0.310803" calcext:value-type="float">
            <text:p>0.310803</text:p>
          </table:table-cell>
          <table:table-cell office:value-type="float" office:value="0.258493" calcext:value-type="float">
            <text:p>0.258493</text:p>
          </table:table-cell>
          <table:table-cell office:value-type="float" office:value="0.405232" calcext:value-type="float">
            <text:p>0.405232</text:p>
          </table:table-cell>
          <table:table-cell office:value-type="float" office:value="0.427863" calcext:value-type="float">
            <text:p>0.427863</text:p>
          </table:table-cell>
          <table:table-cell office:value-type="float" office:value="0.363896" calcext:value-type="float">
            <text:p>0.363896</text:p>
          </table:table-cell>
          <table:table-cell office:value-type="float" office:value="0.427523" calcext:value-type="float">
            <text:p>0.427523</text:p>
          </table:table-cell>
          <table:table-cell office:value-type="float" office:value="0.292117" calcext:value-type="float">
            <text:p>0.292117</text:p>
          </table:table-cell>
          <table:table-cell office:value-type="float" office:value="0.250912" calcext:value-type="float">
            <text:p>0.250912</text:p>
          </table:table-cell>
          <table:table-cell office:value-type="float" office:value="0.297835" calcext:value-type="float">
            <text:p>0.297835</text:p>
          </table:table-cell>
          <table:table-cell office:value-type="float" office:value="0.250063" calcext:value-type="float">
            <text:p>0.250063</text:p>
          </table:table-cell>
          <table:table-cell office:value-type="float" office:value="0.417339" calcext:value-type="float">
            <text:p>0.417339</text:p>
          </table:table-cell>
          <table:table-cell office:value-type="float" office:value="0.261934" calcext:value-type="float">
            <text:p>0.261934</text:p>
          </table:table-cell>
          <table:table-cell office:value-type="float" office:value="0.245662" calcext:value-type="float">
            <text:p>0.245662</text:p>
          </table:table-cell>
          <table:table-cell office:value-type="float" office:value="0.382255" calcext:value-type="float">
            <text:p>0.382255</text:p>
          </table:table-cell>
          <table:table-cell office:value-type="float" office:value="0.346313" calcext:value-type="float">
            <text:p>0.346313</text:p>
          </table:table-cell>
          <table:table-cell office:value-type="float" office:value="0.453736" calcext:value-type="float">
            <text:p>0.453736</text:p>
          </table:table-cell>
          <table:table-cell office:value-type="float" office:value="0.229784" calcext:value-type="float">
            <text:p>0.229784</text:p>
          </table:table-cell>
          <table:table-cell office:value-type="float" office:value="0.281496" calcext:value-type="float">
            <text:p>0.281496</text:p>
          </table:table-cell>
          <table:table-cell office:value-type="float" office:value="0.368371" calcext:value-type="float">
            <text:p>0.368371</text:p>
          </table:table-cell>
          <table:table-cell office:value-type="float" office:value="0.418934" calcext:value-type="float">
            <text:p>0.418934</text:p>
          </table:table-cell>
          <table:table-cell office:value-type="float" office:value="0.281815" calcext:value-type="float">
            <text:p>0.281815</text:p>
          </table:table-cell>
          <table:table-cell office:value-type="float" office:value="0.373837" calcext:value-type="float">
            <text:p>0.373837</text:p>
          </table:table-cell>
          <table:table-cell office:value-type="float" office:value="0.231864" calcext:value-type="float">
            <text:p>0.231864</text:p>
          </table:table-cell>
          <table:table-cell office:value-type="float" office:value="0.312645" calcext:value-type="float">
            <text:p>0.312645</text:p>
          </table:table-cell>
          <table:table-cell office:value-type="float" office:value="0.471925" calcext:value-type="float">
            <text:p>0.471925</text:p>
          </table:table-cell>
          <table:table-cell office:value-type="float" office:value="0.291032" calcext:value-type="float">
            <text:p>0.291032</text:p>
          </table:table-cell>
          <table:table-cell office:value-type="float" office:value="0.242344" calcext:value-type="float">
            <text:p>0.242344</text:p>
          </table:table-cell>
          <table:table-cell office:value-type="float" office:value="0.422393" calcext:value-type="float">
            <text:p>0.422393</text:p>
          </table:table-cell>
          <table:table-cell office:value-type="float" office:value="0.421176" calcext:value-type="float">
            <text:p>0.421176</text:p>
          </table:table-cell>
          <table:table-cell office:value-type="float" office:value="0.333233" calcext:value-type="float">
            <text:p>0.333233</text:p>
          </table:table-cell>
          <table:table-cell office:value-type="float" office:value="0.249805" calcext:value-type="float">
            <text:p>0.249805</text:p>
          </table:table-cell>
          <table:table-cell office:value-type="float" office:value="0.390306" calcext:value-type="float">
            <text:p>0.390306</text:p>
          </table:table-cell>
          <table:table-cell office:value-type="float" office:value="0.254676" calcext:value-type="float">
            <text:p>0.254676</text:p>
          </table:table-cell>
          <table:table-cell office:value-type="float" office:value="0.415346" calcext:value-type="float">
            <text:p>0.415346</text:p>
          </table:table-cell>
          <table:table-cell office:value-type="float" office:value="0.399171" calcext:value-type="float">
            <text:p>0.399171</text:p>
          </table:table-cell>
          <table:table-cell office:value-type="float" office:value="0.275935" calcext:value-type="float">
            <text:p>0.275935</text:p>
          </table:table-cell>
          <table:table-cell office:value-type="float" office:value="0.253919" calcext:value-type="float">
            <text:p>0.253919</text:p>
          </table:table-cell>
          <table:table-cell office:value-type="float" office:value="0.377025" calcext:value-type="float">
            <text:p>0.377025</text:p>
          </table:table-cell>
          <table:table-cell office:value-type="float" office:value="0.238203" calcext:value-type="float">
            <text:p>0.238203</text:p>
          </table:table-cell>
          <table:table-cell office:value-type="float" office:value="0.317398" calcext:value-type="float">
            <text:p>0.317398</text:p>
          </table:table-cell>
          <table:table-cell office:value-type="float" office:value="0.136644" calcext:value-type="float">
            <text:p>0.136644</text:p>
          </table:table-cell>
        </table:table-row>
        <table:table-row table:style-name="ro1">
          <table:table-cell office:value-type="string" calcext:value-type="string">
            <text:p>Dice</text:p>
          </table:table-cell>
          <table:table-cell office:value-type="float" office:value="0.665745" calcext:value-type="float">
            <text:p>0.665745</text:p>
          </table:table-cell>
          <table:table-cell office:value-type="float" office:value="0.572948" calcext:value-type="float">
            <text:p>0.572948</text:p>
          </table:table-cell>
          <table:table-cell office:value-type="float" office:value="0.788182" calcext:value-type="float">
            <text:p>0.788182</text:p>
          </table:table-cell>
          <table:table-cell office:value-type="float" office:value="1.03641" calcext:value-type="float">
            <text:p>1.03641</text:p>
          </table:table-cell>
          <table:table-cell office:value-type="float" office:value="0.981192" calcext:value-type="float">
            <text:p>0.981192</text:p>
          </table:table-cell>
          <table:table-cell office:value-type="float" office:value="0.847989" calcext:value-type="float">
            <text:p>0.847989</text:p>
          </table:table-cell>
          <table:table-cell office:value-type="float" office:value="0.626837" calcext:value-type="float">
            <text:p>0.626837</text:p>
          </table:table-cell>
          <table:table-cell office:value-type="float" office:value="0.619245" calcext:value-type="float">
            <text:p>0.619245</text:p>
          </table:table-cell>
          <table:table-cell office:value-type="float" office:value="0.67137" calcext:value-type="float">
            <text:p>0.67137</text:p>
          </table:table-cell>
          <table:table-cell office:value-type="float" office:value="0.741803" calcext:value-type="float">
            <text:p>0.741803</text:p>
          </table:table-cell>
          <table:table-cell office:value-type="float" office:value="0.595313" calcext:value-type="float">
            <text:p>0.595313</text:p>
          </table:table-cell>
          <table:table-cell office:value-type="float" office:value="0.592077" calcext:value-type="float">
            <text:p>0.592077</text:p>
          </table:table-cell>
          <table:table-cell office:value-type="float" office:value="0.728529" calcext:value-type="float">
            <text:p>0.728529</text:p>
          </table:table-cell>
          <table:table-cell office:value-type="float" office:value="0.875978" calcext:value-type="float">
            <text:p>0.875978</text:p>
          </table:table-cell>
          <table:table-cell office:value-type="float" office:value="0.748482" calcext:value-type="float">
            <text:p>0.748482</text:p>
          </table:table-cell>
          <table:table-cell office:value-type="float" office:value="0.816103" calcext:value-type="float">
            <text:p>0.816103</text:p>
          </table:table-cell>
          <table:table-cell office:value-type="float" office:value="0.609261" calcext:value-type="float">
            <text:p>0.609261</text:p>
          </table:table-cell>
          <table:table-cell office:value-type="float" office:value="0.916664" calcext:value-type="float">
            <text:p>0.916664</text:p>
          </table:table-cell>
          <table:table-cell office:value-type="float" office:value="0.728305" calcext:value-type="float">
            <text:p>0.728305</text:p>
          </table:table-cell>
          <table:table-cell office:value-type="float" office:value="0.620019" calcext:value-type="float">
            <text:p>0.620019</text:p>
          </table:table-cell>
          <table:table-cell office:value-type="float" office:value="0.697346" calcext:value-type="float">
            <text:p>0.697346</text:p>
          </table:table-cell>
          <table:table-cell office:value-type="float" office:value="0.815727" calcext:value-type="float">
            <text:p>0.815727</text:p>
          </table:table-cell>
          <table:table-cell office:value-type="float" office:value="0.592843" calcext:value-type="float">
            <text:p>0.592843</text:p>
          </table:table-cell>
          <table:table-cell office:value-type="float" office:value="0.786613" calcext:value-type="float">
            <text:p>0.786613</text:p>
          </table:table-cell>
          <table:table-cell office:value-type="float" office:value="0.915231" calcext:value-type="float">
            <text:p>0.915231</text:p>
          </table:table-cell>
          <table:table-cell office:value-type="float" office:value="0.958137" calcext:value-type="float">
            <text:p>0.958137</text:p>
          </table:table-cell>
          <table:table-cell office:value-type="float" office:value="0.706259" calcext:value-type="float">
            <text:p>0.706259</text:p>
          </table:table-cell>
          <table:table-cell office:value-type="float" office:value="0.69468" calcext:value-type="float">
            <text:p>0.69468</text:p>
          </table:table-cell>
          <table:table-cell office:value-type="float" office:value="0.906181" calcext:value-type="float">
            <text:p>0.906181</text:p>
          </table:table-cell>
          <table:table-cell office:value-type="float" office:value="0.653639" calcext:value-type="float">
            <text:p>0.653639</text:p>
          </table:table-cell>
          <table:table-cell office:value-type="float" office:value="0.677346" calcext:value-type="float">
            <text:p>0.677346</text:p>
          </table:table-cell>
          <table:table-cell office:value-type="float" office:value="0.758456" calcext:value-type="float">
            <text:p>0.758456</text:p>
          </table:table-cell>
          <table:table-cell office:value-type="float" office:value="0.812769" calcext:value-type="float">
            <text:p>0.812769</text:p>
          </table:table-cell>
          <table:table-cell office:value-type="float" office:value="0.685874" calcext:value-type="float">
            <text:p>0.685874</text:p>
          </table:table-cell>
          <table:table-cell office:value-type="float" office:value="0.889165" calcext:value-type="float">
            <text:p>0.889165</text:p>
          </table:table-cell>
          <table:table-cell office:value-type="float" office:value="0.728112" calcext:value-type="float">
            <text:p>0.728112</text:p>
          </table:table-cell>
          <table:table-cell office:value-type="float" office:value="0.745205" calcext:value-type="float">
            <text:p>0.745205</text:p>
          </table:table-cell>
          <table:table-cell office:value-type="float" office:value="0.84207" calcext:value-type="float">
            <text:p>0.84207</text:p>
          </table:table-cell>
          <table:table-cell office:value-type="float" office:value="0.816919" calcext:value-type="float">
            <text:p>0.816919</text:p>
          </table:table-cell>
          <table:table-cell office:value-type="float" office:value="0.62122" calcext:value-type="float">
            <text:p>0.62122</text:p>
          </table:table-cell>
          <table:table-cell office:value-type="float" office:value="0.61506" calcext:value-type="float">
            <text:p>0.61506</text:p>
          </table:table-cell>
          <table:table-cell office:value-type="float" office:value="0.690647" calcext:value-type="float">
            <text:p>0.690647</text:p>
          </table:table-cell>
          <table:table-cell office:value-type="float" office:value="1.09074" calcext:value-type="float">
            <text:p>1.09074</text:p>
          </table:table-cell>
          <table:table-cell office:value-type="float" office:value="0.76075" calcext:value-type="float">
            <text:p>0.76075</text:p>
          </table:table-cell>
          <table:table-cell office:value-type="float" office:value="0.788495" calcext:value-type="float">
            <text:p>0.788495</text:p>
          </table:table-cell>
          <table:table-cell office:value-type="float" office:value="0.662588" calcext:value-type="float">
            <text:p>0.662588</text:p>
          </table:table-cell>
          <table:table-cell office:value-type="float" office:value="0.663148" calcext:value-type="float">
            <text:p>0.663148</text:p>
          </table:table-cell>
          <table:table-cell office:value-type="float" office:value="0.697574" calcext:value-type="float">
            <text:p>0.697574</text:p>
          </table:table-cell>
          <table:table-cell office:value-type="float" office:value="0.767859" calcext:value-type="float">
            <text:p>0.767859</text:p>
          </table:table-cell>
          <table:table-cell office:value-type="float" office:value="1.11659" calcext:value-type="float">
            <text:p>1.11659</text:p>
          </table:table-cell>
          <table:table-cell office:value-type="float" office:value="0.892999" calcext:value-type="float">
            <text:p>0.892999</text:p>
          </table:table-cell>
          <table:table-cell office:value-type="float" office:value="1.08844" calcext:value-type="float">
            <text:p>1.08844</text:p>
          </table:table-cell>
          <table:table-cell office:value-type="float" office:value="0.714481" calcext:value-type="float">
            <text:p>0.714481</text:p>
          </table:table-cell>
          <table:table-cell office:value-type="float" office:value="0.663448" calcext:value-type="float">
            <text:p>0.663448</text:p>
          </table:table-cell>
          <table:table-cell office:value-type="float" office:value="0.758754" calcext:value-type="float">
            <text:p>0.758754</text:p>
          </table:table-cell>
          <table:table-cell office:value-type="float" office:value="0.655226" calcext:value-type="float">
            <text:p>0.655226</text:p>
          </table:table-cell>
          <table:table-cell office:value-type="float" office:value="0.726841" calcext:value-type="float">
            <text:p>0.726841</text:p>
          </table:table-cell>
          <table:table-cell office:value-type="float" office:value="0.914614" calcext:value-type="float">
            <text:p>0.914614</text:p>
          </table:table-cell>
          <table:table-cell office:value-type="float" office:value="0.613277" calcext:value-type="float">
            <text:p>0.613277</text:p>
          </table:table-cell>
          <table:table-cell office:value-type="float" office:value="0.64121" calcext:value-type="float">
            <text:p>0.64121</text:p>
          </table:table-cell>
          <table:table-cell office:value-type="float" office:value="0.807907" calcext:value-type="float">
            <text:p>0.807907</text:p>
          </table:table-cell>
          <table:table-cell office:value-type="float" office:value="0.631187" calcext:value-type="float">
            <text:p>0.631187</text:p>
          </table:table-cell>
          <table:table-cell office:value-type="float" office:value="0.717375" calcext:value-type="float">
            <text:p>0.717375</text:p>
          </table:table-cell>
          <table:table-cell office:value-type="float" office:value="0.675609" calcext:value-type="float">
            <text:p>0.675609</text:p>
          </table:table-cell>
          <table:table-cell office:value-type="float" office:value="0.659175" calcext:value-type="float">
            <text:p>0.659175</text:p>
          </table:table-cell>
          <table:table-cell office:value-type="float" office:value="0.801234" calcext:value-type="float">
            <text:p>0.801234</text:p>
          </table:table-cell>
          <table:table-cell office:value-type="float" office:value="0.814853" calcext:value-type="float">
            <text:p>0.814853</text:p>
          </table:table-cell>
          <table:table-cell office:value-type="float" office:value="0.887416" calcext:value-type="float">
            <text:p>0.887416</text:p>
          </table:table-cell>
          <table:table-cell office:value-type="float" office:value="0.701022" calcext:value-type="float">
            <text:p>0.701022</text:p>
          </table:table-cell>
          <table:table-cell office:value-type="float" office:value="0.837372" calcext:value-type="float">
            <text:p>0.837372</text:p>
          </table:table-cell>
          <table:table-cell office:value-type="float" office:value="0.793268" calcext:value-type="float">
            <text:p>0.793268</text:p>
          </table:table-cell>
          <table:table-cell office:value-type="float" office:value="0.907593" calcext:value-type="float">
            <text:p>0.907593</text:p>
          </table:table-cell>
          <table:table-cell office:value-type="float" office:value="0.782697" calcext:value-type="float">
            <text:p>0.782697</text:p>
          </table:table-cell>
          <table:table-cell office:value-type="float" office:value="0.739425" calcext:value-type="float">
            <text:p>0.739425</text:p>
          </table:table-cell>
          <table:table-cell office:value-type="float" office:value="1.34077" calcext:value-type="float">
            <text:p>1.34077</text:p>
          </table:table-cell>
          <table:table-cell office:value-type="float" office:value="0.874888" calcext:value-type="float">
            <text:p>0.874888</text:p>
          </table:table-cell>
          <table:table-cell office:value-type="float" office:value="1.08335" calcext:value-type="float">
            <text:p>1.08335</text:p>
          </table:table-cell>
          <table:table-cell office:value-type="float" office:value="0.605549" calcext:value-type="float">
            <text:p>0.605549</text:p>
          </table:table-cell>
          <table:table-cell office:value-type="float" office:value="0.724077" calcext:value-type="float">
            <text:p>0.724077</text:p>
          </table:table-cell>
          <table:table-cell office:value-type="float" office:value="0.810148" calcext:value-type="float">
            <text:p>0.810148</text:p>
          </table:table-cell>
          <table:table-cell office:value-type="float" office:value="0.611162" calcext:value-type="float">
            <text:p>0.611162</text:p>
          </table:table-cell>
          <table:table-cell office:value-type="float" office:value="0.60517" calcext:value-type="float">
            <text:p>0.60517</text:p>
          </table:table-cell>
          <table:table-cell office:value-type="float" office:value="0.997231" calcext:value-type="float">
            <text:p>0.997231</text:p>
          </table:table-cell>
          <table:table-cell office:value-type="float" office:value="0.617613" calcext:value-type="float">
            <text:p>0.617613</text:p>
          </table:table-cell>
          <table:table-cell office:value-type="float" office:value="0.630716" calcext:value-type="float">
            <text:p>0.630716</text:p>
          </table:table-cell>
          <table:table-cell office:value-type="float" office:value="0.900645" calcext:value-type="float">
            <text:p>0.900645</text:p>
          </table:table-cell>
          <table:table-cell office:value-type="float" office:value="0.632445" calcext:value-type="float">
            <text:p>0.632445</text:p>
          </table:table-cell>
          <table:table-cell office:value-type="float" office:value="0.959918" calcext:value-type="float">
            <text:p>0.959918</text:p>
          </table:table-cell>
          <table:table-cell office:value-type="float" office:value="0.748829" calcext:value-type="float">
            <text:p>0.748829</text:p>
          </table:table-cell>
          <table:table-cell office:value-type="float" office:value="0.688113" calcext:value-type="float">
            <text:p>0.688113</text:p>
          </table:table-cell>
          <table:table-cell office:value-type="float" office:value="0.808535" calcext:value-type="float">
            <text:p>0.808535</text:p>
          </table:table-cell>
          <table:table-cell office:value-type="float" office:value="0.970788" calcext:value-type="float">
            <text:p>0.970788</text:p>
          </table:table-cell>
          <table:table-cell office:value-type="float" office:value="1.00676" calcext:value-type="float">
            <text:p>1.00676</text:p>
          </table:table-cell>
          <table:table-cell office:value-type="float" office:value="0.67171" calcext:value-type="float">
            <text:p>0.67171</text:p>
          </table:table-cell>
          <table:table-cell office:value-type="float" office:value="0.750754" calcext:value-type="float">
            <text:p>0.750754</text:p>
          </table:table-cell>
          <table:table-cell office:value-type="float" office:value="0.744817" calcext:value-type="float">
            <text:p>0.744817</text:p>
          </table:table-cell>
          <table:table-cell office:value-type="float" office:value="0.649631" calcext:value-type="float">
            <text:p>0.649631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909258" calcext:value-type="float">
            <text:p>0.909258</text:p>
          </table:table-cell>
          <table:table-cell office:value-type="float" office:value="0.637919" calcext:value-type="float">
            <text:p>0.637919</text:p>
          </table:table-cell>
          <table:table-cell office:value-type="float" office:value="0.979982" calcext:value-type="float">
            <text:p>0.979982</text:p>
          </table:table-cell>
          <table:table-cell office:value-type="float" office:value="0.761891" calcext:value-type="float">
            <text:p>0.761891</text:p>
          </table:table-cell>
          <table:table-cell office:value-type="float" office:value="0.702841" calcext:value-type="float">
            <text:p>0.702841</text:p>
          </table:table-cell>
          <table:table-cell office:value-type="float" office:value="0.837571" calcext:value-type="float">
            <text:p>0.837571</text:p>
          </table:table-cell>
          <table:table-cell office:value-type="float" office:value="0.866451" calcext:value-type="float">
            <text:p>0.866451</text:p>
          </table:table-cell>
          <table:table-cell office:value-type="float" office:value="0.665466" calcext:value-type="float">
            <text:p>0.665466</text:p>
          </table:table-cell>
          <table:table-cell office:value-type="float" office:value="0.846397" calcext:value-type="float">
            <text:p>0.846397</text:p>
          </table:table-cell>
          <table:table-cell office:value-type="float" office:value="0.740147" calcext:value-type="float">
            <text:p>0.740147</text:p>
          </table:table-cell>
          <table:table-cell office:value-type="float" office:value="0.66845" calcext:value-type="float">
            <text:p>0.66845</text:p>
          </table:table-cell>
          <table:table-cell office:value-type="float" office:value="0.812157" calcext:value-type="float">
            <text:p>0.812157</text:p>
          </table:table-cell>
          <table:table-cell office:value-type="float" office:value="0.784038" calcext:value-type="float">
            <text:p>0.784038</text:p>
          </table:table-cell>
          <table:table-cell office:value-type="float" office:value="0.607031" calcext:value-type="float">
            <text:p>0.607031</text:p>
          </table:table-cell>
          <table:table-cell office:value-type="float" office:value="0.78841" calcext:value-type="float">
            <text:p>0.78841</text:p>
          </table:table-cell>
          <table:table-cell office:value-type="float" office:value="0.853293" calcext:value-type="float">
            <text:p>0.853293</text:p>
          </table:table-cell>
          <table:table-cell office:value-type="float" office:value="0.753748" calcext:value-type="float">
            <text:p>0.753748</text:p>
          </table:table-cell>
          <table:table-cell office:value-type="float" office:value="0.68814" calcext:value-type="float">
            <text:p>0.68814</text:p>
          </table:table-cell>
          <table:table-cell office:value-type="float" office:value="0.614164" calcext:value-type="float">
            <text:p>0.614164</text:p>
          </table:table-cell>
          <table:table-cell office:value-type="float" office:value="0.808871" calcext:value-type="float">
            <text:p>0.808871</text:p>
          </table:table-cell>
          <table:table-cell office:value-type="float" office:value="1.081" calcext:value-type="float">
            <text:p>1.081</text:p>
          </table:table-cell>
          <table:table-cell office:value-type="float" office:value="1.01467" calcext:value-type="float">
            <text:p>1.01467</text:p>
          </table:table-cell>
          <table:table-cell office:value-type="float" office:value="0.931968" calcext:value-type="float">
            <text:p>0.931968</text:p>
          </table:table-cell>
          <table:table-cell office:value-type="float" office:value="0.628312" calcext:value-type="float">
            <text:p>0.628312</text:p>
          </table:table-cell>
          <table:table-cell office:value-type="float" office:value="0.640546" calcext:value-type="float">
            <text:p>0.640546</text:p>
          </table:table-cell>
          <table:table-cell office:value-type="float" office:value="0.866113" calcext:value-type="float">
            <text:p>0.866113</text:p>
          </table:table-cell>
          <table:table-cell office:value-type="float" office:value="0.970754" calcext:value-type="float">
            <text:p>0.970754</text:p>
          </table:table-cell>
          <table:table-cell office:value-type="float" office:value="0.658762" calcext:value-type="float">
            <text:p>0.658762</text:p>
          </table:table-cell>
          <table:table-cell office:value-type="float" office:value="1.06313" calcext:value-type="float">
            <text:p>1.06313</text:p>
          </table:table-cell>
          <table:table-cell office:value-type="float" office:value="0.767104" calcext:value-type="float">
            <text:p>0.767104</text:p>
          </table:table-cell>
          <table:table-cell office:value-type="float" office:value="1.04088" calcext:value-type="float">
            <text:p>1.04088</text:p>
          </table:table-cell>
          <table:table-cell office:value-type="float" office:value="0.629869" calcext:value-type="float">
            <text:p>0.629869</text:p>
          </table:table-cell>
          <table:table-cell office:value-type="float" office:value="0.884716" calcext:value-type="float">
            <text:p>0.884716</text:p>
          </table:table-cell>
          <table:table-cell office:value-type="float" office:value="0.64964" calcext:value-type="float">
            <text:p>0.64964</text:p>
          </table:table-cell>
          <table:table-cell office:value-type="float" office:value="1.10928" calcext:value-type="float">
            <text:p>1.10928</text:p>
          </table:table-cell>
          <table:table-cell office:value-type="float" office:value="1.04898" calcext:value-type="float">
            <text:p>1.04898</text:p>
          </table:table-cell>
          <table:table-cell office:value-type="float" office:value="0.73449" calcext:value-type="float">
            <text:p>0.73449</text:p>
          </table:table-cell>
          <table:table-cell office:value-type="float" office:value="0.889565" calcext:value-type="float">
            <text:p>0.889565</text:p>
          </table:table-cell>
          <table:table-cell office:value-type="float" office:value="0.61125" calcext:value-type="float">
            <text:p>0.61125</text:p>
          </table:table-cell>
          <table:table-cell office:value-type="float" office:value="0.735486" calcext:value-type="float">
            <text:p>0.735486</text:p>
          </table:table-cell>
          <table:table-cell office:value-type="float" office:value="0.864074" calcext:value-type="float">
            <text:p>0.864074</text:p>
          </table:table-cell>
          <table:table-cell office:value-type="float" office:value="0.941825" calcext:value-type="float">
            <text:p>0.941825</text:p>
          </table:table-cell>
          <table:table-cell office:value-type="float" office:value="0.676728" calcext:value-type="float">
            <text:p>0.676728</text:p>
          </table:table-cell>
          <table:table-cell office:value-type="float" office:value="0.999102" calcext:value-type="float">
            <text:p>0.999102</text:p>
          </table:table-cell>
          <table:table-cell office:value-type="float" office:value="0.644195" calcext:value-type="float">
            <text:p>0.644195</text:p>
          </table:table-cell>
          <table:table-cell office:value-type="float" office:value="0.771097" calcext:value-type="float">
            <text:p>0.771097</text:p>
          </table:table-cell>
          <table:table-cell office:value-type="float" office:value="0.770789" calcext:value-type="float">
            <text:p>0.770789</text:p>
          </table:table-cell>
          <table:table-cell office:value-type="float" office:value="0.908575" calcext:value-type="float">
            <text:p>0.908575</text:p>
          </table:table-cell>
          <table:table-cell office:value-type="float" office:value="0.690427" calcext:value-type="float">
            <text:p>0.690427</text:p>
          </table:table-cell>
          <table:table-cell office:value-type="float" office:value="0.863508" calcext:value-type="float">
            <text:p>0.863508</text:p>
          </table:table-cell>
          <table:table-cell office:value-type="float" office:value="0.611943" calcext:value-type="float">
            <text:p>0.611943</text:p>
          </table:table-cell>
          <table:table-cell office:value-type="float" office:value="0.337447" calcext:value-type="float">
            <text:p>0.337447</text:p>
          </table:table-cell>
        </table:table-row>
        <table:table-row table:style-name="ro1">
          <table:table-cell office:value-type="string" calcext:value-type="string">
            <text:p>RK</text:p>
          </table:table-cell>
          <table:table-cell table:formula="of:=MEDIAN([.B1:.EU1])" office:value-type="float" office:value="0.220749" calcext:value-type="float">
            <text:p>0.220749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KMP</text:p>
          </table:table-cell>
          <table:table-cell table:formula="of:=MEDIAN([.B2:.EU2])" office:value-type="float" office:value="0.2527045" calcext:value-type="float">
            <text:p>0.2527045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STD</text:p>
          </table:table-cell>
          <table:table-cell table:formula="of:=MEDIAN([.B3:.EU3])" office:value-type="float" office:value="0.795402" calcext:value-type="float">
            <text:p>0.795402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Levenshtein</text:p>
          </table:table-cell>
          <table:table-cell table:formula="of:=MEDIAN([.B4:.EU4])" office:value-type="float" office:value="0.2969755" calcext:value-type="float">
            <text:p>0.2969755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Dice</text:p>
          </table:table-cell>
          <table:table-cell table:formula="of:=MEDIAN([.B5:.EU5])" office:value-type="float" office:value="0.756102" calcext:value-type="float">
            <text:p>0.756102</text:p>
          </table:table-cell>
          <table:table-cell table:number-columns-repeated="149"/>
        </table:table-row>
      </table:table>
      <table:table table:name="latexy" table:style-name="ta1">
        <table:table-column table:style-name="co1" table:number-columns-repeated="151" table:default-cell-style-name="Default"/>
        <table:table-row table:style-name="ro1">
          <table:table-cell office:value-type="string" calcext:value-type="string">
            <text:p>Rabin-Karp</text:p>
          </table:table-cell>
          <table:table-cell office:value-type="float" office:value="0.180664" calcext:value-type="float">
            <text:p>0.180664</text:p>
          </table:table-cell>
          <table:table-cell office:value-type="float" office:value="0.18202" calcext:value-type="float">
            <text:p>0.18202</text:p>
          </table:table-cell>
          <table:table-cell office:value-type="float" office:value="0.234633" calcext:value-type="float">
            <text:p>0.234633</text:p>
          </table:table-cell>
          <table:table-cell office:value-type="float" office:value="0.198477" calcext:value-type="float">
            <text:p>0.198477</text:p>
          </table:table-cell>
          <table:table-cell office:value-type="float" office:value="0.198219" calcext:value-type="float">
            <text:p>0.198219</text:p>
          </table:table-cell>
          <table:table-cell office:value-type="float" office:value="0.252561" calcext:value-type="float">
            <text:p>0.252561</text:p>
          </table:table-cell>
          <table:table-cell office:value-type="float" office:value="0.191267" calcext:value-type="float">
            <text:p>0.191267</text:p>
          </table:table-cell>
          <table:table-cell office:value-type="float" office:value="0.177129" calcext:value-type="float">
            <text:p>0.177129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17772" calcext:value-type="float">
            <text:p>0.17772</text:p>
          </table:table-cell>
          <table:table-cell office:value-type="float" office:value="0.291885" calcext:value-type="float">
            <text:p>0.291885</text:p>
          </table:table-cell>
          <table:table-cell office:value-type="float" office:value="0.233193" calcext:value-type="float">
            <text:p>0.233193</text:p>
          </table:table-cell>
          <table:table-cell office:value-type="float" office:value="0.333814" calcext:value-type="float">
            <text:p>0.333814</text:p>
          </table:table-cell>
          <table:table-cell office:value-type="float" office:value="0.197735" calcext:value-type="float">
            <text:p>0.197735</text:p>
          </table:table-cell>
          <table:table-cell office:value-type="float" office:value="0.230109" calcext:value-type="float">
            <text:p>0.230109</text:p>
          </table:table-cell>
          <table:table-cell office:value-type="float" office:value="0.26325" calcext:value-type="float">
            <text:p>0.26325</text:p>
          </table:table-cell>
          <table:table-cell office:value-type="float" office:value="0.19543" calcext:value-type="float">
            <text:p>0.19543</text:p>
          </table:table-cell>
          <table:table-cell office:value-type="float" office:value="0.187217" calcext:value-type="float">
            <text:p>0.187217</text:p>
          </table:table-cell>
          <table:table-cell office:value-type="float" office:value="0.217378" calcext:value-type="float">
            <text:p>0.217378</text:p>
          </table:table-cell>
          <table:table-cell office:value-type="float" office:value="0.254369" calcext:value-type="float">
            <text:p>0.254369</text:p>
          </table:table-cell>
          <table:table-cell office:value-type="float" office:value="0.28215" calcext:value-type="float">
            <text:p>0.28215</text:p>
          </table:table-cell>
          <table:table-cell office:value-type="float" office:value="0.306283" calcext:value-type="float">
            <text:p>0.306283</text:p>
          </table:table-cell>
          <table:table-cell office:value-type="float" office:value="0.194391" calcext:value-type="float">
            <text:p>0.194391</text:p>
          </table:table-cell>
          <table:table-cell office:value-type="float" office:value="0.233082" calcext:value-type="float">
            <text:p>0.233082</text:p>
          </table:table-cell>
          <table:table-cell office:value-type="float" office:value="0.365384" calcext:value-type="float">
            <text:p>0.365384</text:p>
          </table:table-cell>
          <table:table-cell office:value-type="float" office:value="0.307641" calcext:value-type="float">
            <text:p>0.307641</text:p>
          </table:table-cell>
          <table:table-cell office:value-type="float" office:value="0.284516" calcext:value-type="float">
            <text:p>0.284516</text:p>
          </table:table-cell>
          <table:table-cell office:value-type="float" office:value="0.197591" calcext:value-type="float">
            <text:p>0.197591</text:p>
          </table:table-cell>
          <table:table-cell office:value-type="float" office:value="0.311805" calcext:value-type="float">
            <text:p>0.311805</text:p>
          </table:table-cell>
          <table:table-cell office:value-type="float" office:value="0.272574" calcext:value-type="float">
            <text:p>0.272574</text:p>
          </table:table-cell>
          <table:table-cell office:value-type="float" office:value="0.271615" calcext:value-type="float">
            <text:p>0.271615</text:p>
          </table:table-cell>
          <table:table-cell office:value-type="float" office:value="0.193743" calcext:value-type="float">
            <text:p>0.193743</text:p>
          </table:table-cell>
          <table:table-cell office:value-type="float" office:value="0.283671" calcext:value-type="float">
            <text:p>0.283671</text:p>
          </table:table-cell>
          <table:table-cell office:value-type="float" office:value="0.217324" calcext:value-type="float">
            <text:p>0.217324</text:p>
          </table:table-cell>
          <table:table-cell office:value-type="float" office:value="0.187643" calcext:value-type="float">
            <text:p>0.187643</text:p>
          </table:table-cell>
          <table:table-cell office:value-type="float" office:value="0.194755" calcext:value-type="float">
            <text:p>0.194755</text:p>
          </table:table-cell>
          <table:table-cell office:value-type="float" office:value="0.363628" calcext:value-type="float">
            <text:p>0.363628</text:p>
          </table:table-cell>
          <table:table-cell office:value-type="float" office:value="0.251828" calcext:value-type="float">
            <text:p>0.251828</text:p>
          </table:table-cell>
          <table:table-cell office:value-type="float" office:value="0.182907" calcext:value-type="float">
            <text:p>0.182907</text:p>
          </table:table-cell>
          <table:table-cell office:value-type="float" office:value="0.174449" calcext:value-type="float">
            <text:p>0.174449</text:p>
          </table:table-cell>
          <table:table-cell office:value-type="float" office:value="0.224313" calcext:value-type="float">
            <text:p>0.224313</text:p>
          </table:table-cell>
          <table:table-cell office:value-type="float" office:value="0.262307" calcext:value-type="float">
            <text:p>0.262307</text:p>
          </table:table-cell>
          <table:table-cell office:value-type="float" office:value="0.188855" calcext:value-type="float">
            <text:p>0.188855</text:p>
          </table:table-cell>
          <table:table-cell office:value-type="float" office:value="0.28229" calcext:value-type="float">
            <text:p>0.28229</text:p>
          </table:table-cell>
          <table:table-cell office:value-type="float" office:value="0.177914" calcext:value-type="float">
            <text:p>0.177914</text:p>
          </table:table-cell>
          <table:table-cell office:value-type="float" office:value="0.247709" calcext:value-type="float">
            <text:p>0.247709</text:p>
          </table:table-cell>
          <table:table-cell office:value-type="float" office:value="0.219868" calcext:value-type="float">
            <text:p>0.219868</text:p>
          </table:table-cell>
          <table:table-cell office:value-type="float" office:value="0.390944" calcext:value-type="float">
            <text:p>0.390944</text:p>
          </table:table-cell>
          <table:table-cell office:value-type="float" office:value="0.182414" calcext:value-type="float">
            <text:p>0.182414</text:p>
          </table:table-cell>
          <table:table-cell office:value-type="float" office:value="0.372422" calcext:value-type="float">
            <text:p>0.372422</text:p>
          </table:table-cell>
          <table:table-cell office:value-type="float" office:value="0.180151" calcext:value-type="float">
            <text:p>0.180151</text:p>
          </table:table-cell>
          <table:table-cell office:value-type="float" office:value="0.242631" calcext:value-type="float">
            <text:p>0.242631</text:p>
          </table:table-cell>
          <table:table-cell office:value-type="float" office:value="0.303599" calcext:value-type="float">
            <text:p>0.303599</text:p>
          </table:table-cell>
          <table:table-cell office:value-type="float" office:value="0.305736" calcext:value-type="float">
            <text:p>0.305736</text:p>
          </table:table-cell>
          <table:table-cell office:value-type="float" office:value="0.186354" calcext:value-type="float">
            <text:p>0.186354</text:p>
          </table:table-cell>
          <table:table-cell office:value-type="float" office:value="0.269553" calcext:value-type="float">
            <text:p>0.269553</text:p>
          </table:table-cell>
          <table:table-cell office:value-type="float" office:value="0.189848" calcext:value-type="float">
            <text:p>0.189848</text:p>
          </table:table-cell>
          <table:table-cell office:value-type="float" office:value="0.258741" calcext:value-type="float">
            <text:p>0.258741</text:p>
          </table:table-cell>
          <table:table-cell office:value-type="float" office:value="0.265637" calcext:value-type="float">
            <text:p>0.265637</text:p>
          </table:table-cell>
          <table:table-cell office:value-type="float" office:value="0.386507" calcext:value-type="float">
            <text:p>0.386507</text:p>
          </table:table-cell>
          <table:table-cell office:value-type="float" office:value="0.257056" calcext:value-type="float">
            <text:p>0.257056</text:p>
          </table:table-cell>
          <table:table-cell office:value-type="float" office:value="0.248008" calcext:value-type="float">
            <text:p>0.248008</text:p>
          </table:table-cell>
          <table:table-cell office:value-type="float" office:value="0.187596" calcext:value-type="float">
            <text:p>0.187596</text:p>
          </table:table-cell>
          <table:table-cell office:value-type="float" office:value="0.214814" calcext:value-type="float">
            <text:p>0.214814</text:p>
          </table:table-cell>
          <table:table-cell office:value-type="float" office:value="0.184262" calcext:value-type="float">
            <text:p>0.184262</text:p>
          </table:table-cell>
          <table:table-cell office:value-type="float" office:value="0.293481" calcext:value-type="float">
            <text:p>0.293481</text:p>
          </table:table-cell>
          <table:table-cell office:value-type="float" office:value="0.233383" calcext:value-type="float">
            <text:p>0.233383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180291" calcext:value-type="float">
            <text:p>0.180291</text:p>
          </table:table-cell>
          <table:table-cell office:value-type="float" office:value="0.231792" calcext:value-type="float">
            <text:p>0.231792</text:p>
          </table:table-cell>
          <table:table-cell office:value-type="float" office:value="0.177308" calcext:value-type="float">
            <text:p>0.177308</text:p>
          </table:table-cell>
          <table:table-cell office:value-type="float" office:value="0.190626" calcext:value-type="float">
            <text:p>0.190626</text:p>
          </table:table-cell>
          <table:table-cell office:value-type="float" office:value="0.212284" calcext:value-type="float">
            <text:p>0.212284</text:p>
          </table:table-cell>
          <table:table-cell office:value-type="float" office:value="0.385585" calcext:value-type="float">
            <text:p>0.385585</text:p>
          </table:table-cell>
          <table:table-cell office:value-type="float" office:value="0.184463" calcext:value-type="float">
            <text:p>0.184463</text:p>
          </table:table-cell>
          <table:table-cell office:value-type="float" office:value="0.172464" calcext:value-type="float">
            <text:p>0.172464</text:p>
          </table:table-cell>
          <table:table-cell office:value-type="float" office:value="0.402759" calcext:value-type="float">
            <text:p>0.402759</text:p>
          </table:table-cell>
          <table:table-cell office:value-type="float" office:value="0.238863" calcext:value-type="float">
            <text:p>0.238863</text:p>
          </table:table-cell>
          <table:table-cell office:value-type="float" office:value="0.290743" calcext:value-type="float">
            <text:p>0.290743</text:p>
          </table:table-cell>
          <table:table-cell office:value-type="float" office:value="0.247863" calcext:value-type="float">
            <text:p>0.247863</text:p>
          </table:table-cell>
          <table:table-cell office:value-type="float" office:value="0.249356" calcext:value-type="float">
            <text:p>0.249356</text:p>
          </table:table-cell>
          <table:table-cell office:value-type="float" office:value="0.183726" calcext:value-type="float">
            <text:p>0.183726</text:p>
          </table:table-cell>
          <table:table-cell office:value-type="float" office:value="0.187276" calcext:value-type="float">
            <text:p>0.187276</text:p>
          </table:table-cell>
          <table:table-cell office:value-type="float" office:value="0.219431" calcext:value-type="float">
            <text:p>0.219431</text:p>
          </table:table-cell>
          <table:table-cell office:value-type="float" office:value="0.25474" calcext:value-type="float">
            <text:p>0.25474</text:p>
          </table:table-cell>
          <table:table-cell office:value-type="float" office:value="0.243258" calcext:value-type="float">
            <text:p>0.243258</text:p>
          </table:table-cell>
          <table:table-cell office:value-type="float" office:value="0.189215" calcext:value-type="float">
            <text:p>0.189215</text:p>
          </table:table-cell>
          <table:table-cell office:value-type="float" office:value="0.250482" calcext:value-type="float">
            <text:p>0.250482</text:p>
          </table:table-cell>
          <table:table-cell office:value-type="float" office:value="0.289436" calcext:value-type="float">
            <text:p>0.289436</text:p>
          </table:table-cell>
          <table:table-cell office:value-type="float" office:value="0.313011" calcext:value-type="float">
            <text:p>0.313011</text:p>
          </table:table-cell>
          <table:table-cell office:value-type="float" office:value="0.203201" calcext:value-type="float">
            <text:p>0.203201</text:p>
          </table:table-cell>
          <table:table-cell office:value-type="float" office:value="0.273776" calcext:value-type="float">
            <text:p>0.273776</text:p>
          </table:table-cell>
          <table:table-cell office:value-type="float" office:value="0.309458" calcext:value-type="float">
            <text:p>0.309458</text:p>
          </table:table-cell>
          <table:table-cell office:value-type="float" office:value="0.19881" calcext:value-type="float">
            <text:p>0.19881</text:p>
          </table:table-cell>
          <table:table-cell office:value-type="float" office:value="0.201602" calcext:value-type="float">
            <text:p>0.201602</text:p>
          </table:table-cell>
          <table:table-cell office:value-type="float" office:value="0.272545" calcext:value-type="float">
            <text:p>0.272545</text:p>
          </table:table-cell>
          <table:table-cell office:value-type="float" office:value="0.220745" calcext:value-type="float">
            <text:p>0.220745</text:p>
          </table:table-cell>
          <table:table-cell office:value-type="float" office:value="0.191583" calcext:value-type="float">
            <text:p>0.191583</text:p>
          </table:table-cell>
          <table:table-cell office:value-type="float" office:value="0.293998" calcext:value-type="float">
            <text:p>0.293998</text:p>
          </table:table-cell>
          <table:table-cell office:value-type="float" office:value="0.192168" calcext:value-type="float">
            <text:p>0.192168</text:p>
          </table:table-cell>
          <table:table-cell office:value-type="float" office:value="0.326822" calcext:value-type="float">
            <text:p>0.326822</text:p>
          </table:table-cell>
          <table:table-cell office:value-type="float" office:value="0.304625" calcext:value-type="float">
            <text:p>0.304625</text:p>
          </table:table-cell>
          <table:table-cell office:value-type="float" office:value="0.257318" calcext:value-type="float">
            <text:p>0.257318</text:p>
          </table:table-cell>
          <table:table-cell office:value-type="float" office:value="0.183247" calcext:value-type="float">
            <text:p>0.183247</text:p>
          </table:table-cell>
          <table:table-cell office:value-type="float" office:value="0.299206" calcext:value-type="float">
            <text:p>0.299206</text:p>
          </table:table-cell>
          <table:table-cell office:value-type="float" office:value="0.275502" calcext:value-type="float">
            <text:p>0.275502</text:p>
          </table:table-cell>
          <table:table-cell office:value-type="float" office:value="0.243835" calcext:value-type="float">
            <text:p>0.243835</text:p>
          </table:table-cell>
          <table:table-cell office:value-type="float" office:value="0.243095" calcext:value-type="float">
            <text:p>0.243095</text:p>
          </table:table-cell>
          <table:table-cell office:value-type="float" office:value="0.191133" calcext:value-type="float">
            <text:p>0.191133</text:p>
          </table:table-cell>
          <table:table-cell office:value-type="float" office:value="0.238211" calcext:value-type="float">
            <text:p>0.238211</text:p>
          </table:table-cell>
          <table:table-cell office:value-type="float" office:value="0.182363" calcext:value-type="float">
            <text:p>0.182363</text:p>
          </table:table-cell>
          <table:table-cell office:value-type="float" office:value="0.31694" calcext:value-type="float">
            <text:p>0.31694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195359" calcext:value-type="float">
            <text:p>0.195359</text:p>
          </table:table-cell>
          <table:table-cell office:value-type="float" office:value="0.309628" calcext:value-type="float">
            <text:p>0.309628</text:p>
          </table:table-cell>
          <table:table-cell office:value-type="float" office:value="0.319943" calcext:value-type="float">
            <text:p>0.319943</text:p>
          </table:table-cell>
          <table:table-cell office:value-type="float" office:value="0.309914" calcext:value-type="float">
            <text:p>0.309914</text:p>
          </table:table-cell>
          <table:table-cell office:value-type="float" office:value="0.31582" calcext:value-type="float">
            <text:p>0.31582</text:p>
          </table:table-cell>
          <table:table-cell office:value-type="float" office:value="0.343105" calcext:value-type="float">
            <text:p>0.343105</text:p>
          </table:table-cell>
          <table:table-cell office:value-type="float" office:value="0.227236" calcext:value-type="float">
            <text:p>0.227236</text:p>
          </table:table-cell>
          <table:table-cell office:value-type="float" office:value="0.1728" calcext:value-type="float">
            <text:p>0.1728</text:p>
          </table:table-cell>
          <table:table-cell office:value-type="float" office:value="0.302486" calcext:value-type="float">
            <text:p>0.302486</text:p>
          </table:table-cell>
          <table:table-cell office:value-type="float" office:value="0.311356" calcext:value-type="float">
            <text:p>0.311356</text:p>
          </table:table-cell>
          <table:table-cell office:value-type="float" office:value="0.292501" calcext:value-type="float">
            <text:p>0.292501</text:p>
          </table:table-cell>
          <table:table-cell office:value-type="float" office:value="0.201084" calcext:value-type="float">
            <text:p>0.201084</text:p>
          </table:table-cell>
          <table:table-cell office:value-type="float" office:value="0.19357" calcext:value-type="float">
            <text:p>0.19357</text:p>
          </table:table-cell>
          <table:table-cell office:value-type="float" office:value="0.23245" calcext:value-type="float">
            <text:p>0.23245</text:p>
          </table:table-cell>
          <table:table-cell office:value-type="float" office:value="0.263516" calcext:value-type="float">
            <text:p>0.263516</text:p>
          </table:table-cell>
          <table:table-cell office:value-type="float" office:value="0.299067" calcext:value-type="float">
            <text:p>0.299067</text:p>
          </table:table-cell>
          <table:table-cell office:value-type="float" office:value="0.244401" calcext:value-type="float">
            <text:p>0.244401</text:p>
          </table:table-cell>
          <table:table-cell office:value-type="float" office:value="0.192809" calcext:value-type="float">
            <text:p>0.192809</text:p>
          </table:table-cell>
          <table:table-cell office:value-type="float" office:value="0.194047" calcext:value-type="float">
            <text:p>0.194047</text:p>
          </table:table-cell>
          <table:table-cell office:value-type="float" office:value="0.187041" calcext:value-type="float">
            <text:p>0.187041</text:p>
          </table:table-cell>
          <table:table-cell office:value-type="float" office:value="0.369824" calcext:value-type="float">
            <text:p>0.369824</text:p>
          </table:table-cell>
          <table:table-cell office:value-type="float" office:value="0.180585" calcext:value-type="float">
            <text:p>0.180585</text:p>
          </table:table-cell>
          <table:table-cell office:value-type="float" office:value="0.184912" calcext:value-type="float">
            <text:p>0.184912</text:p>
          </table:table-cell>
          <table:table-cell office:value-type="float" office:value="0.216044" calcext:value-type="float">
            <text:p>0.216044</text:p>
          </table:table-cell>
          <table:table-cell office:value-type="float" office:value="0.200553" calcext:value-type="float">
            <text:p>0.200553</text:p>
          </table:table-cell>
          <table:table-cell office:value-type="float" office:value="0.253037" calcext:value-type="float">
            <text:p>0.253037</text:p>
          </table:table-cell>
          <table:table-cell office:value-type="float" office:value="0.195264" calcext:value-type="float">
            <text:p>0.195264</text:p>
          </table:table-cell>
          <table:table-cell office:value-type="float" office:value="0.223161" calcext:value-type="float">
            <text:p>0.223161</text:p>
          </table:table-cell>
          <table:table-cell office:value-type="float" office:value="0.254298" calcext:value-type="float">
            <text:p>0.254298</text:p>
          </table:table-cell>
          <table:table-cell office:value-type="float" office:value="0.401896" calcext:value-type="float">
            <text:p>0.401896</text:p>
          </table:table-cell>
          <table:table-cell office:value-type="float" office:value="0.187282" calcext:value-type="float">
            <text:p>0.187282</text:p>
          </table:table-cell>
          <table:table-cell office:value-type="float" office:value="0.247033" calcext:value-type="float">
            <text:p>0.247033</text:p>
          </table:table-cell>
          <table:table-cell office:value-type="float" office:value="0.208815" calcext:value-type="float">
            <text:p>0.208815</text:p>
          </table:table-cell>
          <table:table-cell office:value-type="float" office:value="0.276666" calcext:value-type="float">
            <text:p>0.276666</text:p>
          </table:table-cell>
          <table:table-cell office:value-type="float" office:value="0.280783" calcext:value-type="float">
            <text:p>0.280783</text:p>
          </table:table-cell>
          <table:table-cell office:value-type="float" office:value="0.190906" calcext:value-type="float">
            <text:p>0.190906</text:p>
          </table:table-cell>
          <table:table-cell office:value-type="float" office:value="0.148323" calcext:value-type="float">
            <text:p>0.148323</text:p>
          </table:table-cell>
        </table:table-row>
        <table:table-row table:style-name="ro1">
          <table:table-cell office:value-type="string" calcext:value-type="string">
            <text:p>KMP</text:p>
          </table:table-cell>
          <table:table-cell office:value-type="float" office:value="0.172796" calcext:value-type="float">
            <text:p>0.172796</text:p>
          </table:table-cell>
          <table:table-cell office:value-type="float" office:value="0.183292" calcext:value-type="float">
            <text:p>0.183292</text:p>
          </table:table-cell>
          <table:table-cell office:value-type="float" office:value="0.192024" calcext:value-type="float">
            <text:p>0.192024</text:p>
          </table:table-cell>
          <table:table-cell office:value-type="float" office:value="0.184543" calcext:value-type="float">
            <text:p>0.184543</text:p>
          </table:table-cell>
          <table:table-cell office:value-type="float" office:value="0.185712" calcext:value-type="float">
            <text:p>0.185712</text:p>
          </table:table-cell>
          <table:table-cell office:value-type="float" office:value="0.25773" calcext:value-type="float">
            <text:p>0.25773</text:p>
          </table:table-cell>
          <table:table-cell office:value-type="float" office:value="0.216189" calcext:value-type="float">
            <text:p>0.216189</text:p>
          </table:table-cell>
          <table:table-cell office:value-type="float" office:value="0.263388" calcext:value-type="float">
            <text:p>0.263388</text:p>
          </table:table-cell>
          <table:table-cell office:value-type="float" office:value="0.19212" calcext:value-type="float">
            <text:p>0.19212</text:p>
          </table:table-cell>
          <table:table-cell office:value-type="float" office:value="0.255968" calcext:value-type="float">
            <text:p>0.255968</text:p>
          </table:table-cell>
          <table:table-cell office:value-type="float" office:value="0.297919" calcext:value-type="float">
            <text:p>0.297919</text:p>
          </table:table-cell>
          <table:table-cell office:value-type="float" office:value="0.421136" calcext:value-type="float">
            <text:p>0.421136</text:p>
          </table:table-cell>
          <table:table-cell office:value-type="float" office:value="0.194487" calcext:value-type="float">
            <text:p>0.194487</text:p>
          </table:table-cell>
          <table:table-cell office:value-type="float" office:value="0.203174" calcext:value-type="float">
            <text:p>0.203174</text:p>
          </table:table-cell>
          <table:table-cell office:value-type="float" office:value="0.273688" calcext:value-type="float">
            <text:p>0.273688</text:p>
          </table:table-cell>
          <table:table-cell office:value-type="float" office:value="0.199084" calcext:value-type="float">
            <text:p>0.199084</text:p>
          </table:table-cell>
          <table:table-cell office:value-type="float" office:value="0.355347" calcext:value-type="float">
            <text:p>0.355347</text:p>
          </table:table-cell>
          <table:table-cell office:value-type="float" office:value="0.201554" calcext:value-type="float">
            <text:p>0.201554</text:p>
          </table:table-cell>
          <table:table-cell office:value-type="float" office:value="0.265219" calcext:value-type="float">
            <text:p>0.265219</text:p>
          </table:table-cell>
          <table:table-cell office:value-type="float" office:value="0.31055" calcext:value-type="float">
            <text:p>0.31055</text:p>
          </table:table-cell>
          <table:table-cell office:value-type="float" office:value="0.291996" calcext:value-type="float">
            <text:p>0.291996</text:p>
          </table:table-cell>
          <table:table-cell office:value-type="float" office:value="0.208446" calcext:value-type="float">
            <text:p>0.208446</text:p>
          </table:table-cell>
          <table:table-cell office:value-type="float" office:value="0.300246" calcext:value-type="float">
            <text:p>0.300246</text:p>
          </table:table-cell>
          <table:table-cell office:value-type="float" office:value="0.3024" calcext:value-type="float">
            <text:p>0.3024</text:p>
          </table:table-cell>
          <table:table-cell office:value-type="float" office:value="0.309668" calcext:value-type="float">
            <text:p>0.309668</text:p>
          </table:table-cell>
          <table:table-cell office:value-type="float" office:value="0.251268" calcext:value-type="float">
            <text:p>0.251268</text:p>
          </table:table-cell>
          <table:table-cell office:value-type="float" office:value="0.190799" calcext:value-type="float">
            <text:p>0.190799</text:p>
          </table:table-cell>
          <table:table-cell office:value-type="float" office:value="0.263124" calcext:value-type="float">
            <text:p>0.263124</text:p>
          </table:table-cell>
          <table:table-cell office:value-type="float" office:value="0.232765" calcext:value-type="float">
            <text:p>0.232765</text:p>
          </table:table-cell>
          <table:table-cell office:value-type="float" office:value="0.211357" calcext:value-type="float">
            <text:p>0.211357</text:p>
          </table:table-cell>
          <table:table-cell office:value-type="float" office:value="0.351166" calcext:value-type="float">
            <text:p>0.351166</text:p>
          </table:table-cell>
          <table:table-cell office:value-type="float" office:value="0.303453" calcext:value-type="float">
            <text:p>0.303453</text:p>
          </table:table-cell>
          <table:table-cell office:value-type="float" office:value="0.314458" calcext:value-type="float">
            <text:p>0.314458</text:p>
          </table:table-cell>
          <table:table-cell office:value-type="float" office:value="0.228747" calcext:value-type="float">
            <text:p>0.228747</text:p>
          </table:table-cell>
          <table:table-cell office:value-type="float" office:value="0.351773" calcext:value-type="float">
            <text:p>0.351773</text:p>
          </table:table-cell>
          <table:table-cell office:value-type="float" office:value="0.211682" calcext:value-type="float">
            <text:p>0.211682</text:p>
          </table:table-cell>
          <table:table-cell office:value-type="float" office:value="0.246922" calcext:value-type="float">
            <text:p>0.246922</text:p>
          </table:table-cell>
          <table:table-cell office:value-type="float" office:value="0.342414" calcext:value-type="float">
            <text:p>0.342414</text:p>
          </table:table-cell>
          <table:table-cell office:value-type="float" office:value="0.242056" calcext:value-type="float">
            <text:p>0.242056</text:p>
          </table:table-cell>
          <table:table-cell office:value-type="float" office:value="0.230136" calcext:value-type="float">
            <text:p>0.230136</text:p>
          </table:table-cell>
          <table:table-cell office:value-type="float" office:value="0.220578" calcext:value-type="float">
            <text:p>0.220578</text:p>
          </table:table-cell>
          <table:table-cell office:value-type="float" office:value="0.271883" calcext:value-type="float">
            <text:p>0.271883</text:p>
          </table:table-cell>
          <table:table-cell office:value-type="float" office:value="0.327002" calcext:value-type="float">
            <text:p>0.327002</text:p>
          </table:table-cell>
          <table:table-cell office:value-type="float" office:value="0.222032" calcext:value-type="float">
            <text:p>0.222032</text:p>
          </table:table-cell>
          <table:table-cell office:value-type="float" office:value="0.210434" calcext:value-type="float">
            <text:p>0.210434</text:p>
          </table:table-cell>
          <table:table-cell office:value-type="float" office:value="0.308659" calcext:value-type="float">
            <text:p>0.308659</text:p>
          </table:table-cell>
          <table:table-cell office:value-type="float" office:value="0.36373" calcext:value-type="float">
            <text:p>0.36373</text:p>
          </table:table-cell>
          <table:table-cell office:value-type="float" office:value="0.215118" calcext:value-type="float">
            <text:p>0.215118</text:p>
          </table:table-cell>
          <table:table-cell office:value-type="float" office:value="0.226102" calcext:value-type="float">
            <text:p>0.226102</text:p>
          </table:table-cell>
          <table:table-cell office:value-type="float" office:value="0.263155" calcext:value-type="float">
            <text:p>0.263155</text:p>
          </table:table-cell>
          <table:table-cell office:value-type="float" office:value="0.19365" calcext:value-type="float">
            <text:p>0.19365</text:p>
          </table:table-cell>
          <table:table-cell office:value-type="float" office:value="0.261392" calcext:value-type="float">
            <text:p>0.261392</text:p>
          </table:table-cell>
          <table:table-cell office:value-type="float" office:value="0.194714" calcext:value-type="float">
            <text:p>0.194714</text:p>
          </table:table-cell>
          <table:table-cell office:value-type="float" office:value="0.202982" calcext:value-type="float">
            <text:p>0.202982</text:p>
          </table:table-cell>
          <table:table-cell office:value-type="float" office:value="0.24636" calcext:value-type="float">
            <text:p>0.24636</text:p>
          </table:table-cell>
          <table:table-cell office:value-type="float" office:value="0.340462" calcext:value-type="float">
            <text:p>0.340462</text:p>
          </table:table-cell>
          <table:table-cell office:value-type="float" office:value="0.208779" calcext:value-type="float">
            <text:p>0.208779</text:p>
          </table:table-cell>
          <table:table-cell office:value-type="float" office:value="0.346382" calcext:value-type="float">
            <text:p>0.346382</text:p>
          </table:table-cell>
          <table:table-cell office:value-type="float" office:value="0.311314" calcext:value-type="float">
            <text:p>0.311314</text:p>
          </table:table-cell>
          <table:table-cell office:value-type="float" office:value="0.193951" calcext:value-type="float">
            <text:p>0.193951</text:p>
          </table:table-cell>
          <table:table-cell office:value-type="float" office:value="0.307982" calcext:value-type="float">
            <text:p>0.307982</text:p>
          </table:table-cell>
          <table:table-cell office:value-type="float" office:value="0.288212" calcext:value-type="float">
            <text:p>0.288212</text:p>
          </table:table-cell>
          <table:table-cell office:value-type="float" office:value="0.20927" calcext:value-type="float">
            <text:p>0.20927</text:p>
          </table:table-cell>
          <table:table-cell office:value-type="float" office:value="0.213082" calcext:value-type="float">
            <text:p>0.213082</text:p>
          </table:table-cell>
          <table:table-cell office:value-type="float" office:value="0.219978" calcext:value-type="float">
            <text:p>0.219978</text:p>
          </table:table-cell>
          <table:table-cell office:value-type="float" office:value="0.211561" calcext:value-type="float">
            <text:p>0.211561</text:p>
          </table:table-cell>
          <table:table-cell office:value-type="float" office:value="0.283373" calcext:value-type="float">
            <text:p>0.283373</text:p>
          </table:table-cell>
          <table:table-cell office:value-type="float" office:value="0.210096" calcext:value-type="float">
            <text:p>0.210096</text:p>
          </table:table-cell>
          <table:table-cell office:value-type="float" office:value="0.216715" calcext:value-type="float">
            <text:p>0.216715</text:p>
          </table:table-cell>
          <table:table-cell office:value-type="float" office:value="0.382896" calcext:value-type="float">
            <text:p>0.382896</text:p>
          </table:table-cell>
          <table:table-cell office:value-type="float" office:value="0.215976" calcext:value-type="float">
            <text:p>0.215976</text:p>
          </table:table-cell>
          <table:table-cell office:value-type="float" office:value="0.278883" calcext:value-type="float">
            <text:p>0.278883</text:p>
          </table:table-cell>
          <table:table-cell office:value-type="float" office:value="0.237638" calcext:value-type="float">
            <text:p>0.237638</text:p>
          </table:table-cell>
          <table:table-cell office:value-type="float" office:value="0.215507" calcext:value-type="float">
            <text:p>0.215507</text:p>
          </table:table-cell>
          <table:table-cell office:value-type="float" office:value="0.211765" calcext:value-type="float">
            <text:p>0.211765</text:p>
          </table:table-cell>
          <table:table-cell office:value-type="float" office:value="0.195381" calcext:value-type="float">
            <text:p>0.195381</text:p>
          </table:table-cell>
          <table:table-cell office:value-type="float" office:value="0.419575" calcext:value-type="float">
            <text:p>0.419575</text:p>
          </table:table-cell>
          <table:table-cell office:value-type="float" office:value="0.201858" calcext:value-type="float">
            <text:p>0.201858</text:p>
          </table:table-cell>
          <table:table-cell office:value-type="float" office:value="0.219063" calcext:value-type="float">
            <text:p>0.219063</text:p>
          </table:table-cell>
          <table:table-cell office:value-type="float" office:value="0.247667" calcext:value-type="float">
            <text:p>0.247667</text:p>
          </table:table-cell>
          <table:table-cell office:value-type="float" office:value="0.216935" calcext:value-type="float">
            <text:p>0.216935</text:p>
          </table:table-cell>
          <table:table-cell office:value-type="float" office:value="0.213762" calcext:value-type="float">
            <text:p>0.213762</text:p>
          </table:table-cell>
          <table:table-cell office:value-type="float" office:value="0.252301" calcext:value-type="float">
            <text:p>0.252301</text:p>
          </table:table-cell>
          <table:table-cell office:value-type="float" office:value="0.239567" calcext:value-type="float">
            <text:p>0.239567</text:p>
          </table:table-cell>
          <table:table-cell office:value-type="float" office:value="0.219102" calcext:value-type="float">
            <text:p>0.219102</text:p>
          </table:table-cell>
          <table:table-cell office:value-type="float" office:value="0.234962" calcext:value-type="float">
            <text:p>0.234962</text:p>
          </table:table-cell>
          <table:table-cell office:value-type="float" office:value="0.242484" calcext:value-type="float">
            <text:p>0.242484</text:p>
          </table:table-cell>
          <table:table-cell office:value-type="float" office:value="0.286763" calcext:value-type="float">
            <text:p>0.286763</text:p>
          </table:table-cell>
          <table:table-cell office:value-type="float" office:value="0.206678" calcext:value-type="float">
            <text:p>0.206678</text:p>
          </table:table-cell>
          <table:table-cell office:value-type="float" office:value="0.357562" calcext:value-type="float">
            <text:p>0.357562</text:p>
          </table:table-cell>
          <table:table-cell office:value-type="float" office:value="0.268532" calcext:value-type="float">
            <text:p>0.268532</text:p>
          </table:table-cell>
          <table:table-cell office:value-type="float" office:value="0.257043" calcext:value-type="float">
            <text:p>0.257043</text:p>
          </table:table-cell>
          <table:table-cell office:value-type="float" office:value="0.257456" calcext:value-type="float">
            <text:p>0.257456</text:p>
          </table:table-cell>
          <table:table-cell office:value-type="float" office:value="0.252838" calcext:value-type="float">
            <text:p>0.252838</text:p>
          </table:table-cell>
          <table:table-cell office:value-type="float" office:value="0.325907" calcext:value-type="float">
            <text:p>0.325907</text:p>
          </table:table-cell>
          <table:table-cell office:value-type="float" office:value="0.340629" calcext:value-type="float">
            <text:p>0.340629</text:p>
          </table:table-cell>
          <table:table-cell office:value-type="float" office:value="0.205429" calcext:value-type="float">
            <text:p>0.205429</text:p>
          </table:table-cell>
          <table:table-cell office:value-type="float" office:value="0.22571" calcext:value-type="float">
            <text:p>0.22571</text:p>
          </table:table-cell>
          <table:table-cell office:value-type="float" office:value="0.208541" calcext:value-type="float">
            <text:p>0.208541</text:p>
          </table:table-cell>
          <table:table-cell office:value-type="float" office:value="0.247588" calcext:value-type="float">
            <text:p>0.247588</text:p>
          </table:table-cell>
          <table:table-cell office:value-type="float" office:value="0.28605" calcext:value-type="float">
            <text:p>0.28605</text:p>
          </table:table-cell>
          <table:table-cell office:value-type="float" office:value="0.322923" calcext:value-type="float">
            <text:p>0.322923</text:p>
          </table:table-cell>
          <table:table-cell office:value-type="float" office:value="0.330035" calcext:value-type="float">
            <text:p>0.330035</text:p>
          </table:table-cell>
          <table:table-cell office:value-type="float" office:value="0.262095" calcext:value-type="float">
            <text:p>0.262095</text:p>
          </table:table-cell>
          <table:table-cell office:value-type="float" office:value="0.401994" calcext:value-type="float">
            <text:p>0.401994</text:p>
          </table:table-cell>
          <table:table-cell office:value-type="float" office:value="0.224729" calcext:value-type="float">
            <text:p>0.224729</text:p>
          </table:table-cell>
          <table:table-cell office:value-type="float" office:value="0.334583" calcext:value-type="float">
            <text:p>0.334583</text:p>
          </table:table-cell>
          <table:table-cell office:value-type="float" office:value="0.221844" calcext:value-type="float">
            <text:p>0.221844</text:p>
          </table:table-cell>
          <table:table-cell office:value-type="float" office:value="0.239928" calcext:value-type="float">
            <text:p>0.239928</text:p>
          </table:table-cell>
          <table:table-cell office:value-type="float" office:value="0.32412" calcext:value-type="float">
            <text:p>0.32412</text:p>
          </table:table-cell>
          <table:table-cell office:value-type="float" office:value="0.205769" calcext:value-type="float">
            <text:p>0.205769</text:p>
          </table:table-cell>
          <table:table-cell office:value-type="float" office:value="0.193045" calcext:value-type="float">
            <text:p>0.193045</text:p>
          </table:table-cell>
          <table:table-cell office:value-type="float" office:value="0.232452" calcext:value-type="float">
            <text:p>0.232452</text:p>
          </table:table-cell>
          <table:table-cell office:value-type="float" office:value="0.26309" calcext:value-type="float">
            <text:p>0.26309</text:p>
          </table:table-cell>
          <table:table-cell office:value-type="float" office:value="0.219662" calcext:value-type="float">
            <text:p>0.219662</text:p>
          </table:table-cell>
          <table:table-cell office:value-type="float" office:value="0.338783" calcext:value-type="float">
            <text:p>0.338783</text:p>
          </table:table-cell>
          <table:table-cell office:value-type="float" office:value="0.341422" calcext:value-type="float">
            <text:p>0.341422</text:p>
          </table:table-cell>
          <table:table-cell office:value-type="float" office:value="0.26414" calcext:value-type="float">
            <text:p>0.26414</text:p>
          </table:table-cell>
          <table:table-cell office:value-type="float" office:value="0.220356" calcext:value-type="float">
            <text:p>0.220356</text:p>
          </table:table-cell>
          <table:table-cell office:value-type="float" office:value="0.215398" calcext:value-type="float">
            <text:p>0.215398</text:p>
          </table:table-cell>
          <table:table-cell office:value-type="float" office:value="0.252782" calcext:value-type="float">
            <text:p>0.252782</text:p>
          </table:table-cell>
          <table:table-cell office:value-type="float" office:value="0.271688" calcext:value-type="float">
            <text:p>0.271688</text:p>
          </table:table-cell>
          <table:table-cell office:value-type="float" office:value="0.194054" calcext:value-type="float">
            <text:p>0.194054</text:p>
          </table:table-cell>
          <table:table-cell office:value-type="float" office:value="0.210914" calcext:value-type="float">
            <text:p>0.210914</text:p>
          </table:table-cell>
          <table:table-cell office:value-type="float" office:value="0.20317" calcext:value-type="float">
            <text:p>0.20317</text:p>
          </table:table-cell>
          <table:table-cell office:value-type="float" office:value="0.201327" calcext:value-type="float">
            <text:p>0.201327</text:p>
          </table:table-cell>
          <table:table-cell office:value-type="float" office:value="0.215561" calcext:value-type="float">
            <text:p>0.215561</text:p>
          </table:table-cell>
          <table:table-cell office:value-type="float" office:value="0.301609" calcext:value-type="float">
            <text:p>0.301609</text:p>
          </table:table-cell>
          <table:table-cell office:value-type="float" office:value="0.332901" calcext:value-type="float">
            <text:p>0.332901</text:p>
          </table:table-cell>
          <table:table-cell office:value-type="float" office:value="0.276747" calcext:value-type="float">
            <text:p>0.276747</text:p>
          </table:table-cell>
          <table:table-cell office:value-type="float" office:value="0.261814" calcext:value-type="float">
            <text:p>0.261814</text:p>
          </table:table-cell>
          <table:table-cell office:value-type="float" office:value="0.20748" calcext:value-type="float">
            <text:p>0.20748</text:p>
          </table:table-cell>
          <table:table-cell office:value-type="float" office:value="0.365649" calcext:value-type="float">
            <text:p>0.365649</text:p>
          </table:table-cell>
          <table:table-cell office:value-type="float" office:value="0.204923" calcext:value-type="float">
            <text:p>0.204923</text:p>
          </table:table-cell>
          <table:table-cell office:value-type="float" office:value="0.199043" calcext:value-type="float">
            <text:p>0.199043</text:p>
          </table:table-cell>
          <table:table-cell office:value-type="float" office:value="0.473987" calcext:value-type="float">
            <text:p>0.473987</text:p>
          </table:table-cell>
          <table:table-cell office:value-type="float" office:value="0.193655" calcext:value-type="float">
            <text:p>0.193655</text:p>
          </table:table-cell>
          <table:table-cell office:value-type="float" office:value="0.256128" calcext:value-type="float">
            <text:p>0.256128</text:p>
          </table:table-cell>
          <table:table-cell office:value-type="float" office:value="0.230416" calcext:value-type="float">
            <text:p>0.230416</text:p>
          </table:table-cell>
          <table:table-cell office:value-type="float" office:value="0.402327" calcext:value-type="float">
            <text:p>0.402327</text:p>
          </table:table-cell>
          <table:table-cell office:value-type="float" office:value="0.404849" calcext:value-type="float">
            <text:p>0.404849</text:p>
          </table:table-cell>
          <table:table-cell office:value-type="float" office:value="0.249078" calcext:value-type="float">
            <text:p>0.249078</text:p>
          </table:table-cell>
          <table:table-cell office:value-type="float" office:value="0.263049" calcext:value-type="float">
            <text:p>0.263049</text:p>
          </table:table-cell>
          <table:table-cell office:value-type="float" office:value="0.208997" calcext:value-type="float">
            <text:p>0.208997</text:p>
          </table:table-cell>
          <table:table-cell office:value-type="float" office:value="0.308277" calcext:value-type="float">
            <text:p>0.308277</text:p>
          </table:table-cell>
          <table:table-cell office:value-type="float" office:value="0.417425" calcext:value-type="float">
            <text:p>0.417425</text:p>
          </table:table-cell>
          <table:table-cell office:value-type="float" office:value="0.402537" calcext:value-type="float">
            <text:p>0.402537</text:p>
          </table:table-cell>
          <table:table-cell office:value-type="float" office:value="0.273717" calcext:value-type="float">
            <text:p>0.273717</text:p>
          </table:table-cell>
          <table:table-cell office:value-type="float" office:value="0.192704" calcext:value-type="float">
            <text:p>0.192704</text:p>
          </table:table-cell>
          <table:table-cell office:value-type="float" office:value="0.200009" calcext:value-type="float">
            <text:p>0.200009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81697" calcext:value-type="float">
            <text:p>0.81697</text:p>
          </table:table-cell>
          <table:table-cell office:value-type="float" office:value="0.739119" calcext:value-type="float">
            <text:p>0.739119</text:p>
          </table:table-cell>
          <table:table-cell office:value-type="float" office:value="0.861821" calcext:value-type="float">
            <text:p>0.861821</text:p>
          </table:table-cell>
          <table:table-cell office:value-type="float" office:value="0.821749" calcext:value-type="float">
            <text:p>0.821749</text:p>
          </table:table-cell>
          <table:table-cell office:value-type="float" office:value="0.867874" calcext:value-type="float">
            <text:p>0.867874</text:p>
          </table:table-cell>
          <table:table-cell office:value-type="float" office:value="0.826846" calcext:value-type="float">
            <text:p>0.826846</text:p>
          </table:table-cell>
          <table:table-cell office:value-type="float" office:value="0.937304" calcext:value-type="float">
            <text:p>0.937304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814721" calcext:value-type="float">
            <text:p>0.814721</text:p>
          </table:table-cell>
          <table:table-cell office:value-type="float" office:value="0.741951" calcext:value-type="float">
            <text:p>0.741951</text:p>
          </table:table-cell>
          <table:table-cell office:value-type="float" office:value="1.07237" calcext:value-type="float">
            <text:p>1.07237</text:p>
          </table:table-cell>
          <table:table-cell office:value-type="float" office:value="0.819598" calcext:value-type="float">
            <text:p>0.819598</text:p>
          </table:table-cell>
          <table:table-cell office:value-type="float" office:value="1.02315" calcext:value-type="float">
            <text:p>1.02315</text:p>
          </table:table-cell>
          <table:table-cell office:value-type="float" office:value="0.994903" calcext:value-type="float">
            <text:p>0.994903</text:p>
          </table:table-cell>
          <table:table-cell office:value-type="float" office:value="0.70599" calcext:value-type="float">
            <text:p>0.70599</text:p>
          </table:table-cell>
          <table:table-cell office:value-type="float" office:value="0.75999" calcext:value-type="float">
            <text:p>0.75999</text:p>
          </table:table-cell>
          <table:table-cell office:value-type="float" office:value="0.835689" calcext:value-type="float">
            <text:p>0.835689</text:p>
          </table:table-cell>
          <table:table-cell office:value-type="float" office:value="0.997725" calcext:value-type="float">
            <text:p>0.997725</text:p>
          </table:table-cell>
          <table:table-cell office:value-type="float" office:value="0.935407" calcext:value-type="float">
            <text:p>0.935407</text:p>
          </table:table-cell>
          <table:table-cell office:value-type="float" office:value="0.78502" calcext:value-type="float">
            <text:p>0.78502</text:p>
          </table:table-cell>
          <table:table-cell office:value-type="float" office:value="0.915053" calcext:value-type="float">
            <text:p>0.915053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782962" calcext:value-type="float">
            <text:p>0.782962</text:p>
          </table:table-cell>
          <table:table-cell office:value-type="float" office:value="0.792108" calcext:value-type="float">
            <text:p>0.792108</text:p>
          </table:table-cell>
          <table:table-cell office:value-type="float" office:value="0.854973" calcext:value-type="float">
            <text:p>0.854973</text:p>
          </table:table-cell>
          <table:table-cell office:value-type="float" office:value="0.958027" calcext:value-type="float">
            <text:p>0.958027</text:p>
          </table:table-cell>
          <table:table-cell office:value-type="float" office:value="1.00549" calcext:value-type="float">
            <text:p>1.00549</text:p>
          </table:table-cell>
          <table:table-cell office:value-type="float" office:value="0.746761" calcext:value-type="float">
            <text:p>0.746761</text:p>
          </table:table-cell>
          <table:table-cell office:value-type="float" office:value="0.75837" calcext:value-type="float">
            <text:p>0.75837</text:p>
          </table:table-cell>
          <table:table-cell office:value-type="float" office:value="1.00609" calcext:value-type="float">
            <text:p>1.00609</text:p>
          </table:table-cell>
          <table:table-cell office:value-type="float" office:value="0.749387" calcext:value-type="float">
            <text:p>0.749387</text:p>
          </table:table-cell>
          <table:table-cell office:value-type="float" office:value="0.831968" calcext:value-type="float">
            <text:p>0.831968</text:p>
          </table:table-cell>
          <table:table-cell office:value-type="float" office:value="0.922015" calcext:value-type="float">
            <text:p>0.922015</text:p>
          </table:table-cell>
          <table:table-cell office:value-type="float" office:value="0.738507" calcext:value-type="float">
            <text:p>0.738507</text:p>
          </table:table-cell>
          <table:table-cell office:value-type="float" office:value="0.987785" calcext:value-type="float">
            <text:p>0.987785</text:p>
          </table:table-cell>
          <table:table-cell office:value-type="float" office:value="0.880192" calcext:value-type="float">
            <text:p>0.880192</text:p>
          </table:table-cell>
          <table:table-cell office:value-type="float" office:value="0.920859" calcext:value-type="float">
            <text:p>0.920859</text:p>
          </table:table-cell>
          <table:table-cell office:value-type="float" office:value="1.10133" calcext:value-type="float">
            <text:p>1.10133</text:p>
          </table:table-cell>
          <table:table-cell office:value-type="float" office:value="0.750399" calcext:value-type="float">
            <text:p>0.750399</text:p>
          </table:table-cell>
          <table:table-cell office:value-type="float" office:value="0.823087" calcext:value-type="float">
            <text:p>0.823087</text:p>
          </table:table-cell>
          <table:table-cell office:value-type="float" office:value="1.04569" calcext:value-type="float">
            <text:p>1.04569</text:p>
          </table:table-cell>
          <table:table-cell office:value-type="float" office:value="0.777064" calcext:value-type="float">
            <text:p>0.777064</text:p>
          </table:table-cell>
          <table:table-cell office:value-type="float" office:value="0.772376" calcext:value-type="float">
            <text:p>0.772376</text:p>
          </table:table-cell>
          <table:table-cell office:value-type="float" office:value="0.817767" calcext:value-type="float">
            <text:p>0.817767</text:p>
          </table:table-cell>
          <table:table-cell office:value-type="float" office:value="0.874091" calcext:value-type="float">
            <text:p>0.874091</text:p>
          </table:table-cell>
          <table:table-cell office:value-type="float" office:value="0.703656" calcext:value-type="float">
            <text:p>0.703656</text:p>
          </table:table-cell>
          <table:table-cell office:value-type="float" office:value="0.845903" calcext:value-type="float">
            <text:p>0.845903</text:p>
          </table:table-cell>
          <table:table-cell office:value-type="float" office:value="0.990093" calcext:value-type="float">
            <text:p>0.990093</text:p>
          </table:table-cell>
          <table:table-cell office:value-type="float" office:value="0.760944" calcext:value-type="float">
            <text:p>0.760944</text:p>
          </table:table-cell>
          <table:table-cell office:value-type="float" office:value="0.871941" calcext:value-type="float">
            <text:p>0.871941</text:p>
          </table:table-cell>
          <table:table-cell office:value-type="float" office:value="1.01871" calcext:value-type="float">
            <text:p>1.01871</text:p>
          </table:table-cell>
          <table:table-cell office:value-type="float" office:value="0.748549" calcext:value-type="float">
            <text:p>0.748549</text:p>
          </table:table-cell>
          <table:table-cell office:value-type="float" office:value="0.824657" calcext:value-type="float">
            <text:p>0.824657</text:p>
          </table:table-cell>
          <table:table-cell office:value-type="float" office:value="0.892778" calcext:value-type="float">
            <text:p>0.892778</text:p>
          </table:table-cell>
          <table:table-cell office:value-type="float" office:value="0.890384" calcext:value-type="float">
            <text:p>0.890384</text:p>
          </table:table-cell>
          <table:table-cell office:value-type="float" office:value="1.05501" calcext:value-type="float">
            <text:p>1.05501</text:p>
          </table:table-cell>
          <table:table-cell office:value-type="float" office:value="0.761923" calcext:value-type="float">
            <text:p>0.761923</text:p>
          </table:table-cell>
          <table:table-cell office:value-type="float" office:value="0.907206" calcext:value-type="float">
            <text:p>0.907206</text:p>
          </table:table-cell>
          <table:table-cell office:value-type="float" office:value="1.02634" calcext:value-type="float">
            <text:p>1.02634</text:p>
          </table:table-cell>
          <table:table-cell office:value-type="float" office:value="0.884423" calcext:value-type="float">
            <text:p>0.884423</text:p>
          </table:table-cell>
          <table:table-cell office:value-type="float" office:value="0.839654" calcext:value-type="float">
            <text:p>0.839654</text:p>
          </table:table-cell>
          <table:table-cell office:value-type="float" office:value="0.876702" calcext:value-type="float">
            <text:p>0.876702</text:p>
          </table:table-cell>
          <table:table-cell office:value-type="float" office:value="0.802935" calcext:value-type="float">
            <text:p>0.802935</text:p>
          </table:table-cell>
          <table:table-cell office:value-type="float" office:value="0.672122" calcext:value-type="float">
            <text:p>0.672122</text:p>
          </table:table-cell>
          <table:table-cell office:value-type="float" office:value="0.728292" calcext:value-type="float">
            <text:p>0.728292</text:p>
          </table:table-cell>
          <table:table-cell office:value-type="float" office:value="0.985375" calcext:value-type="float">
            <text:p>0.985375</text:p>
          </table:table-cell>
          <table:table-cell office:value-type="float" office:value="0.910618" calcext:value-type="float">
            <text:p>0.910618</text:p>
          </table:table-cell>
          <table:table-cell office:value-type="float" office:value="0.891557" calcext:value-type="float">
            <text:p>0.891557</text:p>
          </table:table-cell>
          <table:table-cell office:value-type="float" office:value="0.886616" calcext:value-type="float">
            <text:p>0.886616</text:p>
          </table:table-cell>
          <table:table-cell office:value-type="float" office:value="1.00712" calcext:value-type="float">
            <text:p>1.00712</text:p>
          </table:table-cell>
          <table:table-cell office:value-type="float" office:value="1.1796" calcext:value-type="float">
            <text:p>1.1796</text:p>
          </table:table-cell>
          <table:table-cell office:value-type="float" office:value="1.0408" calcext:value-type="float">
            <text:p>1.0408</text:p>
          </table:table-cell>
          <table:table-cell office:value-type="float" office:value="1.14557" calcext:value-type="float">
            <text:p>1.14557</text:p>
          </table:table-cell>
          <table:table-cell office:value-type="float" office:value="0.772389" calcext:value-type="float">
            <text:p>0.772389</text:p>
          </table:table-cell>
          <table:table-cell office:value-type="float" office:value="0.916686" calcext:value-type="float">
            <text:p>0.916686</text:p>
          </table:table-cell>
          <table:table-cell office:value-type="float" office:value="0.793146" calcext:value-type="float">
            <text:p>0.793146</text:p>
          </table:table-cell>
          <table:table-cell office:value-type="float" office:value="0.746222" calcext:value-type="float">
            <text:p>0.746222</text:p>
          </table:table-cell>
          <table:table-cell office:value-type="float" office:value="0.844536" calcext:value-type="float">
            <text:p>0.844536</text:p>
          </table:table-cell>
          <table:table-cell office:value-type="float" office:value="0.898074" calcext:value-type="float">
            <text:p>0.898074</text:p>
          </table:table-cell>
          <table:table-cell office:value-type="float" office:value="1.38081" calcext:value-type="float">
            <text:p>1.38081</text:p>
          </table:table-cell>
          <table:table-cell office:value-type="float" office:value="0.904016" calcext:value-type="float">
            <text:p>0.904016</text:p>
          </table:table-cell>
          <table:table-cell office:value-type="float" office:value="0.795617" calcext:value-type="float">
            <text:p>0.795617</text:p>
          </table:table-cell>
          <table:table-cell office:value-type="float" office:value="1.08824" calcext:value-type="float">
            <text:p>1.08824</text:p>
          </table:table-cell>
          <table:table-cell office:value-type="float" office:value="0.931046" calcext:value-type="float">
            <text:p>0.931046</text:p>
          </table:table-cell>
          <table:table-cell office:value-type="float" office:value="0.794113" calcext:value-type="float">
            <text:p>0.794113</text:p>
          </table:table-cell>
          <table:table-cell office:value-type="float" office:value="0.891892" calcext:value-type="float">
            <text:p>0.891892</text:p>
          </table:table-cell>
          <table:table-cell office:value-type="float" office:value="0.754397" calcext:value-type="float">
            <text:p>0.754397</text:p>
          </table:table-cell>
          <table:table-cell office:value-type="float" office:value="0.727447" calcext:value-type="float">
            <text:p>0.727447</text:p>
          </table:table-cell>
          <table:table-cell office:value-type="float" office:value="0.726222" calcext:value-type="float">
            <text:p>0.726222</text:p>
          </table:table-cell>
          <table:table-cell office:value-type="float" office:value="0.759093" calcext:value-type="float">
            <text:p>0.759093</text:p>
          </table:table-cell>
          <table:table-cell office:value-type="float" office:value="0.91369" calcext:value-type="float">
            <text:p>0.91369</text:p>
          </table:table-cell>
          <table:table-cell office:value-type="float" office:value="0.880642" calcext:value-type="float">
            <text:p>0.880642</text:p>
          </table:table-cell>
          <table:table-cell office:value-type="float" office:value="1.05049" calcext:value-type="float">
            <text:p>1.05049</text:p>
          </table:table-cell>
          <table:table-cell office:value-type="float" office:value="0.807511" calcext:value-type="float">
            <text:p>0.807511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686786" calcext:value-type="float">
            <text:p>0.686786</text:p>
          </table:table-cell>
          <table:table-cell office:value-type="float" office:value="0.899016" calcext:value-type="float">
            <text:p>0.899016</text:p>
          </table:table-cell>
          <table:table-cell office:value-type="float" office:value="0.930309" calcext:value-type="float">
            <text:p>0.930309</text:p>
          </table:table-cell>
          <table:table-cell office:value-type="float" office:value="0.739147" calcext:value-type="float">
            <text:p>0.739147</text:p>
          </table:table-cell>
          <table:table-cell office:value-type="float" office:value="0.794618" calcext:value-type="float">
            <text:p>0.794618</text:p>
          </table:table-cell>
          <table:table-cell office:value-type="float" office:value="0.849385" calcext:value-type="float">
            <text:p>0.849385</text:p>
          </table:table-cell>
          <table:table-cell office:value-type="float" office:value="0.735297" calcext:value-type="float">
            <text:p>0.735297</text:p>
          </table:table-cell>
          <table:table-cell office:value-type="float" office:value="1.00874" calcext:value-type="float">
            <text:p>1.00874</text:p>
          </table:table-cell>
          <table:table-cell office:value-type="float" office:value="0.933546" calcext:value-type="float">
            <text:p>0.933546</text:p>
          </table:table-cell>
          <table:table-cell office:value-type="float" office:value="0.75911" calcext:value-type="float">
            <text:p>0.75911</text:p>
          </table:table-cell>
          <table:table-cell office:value-type="float" office:value="0.724458" calcext:value-type="float">
            <text:p>0.724458</text:p>
          </table:table-cell>
          <table:table-cell office:value-type="float" office:value="0.760521" calcext:value-type="float">
            <text:p>0.760521</text:p>
          </table:table-cell>
          <table:table-cell office:value-type="float" office:value="0.803728" calcext:value-type="float">
            <text:p>0.803728</text:p>
          </table:table-cell>
          <table:table-cell office:value-type="float" office:value="0.810138" calcext:value-type="float">
            <text:p>0.810138</text:p>
          </table:table-cell>
          <table:table-cell office:value-type="float" office:value="0.718447" calcext:value-type="float">
            <text:p>0.718447</text:p>
          </table:table-cell>
          <table:table-cell office:value-type="float" office:value="0.829268" calcext:value-type="float">
            <text:p>0.829268</text:p>
          </table:table-cell>
          <table:table-cell office:value-type="float" office:value="0.740087" calcext:value-type="float">
            <text:p>0.740087</text:p>
          </table:table-cell>
          <table:table-cell office:value-type="float" office:value="0.875604" calcext:value-type="float">
            <text:p>0.875604</text:p>
          </table:table-cell>
          <table:table-cell office:value-type="float" office:value="0.88152" calcext:value-type="float">
            <text:p>0.88152</text:p>
          </table:table-cell>
          <table:table-cell office:value-type="float" office:value="0.880316" calcext:value-type="float">
            <text:p>0.880316</text:p>
          </table:table-cell>
          <table:table-cell office:value-type="float" office:value="0.756313" calcext:value-type="float">
            <text:p>0.756313</text:p>
          </table:table-cell>
          <table:table-cell office:value-type="float" office:value="0.720956" calcext:value-type="float">
            <text:p>0.720956</text:p>
          </table:table-cell>
          <table:table-cell office:value-type="float" office:value="1.06161" calcext:value-type="float">
            <text:p>1.06161</text:p>
          </table:table-cell>
          <table:table-cell office:value-type="float" office:value="0.822416" calcext:value-type="float">
            <text:p>0.822416</text:p>
          </table:table-cell>
          <table:table-cell office:value-type="float" office:value="0.894063" calcext:value-type="float">
            <text:p>0.894063</text:p>
          </table:table-cell>
          <table:table-cell office:value-type="float" office:value="0.857037" calcext:value-type="float">
            <text:p>0.857037</text:p>
          </table:table-cell>
          <table:table-cell office:value-type="float" office:value="0.827728" calcext:value-type="float">
            <text:p>0.827728</text:p>
          </table:table-cell>
          <table:table-cell office:value-type="float" office:value="0.72778" calcext:value-type="float">
            <text:p>0.72778</text:p>
          </table:table-cell>
          <table:table-cell office:value-type="float" office:value="0.878112" calcext:value-type="float">
            <text:p>0.878112</text:p>
          </table:table-cell>
          <table:table-cell office:value-type="float" office:value="0.825957" calcext:value-type="float">
            <text:p>0.825957</text:p>
          </table:table-cell>
          <table:table-cell office:value-type="float" office:value="0.97006" calcext:value-type="float">
            <text:p>0.97006</text:p>
          </table:table-cell>
          <table:table-cell office:value-type="float" office:value="0.94734" calcext:value-type="float">
            <text:p>0.94734</text:p>
          </table:table-cell>
          <table:table-cell office:value-type="float" office:value="0.956698" calcext:value-type="float">
            <text:p>0.956698</text:p>
          </table:table-cell>
          <table:table-cell office:value-type="float" office:value="1.00506" calcext:value-type="float">
            <text:p>1.00506</text:p>
          </table:table-cell>
          <table:table-cell office:value-type="float" office:value="0.760648" calcext:value-type="float">
            <text:p>0.760648</text:p>
          </table:table-cell>
          <table:table-cell office:value-type="float" office:value="0.895913" calcext:value-type="float">
            <text:p>0.895913</text:p>
          </table:table-cell>
          <table:table-cell office:value-type="float" office:value="0.807835" calcext:value-type="float">
            <text:p>0.807835</text:p>
          </table:table-cell>
          <table:table-cell office:value-type="float" office:value="0.879138" calcext:value-type="float">
            <text:p>0.879138</text:p>
          </table:table-cell>
          <table:table-cell office:value-type="float" office:value="0.73461" calcext:value-type="float">
            <text:p>0.73461</text:p>
          </table:table-cell>
          <table:table-cell office:value-type="float" office:value="0.934246" calcext:value-type="float">
            <text:p>0.934246</text:p>
          </table:table-cell>
          <table:table-cell office:value-type="float" office:value="0.801873" calcext:value-type="float">
            <text:p>0.801873</text:p>
          </table:table-cell>
          <table:table-cell office:value-type="float" office:value="0.704195" calcext:value-type="float">
            <text:p>0.704195</text:p>
          </table:table-cell>
          <table:table-cell office:value-type="float" office:value="0.937956" calcext:value-type="float">
            <text:p>0.937956</text:p>
          </table:table-cell>
          <table:table-cell office:value-type="float" office:value="0.907843" calcext:value-type="float">
            <text:p>0.907843</text:p>
          </table:table-cell>
          <table:table-cell office:value-type="float" office:value="0.878445" calcext:value-type="float">
            <text:p>0.878445</text:p>
          </table:table-cell>
          <table:table-cell office:value-type="float" office:value="0.809451" calcext:value-type="float">
            <text:p>0.809451</text:p>
          </table:table-cell>
          <table:table-cell office:value-type="float" office:value="0.823259" calcext:value-type="float">
            <text:p>0.823259</text:p>
          </table:table-cell>
          <table:table-cell office:value-type="float" office:value="0.840343" calcext:value-type="float">
            <text:p>0.840343</text:p>
          </table:table-cell>
          <table:table-cell office:value-type="float" office:value="0.805112" calcext:value-type="float">
            <text:p>0.805112</text:p>
          </table:table-cell>
          <table:table-cell office:value-type="float" office:value="0.703295" calcext:value-type="float">
            <text:p>0.703295</text:p>
          </table:table-cell>
          <table:table-cell office:value-type="float" office:value="0.773459" calcext:value-type="float">
            <text:p>0.773459</text:p>
          </table:table-cell>
          <table:table-cell office:value-type="float" office:value="0.777398" calcext:value-type="float">
            <text:p>0.777398</text:p>
          </table:table-cell>
          <table:table-cell office:value-type="float" office:value="0.649922" calcext:value-type="float">
            <text:p>0.649922</text:p>
          </table:table-cell>
          <table:table-cell office:value-type="float" office:value="0.624238" calcext:value-type="float">
            <text:p>0.624238</text:p>
          </table:table-cell>
          <table:table-cell office:value-type="float" office:value="0.320355" calcext:value-type="float">
            <text:p>0.320355</text:p>
          </table:table-cell>
        </table:table-row>
        <table:table-row table:style-name="ro1">
          <table:table-cell office:value-type="string" calcext:value-type="string">
            <text:p>Levenshtein</text:p>
          </table:table-cell>
          <table:table-cell office:value-type="float" office:value="0.193357" calcext:value-type="float">
            <text:p>0.193357</text:p>
          </table:table-cell>
          <table:table-cell office:value-type="float" office:value="0.28495" calcext:value-type="float">
            <text:p>0.28495</text:p>
          </table:table-cell>
          <table:table-cell office:value-type="float" office:value="0.205412" calcext:value-type="float">
            <text:p>0.205412</text:p>
          </table:table-cell>
          <table:table-cell office:value-type="float" office:value="0.276581" calcext:value-type="float">
            <text:p>0.276581</text:p>
          </table:table-cell>
          <table:table-cell office:value-type="float" office:value="0.232506" calcext:value-type="float">
            <text:p>0.232506</text:p>
          </table:table-cell>
          <table:table-cell office:value-type="float" office:value="0.203096" calcext:value-type="float">
            <text:p>0.203096</text:p>
          </table:table-cell>
          <table:table-cell office:value-type="float" office:value="0.216042" calcext:value-type="float">
            <text:p>0.216042</text:p>
          </table:table-cell>
          <table:table-cell office:value-type="float" office:value="0.244673" calcext:value-type="float">
            <text:p>0.244673</text:p>
          </table:table-cell>
          <table:table-cell office:value-type="float" office:value="0.214569" calcext:value-type="float">
            <text:p>0.214569</text:p>
          </table:table-cell>
          <table:table-cell office:value-type="float" office:value="0.196373" calcext:value-type="float">
            <text:p>0.196373</text:p>
          </table:table-cell>
          <table:table-cell office:value-type="float" office:value="0.349427" calcext:value-type="float">
            <text:p>0.349427</text:p>
          </table:table-cell>
          <table:table-cell office:value-type="float" office:value="0.310632" calcext:value-type="float">
            <text:p>0.310632</text:p>
          </table:table-cell>
          <table:table-cell office:value-type="float" office:value="0.334339" calcext:value-type="float">
            <text:p>0.334339</text:p>
          </table:table-cell>
          <table:table-cell office:value-type="float" office:value="0.237207" calcext:value-type="float">
            <text:p>0.237207</text:p>
          </table:table-cell>
          <table:table-cell office:value-type="float" office:value="0.281192" calcext:value-type="float">
            <text:p>0.281192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405348" calcext:value-type="float">
            <text:p>0.405348</text:p>
          </table:table-cell>
          <table:table-cell office:value-type="float" office:value="0.219298" calcext:value-type="float">
            <text:p>0.219298</text:p>
          </table:table-cell>
          <table:table-cell office:value-type="float" office:value="0.227797" calcext:value-type="float">
            <text:p>0.227797</text:p>
          </table:table-cell>
          <table:table-cell office:value-type="float" office:value="0.248569" calcext:value-type="float">
            <text:p>0.248569</text:p>
          </table:table-cell>
          <table:table-cell office:value-type="float" office:value="0.223439" calcext:value-type="float">
            <text:p>0.223439</text:p>
          </table:table-cell>
          <table:table-cell office:value-type="float" office:value="0.225944" calcext:value-type="float">
            <text:p>0.225944</text:p>
          </table:table-cell>
          <table:table-cell office:value-type="float" office:value="0.226718" calcext:value-type="float">
            <text:p>0.226718</text:p>
          </table:table-cell>
          <table:table-cell office:value-type="float" office:value="0.346039" calcext:value-type="float">
            <text:p>0.346039</text:p>
          </table:table-cell>
          <table:table-cell office:value-type="float" office:value="0.220743" calcext:value-type="float">
            <text:p>0.220743</text:p>
          </table:table-cell>
          <table:table-cell office:value-type="float" office:value="0.236735" calcext:value-type="float">
            <text:p>0.236735</text:p>
          </table:table-cell>
          <table:table-cell office:value-type="float" office:value="0.355613" calcext:value-type="float">
            <text:p>0.355613</text:p>
          </table:table-cell>
          <table:table-cell office:value-type="float" office:value="0.364557" calcext:value-type="float">
            <text:p>0.364557</text:p>
          </table:table-cell>
          <table:table-cell office:value-type="float" office:value="0.339616" calcext:value-type="float">
            <text:p>0.339616</text:p>
          </table:table-cell>
          <table:table-cell office:value-type="float" office:value="0.247101" calcext:value-type="float">
            <text:p>0.247101</text:p>
          </table:table-cell>
          <table:table-cell office:value-type="float" office:value="0.28033" calcext:value-type="float">
            <text:p>0.28033</text:p>
          </table:table-cell>
          <table:table-cell office:value-type="float" office:value="0.244352" calcext:value-type="float">
            <text:p>0.244352</text:p>
          </table:table-cell>
          <table:table-cell office:value-type="float" office:value="0.24904" calcext:value-type="float">
            <text:p>0.24904</text:p>
          </table:table-cell>
          <table:table-cell office:value-type="float" office:value="0.235169" calcext:value-type="float">
            <text:p>0.235169</text:p>
          </table:table-cell>
          <table:table-cell office:value-type="float" office:value="0.244766" calcext:value-type="float">
            <text:p>0.244766</text:p>
          </table:table-cell>
          <table:table-cell office:value-type="float" office:value="0.366809" calcext:value-type="float">
            <text:p>0.366809</text:p>
          </table:table-cell>
          <table:table-cell office:value-type="float" office:value="0.337477" calcext:value-type="float">
            <text:p>0.337477</text:p>
          </table:table-cell>
          <table:table-cell office:value-type="float" office:value="0.236198" calcext:value-type="float">
            <text:p>0.236198</text:p>
          </table:table-cell>
          <table:table-cell office:value-type="float" office:value="0.414902" calcext:value-type="float">
            <text:p>0.414902</text:p>
          </table:table-cell>
          <table:table-cell office:value-type="float" office:value="0.264176" calcext:value-type="float">
            <text:p>0.264176</text:p>
          </table:table-cell>
          <table:table-cell office:value-type="float" office:value="0.347884" calcext:value-type="float">
            <text:p>0.347884</text:p>
          </table:table-cell>
          <table:table-cell office:value-type="float" office:value="0.255221" calcext:value-type="float">
            <text:p>0.255221</text:p>
          </table:table-cell>
          <table:table-cell office:value-type="float" office:value="0.404176" calcext:value-type="float">
            <text:p>0.404176</text:p>
          </table:table-cell>
          <table:table-cell office:value-type="float" office:value="0.246669" calcext:value-type="float">
            <text:p>0.246669</text:p>
          </table:table-cell>
          <table:table-cell office:value-type="float" office:value="0.41036" calcext:value-type="float">
            <text:p>0.41036</text:p>
          </table:table-cell>
          <table:table-cell office:value-type="float" office:value="0.400305" calcext:value-type="float">
            <text:p>0.400305</text:p>
          </table:table-cell>
          <table:table-cell office:value-type="float" office:value="0.305315" calcext:value-type="float">
            <text:p>0.305315</text:p>
          </table:table-cell>
          <table:table-cell office:value-type="float" office:value="0.405481" calcext:value-type="float">
            <text:p>0.405481</text:p>
          </table:table-cell>
          <table:table-cell office:value-type="float" office:value="0.239226" calcext:value-type="float">
            <text:p>0.239226</text:p>
          </table:table-cell>
          <table:table-cell office:value-type="float" office:value="0.290718" calcext:value-type="float">
            <text:p>0.290718</text:p>
          </table:table-cell>
          <table:table-cell office:value-type="float" office:value="0.471407" calcext:value-type="float">
            <text:p>0.471407</text:p>
          </table:table-cell>
          <table:table-cell office:value-type="float" office:value="0.31066" calcext:value-type="float">
            <text:p>0.31066</text:p>
          </table:table-cell>
          <table:table-cell office:value-type="float" office:value="0.243208" calcext:value-type="float">
            <text:p>0.243208</text:p>
          </table:table-cell>
          <table:table-cell office:value-type="float" office:value="0.422406" calcext:value-type="float">
            <text:p>0.422406</text:p>
          </table:table-cell>
          <table:table-cell office:value-type="float" office:value="0.425941" calcext:value-type="float">
            <text:p>0.425941</text:p>
          </table:table-cell>
          <table:table-cell office:value-type="float" office:value="0.232941" calcext:value-type="float">
            <text:p>0.232941</text:p>
          </table:table-cell>
          <table:table-cell office:value-type="float" office:value="0.245127" calcext:value-type="float">
            <text:p>0.245127</text:p>
          </table:table-cell>
          <table:table-cell office:value-type="float" office:value="0.371439" calcext:value-type="float">
            <text:p>0.371439</text:p>
          </table:table-cell>
          <table:table-cell office:value-type="float" office:value="0.230185" calcext:value-type="float">
            <text:p>0.230185</text:p>
          </table:table-cell>
          <table:table-cell office:value-type="float" office:value="0.344618" calcext:value-type="float">
            <text:p>0.344618</text:p>
          </table:table-cell>
          <table:table-cell office:value-type="float" office:value="0.309445" calcext:value-type="float">
            <text:p>0.309445</text:p>
          </table:table-cell>
          <table:table-cell office:value-type="float" office:value="0.339128" calcext:value-type="float">
            <text:p>0.339128</text:p>
          </table:table-cell>
          <table:table-cell office:value-type="float" office:value="0.250481" calcext:value-type="float">
            <text:p>0.250481</text:p>
          </table:table-cell>
          <table:table-cell office:value-type="float" office:value="0.455952" calcext:value-type="float">
            <text:p>0.455952</text:p>
          </table:table-cell>
          <table:table-cell office:value-type="float" office:value="0.329047" calcext:value-type="float">
            <text:p>0.329047</text:p>
          </table:table-cell>
          <table:table-cell office:value-type="float" office:value="0.244945" calcext:value-type="float">
            <text:p>0.244945</text:p>
          </table:table-cell>
          <table:table-cell office:value-type="float" office:value="0.336902" calcext:value-type="float">
            <text:p>0.336902</text:p>
          </table:table-cell>
          <table:table-cell office:value-type="float" office:value="0.280647" calcext:value-type="float">
            <text:p>0.280647</text:p>
          </table:table-cell>
          <table:table-cell office:value-type="float" office:value="0.385734" calcext:value-type="float">
            <text:p>0.385734</text:p>
          </table:table-cell>
          <table:table-cell office:value-type="float" office:value="0.317324" calcext:value-type="float">
            <text:p>0.317324</text:p>
          </table:table-cell>
          <table:table-cell office:value-type="float" office:value="0.290722" calcext:value-type="float">
            <text:p>0.290722</text:p>
          </table:table-cell>
          <table:table-cell office:value-type="float" office:value="0.350894" calcext:value-type="float">
            <text:p>0.350894</text:p>
          </table:table-cell>
          <table:table-cell office:value-type="float" office:value="0.289768" calcext:value-type="float">
            <text:p>0.289768</text:p>
          </table:table-cell>
          <table:table-cell office:value-type="float" office:value="0.252754" calcext:value-type="float">
            <text:p>0.252754</text:p>
          </table:table-cell>
          <table:table-cell office:value-type="float" office:value="0.275153" calcext:value-type="float">
            <text:p>0.275153</text:p>
          </table:table-cell>
          <table:table-cell office:value-type="float" office:value="0.22254" calcext:value-type="float">
            <text:p>0.22254</text:p>
          </table:table-cell>
          <table:table-cell office:value-type="float" office:value="0.228204" calcext:value-type="float">
            <text:p>0.228204</text:p>
          </table:table-cell>
          <table:table-cell office:value-type="float" office:value="0.238632" calcext:value-type="float">
            <text:p>0.238632</text:p>
          </table:table-cell>
          <table:table-cell office:value-type="float" office:value="0.269445" calcext:value-type="float">
            <text:p>0.269445</text:p>
          </table:table-cell>
          <table:table-cell office:value-type="float" office:value="0.272491" calcext:value-type="float">
            <text:p>0.272491</text:p>
          </table:table-cell>
          <table:table-cell office:value-type="float" office:value="0.400793" calcext:value-type="float">
            <text:p>0.400793</text:p>
          </table:table-cell>
          <table:table-cell office:value-type="float" office:value="0.221348" calcext:value-type="float">
            <text:p>0.221348</text:p>
          </table:table-cell>
          <table:table-cell office:value-type="float" office:value="0.421733" calcext:value-type="float">
            <text:p>0.421733</text:p>
          </table:table-cell>
          <table:table-cell office:value-type="float" office:value="0.334838" calcext:value-type="float">
            <text:p>0.334838</text:p>
          </table:table-cell>
          <table:table-cell office:value-type="float" office:value="0.23697" calcext:value-type="float">
            <text:p>0.23697</text:p>
          </table:table-cell>
          <table:table-cell office:value-type="float" office:value="0.329231" calcext:value-type="float">
            <text:p>0.329231</text:p>
          </table:table-cell>
          <table:table-cell office:value-type="float" office:value="0.243465" calcext:value-type="float">
            <text:p>0.243465</text:p>
          </table:table-cell>
          <table:table-cell office:value-type="float" office:value="0.29864" calcext:value-type="float">
            <text:p>0.29864</text:p>
          </table:table-cell>
          <table:table-cell office:value-type="float" office:value="0.39942" calcext:value-type="float">
            <text:p>0.39942</text:p>
          </table:table-cell>
          <table:table-cell office:value-type="float" office:value="0.370193" calcext:value-type="float">
            <text:p>0.370193</text:p>
          </table:table-cell>
          <table:table-cell office:value-type="float" office:value="0.508546" calcext:value-type="float">
            <text:p>0.508546</text:p>
          </table:table-cell>
          <table:table-cell office:value-type="float" office:value="0.324788" calcext:value-type="float">
            <text:p>0.324788</text:p>
          </table:table-cell>
          <table:table-cell office:value-type="float" office:value="0.386212" calcext:value-type="float">
            <text:p>0.386212</text:p>
          </table:table-cell>
          <table:table-cell office:value-type="float" office:value="0.417906" calcext:value-type="float">
            <text:p>0.417906</text:p>
          </table:table-cell>
          <table:table-cell office:value-type="float" office:value="0.238906" calcext:value-type="float">
            <text:p>0.238906</text:p>
          </table:table-cell>
          <table:table-cell office:value-type="float" office:value="0.27967" calcext:value-type="float">
            <text:p>0.27967</text:p>
          </table:table-cell>
          <table:table-cell office:value-type="float" office:value="0.235238" calcext:value-type="float">
            <text:p>0.235238</text:p>
          </table:table-cell>
          <table:table-cell office:value-type="float" office:value="0.27968" calcext:value-type="float">
            <text:p>0.27968</text:p>
          </table:table-cell>
          <table:table-cell office:value-type="float" office:value="0.343529" calcext:value-type="float">
            <text:p>0.343529</text:p>
          </table:table-cell>
          <table:table-cell office:value-type="float" office:value="0.348128" calcext:value-type="float">
            <text:p>0.348128</text:p>
          </table:table-cell>
          <table:table-cell office:value-type="float" office:value="0.463855" calcext:value-type="float">
            <text:p>0.463855</text:p>
          </table:table-cell>
          <table:table-cell office:value-type="float" office:value="0.2215" calcext:value-type="float">
            <text:p>0.2215</text:p>
          </table:table-cell>
          <table:table-cell office:value-type="float" office:value="0.33653" calcext:value-type="float">
            <text:p>0.33653</text:p>
          </table:table-cell>
          <table:table-cell office:value-type="float" office:value="0.463711" calcext:value-type="float">
            <text:p>0.463711</text:p>
          </table:table-cell>
          <table:table-cell office:value-type="float" office:value="0.40638" calcext:value-type="float">
            <text:p>0.40638</text:p>
          </table:table-cell>
          <table:table-cell office:value-type="float" office:value="0.249695" calcext:value-type="float">
            <text:p>0.249695</text:p>
          </table:table-cell>
          <table:table-cell office:value-type="float" office:value="0.343611" calcext:value-type="float">
            <text:p>0.343611</text:p>
          </table:table-cell>
          <table:table-cell office:value-type="float" office:value="0.237057" calcext:value-type="float">
            <text:p>0.237057</text:p>
          </table:table-cell>
          <table:table-cell office:value-type="float" office:value="0.254835" calcext:value-type="float">
            <text:p>0.254835</text:p>
          </table:table-cell>
          <table:table-cell office:value-type="float" office:value="0.243272" calcext:value-type="float">
            <text:p>0.243272</text:p>
          </table:table-cell>
          <table:table-cell office:value-type="float" office:value="0.244737" calcext:value-type="float">
            <text:p>0.244737</text:p>
          </table:table-cell>
          <table:table-cell office:value-type="float" office:value="0.271565" calcext:value-type="float">
            <text:p>0.271565</text:p>
          </table:table-cell>
          <table:table-cell office:value-type="float" office:value="0.232869" calcext:value-type="float">
            <text:p>0.232869</text:p>
          </table:table-cell>
          <table:table-cell office:value-type="float" office:value="0.384371" calcext:value-type="float">
            <text:p>0.384371</text:p>
          </table:table-cell>
          <table:table-cell office:value-type="float" office:value="0.408683" calcext:value-type="float">
            <text:p>0.408683</text:p>
          </table:table-cell>
          <table:table-cell office:value-type="float" office:value="0.434706" calcext:value-type="float">
            <text:p>0.434706</text:p>
          </table:table-cell>
          <table:table-cell office:value-type="float" office:value="0.398376" calcext:value-type="float">
            <text:p>0.398376</text:p>
          </table:table-cell>
          <table:table-cell office:value-type="float" office:value="0.419629" calcext:value-type="float">
            <text:p>0.419629</text:p>
          </table:table-cell>
          <table:table-cell office:value-type="float" office:value="0.388593" calcext:value-type="float">
            <text:p>0.388593</text:p>
          </table:table-cell>
          <table:table-cell office:value-type="float" office:value="0.235605" calcext:value-type="float">
            <text:p>0.235605</text:p>
          </table:table-cell>
          <table:table-cell office:value-type="float" office:value="0.406804" calcext:value-type="float">
            <text:p>0.406804</text:p>
          </table:table-cell>
          <table:table-cell office:value-type="float" office:value="0.385312" calcext:value-type="float">
            <text:p>0.385312</text:p>
          </table:table-cell>
          <table:table-cell office:value-type="float" office:value="0.338006" calcext:value-type="float">
            <text:p>0.338006</text:p>
          </table:table-cell>
          <table:table-cell office:value-type="float" office:value="0.26332" calcext:value-type="float">
            <text:p>0.26332</text:p>
          </table:table-cell>
          <table:table-cell office:value-type="float" office:value="0.260546" calcext:value-type="float">
            <text:p>0.260546</text:p>
          </table:table-cell>
          <table:table-cell office:value-type="float" office:value="0.239222" calcext:value-type="float">
            <text:p>0.239222</text:p>
          </table:table-cell>
          <table:table-cell office:value-type="float" office:value="0.338908" calcext:value-type="float">
            <text:p>0.338908</text:p>
          </table:table-cell>
          <table:table-cell office:value-type="float" office:value="0.262355" calcext:value-type="float">
            <text:p>0.262355</text:p>
          </table:table-cell>
          <table:table-cell office:value-type="float" office:value="0.245194" calcext:value-type="float">
            <text:p>0.245194</text:p>
          </table:table-cell>
          <table:table-cell office:value-type="float" office:value="0.343883" calcext:value-type="float">
            <text:p>0.343883</text:p>
          </table:table-cell>
          <table:table-cell office:value-type="float" office:value="0.23366" calcext:value-type="float">
            <text:p>0.23366</text:p>
          </table:table-cell>
          <table:table-cell office:value-type="float" office:value="0.220768" calcext:value-type="float">
            <text:p>0.220768</text:p>
          </table:table-cell>
          <table:table-cell office:value-type="float" office:value="0.30353" calcext:value-type="float">
            <text:p>0.30353</text:p>
          </table:table-cell>
          <table:table-cell office:value-type="float" office:value="0.238287" calcext:value-type="float">
            <text:p>0.238287</text:p>
          </table:table-cell>
          <table:table-cell office:value-type="float" office:value="0.321561" calcext:value-type="float">
            <text:p>0.321561</text:p>
          </table:table-cell>
          <table:table-cell office:value-type="float" office:value="0.243379" calcext:value-type="float">
            <text:p>0.243379</text:p>
          </table:table-cell>
          <table:table-cell office:value-type="float" office:value="0.311191" calcext:value-type="float">
            <text:p>0.311191</text:p>
          </table:table-cell>
          <table:table-cell office:value-type="float" office:value="0.22232" calcext:value-type="float">
            <text:p>0.22232</text:p>
          </table:table-cell>
          <table:table-cell office:value-type="float" office:value="0.244148" calcext:value-type="float">
            <text:p>0.244148</text:p>
          </table:table-cell>
          <table:table-cell office:value-type="float" office:value="0.378824" calcext:value-type="float">
            <text:p>0.378824</text:p>
          </table:table-cell>
          <table:table-cell office:value-type="float" office:value="0.249211" calcext:value-type="float">
            <text:p>0.249211</text:p>
          </table:table-cell>
          <table:table-cell office:value-type="float" office:value="0.289889" calcext:value-type="float">
            <text:p>0.289889</text:p>
          </table:table-cell>
          <table:table-cell office:value-type="float" office:value="0.260717" calcext:value-type="float">
            <text:p>0.260717</text:p>
          </table:table-cell>
          <table:table-cell office:value-type="float" office:value="0.245745" calcext:value-type="float">
            <text:p>0.245745</text:p>
          </table:table-cell>
          <table:table-cell office:value-type="float" office:value="0.244442" calcext:value-type="float">
            <text:p>0.244442</text:p>
          </table:table-cell>
          <table:table-cell office:value-type="float" office:value="0.284653" calcext:value-type="float">
            <text:p>0.284653</text:p>
          </table:table-cell>
          <table:table-cell office:value-type="float" office:value="0.43596" calcext:value-type="float">
            <text:p>0.43596</text:p>
          </table:table-cell>
          <table:table-cell office:value-type="float" office:value="0.247184" calcext:value-type="float">
            <text:p>0.247184</text:p>
          </table:table-cell>
          <table:table-cell office:value-type="float" office:value="0.316651" calcext:value-type="float">
            <text:p>0.316651</text:p>
          </table:table-cell>
          <table:table-cell office:value-type="float" office:value="0.231674" calcext:value-type="float">
            <text:p>0.231674</text:p>
          </table:table-cell>
        </table:table-row>
        <table:table-row table:style-name="ro1">
          <table:table-cell office:value-type="string" calcext:value-type="string">
            <text:p>Dice</text:p>
          </table:table-cell>
          <table:table-cell office:value-type="float" office:value="0.720075" calcext:value-type="float">
            <text:p>0.720075</text:p>
          </table:table-cell>
          <table:table-cell office:value-type="float" office:value="0.622647" calcext:value-type="float">
            <text:p>0.622647</text:p>
          </table:table-cell>
          <table:table-cell office:value-type="float" office:value="0.676727" calcext:value-type="float">
            <text:p>0.676727</text:p>
          </table:table-cell>
          <table:table-cell office:value-type="float" office:value="0.744997" calcext:value-type="float">
            <text:p>0.744997</text:p>
          </table:table-cell>
          <table:table-cell office:value-type="float" office:value="0.66666" calcext:value-type="float">
            <text:p>0.66666</text:p>
          </table:table-cell>
          <table:table-cell office:value-type="float" office:value="0.574078" calcext:value-type="float">
            <text:p>0.574078</text:p>
          </table:table-cell>
          <table:table-cell office:value-type="float" office:value="0.642317" calcext:value-type="float">
            <text:p>0.642317</text:p>
          </table:table-cell>
          <table:table-cell office:value-type="float" office:value="0.577901" calcext:value-type="float">
            <text:p>0.577901</text:p>
          </table:table-cell>
          <table:table-cell office:value-type="float" office:value="0.776091" calcext:value-type="float">
            <text:p>0.776091</text:p>
          </table:table-cell>
          <table:table-cell office:value-type="float" office:value="0.897634" calcext:value-type="float">
            <text:p>0.897634</text:p>
          </table:table-cell>
          <table:table-cell office:value-type="float" office:value="0.549039" calcext:value-type="float">
            <text:p>0.549039</text:p>
          </table:table-cell>
          <table:table-cell office:value-type="float" office:value="0.638484" calcext:value-type="float">
            <text:p>0.638484</text:p>
          </table:table-cell>
          <table:table-cell office:value-type="float" office:value="0.70283" calcext:value-type="float">
            <text:p>0.70283</text:p>
          </table:table-cell>
          <table:table-cell office:value-type="float" office:value="0.719272" calcext:value-type="float">
            <text:p>0.719272</text:p>
          </table:table-cell>
          <table:table-cell office:value-type="float" office:value="0.605281" calcext:value-type="float">
            <text:p>0.605281</text:p>
          </table:table-cell>
          <table:table-cell office:value-type="float" office:value="0.866956" calcext:value-type="float">
            <text:p>0.866956</text:p>
          </table:table-cell>
          <table:table-cell office:value-type="float" office:value="0.812248" calcext:value-type="float">
            <text:p>0.812248</text:p>
          </table:table-cell>
          <table:table-cell office:value-type="float" office:value="0.701605" calcext:value-type="float">
            <text:p>0.701605</text:p>
          </table:table-cell>
          <table:table-cell office:value-type="float" office:value="0.759803" calcext:value-type="float">
            <text:p>0.759803</text:p>
          </table:table-cell>
          <table:table-cell office:value-type="float" office:value="0.722409" calcext:value-type="float">
            <text:p>0.722409</text:p>
          </table:table-cell>
          <table:table-cell office:value-type="float" office:value="0.718914" calcext:value-type="float">
            <text:p>0.718914</text:p>
          </table:table-cell>
          <table:table-cell office:value-type="float" office:value="0.646814" calcext:value-type="float">
            <text:p>0.646814</text:p>
          </table:table-cell>
          <table:table-cell office:value-type="float" office:value="0.556557" calcext:value-type="float">
            <text:p>0.556557</text:p>
          </table:table-cell>
          <table:table-cell office:value-type="float" office:value="0.734403" calcext:value-type="float">
            <text:p>0.734403</text:p>
          </table:table-cell>
          <table:table-cell office:value-type="float" office:value="0.811729" calcext:value-type="float">
            <text:p>0.811729</text:p>
          </table:table-cell>
          <table:table-cell office:value-type="float" office:value="0.74727" calcext:value-type="float">
            <text:p>0.74727</text:p>
          </table:table-cell>
          <table:table-cell office:value-type="float" office:value="0.723372" calcext:value-type="float">
            <text:p>0.723372</text:p>
          </table:table-cell>
          <table:table-cell office:value-type="float" office:value="0.796353" calcext:value-type="float">
            <text:p>0.796353</text:p>
          </table:table-cell>
          <table:table-cell office:value-type="float" office:value="0.585012" calcext:value-type="float">
            <text:p>0.585012</text:p>
          </table:table-cell>
          <table:table-cell office:value-type="float" office:value="0.883378" calcext:value-type="float">
            <text:p>0.883378</text:p>
          </table:table-cell>
          <table:table-cell office:value-type="float" office:value="0.600544" calcext:value-type="float">
            <text:p>0.600544</text:p>
          </table:table-cell>
          <table:table-cell office:value-type="float" office:value="0.746735" calcext:value-type="float">
            <text:p>0.746735</text:p>
          </table:table-cell>
          <table:table-cell office:value-type="float" office:value="0.569483" calcext:value-type="float">
            <text:p>0.569483</text:p>
          </table:table-cell>
          <table:table-cell office:value-type="float" office:value="0.576984" calcext:value-type="float">
            <text:p>0.576984</text:p>
          </table:table-cell>
          <table:table-cell office:value-type="float" office:value="1.01325" calcext:value-type="float">
            <text:p>1.01325</text:p>
          </table:table-cell>
          <table:table-cell office:value-type="float" office:value="0.62524" calcext:value-type="float">
            <text:p>0.62524</text:p>
          </table:table-cell>
          <table:table-cell office:value-type="float" office:value="0.731556" calcext:value-type="float">
            <text:p>0.731556</text:p>
          </table:table-cell>
          <table:table-cell office:value-type="float" office:value="0.682516" calcext:value-type="float">
            <text:p>0.682516</text:p>
          </table:table-cell>
          <table:table-cell office:value-type="float" office:value="0.769239" calcext:value-type="float">
            <text:p>0.769239</text:p>
          </table:table-cell>
          <table:table-cell office:value-type="float" office:value="0.721542" calcext:value-type="float">
            <text:p>0.721542</text:p>
          </table:table-cell>
          <table:table-cell office:value-type="float" office:value="0.755894" calcext:value-type="float">
            <text:p>0.755894</text:p>
          </table:table-cell>
          <table:table-cell office:value-type="float" office:value="0.532377" calcext:value-type="float">
            <text:p>0.532377</text:p>
          </table:table-cell>
          <table:table-cell office:value-type="float" office:value="0.644039" calcext:value-type="float">
            <text:p>0.644039</text:p>
          </table:table-cell>
          <table:table-cell office:value-type="float" office:value="0.61392" calcext:value-type="float">
            <text:p>0.61392</text:p>
          </table:table-cell>
          <table:table-cell office:value-type="float" office:value="0.839488" calcext:value-type="float">
            <text:p>0.839488</text:p>
          </table:table-cell>
          <table:table-cell office:value-type="float" office:value="0.78068" calcext:value-type="float">
            <text:p>0.78068</text:p>
          </table:table-cell>
          <table:table-cell office:value-type="float" office:value="0.713364" calcext:value-type="float">
            <text:p>0.713364</text:p>
          </table:table-cell>
          <table:table-cell office:value-type="float" office:value="0.973168" calcext:value-type="float">
            <text:p>0.973168</text:p>
          </table:table-cell>
          <table:table-cell office:value-type="float" office:value="0.561444" calcext:value-type="float">
            <text:p>0.561444</text:p>
          </table:table-cell>
          <table:table-cell office:value-type="float" office:value="0.804734" calcext:value-type="float">
            <text:p>0.804734</text:p>
          </table:table-cell>
          <table:table-cell office:value-type="float" office:value="0.667232" calcext:value-type="float">
            <text:p>0.667232</text:p>
          </table:table-cell>
          <table:table-cell office:value-type="float" office:value="0.662873" calcext:value-type="float">
            <text:p>0.662873</text:p>
          </table:table-cell>
          <table:table-cell office:value-type="float" office:value="0.565279" calcext:value-type="float">
            <text:p>0.565279</text:p>
          </table:table-cell>
          <table:table-cell office:value-type="float" office:value="0.627207" calcext:value-type="float">
            <text:p>0.627207</text:p>
          </table:table-cell>
          <table:table-cell office:value-type="float" office:value="0.75257" calcext:value-type="float">
            <text:p>0.75257</text:p>
          </table:table-cell>
          <table:table-cell office:value-type="float" office:value="0.722749" calcext:value-type="float">
            <text:p>0.722749</text:p>
          </table:table-cell>
          <table:table-cell office:value-type="float" office:value="0.676472" calcext:value-type="float">
            <text:p>0.676472</text:p>
          </table:table-cell>
          <table:table-cell office:value-type="float" office:value="0.742757" calcext:value-type="float">
            <text:p>0.742757</text:p>
          </table:table-cell>
          <table:table-cell office:value-type="float" office:value="0.814213" calcext:value-type="float">
            <text:p>0.814213</text:p>
          </table:table-cell>
          <table:table-cell office:value-type="float" office:value="0.650714" calcext:value-type="float">
            <text:p>0.650714</text:p>
          </table:table-cell>
          <table:table-cell office:value-type="float" office:value="0.552901" calcext:value-type="float">
            <text:p>0.552901</text:p>
          </table:table-cell>
          <table:table-cell office:value-type="float" office:value="1.01055" calcext:value-type="float">
            <text:p>1.01055</text:p>
          </table:table-cell>
          <table:table-cell office:value-type="float" office:value="0.728073" calcext:value-type="float">
            <text:p>0.728073</text:p>
          </table:table-cell>
          <table:table-cell office:value-type="float" office:value="0.657558" calcext:value-type="float">
            <text:p>0.657558</text:p>
          </table:table-cell>
          <table:table-cell office:value-type="float" office:value="0.599251" calcext:value-type="float">
            <text:p>0.599251</text:p>
          </table:table-cell>
          <table:table-cell office:value-type="float" office:value="0.548824" calcext:value-type="float">
            <text:p>0.548824</text:p>
          </table:table-cell>
          <table:table-cell office:value-type="float" office:value="0.912405" calcext:value-type="float">
            <text:p>0.912405</text:p>
          </table:table-cell>
          <table:table-cell office:value-type="float" office:value="0.756813" calcext:value-type="float">
            <text:p>0.756813</text:p>
          </table:table-cell>
          <table:table-cell office:value-type="float" office:value="0.866589" calcext:value-type="float">
            <text:p>0.866589</text:p>
          </table:table-cell>
          <table:table-cell office:value-type="float" office:value="0.642463" calcext:value-type="float">
            <text:p>0.642463</text:p>
          </table:table-cell>
          <table:table-cell office:value-type="float" office:value="0.887888" calcext:value-type="float">
            <text:p>0.887888</text:p>
          </table:table-cell>
          <table:table-cell office:value-type="float" office:value="0.713689" calcext:value-type="float">
            <text:p>0.713689</text:p>
          </table:table-cell>
          <table:table-cell office:value-type="float" office:value="0.614085" calcext:value-type="float">
            <text:p>0.614085</text:p>
          </table:table-cell>
          <table:table-cell office:value-type="float" office:value="0.844417" calcext:value-type="float">
            <text:p>0.844417</text:p>
          </table:table-cell>
          <table:table-cell office:value-type="float" office:value="0.767229" calcext:value-type="float">
            <text:p>0.767229</text:p>
          </table:table-cell>
          <table:table-cell office:value-type="float" office:value="0.789156" calcext:value-type="float">
            <text:p>0.789156</text:p>
          </table:table-cell>
          <table:table-cell office:value-type="float" office:value="0.706848" calcext:value-type="float">
            <text:p>0.706848</text:p>
          </table:table-cell>
          <table:table-cell office:value-type="float" office:value="0.83976" calcext:value-type="float">
            <text:p>0.83976</text:p>
          </table:table-cell>
          <table:table-cell office:value-type="float" office:value="0.717044" calcext:value-type="float">
            <text:p>0.717044</text:p>
          </table:table-cell>
          <table:table-cell office:value-type="float" office:value="0.607284" calcext:value-type="float">
            <text:p>0.607284</text:p>
          </table:table-cell>
          <table:table-cell office:value-type="float" office:value="0.857248" calcext:value-type="float">
            <text:p>0.857248</text:p>
          </table:table-cell>
          <table:table-cell office:value-type="float" office:value="0.926149" calcext:value-type="float">
            <text:p>0.926149</text:p>
          </table:table-cell>
          <table:table-cell office:value-type="float" office:value="0.652637" calcext:value-type="float">
            <text:p>0.652637</text:p>
          </table:table-cell>
          <table:table-cell office:value-type="float" office:value="1.0087" calcext:value-type="float">
            <text:p>1.0087</text:p>
          </table:table-cell>
          <table:table-cell office:value-type="float" office:value="0.74769" calcext:value-type="float">
            <text:p>0.74769</text:p>
          </table:table-cell>
          <table:table-cell office:value-type="float" office:value="0.833981" calcext:value-type="float">
            <text:p>0.833981</text:p>
          </table:table-cell>
          <table:table-cell office:value-type="float" office:value="0.525611" calcext:value-type="float">
            <text:p>0.525611</text:p>
          </table:table-cell>
          <table:table-cell office:value-type="float" office:value="0.894485" calcext:value-type="float">
            <text:p>0.894485</text:p>
          </table:table-cell>
          <table:table-cell office:value-type="float" office:value="0.644875" calcext:value-type="float">
            <text:p>0.644875</text:p>
          </table:table-cell>
          <table:table-cell office:value-type="float" office:value="0.55052" calcext:value-type="float">
            <text:p>0.55052</text:p>
          </table:table-cell>
          <table:table-cell office:value-type="float" office:value="0.723247" calcext:value-type="float">
            <text:p>0.723247</text:p>
          </table:table-cell>
          <table:table-cell office:value-type="float" office:value="0.906473" calcext:value-type="float">
            <text:p>0.906473</text:p>
          </table:table-cell>
          <table:table-cell office:value-type="float" office:value="0.747794" calcext:value-type="float">
            <text:p>0.747794</text:p>
          </table:table-cell>
          <table:table-cell office:value-type="float" office:value="0.916767" calcext:value-type="float">
            <text:p>0.916767</text:p>
          </table:table-cell>
          <table:table-cell office:value-type="float" office:value="0.732435" calcext:value-type="float">
            <text:p>0.732435</text:p>
          </table:table-cell>
          <table:table-cell office:value-type="float" office:value="0.941369" calcext:value-type="float">
            <text:p>0.941369</text:p>
          </table:table-cell>
          <table:table-cell office:value-type="float" office:value="0.943183" calcext:value-type="float">
            <text:p>0.943183</text:p>
          </table:table-cell>
          <table:table-cell office:value-type="float" office:value="0.681671" calcext:value-type="float">
            <text:p>0.681671</text:p>
          </table:table-cell>
          <table:table-cell office:value-type="float" office:value="0.735267" calcext:value-type="float">
            <text:p>0.735267</text:p>
          </table:table-cell>
          <table:table-cell office:value-type="float" office:value="0.627281" calcext:value-type="float">
            <text:p>0.627281</text:p>
          </table:table-cell>
          <table:table-cell office:value-type="float" office:value="0.861674" calcext:value-type="float">
            <text:p>0.861674</text:p>
          </table:table-cell>
          <table:table-cell office:value-type="float" office:value="0.565858" calcext:value-type="float">
            <text:p>0.565858</text:p>
          </table:table-cell>
          <table:table-cell office:value-type="float" office:value="0.744049" calcext:value-type="float">
            <text:p>0.744049</text:p>
          </table:table-cell>
          <table:table-cell office:value-type="float" office:value="0.630952" calcext:value-type="float">
            <text:p>0.630952</text:p>
          </table:table-cell>
          <table:table-cell office:value-type="float" office:value="0.763751" calcext:value-type="float">
            <text:p>0.763751</text:p>
          </table:table-cell>
          <table:table-cell office:value-type="float" office:value="0.603765" calcext:value-type="float">
            <text:p>0.603765</text:p>
          </table:table-cell>
          <table:table-cell office:value-type="float" office:value="0.778919" calcext:value-type="float">
            <text:p>0.778919</text:p>
          </table:table-cell>
          <table:table-cell office:value-type="float" office:value="0.692652" calcext:value-type="float">
            <text:p>0.692652</text:p>
          </table:table-cell>
          <table:table-cell office:value-type="float" office:value="0.723133" calcext:value-type="float">
            <text:p>0.723133</text:p>
          </table:table-cell>
          <table:table-cell office:value-type="float" office:value="0.582527" calcext:value-type="float">
            <text:p>0.582527</text:p>
          </table:table-cell>
          <table:table-cell office:value-type="float" office:value="0.696404" calcext:value-type="float">
            <text:p>0.696404</text:p>
          </table:table-cell>
          <table:table-cell office:value-type="float" office:value="0.741291" calcext:value-type="float">
            <text:p>0.741291</text:p>
          </table:table-cell>
          <table:table-cell office:value-type="float" office:value="0.633637" calcext:value-type="float">
            <text:p>0.633637</text:p>
          </table:table-cell>
          <table:table-cell office:value-type="float" office:value="0.828006" calcext:value-type="float">
            <text:p>0.828006</text:p>
          </table:table-cell>
          <table:table-cell office:value-type="float" office:value="0.658251" calcext:value-type="float">
            <text:p>0.658251</text:p>
          </table:table-cell>
          <table:table-cell office:value-type="float" office:value="0.568682" calcext:value-type="float">
            <text:p>0.568682</text:p>
          </table:table-cell>
          <table:table-cell office:value-type="float" office:value="0.66795" calcext:value-type="float">
            <text:p>0.66795</text:p>
          </table:table-cell>
          <table:table-cell office:value-type="float" office:value="0.668584" calcext:value-type="float">
            <text:p>0.668584</text:p>
          </table:table-cell>
          <table:table-cell office:value-type="float" office:value="0.835125" calcext:value-type="float">
            <text:p>0.835125</text:p>
          </table:table-cell>
          <table:table-cell office:value-type="float" office:value="0.689407" calcext:value-type="float">
            <text:p>0.689407</text:p>
          </table:table-cell>
          <table:table-cell office:value-type="float" office:value="0.688806" calcext:value-type="float">
            <text:p>0.688806</text:p>
          </table:table-cell>
          <table:table-cell office:value-type="float" office:value="0.549212" calcext:value-type="float">
            <text:p>0.549212</text:p>
          </table:table-cell>
          <table:table-cell office:value-type="float" office:value="0.695799" calcext:value-type="float">
            <text:p>0.695799</text:p>
          </table:table-cell>
          <table:table-cell office:value-type="float" office:value="0.813334" calcext:value-type="float">
            <text:p>0.813334</text:p>
          </table:table-cell>
          <table:table-cell office:value-type="float" office:value="1.00137" calcext:value-type="float">
            <text:p>1.00137</text:p>
          </table:table-cell>
          <table:table-cell office:value-type="float" office:value="0.56143" calcext:value-type="float">
            <text:p>0.56143</text:p>
          </table:table-cell>
          <table:table-cell office:value-type="float" office:value="0.723261" calcext:value-type="float">
            <text:p>0.723261</text:p>
          </table:table-cell>
          <table:table-cell office:value-type="float" office:value="0.913961" calcext:value-type="float">
            <text:p>0.913961</text:p>
          </table:table-cell>
          <table:table-cell office:value-type="float" office:value="0.608474" calcext:value-type="float">
            <text:p>0.608474</text:p>
          </table:table-cell>
          <table:table-cell office:value-type="float" office:value="0.799543" calcext:value-type="float">
            <text:p>0.799543</text:p>
          </table:table-cell>
          <table:table-cell office:value-type="float" office:value="0.686345" calcext:value-type="float">
            <text:p>0.686345</text:p>
          </table:table-cell>
          <table:table-cell office:value-type="float" office:value="0.5752" calcext:value-type="float">
            <text:p>0.5752</text:p>
          </table:table-cell>
          <table:table-cell office:value-type="float" office:value="0.746846" calcext:value-type="float">
            <text:p>0.746846</text:p>
          </table:table-cell>
          <table:table-cell office:value-type="float" office:value="0.643059" calcext:value-type="float">
            <text:p>0.643059</text:p>
          </table:table-cell>
          <table:table-cell office:value-type="float" office:value="0.603945" calcext:value-type="float">
            <text:p>0.603945</text:p>
          </table:table-cell>
          <table:table-cell office:value-type="float" office:value="0.632472" calcext:value-type="float">
            <text:p>0.632472</text:p>
          </table:table-cell>
          <table:table-cell office:value-type="float" office:value="0.646159" calcext:value-type="float">
            <text:p>0.646159</text:p>
          </table:table-cell>
          <table:table-cell office:value-type="float" office:value="0.787412" calcext:value-type="float">
            <text:p>0.787412</text:p>
          </table:table-cell>
          <table:table-cell office:value-type="float" office:value="1.0276" calcext:value-type="float">
            <text:p>1.0276</text:p>
          </table:table-cell>
          <table:table-cell office:value-type="float" office:value="1.05451" calcext:value-type="float">
            <text:p>1.05451</text:p>
          </table:table-cell>
          <table:table-cell office:value-type="float" office:value="0.688965" calcext:value-type="float">
            <text:p>0.688965</text:p>
          </table:table-cell>
          <table:table-cell office:value-type="float" office:value="0.655846" calcext:value-type="float">
            <text:p>0.655846</text:p>
          </table:table-cell>
          <table:table-cell office:value-type="float" office:value="0.699917" calcext:value-type="float">
            <text:p>0.699917</text:p>
          </table:table-cell>
          <table:table-cell office:value-type="float" office:value="0.663498" calcext:value-type="float">
            <text:p>0.663498</text:p>
          </table:table-cell>
          <table:table-cell office:value-type="float" office:value="0.709181" calcext:value-type="float">
            <text:p>0.709181</text:p>
          </table:table-cell>
          <table:table-cell office:value-type="float" office:value="0.696092" calcext:value-type="float">
            <text:p>0.696092</text:p>
          </table:table-cell>
          <table:table-cell office:value-type="float" office:value="0.573659" calcext:value-type="float">
            <text:p>0.573659</text:p>
          </table:table-cell>
          <table:table-cell office:value-type="float" office:value="0.534289" calcext:value-type="float">
            <text:p>0.534289</text:p>
          </table:table-cell>
          <table:table-cell office:value-type="float" office:value="0.56903" calcext:value-type="float">
            <text:p>0.56903</text:p>
          </table:table-cell>
          <table:table-cell office:value-type="float" office:value="0.565074" calcext:value-type="float">
            <text:p>0.565074</text:p>
          </table:table-cell>
        </table:table-row>
        <table:table-row table:style-name="ro1">
          <table:table-cell office:value-type="string" calcext:value-type="string">
            <text:p>RK</text:p>
          </table:table-cell>
          <table:table-cell table:formula="of:=MEDIAN([.B1:.EU1])" office:value-type="float" office:value="0.238537" calcext:value-type="float">
            <text:p>0.238537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KMP</text:p>
          </table:table-cell>
          <table:table-cell table:formula="of:=MEDIAN([.B2:.EU2])" office:value-type="float" office:value="0.246641" calcext:value-type="float">
            <text:p>0.246641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STD</text:p>
          </table:table-cell>
          <table:table-cell table:formula="of:=MEDIAN([.B3:.EU3])" office:value-type="float" office:value="0.8376715" calcext:value-type="float">
            <text:p>0.8376715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Levenshtein</text:p>
          </table:table-cell>
          <table:table-cell table:formula="of:=MEDIAN([.B4:.EU4])" office:value-type="float" office:value="0.2804885" calcext:value-type="float">
            <text:p>0.2804885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Dice</text:p>
          </table:table-cell>
          <table:table-cell table:formula="of:=MEDIAN([.B5:.EU5])" office:value-type="float" office:value="0.7080145" calcext:value-type="float">
            <text:p>0.7080145</text:p>
          </table:table-cell>
          <table:table-cell table:number-columns-repeated="149"/>
        </table:table-row>
      </table:table>
      <table:table table:name="qtdeclarative" table:style-name="ta1">
        <table:table-column table:style-name="co1" table:number-columns-repeated="151" table:default-cell-style-name="Default"/>
        <table:table-row table:style-name="ro1">
          <table:table-cell office:value-type="string" calcext:value-type="string">
            <text:p>Rabin-Karp</text:p>
          </table:table-cell>
          <table:table-cell office:value-type="float" office:value="0.289146" calcext:value-type="float">
            <text:p>0.289146</text:p>
          </table:table-cell>
          <table:table-cell office:value-type="float" office:value="0.248379" calcext:value-type="float">
            <text:p>0.248379</text:p>
          </table:table-cell>
          <table:table-cell office:value-type="float" office:value="0.170675" calcext:value-type="float">
            <text:p>0.170675</text:p>
          </table:table-cell>
          <table:table-cell office:value-type="float" office:value="0.206076" calcext:value-type="float">
            <text:p>0.206076</text:p>
          </table:table-cell>
          <table:table-cell office:value-type="float" office:value="0.275022" calcext:value-type="float">
            <text:p>0.275022</text:p>
          </table:table-cell>
          <table:table-cell office:value-type="float" office:value="0.182604" calcext:value-type="float">
            <text:p>0.182604</text:p>
          </table:table-cell>
          <table:table-cell office:value-type="float" office:value="0.201245" calcext:value-type="float">
            <text:p>0.201245</text:p>
          </table:table-cell>
          <table:table-cell office:value-type="float" office:value="0.338345" calcext:value-type="float">
            <text:p>0.338345</text:p>
          </table:table-cell>
          <table:table-cell office:value-type="float" office:value="0.253864" calcext:value-type="float">
            <text:p>0.253864</text:p>
          </table:table-cell>
          <table:table-cell office:value-type="float" office:value="0.193043" calcext:value-type="float">
            <text:p>0.193043</text:p>
          </table:table-cell>
          <table:table-cell office:value-type="float" office:value="0.189331" calcext:value-type="float">
            <text:p>0.189331</text:p>
          </table:table-cell>
          <table:table-cell office:value-type="float" office:value="0.184854" calcext:value-type="float">
            <text:p>0.184854</text:p>
          </table:table-cell>
          <table:table-cell office:value-type="float" office:value="0.205171" calcext:value-type="float">
            <text:p>0.205171</text:p>
          </table:table-cell>
          <table:table-cell office:value-type="float" office:value="0.337997" calcext:value-type="float">
            <text:p>0.337997</text:p>
          </table:table-cell>
          <table:table-cell office:value-type="float" office:value="0.274821" calcext:value-type="float">
            <text:p>0.274821</text:p>
          </table:table-cell>
          <table:table-cell office:value-type="float" office:value="0.259483" calcext:value-type="float">
            <text:p>0.259483</text:p>
          </table:table-cell>
          <table:table-cell office:value-type="float" office:value="0.278891" calcext:value-type="float">
            <text:p>0.278891</text:p>
          </table:table-cell>
          <table:table-cell office:value-type="float" office:value="0.196503" calcext:value-type="float">
            <text:p>0.196503</text:p>
          </table:table-cell>
          <table:table-cell office:value-type="float" office:value="0.189639" calcext:value-type="float">
            <text:p>0.189639</text:p>
          </table:table-cell>
          <table:table-cell office:value-type="float" office:value="0.262048" calcext:value-type="float">
            <text:p>0.262048</text:p>
          </table:table-cell>
          <table:table-cell office:value-type="float" office:value="0.268042" calcext:value-type="float">
            <text:p>0.268042</text:p>
          </table:table-cell>
          <table:table-cell office:value-type="float" office:value="0.21384" calcext:value-type="float">
            <text:p>0.21384</text:p>
          </table:table-cell>
          <table:table-cell office:value-type="float" office:value="0.202791" calcext:value-type="float">
            <text:p>0.202791</text:p>
          </table:table-cell>
          <table:table-cell office:value-type="float" office:value="0.191215" calcext:value-type="float">
            <text:p>0.191215</text:p>
          </table:table-cell>
          <table:table-cell office:value-type="float" office:value="0.1955" calcext:value-type="float">
            <text:p>0.1955</text:p>
          </table:table-cell>
          <table:table-cell office:value-type="float" office:value="0.197458" calcext:value-type="float">
            <text:p>0.197458</text:p>
          </table:table-cell>
          <table:table-cell office:value-type="float" office:value="0.186265" calcext:value-type="float">
            <text:p>0.186265</text:p>
          </table:table-cell>
          <table:table-cell office:value-type="float" office:value="0.345954" calcext:value-type="float">
            <text:p>0.345954</text:p>
          </table:table-cell>
          <table:table-cell office:value-type="float" office:value="0.223035" calcext:value-type="float">
            <text:p>0.223035</text:p>
          </table:table-cell>
          <table:table-cell office:value-type="float" office:value="0.272256" calcext:value-type="float">
            <text:p>0.272256</text:p>
          </table:table-cell>
          <table:table-cell office:value-type="float" office:value="0.190256" calcext:value-type="float">
            <text:p>0.190256</text:p>
          </table:table-cell>
          <table:table-cell office:value-type="float" office:value="0.211037" calcext:value-type="float">
            <text:p>0.211037</text:p>
          </table:table-cell>
          <table:table-cell office:value-type="float" office:value="0.208525" calcext:value-type="float">
            <text:p>0.208525</text:p>
          </table:table-cell>
          <table:table-cell office:value-type="float" office:value="0.202934" calcext:value-type="float">
            <text:p>0.202934</text:p>
          </table:table-cell>
          <table:table-cell office:value-type="float" office:value="0.174932" calcext:value-type="float">
            <text:p>0.174932</text:p>
          </table:table-cell>
          <table:table-cell office:value-type="float" office:value="0.198483" calcext:value-type="float">
            <text:p>0.198483</text:p>
          </table:table-cell>
          <table:table-cell office:value-type="float" office:value="0.188759" calcext:value-type="float">
            <text:p>0.188759</text:p>
          </table:table-cell>
          <table:table-cell office:value-type="float" office:value="0.230325" calcext:value-type="float">
            <text:p>0.230325</text:p>
          </table:table-cell>
          <table:table-cell office:value-type="float" office:value="0.180761" calcext:value-type="float">
            <text:p>0.180761</text:p>
          </table:table-cell>
          <table:table-cell office:value-type="float" office:value="0.203871" calcext:value-type="float">
            <text:p>0.203871</text:p>
          </table:table-cell>
          <table:table-cell office:value-type="float" office:value="0.219494" calcext:value-type="float">
            <text:p>0.219494</text:p>
          </table:table-cell>
          <table:table-cell office:value-type="float" office:value="0.313209" calcext:value-type="float">
            <text:p>0.313209</text:p>
          </table:table-cell>
          <table:table-cell office:value-type="float" office:value="0.293258" calcext:value-type="float">
            <text:p>0.293258</text:p>
          </table:table-cell>
          <table:table-cell office:value-type="float" office:value="0.199095" calcext:value-type="float">
            <text:p>0.199095</text:p>
          </table:table-cell>
          <table:table-cell office:value-type="float" office:value="0.297849" calcext:value-type="float">
            <text:p>0.297849</text:p>
          </table:table-cell>
          <table:table-cell office:value-type="float" office:value="0.193378" calcext:value-type="float">
            <text:p>0.193378</text:p>
          </table:table-cell>
          <table:table-cell office:value-type="float" office:value="0.238746" calcext:value-type="float">
            <text:p>0.238746</text:p>
          </table:table-cell>
          <table:table-cell office:value-type="float" office:value="0.259909" calcext:value-type="float">
            <text:p>0.259909</text:p>
          </table:table-cell>
          <table:table-cell office:value-type="float" office:value="0.270597" calcext:value-type="float">
            <text:p>0.270597</text:p>
          </table:table-cell>
          <table:table-cell office:value-type="float" office:value="0.26394" calcext:value-type="float">
            <text:p>0.26394</text:p>
          </table:table-cell>
          <table:table-cell office:value-type="float" office:value="0.199636" calcext:value-type="float">
            <text:p>0.199636</text:p>
          </table:table-cell>
          <table:table-cell office:value-type="float" office:value="0.202131" calcext:value-type="float">
            <text:p>0.202131</text:p>
          </table:table-cell>
          <table:table-cell office:value-type="float" office:value="0.366028" calcext:value-type="float">
            <text:p>0.366028</text:p>
          </table:table-cell>
          <table:table-cell office:value-type="float" office:value="0.205506" calcext:value-type="float">
            <text:p>0.205506</text:p>
          </table:table-cell>
          <table:table-cell office:value-type="float" office:value="0.265785" calcext:value-type="float">
            <text:p>0.265785</text:p>
          </table:table-cell>
          <table:table-cell office:value-type="float" office:value="0.269868" calcext:value-type="float">
            <text:p>0.269868</text:p>
          </table:table-cell>
          <table:table-cell office:value-type="float" office:value="0.250336" calcext:value-type="float">
            <text:p>0.250336</text:p>
          </table:table-cell>
          <table:table-cell office:value-type="float" office:value="0.183309" calcext:value-type="float">
            <text:p>0.183309</text:p>
          </table:table-cell>
          <table:table-cell office:value-type="float" office:value="0.25893" calcext:value-type="float">
            <text:p>0.25893</text:p>
          </table:table-cell>
          <table:table-cell office:value-type="float" office:value="0.226525" calcext:value-type="float">
            <text:p>0.226525</text:p>
          </table:table-cell>
          <table:table-cell office:value-type="float" office:value="0.300276" calcext:value-type="float">
            <text:p>0.300276</text:p>
          </table:table-cell>
          <table:table-cell office:value-type="float" office:value="0.23929" calcext:value-type="float">
            <text:p>0.23929</text:p>
          </table:table-cell>
          <table:table-cell office:value-type="float" office:value="0.24509" calcext:value-type="float">
            <text:p>0.24509</text:p>
          </table:table-cell>
          <table:table-cell office:value-type="float" office:value="0.19226" calcext:value-type="float">
            <text:p>0.19226</text:p>
          </table:table-cell>
          <table:table-cell office:value-type="float" office:value="0.249359" calcext:value-type="float">
            <text:p>0.249359</text:p>
          </table:table-cell>
          <table:table-cell office:value-type="float" office:value="0.233016" calcext:value-type="float">
            <text:p>0.233016</text:p>
          </table:table-cell>
          <table:table-cell office:value-type="float" office:value="0.175382" calcext:value-type="float">
            <text:p>0.175382</text:p>
          </table:table-cell>
          <table:table-cell office:value-type="float" office:value="0.234822" calcext:value-type="float">
            <text:p>0.234822</text:p>
          </table:table-cell>
          <table:table-cell office:value-type="float" office:value="0.20447" calcext:value-type="float">
            <text:p>0.20447</text:p>
          </table:table-cell>
          <table:table-cell office:value-type="float" office:value="0.203695" calcext:value-type="float">
            <text:p>0.203695</text:p>
          </table:table-cell>
          <table:table-cell office:value-type="float" office:value="0.173046" calcext:value-type="float">
            <text:p>0.173046</text:p>
          </table:table-cell>
          <table:table-cell office:value-type="float" office:value="0.311258" calcext:value-type="float">
            <text:p>0.311258</text:p>
          </table:table-cell>
          <table:table-cell office:value-type="float" office:value="0.186451" calcext:value-type="float">
            <text:p>0.186451</text:p>
          </table:table-cell>
          <table:table-cell office:value-type="float" office:value="0.200461" calcext:value-type="float">
            <text:p>0.200461</text:p>
          </table:table-cell>
          <table:table-cell office:value-type="float" office:value="0.197426" calcext:value-type="float">
            <text:p>0.197426</text:p>
          </table:table-cell>
          <table:table-cell office:value-type="float" office:value="0.180792" calcext:value-type="float">
            <text:p>0.180792</text:p>
          </table:table-cell>
          <table:table-cell office:value-type="float" office:value="0.273455" calcext:value-type="float">
            <text:p>0.273455</text:p>
          </table:table-cell>
          <table:table-cell office:value-type="float" office:value="0.335723" calcext:value-type="float">
            <text:p>0.335723</text:p>
          </table:table-cell>
          <table:table-cell office:value-type="float" office:value="0.329045" calcext:value-type="float">
            <text:p>0.329045</text:p>
          </table:table-cell>
          <table:table-cell office:value-type="float" office:value="0.202212" calcext:value-type="float">
            <text:p>0.202212</text:p>
          </table:table-cell>
          <table:table-cell office:value-type="float" office:value="0.195552" calcext:value-type="float">
            <text:p>0.195552</text:p>
          </table:table-cell>
          <table:table-cell office:value-type="float" office:value="0.233558" calcext:value-type="float">
            <text:p>0.233558</text:p>
          </table:table-cell>
          <table:table-cell office:value-type="float" office:value="0.330354" calcext:value-type="float">
            <text:p>0.330354</text:p>
          </table:table-cell>
          <table:table-cell office:value-type="float" office:value="0.224108" calcext:value-type="float">
            <text:p>0.224108</text:p>
          </table:table-cell>
          <table:table-cell office:value-type="float" office:value="0.34691" calcext:value-type="float">
            <text:p>0.34691</text:p>
          </table:table-cell>
          <table:table-cell office:value-type="float" office:value="0.20601" calcext:value-type="float">
            <text:p>0.20601</text:p>
          </table:table-cell>
          <table:table-cell office:value-type="float" office:value="0.315965" calcext:value-type="float">
            <text:p>0.315965</text:p>
          </table:table-cell>
          <table:table-cell office:value-type="float" office:value="0.377298" calcext:value-type="float">
            <text:p>0.377298</text:p>
          </table:table-cell>
          <table:table-cell office:value-type="float" office:value="0.460755" calcext:value-type="float">
            <text:p>0.460755</text:p>
          </table:table-cell>
          <table:table-cell office:value-type="float" office:value="0.224951" calcext:value-type="float">
            <text:p>0.224951</text:p>
          </table:table-cell>
          <table:table-cell office:value-type="float" office:value="0.193756" calcext:value-type="float">
            <text:p>0.193756</text:p>
          </table:table-cell>
          <table:table-cell office:value-type="float" office:value="0.247819" calcext:value-type="float">
            <text:p>0.247819</text:p>
          </table:table-cell>
          <table:table-cell office:value-type="float" office:value="0.211494" calcext:value-type="float">
            <text:p>0.211494</text:p>
          </table:table-cell>
          <table:table-cell office:value-type="float" office:value="0.199305" calcext:value-type="float">
            <text:p>0.199305</text:p>
          </table:table-cell>
          <table:table-cell office:value-type="float" office:value="0.261652" calcext:value-type="float">
            <text:p>0.261652</text:p>
          </table:table-cell>
          <table:table-cell office:value-type="float" office:value="0.203872" calcext:value-type="float">
            <text:p>0.203872</text:p>
          </table:table-cell>
          <table:table-cell office:value-type="float" office:value="0.201814" calcext:value-type="float">
            <text:p>0.201814</text:p>
          </table:table-cell>
          <table:table-cell office:value-type="float" office:value="0.194778" calcext:value-type="float">
            <text:p>0.194778</text:p>
          </table:table-cell>
          <table:table-cell office:value-type="float" office:value="0.227621" calcext:value-type="float">
            <text:p>0.227621</text:p>
          </table:table-cell>
          <table:table-cell office:value-type="float" office:value="0.188182" calcext:value-type="float">
            <text:p>0.188182</text:p>
          </table:table-cell>
          <table:table-cell office:value-type="float" office:value="0.186232" calcext:value-type="float">
            <text:p>0.186232</text:p>
          </table:table-cell>
          <table:table-cell office:value-type="float" office:value="0.194239" calcext:value-type="float">
            <text:p>0.194239</text:p>
          </table:table-cell>
          <table:table-cell office:value-type="float" office:value="0.26091" calcext:value-type="float">
            <text:p>0.26091</text:p>
          </table:table-cell>
          <table:table-cell office:value-type="float" office:value="0.308915" calcext:value-type="float">
            <text:p>0.308915</text:p>
          </table:table-cell>
          <table:table-cell office:value-type="float" office:value="0.178702" calcext:value-type="float">
            <text:p>0.178702</text:p>
          </table:table-cell>
          <table:table-cell office:value-type="float" office:value="0.214328" calcext:value-type="float">
            <text:p>0.214328</text:p>
          </table:table-cell>
          <table:table-cell office:value-type="float" office:value="0.255484" calcext:value-type="float">
            <text:p>0.255484</text:p>
          </table:table-cell>
          <table:table-cell office:value-type="float" office:value="0.34178" calcext:value-type="float">
            <text:p>0.34178</text:p>
          </table:table-cell>
          <table:table-cell office:value-type="float" office:value="0.189976" calcext:value-type="float">
            <text:p>0.189976</text:p>
          </table:table-cell>
          <table:table-cell office:value-type="float" office:value="0.195458" calcext:value-type="float">
            <text:p>0.195458</text:p>
          </table:table-cell>
          <table:table-cell office:value-type="float" office:value="0.376298" calcext:value-type="float">
            <text:p>0.376298</text:p>
          </table:table-cell>
          <table:table-cell office:value-type="float" office:value="0.368455" calcext:value-type="float">
            <text:p>0.368455</text:p>
          </table:table-cell>
          <table:table-cell office:value-type="float" office:value="0.293316" calcext:value-type="float">
            <text:p>0.293316</text:p>
          </table:table-cell>
          <table:table-cell office:value-type="float" office:value="0.262017" calcext:value-type="float">
            <text:p>0.262017</text:p>
          </table:table-cell>
          <table:table-cell office:value-type="float" office:value="0.333604" calcext:value-type="float">
            <text:p>0.333604</text:p>
          </table:table-cell>
          <table:table-cell office:value-type="float" office:value="0.375871" calcext:value-type="float">
            <text:p>0.375871</text:p>
          </table:table-cell>
          <table:table-cell office:value-type="float" office:value="0.193888" calcext:value-type="float">
            <text:p>0.193888</text:p>
          </table:table-cell>
          <table:table-cell office:value-type="float" office:value="0.186688" calcext:value-type="float">
            <text:p>0.186688</text:p>
          </table:table-cell>
          <table:table-cell office:value-type="float" office:value="0.196151" calcext:value-type="float">
            <text:p>0.196151</text:p>
          </table:table-cell>
          <table:table-cell office:value-type="float" office:value="0.217649" calcext:value-type="float">
            <text:p>0.217649</text:p>
          </table:table-cell>
          <table:table-cell office:value-type="float" office:value="0.310314" calcext:value-type="float">
            <text:p>0.310314</text:p>
          </table:table-cell>
          <table:table-cell office:value-type="float" office:value="0.20013" calcext:value-type="float">
            <text:p>0.20013</text:p>
          </table:table-cell>
          <table:table-cell office:value-type="float" office:value="0.191668" calcext:value-type="float">
            <text:p>0.191668</text:p>
          </table:table-cell>
          <table:table-cell office:value-type="float" office:value="0.237993" calcext:value-type="float">
            <text:p>0.237993</text:p>
          </table:table-cell>
          <table:table-cell office:value-type="float" office:value="0.190814" calcext:value-type="float">
            <text:p>0.190814</text:p>
          </table:table-cell>
          <table:table-cell office:value-type="float" office:value="0.30857" calcext:value-type="float">
            <text:p>0.30857</text:p>
          </table:table-cell>
          <table:table-cell office:value-type="float" office:value="0.206595" calcext:value-type="float">
            <text:p>0.206595</text:p>
          </table:table-cell>
          <table:table-cell office:value-type="float" office:value="0.184216" calcext:value-type="float">
            <text:p>0.184216</text:p>
          </table:table-cell>
          <table:table-cell office:value-type="float" office:value="0.190269" calcext:value-type="float">
            <text:p>0.190269</text:p>
          </table:table-cell>
          <table:table-cell office:value-type="float" office:value="0.33423" calcext:value-type="float">
            <text:p>0.33423</text:p>
          </table:table-cell>
          <table:table-cell office:value-type="float" office:value="0.348005" calcext:value-type="float">
            <text:p>0.348005</text:p>
          </table:table-cell>
          <table:table-cell office:value-type="float" office:value="0.358813" calcext:value-type="float">
            <text:p>0.358813</text:p>
          </table:table-cell>
          <table:table-cell office:value-type="float" office:value="0.217888" calcext:value-type="float">
            <text:p>0.217888</text:p>
          </table:table-cell>
          <table:table-cell office:value-type="float" office:value="0.220263" calcext:value-type="float">
            <text:p>0.220263</text:p>
          </table:table-cell>
          <table:table-cell office:value-type="float" office:value="0.189654" calcext:value-type="float">
            <text:p>0.189654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294253" calcext:value-type="float">
            <text:p>0.294253</text:p>
          </table:table-cell>
          <table:table-cell office:value-type="float" office:value="0.178557" calcext:value-type="float">
            <text:p>0.178557</text:p>
          </table:table-cell>
          <table:table-cell office:value-type="float" office:value="0.185311" calcext:value-type="float">
            <text:p>0.185311</text:p>
          </table:table-cell>
          <table:table-cell office:value-type="float" office:value="0.381586" calcext:value-type="float">
            <text:p>0.381586</text:p>
          </table:table-cell>
          <table:table-cell office:value-type="float" office:value="0.352202" calcext:value-type="float">
            <text:p>0.352202</text:p>
          </table:table-cell>
          <table:table-cell office:value-type="float" office:value="0.257279" calcext:value-type="float">
            <text:p>0.257279</text:p>
          </table:table-cell>
          <table:table-cell office:value-type="float" office:value="0.230202" calcext:value-type="float">
            <text:p>0.230202</text:p>
          </table:table-cell>
          <table:table-cell office:value-type="float" office:value="0.185108" calcext:value-type="float">
            <text:p>0.185108</text:p>
          </table:table-cell>
          <table:table-cell office:value-type="float" office:value="0.253141" calcext:value-type="float">
            <text:p>0.253141</text:p>
          </table:table-cell>
          <table:table-cell office:value-type="float" office:value="0.205571" calcext:value-type="float">
            <text:p>0.205571</text:p>
          </table:table-cell>
          <table:table-cell office:value-type="float" office:value="0.188856" calcext:value-type="float">
            <text:p>0.188856</text:p>
          </table:table-cell>
          <table:table-cell office:value-type="float" office:value="0.196895" calcext:value-type="float">
            <text:p>0.196895</text:p>
          </table:table-cell>
          <table:table-cell office:value-type="float" office:value="0.354948" calcext:value-type="float">
            <text:p>0.354948</text:p>
          </table:table-cell>
          <table:table-cell office:value-type="float" office:value="0.172805" calcext:value-type="float">
            <text:p>0.172805</text:p>
          </table:table-cell>
        </table:table-row>
        <table:table-row table:style-name="ro1">
          <table:table-cell office:value-type="string" calcext:value-type="string">
            <text:p>KMP</text:p>
          </table:table-cell>
          <table:table-cell office:value-type="float" office:value="0.205202" calcext:value-type="float">
            <text:p>0.205202</text:p>
          </table:table-cell>
          <table:table-cell office:value-type="float" office:value="0.170032" calcext:value-type="float">
            <text:p>0.170032</text:p>
          </table:table-cell>
          <table:table-cell office:value-type="float" office:value="0.272246" calcext:value-type="float">
            <text:p>0.272246</text:p>
          </table:table-cell>
          <table:table-cell office:value-type="float" office:value="0.16989" calcext:value-type="float">
            <text:p>0.16989</text:p>
          </table:table-cell>
          <table:table-cell office:value-type="float" office:value="0.201795" calcext:value-type="float">
            <text:p>0.201795</text:p>
          </table:table-cell>
          <table:table-cell office:value-type="float" office:value="0.254844" calcext:value-type="float">
            <text:p>0.254844</text:p>
          </table:table-cell>
          <table:table-cell office:value-type="float" office:value="0.21051" calcext:value-type="float">
            <text:p>0.21051</text:p>
          </table:table-cell>
          <table:table-cell office:value-type="float" office:value="0.181632" calcext:value-type="float">
            <text:p>0.181632</text:p>
          </table:table-cell>
          <table:table-cell office:value-type="float" office:value="0.219062" calcext:value-type="float">
            <text:p>0.219062</text:p>
          </table:table-cell>
          <table:table-cell office:value-type="float" office:value="0.281039" calcext:value-type="float">
            <text:p>0.281039</text:p>
          </table:table-cell>
          <table:table-cell office:value-type="float" office:value="0.190438" calcext:value-type="float">
            <text:p>0.190438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26571" calcext:value-type="float">
            <text:p>0.26571</text:p>
          </table:table-cell>
          <table:table-cell office:value-type="float" office:value="0.262663" calcext:value-type="float">
            <text:p>0.262663</text:p>
          </table:table-cell>
          <table:table-cell office:value-type="float" office:value="0.202288" calcext:value-type="float">
            <text:p>0.202288</text:p>
          </table:table-cell>
          <table:table-cell office:value-type="float" office:value="0.207439" calcext:value-type="float">
            <text:p>0.207439</text:p>
          </table:table-cell>
          <table:table-cell office:value-type="float" office:value="0.268024" calcext:value-type="float">
            <text:p>0.268024</text:p>
          </table:table-cell>
          <table:table-cell office:value-type="float" office:value="0.224165" calcext:value-type="float">
            <text:p>0.224165</text:p>
          </table:table-cell>
          <table:table-cell office:value-type="float" office:value="0.220181" calcext:value-type="float">
            <text:p>0.220181</text:p>
          </table:table-cell>
          <table:table-cell office:value-type="float" office:value="0.33209" calcext:value-type="float">
            <text:p>0.33209</text:p>
          </table:table-cell>
          <table:table-cell office:value-type="float" office:value="0.200744" calcext:value-type="float">
            <text:p>0.200744</text:p>
          </table:table-cell>
          <table:table-cell office:value-type="float" office:value="0.274698" calcext:value-type="float">
            <text:p>0.274698</text:p>
          </table:table-cell>
          <table:table-cell office:value-type="float" office:value="0.204094" calcext:value-type="float">
            <text:p>0.204094</text:p>
          </table:table-cell>
          <table:table-cell office:value-type="float" office:value="0.203936" calcext:value-type="float">
            <text:p>0.203936</text:p>
          </table:table-cell>
          <table:table-cell office:value-type="float" office:value="0.20236" calcext:value-type="float">
            <text:p>0.20236</text:p>
          </table:table-cell>
          <table:table-cell office:value-type="float" office:value="0.351657" calcext:value-type="float">
            <text:p>0.351657</text:p>
          </table:table-cell>
          <table:table-cell office:value-type="float" office:value="0.201935" calcext:value-type="float">
            <text:p>0.201935</text:p>
          </table:table-cell>
          <table:table-cell office:value-type="float" office:value="0.194034" calcext:value-type="float">
            <text:p>0.194034</text:p>
          </table:table-cell>
          <table:table-cell office:value-type="float" office:value="0.283775" calcext:value-type="float">
            <text:p>0.283775</text:p>
          </table:table-cell>
          <table:table-cell office:value-type="float" office:value="0.219179" calcext:value-type="float">
            <text:p>0.219179</text:p>
          </table:table-cell>
          <table:table-cell office:value-type="float" office:value="0.225517" calcext:value-type="float">
            <text:p>0.225517</text:p>
          </table:table-cell>
          <table:table-cell office:value-type="float" office:value="0.405996" calcext:value-type="float">
            <text:p>0.405996</text:p>
          </table:table-cell>
          <table:table-cell office:value-type="float" office:value="0.291606" calcext:value-type="float">
            <text:p>0.291606</text:p>
          </table:table-cell>
          <table:table-cell office:value-type="float" office:value="0.293186" calcext:value-type="float">
            <text:p>0.293186</text:p>
          </table:table-cell>
          <table:table-cell office:value-type="float" office:value="0.214699" calcext:value-type="float">
            <text:p>0.214699</text:p>
          </table:table-cell>
          <table:table-cell office:value-type="float" office:value="0.195619" calcext:value-type="float">
            <text:p>0.195619</text:p>
          </table:table-cell>
          <table:table-cell office:value-type="float" office:value="0.359893" calcext:value-type="float">
            <text:p>0.359893</text:p>
          </table:table-cell>
          <table:table-cell office:value-type="float" office:value="0.216177" calcext:value-type="float">
            <text:p>0.216177</text:p>
          </table:table-cell>
          <table:table-cell office:value-type="float" office:value="0.213779" calcext:value-type="float">
            <text:p>0.213779</text:p>
          </table:table-cell>
          <table:table-cell office:value-type="float" office:value="0.206649" calcext:value-type="float">
            <text:p>0.206649</text:p>
          </table:table-cell>
          <table:table-cell office:value-type="float" office:value="0.22262" calcext:value-type="float">
            <text:p>0.22262</text:p>
          </table:table-cell>
          <table:table-cell office:value-type="float" office:value="0.300573" calcext:value-type="float">
            <text:p>0.300573</text:p>
          </table:table-cell>
          <table:table-cell office:value-type="float" office:value="0.250449" calcext:value-type="float">
            <text:p>0.250449</text:p>
          </table:table-cell>
          <table:table-cell office:value-type="float" office:value="0.252416" calcext:value-type="float">
            <text:p>0.252416</text:p>
          </table:table-cell>
          <table:table-cell office:value-type="float" office:value="0.208337" calcext:value-type="float">
            <text:p>0.208337</text:p>
          </table:table-cell>
          <table:table-cell office:value-type="float" office:value="0.274877" calcext:value-type="float">
            <text:p>0.274877</text:p>
          </table:table-cell>
          <table:table-cell office:value-type="float" office:value="0.239621" calcext:value-type="float">
            <text:p>0.239621</text:p>
          </table:table-cell>
          <table:table-cell office:value-type="float" office:value="0.370613" calcext:value-type="float">
            <text:p>0.370613</text:p>
          </table:table-cell>
          <table:table-cell office:value-type="float" office:value="0.251201" calcext:value-type="float">
            <text:p>0.251201</text:p>
          </table:table-cell>
          <table:table-cell office:value-type="float" office:value="0.314346" calcext:value-type="float">
            <text:p>0.314346</text:p>
          </table:table-cell>
          <table:table-cell office:value-type="float" office:value="0.214989" calcext:value-type="float">
            <text:p>0.214989</text:p>
          </table:table-cell>
          <table:table-cell office:value-type="float" office:value="0.229948" calcext:value-type="float">
            <text:p>0.229948</text:p>
          </table:table-cell>
          <table:table-cell office:value-type="float" office:value="0.214069" calcext:value-type="float">
            <text:p>0.214069</text:p>
          </table:table-cell>
          <table:table-cell office:value-type="float" office:value="0.263447" calcext:value-type="float">
            <text:p>0.263447</text:p>
          </table:table-cell>
          <table:table-cell office:value-type="float" office:value="0.214565" calcext:value-type="float">
            <text:p>0.214565</text:p>
          </table:table-cell>
          <table:table-cell office:value-type="float" office:value="0.286229" calcext:value-type="float">
            <text:p>0.286229</text:p>
          </table:table-cell>
          <table:table-cell office:value-type="float" office:value="0.251395" calcext:value-type="float">
            <text:p>0.251395</text:p>
          </table:table-cell>
          <table:table-cell office:value-type="float" office:value="0.216562" calcext:value-type="float">
            <text:p>0.216562</text:p>
          </table:table-cell>
          <table:table-cell office:value-type="float" office:value="0.218394" calcext:value-type="float">
            <text:p>0.218394</text:p>
          </table:table-cell>
          <table:table-cell office:value-type="float" office:value="0.205831" calcext:value-type="float">
            <text:p>0.205831</text:p>
          </table:table-cell>
          <table:table-cell office:value-type="float" office:value="0.218523" calcext:value-type="float">
            <text:p>0.218523</text:p>
          </table:table-cell>
          <table:table-cell office:value-type="float" office:value="0.207116" calcext:value-type="float">
            <text:p>0.207116</text:p>
          </table:table-cell>
          <table:table-cell office:value-type="float" office:value="0.357895" calcext:value-type="float">
            <text:p>0.357895</text:p>
          </table:table-cell>
          <table:table-cell office:value-type="float" office:value="0.203864" calcext:value-type="float">
            <text:p>0.203864</text:p>
          </table:table-cell>
          <table:table-cell office:value-type="float" office:value="0.207649" calcext:value-type="float">
            <text:p>0.207649</text:p>
          </table:table-cell>
          <table:table-cell office:value-type="float" office:value="0.246566" calcext:value-type="float">
            <text:p>0.246566</text:p>
          </table:table-cell>
          <table:table-cell office:value-type="float" office:value="0.216806" calcext:value-type="float">
            <text:p>0.216806</text:p>
          </table:table-cell>
          <table:table-cell office:value-type="float" office:value="0.23342" calcext:value-type="float">
            <text:p>0.23342</text:p>
          </table:table-cell>
          <table:table-cell office:value-type="float" office:value="0.229232" calcext:value-type="float">
            <text:p>0.229232</text:p>
          </table:table-cell>
          <table:table-cell office:value-type="float" office:value="0.283384" calcext:value-type="float">
            <text:p>0.283384</text:p>
          </table:table-cell>
          <table:table-cell office:value-type="float" office:value="0.224284" calcext:value-type="float">
            <text:p>0.224284</text:p>
          </table:table-cell>
          <table:table-cell office:value-type="float" office:value="0.307887" calcext:value-type="float">
            <text:p>0.307887</text:p>
          </table:table-cell>
          <table:table-cell office:value-type="float" office:value="0.229595" calcext:value-type="float">
            <text:p>0.229595</text:p>
          </table:table-cell>
          <table:table-cell office:value-type="float" office:value="0.217516" calcext:value-type="float">
            <text:p>0.217516</text:p>
          </table:table-cell>
          <table:table-cell office:value-type="float" office:value="0.290681" calcext:value-type="float">
            <text:p>0.290681</text:p>
          </table:table-cell>
          <table:table-cell office:value-type="float" office:value="0.280761" calcext:value-type="float">
            <text:p>0.280761</text:p>
          </table:table-cell>
          <table:table-cell office:value-type="float" office:value="0.209422" calcext:value-type="float">
            <text:p>0.209422</text:p>
          </table:table-cell>
          <table:table-cell office:value-type="float" office:value="0.219102" calcext:value-type="float">
            <text:p>0.219102</text:p>
          </table:table-cell>
          <table:table-cell office:value-type="float" office:value="0.227283" calcext:value-type="float">
            <text:p>0.227283</text:p>
          </table:table-cell>
          <table:table-cell office:value-type="float" office:value="0.241755" calcext:value-type="float">
            <text:p>0.241755</text:p>
          </table:table-cell>
          <table:table-cell office:value-type="float" office:value="0.236455" calcext:value-type="float">
            <text:p>0.236455</text:p>
          </table:table-cell>
          <table:table-cell office:value-type="float" office:value="0.269802" calcext:value-type="float">
            <text:p>0.269802</text:p>
          </table:table-cell>
          <table:table-cell office:value-type="float" office:value="0.40945" calcext:value-type="float">
            <text:p>0.40945</text:p>
          </table:table-cell>
          <table:table-cell office:value-type="float" office:value="0.27325" calcext:value-type="float">
            <text:p>0.27325</text:p>
          </table:table-cell>
          <table:table-cell office:value-type="float" office:value="0.273815" calcext:value-type="float">
            <text:p>0.273815</text:p>
          </table:table-cell>
          <table:table-cell office:value-type="float" office:value="0.226452" calcext:value-type="float">
            <text:p>0.226452</text:p>
          </table:table-cell>
          <table:table-cell office:value-type="float" office:value="0.336973" calcext:value-type="float">
            <text:p>0.336973</text:p>
          </table:table-cell>
          <table:table-cell office:value-type="float" office:value="0.272946" calcext:value-type="float">
            <text:p>0.272946</text:p>
          </table:table-cell>
          <table:table-cell office:value-type="float" office:value="0.215715" calcext:value-type="float">
            <text:p>0.215715</text:p>
          </table:table-cell>
          <table:table-cell office:value-type="float" office:value="0.203893" calcext:value-type="float">
            <text:p>0.203893</text:p>
          </table:table-cell>
          <table:table-cell office:value-type="float" office:value="0.278852" calcext:value-type="float">
            <text:p>0.278852</text:p>
          </table:table-cell>
          <table:table-cell office:value-type="float" office:value="0.224535" calcext:value-type="float">
            <text:p>0.224535</text:p>
          </table:table-cell>
          <table:table-cell office:value-type="float" office:value="0.275823" calcext:value-type="float">
            <text:p>0.275823</text:p>
          </table:table-cell>
          <table:table-cell office:value-type="float" office:value="0.214746" calcext:value-type="float">
            <text:p>0.214746</text:p>
          </table:table-cell>
          <table:table-cell office:value-type="float" office:value="0.27356" calcext:value-type="float">
            <text:p>0.27356</text:p>
          </table:table-cell>
          <table:table-cell office:value-type="float" office:value="0.217116" calcext:value-type="float">
            <text:p>0.217116</text:p>
          </table:table-cell>
          <table:table-cell office:value-type="float" office:value="0.215477" calcext:value-type="float">
            <text:p>0.215477</text:p>
          </table:table-cell>
          <table:table-cell office:value-type="float" office:value="0.194427" calcext:value-type="float">
            <text:p>0.194427</text:p>
          </table:table-cell>
          <table:table-cell office:value-type="float" office:value="0.245339" calcext:value-type="float">
            <text:p>0.245339</text:p>
          </table:table-cell>
          <table:table-cell office:value-type="float" office:value="0.210766" calcext:value-type="float">
            <text:p>0.210766</text:p>
          </table:table-cell>
          <table:table-cell office:value-type="float" office:value="0.208705" calcext:value-type="float">
            <text:p>0.208705</text:p>
          </table:table-cell>
          <table:table-cell office:value-type="float" office:value="0.210216" calcext:value-type="float">
            <text:p>0.210216</text:p>
          </table:table-cell>
          <table:table-cell office:value-type="float" office:value="0.210785" calcext:value-type="float">
            <text:p>0.210785</text:p>
          </table:table-cell>
          <table:table-cell office:value-type="float" office:value="0.369406" calcext:value-type="float">
            <text:p>0.369406</text:p>
          </table:table-cell>
          <table:table-cell office:value-type="float" office:value="0.212839" calcext:value-type="float">
            <text:p>0.212839</text:p>
          </table:table-cell>
          <table:table-cell office:value-type="float" office:value="0.349598" calcext:value-type="float">
            <text:p>0.349598</text:p>
          </table:table-cell>
          <table:table-cell office:value-type="float" office:value="0.27264" calcext:value-type="float">
            <text:p>0.27264</text:p>
          </table:table-cell>
          <table:table-cell office:value-type="float" office:value="0.199535" calcext:value-type="float">
            <text:p>0.199535</text:p>
          </table:table-cell>
          <table:table-cell office:value-type="float" office:value="0.237122" calcext:value-type="float">
            <text:p>0.237122</text:p>
          </table:table-cell>
          <table:table-cell office:value-type="float" office:value="0.218836" calcext:value-type="float">
            <text:p>0.218836</text:p>
          </table:table-cell>
          <table:table-cell office:value-type="float" office:value="0.405229" calcext:value-type="float">
            <text:p>0.405229</text:p>
          </table:table-cell>
          <table:table-cell office:value-type="float" office:value="0.256229" calcext:value-type="float">
            <text:p>0.256229</text:p>
          </table:table-cell>
          <table:table-cell office:value-type="float" office:value="0.215524" calcext:value-type="float">
            <text:p>0.215524</text:p>
          </table:table-cell>
          <table:table-cell office:value-type="float" office:value="0.315155" calcext:value-type="float">
            <text:p>0.315155</text:p>
          </table:table-cell>
          <table:table-cell office:value-type="float" office:value="0.273741" calcext:value-type="float">
            <text:p>0.273741</text:p>
          </table:table-cell>
          <table:table-cell office:value-type="float" office:value="0.200487" calcext:value-type="float">
            <text:p>0.200487</text:p>
          </table:table-cell>
          <table:table-cell office:value-type="float" office:value="0.265012" calcext:value-type="float">
            <text:p>0.265012</text:p>
          </table:table-cell>
          <table:table-cell office:value-type="float" office:value="0.251756" calcext:value-type="float">
            <text:p>0.251756</text:p>
          </table:table-cell>
          <table:table-cell office:value-type="float" office:value="0.226862" calcext:value-type="float">
            <text:p>0.226862</text:p>
          </table:table-cell>
          <table:table-cell office:value-type="float" office:value="0.239223" calcext:value-type="float">
            <text:p>0.239223</text:p>
          </table:table-cell>
          <table:table-cell office:value-type="float" office:value="0.250834" calcext:value-type="float">
            <text:p>0.250834</text:p>
          </table:table-cell>
          <table:table-cell office:value-type="float" office:value="0.260496" calcext:value-type="float">
            <text:p>0.260496</text:p>
          </table:table-cell>
          <table:table-cell office:value-type="float" office:value="0.328448" calcext:value-type="float">
            <text:p>0.328448</text:p>
          </table:table-cell>
          <table:table-cell office:value-type="float" office:value="0.209716" calcext:value-type="float">
            <text:p>0.209716</text:p>
          </table:table-cell>
          <table:table-cell office:value-type="float" office:value="0.204008" calcext:value-type="float">
            <text:p>0.204008</text:p>
          </table:table-cell>
          <table:table-cell office:value-type="float" office:value="0.279646" calcext:value-type="float">
            <text:p>0.279646</text:p>
          </table:table-cell>
          <table:table-cell office:value-type="float" office:value="0.344305" calcext:value-type="float">
            <text:p>0.344305</text:p>
          </table:table-cell>
          <table:table-cell office:value-type="float" office:value="0.242633" calcext:value-type="float">
            <text:p>0.242633</text:p>
          </table:table-cell>
          <table:table-cell office:value-type="float" office:value="0.247896" calcext:value-type="float">
            <text:p>0.247896</text:p>
          </table:table-cell>
          <table:table-cell office:value-type="float" office:value="0.277396" calcext:value-type="float">
            <text:p>0.277396</text:p>
          </table:table-cell>
          <table:table-cell office:value-type="float" office:value="0.246453" calcext:value-type="float">
            <text:p>0.246453</text:p>
          </table:table-cell>
          <table:table-cell office:value-type="float" office:value="0.40775" calcext:value-type="float">
            <text:p>0.40775</text:p>
          </table:table-cell>
          <table:table-cell office:value-type="float" office:value="0.22005" calcext:value-type="float">
            <text:p>0.22005</text:p>
          </table:table-cell>
          <table:table-cell office:value-type="float" office:value="0.351453" calcext:value-type="float">
            <text:p>0.351453</text:p>
          </table:table-cell>
          <table:table-cell office:value-type="float" office:value="0.300369" calcext:value-type="float">
            <text:p>0.300369</text:p>
          </table:table-cell>
          <table:table-cell office:value-type="float" office:value="0.302212" calcext:value-type="float">
            <text:p>0.302212</text:p>
          </table:table-cell>
          <table:table-cell office:value-type="float" office:value="0.226597" calcext:value-type="float">
            <text:p>0.226597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374088" calcext:value-type="float">
            <text:p>0.374088</text:p>
          </table:table-cell>
          <table:table-cell office:value-type="float" office:value="0.29409" calcext:value-type="float">
            <text:p>0.29409</text:p>
          </table:table-cell>
          <table:table-cell office:value-type="float" office:value="0.321476" calcext:value-type="float">
            <text:p>0.321476</text:p>
          </table:table-cell>
          <table:table-cell office:value-type="float" office:value="0.251215" calcext:value-type="float">
            <text:p>0.251215</text:p>
          </table:table-cell>
          <table:table-cell office:value-type="float" office:value="0.334535" calcext:value-type="float">
            <text:p>0.334535</text:p>
          </table:table-cell>
          <table:table-cell office:value-type="float" office:value="0.29275" calcext:value-type="float">
            <text:p>0.29275</text:p>
          </table:table-cell>
          <table:table-cell office:value-type="float" office:value="0.221485" calcext:value-type="float">
            <text:p>0.221485</text:p>
          </table:table-cell>
          <table:table-cell office:value-type="float" office:value="0.273423" calcext:value-type="float">
            <text:p>0.273423</text:p>
          </table:table-cell>
          <table:table-cell office:value-type="float" office:value="0.313325" calcext:value-type="float">
            <text:p>0.313325</text:p>
          </table:table-cell>
          <table:table-cell office:value-type="float" office:value="0.288367" calcext:value-type="float">
            <text:p>0.288367</text:p>
          </table:table-cell>
          <table:table-cell office:value-type="float" office:value="0.229417" calcext:value-type="float">
            <text:p>0.229417</text:p>
          </table:table-cell>
          <table:table-cell office:value-type="float" office:value="0.141151" calcext:value-type="float">
            <text:p>0.141151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698859" calcext:value-type="float">
            <text:p>0.698859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613956" calcext:value-type="float">
            <text:p>0.613956</text:p>
          </table:table-cell>
          <table:table-cell office:value-type="float" office:value="0.63171" calcext:value-type="float">
            <text:p>0.63171</text:p>
          </table:table-cell>
          <table:table-cell office:value-type="float" office:value="0.716168" calcext:value-type="float">
            <text:p>0.716168</text:p>
          </table:table-cell>
          <table:table-cell office:value-type="float" office:value="0.583487" calcext:value-type="float">
            <text:p>0.583487</text:p>
          </table:table-cell>
          <table:table-cell office:value-type="float" office:value="0.647287" calcext:value-type="float">
            <text:p>0.647287</text:p>
          </table:table-cell>
          <table:table-cell office:value-type="float" office:value="0.638024" calcext:value-type="float">
            <text:p>0.638024</text:p>
          </table:table-cell>
          <table:table-cell office:value-type="float" office:value="0.849764" calcext:value-type="float">
            <text:p>0.849764</text:p>
          </table:table-cell>
          <table:table-cell office:value-type="float" office:value="0.662341" calcext:value-type="float">
            <text:p>0.662341</text:p>
          </table:table-cell>
          <table:table-cell office:value-type="float" office:value="0.655914" calcext:value-type="float">
            <text:p>0.655914</text:p>
          </table:table-cell>
          <table:table-cell office:value-type="float" office:value="0.578537" calcext:value-type="float">
            <text:p>0.578537</text:p>
          </table:table-cell>
          <table:table-cell office:value-type="float" office:value="0.781634" calcext:value-type="float">
            <text:p>0.781634</text:p>
          </table:table-cell>
          <table:table-cell office:value-type="float" office:value="0.713205" calcext:value-type="float">
            <text:p>0.713205</text:p>
          </table:table-cell>
          <table:table-cell office:value-type="float" office:value="0.583465" calcext:value-type="float">
            <text:p>0.583465</text:p>
          </table:table-cell>
          <table:table-cell office:value-type="float" office:value="0.731368" calcext:value-type="float">
            <text:p>0.731368</text:p>
          </table:table-cell>
          <table:table-cell office:value-type="float" office:value="0.614869" calcext:value-type="float">
            <text:p>0.614869</text:p>
          </table:table-cell>
          <table:table-cell office:value-type="float" office:value="0.884169" calcext:value-type="float">
            <text:p>0.884169</text:p>
          </table:table-cell>
          <table:table-cell office:value-type="float" office:value="0.561069" calcext:value-type="float">
            <text:p>0.561069</text:p>
          </table:table-cell>
          <table:table-cell office:value-type="float" office:value="0.908572" calcext:value-type="float">
            <text:p>0.908572</text:p>
          </table:table-cell>
          <table:table-cell office:value-type="float" office:value="0.594058" calcext:value-type="float">
            <text:p>0.594058</text:p>
          </table:table-cell>
          <table:table-cell office:value-type="float" office:value="0.635437" calcext:value-type="float">
            <text:p>0.635437</text:p>
          </table:table-cell>
          <table:table-cell office:value-type="float" office:value="0.613262" calcext:value-type="float">
            <text:p>0.613262</text:p>
          </table:table-cell>
          <table:table-cell office:value-type="float" office:value="0.584313" calcext:value-type="float">
            <text:p>0.584313</text:p>
          </table:table-cell>
          <table:table-cell office:value-type="float" office:value="0.685372" calcext:value-type="float">
            <text:p>0.685372</text:p>
          </table:table-cell>
          <table:table-cell office:value-type="float" office:value="0.864711" calcext:value-type="float">
            <text:p>0.864711</text:p>
          </table:table-cell>
          <table:table-cell office:value-type="float" office:value="0.640988" calcext:value-type="float">
            <text:p>0.640988</text:p>
          </table:table-cell>
          <table:table-cell office:value-type="float" office:value="0.679633" calcext:value-type="float">
            <text:p>0.679633</text:p>
          </table:table-cell>
          <table:table-cell office:value-type="float" office:value="0.708074" calcext:value-type="float">
            <text:p>0.708074</text:p>
          </table:table-cell>
          <table:table-cell office:value-type="float" office:value="0.570965" calcext:value-type="float">
            <text:p>0.570965</text:p>
          </table:table-cell>
          <table:table-cell office:value-type="float" office:value="0.568793" calcext:value-type="float">
            <text:p>0.568793</text:p>
          </table:table-cell>
          <table:table-cell office:value-type="float" office:value="0.809182" calcext:value-type="float">
            <text:p>0.809182</text:p>
          </table:table-cell>
          <table:table-cell office:value-type="float" office:value="0.65665" calcext:value-type="float">
            <text:p>0.65665</text:p>
          </table:table-cell>
          <table:table-cell office:value-type="float" office:value="0.623878" calcext:value-type="float">
            <text:p>0.623878</text:p>
          </table:table-cell>
          <table:table-cell office:value-type="float" office:value="0.970113" calcext:value-type="float">
            <text:p>0.970113</text:p>
          </table:table-cell>
          <table:table-cell office:value-type="float" office:value="0.571148" calcext:value-type="float">
            <text:p>0.571148</text:p>
          </table:table-cell>
          <table:table-cell office:value-type="float" office:value="0.784864" calcext:value-type="float">
            <text:p>0.784864</text:p>
          </table:table-cell>
          <table:table-cell office:value-type="float" office:value="0.685847" calcext:value-type="float">
            <text:p>0.685847</text:p>
          </table:table-cell>
          <table:table-cell office:value-type="float" office:value="0.79545" calcext:value-type="float">
            <text:p>0.79545</text:p>
          </table:table-cell>
          <table:table-cell office:value-type="float" office:value="0.730253" calcext:value-type="float">
            <text:p>0.730253</text:p>
          </table:table-cell>
          <table:table-cell office:value-type="float" office:value="0.852886" calcext:value-type="float">
            <text:p>0.852886</text:p>
          </table:table-cell>
          <table:table-cell office:value-type="float" office:value="0.607106" calcext:value-type="float">
            <text:p>0.607106</text:p>
          </table:table-cell>
          <table:table-cell office:value-type="float" office:value="0.570165" calcext:value-type="float">
            <text:p>0.570165</text:p>
          </table:table-cell>
          <table:table-cell office:value-type="float" office:value="0.794243" calcext:value-type="float">
            <text:p>0.794243</text:p>
          </table:table-cell>
          <table:table-cell office:value-type="float" office:value="0.606416" calcext:value-type="float">
            <text:p>0.606416</text:p>
          </table:table-cell>
          <table:table-cell office:value-type="float" office:value="0.580149" calcext:value-type="float">
            <text:p>0.580149</text:p>
          </table:table-cell>
          <table:table-cell office:value-type="float" office:value="0.757781" calcext:value-type="float">
            <text:p>0.757781</text:p>
          </table:table-cell>
          <table:table-cell office:value-type="float" office:value="0.81815" calcext:value-type="float">
            <text:p>0.81815</text:p>
          </table:table-cell>
          <table:table-cell office:value-type="float" office:value="0.556265" calcext:value-type="float">
            <text:p>0.556265</text:p>
          </table:table-cell>
          <table:table-cell office:value-type="float" office:value="0.729521" calcext:value-type="float">
            <text:p>0.729521</text:p>
          </table:table-cell>
          <table:table-cell office:value-type="float" office:value="0.661092" calcext:value-type="float">
            <text:p>0.661092</text:p>
          </table:table-cell>
          <table:table-cell office:value-type="float" office:value="0.810453" calcext:value-type="float">
            <text:p>0.810453</text:p>
          </table:table-cell>
          <table:table-cell office:value-type="float" office:value="0.754681" calcext:value-type="float">
            <text:p>0.754681</text:p>
          </table:table-cell>
          <table:table-cell office:value-type="float" office:value="0.560629" calcext:value-type="float">
            <text:p>0.560629</text:p>
          </table:table-cell>
          <table:table-cell office:value-type="float" office:value="0.756223" calcext:value-type="float">
            <text:p>0.756223</text:p>
          </table:table-cell>
          <table:table-cell office:value-type="float" office:value="0.655748" calcext:value-type="float">
            <text:p>0.655748</text:p>
          </table:table-cell>
          <table:table-cell office:value-type="float" office:value="0.555291" calcext:value-type="float">
            <text:p>0.555291</text:p>
          </table:table-cell>
          <table:table-cell office:value-type="float" office:value="0.659631" calcext:value-type="float">
            <text:p>0.659631</text:p>
          </table:table-cell>
          <table:table-cell office:value-type="float" office:value="0.822418" calcext:value-type="float">
            <text:p>0.822418</text:p>
          </table:table-cell>
          <table:table-cell office:value-type="float" office:value="0.59532" calcext:value-type="float">
            <text:p>0.59532</text:p>
          </table:table-cell>
          <table:table-cell office:value-type="float" office:value="0.63901" calcext:value-type="float">
            <text:p>0.63901</text:p>
          </table:table-cell>
          <table:table-cell office:value-type="float" office:value="0.676068" calcext:value-type="float">
            <text:p>0.676068</text:p>
          </table:table-cell>
          <table:table-cell office:value-type="float" office:value="0.806993" calcext:value-type="float">
            <text:p>0.806993</text:p>
          </table:table-cell>
          <table:table-cell office:value-type="float" office:value="0.534694" calcext:value-type="float">
            <text:p>0.534694</text:p>
          </table:table-cell>
          <table:table-cell office:value-type="float" office:value="0.5617" calcext:value-type="float">
            <text:p>0.5617</text:p>
          </table:table-cell>
          <table:table-cell office:value-type="float" office:value="0.725486" calcext:value-type="float">
            <text:p>0.725486</text:p>
          </table:table-cell>
          <table:table-cell office:value-type="float" office:value="0.826824" calcext:value-type="float">
            <text:p>0.826824</text:p>
          </table:table-cell>
          <table:table-cell office:value-type="float" office:value="0.761881" calcext:value-type="float">
            <text:p>0.761881</text:p>
          </table:table-cell>
          <table:table-cell office:value-type="float" office:value="0.821279" calcext:value-type="float">
            <text:p>0.821279</text:p>
          </table:table-cell>
          <table:table-cell office:value-type="float" office:value="0.562984" calcext:value-type="float">
            <text:p>0.562984</text:p>
          </table:table-cell>
          <table:table-cell office:value-type="float" office:value="0.69995" calcext:value-type="float">
            <text:p>0.69995</text:p>
          </table:table-cell>
          <table:table-cell office:value-type="float" office:value="0.712613" calcext:value-type="float">
            <text:p>0.712613</text:p>
          </table:table-cell>
          <table:table-cell office:value-type="float" office:value="0.637072" calcext:value-type="float">
            <text:p>0.637072</text:p>
          </table:table-cell>
          <table:table-cell office:value-type="float" office:value="0.836714" calcext:value-type="float">
            <text:p>0.836714</text:p>
          </table:table-cell>
          <table:table-cell office:value-type="float" office:value="0.86151" calcext:value-type="float">
            <text:p>0.86151</text:p>
          </table:table-cell>
          <table:table-cell office:value-type="float" office:value="0.796303" calcext:value-type="float">
            <text:p>0.796303</text:p>
          </table:table-cell>
          <table:table-cell office:value-type="float" office:value="0.776127" calcext:value-type="float">
            <text:p>0.776127</text:p>
          </table:table-cell>
          <table:table-cell office:value-type="float" office:value="0.821868" calcext:value-type="float">
            <text:p>0.821868</text:p>
          </table:table-cell>
          <table:table-cell office:value-type="float" office:value="0.862353" calcext:value-type="float">
            <text:p>0.862353</text:p>
          </table:table-cell>
          <table:table-cell office:value-type="float" office:value="0.624148" calcext:value-type="float">
            <text:p>0.624148</text:p>
          </table:table-cell>
          <table:table-cell office:value-type="float" office:value="0.724266" calcext:value-type="float">
            <text:p>0.724266</text:p>
          </table:table-cell>
          <table:table-cell office:value-type="float" office:value="0.937029" calcext:value-type="float">
            <text:p>0.937029</text:p>
          </table:table-cell>
          <table:table-cell office:value-type="float" office:value="0.834916" calcext:value-type="float">
            <text:p>0.834916</text:p>
          </table:table-cell>
          <table:table-cell office:value-type="float" office:value="0.995286" calcext:value-type="float">
            <text:p>0.995286</text:p>
          </table:table-cell>
          <table:table-cell office:value-type="float" office:value="0.562" calcext:value-type="float">
            <text:p>0.562</text:p>
          </table:table-cell>
          <table:table-cell office:value-type="float" office:value="0.751305" calcext:value-type="float">
            <text:p>0.751305</text:p>
          </table:table-cell>
          <table:table-cell office:value-type="float" office:value="0.647574" calcext:value-type="float">
            <text:p>0.647574</text:p>
          </table:table-cell>
          <table:table-cell office:value-type="float" office:value="0.694669" calcext:value-type="float">
            <text:p>0.694669</text:p>
          </table:table-cell>
          <table:table-cell office:value-type="float" office:value="0.55856" calcext:value-type="float">
            <text:p>0.55856</text:p>
          </table:table-cell>
          <table:table-cell office:value-type="float" office:value="0.646243" calcext:value-type="float">
            <text:p>0.646243</text:p>
          </table:table-cell>
          <table:table-cell office:value-type="float" office:value="0.664559" calcext:value-type="float">
            <text:p>0.664559</text:p>
          </table:table-cell>
          <table:table-cell office:value-type="float" office:value="0.6556" calcext:value-type="float">
            <text:p>0.6556</text:p>
          </table:table-cell>
          <table:table-cell office:value-type="float" office:value="0.617219" calcext:value-type="float">
            <text:p>0.617219</text:p>
          </table:table-cell>
          <table:table-cell office:value-type="float" office:value="0.645872" calcext:value-type="float">
            <text:p>0.645872</text:p>
          </table:table-cell>
          <table:table-cell office:value-type="float" office:value="0.580858" calcext:value-type="float">
            <text:p>0.580858</text:p>
          </table:table-cell>
          <table:table-cell office:value-type="float" office:value="0.708207" calcext:value-type="float">
            <text:p>0.708207</text:p>
          </table:table-cell>
          <table:table-cell office:value-type="float" office:value="0.552352" calcext:value-type="float">
            <text:p>0.552352</text:p>
          </table:table-cell>
          <table:table-cell office:value-type="float" office:value="0.692985" calcext:value-type="float">
            <text:p>0.692985</text:p>
          </table:table-cell>
          <table:table-cell office:value-type="float" office:value="0.700243" calcext:value-type="float">
            <text:p>0.700243</text:p>
          </table:table-cell>
          <table:table-cell office:value-type="float" office:value="0.588972" calcext:value-type="float">
            <text:p>0.588972</text:p>
          </table:table-cell>
          <table:table-cell office:value-type="float" office:value="0.916529" calcext:value-type="float">
            <text:p>0.916529</text:p>
          </table:table-cell>
          <table:table-cell office:value-type="float" office:value="0.700712" calcext:value-type="float">
            <text:p>0.700712</text:p>
          </table:table-cell>
          <table:table-cell office:value-type="float" office:value="0.588835" calcext:value-type="float">
            <text:p>0.588835</text:p>
          </table:table-cell>
          <table:table-cell office:value-type="float" office:value="0.854304" calcext:value-type="float">
            <text:p>0.854304</text:p>
          </table:table-cell>
          <table:table-cell office:value-type="float" office:value="0.610673" calcext:value-type="float">
            <text:p>0.610673</text:p>
          </table:table-cell>
          <table:table-cell office:value-type="float" office:value="0.72843" calcext:value-type="float">
            <text:p>0.72843</text:p>
          </table:table-cell>
          <table:table-cell office:value-type="float" office:value="0.656531" calcext:value-type="float">
            <text:p>0.656531</text:p>
          </table:table-cell>
          <table:table-cell office:value-type="float" office:value="0.760585" calcext:value-type="float">
            <text:p>0.760585</text:p>
          </table:table-cell>
          <table:table-cell office:value-type="float" office:value="0.772594" calcext:value-type="float">
            <text:p>0.772594</text:p>
          </table:table-cell>
          <table:table-cell office:value-type="float" office:value="0.763185" calcext:value-type="float">
            <text:p>0.763185</text:p>
          </table:table-cell>
          <table:table-cell office:value-type="float" office:value="0.573837" calcext:value-type="float">
            <text:p>0.573837</text:p>
          </table:table-cell>
          <table:table-cell office:value-type="float" office:value="0.555167" calcext:value-type="float">
            <text:p>0.555167</text:p>
          </table:table-cell>
          <table:table-cell office:value-type="float" office:value="0.759487" calcext:value-type="float">
            <text:p>0.759487</text:p>
          </table:table-cell>
          <table:table-cell office:value-type="float" office:value="0.635007" calcext:value-type="float">
            <text:p>0.635007</text:p>
          </table:table-cell>
          <table:table-cell office:value-type="float" office:value="0.62075" calcext:value-type="float">
            <text:p>0.62075</text:p>
          </table:table-cell>
          <table:table-cell office:value-type="float" office:value="0.718751" calcext:value-type="float">
            <text:p>0.718751</text:p>
          </table:table-cell>
          <table:table-cell office:value-type="float" office:value="0.668655" calcext:value-type="float">
            <text:p>0.668655</text:p>
          </table:table-cell>
          <table:table-cell office:value-type="float" office:value="0.677109" calcext:value-type="float">
            <text:p>0.677109</text:p>
          </table:table-cell>
          <table:table-cell office:value-type="float" office:value="1.02594" calcext:value-type="float">
            <text:p>1.02594</text:p>
          </table:table-cell>
          <table:table-cell office:value-type="float" office:value="0.641298" calcext:value-type="float">
            <text:p>0.641298</text:p>
          </table:table-cell>
          <table:table-cell office:value-type="float" office:value="0.708857" calcext:value-type="float">
            <text:p>0.708857</text:p>
          </table:table-cell>
          <table:table-cell office:value-type="float" office:value="0.684669" calcext:value-type="float">
            <text:p>0.684669</text:p>
          </table:table-cell>
          <table:table-cell office:value-type="float" office:value="0.541322" calcext:value-type="float">
            <text:p>0.541322</text:p>
          </table:table-cell>
          <table:table-cell office:value-type="float" office:value="0.654257" calcext:value-type="float">
            <text:p>0.654257</text:p>
          </table:table-cell>
          <table:table-cell office:value-type="float" office:value="0.679779" calcext:value-type="float">
            <text:p>0.679779</text:p>
          </table:table-cell>
          <table:table-cell office:value-type="float" office:value="0.553196" calcext:value-type="float">
            <text:p>0.553196</text:p>
          </table:table-cell>
          <table:table-cell office:value-type="float" office:value="0.784553" calcext:value-type="float">
            <text:p>0.784553</text:p>
          </table:table-cell>
          <table:table-cell office:value-type="float" office:value="0.750805" calcext:value-type="float">
            <text:p>0.750805</text:p>
          </table:table-cell>
          <table:table-cell office:value-type="float" office:value="0.758795" calcext:value-type="float">
            <text:p>0.758795</text:p>
          </table:table-cell>
          <table:table-cell office:value-type="float" office:value="0.610574" calcext:value-type="float">
            <text:p>0.610574</text:p>
          </table:table-cell>
          <table:table-cell office:value-type="float" office:value="0.557294" calcext:value-type="float">
            <text:p>0.557294</text:p>
          </table:table-cell>
          <table:table-cell office:value-type="float" office:value="0.752001" calcext:value-type="float">
            <text:p>0.752001</text:p>
          </table:table-cell>
          <table:table-cell office:value-type="float" office:value="0.702603" calcext:value-type="float">
            <text:p>0.702603</text:p>
          </table:table-cell>
          <table:table-cell office:value-type="float" office:value="0.603014" calcext:value-type="float">
            <text:p>0.603014</text:p>
          </table:table-cell>
          <table:table-cell office:value-type="float" office:value="0.751802" calcext:value-type="float">
            <text:p>0.751802</text:p>
          </table:table-cell>
          <table:table-cell office:value-type="float" office:value="0.603072" calcext:value-type="float">
            <text:p>0.603072</text:p>
          </table:table-cell>
          <table:table-cell office:value-type="float" office:value="0.543309" calcext:value-type="float">
            <text:p>0.543309</text:p>
          </table:table-cell>
          <table:table-cell office:value-type="float" office:value="0.760712" calcext:value-type="float">
            <text:p>0.760712</text:p>
          </table:table-cell>
          <table:table-cell office:value-type="float" office:value="0.784442" calcext:value-type="float">
            <text:p>0.784442</text:p>
          </table:table-cell>
          <table:table-cell office:value-type="float" office:value="0.66404" calcext:value-type="float">
            <text:p>0.66404</text:p>
          </table:table-cell>
          <table:table-cell office:value-type="float" office:value="0.64772" calcext:value-type="float">
            <text:p>0.64772</text:p>
          </table:table-cell>
          <table:table-cell office:value-type="float" office:value="0.804431" calcext:value-type="float">
            <text:p>0.804431</text:p>
          </table:table-cell>
          <table:table-cell office:value-type="float" office:value="0.665074" calcext:value-type="float">
            <text:p>0.665074</text:p>
          </table:table-cell>
          <table:table-cell office:value-type="float" office:value="0.791856" calcext:value-type="float">
            <text:p>0.791856</text:p>
          </table:table-cell>
          <table:table-cell office:value-type="float" office:value="0.625969" calcext:value-type="float">
            <text:p>0.625969</text:p>
          </table:table-cell>
          <table:table-cell office:value-type="float" office:value="0.791227" calcext:value-type="float">
            <text:p>0.791227</text:p>
          </table:table-cell>
          <table:table-cell office:value-type="float" office:value="0.559574" calcext:value-type="float">
            <text:p>0.559574</text:p>
          </table:table-cell>
          <table:table-cell office:value-type="float" office:value="0.558259" calcext:value-type="float">
            <text:p>0.558259</text:p>
          </table:table-cell>
          <table:table-cell office:value-type="float" office:value="0.565374" calcext:value-type="float">
            <text:p>0.565374</text:p>
          </table:table-cell>
          <table:table-cell office:value-type="float" office:value="0.808455" calcext:value-type="float">
            <text:p>0.808455</text:p>
          </table:table-cell>
        </table:table-row>
        <table:table-row table:style-name="ro1">
          <table:table-cell office:value-type="string" calcext:value-type="string">
            <text:p>Levenshtein</text:p>
          </table:table-cell>
          <table:table-cell office:value-type="float" office:value="0.402842" calcext:value-type="float">
            <text:p>0.402842</text:p>
          </table:table-cell>
          <table:table-cell office:value-type="float" office:value="0.341983" calcext:value-type="float">
            <text:p>0.341983</text:p>
          </table:table-cell>
          <table:table-cell office:value-type="float" office:value="0.373606" calcext:value-type="float">
            <text:p>0.373606</text:p>
          </table:table-cell>
          <table:table-cell office:value-type="float" office:value="0.221826" calcext:value-type="float">
            <text:p>0.221826</text:p>
          </table:table-cell>
          <table:table-cell office:value-type="float" office:value="0.226175" calcext:value-type="float">
            <text:p>0.226175</text:p>
          </table:table-cell>
          <table:table-cell office:value-type="float" office:value="0.351604" calcext:value-type="float">
            <text:p>0.351604</text:p>
          </table:table-cell>
          <table:table-cell office:value-type="float" office:value="0.316239" calcext:value-type="float">
            <text:p>0.316239</text:p>
          </table:table-cell>
          <table:table-cell office:value-type="float" office:value="0.232898" calcext:value-type="float">
            <text:p>0.232898</text:p>
          </table:table-cell>
          <table:table-cell office:value-type="float" office:value="0.391657" calcext:value-type="float">
            <text:p>0.391657</text:p>
          </table:table-cell>
          <table:table-cell office:value-type="float" office:value="0.303779" calcext:value-type="float">
            <text:p>0.303779</text:p>
          </table:table-cell>
          <table:table-cell office:value-type="float" office:value="0.293111" calcext:value-type="float">
            <text:p>0.293111</text:p>
          </table:table-cell>
          <table:table-cell office:value-type="float" office:value="0.333546" calcext:value-type="float">
            <text:p>0.333546</text:p>
          </table:table-cell>
          <table:table-cell office:value-type="float" office:value="0.269306" calcext:value-type="float">
            <text:p>0.269306</text:p>
          </table:table-cell>
          <table:table-cell office:value-type="float" office:value="0.24564" calcext:value-type="float">
            <text:p>0.24564</text:p>
          </table:table-cell>
          <table:table-cell office:value-type="float" office:value="0.328278" calcext:value-type="float">
            <text:p>0.328278</text:p>
          </table:table-cell>
          <table:table-cell office:value-type="float" office:value="0.277197" calcext:value-type="float">
            <text:p>0.277197</text:p>
          </table:table-cell>
          <table:table-cell office:value-type="float" office:value="0.315751" calcext:value-type="float">
            <text:p>0.315751</text:p>
          </table:table-cell>
          <table:table-cell office:value-type="float" office:value="0.322898" calcext:value-type="float">
            <text:p>0.322898</text:p>
          </table:table-cell>
          <table:table-cell office:value-type="float" office:value="0.353922" calcext:value-type="float">
            <text:p>0.353922</text:p>
          </table:table-cell>
          <table:table-cell office:value-type="float" office:value="0.364357" calcext:value-type="float">
            <text:p>0.364357</text:p>
          </table:table-cell>
          <table:table-cell office:value-type="float" office:value="0.289149" calcext:value-type="float">
            <text:p>0.289149</text:p>
          </table:table-cell>
          <table:table-cell office:value-type="float" office:value="0.506973" calcext:value-type="float">
            <text:p>0.506973</text:p>
          </table:table-cell>
          <table:table-cell office:value-type="float" office:value="0.269651" calcext:value-type="float">
            <text:p>0.269651</text:p>
          </table:table-cell>
          <table:table-cell office:value-type="float" office:value="0.368195" calcext:value-type="float">
            <text:p>0.368195</text:p>
          </table:table-cell>
          <table:table-cell office:value-type="float" office:value="0.26148" calcext:value-type="float">
            <text:p>0.26148</text:p>
          </table:table-cell>
          <table:table-cell office:value-type="float" office:value="0.309099" calcext:value-type="float">
            <text:p>0.309099</text:p>
          </table:table-cell>
          <table:table-cell office:value-type="float" office:value="0.263304" calcext:value-type="float">
            <text:p>0.263304</text:p>
          </table:table-cell>
          <table:table-cell office:value-type="float" office:value="0.257312" calcext:value-type="float">
            <text:p>0.257312</text:p>
          </table:table-cell>
          <table:table-cell office:value-type="float" office:value="0.526082" calcext:value-type="float">
            <text:p>0.526082</text:p>
          </table:table-cell>
          <table:table-cell office:value-type="float" office:value="0.374408" calcext:value-type="float">
            <text:p>0.374408</text:p>
          </table:table-cell>
          <table:table-cell office:value-type="float" office:value="0.267213" calcext:value-type="float">
            <text:p>0.267213</text:p>
          </table:table-cell>
          <table:table-cell office:value-type="float" office:value="0.321009" calcext:value-type="float">
            <text:p>0.321009</text:p>
          </table:table-cell>
          <table:table-cell office:value-type="float" office:value="0.298698" calcext:value-type="float">
            <text:p>0.298698</text:p>
          </table:table-cell>
          <table:table-cell office:value-type="float" office:value="0.360459" calcext:value-type="float">
            <text:p>0.360459</text:p>
          </table:table-cell>
          <table:table-cell office:value-type="float" office:value="0.37798" calcext:value-type="float">
            <text:p>0.37798</text:p>
          </table:table-cell>
          <table:table-cell office:value-type="float" office:value="0.317526" calcext:value-type="float">
            <text:p>0.317526</text:p>
          </table:table-cell>
          <table:table-cell office:value-type="float" office:value="0.304794" calcext:value-type="float">
            <text:p>0.304794</text:p>
          </table:table-cell>
          <table:table-cell office:value-type="float" office:value="0.503026" calcext:value-type="float">
            <text:p>0.503026</text:p>
          </table:table-cell>
          <table:table-cell office:value-type="float" office:value="0.269381" calcext:value-type="float">
            <text:p>0.269381</text:p>
          </table:table-cell>
          <table:table-cell office:value-type="float" office:value="0.300815" calcext:value-type="float">
            <text:p>0.300815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359237" calcext:value-type="float">
            <text:p>0.359237</text:p>
          </table:table-cell>
          <table:table-cell office:value-type="float" office:value="0.344673" calcext:value-type="float">
            <text:p>0.344673</text:p>
          </table:table-cell>
          <table:table-cell office:value-type="float" office:value="0.389626" calcext:value-type="float">
            <text:p>0.389626</text:p>
          </table:table-cell>
          <table:table-cell office:value-type="float" office:value="0.422356" calcext:value-type="float">
            <text:p>0.422356</text:p>
          </table:table-cell>
          <table:table-cell office:value-type="float" office:value="0.427924" calcext:value-type="float">
            <text:p>0.427924</text:p>
          </table:table-cell>
          <table:table-cell office:value-type="float" office:value="0.273409" calcext:value-type="float">
            <text:p>0.273409</text:p>
          </table:table-cell>
          <table:table-cell office:value-type="float" office:value="0.397199" calcext:value-type="float">
            <text:p>0.397199</text:p>
          </table:table-cell>
          <table:table-cell office:value-type="float" office:value="0.505204" calcext:value-type="float">
            <text:p>0.505204</text:p>
          </table:table-cell>
          <table:table-cell office:value-type="float" office:value="0.370678" calcext:value-type="float">
            <text:p>0.370678</text:p>
          </table:table-cell>
          <table:table-cell office:value-type="float" office:value="0.294787" calcext:value-type="float">
            <text:p>0.294787</text:p>
          </table:table-cell>
          <table:table-cell office:value-type="float" office:value="0.25172" calcext:value-type="float">
            <text:p>0.25172</text:p>
          </table:table-cell>
          <table:table-cell office:value-type="float" office:value="0.299852" calcext:value-type="float">
            <text:p>0.299852</text:p>
          </table:table-cell>
          <table:table-cell office:value-type="float" office:value="0.313867" calcext:value-type="float">
            <text:p>0.313867</text:p>
          </table:table-cell>
          <table:table-cell office:value-type="float" office:value="0.297563" calcext:value-type="float">
            <text:p>0.297563</text:p>
          </table:table-cell>
          <table:table-cell office:value-type="float" office:value="0.397402" calcext:value-type="float">
            <text:p>0.397402</text:p>
          </table:table-cell>
          <table:table-cell office:value-type="float" office:value="0.274307" calcext:value-type="float">
            <text:p>0.274307</text:p>
          </table:table-cell>
          <table:table-cell office:value-type="float" office:value="0.512164" calcext:value-type="float">
            <text:p>0.512164</text:p>
          </table:table-cell>
          <table:table-cell office:value-type="float" office:value="0.309886" calcext:value-type="float">
            <text:p>0.309886</text:p>
          </table:table-cell>
          <table:table-cell office:value-type="float" office:value="0.332315" calcext:value-type="float">
            <text:p>0.332315</text:p>
          </table:table-cell>
          <table:table-cell office:value-type="float" office:value="0.460252" calcext:value-type="float">
            <text:p>0.460252</text:p>
          </table:table-cell>
          <table:table-cell office:value-type="float" office:value="0.322962" calcext:value-type="float">
            <text:p>0.322962</text:p>
          </table:table-cell>
          <table:table-cell office:value-type="float" office:value="0.259481" calcext:value-type="float">
            <text:p>0.259481</text:p>
          </table:table-cell>
          <table:table-cell office:value-type="float" office:value="0.58871" calcext:value-type="float">
            <text:p>0.58871</text:p>
          </table:table-cell>
          <table:table-cell office:value-type="float" office:value="0.267294" calcext:value-type="float">
            <text:p>0.267294</text:p>
          </table:table-cell>
          <table:table-cell office:value-type="float" office:value="0.461902" calcext:value-type="float">
            <text:p>0.461902</text:p>
          </table:table-cell>
          <table:table-cell office:value-type="float" office:value="0.438585" calcext:value-type="float">
            <text:p>0.438585</text:p>
          </table:table-cell>
          <table:table-cell office:value-type="float" office:value="0.297364" calcext:value-type="float">
            <text:p>0.297364</text:p>
          </table:table-cell>
          <table:table-cell office:value-type="float" office:value="0.66251" calcext:value-type="float">
            <text:p>0.66251</text:p>
          </table:table-cell>
          <table:table-cell office:value-type="float" office:value="0.354322" calcext:value-type="float">
            <text:p>0.354322</text:p>
          </table:table-cell>
          <table:table-cell office:value-type="float" office:value="0.372495" calcext:value-type="float">
            <text:p>0.372495</text:p>
          </table:table-cell>
          <table:table-cell office:value-type="float" office:value="0.298994" calcext:value-type="float">
            <text:p>0.298994</text:p>
          </table:table-cell>
          <table:table-cell office:value-type="float" office:value="0.268113" calcext:value-type="float">
            <text:p>0.268113</text:p>
          </table:table-cell>
          <table:table-cell office:value-type="float" office:value="0.307892" calcext:value-type="float">
            <text:p>0.307892</text:p>
          </table:table-cell>
          <table:table-cell office:value-type="float" office:value="0.343334" calcext:value-type="float">
            <text:p>0.343334</text:p>
          </table:table-cell>
          <table:table-cell office:value-type="float" office:value="0.362704" calcext:value-type="float">
            <text:p>0.362704</text:p>
          </table:table-cell>
          <table:table-cell office:value-type="float" office:value="0.408041" calcext:value-type="float">
            <text:p>0.408041</text:p>
          </table:table-cell>
          <table:table-cell office:value-type="float" office:value="0.362619" calcext:value-type="float">
            <text:p>0.362619</text:p>
          </table:table-cell>
          <table:table-cell office:value-type="float" office:value="0.275046" calcext:value-type="float">
            <text:p>0.275046</text:p>
          </table:table-cell>
          <table:table-cell office:value-type="float" office:value="0.25933" calcext:value-type="float">
            <text:p>0.25933</text:p>
          </table:table-cell>
          <table:table-cell office:value-type="float" office:value="0.328135" calcext:value-type="float">
            <text:p>0.328135</text:p>
          </table:table-cell>
          <table:table-cell office:value-type="float" office:value="0.389164" calcext:value-type="float">
            <text:p>0.389164</text:p>
          </table:table-cell>
          <table:table-cell office:value-type="float" office:value="0.310349" calcext:value-type="float">
            <text:p>0.310349</text:p>
          </table:table-cell>
          <table:table-cell office:value-type="float" office:value="0.335486" calcext:value-type="float">
            <text:p>0.335486</text:p>
          </table:table-cell>
          <table:table-cell office:value-type="float" office:value="0.325002" calcext:value-type="float">
            <text:p>0.325002</text:p>
          </table:table-cell>
          <table:table-cell office:value-type="float" office:value="0.438242" calcext:value-type="float">
            <text:p>0.438242</text:p>
          </table:table-cell>
          <table:table-cell office:value-type="float" office:value="0.337027" calcext:value-type="float">
            <text:p>0.337027</text:p>
          </table:table-cell>
          <table:table-cell office:value-type="float" office:value="0.456794" calcext:value-type="float">
            <text:p>0.456794</text:p>
          </table:table-cell>
          <table:table-cell office:value-type="float" office:value="0.318891" calcext:value-type="float">
            <text:p>0.318891</text:p>
          </table:table-cell>
          <table:table-cell office:value-type="float" office:value="0.323673" calcext:value-type="float">
            <text:p>0.323673</text:p>
          </table:table-cell>
          <table:table-cell office:value-type="float" office:value="0.352748" calcext:value-type="float">
            <text:p>0.352748</text:p>
          </table:table-cell>
          <table:table-cell office:value-type="float" office:value="0.31682" calcext:value-type="float">
            <text:p>0.31682</text:p>
          </table:table-cell>
          <table:table-cell office:value-type="float" office:value="0.504174" calcext:value-type="float">
            <text:p>0.504174</text:p>
          </table:table-cell>
          <table:table-cell office:value-type="float" office:value="0.453041" calcext:value-type="float">
            <text:p>0.453041</text:p>
          </table:table-cell>
          <table:table-cell office:value-type="float" office:value="0.455747" calcext:value-type="float">
            <text:p>0.455747</text:p>
          </table:table-cell>
          <table:table-cell office:value-type="float" office:value="0.378598" calcext:value-type="float">
            <text:p>0.378598</text:p>
          </table:table-cell>
          <table:table-cell office:value-type="float" office:value="0.33236" calcext:value-type="float">
            <text:p>0.33236</text:p>
          </table:table-cell>
          <table:table-cell office:value-type="float" office:value="0.484085" calcext:value-type="float">
            <text:p>0.484085</text:p>
          </table:table-cell>
          <table:table-cell office:value-type="float" office:value="0.294944" calcext:value-type="float">
            <text:p>0.294944</text:p>
          </table:table-cell>
          <table:table-cell office:value-type="float" office:value="0.272102" calcext:value-type="float">
            <text:p>0.272102</text:p>
          </table:table-cell>
          <table:table-cell office:value-type="float" office:value="0.446573" calcext:value-type="float">
            <text:p>0.446573</text:p>
          </table:table-cell>
          <table:table-cell office:value-type="float" office:value="0.267505" calcext:value-type="float">
            <text:p>0.267505</text:p>
          </table:table-cell>
          <table:table-cell office:value-type="float" office:value="0.450221" calcext:value-type="float">
            <text:p>0.450221</text:p>
          </table:table-cell>
          <table:table-cell office:value-type="float" office:value="0.357509" calcext:value-type="float">
            <text:p>0.357509</text:p>
          </table:table-cell>
          <table:table-cell office:value-type="float" office:value="0.496046" calcext:value-type="float">
            <text:p>0.496046</text:p>
          </table:table-cell>
          <table:table-cell office:value-type="float" office:value="0.334873" calcext:value-type="float">
            <text:p>0.334873</text:p>
          </table:table-cell>
          <table:table-cell office:value-type="float" office:value="0.521796" calcext:value-type="float">
            <text:p>0.521796</text:p>
          </table:table-cell>
          <table:table-cell office:value-type="float" office:value="0.277464" calcext:value-type="float">
            <text:p>0.277464</text:p>
          </table:table-cell>
          <table:table-cell office:value-type="float" office:value="0.267912" calcext:value-type="float">
            <text:p>0.267912</text:p>
          </table:table-cell>
          <table:table-cell office:value-type="float" office:value="0.304652" calcext:value-type="float">
            <text:p>0.304652</text:p>
          </table:table-cell>
          <table:table-cell office:value-type="float" office:value="0.41546" calcext:value-type="float">
            <text:p>0.41546</text:p>
          </table:table-cell>
          <table:table-cell office:value-type="float" office:value="0.51855" calcext:value-type="float">
            <text:p>0.51855</text:p>
          </table:table-cell>
          <table:table-cell office:value-type="float" office:value="0.451559" calcext:value-type="float">
            <text:p>0.451559</text:p>
          </table:table-cell>
          <table:table-cell office:value-type="float" office:value="0.310416" calcext:value-type="float">
            <text:p>0.310416</text:p>
          </table:table-cell>
          <table:table-cell office:value-type="float" office:value="0.274012" calcext:value-type="float">
            <text:p>0.274012</text:p>
          </table:table-cell>
          <table:table-cell office:value-type="float" office:value="0.260279" calcext:value-type="float">
            <text:p>0.260279</text:p>
          </table:table-cell>
          <table:table-cell office:value-type="float" office:value="0.285435" calcext:value-type="float">
            <text:p>0.285435</text:p>
          </table:table-cell>
          <table:table-cell office:value-type="float" office:value="0.343989" calcext:value-type="float">
            <text:p>0.343989</text:p>
          </table:table-cell>
          <table:table-cell office:value-type="float" office:value="0.28406" calcext:value-type="float">
            <text:p>0.28406</text:p>
          </table:table-cell>
          <table:table-cell office:value-type="float" office:value="0.258365" calcext:value-type="float">
            <text:p>0.258365</text:p>
          </table:table-cell>
          <table:table-cell office:value-type="float" office:value="0.372584" calcext:value-type="float">
            <text:p>0.372584</text:p>
          </table:table-cell>
          <table:table-cell office:value-type="float" office:value="0.335903" calcext:value-type="float">
            <text:p>0.335903</text:p>
          </table:table-cell>
          <table:table-cell office:value-type="float" office:value="0.426996" calcext:value-type="float">
            <text:p>0.426996</text:p>
          </table:table-cell>
          <table:table-cell office:value-type="float" office:value="0.36292" calcext:value-type="float">
            <text:p>0.36292</text:p>
          </table:table-cell>
          <table:table-cell office:value-type="float" office:value="0.329116" calcext:value-type="float">
            <text:p>0.329116</text:p>
          </table:table-cell>
          <table:table-cell office:value-type="float" office:value="0.295241" calcext:value-type="float">
            <text:p>0.295241</text:p>
          </table:table-cell>
          <table:table-cell office:value-type="float" office:value="0.344428" calcext:value-type="float">
            <text:p>0.344428</text:p>
          </table:table-cell>
          <table:table-cell office:value-type="float" office:value="0.272441" calcext:value-type="float">
            <text:p>0.272441</text:p>
          </table:table-cell>
          <table:table-cell office:value-type="float" office:value="0.276886" calcext:value-type="float">
            <text:p>0.276886</text:p>
          </table:table-cell>
          <table:table-cell office:value-type="float" office:value="0.29748" calcext:value-type="float">
            <text:p>0.29748</text:p>
          </table:table-cell>
          <table:table-cell office:value-type="float" office:value="0.32528" calcext:value-type="float">
            <text:p>0.32528</text:p>
          </table:table-cell>
          <table:table-cell office:value-type="float" office:value="0.417754" calcext:value-type="float">
            <text:p>0.417754</text:p>
          </table:table-cell>
          <table:table-cell office:value-type="float" office:value="0.245674" calcext:value-type="float">
            <text:p>0.245674</text:p>
          </table:table-cell>
          <table:table-cell office:value-type="float" office:value="0.295106" calcext:value-type="float">
            <text:p>0.295106</text:p>
          </table:table-cell>
          <table:table-cell office:value-type="float" office:value="0.37078" calcext:value-type="float">
            <text:p>0.37078</text:p>
          </table:table-cell>
          <table:table-cell office:value-type="float" office:value="0.312704" calcext:value-type="float">
            <text:p>0.312704</text:p>
          </table:table-cell>
          <table:table-cell office:value-type="float" office:value="0.447579" calcext:value-type="float">
            <text:p>0.447579</text:p>
          </table:table-cell>
          <table:table-cell office:value-type="float" office:value="0.551523" calcext:value-type="float">
            <text:p>0.551523</text:p>
          </table:table-cell>
          <table:table-cell office:value-type="float" office:value="0.343662" calcext:value-type="float">
            <text:p>0.343662</text:p>
          </table:table-cell>
          <table:table-cell office:value-type="float" office:value="0.327762" calcext:value-type="float">
            <text:p>0.327762</text:p>
          </table:table-cell>
          <table:table-cell office:value-type="float" office:value="0.274958" calcext:value-type="float">
            <text:p>0.274958</text:p>
          </table:table-cell>
          <table:table-cell office:value-type="float" office:value="0.32323" calcext:value-type="float">
            <text:p>0.32323</text:p>
          </table:table-cell>
          <table:table-cell office:value-type="float" office:value="0.282321" calcext:value-type="float">
            <text:p>0.282321</text:p>
          </table:table-cell>
          <table:table-cell office:value-type="float" office:value="0.471164" calcext:value-type="float">
            <text:p>0.471164</text:p>
          </table:table-cell>
          <table:table-cell office:value-type="float" office:value="0.502106" calcext:value-type="float">
            <text:p>0.502106</text:p>
          </table:table-cell>
          <table:table-cell office:value-type="float" office:value="0.706014" calcext:value-type="float">
            <text:p>0.706014</text:p>
          </table:table-cell>
          <table:table-cell office:value-type="float" office:value="0.384083" calcext:value-type="float">
            <text:p>0.384083</text:p>
          </table:table-cell>
          <table:table-cell office:value-type="float" office:value="0.413397" calcext:value-type="float">
            <text:p>0.413397</text:p>
          </table:table-cell>
          <table:table-cell office:value-type="float" office:value="0.223292" calcext:value-type="float">
            <text:p>0.223292</text:p>
          </table:table-cell>
          <table:table-cell office:value-type="float" office:value="0.131198" calcext:value-type="float">
            <text:p>0.131198</text:p>
          </table:table-cell>
        </table:table-row>
        <table:table-row table:style-name="ro1">
          <table:table-cell office:value-type="string" calcext:value-type="string">
            <text:p>Dice</text:p>
          </table:table-cell>
          <table:table-cell office:value-type="float" office:value="0.769471" calcext:value-type="float">
            <text:p>0.769471</text:p>
          </table:table-cell>
          <table:table-cell office:value-type="float" office:value="0.923952" calcext:value-type="float">
            <text:p>0.923952</text:p>
          </table:table-cell>
          <table:table-cell office:value-type="float" office:value="0.791861" calcext:value-type="float">
            <text:p>0.791861</text:p>
          </table:table-cell>
          <table:table-cell office:value-type="float" office:value="0.810269" calcext:value-type="float">
            <text:p>0.810269</text:p>
          </table:table-cell>
          <table:table-cell office:value-type="float" office:value="0.760595" calcext:value-type="float">
            <text:p>0.760595</text:p>
          </table:table-cell>
          <table:table-cell office:value-type="float" office:value="1.0639" calcext:value-type="float">
            <text:p>1.0639</text:p>
          </table:table-cell>
          <table:table-cell office:value-type="float" office:value="1.08556" calcext:value-type="float">
            <text:p>1.08556</text:p>
          </table:table-cell>
          <table:table-cell office:value-type="float" office:value="1.2962" calcext:value-type="float">
            <text:p>1.2962</text:p>
          </table:table-cell>
          <table:table-cell office:value-type="float" office:value="1.21644" calcext:value-type="float">
            <text:p>1.21644</text:p>
          </table:table-cell>
          <table:table-cell office:value-type="float" office:value="1.02148" calcext:value-type="float">
            <text:p>1.02148</text:p>
          </table:table-cell>
          <table:table-cell office:value-type="float" office:value="1.09823" calcext:value-type="float">
            <text:p>1.09823</text:p>
          </table:table-cell>
          <table:table-cell office:value-type="float" office:value="1.31549" calcext:value-type="float">
            <text:p>1.31549</text:p>
          </table:table-cell>
          <table:table-cell office:value-type="float" office:value="1.00775" calcext:value-type="float">
            <text:p>1.00775</text:p>
          </table:table-cell>
          <table:table-cell office:value-type="float" office:value="1.29841" calcext:value-type="float">
            <text:p>1.29841</text:p>
          </table:table-cell>
          <table:table-cell office:value-type="float" office:value="1.15659" calcext:value-type="float">
            <text:p>1.15659</text:p>
          </table:table-cell>
          <table:table-cell office:value-type="float" office:value="1.01525" calcext:value-type="float">
            <text:p>1.01525</text:p>
          </table:table-cell>
          <table:table-cell office:value-type="float" office:value="0.766713" calcext:value-type="float">
            <text:p>0.766713</text:p>
          </table:table-cell>
          <table:table-cell office:value-type="float" office:value="0.854888" calcext:value-type="float">
            <text:p>0.854888</text:p>
          </table:table-cell>
          <table:table-cell office:value-type="float" office:value="1.14565" calcext:value-type="float">
            <text:p>1.14565</text:p>
          </table:table-cell>
          <table:table-cell office:value-type="float" office:value="0.882429" calcext:value-type="float">
            <text:p>0.882429</text:p>
          </table:table-cell>
          <table:table-cell office:value-type="float" office:value="0.911363" calcext:value-type="float">
            <text:p>0.911363</text:p>
          </table:table-cell>
          <table:table-cell office:value-type="float" office:value="1.01784" calcext:value-type="float">
            <text:p>1.01784</text:p>
          </table:table-cell>
          <table:table-cell office:value-type="float" office:value="1.10727" calcext:value-type="float">
            <text:p>1.10727</text:p>
          </table:table-cell>
          <table:table-cell office:value-type="float" office:value="1.08396" calcext:value-type="float">
            <text:p>1.08396</text:p>
          </table:table-cell>
          <table:table-cell office:value-type="float" office:value="1.39327" calcext:value-type="float">
            <text:p>1.39327</text:p>
          </table:table-cell>
          <table:table-cell office:value-type="float" office:value="0.930607" calcext:value-type="float">
            <text:p>0.930607</text:p>
          </table:table-cell>
          <table:table-cell office:value-type="float" office:value="0.996187" calcext:value-type="float">
            <text:p>0.996187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745862" calcext:value-type="float">
            <text:p>0.745862</text:p>
          </table:table-cell>
          <table:table-cell office:value-type="float" office:value="0.97607" calcext:value-type="float">
            <text:p>0.97607</text:p>
          </table:table-cell>
          <table:table-cell office:value-type="float" office:value="0.820429" calcext:value-type="float">
            <text:p>0.820429</text:p>
          </table:table-cell>
          <table:table-cell office:value-type="float" office:value="1.08347" calcext:value-type="float">
            <text:p>1.08347</text:p>
          </table:table-cell>
          <table:table-cell office:value-type="float" office:value="0.790869" calcext:value-type="float">
            <text:p>0.790869</text:p>
          </table:table-cell>
          <table:table-cell office:value-type="float" office:value="1.08629" calcext:value-type="float">
            <text:p>1.08629</text:p>
          </table:table-cell>
          <table:table-cell office:value-type="float" office:value="1.16324" calcext:value-type="float">
            <text:p>1.16324</text:p>
          </table:table-cell>
          <table:table-cell office:value-type="float" office:value="0.875769" calcext:value-type="float">
            <text:p>0.875769</text:p>
          </table:table-cell>
          <table:table-cell office:value-type="float" office:value="0.844451" calcext:value-type="float">
            <text:p>0.844451</text:p>
          </table:table-cell>
          <table:table-cell office:value-type="float" office:value="1.00534" calcext:value-type="float">
            <text:p>1.00534</text:p>
          </table:table-cell>
          <table:table-cell office:value-type="float" office:value="0.915623" calcext:value-type="float">
            <text:p>0.915623</text:p>
          </table:table-cell>
          <table:table-cell office:value-type="float" office:value="0.953097" calcext:value-type="float">
            <text:p>0.953097</text:p>
          </table:table-cell>
          <table:table-cell office:value-type="float" office:value="1.08272" calcext:value-type="float">
            <text:p>1.08272</text:p>
          </table:table-cell>
          <table:table-cell office:value-type="float" office:value="0.966737" calcext:value-type="float">
            <text:p>0.966737</text:p>
          </table:table-cell>
          <table:table-cell office:value-type="float" office:value="1.06823" calcext:value-type="float">
            <text:p>1.06823</text:p>
          </table:table-cell>
          <table:table-cell office:value-type="float" office:value="1.06564" calcext:value-type="float">
            <text:p>1.06564</text:p>
          </table:table-cell>
          <table:table-cell office:value-type="float" office:value="1.00526" calcext:value-type="float">
            <text:p>1.00526</text:p>
          </table:table-cell>
          <table:table-cell office:value-type="float" office:value="1.02428" calcext:value-type="float">
            <text:p>1.02428</text:p>
          </table:table-cell>
          <table:table-cell office:value-type="float" office:value="0.83444" calcext:value-type="float">
            <text:p>0.83444</text:p>
          </table:table-cell>
          <table:table-cell office:value-type="float" office:value="1.03308" calcext:value-type="float">
            <text:p>1.03308</text:p>
          </table:table-cell>
          <table:table-cell office:value-type="float" office:value="1.04448" calcext:value-type="float">
            <text:p>1.04448</text:p>
          </table:table-cell>
          <table:table-cell office:value-type="float" office:value="1.04944" calcext:value-type="float">
            <text:p>1.04944</text:p>
          </table:table-cell>
          <table:table-cell office:value-type="float" office:value="1.20767" calcext:value-type="float">
            <text:p>1.20767</text:p>
          </table:table-cell>
          <table:table-cell office:value-type="float" office:value="0.819751" calcext:value-type="float">
            <text:p>0.819751</text:p>
          </table:table-cell>
          <table:table-cell office:value-type="float" office:value="0.878241" calcext:value-type="float">
            <text:p>0.878241</text:p>
          </table:table-cell>
          <table:table-cell office:value-type="float" office:value="0.852348" calcext:value-type="float">
            <text:p>0.852348</text:p>
          </table:table-cell>
          <table:table-cell office:value-type="float" office:value="0.863225" calcext:value-type="float">
            <text:p>0.863225</text:p>
          </table:table-cell>
          <table:table-cell office:value-type="float" office:value="1.34121" calcext:value-type="float">
            <text:p>1.34121</text:p>
          </table:table-cell>
          <table:table-cell office:value-type="float" office:value="0.975912" calcext:value-type="float">
            <text:p>0.975912</text:p>
          </table:table-cell>
          <table:table-cell office:value-type="float" office:value="1.01415" calcext:value-type="float">
            <text:p>1.01415</text:p>
          </table:table-cell>
          <table:table-cell office:value-type="float" office:value="0.840178" calcext:value-type="float">
            <text:p>0.840178</text:p>
          </table:table-cell>
          <table:table-cell office:value-type="float" office:value="0.983788" calcext:value-type="float">
            <text:p>0.983788</text:p>
          </table:table-cell>
          <table:table-cell office:value-type="float" office:value="0.89949" calcext:value-type="float">
            <text:p>0.89949</text:p>
          </table:table-cell>
          <table:table-cell office:value-type="float" office:value="0.802322" calcext:value-type="float">
            <text:p>0.802322</text:p>
          </table:table-cell>
          <table:table-cell office:value-type="float" office:value="1.25744" calcext:value-type="float">
            <text:p>1.25744</text:p>
          </table:table-cell>
          <table:table-cell office:value-type="float" office:value="0.882773" calcext:value-type="float">
            <text:p>0.882773</text:p>
          </table:table-cell>
          <table:table-cell office:value-type="float" office:value="1.19486" calcext:value-type="float">
            <text:p>1.19486</text:p>
          </table:table-cell>
          <table:table-cell office:value-type="float" office:value="0.907047" calcext:value-type="float">
            <text:p>0.907047</text:p>
          </table:table-cell>
          <table:table-cell office:value-type="float" office:value="0.874207" calcext:value-type="float">
            <text:p>0.874207</text:p>
          </table:table-cell>
          <table:table-cell office:value-type="float" office:value="1.13198" calcext:value-type="float">
            <text:p>1.13198</text:p>
          </table:table-cell>
          <table:table-cell office:value-type="float" office:value="1.04282" calcext:value-type="float">
            <text:p>1.04282</text:p>
          </table:table-cell>
          <table:table-cell office:value-type="float" office:value="1.28126" calcext:value-type="float">
            <text:p>1.28126</text:p>
          </table:table-cell>
          <table:table-cell office:value-type="float" office:value="1.03084" calcext:value-type="float">
            <text:p>1.03084</text:p>
          </table:table-cell>
          <table:table-cell office:value-type="float" office:value="1.11852" calcext:value-type="float">
            <text:p>1.11852</text:p>
          </table:table-cell>
          <table:table-cell office:value-type="float" office:value="1.0392" calcext:value-type="float">
            <text:p>1.0392</text:p>
          </table:table-cell>
          <table:table-cell office:value-type="float" office:value="1.43701" calcext:value-type="float">
            <text:p>1.43701</text:p>
          </table:table-cell>
          <table:table-cell office:value-type="float" office:value="1.24297" calcext:value-type="float">
            <text:p>1.24297</text:p>
          </table:table-cell>
          <table:table-cell office:value-type="float" office:value="1.3646" calcext:value-type="float">
            <text:p>1.3646</text:p>
          </table:table-cell>
          <table:table-cell office:value-type="float" office:value="1.12434" calcext:value-type="float">
            <text:p>1.12434</text:p>
          </table:table-cell>
          <table:table-cell office:value-type="float" office:value="0.894923" calcext:value-type="float">
            <text:p>0.894923</text:p>
          </table:table-cell>
          <table:table-cell office:value-type="float" office:value="0.89834" calcext:value-type="float">
            <text:p>0.89834</text:p>
          </table:table-cell>
          <table:table-cell office:value-type="float" office:value="0.799062" calcext:value-type="float">
            <text:p>0.799062</text:p>
          </table:table-cell>
          <table:table-cell office:value-type="float" office:value="0.943268" calcext:value-type="float">
            <text:p>0.943268</text:p>
          </table:table-cell>
          <table:table-cell office:value-type="float" office:value="0.801533" calcext:value-type="float">
            <text:p>0.801533</text:p>
          </table:table-cell>
          <table:table-cell office:value-type="float" office:value="1.0644" calcext:value-type="float">
            <text:p>1.0644</text:p>
          </table:table-cell>
          <table:table-cell office:value-type="float" office:value="1.04269" calcext:value-type="float">
            <text:p>1.04269</text:p>
          </table:table-cell>
          <table:table-cell office:value-type="float" office:value="1.04797" calcext:value-type="float">
            <text:p>1.04797</text:p>
          </table:table-cell>
          <table:table-cell office:value-type="float" office:value="0.785218" calcext:value-type="float">
            <text:p>0.785218</text:p>
          </table:table-cell>
          <table:table-cell office:value-type="float" office:value="1.13357" calcext:value-type="float">
            <text:p>1.13357</text:p>
          </table:table-cell>
          <table:table-cell office:value-type="float" office:value="0.912215" calcext:value-type="float">
            <text:p>0.912215</text:p>
          </table:table-cell>
          <table:table-cell office:value-type="float" office:value="0.774926" calcext:value-type="float">
            <text:p>0.774926</text:p>
          </table:table-cell>
          <table:table-cell office:value-type="float" office:value="0.989003" calcext:value-type="float">
            <text:p>0.989003</text:p>
          </table:table-cell>
          <table:table-cell office:value-type="float" office:value="0.922943" calcext:value-type="float">
            <text:p>0.922943</text:p>
          </table:table-cell>
          <table:table-cell office:value-type="float" office:value="0.750313" calcext:value-type="float">
            <text:p>0.750313</text:p>
          </table:table-cell>
          <table:table-cell office:value-type="float" office:value="1.09416" calcext:value-type="float">
            <text:p>1.09416</text:p>
          </table:table-cell>
          <table:table-cell office:value-type="float" office:value="1.16226" calcext:value-type="float">
            <text:p>1.16226</text:p>
          </table:table-cell>
          <table:table-cell office:value-type="float" office:value="1.18017" calcext:value-type="float">
            <text:p>1.18017</text:p>
          </table:table-cell>
          <table:table-cell office:value-type="float" office:value="1.20706" calcext:value-type="float">
            <text:p>1.20706</text:p>
          </table:table-cell>
          <table:table-cell office:value-type="float" office:value="0.973305" calcext:value-type="float">
            <text:p>0.973305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48385" calcext:value-type="float">
            <text:p>0.748385</text:p>
          </table:table-cell>
          <table:table-cell office:value-type="float" office:value="0.842904" calcext:value-type="float">
            <text:p>0.842904</text:p>
          </table:table-cell>
          <table:table-cell office:value-type="float" office:value="1.13956" calcext:value-type="float">
            <text:p>1.13956</text:p>
          </table:table-cell>
          <table:table-cell office:value-type="float" office:value="0.950524" calcext:value-type="float">
            <text:p>0.950524</text:p>
          </table:table-cell>
          <table:table-cell office:value-type="float" office:value="1.25274" calcext:value-type="float">
            <text:p>1.25274</text:p>
          </table:table-cell>
          <table:table-cell office:value-type="float" office:value="0.952676" calcext:value-type="float">
            <text:p>0.952676</text:p>
          </table:table-cell>
          <table:table-cell office:value-type="float" office:value="1.0402" calcext:value-type="float">
            <text:p>1.0402</text:p>
          </table:table-cell>
          <table:table-cell office:value-type="float" office:value="0.914904" calcext:value-type="float">
            <text:p>0.914904</text:p>
          </table:table-cell>
          <table:table-cell office:value-type="float" office:value="1.11" calcext:value-type="float">
            <text:p>1.11</text:p>
          </table:table-cell>
          <table:table-cell office:value-type="float" office:value="1.40875" calcext:value-type="float">
            <text:p>1.40875</text:p>
          </table:table-cell>
          <table:table-cell office:value-type="float" office:value="1.03249" calcext:value-type="float">
            <text:p>1.03249</text:p>
          </table:table-cell>
          <table:table-cell office:value-type="float" office:value="0.840462" calcext:value-type="float">
            <text:p>0.840462</text:p>
          </table:table-cell>
          <table:table-cell office:value-type="float" office:value="0.971838" calcext:value-type="float">
            <text:p>0.971838</text:p>
          </table:table-cell>
          <table:table-cell office:value-type="float" office:value="1.02216" calcext:value-type="float">
            <text:p>1.02216</text:p>
          </table:table-cell>
          <table:table-cell office:value-type="float" office:value="1.07152" calcext:value-type="float">
            <text:p>1.07152</text:p>
          </table:table-cell>
          <table:table-cell office:value-type="float" office:value="0.795176" calcext:value-type="float">
            <text:p>0.795176</text:p>
          </table:table-cell>
          <table:table-cell office:value-type="float" office:value="0.973772" calcext:value-type="float">
            <text:p>0.973772</text:p>
          </table:table-cell>
          <table:table-cell office:value-type="float" office:value="0.768002" calcext:value-type="float">
            <text:p>0.768002</text:p>
          </table:table-cell>
          <table:table-cell office:value-type="float" office:value="0.815258" calcext:value-type="float">
            <text:p>0.815258</text:p>
          </table:table-cell>
          <table:table-cell office:value-type="float" office:value="0.967586" calcext:value-type="float">
            <text:p>0.967586</text:p>
          </table:table-cell>
          <table:table-cell office:value-type="float" office:value="1.17742" calcext:value-type="float">
            <text:p>1.17742</text:p>
          </table:table-cell>
          <table:table-cell office:value-type="float" office:value="1.11079" calcext:value-type="float">
            <text:p>1.11079</text:p>
          </table:table-cell>
          <table:table-cell office:value-type="float" office:value="0.987417" calcext:value-type="float">
            <text:p>0.987417</text:p>
          </table:table-cell>
          <table:table-cell office:value-type="float" office:value="1.00311" calcext:value-type="float">
            <text:p>1.00311</text:p>
          </table:table-cell>
          <table:table-cell office:value-type="float" office:value="0.958634" calcext:value-type="float">
            <text:p>0.958634</text:p>
          </table:table-cell>
          <table:table-cell office:value-type="float" office:value="0.957033" calcext:value-type="float">
            <text:p>0.957033</text:p>
          </table:table-cell>
          <table:table-cell office:value-type="float" office:value="0.965033" calcext:value-type="float">
            <text:p>0.965033</text:p>
          </table:table-cell>
          <table:table-cell office:value-type="float" office:value="0.935672" calcext:value-type="float">
            <text:p>0.935672</text:p>
          </table:table-cell>
          <table:table-cell office:value-type="float" office:value="0.96805" calcext:value-type="float">
            <text:p>0.96805</text:p>
          </table:table-cell>
          <table:table-cell office:value-type="float" office:value="0.768163" calcext:value-type="float">
            <text:p>0.768163</text:p>
          </table:table-cell>
          <table:table-cell office:value-type="float" office:value="0.968652" calcext:value-type="float">
            <text:p>0.968652</text:p>
          </table:table-cell>
          <table:table-cell office:value-type="float" office:value="1.07664" calcext:value-type="float">
            <text:p>1.07664</text:p>
          </table:table-cell>
          <table:table-cell office:value-type="float" office:value="0.807621" calcext:value-type="float">
            <text:p>0.807621</text:p>
          </table:table-cell>
          <table:table-cell office:value-type="float" office:value="1.01346" calcext:value-type="float">
            <text:p>1.01346</text:p>
          </table:table-cell>
          <table:table-cell office:value-type="float" office:value="0.868735" calcext:value-type="float">
            <text:p>0.868735</text:p>
          </table:table-cell>
          <table:table-cell office:value-type="float" office:value="0.869607" calcext:value-type="float">
            <text:p>0.869607</text:p>
          </table:table-cell>
          <table:table-cell office:value-type="float" office:value="0.912809" calcext:value-type="float">
            <text:p>0.912809</text:p>
          </table:table-cell>
          <table:table-cell office:value-type="float" office:value="1.31902" calcext:value-type="float">
            <text:p>1.31902</text:p>
          </table:table-cell>
          <table:table-cell office:value-type="float" office:value="0.805431" calcext:value-type="float">
            <text:p>0.805431</text:p>
          </table:table-cell>
          <table:table-cell office:value-type="float" office:value="1.02034" calcext:value-type="float">
            <text:p>1.02034</text:p>
          </table:table-cell>
          <table:table-cell office:value-type="float" office:value="0.952941" calcext:value-type="float">
            <text:p>0.952941</text:p>
          </table:table-cell>
          <table:table-cell office:value-type="float" office:value="0.799106" calcext:value-type="float">
            <text:p>0.799106</text:p>
          </table:table-cell>
          <table:table-cell office:value-type="float" office:value="1.05986" calcext:value-type="float">
            <text:p>1.05986</text:p>
          </table:table-cell>
          <table:table-cell office:value-type="float" office:value="0.898099" calcext:value-type="float">
            <text:p>0.898099</text:p>
          </table:table-cell>
          <table:table-cell office:value-type="float" office:value="0.792471" calcext:value-type="float">
            <text:p>0.792471</text:p>
          </table:table-cell>
          <table:table-cell office:value-type="float" office:value="0.800079" calcext:value-type="float">
            <text:p>0.800079</text:p>
          </table:table-cell>
          <table:table-cell office:value-type="float" office:value="1.00402" calcext:value-type="float">
            <text:p>1.00402</text:p>
          </table:table-cell>
          <table:table-cell office:value-type="float" office:value="0.797247" calcext:value-type="float">
            <text:p>0.797247</text:p>
          </table:table-cell>
          <table:table-cell office:value-type="float" office:value="0.43586" calcext:value-type="float">
            <text:p>0.43586</text:p>
          </table:table-cell>
          <table:table-cell office:value-type="float" office:value="0.393958" calcext:value-type="float">
            <text:p>0.393958</text:p>
          </table:table-cell>
          <table:table-cell office:value-type="float" office:value="0.373097" calcext:value-type="float">
            <text:p>0.373097</text:p>
          </table:table-cell>
          <table:table-cell office:value-type="float" office:value="0.362387" calcext:value-type="float">
            <text:p>0.362387</text:p>
          </table:table-cell>
        </table:table-row>
        <table:table-row table:style-name="ro1">
          <table:table-cell office:value-type="string" calcext:value-type="string">
            <text:p>RK</text:p>
          </table:table-cell>
          <table:table-cell table:formula="of:=MEDIAN([.B1:.EU1])" office:value-type="float" office:value="0.218691" calcext:value-type="float">
            <text:p>0.218691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KMP</text:p>
          </table:table-cell>
          <table:table-cell table:formula="of:=MEDIAN([.B2:.EU2])" office:value-type="float" office:value="0.2367885" calcext:value-type="float">
            <text:p>0.2367885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STD</text:p>
          </table:table-cell>
          <table:table-cell table:formula="of:=MEDIAN([.B3:.EU3])" office:value-type="float" office:value="0.678371" calcext:value-type="float">
            <text:p>0.678371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Levenshtein</text:p>
          </table:table-cell>
          <table:table-cell table:formula="of:=MEDIAN([.B4:.EU4])" office:value-type="float" office:value="0.3307155" calcext:value-type="float">
            <text:p>0.3307155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Dice</text:p>
          </table:table-cell>
          <table:table-cell table:formula="of:=MEDIAN([.B5:.EU5])" office:value-type="float" office:value="0.9735385" calcext:value-type="float">
            <text:p>0.9735385</text:p>
          </table:table-cell>
          <table:table-cell table:number-columns-repeated="149"/>
        </table:table-row>
      </table:table>
      <table:table table:name="qwerty" table:style-name="ta1">
        <table:table-column table:style-name="co1" table:number-columns-repeated="151" table:default-cell-style-name="Default"/>
        <table:table-row table:style-name="ro1">
          <table:table-cell office:value-type="string" calcext:value-type="string">
            <text:p>Rabin-Karp</text:p>
          </table:table-cell>
          <table:table-cell office:value-type="float" office:value="0.286567" calcext:value-type="float">
            <text:p>0.286567</text:p>
          </table:table-cell>
          <table:table-cell office:value-type="float" office:value="0.207459" calcext:value-type="float">
            <text:p>0.207459</text:p>
          </table:table-cell>
          <table:table-cell office:value-type="float" office:value="0.193153" calcext:value-type="float">
            <text:p>0.193153</text:p>
          </table:table-cell>
          <table:table-cell office:value-type="float" office:value="0.217832" calcext:value-type="float">
            <text:p>0.217832</text:p>
          </table:table-cell>
          <table:table-cell office:value-type="float" office:value="0.311953" calcext:value-type="float">
            <text:p>0.311953</text:p>
          </table:table-cell>
          <table:table-cell office:value-type="float" office:value="0.255261" calcext:value-type="float">
            <text:p>0.255261</text:p>
          </table:table-cell>
          <table:table-cell office:value-type="float" office:value="0.236111" calcext:value-type="float">
            <text:p>0.236111</text:p>
          </table:table-cell>
          <table:table-cell office:value-type="float" office:value="0.219496" calcext:value-type="float">
            <text:p>0.219496</text:p>
          </table:table-cell>
          <table:table-cell office:value-type="float" office:value="0.200782" calcext:value-type="float">
            <text:p>0.200782</text:p>
          </table:table-cell>
          <table:table-cell office:value-type="float" office:value="0.206791" calcext:value-type="float">
            <text:p>0.206791</text:p>
          </table:table-cell>
          <table:table-cell office:value-type="float" office:value="0.372746" calcext:value-type="float">
            <text:p>0.372746</text:p>
          </table:table-cell>
          <table:table-cell office:value-type="float" office:value="0.194076" calcext:value-type="float">
            <text:p>0.194076</text:p>
          </table:table-cell>
          <table:table-cell office:value-type="float" office:value="0.19894" calcext:value-type="float">
            <text:p>0.19894</text:p>
          </table:table-cell>
          <table:table-cell office:value-type="float" office:value="0.27933" calcext:value-type="float">
            <text:p>0.27933</text:p>
          </table:table-cell>
          <table:table-cell office:value-type="float" office:value="0.23649" calcext:value-type="float">
            <text:p>0.23649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221225" calcext:value-type="float">
            <text:p>0.221225</text:p>
          </table:table-cell>
          <table:table-cell office:value-type="float" office:value="0.198923" calcext:value-type="float">
            <text:p>0.198923</text:p>
          </table:table-cell>
          <table:table-cell office:value-type="float" office:value="0.206185" calcext:value-type="float">
            <text:p>0.206185</text:p>
          </table:table-cell>
          <table:table-cell office:value-type="float" office:value="0.207213" calcext:value-type="float">
            <text:p>0.207213</text:p>
          </table:table-cell>
          <table:table-cell office:value-type="float" office:value="0.200952" calcext:value-type="float">
            <text:p>0.200952</text:p>
          </table:table-cell>
          <table:table-cell office:value-type="float" office:value="0.193539" calcext:value-type="float">
            <text:p>0.193539</text:p>
          </table:table-cell>
          <table:table-cell office:value-type="float" office:value="0.288905" calcext:value-type="float">
            <text:p>0.288905</text:p>
          </table:table-cell>
          <table:table-cell office:value-type="float" office:value="0.265031" calcext:value-type="float">
            <text:p>0.265031</text:p>
          </table:table-cell>
          <table:table-cell office:value-type="float" office:value="0.217249" calcext:value-type="float">
            <text:p>0.217249</text:p>
          </table:table-cell>
          <table:table-cell office:value-type="float" office:value="0.383971" calcext:value-type="float">
            <text:p>0.383971</text:p>
          </table:table-cell>
          <table:table-cell office:value-type="float" office:value="0.239159" calcext:value-type="float">
            <text:p>0.239159</text:p>
          </table:table-cell>
          <table:table-cell office:value-type="float" office:value="0.248003" calcext:value-type="float">
            <text:p>0.248003</text:p>
          </table:table-cell>
          <table:table-cell office:value-type="float" office:value="0.266783" calcext:value-type="float">
            <text:p>0.266783</text:p>
          </table:table-cell>
          <table:table-cell office:value-type="float" office:value="0.254441" calcext:value-type="float">
            <text:p>0.254441</text:p>
          </table:table-cell>
          <table:table-cell office:value-type="float" office:value="0.202785" calcext:value-type="float">
            <text:p>0.202785</text:p>
          </table:table-cell>
          <table:table-cell office:value-type="float" office:value="0.281226" calcext:value-type="float">
            <text:p>0.281226</text:p>
          </table:table-cell>
          <table:table-cell office:value-type="float" office:value="0.177538" calcext:value-type="float">
            <text:p>0.177538</text:p>
          </table:table-cell>
          <table:table-cell office:value-type="float" office:value="0.264026" calcext:value-type="float">
            <text:p>0.264026</text:p>
          </table:table-cell>
          <table:table-cell office:value-type="float" office:value="0.299446" calcext:value-type="float">
            <text:p>0.299446</text:p>
          </table:table-cell>
          <table:table-cell office:value-type="float" office:value="0.194242" calcext:value-type="float">
            <text:p>0.194242</text:p>
          </table:table-cell>
          <table:table-cell office:value-type="float" office:value="0.380957" calcext:value-type="float">
            <text:p>0.380957</text:p>
          </table:table-cell>
          <table:table-cell office:value-type="float" office:value="0.350855" calcext:value-type="float">
            <text:p>0.350855</text:p>
          </table:table-cell>
          <table:table-cell office:value-type="float" office:value="0.387448" calcext:value-type="float">
            <text:p>0.387448</text:p>
          </table:table-cell>
          <table:table-cell office:value-type="float" office:value="0.200823" calcext:value-type="float">
            <text:p>0.200823</text:p>
          </table:table-cell>
          <table:table-cell office:value-type="float" office:value="0.202125" calcext:value-type="float">
            <text:p>0.202125</text:p>
          </table:table-cell>
          <table:table-cell office:value-type="float" office:value="0.184068" calcext:value-type="float">
            <text:p>0.184068</text:p>
          </table:table-cell>
          <table:table-cell office:value-type="float" office:value="0.202089" calcext:value-type="float">
            <text:p>0.202089</text:p>
          </table:table-cell>
          <table:table-cell office:value-type="float" office:value="0.315751" calcext:value-type="float">
            <text:p>0.315751</text:p>
          </table:table-cell>
          <table:table-cell office:value-type="float" office:value="0.219259" calcext:value-type="float">
            <text:p>0.219259</text:p>
          </table:table-cell>
          <table:table-cell office:value-type="float" office:value="0.285634" calcext:value-type="float">
            <text:p>0.285634</text:p>
          </table:table-cell>
          <table:table-cell office:value-type="float" office:value="0.197303" calcext:value-type="float">
            <text:p>0.197303</text:p>
          </table:table-cell>
          <table:table-cell office:value-type="float" office:value="0.193101" calcext:value-type="float">
            <text:p>0.193101</text:p>
          </table:table-cell>
          <table:table-cell office:value-type="float" office:value="0.255675" calcext:value-type="float">
            <text:p>0.255675</text:p>
          </table:table-cell>
          <table:table-cell office:value-type="float" office:value="0.261781" calcext:value-type="float">
            <text:p>0.261781</text:p>
          </table:table-cell>
          <table:table-cell office:value-type="float" office:value="0.181199" calcext:value-type="float">
            <text:p>0.181199</text:p>
          </table:table-cell>
          <table:table-cell office:value-type="float" office:value="0.254554" calcext:value-type="float">
            <text:p>0.254554</text:p>
          </table:table-cell>
          <table:table-cell office:value-type="float" office:value="0.195958" calcext:value-type="float">
            <text:p>0.195958</text:p>
          </table:table-cell>
          <table:table-cell office:value-type="float" office:value="0.189904" calcext:value-type="float">
            <text:p>0.189904</text:p>
          </table:table-cell>
          <table:table-cell office:value-type="float" office:value="0.207569" calcext:value-type="float">
            <text:p>0.207569</text:p>
          </table:table-cell>
          <table:table-cell office:value-type="float" office:value="0.193996" calcext:value-type="float">
            <text:p>0.193996</text:p>
          </table:table-cell>
          <table:table-cell office:value-type="float" office:value="0.219801" calcext:value-type="float">
            <text:p>0.219801</text:p>
          </table:table-cell>
          <table:table-cell office:value-type="float" office:value="0.258971" calcext:value-type="float">
            <text:p>0.258971</text:p>
          </table:table-cell>
          <table:table-cell office:value-type="float" office:value="0.184942" calcext:value-type="float">
            <text:p>0.184942</text:p>
          </table:table-cell>
          <table:table-cell office:value-type="float" office:value="0.304897" calcext:value-type="float">
            <text:p>0.304897</text:p>
          </table:table-cell>
          <table:table-cell office:value-type="float" office:value="0.295544" calcext:value-type="float">
            <text:p>0.295544</text:p>
          </table:table-cell>
          <table:table-cell office:value-type="float" office:value="0.202257" calcext:value-type="float">
            <text:p>0.202257</text:p>
          </table:table-cell>
          <table:table-cell office:value-type="float" office:value="0.197136" calcext:value-type="float">
            <text:p>0.197136</text:p>
          </table:table-cell>
          <table:table-cell office:value-type="float" office:value="0.323079" calcext:value-type="float">
            <text:p>0.323079</text:p>
          </table:table-cell>
          <table:table-cell office:value-type="float" office:value="0.206524" calcext:value-type="float">
            <text:p>0.206524</text:p>
          </table:table-cell>
          <table:table-cell office:value-type="float" office:value="0.278949" calcext:value-type="float">
            <text:p>0.278949</text:p>
          </table:table-cell>
          <table:table-cell office:value-type="float" office:value="0.199538" calcext:value-type="float">
            <text:p>0.199538</text:p>
          </table:table-cell>
          <table:table-cell office:value-type="float" office:value="0.380869" calcext:value-type="float">
            <text:p>0.380869</text:p>
          </table:table-cell>
          <table:table-cell office:value-type="float" office:value="0.305534" calcext:value-type="float">
            <text:p>0.305534</text:p>
          </table:table-cell>
          <table:table-cell office:value-type="float" office:value="0.195572" calcext:value-type="float">
            <text:p>0.195572</text:p>
          </table:table-cell>
          <table:table-cell office:value-type="float" office:value="0.252273" calcext:value-type="float">
            <text:p>0.252273</text:p>
          </table:table-cell>
          <table:table-cell office:value-type="float" office:value="0.197342" calcext:value-type="float">
            <text:p>0.197342</text:p>
          </table:table-cell>
          <table:table-cell office:value-type="float" office:value="0.239232" calcext:value-type="float">
            <text:p>0.239232</text:p>
          </table:table-cell>
          <table:table-cell office:value-type="float" office:value="0.21889" calcext:value-type="float">
            <text:p>0.21889</text:p>
          </table:table-cell>
          <table:table-cell office:value-type="float" office:value="0.197918" calcext:value-type="float">
            <text:p>0.197918</text:p>
          </table:table-cell>
          <table:table-cell office:value-type="float" office:value="0.245698" calcext:value-type="float">
            <text:p>0.245698</text:p>
          </table:table-cell>
          <table:table-cell office:value-type="float" office:value="0.386781" calcext:value-type="float">
            <text:p>0.386781</text:p>
          </table:table-cell>
          <table:table-cell office:value-type="float" office:value="0.355229" calcext:value-type="float">
            <text:p>0.355229</text:p>
          </table:table-cell>
          <table:table-cell office:value-type="float" office:value="0.198475" calcext:value-type="float">
            <text:p>0.198475</text:p>
          </table:table-cell>
          <table:table-cell office:value-type="float" office:value="0.292393" calcext:value-type="float">
            <text:p>0.292393</text:p>
          </table:table-cell>
          <table:table-cell office:value-type="float" office:value="0.270155" calcext:value-type="float">
            <text:p>0.270155</text:p>
          </table:table-cell>
          <table:table-cell office:value-type="float" office:value="0.202787" calcext:value-type="float">
            <text:p>0.202787</text:p>
          </table:table-cell>
          <table:table-cell office:value-type="float" office:value="0.257798" calcext:value-type="float">
            <text:p>0.257798</text:p>
          </table:table-cell>
          <table:table-cell office:value-type="float" office:value="0.280509" calcext:value-type="float">
            <text:p>0.280509</text:p>
          </table:table-cell>
          <table:table-cell office:value-type="float" office:value="0.180015" calcext:value-type="float">
            <text:p>0.180015</text:p>
          </table:table-cell>
          <table:table-cell office:value-type="float" office:value="0.221519" calcext:value-type="float">
            <text:p>0.221519</text:p>
          </table:table-cell>
          <table:table-cell office:value-type="float" office:value="0.35352" calcext:value-type="float">
            <text:p>0.35352</text:p>
          </table:table-cell>
          <table:table-cell office:value-type="float" office:value="0.257833" calcext:value-type="float">
            <text:p>0.257833</text:p>
          </table:table-cell>
          <table:table-cell office:value-type="float" office:value="0.199641" calcext:value-type="float">
            <text:p>0.199641</text:p>
          </table:table-cell>
          <table:table-cell office:value-type="float" office:value="0.231595" calcext:value-type="float">
            <text:p>0.231595</text:p>
          </table:table-cell>
          <table:table-cell office:value-type="float" office:value="0.202054" calcext:value-type="float">
            <text:p>0.202054</text:p>
          </table:table-cell>
          <table:table-cell office:value-type="float" office:value="0.408551" calcext:value-type="float">
            <text:p>0.408551</text:p>
          </table:table-cell>
          <table:table-cell office:value-type="float" office:value="0.383905" calcext:value-type="float">
            <text:p>0.383905</text:p>
          </table:table-cell>
          <table:table-cell office:value-type="float" office:value="0.333381" calcext:value-type="float">
            <text:p>0.333381</text:p>
          </table:table-cell>
          <table:table-cell office:value-type="float" office:value="0.368869" calcext:value-type="float">
            <text:p>0.368869</text:p>
          </table:table-cell>
          <table:table-cell office:value-type="float" office:value="0.307787" calcext:value-type="float">
            <text:p>0.307787</text:p>
          </table:table-cell>
          <table:table-cell office:value-type="float" office:value="0.367606" calcext:value-type="float">
            <text:p>0.367606</text:p>
          </table:table-cell>
          <table:table-cell office:value-type="float" office:value="0.213588" calcext:value-type="float">
            <text:p>0.213588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197603" calcext:value-type="float">
            <text:p>0.197603</text:p>
          </table:table-cell>
          <table:table-cell office:value-type="float" office:value="0.251728" calcext:value-type="float">
            <text:p>0.251728</text:p>
          </table:table-cell>
          <table:table-cell office:value-type="float" office:value="0.244465" calcext:value-type="float">
            <text:p>0.244465</text:p>
          </table:table-cell>
          <table:table-cell office:value-type="float" office:value="0.214182" calcext:value-type="float">
            <text:p>0.214182</text:p>
          </table:table-cell>
          <table:table-cell office:value-type="float" office:value="0.307954" calcext:value-type="float">
            <text:p>0.307954</text:p>
          </table:table-cell>
          <table:table-cell office:value-type="float" office:value="0.198819" calcext:value-type="float">
            <text:p>0.198819</text:p>
          </table:table-cell>
          <table:table-cell office:value-type="float" office:value="0.324501" calcext:value-type="float">
            <text:p>0.324501</text:p>
          </table:table-cell>
          <table:table-cell office:value-type="float" office:value="0.276036" calcext:value-type="float">
            <text:p>0.276036</text:p>
          </table:table-cell>
          <table:table-cell office:value-type="float" office:value="0.269751" calcext:value-type="float">
            <text:p>0.269751</text:p>
          </table:table-cell>
          <table:table-cell office:value-type="float" office:value="0.258914" calcext:value-type="float">
            <text:p>0.258914</text:p>
          </table:table-cell>
          <table:table-cell office:value-type="float" office:value="0.316127" calcext:value-type="float">
            <text:p>0.316127</text:p>
          </table:table-cell>
          <table:table-cell office:value-type="float" office:value="0.191791" calcext:value-type="float">
            <text:p>0.191791</text:p>
          </table:table-cell>
          <table:table-cell office:value-type="float" office:value="0.180156" calcext:value-type="float">
            <text:p>0.180156</text:p>
          </table:table-cell>
          <table:table-cell office:value-type="float" office:value="0.229989" calcext:value-type="float">
            <text:p>0.229989</text:p>
          </table:table-cell>
          <table:table-cell office:value-type="float" office:value="0.202227" calcext:value-type="float">
            <text:p>0.202227</text:p>
          </table:table-cell>
          <table:table-cell office:value-type="float" office:value="0.297607" calcext:value-type="float">
            <text:p>0.297607</text:p>
          </table:table-cell>
          <table:table-cell office:value-type="float" office:value="0.315526" calcext:value-type="float">
            <text:p>0.315526</text:p>
          </table:table-cell>
          <table:table-cell office:value-type="float" office:value="0.216764" calcext:value-type="float">
            <text:p>0.216764</text:p>
          </table:table-cell>
          <table:table-cell office:value-type="float" office:value="0.358234" calcext:value-type="float">
            <text:p>0.358234</text:p>
          </table:table-cell>
          <table:table-cell office:value-type="float" office:value="0.185234" calcext:value-type="float">
            <text:p>0.185234</text:p>
          </table:table-cell>
          <table:table-cell office:value-type="float" office:value="0.224003" calcext:value-type="float">
            <text:p>0.224003</text:p>
          </table:table-cell>
          <table:table-cell office:value-type="float" office:value="0.190233" calcext:value-type="float">
            <text:p>0.190233</text:p>
          </table:table-cell>
          <table:table-cell office:value-type="float" office:value="0.234964" calcext:value-type="float">
            <text:p>0.234964</text:p>
          </table:table-cell>
          <table:table-cell office:value-type="float" office:value="0.239244" calcext:value-type="float">
            <text:p>0.239244</text:p>
          </table:table-cell>
          <table:table-cell office:value-type="float" office:value="0.211859" calcext:value-type="float">
            <text:p>0.211859</text:p>
          </table:table-cell>
          <table:table-cell office:value-type="float" office:value="0.309795" calcext:value-type="float">
            <text:p>0.309795</text:p>
          </table:table-cell>
          <table:table-cell office:value-type="float" office:value="0.189197" calcext:value-type="float">
            <text:p>0.189197</text:p>
          </table:table-cell>
          <table:table-cell office:value-type="float" office:value="0.202975" calcext:value-type="float">
            <text:p>0.202975</text:p>
          </table:table-cell>
          <table:table-cell office:value-type="float" office:value="0.233556" calcext:value-type="float">
            <text:p>0.233556</text:p>
          </table:table-cell>
          <table:table-cell office:value-type="float" office:value="0.223834" calcext:value-type="float">
            <text:p>0.223834</text:p>
          </table:table-cell>
          <table:table-cell office:value-type="float" office:value="0.203814" calcext:value-type="float">
            <text:p>0.203814</text:p>
          </table:table-cell>
          <table:table-cell office:value-type="float" office:value="0.311984" calcext:value-type="float">
            <text:p>0.311984</text:p>
          </table:table-cell>
          <table:table-cell office:value-type="float" office:value="0.185057" calcext:value-type="float">
            <text:p>0.185057</text:p>
          </table:table-cell>
          <table:table-cell office:value-type="float" office:value="0.190749" calcext:value-type="float">
            <text:p>0.190749</text:p>
          </table:table-cell>
          <table:table-cell office:value-type="float" office:value="0.408292" calcext:value-type="float">
            <text:p>0.408292</text:p>
          </table:table-cell>
          <table:table-cell office:value-type="float" office:value="0.3388" calcext:value-type="float">
            <text:p>0.3388</text:p>
          </table:table-cell>
          <table:table-cell office:value-type="float" office:value="0.234099" calcext:value-type="float">
            <text:p>0.234099</text:p>
          </table:table-cell>
          <table:table-cell office:value-type="float" office:value="0.194795" calcext:value-type="float">
            <text:p>0.194795</text:p>
          </table:table-cell>
          <table:table-cell office:value-type="float" office:value="0.221883" calcext:value-type="float">
            <text:p>0.221883</text:p>
          </table:table-cell>
          <table:table-cell office:value-type="float" office:value="0.274465" calcext:value-type="float">
            <text:p>0.274465</text:p>
          </table:table-cell>
          <table:table-cell office:value-type="float" office:value="0.242053" calcext:value-type="float">
            <text:p>0.242053</text:p>
          </table:table-cell>
          <table:table-cell office:value-type="float" office:value="0.279196" calcext:value-type="float">
            <text:p>0.279196</text:p>
          </table:table-cell>
          <table:table-cell office:value-type="float" office:value="0.344055" calcext:value-type="float">
            <text:p>0.344055</text:p>
          </table:table-cell>
          <table:table-cell office:value-type="float" office:value="0.233422" calcext:value-type="float">
            <text:p>0.233422</text:p>
          </table:table-cell>
          <table:table-cell office:value-type="float" office:value="0.189168" calcext:value-type="float">
            <text:p>0.189168</text:p>
          </table:table-cell>
          <table:table-cell office:value-type="float" office:value="0.268937" calcext:value-type="float">
            <text:p>0.268937</text:p>
          </table:table-cell>
          <table:table-cell office:value-type="float" office:value="0.225602" calcext:value-type="float">
            <text:p>0.225602</text:p>
          </table:table-cell>
          <table:table-cell office:value-type="float" office:value="0.384841" calcext:value-type="float">
            <text:p>0.384841</text:p>
          </table:table-cell>
          <table:table-cell office:value-type="float" office:value="0.253825" calcext:value-type="float">
            <text:p>0.253825</text:p>
          </table:table-cell>
          <table:table-cell office:value-type="float" office:value="0.189743" calcext:value-type="float">
            <text:p>0.189743</text:p>
          </table:table-cell>
          <table:table-cell office:value-type="float" office:value="0.0948473" calcext:value-type="float">
            <text:p>0.0948473</text:p>
          </table:table-cell>
        </table:table-row>
        <table:table-row table:style-name="ro1">
          <table:table-cell office:value-type="string" calcext:value-type="string">
            <text:p>KMP</text:p>
          </table:table-cell>
          <table:table-cell office:value-type="float" office:value="0.174947" calcext:value-type="float">
            <text:p>0.174947</text:p>
          </table:table-cell>
          <table:table-cell office:value-type="float" office:value="0.195259" calcext:value-type="float">
            <text:p>0.195259</text:p>
          </table:table-cell>
          <table:table-cell office:value-type="float" office:value="0.210679" calcext:value-type="float">
            <text:p>0.210679</text:p>
          </table:table-cell>
          <table:table-cell office:value-type="float" office:value="0.304193" calcext:value-type="float">
            <text:p>0.304193</text:p>
          </table:table-cell>
          <table:table-cell office:value-type="float" office:value="0.242959" calcext:value-type="float">
            <text:p>0.242959</text:p>
          </table:table-cell>
          <table:table-cell office:value-type="float" office:value="0.240825" calcext:value-type="float">
            <text:p>0.240825</text:p>
          </table:table-cell>
          <table:table-cell office:value-type="float" office:value="0.179459" calcext:value-type="float">
            <text:p>0.179459</text:p>
          </table:table-cell>
          <table:table-cell office:value-type="float" office:value="0.202344" calcext:value-type="float">
            <text:p>0.202344</text:p>
          </table:table-cell>
          <table:table-cell office:value-type="float" office:value="0.189937" calcext:value-type="float">
            <text:p>0.189937</text:p>
          </table:table-cell>
          <table:table-cell office:value-type="float" office:value="0.254371" calcext:value-type="float">
            <text:p>0.254371</text:p>
          </table:table-cell>
          <table:table-cell office:value-type="float" office:value="0.18592" calcext:value-type="float">
            <text:p>0.18592</text:p>
          </table:table-cell>
          <table:table-cell office:value-type="float" office:value="0.210513" calcext:value-type="float">
            <text:p>0.210513</text:p>
          </table:table-cell>
          <table:table-cell office:value-type="float" office:value="0.255967" calcext:value-type="float">
            <text:p>0.255967</text:p>
          </table:table-cell>
          <table:table-cell office:value-type="float" office:value="0.275279" calcext:value-type="float">
            <text:p>0.275279</text:p>
          </table:table-cell>
          <table:table-cell office:value-type="float" office:value="0.22878" calcext:value-type="float">
            <text:p>0.22878</text:p>
          </table:table-cell>
          <table:table-cell office:value-type="float" office:value="0.23859" calcext:value-type="float">
            <text:p>0.23859</text:p>
          </table:table-cell>
          <table:table-cell office:value-type="float" office:value="0.327522" calcext:value-type="float">
            <text:p>0.327522</text:p>
          </table:table-cell>
          <table:table-cell office:value-type="float" office:value="0.21647" calcext:value-type="float">
            <text:p>0.21647</text:p>
          </table:table-cell>
          <table:table-cell office:value-type="float" office:value="0.233917" calcext:value-type="float">
            <text:p>0.233917</text:p>
          </table:table-cell>
          <table:table-cell office:value-type="float" office:value="0.247071" calcext:value-type="float">
            <text:p>0.247071</text:p>
          </table:table-cell>
          <table:table-cell office:value-type="float" office:value="0.27751" calcext:value-type="float">
            <text:p>0.27751</text:p>
          </table:table-cell>
          <table:table-cell office:value-type="float" office:value="0.252286" calcext:value-type="float">
            <text:p>0.252286</text:p>
          </table:table-cell>
          <table:table-cell office:value-type="float" office:value="0.312118" calcext:value-type="float">
            <text:p>0.312118</text:p>
          </table:table-cell>
          <table:table-cell office:value-type="float" office:value="0.313552" calcext:value-type="float">
            <text:p>0.313552</text:p>
          </table:table-cell>
          <table:table-cell office:value-type="float" office:value="0.264894" calcext:value-type="float">
            <text:p>0.264894</text:p>
          </table:table-cell>
          <table:table-cell office:value-type="float" office:value="0.229564" calcext:value-type="float">
            <text:p>0.229564</text:p>
          </table:table-cell>
          <table:table-cell office:value-type="float" office:value="0.333811" calcext:value-type="float">
            <text:p>0.333811</text:p>
          </table:table-cell>
          <table:table-cell office:value-type="float" office:value="0.315828" calcext:value-type="float">
            <text:p>0.315828</text:p>
          </table:table-cell>
          <table:table-cell office:value-type="float" office:value="0.407017" calcext:value-type="float">
            <text:p>0.407017</text:p>
          </table:table-cell>
          <table:table-cell office:value-type="float" office:value="0.20589" calcext:value-type="float">
            <text:p>0.20589</text:p>
          </table:table-cell>
          <table:table-cell office:value-type="float" office:value="0.239384" calcext:value-type="float">
            <text:p>0.239384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389389" calcext:value-type="float">
            <text:p>0.389389</text:p>
          </table:table-cell>
          <table:table-cell office:value-type="float" office:value="0.246618" calcext:value-type="float">
            <text:p>0.246618</text:p>
          </table:table-cell>
          <table:table-cell office:value-type="float" office:value="0.352132" calcext:value-type="float">
            <text:p>0.352132</text:p>
          </table:table-cell>
          <table:table-cell office:value-type="float" office:value="0.381887" calcext:value-type="float">
            <text:p>0.381887</text:p>
          </table:table-cell>
          <table:table-cell office:value-type="float" office:value="0.262598" calcext:value-type="float">
            <text:p>0.262598</text:p>
          </table:table-cell>
          <table:table-cell office:value-type="float" office:value="0.221531" calcext:value-type="float">
            <text:p>0.221531</text:p>
          </table:table-cell>
          <table:table-cell office:value-type="float" office:value="0.232195" calcext:value-type="float">
            <text:p>0.232195</text:p>
          </table:table-cell>
          <table:table-cell office:value-type="float" office:value="0.290321" calcext:value-type="float">
            <text:p>0.290321</text:p>
          </table:table-cell>
          <table:table-cell office:value-type="float" office:value="0.379962" calcext:value-type="float">
            <text:p>0.379962</text:p>
          </table:table-cell>
          <table:table-cell office:value-type="float" office:value="0.301269" calcext:value-type="float">
            <text:p>0.301269</text:p>
          </table:table-cell>
          <table:table-cell office:value-type="float" office:value="0.210001" calcext:value-type="float">
            <text:p>0.210001</text:p>
          </table:table-cell>
          <table:table-cell office:value-type="float" office:value="0.274421" calcext:value-type="float">
            <text:p>0.274421</text:p>
          </table:table-cell>
          <table:table-cell office:value-type="float" office:value="0.218421" calcext:value-type="float">
            <text:p>0.218421</text:p>
          </table:table-cell>
          <table:table-cell office:value-type="float" office:value="0.205081" calcext:value-type="float">
            <text:p>0.205081</text:p>
          </table:table-cell>
          <table:table-cell office:value-type="float" office:value="0.210669" calcext:value-type="float">
            <text:p>0.210669</text:p>
          </table:table-cell>
          <table:table-cell office:value-type="float" office:value="0.21853" calcext:value-type="float">
            <text:p>0.21853</text:p>
          </table:table-cell>
          <table:table-cell office:value-type="float" office:value="0.227194" calcext:value-type="float">
            <text:p>0.227194</text:p>
          </table:table-cell>
          <table:table-cell office:value-type="float" office:value="0.204483" calcext:value-type="float">
            <text:p>0.204483</text:p>
          </table:table-cell>
          <table:table-cell office:value-type="float" office:value="0.202206" calcext:value-type="float">
            <text:p>0.202206</text:p>
          </table:table-cell>
          <table:table-cell office:value-type="float" office:value="0.231847" calcext:value-type="float">
            <text:p>0.231847</text:p>
          </table:table-cell>
          <table:table-cell office:value-type="float" office:value="0.262099" calcext:value-type="float">
            <text:p>0.262099</text:p>
          </table:table-cell>
          <table:table-cell office:value-type="float" office:value="0.214285" calcext:value-type="float">
            <text:p>0.214285</text:p>
          </table:table-cell>
          <table:table-cell office:value-type="float" office:value="0.207058" calcext:value-type="float">
            <text:p>0.207058</text:p>
          </table:table-cell>
          <table:table-cell office:value-type="float" office:value="0.24851" calcext:value-type="float">
            <text:p>0.24851</text:p>
          </table:table-cell>
          <table:table-cell office:value-type="float" office:value="0.315905" calcext:value-type="float">
            <text:p>0.315905</text:p>
          </table:table-cell>
          <table:table-cell office:value-type="float" office:value="0.30717" calcext:value-type="float">
            <text:p>0.30717</text:p>
          </table:table-cell>
          <table:table-cell office:value-type="float" office:value="0.3489" calcext:value-type="float">
            <text:p>0.3489</text:p>
          </table:table-cell>
          <table:table-cell office:value-type="float" office:value="0.219619" calcext:value-type="float">
            <text:p>0.219619</text:p>
          </table:table-cell>
          <table:table-cell office:value-type="float" office:value="0.274545" calcext:value-type="float">
            <text:p>0.274545</text:p>
          </table:table-cell>
          <table:table-cell office:value-type="float" office:value="0.286602" calcext:value-type="float">
            <text:p>0.286602</text:p>
          </table:table-cell>
          <table:table-cell office:value-type="float" office:value="0.313402" calcext:value-type="float">
            <text:p>0.313402</text:p>
          </table:table-cell>
          <table:table-cell office:value-type="float" office:value="0.256292" calcext:value-type="float">
            <text:p>0.256292</text:p>
          </table:table-cell>
          <table:table-cell office:value-type="float" office:value="0.208389" calcext:value-type="float">
            <text:p>0.208389</text:p>
          </table:table-cell>
          <table:table-cell office:value-type="float" office:value="0.285242" calcext:value-type="float">
            <text:p>0.285242</text:p>
          </table:table-cell>
          <table:table-cell office:value-type="float" office:value="0.325975" calcext:value-type="float">
            <text:p>0.325975</text:p>
          </table:table-cell>
          <table:table-cell office:value-type="float" office:value="0.283769" calcext:value-type="float">
            <text:p>0.283769</text:p>
          </table:table-cell>
          <table:table-cell office:value-type="float" office:value="0.302237" calcext:value-type="float">
            <text:p>0.302237</text:p>
          </table:table-cell>
          <table:table-cell office:value-type="float" office:value="0.210675" calcext:value-type="float">
            <text:p>0.210675</text:p>
          </table:table-cell>
          <table:table-cell office:value-type="float" office:value="0.212591" calcext:value-type="float">
            <text:p>0.212591</text:p>
          </table:table-cell>
          <table:table-cell office:value-type="float" office:value="0.226654" calcext:value-type="float">
            <text:p>0.226654</text:p>
          </table:table-cell>
          <table:table-cell office:value-type="float" office:value="0.228762" calcext:value-type="float">
            <text:p>0.228762</text:p>
          </table:table-cell>
          <table:table-cell office:value-type="float" office:value="0.218267" calcext:value-type="float">
            <text:p>0.218267</text:p>
          </table:table-cell>
          <table:table-cell office:value-type="float" office:value="0.250274" calcext:value-type="float">
            <text:p>0.250274</text:p>
          </table:table-cell>
          <table:table-cell office:value-type="float" office:value="0.210988" calcext:value-type="float">
            <text:p>0.210988</text:p>
          </table:table-cell>
          <table:table-cell office:value-type="float" office:value="0.212089" calcext:value-type="float">
            <text:p>0.212089</text:p>
          </table:table-cell>
          <table:table-cell office:value-type="float" office:value="0.37401" calcext:value-type="float">
            <text:p>0.37401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303455" calcext:value-type="float">
            <text:p>0.303455</text:p>
          </table:table-cell>
          <table:table-cell office:value-type="float" office:value="0.218748" calcext:value-type="float">
            <text:p>0.218748</text:p>
          </table:table-cell>
          <table:table-cell office:value-type="float" office:value="0.253706" calcext:value-type="float">
            <text:p>0.253706</text:p>
          </table:table-cell>
          <table:table-cell office:value-type="float" office:value="0.226668" calcext:value-type="float">
            <text:p>0.226668</text:p>
          </table:table-cell>
          <table:table-cell office:value-type="float" office:value="0.193097" calcext:value-type="float">
            <text:p>0.193097</text:p>
          </table:table-cell>
          <table:table-cell office:value-type="float" office:value="0.192702" calcext:value-type="float">
            <text:p>0.192702</text:p>
          </table:table-cell>
          <table:table-cell office:value-type="float" office:value="0.214254" calcext:value-type="float">
            <text:p>0.214254</text:p>
          </table:table-cell>
          <table:table-cell office:value-type="float" office:value="0.256281" calcext:value-type="float">
            <text:p>0.256281</text:p>
          </table:table-cell>
          <table:table-cell office:value-type="float" office:value="0.239003" calcext:value-type="float">
            <text:p>0.239003</text:p>
          </table:table-cell>
          <table:table-cell office:value-type="float" office:value="0.275494" calcext:value-type="float">
            <text:p>0.275494</text:p>
          </table:table-cell>
          <table:table-cell office:value-type="float" office:value="0.270342" calcext:value-type="float">
            <text:p>0.270342</text:p>
          </table:table-cell>
          <table:table-cell office:value-type="float" office:value="0.303613" calcext:value-type="float">
            <text:p>0.303613</text:p>
          </table:table-cell>
          <table:table-cell office:value-type="float" office:value="0.296455" calcext:value-type="float">
            <text:p>0.296455</text:p>
          </table:table-cell>
          <table:table-cell office:value-type="float" office:value="0.273027" calcext:value-type="float">
            <text:p>0.273027</text:p>
          </table:table-cell>
          <table:table-cell office:value-type="float" office:value="0.237934" calcext:value-type="float">
            <text:p>0.237934</text:p>
          </table:table-cell>
          <table:table-cell office:value-type="float" office:value="0.199772" calcext:value-type="float">
            <text:p>0.199772</text:p>
          </table:table-cell>
          <table:table-cell office:value-type="float" office:value="0.323053" calcext:value-type="float">
            <text:p>0.323053</text:p>
          </table:table-cell>
          <table:table-cell office:value-type="float" office:value="0.283685" calcext:value-type="float">
            <text:p>0.283685</text:p>
          </table:table-cell>
          <table:table-cell office:value-type="float" office:value="0.223138" calcext:value-type="float">
            <text:p>0.223138</text:p>
          </table:table-cell>
          <table:table-cell office:value-type="float" office:value="0.254564" calcext:value-type="float">
            <text:p>0.254564</text:p>
          </table:table-cell>
          <table:table-cell office:value-type="float" office:value="0.210016" calcext:value-type="float">
            <text:p>0.210016</text:p>
          </table:table-cell>
          <table:table-cell office:value-type="float" office:value="0.370161" calcext:value-type="float">
            <text:p>0.370161</text:p>
          </table:table-cell>
          <table:table-cell office:value-type="float" office:value="0.20278" calcext:value-type="float">
            <text:p>0.20278</text:p>
          </table:table-cell>
          <table:table-cell office:value-type="float" office:value="0.21533" calcext:value-type="float">
            <text:p>0.21533</text:p>
          </table:table-cell>
          <table:table-cell office:value-type="float" office:value="0.36819" calcext:value-type="float">
            <text:p>0.36819</text:p>
          </table:table-cell>
          <table:table-cell office:value-type="float" office:value="0.234075" calcext:value-type="float">
            <text:p>0.234075</text:p>
          </table:table-cell>
          <table:table-cell office:value-type="float" office:value="0.278371" calcext:value-type="float">
            <text:p>0.278371</text:p>
          </table:table-cell>
          <table:table-cell office:value-type="float" office:value="0.208002" calcext:value-type="float">
            <text:p>0.208002</text:p>
          </table:table-cell>
          <table:table-cell office:value-type="float" office:value="0.202621" calcext:value-type="float">
            <text:p>0.202621</text:p>
          </table:table-cell>
          <table:table-cell office:value-type="float" office:value="0.336557" calcext:value-type="float">
            <text:p>0.336557</text:p>
          </table:table-cell>
          <table:table-cell office:value-type="float" office:value="0.358184" calcext:value-type="float">
            <text:p>0.358184</text:p>
          </table:table-cell>
          <table:table-cell office:value-type="float" office:value="0.209269" calcext:value-type="float">
            <text:p>0.209269</text:p>
          </table:table-cell>
          <table:table-cell office:value-type="float" office:value="0.235285" calcext:value-type="float">
            <text:p>0.235285</text:p>
          </table:table-cell>
          <table:table-cell office:value-type="float" office:value="0.224249" calcext:value-type="float">
            <text:p>0.224249</text:p>
          </table:table-cell>
          <table:table-cell office:value-type="float" office:value="0.214908" calcext:value-type="float">
            <text:p>0.214908</text:p>
          </table:table-cell>
          <table:table-cell office:value-type="float" office:value="0.20615" calcext:value-type="float">
            <text:p>0.20615</text:p>
          </table:table-cell>
          <table:table-cell office:value-type="float" office:value="0.292661" calcext:value-type="float">
            <text:p>0.292661</text:p>
          </table:table-cell>
          <table:table-cell office:value-type="float" office:value="0.347468" calcext:value-type="float">
            <text:p>0.347468</text:p>
          </table:table-cell>
          <table:table-cell office:value-type="float" office:value="0.211396" calcext:value-type="float">
            <text:p>0.211396</text:p>
          </table:table-cell>
          <table:table-cell office:value-type="float" office:value="0.433567" calcext:value-type="float">
            <text:p>0.433567</text:p>
          </table:table-cell>
          <table:table-cell office:value-type="float" office:value="0.240717" calcext:value-type="float">
            <text:p>0.240717</text:p>
          </table:table-cell>
          <table:table-cell office:value-type="float" office:value="0.255319" calcext:value-type="float">
            <text:p>0.255319</text:p>
          </table:table-cell>
          <table:table-cell office:value-type="float" office:value="0.355582" calcext:value-type="float">
            <text:p>0.355582</text:p>
          </table:table-cell>
          <table:table-cell office:value-type="float" office:value="0.398246" calcext:value-type="float">
            <text:p>0.398246</text:p>
          </table:table-cell>
          <table:table-cell office:value-type="float" office:value="0.194663" calcext:value-type="float">
            <text:p>0.194663</text:p>
          </table:table-cell>
          <table:table-cell office:value-type="float" office:value="0.236279" calcext:value-type="float">
            <text:p>0.236279</text:p>
          </table:table-cell>
          <table:table-cell office:value-type="float" office:value="0.285287" calcext:value-type="float">
            <text:p>0.285287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207707" calcext:value-type="float">
            <text:p>0.207707</text:p>
          </table:table-cell>
          <table:table-cell office:value-type="float" office:value="0.383084" calcext:value-type="float">
            <text:p>0.383084</text:p>
          </table:table-cell>
          <table:table-cell office:value-type="float" office:value="0.202707" calcext:value-type="float">
            <text:p>0.202707</text:p>
          </table:table-cell>
          <table:table-cell office:value-type="float" office:value="0.208551" calcext:value-type="float">
            <text:p>0.208551</text:p>
          </table:table-cell>
          <table:table-cell office:value-type="float" office:value="0.210322" calcext:value-type="float">
            <text:p>0.210322</text:p>
          </table:table-cell>
          <table:table-cell office:value-type="float" office:value="0.194769" calcext:value-type="float">
            <text:p>0.194769</text:p>
          </table:table-cell>
          <table:table-cell office:value-type="float" office:value="0.204644" calcext:value-type="float">
            <text:p>0.204644</text:p>
          </table:table-cell>
          <table:table-cell office:value-type="float" office:value="0.200635" calcext:value-type="float">
            <text:p>0.200635</text:p>
          </table:table-cell>
          <table:table-cell office:value-type="float" office:value="0.214756" calcext:value-type="float">
            <text:p>0.214756</text:p>
          </table:table-cell>
          <table:table-cell office:value-type="float" office:value="0.217175" calcext:value-type="float">
            <text:p>0.217175</text:p>
          </table:table-cell>
          <table:table-cell office:value-type="float" office:value="0.301217" calcext:value-type="float">
            <text:p>0.301217</text:p>
          </table:table-cell>
          <table:table-cell office:value-type="float" office:value="0.221321" calcext:value-type="float">
            <text:p>0.221321</text:p>
          </table:table-cell>
          <table:table-cell office:value-type="float" office:value="0.228472" calcext:value-type="float">
            <text:p>0.228472</text:p>
          </table:table-cell>
          <table:table-cell office:value-type="float" office:value="0.429784" calcext:value-type="float">
            <text:p>0.429784</text:p>
          </table:table-cell>
          <table:table-cell office:value-type="float" office:value="0.196829" calcext:value-type="float">
            <text:p>0.196829</text:p>
          </table:table-cell>
          <table:table-cell office:value-type="float" office:value="0.198448" calcext:value-type="float">
            <text:p>0.198448</text:p>
          </table:table-cell>
          <table:table-cell office:value-type="float" office:value="0.203198" calcext:value-type="float">
            <text:p>0.203198</text:p>
          </table:table-cell>
          <table:table-cell office:value-type="float" office:value="0.221845" calcext:value-type="float">
            <text:p>0.221845</text:p>
          </table:table-cell>
          <table:table-cell office:value-type="float" office:value="0.352745" calcext:value-type="float">
            <text:p>0.352745</text:p>
          </table:table-cell>
          <table:table-cell office:value-type="float" office:value="0.345015" calcext:value-type="float">
            <text:p>0.345015</text:p>
          </table:table-cell>
          <table:table-cell office:value-type="float" office:value="0.236977" calcext:value-type="float">
            <text:p>0.236977</text:p>
          </table:table-cell>
          <table:table-cell office:value-type="float" office:value="0.366197" calcext:value-type="float">
            <text:p>0.366197</text:p>
          </table:table-cell>
          <table:table-cell office:value-type="float" office:value="0.287738" calcext:value-type="float">
            <text:p>0.287738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640324" calcext:value-type="float">
            <text:p>0.640324</text:p>
          </table:table-cell>
          <table:table-cell office:value-type="float" office:value="0.706826" calcext:value-type="float">
            <text:p>0.706826</text:p>
          </table:table-cell>
          <table:table-cell office:value-type="float" office:value="0.82648" calcext:value-type="float">
            <text:p>0.82648</text:p>
          </table:table-cell>
          <table:table-cell office:value-type="float" office:value="0.635868" calcext:value-type="float">
            <text:p>0.635868</text:p>
          </table:table-cell>
          <table:table-cell office:value-type="float" office:value="0.647402" calcext:value-type="float">
            <text:p>0.647402</text:p>
          </table:table-cell>
          <table:table-cell office:value-type="float" office:value="0.862913" calcext:value-type="float">
            <text:p>0.862913</text:p>
          </table:table-cell>
          <table:table-cell office:value-type="float" office:value="0.800198" calcext:value-type="float">
            <text:p>0.800198</text:p>
          </table:table-cell>
          <table:table-cell office:value-type="float" office:value="0.703911" calcext:value-type="float">
            <text:p>0.703911</text:p>
          </table:table-cell>
          <table:table-cell office:value-type="float" office:value="0.638314" calcext:value-type="float">
            <text:p>0.638314</text:p>
          </table:table-cell>
          <table:table-cell office:value-type="float" office:value="0.840236" calcext:value-type="float">
            <text:p>0.840236</text:p>
          </table:table-cell>
          <table:table-cell office:value-type="float" office:value="0.727931" calcext:value-type="float">
            <text:p>0.727931</text:p>
          </table:table-cell>
          <table:table-cell office:value-type="float" office:value="0.712389" calcext:value-type="float">
            <text:p>0.712389</text:p>
          </table:table-cell>
          <table:table-cell office:value-type="float" office:value="0.777992" calcext:value-type="float">
            <text:p>0.777992</text:p>
          </table:table-cell>
          <table:table-cell office:value-type="float" office:value="0.585017" calcext:value-type="float">
            <text:p>0.585017</text:p>
          </table:table-cell>
          <table:table-cell office:value-type="float" office:value="0.70425" calcext:value-type="float">
            <text:p>0.70425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876075" calcext:value-type="float">
            <text:p>0.876075</text:p>
          </table:table-cell>
          <table:table-cell office:value-type="float" office:value="0.755564" calcext:value-type="float">
            <text:p>0.755564</text:p>
          </table:table-cell>
          <table:table-cell office:value-type="float" office:value="0.56755" calcext:value-type="float">
            <text:p>0.56755</text:p>
          </table:table-cell>
          <table:table-cell office:value-type="float" office:value="0.671199" calcext:value-type="float">
            <text:p>0.671199</text:p>
          </table:table-cell>
          <table:table-cell office:value-type="float" office:value="0.596144" calcext:value-type="float">
            <text:p>0.596144</text:p>
          </table:table-cell>
          <table:table-cell office:value-type="float" office:value="0.757577" calcext:value-type="float">
            <text:p>0.757577</text:p>
          </table:table-cell>
          <table:table-cell office:value-type="float" office:value="0.658619" calcext:value-type="float">
            <text:p>0.658619</text:p>
          </table:table-cell>
          <table:table-cell office:value-type="float" office:value="0.738632" calcext:value-type="float">
            <text:p>0.738632</text:p>
          </table:table-cell>
          <table:table-cell office:value-type="float" office:value="0.617045" calcext:value-type="float">
            <text:p>0.617045</text:p>
          </table:table-cell>
          <table:table-cell office:value-type="float" office:value="0.586645" calcext:value-type="float">
            <text:p>0.586645</text:p>
          </table:table-cell>
          <table:table-cell office:value-type="float" office:value="0.653456" calcext:value-type="float">
            <text:p>0.653456</text:p>
          </table:table-cell>
          <table:table-cell office:value-type="float" office:value="0.624915" calcext:value-type="float">
            <text:p>0.624915</text:p>
          </table:table-cell>
          <table:table-cell office:value-type="float" office:value="0.600577" calcext:value-type="float">
            <text:p>0.600577</text:p>
          </table:table-cell>
          <table:table-cell office:value-type="float" office:value="0.61319" calcext:value-type="float">
            <text:p>0.61319</text:p>
          </table:table-cell>
          <table:table-cell office:value-type="float" office:value="0.957449" calcext:value-type="float">
            <text:p>0.957449</text:p>
          </table:table-cell>
          <table:table-cell office:value-type="float" office:value="0.659849" calcext:value-type="float">
            <text:p>0.659849</text:p>
          </table:table-cell>
          <table:table-cell office:value-type="float" office:value="0.828941" calcext:value-type="float">
            <text:p>0.828941</text:p>
          </table:table-cell>
          <table:table-cell office:value-type="float" office:value="0.756857" calcext:value-type="float">
            <text:p>0.756857</text:p>
          </table:table-cell>
          <table:table-cell office:value-type="float" office:value="0.666205" calcext:value-type="float">
            <text:p>0.666205</text:p>
          </table:table-cell>
          <table:table-cell office:value-type="float" office:value="0.603302" calcext:value-type="float">
            <text:p>0.603302</text:p>
          </table:table-cell>
          <table:table-cell office:value-type="float" office:value="0.699682" calcext:value-type="float">
            <text:p>0.699682</text:p>
          </table:table-cell>
          <table:table-cell office:value-type="float" office:value="0.700902" calcext:value-type="float">
            <text:p>0.700902</text:p>
          </table:table-cell>
          <table:table-cell office:value-type="float" office:value="0.640157" calcext:value-type="float">
            <text:p>0.640157</text:p>
          </table:table-cell>
          <table:table-cell office:value-type="float" office:value="0.99077" calcext:value-type="float">
            <text:p>0.99077</text:p>
          </table:table-cell>
          <table:table-cell office:value-type="float" office:value="0.766269" calcext:value-type="float">
            <text:p>0.766269</text:p>
          </table:table-cell>
          <table:table-cell office:value-type="float" office:value="0.847014" calcext:value-type="float">
            <text:p>0.847014</text:p>
          </table:table-cell>
          <table:table-cell office:value-type="float" office:value="0.766802" calcext:value-type="float">
            <text:p>0.766802</text:p>
          </table:table-cell>
          <table:table-cell office:value-type="float" office:value="0.61608" calcext:value-type="float">
            <text:p>0.61608</text:p>
          </table:table-cell>
          <table:table-cell office:value-type="float" office:value="0.673051" calcext:value-type="float">
            <text:p>0.673051</text:p>
          </table:table-cell>
          <table:table-cell office:value-type="float" office:value="0.859354" calcext:value-type="float">
            <text:p>0.859354</text:p>
          </table:table-cell>
          <table:table-cell office:value-type="float" office:value="0.669932" calcext:value-type="float">
            <text:p>0.669932</text:p>
          </table:table-cell>
          <table:table-cell office:value-type="float" office:value="0.601181" calcext:value-type="float">
            <text:p>0.601181</text:p>
          </table:table-cell>
          <table:table-cell office:value-type="float" office:value="0.858372" calcext:value-type="float">
            <text:p>0.858372</text:p>
          </table:table-cell>
          <table:table-cell office:value-type="float" office:value="0.769058" calcext:value-type="float">
            <text:p>0.769058</text:p>
          </table:table-cell>
          <table:table-cell office:value-type="float" office:value="0.688201" calcext:value-type="float">
            <text:p>0.688201</text:p>
          </table:table-cell>
          <table:table-cell office:value-type="float" office:value="0.632529" calcext:value-type="float">
            <text:p>0.632529</text:p>
          </table:table-cell>
          <table:table-cell office:value-type="float" office:value="0.68962" calcext:value-type="float">
            <text:p>0.68962</text:p>
          </table:table-cell>
          <table:table-cell office:value-type="float" office:value="0.681718" calcext:value-type="float">
            <text:p>0.681718</text:p>
          </table:table-cell>
          <table:table-cell office:value-type="float" office:value="0.689979" calcext:value-type="float">
            <text:p>0.689979</text:p>
          </table:table-cell>
          <table:table-cell office:value-type="float" office:value="0.800021" calcext:value-type="float">
            <text:p>0.800021</text:p>
          </table:table-cell>
          <table:table-cell office:value-type="float" office:value="0.658349" calcext:value-type="float">
            <text:p>0.658349</text:p>
          </table:table-cell>
          <table:table-cell office:value-type="float" office:value="0.570398" calcext:value-type="float">
            <text:p>0.570398</text:p>
          </table:table-cell>
          <table:table-cell office:value-type="float" office:value="0.84827" calcext:value-type="float">
            <text:p>0.84827</text:p>
          </table:table-cell>
          <table:table-cell office:value-type="float" office:value="0.67701" calcext:value-type="float">
            <text:p>0.67701</text:p>
          </table:table-cell>
          <table:table-cell office:value-type="float" office:value="0.921834" calcext:value-type="float">
            <text:p>0.921834</text:p>
          </table:table-cell>
          <table:table-cell office:value-type="float" office:value="0.775653" calcext:value-type="float">
            <text:p>0.775653</text:p>
          </table:table-cell>
          <table:table-cell office:value-type="float" office:value="0.719752" calcext:value-type="float">
            <text:p>0.719752</text:p>
          </table:table-cell>
          <table:table-cell office:value-type="float" office:value="0.633152" calcext:value-type="float">
            <text:p>0.633152</text:p>
          </table:table-cell>
          <table:table-cell office:value-type="float" office:value="0.651146" calcext:value-type="float">
            <text:p>0.651146</text:p>
          </table:table-cell>
          <table:table-cell office:value-type="float" office:value="0.833203" calcext:value-type="float">
            <text:p>0.833203</text:p>
          </table:table-cell>
          <table:table-cell office:value-type="float" office:value="1.0049" calcext:value-type="float">
            <text:p>1.0049</text:p>
          </table:table-cell>
          <table:table-cell office:value-type="float" office:value="0.92436" calcext:value-type="float">
            <text:p>0.92436</text:p>
          </table:table-cell>
          <table:table-cell office:value-type="float" office:value="0.651774" calcext:value-type="float">
            <text:p>0.651774</text:p>
          </table:table-cell>
          <table:table-cell office:value-type="float" office:value="0.782419" calcext:value-type="float">
            <text:p>0.782419</text:p>
          </table:table-cell>
          <table:table-cell office:value-type="float" office:value="0.81299" calcext:value-type="float">
            <text:p>0.81299</text:p>
          </table:table-cell>
          <table:table-cell office:value-type="float" office:value="0.717698" calcext:value-type="float">
            <text:p>0.717698</text:p>
          </table:table-cell>
          <table:table-cell office:value-type="float" office:value="0.689585" calcext:value-type="float">
            <text:p>0.689585</text:p>
          </table:table-cell>
          <table:table-cell office:value-type="float" office:value="0.88623" calcext:value-type="float">
            <text:p>0.88623</text:p>
          </table:table-cell>
          <table:table-cell office:value-type="float" office:value="0.74767" calcext:value-type="float">
            <text:p>0.74767</text:p>
          </table:table-cell>
          <table:table-cell office:value-type="float" office:value="0.616915" calcext:value-type="float">
            <text:p>0.616915</text:p>
          </table:table-cell>
          <table:table-cell office:value-type="float" office:value="0.628141" calcext:value-type="float">
            <text:p>0.628141</text:p>
          </table:table-cell>
          <table:table-cell office:value-type="float" office:value="0.87846" calcext:value-type="float">
            <text:p>0.87846</text:p>
          </table:table-cell>
          <table:table-cell office:value-type="float" office:value="0.935024" calcext:value-type="float">
            <text:p>0.935024</text:p>
          </table:table-cell>
          <table:table-cell office:value-type="float" office:value="0.587861" calcext:value-type="float">
            <text:p>0.587861</text:p>
          </table:table-cell>
          <table:table-cell office:value-type="float" office:value="0.656355" calcext:value-type="float">
            <text:p>0.656355</text:p>
          </table:table-cell>
          <table:table-cell office:value-type="float" office:value="0.579611" calcext:value-type="float">
            <text:p>0.579611</text:p>
          </table:table-cell>
          <table:table-cell office:value-type="float" office:value="0.711838" calcext:value-type="float">
            <text:p>0.711838</text:p>
          </table:table-cell>
          <table:table-cell office:value-type="float" office:value="0.65729" calcext:value-type="float">
            <text:p>0.65729</text:p>
          </table:table-cell>
          <table:table-cell office:value-type="float" office:value="0.638248" calcext:value-type="float">
            <text:p>0.638248</text:p>
          </table:table-cell>
          <table:table-cell office:value-type="float" office:value="0.96097" calcext:value-type="float">
            <text:p>0.96097</text:p>
          </table:table-cell>
          <table:table-cell office:value-type="float" office:value="0.787343" calcext:value-type="float">
            <text:p>0.787343</text:p>
          </table:table-cell>
          <table:table-cell office:value-type="float" office:value="0.60544" calcext:value-type="float">
            <text:p>0.60544</text:p>
          </table:table-cell>
          <table:table-cell office:value-type="float" office:value="0.871508" calcext:value-type="float">
            <text:p>0.871508</text:p>
          </table:table-cell>
          <table:table-cell office:value-type="float" office:value="0.824621" calcext:value-type="float">
            <text:p>0.824621</text:p>
          </table:table-cell>
          <table:table-cell office:value-type="float" office:value="0.692554" calcext:value-type="float">
            <text:p>0.692554</text:p>
          </table:table-cell>
          <table:table-cell office:value-type="float" office:value="0.629972" calcext:value-type="float">
            <text:p>0.629972</text:p>
          </table:table-cell>
          <table:table-cell office:value-type="float" office:value="0.692473" calcext:value-type="float">
            <text:p>0.692473</text:p>
          </table:table-cell>
          <table:table-cell office:value-type="float" office:value="0.940236" calcext:value-type="float">
            <text:p>0.940236</text:p>
          </table:table-cell>
          <table:table-cell office:value-type="float" office:value="0.926175" calcext:value-type="float">
            <text:p>0.926175</text:p>
          </table:table-cell>
          <table:table-cell office:value-type="float" office:value="0.898556" calcext:value-type="float">
            <text:p>0.898556</text:p>
          </table:table-cell>
          <table:table-cell office:value-type="float" office:value="0.743303" calcext:value-type="float">
            <text:p>0.743303</text:p>
          </table:table-cell>
          <table:table-cell office:value-type="float" office:value="0.885311" calcext:value-type="float">
            <text:p>0.885311</text:p>
          </table:table-cell>
          <table:table-cell office:value-type="float" office:value="0.577098" calcext:value-type="float">
            <text:p>0.577098</text:p>
          </table:table-cell>
          <table:table-cell office:value-type="float" office:value="0.584407" calcext:value-type="float">
            <text:p>0.584407</text:p>
          </table:table-cell>
          <table:table-cell office:value-type="float" office:value="0.624914" calcext:value-type="float">
            <text:p>0.624914</text:p>
          </table:table-cell>
          <table:table-cell office:value-type="float" office:value="0.721802" calcext:value-type="float">
            <text:p>0.721802</text:p>
          </table:table-cell>
          <table:table-cell office:value-type="float" office:value="0.730836" calcext:value-type="float">
            <text:p>0.730836</text:p>
          </table:table-cell>
          <table:table-cell office:value-type="float" office:value="0.704619" calcext:value-type="float">
            <text:p>0.704619</text:p>
          </table:table-cell>
          <table:table-cell office:value-type="float" office:value="0.752086" calcext:value-type="float">
            <text:p>0.752086</text:p>
          </table:table-cell>
          <table:table-cell office:value-type="float" office:value="0.594551" calcext:value-type="float">
            <text:p>0.594551</text:p>
          </table:table-cell>
          <table:table-cell office:value-type="float" office:value="0.823454" calcext:value-type="float">
            <text:p>0.823454</text:p>
          </table:table-cell>
          <table:table-cell office:value-type="float" office:value="0.640712" calcext:value-type="float">
            <text:p>0.640712</text:p>
          </table:table-cell>
          <table:table-cell office:value-type="float" office:value="0.887157" calcext:value-type="float">
            <text:p>0.887157</text:p>
          </table:table-cell>
          <table:table-cell office:value-type="float" office:value="0.620914" calcext:value-type="float">
            <text:p>0.620914</text:p>
          </table:table-cell>
          <table:table-cell office:value-type="float" office:value="0.617865" calcext:value-type="float">
            <text:p>0.617865</text:p>
          </table:table-cell>
          <table:table-cell office:value-type="float" office:value="0.956177" calcext:value-type="float">
            <text:p>0.956177</text:p>
          </table:table-cell>
          <table:table-cell office:value-type="float" office:value="0.877123" calcext:value-type="float">
            <text:p>0.877123</text:p>
          </table:table-cell>
          <table:table-cell office:value-type="float" office:value="1.02636" calcext:value-type="float">
            <text:p>1.02636</text:p>
          </table:table-cell>
          <table:table-cell office:value-type="float" office:value="0.69957" calcext:value-type="float">
            <text:p>0.69957</text:p>
          </table:table-cell>
          <table:table-cell office:value-type="float" office:value="0.658839" calcext:value-type="float">
            <text:p>0.658839</text:p>
          </table:table-cell>
          <table:table-cell office:value-type="float" office:value="0.852424" calcext:value-type="float">
            <text:p>0.852424</text:p>
          </table:table-cell>
          <table:table-cell office:value-type="float" office:value="0.907708" calcext:value-type="float">
            <text:p>0.907708</text:p>
          </table:table-cell>
          <table:table-cell office:value-type="float" office:value="0.682079" calcext:value-type="float">
            <text:p>0.682079</text:p>
          </table:table-cell>
          <table:table-cell office:value-type="float" office:value="1.03294" calcext:value-type="float">
            <text:p>1.03294</text:p>
          </table:table-cell>
          <table:table-cell office:value-type="float" office:value="0.687678" calcext:value-type="float">
            <text:p>0.687678</text:p>
          </table:table-cell>
          <table:table-cell office:value-type="float" office:value="0.755781" calcext:value-type="float">
            <text:p>0.755781</text:p>
          </table:table-cell>
          <table:table-cell office:value-type="float" office:value="0.850802" calcext:value-type="float">
            <text:p>0.850802</text:p>
          </table:table-cell>
          <table:table-cell office:value-type="float" office:value="0.880684" calcext:value-type="float">
            <text:p>0.880684</text:p>
          </table:table-cell>
          <table:table-cell office:value-type="float" office:value="0.648792" calcext:value-type="float">
            <text:p>0.648792</text:p>
          </table:table-cell>
          <table:table-cell office:value-type="float" office:value="0.751797" calcext:value-type="float">
            <text:p>0.751797</text:p>
          </table:table-cell>
          <table:table-cell office:value-type="float" office:value="0.705288" calcext:value-type="float">
            <text:p>0.705288</text:p>
          </table:table-cell>
          <table:table-cell office:value-type="float" office:value="0.779469" calcext:value-type="float">
            <text:p>0.779469</text:p>
          </table:table-cell>
          <table:table-cell office:value-type="float" office:value="0.699179" calcext:value-type="float">
            <text:p>0.699179</text:p>
          </table:table-cell>
          <table:table-cell office:value-type="float" office:value="0.802165" calcext:value-type="float">
            <text:p>0.802165</text:p>
          </table:table-cell>
          <table:table-cell office:value-type="float" office:value="0.873579" calcext:value-type="float">
            <text:p>0.873579</text:p>
          </table:table-cell>
          <table:table-cell office:value-type="float" office:value="0.68333" calcext:value-type="float">
            <text:p>0.68333</text:p>
          </table:table-cell>
          <table:table-cell office:value-type="float" office:value="0.75716" calcext:value-type="float">
            <text:p>0.75716</text:p>
          </table:table-cell>
          <table:table-cell office:value-type="float" office:value="0.857666" calcext:value-type="float">
            <text:p>0.857666</text:p>
          </table:table-cell>
          <table:table-cell office:value-type="float" office:value="0.900014" calcext:value-type="float">
            <text:p>0.900014</text:p>
          </table:table-cell>
          <table:table-cell office:value-type="float" office:value="0.903282" calcext:value-type="float">
            <text:p>0.903282</text:p>
          </table:table-cell>
          <table:table-cell office:value-type="float" office:value="1.0026" calcext:value-type="float">
            <text:p>1.0026</text:p>
          </table:table-cell>
          <table:table-cell office:value-type="float" office:value="0.824436" calcext:value-type="float">
            <text:p>0.824436</text:p>
          </table:table-cell>
          <table:table-cell office:value-type="float" office:value="0.785364" calcext:value-type="float">
            <text:p>0.785364</text:p>
          </table:table-cell>
          <table:table-cell office:value-type="float" office:value="0.779796" calcext:value-type="float">
            <text:p>0.779796</text:p>
          </table:table-cell>
          <table:table-cell office:value-type="float" office:value="0.856096" calcext:value-type="float">
            <text:p>0.856096</text:p>
          </table:table-cell>
          <table:table-cell office:value-type="float" office:value="1.04083" calcext:value-type="float">
            <text:p>1.04083</text:p>
          </table:table-cell>
          <table:table-cell office:value-type="float" office:value="0.593946" calcext:value-type="float">
            <text:p>0.593946</text:p>
          </table:table-cell>
          <table:table-cell office:value-type="float" office:value="0.846587" calcext:value-type="float">
            <text:p>0.846587</text:p>
          </table:table-cell>
          <table:table-cell office:value-type="float" office:value="0.803507" calcext:value-type="float">
            <text:p>0.803507</text:p>
          </table:table-cell>
          <table:table-cell office:value-type="float" office:value="0.713851" calcext:value-type="float">
            <text:p>0.713851</text:p>
          </table:table-cell>
          <table:table-cell office:value-type="float" office:value="0.895714" calcext:value-type="float">
            <text:p>0.895714</text:p>
          </table:table-cell>
          <table:table-cell office:value-type="float" office:value="0.797449" calcext:value-type="float">
            <text:p>0.797449</text:p>
          </table:table-cell>
          <table:table-cell office:value-type="float" office:value="0.885749" calcext:value-type="float">
            <text:p>0.885749</text:p>
          </table:table-cell>
          <table:table-cell office:value-type="float" office:value="0.627392" calcext:value-type="float">
            <text:p>0.627392</text:p>
          </table:table-cell>
        </table:table-row>
        <table:table-row table:style-name="ro1">
          <table:table-cell office:value-type="string" calcext:value-type="string">
            <text:p>Levenshtein</text:p>
          </table:table-cell>
          <table:table-cell office:value-type="float" office:value="0.196549" calcext:value-type="float">
            <text:p>0.196549</text:p>
          </table:table-cell>
          <table:table-cell office:value-type="float" office:value="0.259531" calcext:value-type="float">
            <text:p>0.259531</text:p>
          </table:table-cell>
          <table:table-cell office:value-type="float" office:value="0.196596" calcext:value-type="float">
            <text:p>0.196596</text:p>
          </table:table-cell>
          <table:table-cell office:value-type="float" office:value="0.299215" calcext:value-type="float">
            <text:p>0.299215</text:p>
          </table:table-cell>
          <table:table-cell office:value-type="float" office:value="0.242509" calcext:value-type="float">
            <text:p>0.242509</text:p>
          </table:table-cell>
          <table:table-cell office:value-type="float" office:value="0.197267" calcext:value-type="float">
            <text:p>0.197267</text:p>
          </table:table-cell>
          <table:table-cell office:value-type="float" office:value="0.328835" calcext:value-type="float">
            <text:p>0.328835</text:p>
          </table:table-cell>
          <table:table-cell office:value-type="float" office:value="0.217456" calcext:value-type="float">
            <text:p>0.217456</text:p>
          </table:table-cell>
          <table:table-cell office:value-type="float" office:value="0.356824" calcext:value-type="float">
            <text:p>0.356824</text:p>
          </table:table-cell>
          <table:table-cell office:value-type="float" office:value="0.266314" calcext:value-type="float">
            <text:p>0.266314</text:p>
          </table:table-cell>
          <table:table-cell office:value-type="float" office:value="0.231751" calcext:value-type="float">
            <text:p>0.231751</text:p>
          </table:table-cell>
          <table:table-cell office:value-type="float" office:value="0.293004" calcext:value-type="float">
            <text:p>0.293004</text:p>
          </table:table-cell>
          <table:table-cell office:value-type="float" office:value="0.295088" calcext:value-type="float">
            <text:p>0.295088</text:p>
          </table:table-cell>
          <table:table-cell office:value-type="float" office:value="0.209026" calcext:value-type="float">
            <text:p>0.209026</text:p>
          </table:table-cell>
          <table:table-cell office:value-type="float" office:value="0.222027" calcext:value-type="float">
            <text:p>0.222027</text:p>
          </table:table-cell>
          <table:table-cell office:value-type="float" office:value="0.23569" calcext:value-type="float">
            <text:p>0.23569</text:p>
          </table:table-cell>
          <table:table-cell office:value-type="float" office:value="0.314859" calcext:value-type="float">
            <text:p>0.314859</text:p>
          </table:table-cell>
          <table:table-cell office:value-type="float" office:value="0.232805" calcext:value-type="float">
            <text:p>0.232805</text:p>
          </table:table-cell>
          <table:table-cell office:value-type="float" office:value="0.302352" calcext:value-type="float">
            <text:p>0.302352</text:p>
          </table:table-cell>
          <table:table-cell office:value-type="float" office:value="0.330981" calcext:value-type="float">
            <text:p>0.330981</text:p>
          </table:table-cell>
          <table:table-cell office:value-type="float" office:value="0.235144" calcext:value-type="float">
            <text:p>0.235144</text:p>
          </table:table-cell>
          <table:table-cell office:value-type="float" office:value="0.343969" calcext:value-type="float">
            <text:p>0.343969</text:p>
          </table:table-cell>
          <table:table-cell office:value-type="float" office:value="0.343729" calcext:value-type="float">
            <text:p>0.343729</text:p>
          </table:table-cell>
          <table:table-cell office:value-type="float" office:value="0.314418" calcext:value-type="float">
            <text:p>0.314418</text:p>
          </table:table-cell>
          <table:table-cell office:value-type="float" office:value="0.455576" calcext:value-type="float">
            <text:p>0.455576</text:p>
          </table:table-cell>
          <table:table-cell office:value-type="float" office:value="0.250528" calcext:value-type="float">
            <text:p>0.250528</text:p>
          </table:table-cell>
          <table:table-cell office:value-type="float" office:value="0.247252" calcext:value-type="float">
            <text:p>0.247252</text:p>
          </table:table-cell>
          <table:table-cell office:value-type="float" office:value="0.226541" calcext:value-type="float">
            <text:p>0.226541</text:p>
          </table:table-cell>
          <table:table-cell office:value-type="float" office:value="0.367448" calcext:value-type="float">
            <text:p>0.367448</text:p>
          </table:table-cell>
          <table:table-cell office:value-type="float" office:value="0.314023" calcext:value-type="float">
            <text:p>0.314023</text:p>
          </table:table-cell>
          <table:table-cell office:value-type="float" office:value="0.263685" calcext:value-type="float">
            <text:p>0.263685</text:p>
          </table:table-cell>
          <table:table-cell office:value-type="float" office:value="0.292807" calcext:value-type="float">
            <text:p>0.292807</text:p>
          </table:table-cell>
          <table:table-cell office:value-type="float" office:value="0.240372" calcext:value-type="float">
            <text:p>0.240372</text:p>
          </table:table-cell>
          <table:table-cell office:value-type="float" office:value="0.320639" calcext:value-type="float">
            <text:p>0.320639</text:p>
          </table:table-cell>
          <table:table-cell office:value-type="float" office:value="0.240292" calcext:value-type="float">
            <text:p>0.240292</text:p>
          </table:table-cell>
          <table:table-cell office:value-type="float" office:value="0.247328" calcext:value-type="float">
            <text:p>0.247328</text:p>
          </table:table-cell>
          <table:table-cell office:value-type="float" office:value="0.282283" calcext:value-type="float">
            <text:p>0.282283</text:p>
          </table:table-cell>
          <table:table-cell office:value-type="float" office:value="0.281907" calcext:value-type="float">
            <text:p>0.281907</text:p>
          </table:table-cell>
          <table:table-cell office:value-type="float" office:value="0.338096" calcext:value-type="float">
            <text:p>0.338096</text:p>
          </table:table-cell>
          <table:table-cell office:value-type="float" office:value="0.23462" calcext:value-type="float">
            <text:p>0.23462</text:p>
          </table:table-cell>
          <table:table-cell office:value-type="float" office:value="0.286005" calcext:value-type="float">
            <text:p>0.286005</text:p>
          </table:table-cell>
          <table:table-cell office:value-type="float" office:value="0.245254" calcext:value-type="float">
            <text:p>0.245254</text:p>
          </table:table-cell>
          <table:table-cell office:value-type="float" office:value="0.231523" calcext:value-type="float">
            <text:p>0.231523</text:p>
          </table:table-cell>
          <table:table-cell office:value-type="float" office:value="0.405457" calcext:value-type="float">
            <text:p>0.405457</text:p>
          </table:table-cell>
          <table:table-cell office:value-type="float" office:value="0.272223" calcext:value-type="float">
            <text:p>0.272223</text:p>
          </table:table-cell>
          <table:table-cell office:value-type="float" office:value="0.246721" calcext:value-type="float">
            <text:p>0.246721</text:p>
          </table:table-cell>
          <table:table-cell office:value-type="float" office:value="0.281441" calcext:value-type="float">
            <text:p>0.281441</text:p>
          </table:table-cell>
          <table:table-cell office:value-type="float" office:value="0.213939" calcext:value-type="float">
            <text:p>0.213939</text:p>
          </table:table-cell>
          <table:table-cell office:value-type="float" office:value="0.344178" calcext:value-type="float">
            <text:p>0.344178</text:p>
          </table:table-cell>
          <table:table-cell office:value-type="float" office:value="0.227826" calcext:value-type="float">
            <text:p>0.227826</text:p>
          </table:table-cell>
          <table:table-cell office:value-type="float" office:value="0.599844" calcext:value-type="float">
            <text:p>0.599844</text:p>
          </table:table-cell>
          <table:table-cell office:value-type="float" office:value="0.232102" calcext:value-type="float">
            <text:p>0.232102</text:p>
          </table:table-cell>
          <table:table-cell office:value-type="float" office:value="0.426841" calcext:value-type="float">
            <text:p>0.426841</text:p>
          </table:table-cell>
          <table:table-cell office:value-type="float" office:value="0.327755" calcext:value-type="float">
            <text:p>0.327755</text:p>
          </table:table-cell>
          <table:table-cell office:value-type="float" office:value="0.348972" calcext:value-type="float">
            <text:p>0.348972</text:p>
          </table:table-cell>
          <table:table-cell office:value-type="float" office:value="0.333928" calcext:value-type="float">
            <text:p>0.333928</text:p>
          </table:table-cell>
          <table:table-cell office:value-type="float" office:value="0.297464" calcext:value-type="float">
            <text:p>0.297464</text:p>
          </table:table-cell>
          <table:table-cell office:value-type="float" office:value="0.242996" calcext:value-type="float">
            <text:p>0.242996</text:p>
          </table:table-cell>
          <table:table-cell office:value-type="float" office:value="0.394714" calcext:value-type="float">
            <text:p>0.394714</text:p>
          </table:table-cell>
          <table:table-cell office:value-type="float" office:value="0.51594" calcext:value-type="float">
            <text:p>0.51594</text:p>
          </table:table-cell>
          <table:table-cell office:value-type="float" office:value="0.470245" calcext:value-type="float">
            <text:p>0.470245</text:p>
          </table:table-cell>
          <table:table-cell office:value-type="float" office:value="0.244839" calcext:value-type="float">
            <text:p>0.244839</text:p>
          </table:table-cell>
          <table:table-cell office:value-type="float" office:value="0.244674" calcext:value-type="float">
            <text:p>0.244674</text:p>
          </table:table-cell>
          <table:table-cell office:value-type="float" office:value="0.419819" calcext:value-type="float">
            <text:p>0.419819</text:p>
          </table:table-cell>
          <table:table-cell office:value-type="float" office:value="0.382355" calcext:value-type="float">
            <text:p>0.382355</text:p>
          </table:table-cell>
          <table:table-cell office:value-type="float" office:value="0.287481" calcext:value-type="float">
            <text:p>0.287481</text:p>
          </table:table-cell>
          <table:table-cell office:value-type="float" office:value="0.260813" calcext:value-type="float">
            <text:p>0.260813</text:p>
          </table:table-cell>
          <table:table-cell office:value-type="float" office:value="0.508572" calcext:value-type="float">
            <text:p>0.508572</text:p>
          </table:table-cell>
          <table:table-cell office:value-type="float" office:value="0.458" calcext:value-type="float">
            <text:p>0.458</text:p>
          </table:table-cell>
          <table:table-cell office:value-type="float" office:value="0.432033" calcext:value-type="float">
            <text:p>0.432033</text:p>
          </table:table-cell>
          <table:table-cell office:value-type="float" office:value="0.394456" calcext:value-type="float">
            <text:p>0.394456</text:p>
          </table:table-cell>
          <table:table-cell office:value-type="float" office:value="0.296325" calcext:value-type="float">
            <text:p>0.296325</text:p>
          </table:table-cell>
          <table:table-cell office:value-type="float" office:value="0.234383" calcext:value-type="float">
            <text:p>0.234383</text:p>
          </table:table-cell>
          <table:table-cell office:value-type="float" office:value="0.389887" calcext:value-type="float">
            <text:p>0.389887</text:p>
          </table:table-cell>
          <table:table-cell office:value-type="float" office:value="0.270069" calcext:value-type="float">
            <text:p>0.270069</text:p>
          </table:table-cell>
          <table:table-cell office:value-type="float" office:value="0.242492" calcext:value-type="float">
            <text:p>0.242492</text:p>
          </table:table-cell>
          <table:table-cell office:value-type="float" office:value="0.355123" calcext:value-type="float">
            <text:p>0.355123</text:p>
          </table:table-cell>
          <table:table-cell office:value-type="float" office:value="0.222917" calcext:value-type="float">
            <text:p>0.222917</text:p>
          </table:table-cell>
          <table:table-cell office:value-type="float" office:value="0.298665" calcext:value-type="float">
            <text:p>0.298665</text:p>
          </table:table-cell>
          <table:table-cell office:value-type="float" office:value="0.42489" calcext:value-type="float">
            <text:p>0.42489</text:p>
          </table:table-cell>
          <table:table-cell office:value-type="float" office:value="0.31653" calcext:value-type="float">
            <text:p>0.31653</text:p>
          </table:table-cell>
          <table:table-cell office:value-type="float" office:value="0.501155" calcext:value-type="float">
            <text:p>0.501155</text:p>
          </table:table-cell>
          <table:table-cell office:value-type="float" office:value="0.274932" calcext:value-type="float">
            <text:p>0.274932</text:p>
          </table:table-cell>
          <table:table-cell office:value-type="float" office:value="0.464294" calcext:value-type="float">
            <text:p>0.464294</text:p>
          </table:table-cell>
          <table:table-cell office:value-type="float" office:value="0.363586" calcext:value-type="float">
            <text:p>0.363586</text:p>
          </table:table-cell>
          <table:table-cell office:value-type="float" office:value="0.231975" calcext:value-type="float">
            <text:p>0.231975</text:p>
          </table:table-cell>
          <table:table-cell office:value-type="float" office:value="0.362716" calcext:value-type="float">
            <text:p>0.362716</text:p>
          </table:table-cell>
          <table:table-cell office:value-type="float" office:value="0.252287" calcext:value-type="float">
            <text:p>0.252287</text:p>
          </table:table-cell>
          <table:table-cell office:value-type="float" office:value="0.359243" calcext:value-type="float">
            <text:p>0.359243</text:p>
          </table:table-cell>
          <table:table-cell office:value-type="float" office:value="0.465178" calcext:value-type="float">
            <text:p>0.465178</text:p>
          </table:table-cell>
          <table:table-cell office:value-type="float" office:value="0.264955" calcext:value-type="float">
            <text:p>0.264955</text:p>
          </table:table-cell>
          <table:table-cell office:value-type="float" office:value="0.406217" calcext:value-type="float">
            <text:p>0.406217</text:p>
          </table:table-cell>
          <table:table-cell office:value-type="float" office:value="0.391838" calcext:value-type="float">
            <text:p>0.391838</text:p>
          </table:table-cell>
          <table:table-cell office:value-type="float" office:value="0.258198" calcext:value-type="float">
            <text:p>0.258198</text:p>
          </table:table-cell>
          <table:table-cell office:value-type="float" office:value="0.24456" calcext:value-type="float">
            <text:p>0.24456</text:p>
          </table:table-cell>
          <table:table-cell office:value-type="float" office:value="0.323179" calcext:value-type="float">
            <text:p>0.323179</text:p>
          </table:table-cell>
          <table:table-cell office:value-type="float" office:value="0.344335" calcext:value-type="float">
            <text:p>0.344335</text:p>
          </table:table-cell>
          <table:table-cell office:value-type="float" office:value="0.373422" calcext:value-type="float">
            <text:p>0.373422</text:p>
          </table:table-cell>
          <table:table-cell office:value-type="float" office:value="0.405266" calcext:value-type="float">
            <text:p>0.405266</text:p>
          </table:table-cell>
          <table:table-cell office:value-type="float" office:value="0.241387" calcext:value-type="float">
            <text:p>0.241387</text:p>
          </table:table-cell>
          <table:table-cell office:value-type="float" office:value="0.313968" calcext:value-type="float">
            <text:p>0.313968</text:p>
          </table:table-cell>
          <table:table-cell office:value-type="float" office:value="0.313902" calcext:value-type="float">
            <text:p>0.313902</text:p>
          </table:table-cell>
          <table:table-cell office:value-type="float" office:value="0.35679" calcext:value-type="float">
            <text:p>0.35679</text:p>
          </table:table-cell>
          <table:table-cell office:value-type="float" office:value="0.454857" calcext:value-type="float">
            <text:p>0.454857</text:p>
          </table:table-cell>
          <table:table-cell office:value-type="float" office:value="0.241017" calcext:value-type="float">
            <text:p>0.241017</text:p>
          </table:table-cell>
          <table:table-cell office:value-type="float" office:value="0.522275" calcext:value-type="float">
            <text:p>0.522275</text:p>
          </table:table-cell>
          <table:table-cell office:value-type="float" office:value="0.292957" calcext:value-type="float">
            <text:p>0.292957</text:p>
          </table:table-cell>
          <table:table-cell office:value-type="float" office:value="0.321111" calcext:value-type="float">
            <text:p>0.321111</text:p>
          </table:table-cell>
          <table:table-cell office:value-type="float" office:value="0.312991" calcext:value-type="float">
            <text:p>0.312991</text:p>
          </table:table-cell>
          <table:table-cell office:value-type="float" office:value="0.350472" calcext:value-type="float">
            <text:p>0.350472</text:p>
          </table:table-cell>
          <table:table-cell office:value-type="float" office:value="0.244382" calcext:value-type="float">
            <text:p>0.244382</text:p>
          </table:table-cell>
          <table:table-cell office:value-type="float" office:value="0.273326" calcext:value-type="float">
            <text:p>0.273326</text:p>
          </table:table-cell>
          <table:table-cell office:value-type="float" office:value="0.318937" calcext:value-type="float">
            <text:p>0.318937</text:p>
          </table:table-cell>
          <table:table-cell office:value-type="float" office:value="0.239234" calcext:value-type="float">
            <text:p>0.239234</text:p>
          </table:table-cell>
          <table:table-cell office:value-type="float" office:value="0.27848" calcext:value-type="float">
            <text:p>0.27848</text:p>
          </table:table-cell>
          <table:table-cell office:value-type="float" office:value="0.221234" calcext:value-type="float">
            <text:p>0.221234</text:p>
          </table:table-cell>
          <table:table-cell office:value-type="float" office:value="0.291237" calcext:value-type="float">
            <text:p>0.291237</text:p>
          </table:table-cell>
          <table:table-cell office:value-type="float" office:value="0.267731" calcext:value-type="float">
            <text:p>0.267731</text:p>
          </table:table-cell>
          <table:table-cell office:value-type="float" office:value="0.277627" calcext:value-type="float">
            <text:p>0.277627</text:p>
          </table:table-cell>
          <table:table-cell office:value-type="float" office:value="0.230017" calcext:value-type="float">
            <text:p>0.230017</text:p>
          </table:table-cell>
          <table:table-cell office:value-type="float" office:value="0.367382" calcext:value-type="float">
            <text:p>0.367382</text:p>
          </table:table-cell>
          <table:table-cell office:value-type="float" office:value="0.252614" calcext:value-type="float">
            <text:p>0.252614</text:p>
          </table:table-cell>
          <table:table-cell office:value-type="float" office:value="0.244148" calcext:value-type="float">
            <text:p>0.244148</text:p>
          </table:table-cell>
          <table:table-cell office:value-type="float" office:value="0.243483" calcext:value-type="float">
            <text:p>0.243483</text:p>
          </table:table-cell>
          <table:table-cell office:value-type="float" office:value="0.476509" calcext:value-type="float">
            <text:p>0.476509</text:p>
          </table:table-cell>
          <table:table-cell office:value-type="float" office:value="0.342359" calcext:value-type="float">
            <text:p>0.342359</text:p>
          </table:table-cell>
          <table:table-cell office:value-type="float" office:value="0.431606" calcext:value-type="float">
            <text:p>0.431606</text:p>
          </table:table-cell>
          <table:table-cell office:value-type="float" office:value="0.367879" calcext:value-type="float">
            <text:p>0.367879</text:p>
          </table:table-cell>
          <table:table-cell office:value-type="float" office:value="0.264926" calcext:value-type="float">
            <text:p>0.264926</text:p>
          </table:table-cell>
          <table:table-cell office:value-type="float" office:value="0.398722" calcext:value-type="float">
            <text:p>0.398722</text:p>
          </table:table-cell>
          <table:table-cell office:value-type="float" office:value="0.400547" calcext:value-type="float">
            <text:p>0.400547</text:p>
          </table:table-cell>
          <table:table-cell office:value-type="float" office:value="0.228255" calcext:value-type="float">
            <text:p>0.228255</text:p>
          </table:table-cell>
          <table:table-cell office:value-type="float" office:value="0.389635" calcext:value-type="float">
            <text:p>0.389635</text:p>
          </table:table-cell>
          <table:table-cell office:value-type="float" office:value="0.389065" calcext:value-type="float">
            <text:p>0.389065</text:p>
          </table:table-cell>
          <table:table-cell office:value-type="float" office:value="0.329194" calcext:value-type="float">
            <text:p>0.329194</text:p>
          </table:table-cell>
          <table:table-cell office:value-type="float" office:value="0.240233" calcext:value-type="float">
            <text:p>0.240233</text:p>
          </table:table-cell>
          <table:table-cell office:value-type="float" office:value="0.319246" calcext:value-type="float">
            <text:p>0.319246</text:p>
          </table:table-cell>
          <table:table-cell office:value-type="float" office:value="0.371277" calcext:value-type="float">
            <text:p>0.371277</text:p>
          </table:table-cell>
          <table:table-cell office:value-type="float" office:value="0.353518" calcext:value-type="float">
            <text:p>0.353518</text:p>
          </table:table-cell>
          <table:table-cell office:value-type="float" office:value="0.24901" calcext:value-type="float">
            <text:p>0.24901</text:p>
          </table:table-cell>
          <table:table-cell office:value-type="float" office:value="0.227012" calcext:value-type="float">
            <text:p>0.227012</text:p>
          </table:table-cell>
          <table:table-cell office:value-type="float" office:value="0.241802" calcext:value-type="float">
            <text:p>0.241802</text:p>
          </table:table-cell>
          <table:table-cell office:value-type="float" office:value="0.335367" calcext:value-type="float">
            <text:p>0.335367</text:p>
          </table:table-cell>
          <table:table-cell office:value-type="float" office:value="0.22203" calcext:value-type="float">
            <text:p>0.22203</text:p>
          </table:table-cell>
          <table:table-cell office:value-type="float" office:value="0.251354" calcext:value-type="float">
            <text:p>0.251354</text:p>
          </table:table-cell>
          <table:table-cell office:value-type="float" office:value="0.230233" calcext:value-type="float">
            <text:p>0.230233</text:p>
          </table:table-cell>
          <table:table-cell office:value-type="float" office:value="0.408955" calcext:value-type="float">
            <text:p>0.408955</text:p>
          </table:table-cell>
          <table:table-cell office:value-type="float" office:value="0.25727" calcext:value-type="float">
            <text:p>0.25727</text:p>
          </table:table-cell>
          <table:table-cell office:value-type="float" office:value="0.272369" calcext:value-type="float">
            <text:p>0.272369</text:p>
          </table:table-cell>
          <table:table-cell office:value-type="float" office:value="0.247885" calcext:value-type="float">
            <text:p>0.247885</text:p>
          </table:table-cell>
        </table:table-row>
        <table:table-row table:style-name="ro1">
          <table:table-cell office:value-type="string" calcext:value-type="string">
            <text:p>Dice</text:p>
          </table:table-cell>
          <table:table-cell office:value-type="float" office:value="0.592846" calcext:value-type="float">
            <text:p>0.592846</text:p>
          </table:table-cell>
          <table:table-cell office:value-type="float" office:value="0.622854" calcext:value-type="float">
            <text:p>0.622854</text:p>
          </table:table-cell>
          <table:table-cell office:value-type="float" office:value="0.756867" calcext:value-type="float">
            <text:p>0.756867</text:p>
          </table:table-cell>
          <table:table-cell office:value-type="float" office:value="0.533227" calcext:value-type="float">
            <text:p>0.533227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630078" calcext:value-type="float">
            <text:p>0.630078</text:p>
          </table:table-cell>
          <table:table-cell office:value-type="float" office:value="0.645617" calcext:value-type="float">
            <text:p>0.645617</text:p>
          </table:table-cell>
          <table:table-cell office:value-type="float" office:value="0.636569" calcext:value-type="float">
            <text:p>0.636569</text:p>
          </table:table-cell>
          <table:table-cell office:value-type="float" office:value="0.716625" calcext:value-type="float">
            <text:p>0.716625</text:p>
          </table:table-cell>
          <table:table-cell office:value-type="float" office:value="0.557769" calcext:value-type="float">
            <text:p>0.557769</text:p>
          </table:table-cell>
          <table:table-cell office:value-type="float" office:value="0.654463" calcext:value-type="float">
            <text:p>0.654463</text:p>
          </table:table-cell>
          <table:table-cell office:value-type="float" office:value="0.791408" calcext:value-type="float">
            <text:p>0.791408</text:p>
          </table:table-cell>
          <table:table-cell office:value-type="float" office:value="0.624998" calcext:value-type="float">
            <text:p>0.624998</text:p>
          </table:table-cell>
          <table:table-cell office:value-type="float" office:value="0.598602" calcext:value-type="float">
            <text:p>0.598602</text:p>
          </table:table-cell>
          <table:table-cell office:value-type="float" office:value="0.76345" calcext:value-type="float">
            <text:p>0.76345</text:p>
          </table:table-cell>
          <table:table-cell office:value-type="float" office:value="0.736791" calcext:value-type="float">
            <text:p>0.736791</text:p>
          </table:table-cell>
          <table:table-cell office:value-type="float" office:value="0.862077" calcext:value-type="float">
            <text:p>0.862077</text:p>
          </table:table-cell>
          <table:table-cell office:value-type="float" office:value="0.60244" calcext:value-type="float">
            <text:p>0.60244</text:p>
          </table:table-cell>
          <table:table-cell office:value-type="float" office:value="0.603255" calcext:value-type="float">
            <text:p>0.603255</text:p>
          </table:table-cell>
          <table:table-cell office:value-type="float" office:value="0.801883" calcext:value-type="float">
            <text:p>0.801883</text:p>
          </table:table-cell>
          <table:table-cell office:value-type="float" office:value="0.729496" calcext:value-type="float">
            <text:p>0.729496</text:p>
          </table:table-cell>
          <table:table-cell office:value-type="float" office:value="0.596445" calcext:value-type="float">
            <text:p>0.596445</text:p>
          </table:table-cell>
          <table:table-cell office:value-type="float" office:value="0.624529" calcext:value-type="float">
            <text:p>0.624529</text:p>
          </table:table-cell>
          <table:table-cell office:value-type="float" office:value="0.879656" calcext:value-type="float">
            <text:p>0.879656</text:p>
          </table:table-cell>
          <table:table-cell office:value-type="float" office:value="0.687461" calcext:value-type="float">
            <text:p>0.687461</text:p>
          </table:table-cell>
          <table:table-cell office:value-type="float" office:value="0.56822" calcext:value-type="float">
            <text:p>0.56822</text:p>
          </table:table-cell>
          <table:table-cell office:value-type="float" office:value="0.722382" calcext:value-type="float">
            <text:p>0.722382</text:p>
          </table:table-cell>
          <table:table-cell office:value-type="float" office:value="0.924671" calcext:value-type="float">
            <text:p>0.924671</text:p>
          </table:table-cell>
          <table:table-cell office:value-type="float" office:value="0.847767" calcext:value-type="float">
            <text:p>0.847767</text:p>
          </table:table-cell>
          <table:table-cell office:value-type="float" office:value="0.663453" calcext:value-type="float">
            <text:p>0.663453</text:p>
          </table:table-cell>
          <table:table-cell office:value-type="float" office:value="0.875816" calcext:value-type="float">
            <text:p>0.875816</text:p>
          </table:table-cell>
          <table:table-cell office:value-type="float" office:value="0.816707" calcext:value-type="float">
            <text:p>0.816707</text:p>
          </table:table-cell>
          <table:table-cell office:value-type="float" office:value="0.804741" calcext:value-type="float">
            <text:p>0.804741</text:p>
          </table:table-cell>
          <table:table-cell office:value-type="float" office:value="0.760938" calcext:value-type="float">
            <text:p>0.760938</text:p>
          </table:table-cell>
          <table:table-cell office:value-type="float" office:value="0.739969" calcext:value-type="float">
            <text:p>0.739969</text:p>
          </table:table-cell>
          <table:table-cell office:value-type="float" office:value="0.739386" calcext:value-type="float">
            <text:p>0.739386</text:p>
          </table:table-cell>
          <table:table-cell office:value-type="float" office:value="0.591404" calcext:value-type="float">
            <text:p>0.591404</text:p>
          </table:table-cell>
          <table:table-cell office:value-type="float" office:value="0.761745" calcext:value-type="float">
            <text:p>0.761745</text:p>
          </table:table-cell>
          <table:table-cell office:value-type="float" office:value="0.534396" calcext:value-type="float">
            <text:p>0.534396</text:p>
          </table:table-cell>
          <table:table-cell office:value-type="float" office:value="0.895693" calcext:value-type="float">
            <text:p>0.895693</text:p>
          </table:table-cell>
          <table:table-cell office:value-type="float" office:value="0.553008" calcext:value-type="float">
            <text:p>0.553008</text:p>
          </table:table-cell>
          <table:table-cell office:value-type="float" office:value="0.546022" calcext:value-type="float">
            <text:p>0.546022</text:p>
          </table:table-cell>
          <table:table-cell office:value-type="float" office:value="0.659271" calcext:value-type="float">
            <text:p>0.659271</text:p>
          </table:table-cell>
          <table:table-cell office:value-type="float" office:value="0.607801" calcext:value-type="float">
            <text:p>0.607801</text:p>
          </table:table-cell>
          <table:table-cell office:value-type="float" office:value="0.674857" calcext:value-type="float">
            <text:p>0.674857</text:p>
          </table:table-cell>
          <table:table-cell office:value-type="float" office:value="0.84124" calcext:value-type="float">
            <text:p>0.84124</text:p>
          </table:table-cell>
          <table:table-cell office:value-type="float" office:value="0.585115" calcext:value-type="float">
            <text:p>0.585115</text:p>
          </table:table-cell>
          <table:table-cell office:value-type="float" office:value="0.691849" calcext:value-type="float">
            <text:p>0.691849</text:p>
          </table:table-cell>
          <table:table-cell office:value-type="float" office:value="0.924981" calcext:value-type="float">
            <text:p>0.924981</text:p>
          </table:table-cell>
          <table:table-cell office:value-type="float" office:value="0.807507" calcext:value-type="float">
            <text:p>0.807507</text:p>
          </table:table-cell>
          <table:table-cell office:value-type="float" office:value="1.06319" calcext:value-type="float">
            <text:p>1.06319</text:p>
          </table:table-cell>
          <table:table-cell office:value-type="float" office:value="0.843205" calcext:value-type="float">
            <text:p>0.843205</text:p>
          </table:table-cell>
          <table:table-cell office:value-type="float" office:value="0.558497" calcext:value-type="float">
            <text:p>0.558497</text:p>
          </table:table-cell>
          <table:table-cell office:value-type="float" office:value="0.514299" calcext:value-type="float">
            <text:p>0.514299</text:p>
          </table:table-cell>
          <table:table-cell office:value-type="float" office:value="0.678147" calcext:value-type="float">
            <text:p>0.678147</text:p>
          </table:table-cell>
          <table:table-cell office:value-type="float" office:value="0.710386" calcext:value-type="float">
            <text:p>0.710386</text:p>
          </table:table-cell>
          <table:table-cell office:value-type="float" office:value="0.563837" calcext:value-type="float">
            <text:p>0.563837</text:p>
          </table:table-cell>
          <table:table-cell office:value-type="float" office:value="0.804213" calcext:value-type="float">
            <text:p>0.804213</text:p>
          </table:table-cell>
          <table:table-cell office:value-type="float" office:value="0.722127" calcext:value-type="float">
            <text:p>0.722127</text:p>
          </table:table-cell>
          <table:table-cell office:value-type="float" office:value="1.01007" calcext:value-type="float">
            <text:p>1.01007</text:p>
          </table:table-cell>
          <table:table-cell office:value-type="float" office:value="0.570828" calcext:value-type="float">
            <text:p>0.570828</text:p>
          </table:table-cell>
          <table:table-cell office:value-type="float" office:value="0.59998" calcext:value-type="float">
            <text:p>0.59998</text:p>
          </table:table-cell>
          <table:table-cell office:value-type="float" office:value="0.885163" calcext:value-type="float">
            <text:p>0.885163</text:p>
          </table:table-cell>
          <table:table-cell office:value-type="float" office:value="0.750976" calcext:value-type="float">
            <text:p>0.750976</text:p>
          </table:table-cell>
          <table:table-cell office:value-type="float" office:value="0.974232" calcext:value-type="float">
            <text:p>0.974232</text:p>
          </table:table-cell>
          <table:table-cell office:value-type="float" office:value="0.7863" calcext:value-type="float">
            <text:p>0.7863</text:p>
          </table:table-cell>
          <table:table-cell office:value-type="float" office:value="0.895974" calcext:value-type="float">
            <text:p>0.895974</text:p>
          </table:table-cell>
          <table:table-cell office:value-type="float" office:value="0.968882" calcext:value-type="float">
            <text:p>0.968882</text:p>
          </table:table-cell>
          <table:table-cell office:value-type="float" office:value="0.52916" calcext:value-type="float">
            <text:p>0.52916</text:p>
          </table:table-cell>
          <table:table-cell office:value-type="float" office:value="0.703935" calcext:value-type="float">
            <text:p>0.703935</text:p>
          </table:table-cell>
          <table:table-cell office:value-type="float" office:value="0.77237" calcext:value-type="float">
            <text:p>0.77237</text:p>
          </table:table-cell>
          <table:table-cell office:value-type="float" office:value="0.867233" calcext:value-type="float">
            <text:p>0.867233</text:p>
          </table:table-cell>
          <table:table-cell office:value-type="float" office:value="0.678767" calcext:value-type="float">
            <text:p>0.678767</text:p>
          </table:table-cell>
          <table:table-cell office:value-type="float" office:value="0.682461" calcext:value-type="float">
            <text:p>0.682461</text:p>
          </table:table-cell>
          <table:table-cell office:value-type="float" office:value="0.612758" calcext:value-type="float">
            <text:p>0.612758</text:p>
          </table:table-cell>
          <table:table-cell office:value-type="float" office:value="0.830052" calcext:value-type="float">
            <text:p>0.830052</text:p>
          </table:table-cell>
          <table:table-cell office:value-type="float" office:value="0.934395" calcext:value-type="float">
            <text:p>0.934395</text:p>
          </table:table-cell>
          <table:table-cell office:value-type="float" office:value="0.548361" calcext:value-type="float">
            <text:p>0.548361</text:p>
          </table:table-cell>
          <table:table-cell office:value-type="float" office:value="0.641205" calcext:value-type="float">
            <text:p>0.641205</text:p>
          </table:table-cell>
          <table:table-cell office:value-type="float" office:value="0.784815" calcext:value-type="float">
            <text:p>0.784815</text:p>
          </table:table-cell>
          <table:table-cell office:value-type="float" office:value="0.758631" calcext:value-type="float">
            <text:p>0.758631</text:p>
          </table:table-cell>
          <table:table-cell office:value-type="float" office:value="0.817587" calcext:value-type="float">
            <text:p>0.817587</text:p>
          </table:table-cell>
          <table:table-cell office:value-type="float" office:value="0.870064" calcext:value-type="float">
            <text:p>0.870064</text:p>
          </table:table-cell>
          <table:table-cell office:value-type="float" office:value="0.926243" calcext:value-type="float">
            <text:p>0.926243</text:p>
          </table:table-cell>
          <table:table-cell office:value-type="float" office:value="0.686594" calcext:value-type="float">
            <text:p>0.686594</text:p>
          </table:table-cell>
          <table:table-cell office:value-type="float" office:value="0.618504" calcext:value-type="float">
            <text:p>0.618504</text:p>
          </table:table-cell>
          <table:table-cell office:value-type="float" office:value="0.663325" calcext:value-type="float">
            <text:p>0.663325</text:p>
          </table:table-cell>
          <table:table-cell office:value-type="float" office:value="0.70011" calcext:value-type="float">
            <text:p>0.70011</text:p>
          </table:table-cell>
          <table:table-cell office:value-type="float" office:value="0.683929" calcext:value-type="float">
            <text:p>0.683929</text:p>
          </table:table-cell>
          <table:table-cell office:value-type="float" office:value="0.53459" calcext:value-type="float">
            <text:p>0.53459</text:p>
          </table:table-cell>
          <table:table-cell office:value-type="float" office:value="0.888274" calcext:value-type="float">
            <text:p>0.888274</text:p>
          </table:table-cell>
          <table:table-cell office:value-type="float" office:value="0.604609" calcext:value-type="float">
            <text:p>0.604609</text:p>
          </table:table-cell>
          <table:table-cell office:value-type="float" office:value="0.90264" calcext:value-type="float">
            <text:p>0.90264</text:p>
          </table:table-cell>
          <table:table-cell office:value-type="float" office:value="0.968033" calcext:value-type="float">
            <text:p>0.968033</text:p>
          </table:table-cell>
          <table:table-cell office:value-type="float" office:value="0.804962" calcext:value-type="float">
            <text:p>0.804962</text:p>
          </table:table-cell>
          <table:table-cell office:value-type="float" office:value="0.666607" calcext:value-type="float">
            <text:p>0.666607</text:p>
          </table:table-cell>
          <table:table-cell office:value-type="float" office:value="0.750955" calcext:value-type="float">
            <text:p>0.750955</text:p>
          </table:table-cell>
          <table:table-cell office:value-type="float" office:value="0.734526" calcext:value-type="float">
            <text:p>0.734526</text:p>
          </table:table-cell>
          <table:table-cell office:value-type="float" office:value="0.685015" calcext:value-type="float">
            <text:p>0.685015</text:p>
          </table:table-cell>
          <table:table-cell office:value-type="float" office:value="0.756979" calcext:value-type="float">
            <text:p>0.756979</text:p>
          </table:table-cell>
          <table:table-cell office:value-type="float" office:value="0.943094" calcext:value-type="float">
            <text:p>0.943094</text:p>
          </table:table-cell>
          <table:table-cell office:value-type="float" office:value="0.630845" calcext:value-type="float">
            <text:p>0.630845</text:p>
          </table:table-cell>
          <table:table-cell office:value-type="float" office:value="0.667706" calcext:value-type="float">
            <text:p>0.667706</text:p>
          </table:table-cell>
          <table:table-cell office:value-type="float" office:value="0.640757" calcext:value-type="float">
            <text:p>0.640757</text:p>
          </table:table-cell>
          <table:table-cell office:value-type="float" office:value="0.691158" calcext:value-type="float">
            <text:p>0.691158</text:p>
          </table:table-cell>
          <table:table-cell office:value-type="float" office:value="0.704546" calcext:value-type="float">
            <text:p>0.704546</text:p>
          </table:table-cell>
          <table:table-cell office:value-type="float" office:value="0.681437" calcext:value-type="float">
            <text:p>0.681437</text:p>
          </table:table-cell>
          <table:table-cell office:value-type="float" office:value="0.545223" calcext:value-type="float">
            <text:p>0.545223</text:p>
          </table:table-cell>
          <table:table-cell office:value-type="float" office:value="0.549259" calcext:value-type="float">
            <text:p>0.549259</text:p>
          </table:table-cell>
          <table:table-cell office:value-type="float" office:value="0.766861" calcext:value-type="float">
            <text:p>0.766861</text:p>
          </table:table-cell>
          <table:table-cell office:value-type="float" office:value="0.549195" calcext:value-type="float">
            <text:p>0.549195</text:p>
          </table:table-cell>
          <table:table-cell office:value-type="float" office:value="0.71023" calcext:value-type="float">
            <text:p>0.71023</text:p>
          </table:table-cell>
          <table:table-cell office:value-type="float" office:value="0.816229" calcext:value-type="float">
            <text:p>0.816229</text:p>
          </table:table-cell>
          <table:table-cell office:value-type="float" office:value="0.818608" calcext:value-type="float">
            <text:p>0.818608</text:p>
          </table:table-cell>
          <table:table-cell office:value-type="float" office:value="0.583968" calcext:value-type="float">
            <text:p>0.583968</text:p>
          </table:table-cell>
          <table:table-cell office:value-type="float" office:value="0.744877" calcext:value-type="float">
            <text:p>0.744877</text:p>
          </table:table-cell>
          <table:table-cell office:value-type="float" office:value="0.816098" calcext:value-type="float">
            <text:p>0.816098</text:p>
          </table:table-cell>
          <table:table-cell office:value-type="float" office:value="0.781504" calcext:value-type="float">
            <text:p>0.781504</text:p>
          </table:table-cell>
          <table:table-cell office:value-type="float" office:value="0.658406" calcext:value-type="float">
            <text:p>0.658406</text:p>
          </table:table-cell>
          <table:table-cell office:value-type="float" office:value="0.835884" calcext:value-type="float">
            <text:p>0.835884</text:p>
          </table:table-cell>
          <table:table-cell office:value-type="float" office:value="0.580903" calcext:value-type="float">
            <text:p>0.580903</text:p>
          </table:table-cell>
          <table:table-cell office:value-type="float" office:value="0.643413" calcext:value-type="float">
            <text:p>0.643413</text:p>
          </table:table-cell>
          <table:table-cell office:value-type="float" office:value="0.688484" calcext:value-type="float">
            <text:p>0.688484</text:p>
          </table:table-cell>
          <table:table-cell office:value-type="float" office:value="0.665225" calcext:value-type="float">
            <text:p>0.665225</text:p>
          </table:table-cell>
          <table:table-cell office:value-type="float" office:value="0.889998" calcext:value-type="float">
            <text:p>0.889998</text:p>
          </table:table-cell>
          <table:table-cell office:value-type="float" office:value="0.789915" calcext:value-type="float">
            <text:p>0.789915</text:p>
          </table:table-cell>
          <table:table-cell office:value-type="float" office:value="0.878746" calcext:value-type="float">
            <text:p>0.878746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86598" calcext:value-type="float">
            <text:p>0.86598</text:p>
          </table:table-cell>
          <table:table-cell office:value-type="float" office:value="0.757162" calcext:value-type="float">
            <text:p>0.757162</text:p>
          </table:table-cell>
          <table:table-cell office:value-type="float" office:value="1.13645" calcext:value-type="float">
            <text:p>1.13645</text:p>
          </table:table-cell>
          <table:table-cell office:value-type="float" office:value="0.619721" calcext:value-type="float">
            <text:p>0.619721</text:p>
          </table:table-cell>
          <table:table-cell office:value-type="float" office:value="0.57432" calcext:value-type="float">
            <text:p>0.57432</text:p>
          </table:table-cell>
          <table:table-cell office:value-type="float" office:value="0.615785" calcext:value-type="float">
            <text:p>0.615785</text:p>
          </table:table-cell>
          <table:table-cell office:value-type="float" office:value="0.978535" calcext:value-type="float">
            <text:p>0.978535</text:p>
          </table:table-cell>
          <table:table-cell office:value-type="float" office:value="0.879145" calcext:value-type="float">
            <text:p>0.879145</text:p>
          </table:table-cell>
          <table:table-cell office:value-type="float" office:value="0.745614" calcext:value-type="float">
            <text:p>0.745614</text:p>
          </table:table-cell>
          <table:table-cell office:value-type="float" office:value="0.662503" calcext:value-type="float">
            <text:p>0.662503</text:p>
          </table:table-cell>
          <table:table-cell office:value-type="float" office:value="0.653869" calcext:value-type="float">
            <text:p>0.653869</text:p>
          </table:table-cell>
          <table:table-cell office:value-type="float" office:value="0.750864" calcext:value-type="float">
            <text:p>0.750864</text:p>
          </table:table-cell>
          <table:table-cell office:value-type="float" office:value="0.836598" calcext:value-type="float">
            <text:p>0.836598</text:p>
          </table:table-cell>
          <table:table-cell office:value-type="float" office:value="0.908038" calcext:value-type="float">
            <text:p>0.908038</text:p>
          </table:table-cell>
          <table:table-cell office:value-type="float" office:value="0.826365" calcext:value-type="float">
            <text:p>0.826365</text:p>
          </table:table-cell>
          <table:table-cell office:value-type="float" office:value="0.628479" calcext:value-type="float">
            <text:p>0.628479</text:p>
          </table:table-cell>
          <table:table-cell office:value-type="float" office:value="0.733044" calcext:value-type="float">
            <text:p>0.733044</text:p>
          </table:table-cell>
          <table:table-cell office:value-type="float" office:value="0.886437" calcext:value-type="float">
            <text:p>0.886437</text:p>
          </table:table-cell>
          <table:table-cell office:value-type="float" office:value="0.652452" calcext:value-type="float">
            <text:p>0.652452</text:p>
          </table:table-cell>
          <table:table-cell office:value-type="float" office:value="0.579512" calcext:value-type="float">
            <text:p>0.579512</text:p>
          </table:table-cell>
          <table:table-cell office:value-type="float" office:value="0.575479" calcext:value-type="float">
            <text:p>0.575479</text:p>
          </table:table-cell>
          <table:table-cell office:value-type="float" office:value="0.571055" calcext:value-type="float">
            <text:p>0.571055</text:p>
          </table:table-cell>
        </table:table-row>
        <table:table-row table:style-name="ro1">
          <table:table-cell office:value-type="string" calcext:value-type="string">
            <text:p>RK</text:p>
          </table:table-cell>
          <table:table-cell table:formula="of:=MEDIAN([.B1:.EU1])" office:value-type="float" office:value="0.233489" calcext:value-type="float">
            <text:p>0.233489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KMP</text:p>
          </table:table-cell>
          <table:table-cell table:formula="of:=MEDIAN([.B2:.EU2])" office:value-type="float" office:value="0.238262" calcext:value-type="float">
            <text:p>0.238262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STD</text:p>
          </table:table-cell>
          <table:table-cell table:formula="of:=MEDIAN([.B3:.EU3])" office:value-type="float" office:value="0.720777" calcext:value-type="float">
            <text:p>0.720777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Levenshtein</text:p>
          </table:table-cell>
          <table:table-cell table:formula="of:=MEDIAN([.B4:.EU4])" office:value-type="float" office:value="0.2929805" calcext:value-type="float">
            <text:p>0.2929805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Dice</text:p>
          </table:table-cell>
          <table:table-cell table:formula="of:=MEDIAN([.B5:.EU5])" office:value-type="float" office:value="0.7135055" calcext:value-type="float">
            <text:p>0.7135055</text:p>
          </table:table-cell>
          <table:table-cell table:number-columns-repeated="149"/>
        </table:table-row>
      </table:table>
      <table:table table:name="gyt" table:style-name="ta1">
        <table:table-column table:style-name="co1" table:number-columns-repeated="151" table:default-cell-style-name="Default"/>
        <table:table-row table:style-name="ro1">
          <table:table-cell office:value-type="string" calcext:value-type="string">
            <text:p>Rabin-Karp</text:p>
          </table:table-cell>
          <table:table-cell office:value-type="float" office:value="0.177732" calcext:value-type="float">
            <text:p>0.177732</text:p>
          </table:table-cell>
          <table:table-cell office:value-type="float" office:value="0.309418" calcext:value-type="float">
            <text:p>0.309418</text:p>
          </table:table-cell>
          <table:table-cell office:value-type="float" office:value="0.195467" calcext:value-type="float">
            <text:p>0.195467</text:p>
          </table:table-cell>
          <table:table-cell office:value-type="float" office:value="0.217009" calcext:value-type="float">
            <text:p>0.217009</text:p>
          </table:table-cell>
          <table:table-cell office:value-type="float" office:value="0.180488" calcext:value-type="float">
            <text:p>0.180488</text:p>
          </table:table-cell>
          <table:table-cell office:value-type="float" office:value="0.252165" calcext:value-type="float">
            <text:p>0.252165</text:p>
          </table:table-cell>
          <table:table-cell office:value-type="float" office:value="0.20489" calcext:value-type="float">
            <text:p>0.20489</text:p>
          </table:table-cell>
          <table:table-cell office:value-type="float" office:value="0.227279" calcext:value-type="float">
            <text:p>0.227279</text:p>
          </table:table-cell>
          <table:table-cell office:value-type="float" office:value="0.192683" calcext:value-type="float">
            <text:p>0.192683</text:p>
          </table:table-cell>
          <table:table-cell office:value-type="float" office:value="0.228312" calcext:value-type="float">
            <text:p>0.228312</text:p>
          </table:table-cell>
          <table:table-cell office:value-type="float" office:value="0.309786" calcext:value-type="float">
            <text:p>0.309786</text:p>
          </table:table-cell>
          <table:table-cell office:value-type="float" office:value="0.221417" calcext:value-type="float">
            <text:p>0.221417</text:p>
          </table:table-cell>
          <table:table-cell office:value-type="float" office:value="0.193466" calcext:value-type="float">
            <text:p>0.193466</text:p>
          </table:table-cell>
          <table:table-cell office:value-type="float" office:value="0.257343" calcext:value-type="float">
            <text:p>0.257343</text:p>
          </table:table-cell>
          <table:table-cell office:value-type="float" office:value="0.245963" calcext:value-type="float">
            <text:p>0.245963</text:p>
          </table:table-cell>
          <table:table-cell office:value-type="float" office:value="0.199393" calcext:value-type="float">
            <text:p>0.199393</text:p>
          </table:table-cell>
          <table:table-cell office:value-type="float" office:value="0.181162" calcext:value-type="float">
            <text:p>0.181162</text:p>
          </table:table-cell>
          <table:table-cell office:value-type="float" office:value="0.186751" calcext:value-type="float">
            <text:p>0.186751</text:p>
          </table:table-cell>
          <table:table-cell office:value-type="float" office:value="0.216262" calcext:value-type="float">
            <text:p>0.216262</text:p>
          </table:table-cell>
          <table:table-cell office:value-type="float" office:value="0.357164" calcext:value-type="float">
            <text:p>0.357164</text:p>
          </table:table-cell>
          <table:table-cell office:value-type="float" office:value="0.224465" calcext:value-type="float">
            <text:p>0.224465</text:p>
          </table:table-cell>
          <table:table-cell office:value-type="float" office:value="0.283123" calcext:value-type="float">
            <text:p>0.283123</text:p>
          </table:table-cell>
          <table:table-cell office:value-type="float" office:value="0.273049" calcext:value-type="float">
            <text:p>0.273049</text:p>
          </table:table-cell>
          <table:table-cell office:value-type="float" office:value="0.331848" calcext:value-type="float">
            <text:p>0.331848</text:p>
          </table:table-cell>
          <table:table-cell office:value-type="float" office:value="0.430602" calcext:value-type="float">
            <text:p>0.430602</text:p>
          </table:table-cell>
          <table:table-cell office:value-type="float" office:value="0.254189" calcext:value-type="float">
            <text:p>0.254189</text:p>
          </table:table-cell>
          <table:table-cell office:value-type="float" office:value="0.209251" calcext:value-type="float">
            <text:p>0.209251</text:p>
          </table:table-cell>
          <table:table-cell office:value-type="float" office:value="0.286752" calcext:value-type="float">
            <text:p>0.286752</text:p>
          </table:table-cell>
          <table:table-cell office:value-type="float" office:value="0.231035" calcext:value-type="float">
            <text:p>0.231035</text:p>
          </table:table-cell>
          <table:table-cell office:value-type="float" office:value="0.200011" calcext:value-type="float">
            <text:p>0.200011</text:p>
          </table:table-cell>
          <table:table-cell office:value-type="float" office:value="0.184241" calcext:value-type="float">
            <text:p>0.184241</text:p>
          </table:table-cell>
          <table:table-cell office:value-type="float" office:value="0.189061" calcext:value-type="float">
            <text:p>0.189061</text:p>
          </table:table-cell>
          <table:table-cell office:value-type="float" office:value="0.248789" calcext:value-type="float">
            <text:p>0.248789</text:p>
          </table:table-cell>
          <table:table-cell office:value-type="float" office:value="0.205112" calcext:value-type="float">
            <text:p>0.205112</text:p>
          </table:table-cell>
          <table:table-cell office:value-type="float" office:value="0.191489" calcext:value-type="float">
            <text:p>0.191489</text:p>
          </table:table-cell>
          <table:table-cell office:value-type="float" office:value="0.236425" calcext:value-type="float">
            <text:p>0.236425</text:p>
          </table:table-cell>
          <table:table-cell office:value-type="float" office:value="0.197733" calcext:value-type="float">
            <text:p>0.197733</text:p>
          </table:table-cell>
          <table:table-cell office:value-type="float" office:value="0.229323" calcext:value-type="float">
            <text:p>0.229323</text:p>
          </table:table-cell>
          <table:table-cell office:value-type="float" office:value="0.202118" calcext:value-type="float">
            <text:p>0.202118</text:p>
          </table:table-cell>
          <table:table-cell office:value-type="float" office:value="0.243076" calcext:value-type="float">
            <text:p>0.243076</text:p>
          </table:table-cell>
          <table:table-cell office:value-type="float" office:value="0.290447" calcext:value-type="float">
            <text:p>0.290447</text:p>
          </table:table-cell>
          <table:table-cell office:value-type="float" office:value="0.201809" calcext:value-type="float">
            <text:p>0.201809</text:p>
          </table:table-cell>
          <table:table-cell office:value-type="float" office:value="0.205613" calcext:value-type="float">
            <text:p>0.205613</text:p>
          </table:table-cell>
          <table:table-cell office:value-type="float" office:value="0.312466" calcext:value-type="float">
            <text:p>0.312466</text:p>
          </table:table-cell>
          <table:table-cell office:value-type="float" office:value="0.201824" calcext:value-type="float">
            <text:p>0.201824</text:p>
          </table:table-cell>
          <table:table-cell office:value-type="float" office:value="0.360185" calcext:value-type="float">
            <text:p>0.360185</text:p>
          </table:table-cell>
          <table:table-cell office:value-type="float" office:value="0.220687" calcext:value-type="float">
            <text:p>0.220687</text:p>
          </table:table-cell>
          <table:table-cell office:value-type="float" office:value="0.301896" calcext:value-type="float">
            <text:p>0.301896</text:p>
          </table:table-cell>
          <table:table-cell office:value-type="float" office:value="0.218933" calcext:value-type="float">
            <text:p>0.218933</text:p>
          </table:table-cell>
          <table:table-cell office:value-type="float" office:value="0.180143" calcext:value-type="float">
            <text:p>0.180143</text:p>
          </table:table-cell>
          <table:table-cell office:value-type="float" office:value="0.195064" calcext:value-type="float">
            <text:p>0.195064</text:p>
          </table:table-cell>
          <table:table-cell office:value-type="float" office:value="0.201833" calcext:value-type="float">
            <text:p>0.201833</text:p>
          </table:table-cell>
          <table:table-cell office:value-type="float" office:value="0.323961" calcext:value-type="float">
            <text:p>0.323961</text:p>
          </table:table-cell>
          <table:table-cell office:value-type="float" office:value="0.332831" calcext:value-type="float">
            <text:p>0.332831</text:p>
          </table:table-cell>
          <table:table-cell office:value-type="float" office:value="0.237481" calcext:value-type="float">
            <text:p>0.237481</text:p>
          </table:table-cell>
          <table:table-cell office:value-type="float" office:value="0.267923" calcext:value-type="float">
            <text:p>0.267923</text:p>
          </table:table-cell>
          <table:table-cell office:value-type="float" office:value="0.204044" calcext:value-type="float">
            <text:p>0.204044</text:p>
          </table:table-cell>
          <table:table-cell office:value-type="float" office:value="0.27572" calcext:value-type="float">
            <text:p>0.27572</text:p>
          </table:table-cell>
          <table:table-cell office:value-type="float" office:value="0.330052" calcext:value-type="float">
            <text:p>0.330052</text:p>
          </table:table-cell>
          <table:table-cell office:value-type="float" office:value="0.29404" calcext:value-type="float">
            <text:p>0.29404</text:p>
          </table:table-cell>
          <table:table-cell office:value-type="float" office:value="0.210389" calcext:value-type="float">
            <text:p>0.210389</text:p>
          </table:table-cell>
          <table:table-cell office:value-type="float" office:value="0.339332" calcext:value-type="float">
            <text:p>0.339332</text:p>
          </table:table-cell>
          <table:table-cell office:value-type="float" office:value="0.250929" calcext:value-type="float">
            <text:p>0.250929</text:p>
          </table:table-cell>
          <table:table-cell office:value-type="float" office:value="0.199455" calcext:value-type="float">
            <text:p>0.199455</text:p>
          </table:table-cell>
          <table:table-cell office:value-type="float" office:value="0.207913" calcext:value-type="float">
            <text:p>0.207913</text:p>
          </table:table-cell>
          <table:table-cell office:value-type="float" office:value="0.208206" calcext:value-type="float">
            <text:p>0.208206</text:p>
          </table:table-cell>
          <table:table-cell office:value-type="float" office:value="0.199124" calcext:value-type="float">
            <text:p>0.199124</text:p>
          </table:table-cell>
          <table:table-cell office:value-type="float" office:value="0.197225" calcext:value-type="float">
            <text:p>0.197225</text:p>
          </table:table-cell>
          <table:table-cell office:value-type="float" office:value="0.193907" calcext:value-type="float">
            <text:p>0.193907</text:p>
          </table:table-cell>
          <table:table-cell office:value-type="float" office:value="0.319665" calcext:value-type="float">
            <text:p>0.319665</text:p>
          </table:table-cell>
          <table:table-cell office:value-type="float" office:value="0.336642" calcext:value-type="float">
            <text:p>0.336642</text:p>
          </table:table-cell>
          <table:table-cell office:value-type="float" office:value="0.414637" calcext:value-type="float">
            <text:p>0.414637</text:p>
          </table:table-cell>
          <table:table-cell office:value-type="float" office:value="0.292622" calcext:value-type="float">
            <text:p>0.292622</text:p>
          </table:table-cell>
          <table:table-cell office:value-type="float" office:value="0.280502" calcext:value-type="float">
            <text:p>0.280502</text:p>
          </table:table-cell>
          <table:table-cell office:value-type="float" office:value="0.22061" calcext:value-type="float">
            <text:p>0.22061</text:p>
          </table:table-cell>
          <table:table-cell office:value-type="float" office:value="0.28768" calcext:value-type="float">
            <text:p>0.28768</text:p>
          </table:table-cell>
          <table:table-cell office:value-type="float" office:value="0.259946" calcext:value-type="float">
            <text:p>0.259946</text:p>
          </table:table-cell>
          <table:table-cell office:value-type="float" office:value="0.25572" calcext:value-type="float">
            <text:p>0.25572</text:p>
          </table:table-cell>
          <table:table-cell office:value-type="float" office:value="0.205799" calcext:value-type="float">
            <text:p>0.205799</text:p>
          </table:table-cell>
          <table:table-cell office:value-type="float" office:value="0.229142" calcext:value-type="float">
            <text:p>0.229142</text:p>
          </table:table-cell>
          <table:table-cell office:value-type="float" office:value="0.210972" calcext:value-type="float">
            <text:p>0.210972</text:p>
          </table:table-cell>
          <table:table-cell office:value-type="float" office:value="0.219348" calcext:value-type="float">
            <text:p>0.219348</text:p>
          </table:table-cell>
          <table:table-cell office:value-type="float" office:value="0.31958" calcext:value-type="float">
            <text:p>0.31958</text:p>
          </table:table-cell>
          <table:table-cell office:value-type="float" office:value="0.344174" calcext:value-type="float">
            <text:p>0.344174</text:p>
          </table:table-cell>
          <table:table-cell office:value-type="float" office:value="0.342392" calcext:value-type="float">
            <text:p>0.342392</text:p>
          </table:table-cell>
          <table:table-cell office:value-type="float" office:value="0.189115" calcext:value-type="float">
            <text:p>0.189115</text:p>
          </table:table-cell>
          <table:table-cell office:value-type="float" office:value="0.197265" calcext:value-type="float">
            <text:p>0.197265</text:p>
          </table:table-cell>
          <table:table-cell office:value-type="float" office:value="0.267427" calcext:value-type="float">
            <text:p>0.267427</text:p>
          </table:table-cell>
          <table:table-cell office:value-type="float" office:value="0.321571" calcext:value-type="float">
            <text:p>0.321571</text:p>
          </table:table-cell>
          <table:table-cell office:value-type="float" office:value="0.187551" calcext:value-type="float">
            <text:p>0.187551</text:p>
          </table:table-cell>
          <table:table-cell office:value-type="float" office:value="0.221362" calcext:value-type="float">
            <text:p>0.221362</text:p>
          </table:table-cell>
          <table:table-cell office:value-type="float" office:value="0.345803" calcext:value-type="float">
            <text:p>0.345803</text:p>
          </table:table-cell>
          <table:table-cell office:value-type="float" office:value="0.289812" calcext:value-type="float">
            <text:p>0.289812</text:p>
          </table:table-cell>
          <table:table-cell office:value-type="float" office:value="0.299757" calcext:value-type="float">
            <text:p>0.299757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0.260636" calcext:value-type="float">
            <text:p>0.260636</text:p>
          </table:table-cell>
          <table:table-cell office:value-type="float" office:value="0.193319" calcext:value-type="float">
            <text:p>0.193319</text:p>
          </table:table-cell>
          <table:table-cell office:value-type="float" office:value="0.311168" calcext:value-type="float">
            <text:p>0.311168</text:p>
          </table:table-cell>
          <table:table-cell office:value-type="float" office:value="0.334193" calcext:value-type="float">
            <text:p>0.334193</text:p>
          </table:table-cell>
          <table:table-cell office:value-type="float" office:value="0.204731" calcext:value-type="float">
            <text:p>0.204731</text:p>
          </table:table-cell>
          <table:table-cell office:value-type="float" office:value="0.181364" calcext:value-type="float">
            <text:p>0.181364</text:p>
          </table:table-cell>
          <table:table-cell office:value-type="float" office:value="0.22644" calcext:value-type="float">
            <text:p>0.22644</text:p>
          </table:table-cell>
          <table:table-cell office:value-type="float" office:value="0.18445" calcext:value-type="float">
            <text:p>0.18445</text:p>
          </table:table-cell>
          <table:table-cell office:value-type="float" office:value="0.246301" calcext:value-type="float">
            <text:p>0.246301</text:p>
          </table:table-cell>
          <table:table-cell office:value-type="float" office:value="0.197129" calcext:value-type="float">
            <text:p>0.197129</text:p>
          </table:table-cell>
          <table:table-cell office:value-type="float" office:value="0.202361" calcext:value-type="float">
            <text:p>0.202361</text:p>
          </table:table-cell>
          <table:table-cell office:value-type="float" office:value="0.320752" calcext:value-type="float">
            <text:p>0.320752</text:p>
          </table:table-cell>
          <table:table-cell office:value-type="float" office:value="0.223331" calcext:value-type="float">
            <text:p>0.223331</text:p>
          </table:table-cell>
          <table:table-cell office:value-type="float" office:value="0.246656" calcext:value-type="float">
            <text:p>0.246656</text:p>
          </table:table-cell>
          <table:table-cell office:value-type="float" office:value="0.337015" calcext:value-type="float">
            <text:p>0.337015</text:p>
          </table:table-cell>
          <table:table-cell office:value-type="float" office:value="0.265009" calcext:value-type="float">
            <text:p>0.265009</text:p>
          </table:table-cell>
          <table:table-cell office:value-type="float" office:value="0.214067" calcext:value-type="float">
            <text:p>0.214067</text:p>
          </table:table-cell>
          <table:table-cell office:value-type="float" office:value="0.400195" calcext:value-type="float">
            <text:p>0.400195</text:p>
          </table:table-cell>
          <table:table-cell office:value-type="float" office:value="0.317339" calcext:value-type="float">
            <text:p>0.317339</text:p>
          </table:table-cell>
          <table:table-cell office:value-type="float" office:value="0.178184" calcext:value-type="float">
            <text:p>0.178184</text:p>
          </table:table-cell>
          <table:table-cell office:value-type="float" office:value="0.426319" calcext:value-type="float">
            <text:p>0.426319</text:p>
          </table:table-cell>
          <table:table-cell office:value-type="float" office:value="0.227715" calcext:value-type="float">
            <text:p>0.227715</text:p>
          </table:table-cell>
          <table:table-cell office:value-type="float" office:value="0.273193" calcext:value-type="float">
            <text:p>0.273193</text:p>
          </table:table-cell>
          <table:table-cell office:value-type="float" office:value="0.242542" calcext:value-type="float">
            <text:p>0.242542</text:p>
          </table:table-cell>
          <table:table-cell office:value-type="float" office:value="0.233697" calcext:value-type="float">
            <text:p>0.233697</text:p>
          </table:table-cell>
          <table:table-cell office:value-type="float" office:value="0.198243" calcext:value-type="float">
            <text:p>0.198243</text:p>
          </table:table-cell>
          <table:table-cell office:value-type="float" office:value="0.203691" calcext:value-type="float">
            <text:p>0.203691</text:p>
          </table:table-cell>
          <table:table-cell office:value-type="float" office:value="0.200859" calcext:value-type="float">
            <text:p>0.200859</text:p>
          </table:table-cell>
          <table:table-cell office:value-type="float" office:value="0.22323" calcext:value-type="float">
            <text:p>0.22323</text:p>
          </table:table-cell>
          <table:table-cell office:value-type="float" office:value="0.357067" calcext:value-type="float">
            <text:p>0.357067</text:p>
          </table:table-cell>
          <table:table-cell office:value-type="float" office:value="0.21436" calcext:value-type="float">
            <text:p>0.21436</text:p>
          </table:table-cell>
          <table:table-cell office:value-type="float" office:value="0.328951" calcext:value-type="float">
            <text:p>0.328951</text:p>
          </table:table-cell>
          <table:table-cell office:value-type="float" office:value="0.333511" calcext:value-type="float">
            <text:p>0.333511</text:p>
          </table:table-cell>
          <table:table-cell office:value-type="float" office:value="0.235936" calcext:value-type="float">
            <text:p>0.235936</text:p>
          </table:table-cell>
          <table:table-cell office:value-type="float" office:value="0.205099" calcext:value-type="float">
            <text:p>0.205099</text:p>
          </table:table-cell>
          <table:table-cell office:value-type="float" office:value="0.370086" calcext:value-type="float">
            <text:p>0.370086</text:p>
          </table:table-cell>
          <table:table-cell office:value-type="float" office:value="0.200205" calcext:value-type="float">
            <text:p>0.200205</text:p>
          </table:table-cell>
          <table:table-cell office:value-type="float" office:value="0.200803" calcext:value-type="float">
            <text:p>0.200803</text:p>
          </table:table-cell>
          <table:table-cell office:value-type="float" office:value="0.342792" calcext:value-type="float">
            <text:p>0.342792</text:p>
          </table:table-cell>
          <table:table-cell office:value-type="float" office:value="0.304981" calcext:value-type="float">
            <text:p>0.304981</text:p>
          </table:table-cell>
          <table:table-cell office:value-type="float" office:value="0.227552" calcext:value-type="float">
            <text:p>0.227552</text:p>
          </table:table-cell>
          <table:table-cell office:value-type="float" office:value="0.269953" calcext:value-type="float">
            <text:p>0.269953</text:p>
          </table:table-cell>
          <table:table-cell office:value-type="float" office:value="0.250105" calcext:value-type="float">
            <text:p>0.250105</text:p>
          </table:table-cell>
          <table:table-cell office:value-type="float" office:value="0.230681" calcext:value-type="float">
            <text:p>0.230681</text:p>
          </table:table-cell>
          <table:table-cell office:value-type="float" office:value="0.229041" calcext:value-type="float">
            <text:p>0.229041</text:p>
          </table:table-cell>
          <table:table-cell office:value-type="float" office:value="0.280244" calcext:value-type="float">
            <text:p>0.280244</text:p>
          </table:table-cell>
          <table:table-cell office:value-type="float" office:value="0.205989" calcext:value-type="float">
            <text:p>0.205989</text:p>
          </table:table-cell>
          <table:table-cell office:value-type="float" office:value="0.332253" calcext:value-type="float">
            <text:p>0.332253</text:p>
          </table:table-cell>
          <table:table-cell office:value-type="float" office:value="0.205384" calcext:value-type="float">
            <text:p>0.205384</text:p>
          </table:table-cell>
          <table:table-cell office:value-type="float" office:value="0.25223" calcext:value-type="float">
            <text:p>0.25223</text:p>
          </table:table-cell>
          <table:table-cell office:value-type="float" office:value="0.183213" calcext:value-type="float">
            <text:p>0.183213</text:p>
          </table:table-cell>
          <table:table-cell office:value-type="float" office:value="0.29775" calcext:value-type="float">
            <text:p>0.29775</text:p>
          </table:table-cell>
          <table:table-cell office:value-type="float" office:value="0.272299" calcext:value-type="float">
            <text:p>0.272299</text:p>
          </table:table-cell>
          <table:table-cell office:value-type="float" office:value="0.161424" calcext:value-type="float">
            <text:p>0.161424</text:p>
          </table:table-cell>
          <table:table-cell office:value-type="float" office:value="0.103428" calcext:value-type="float">
            <text:p>0.103428</text:p>
          </table:table-cell>
        </table:table-row>
        <table:table-row table:style-name="ro1">
          <table:table-cell office:value-type="string" calcext:value-type="string">
            <text:p>KMP</text:p>
          </table:table-cell>
          <table:table-cell office:value-type="float" office:value="0.182886" calcext:value-type="float">
            <text:p>0.182886</text:p>
          </table:table-cell>
          <table:table-cell office:value-type="float" office:value="0.190586" calcext:value-type="float">
            <text:p>0.190586</text:p>
          </table:table-cell>
          <table:table-cell office:value-type="float" office:value="0.188997" calcext:value-type="float">
            <text:p>0.188997</text:p>
          </table:table-cell>
          <table:table-cell office:value-type="float" office:value="0.191141" calcext:value-type="float">
            <text:p>0.191141</text:p>
          </table:table-cell>
          <table:table-cell office:value-type="float" office:value="0.187073" calcext:value-type="float">
            <text:p>0.187073</text:p>
          </table:table-cell>
          <table:table-cell office:value-type="float" office:value="0.183496" calcext:value-type="float">
            <text:p>0.183496</text:p>
          </table:table-cell>
          <table:table-cell office:value-type="float" office:value="0.294938" calcext:value-type="float">
            <text:p>0.294938</text:p>
          </table:table-cell>
          <table:table-cell office:value-type="float" office:value="0.180629" calcext:value-type="float">
            <text:p>0.180629</text:p>
          </table:table-cell>
          <table:table-cell office:value-type="float" office:value="0.219479" calcext:value-type="float">
            <text:p>0.219479</text:p>
          </table:table-cell>
          <table:table-cell office:value-type="float" office:value="0.187599" calcext:value-type="float">
            <text:p>0.187599</text:p>
          </table:table-cell>
          <table:table-cell office:value-type="float" office:value="0.192788" calcext:value-type="float">
            <text:p>0.192788</text:p>
          </table:table-cell>
          <table:table-cell office:value-type="float" office:value="0.200007" calcext:value-type="float">
            <text:p>0.200007</text:p>
          </table:table-cell>
          <table:table-cell office:value-type="float" office:value="0.206453" calcext:value-type="float">
            <text:p>0.206453</text:p>
          </table:table-cell>
          <table:table-cell office:value-type="float" office:value="0.313625" calcext:value-type="float">
            <text:p>0.313625</text:p>
          </table:table-cell>
          <table:table-cell office:value-type="float" office:value="0.227302" calcext:value-type="float">
            <text:p>0.227302</text:p>
          </table:table-cell>
          <table:table-cell office:value-type="float" office:value="0.287275" calcext:value-type="float">
            <text:p>0.287275</text:p>
          </table:table-cell>
          <table:table-cell office:value-type="float" office:value="0.408672" calcext:value-type="float">
            <text:p>0.408672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89084" calcext:value-type="float">
            <text:p>0.289084</text:p>
          </table:table-cell>
          <table:table-cell office:value-type="float" office:value="0.213281" calcext:value-type="float">
            <text:p>0.213281</text:p>
          </table:table-cell>
          <table:table-cell office:value-type="float" office:value="0.189432" calcext:value-type="float">
            <text:p>0.189432</text:p>
          </table:table-cell>
          <table:table-cell office:value-type="float" office:value="0.334826" calcext:value-type="float">
            <text:p>0.334826</text:p>
          </table:table-cell>
          <table:table-cell office:value-type="float" office:value="0.294457" calcext:value-type="float">
            <text:p>0.294457</text:p>
          </table:table-cell>
          <table:table-cell office:value-type="float" office:value="0.20501" calcext:value-type="float">
            <text:p>0.20501</text:p>
          </table:table-cell>
          <table:table-cell office:value-type="float" office:value="0.215136" calcext:value-type="float">
            <text:p>0.215136</text:p>
          </table:table-cell>
          <table:table-cell office:value-type="float" office:value="0.212365" calcext:value-type="float">
            <text:p>0.212365</text:p>
          </table:table-cell>
          <table:table-cell office:value-type="float" office:value="0.248048" calcext:value-type="float">
            <text:p>0.248048</text:p>
          </table:table-cell>
          <table:table-cell office:value-type="float" office:value="0.429043" calcext:value-type="float">
            <text:p>0.429043</text:p>
          </table:table-cell>
          <table:table-cell office:value-type="float" office:value="0.208545" calcext:value-type="float">
            <text:p>0.208545</text:p>
          </table:table-cell>
          <table:table-cell office:value-type="float" office:value="0.197409" calcext:value-type="float">
            <text:p>0.197409</text:p>
          </table:table-cell>
          <table:table-cell office:value-type="float" office:value="0.313699" calcext:value-type="float">
            <text:p>0.313699</text:p>
          </table:table-cell>
          <table:table-cell office:value-type="float" office:value="0.198869" calcext:value-type="float">
            <text:p>0.198869</text:p>
          </table:table-cell>
          <table:table-cell office:value-type="float" office:value="0.22925" calcext:value-type="float">
            <text:p>0.22925</text:p>
          </table:table-cell>
          <table:table-cell office:value-type="float" office:value="0.214275" calcext:value-type="float">
            <text:p>0.214275</text:p>
          </table:table-cell>
          <table:table-cell office:value-type="float" office:value="0.260856" calcext:value-type="float">
            <text:p>0.260856</text:p>
          </table:table-cell>
          <table:table-cell office:value-type="float" office:value="0.260956" calcext:value-type="float">
            <text:p>0.260956</text:p>
          </table:table-cell>
          <table:table-cell office:value-type="float" office:value="0.262087" calcext:value-type="float">
            <text:p>0.262087</text:p>
          </table:table-cell>
          <table:table-cell office:value-type="float" office:value="0.209191" calcext:value-type="float">
            <text:p>0.209191</text:p>
          </table:table-cell>
          <table:table-cell office:value-type="float" office:value="0.374091" calcext:value-type="float">
            <text:p>0.374091</text:p>
          </table:table-cell>
          <table:table-cell office:value-type="float" office:value="0.255472" calcext:value-type="float">
            <text:p>0.255472</text:p>
          </table:table-cell>
          <table:table-cell office:value-type="float" office:value="0.294612" calcext:value-type="float">
            <text:p>0.294612</text:p>
          </table:table-cell>
          <table:table-cell office:value-type="float" office:value="0.232534" calcext:value-type="float">
            <text:p>0.232534</text:p>
          </table:table-cell>
          <table:table-cell office:value-type="float" office:value="0.19752" calcext:value-type="float">
            <text:p>0.19752</text:p>
          </table:table-cell>
          <table:table-cell office:value-type="float" office:value="0.285735" calcext:value-type="float">
            <text:p>0.285735</text:p>
          </table:table-cell>
          <table:table-cell office:value-type="float" office:value="0.211454" calcext:value-type="float">
            <text:p>0.211454</text:p>
          </table:table-cell>
          <table:table-cell office:value-type="float" office:value="0.219524" calcext:value-type="float">
            <text:p>0.219524</text:p>
          </table:table-cell>
          <table:table-cell office:value-type="float" office:value="0.209575" calcext:value-type="float">
            <text:p>0.209575</text:p>
          </table:table-cell>
          <table:table-cell office:value-type="float" office:value="0.417918" calcext:value-type="float">
            <text:p>0.417918</text:p>
          </table:table-cell>
          <table:table-cell office:value-type="float" office:value="0.375878" calcext:value-type="float">
            <text:p>0.375878</text:p>
          </table:table-cell>
          <table:table-cell office:value-type="float" office:value="0.30091" calcext:value-type="float">
            <text:p>0.30091</text:p>
          </table:table-cell>
          <table:table-cell office:value-type="float" office:value="0.201267" calcext:value-type="float">
            <text:p>0.201267</text:p>
          </table:table-cell>
          <table:table-cell office:value-type="float" office:value="0.36897" calcext:value-type="float">
            <text:p>0.36897</text:p>
          </table:table-cell>
          <table:table-cell office:value-type="float" office:value="0.299159" calcext:value-type="float">
            <text:p>0.299159</text:p>
          </table:table-cell>
          <table:table-cell office:value-type="float" office:value="0.295207" calcext:value-type="float">
            <text:p>0.295207</text:p>
          </table:table-cell>
          <table:table-cell office:value-type="float" office:value="0.389188" calcext:value-type="float">
            <text:p>0.389188</text:p>
          </table:table-cell>
          <table:table-cell office:value-type="float" office:value="0.200729" calcext:value-type="float">
            <text:p>0.200729</text:p>
          </table:table-cell>
          <table:table-cell office:value-type="float" office:value="0.204976" calcext:value-type="float">
            <text:p>0.204976</text:p>
          </table:table-cell>
          <table:table-cell office:value-type="float" office:value="0.263168" calcext:value-type="float">
            <text:p>0.263168</text:p>
          </table:table-cell>
          <table:table-cell office:value-type="float" office:value="0.211147" calcext:value-type="float">
            <text:p>0.211147</text:p>
          </table:table-cell>
          <table:table-cell office:value-type="float" office:value="0.22754" calcext:value-type="float">
            <text:p>0.22754</text:p>
          </table:table-cell>
          <table:table-cell office:value-type="float" office:value="0.224797" calcext:value-type="float">
            <text:p>0.224797</text:p>
          </table:table-cell>
          <table:table-cell office:value-type="float" office:value="0.232272" calcext:value-type="float">
            <text:p>0.232272</text:p>
          </table:table-cell>
          <table:table-cell office:value-type="float" office:value="0.223049" calcext:value-type="float">
            <text:p>0.223049</text:p>
          </table:table-cell>
          <table:table-cell office:value-type="float" office:value="0.256867" calcext:value-type="float">
            <text:p>0.256867</text:p>
          </table:table-cell>
          <table:table-cell office:value-type="float" office:value="0.19161" calcext:value-type="float">
            <text:p>0.19161</text:p>
          </table:table-cell>
          <table:table-cell office:value-type="float" office:value="0.403499" calcext:value-type="float">
            <text:p>0.403499</text:p>
          </table:table-cell>
          <table:table-cell office:value-type="float" office:value="0.236608" calcext:value-type="float">
            <text:p>0.236608</text:p>
          </table:table-cell>
          <table:table-cell office:value-type="float" office:value="0.208309" calcext:value-type="float">
            <text:p>0.208309</text:p>
          </table:table-cell>
          <table:table-cell office:value-type="float" office:value="0.277128" calcext:value-type="float">
            <text:p>0.277128</text:p>
          </table:table-cell>
          <table:table-cell office:value-type="float" office:value="0.237158" calcext:value-type="float">
            <text:p>0.237158</text:p>
          </table:table-cell>
          <table:table-cell office:value-type="float" office:value="0.203608" calcext:value-type="float">
            <text:p>0.203608</text:p>
          </table:table-cell>
          <table:table-cell office:value-type="float" office:value="0.198543" calcext:value-type="float">
            <text:p>0.198543</text:p>
          </table:table-cell>
          <table:table-cell office:value-type="float" office:value="0.208127" calcext:value-type="float">
            <text:p>0.208127</text:p>
          </table:table-cell>
          <table:table-cell office:value-type="float" office:value="0.192204" calcext:value-type="float">
            <text:p>0.192204</text:p>
          </table:table-cell>
          <table:table-cell office:value-type="float" office:value="0.190897" calcext:value-type="float">
            <text:p>0.190897</text:p>
          </table:table-cell>
          <table:table-cell office:value-type="float" office:value="0.195134" calcext:value-type="float">
            <text:p>0.195134</text:p>
          </table:table-cell>
          <table:table-cell office:value-type="float" office:value="0.29105" calcext:value-type="float">
            <text:p>0.29105</text:p>
          </table:table-cell>
          <table:table-cell office:value-type="float" office:value="0.383478" calcext:value-type="float">
            <text:p>0.383478</text:p>
          </table:table-cell>
          <table:table-cell office:value-type="float" office:value="0.242029" calcext:value-type="float">
            <text:p>0.242029</text:p>
          </table:table-cell>
          <table:table-cell office:value-type="float" office:value="0.271568" calcext:value-type="float">
            <text:p>0.271568</text:p>
          </table:table-cell>
          <table:table-cell office:value-type="float" office:value="0.210085" calcext:value-type="float">
            <text:p>0.210085</text:p>
          </table:table-cell>
          <table:table-cell office:value-type="float" office:value="0.287822" calcext:value-type="float">
            <text:p>0.287822</text:p>
          </table:table-cell>
          <table:table-cell office:value-type="float" office:value="0.229441" calcext:value-type="float">
            <text:p>0.229441</text:p>
          </table:table-cell>
          <table:table-cell office:value-type="float" office:value="0.239885" calcext:value-type="float">
            <text:p>0.239885</text:p>
          </table:table-cell>
          <table:table-cell office:value-type="float" office:value="0.367856" calcext:value-type="float">
            <text:p>0.367856</text:p>
          </table:table-cell>
          <table:table-cell office:value-type="float" office:value="0.314207" calcext:value-type="float">
            <text:p>0.314207</text:p>
          </table:table-cell>
          <table:table-cell office:value-type="float" office:value="0.291234" calcext:value-type="float">
            <text:p>0.291234</text:p>
          </table:table-cell>
          <table:table-cell office:value-type="float" office:value="0.212053" calcext:value-type="float">
            <text:p>0.212053</text:p>
          </table:table-cell>
          <table:table-cell office:value-type="float" office:value="0.243873" calcext:value-type="float">
            <text:p>0.243873</text:p>
          </table:table-cell>
          <table:table-cell office:value-type="float" office:value="0.200067" calcext:value-type="float">
            <text:p>0.200067</text:p>
          </table:table-cell>
          <table:table-cell office:value-type="float" office:value="0.244657" calcext:value-type="float">
            <text:p>0.244657</text:p>
          </table:table-cell>
          <table:table-cell office:value-type="float" office:value="0.238856" calcext:value-type="float">
            <text:p>0.238856</text:p>
          </table:table-cell>
          <table:table-cell office:value-type="float" office:value="0.410124" calcext:value-type="float">
            <text:p>0.410124</text:p>
          </table:table-cell>
          <table:table-cell office:value-type="float" office:value="0.442913" calcext:value-type="float">
            <text:p>0.442913</text:p>
          </table:table-cell>
          <table:table-cell office:value-type="float" office:value="0.290521" calcext:value-type="float">
            <text:p>0.290521</text:p>
          </table:table-cell>
          <table:table-cell office:value-type="float" office:value="0.207352" calcext:value-type="float">
            <text:p>0.207352</text:p>
          </table:table-cell>
          <table:table-cell office:value-type="float" office:value="0.30458" calcext:value-type="float">
            <text:p>0.30458</text:p>
          </table:table-cell>
          <table:table-cell office:value-type="float" office:value="0.208131" calcext:value-type="float">
            <text:p>0.208131</text:p>
          </table:table-cell>
          <table:table-cell office:value-type="float" office:value="0.286421" calcext:value-type="float">
            <text:p>0.286421</text:p>
          </table:table-cell>
          <table:table-cell office:value-type="float" office:value="0.303997" calcext:value-type="float">
            <text:p>0.303997</text:p>
          </table:table-cell>
          <table:table-cell office:value-type="float" office:value="0.249522" calcext:value-type="float">
            <text:p>0.249522</text:p>
          </table:table-cell>
          <table:table-cell office:value-type="float" office:value="0.378491" calcext:value-type="float">
            <text:p>0.378491</text:p>
          </table:table-cell>
          <table:table-cell office:value-type="float" office:value="0.311195" calcext:value-type="float">
            <text:p>0.311195</text:p>
          </table:table-cell>
          <table:table-cell office:value-type="float" office:value="0.216559" calcext:value-type="float">
            <text:p>0.216559</text:p>
          </table:table-cell>
          <table:table-cell office:value-type="float" office:value="0.319844" calcext:value-type="float">
            <text:p>0.319844</text:p>
          </table:table-cell>
          <table:table-cell office:value-type="float" office:value="0.381139" calcext:value-type="float">
            <text:p>0.381139</text:p>
          </table:table-cell>
          <table:table-cell office:value-type="float" office:value="0.253982" calcext:value-type="float">
            <text:p>0.253982</text:p>
          </table:table-cell>
          <table:table-cell office:value-type="float" office:value="0.237553" calcext:value-type="float">
            <text:p>0.237553</text:p>
          </table:table-cell>
          <table:table-cell office:value-type="float" office:value="0.192047" calcext:value-type="float">
            <text:p>0.192047</text:p>
          </table:table-cell>
          <table:table-cell office:value-type="float" office:value="0.205905" calcext:value-type="float">
            <text:p>0.205905</text:p>
          </table:table-cell>
          <table:table-cell office:value-type="float" office:value="0.215866" calcext:value-type="float">
            <text:p>0.215866</text:p>
          </table:table-cell>
          <table:table-cell office:value-type="float" office:value="0.346652" calcext:value-type="float">
            <text:p>0.346652</text:p>
          </table:table-cell>
          <table:table-cell office:value-type="float" office:value="0.354959" calcext:value-type="float">
            <text:p>0.354959</text:p>
          </table:table-cell>
          <table:table-cell office:value-type="float" office:value="0.258939" calcext:value-type="float">
            <text:p>0.258939</text:p>
          </table:table-cell>
          <table:table-cell office:value-type="float" office:value="0.328033" calcext:value-type="float">
            <text:p>0.328033</text:p>
          </table:table-cell>
          <table:table-cell office:value-type="float" office:value="0.208672" calcext:value-type="float">
            <text:p>0.208672</text:p>
          </table:table-cell>
          <table:table-cell office:value-type="float" office:value="0.233102" calcext:value-type="float">
            <text:p>0.233102</text:p>
          </table:table-cell>
          <table:table-cell office:value-type="float" office:value="0.374858" calcext:value-type="float">
            <text:p>0.374858</text:p>
          </table:table-cell>
          <table:table-cell office:value-type="float" office:value="0.281096" calcext:value-type="float">
            <text:p>0.281096</text:p>
          </table:table-cell>
          <table:table-cell office:value-type="float" office:value="0.236418" calcext:value-type="float">
            <text:p>0.236418</text:p>
          </table:table-cell>
          <table:table-cell office:value-type="float" office:value="0.200959" calcext:value-type="float">
            <text:p>0.200959</text:p>
          </table:table-cell>
          <table:table-cell office:value-type="float" office:value="0.332083" calcext:value-type="float">
            <text:p>0.332083</text:p>
          </table:table-cell>
          <table:table-cell office:value-type="float" office:value="0.194902" calcext:value-type="float">
            <text:p>0.194902</text:p>
          </table:table-cell>
          <table:table-cell office:value-type="float" office:value="0.267143" calcext:value-type="float">
            <text:p>0.267143</text:p>
          </table:table-cell>
          <table:table-cell office:value-type="float" office:value="0.21479" calcext:value-type="float">
            <text:p>0.21479</text:p>
          </table:table-cell>
          <table:table-cell office:value-type="float" office:value="0.197601" calcext:value-type="float">
            <text:p>0.197601</text:p>
          </table:table-cell>
          <table:table-cell office:value-type="float" office:value="0.312776" calcext:value-type="float">
            <text:p>0.312776</text:p>
          </table:table-cell>
          <table:table-cell office:value-type="float" office:value="0.294524" calcext:value-type="float">
            <text:p>0.294524</text:p>
          </table:table-cell>
          <table:table-cell office:value-type="float" office:value="0.308957" calcext:value-type="float">
            <text:p>0.308957</text:p>
          </table:table-cell>
          <table:table-cell office:value-type="float" office:value="0.349469" calcext:value-type="float">
            <text:p>0.349469</text:p>
          </table:table-cell>
          <table:table-cell office:value-type="float" office:value="0.397715" calcext:value-type="float">
            <text:p>0.397715</text:p>
          </table:table-cell>
          <table:table-cell office:value-type="float" office:value="0.279105" calcext:value-type="float">
            <text:p>0.279105</text:p>
          </table:table-cell>
          <table:table-cell office:value-type="float" office:value="0.189612" calcext:value-type="float">
            <text:p>0.189612</text:p>
          </table:table-cell>
          <table:table-cell office:value-type="float" office:value="0.220165" calcext:value-type="float">
            <text:p>0.220165</text:p>
          </table:table-cell>
          <table:table-cell office:value-type="float" office:value="0.282695" calcext:value-type="float">
            <text:p>0.282695</text:p>
          </table:table-cell>
          <table:table-cell office:value-type="float" office:value="0.205286" calcext:value-type="float">
            <text:p>0.205286</text:p>
          </table:table-cell>
          <table:table-cell office:value-type="float" office:value="0.278203" calcext:value-type="float">
            <text:p>0.278203</text:p>
          </table:table-cell>
          <table:table-cell office:value-type="float" office:value="0.20366" calcext:value-type="float">
            <text:p>0.20366</text:p>
          </table:table-cell>
          <table:table-cell office:value-type="float" office:value="0.216001" calcext:value-type="float">
            <text:p>0.216001</text:p>
          </table:table-cell>
          <table:table-cell office:value-type="float" office:value="0.217675" calcext:value-type="float">
            <text:p>0.217675</text:p>
          </table:table-cell>
          <table:table-cell office:value-type="float" office:value="0.203281" calcext:value-type="float">
            <text:p>0.203281</text:p>
          </table:table-cell>
          <table:table-cell office:value-type="float" office:value="0.215044" calcext:value-type="float">
            <text:p>0.215044</text:p>
          </table:table-cell>
          <table:table-cell office:value-type="float" office:value="0.290359" calcext:value-type="float">
            <text:p>0.290359</text:p>
          </table:table-cell>
          <table:table-cell office:value-type="float" office:value="0.39721" calcext:value-type="float">
            <text:p>0.39721</text:p>
          </table:table-cell>
          <table:table-cell office:value-type="float" office:value="0.297912" calcext:value-type="float">
            <text:p>0.297912</text:p>
          </table:table-cell>
          <table:table-cell office:value-type="float" office:value="0.281686" calcext:value-type="float">
            <text:p>0.281686</text:p>
          </table:table-cell>
          <table:table-cell office:value-type="float" office:value="0.254598" calcext:value-type="float">
            <text:p>0.254598</text:p>
          </table:table-cell>
          <table:table-cell office:value-type="float" office:value="0.215386" calcext:value-type="float">
            <text:p>0.215386</text:p>
          </table:table-cell>
          <table:table-cell office:value-type="float" office:value="0.201128" calcext:value-type="float">
            <text:p>0.201128</text:p>
          </table:table-cell>
          <table:table-cell office:value-type="float" office:value="0.1991" calcext:value-type="float">
            <text:p>0.1991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668984" calcext:value-type="float">
            <text:p>0.668984</text:p>
          </table:table-cell>
          <table:table-cell office:value-type="float" office:value="0.735001" calcext:value-type="float">
            <text:p>0.735001</text:p>
          </table:table-cell>
          <table:table-cell office:value-type="float" office:value="0.712946" calcext:value-type="float">
            <text:p>0.712946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0.711628" calcext:value-type="float">
            <text:p>0.711628</text:p>
          </table:table-cell>
          <table:table-cell office:value-type="float" office:value="0.677645" calcext:value-type="float">
            <text:p>0.677645</text:p>
          </table:table-cell>
          <table:table-cell office:value-type="float" office:value="0.772851" calcext:value-type="float">
            <text:p>0.772851</text:p>
          </table:table-cell>
          <table:table-cell office:value-type="float" office:value="0.832804" calcext:value-type="float">
            <text:p>0.832804</text:p>
          </table:table-cell>
          <table:table-cell office:value-type="float" office:value="0.849769" calcext:value-type="float">
            <text:p>0.849769</text:p>
          </table:table-cell>
          <table:table-cell office:value-type="float" office:value="0.940515" calcext:value-type="float">
            <text:p>0.940515</text:p>
          </table:table-cell>
          <table:table-cell office:value-type="float" office:value="0.757698" calcext:value-type="float">
            <text:p>0.757698</text:p>
          </table:table-cell>
          <table:table-cell office:value-type="float" office:value="0.765772" calcext:value-type="float">
            <text:p>0.765772</text:p>
          </table:table-cell>
          <table:table-cell office:value-type="float" office:value="0.831946" calcext:value-type="float">
            <text:p>0.831946</text:p>
          </table:table-cell>
          <table:table-cell office:value-type="float" office:value="0.726649" calcext:value-type="float">
            <text:p>0.726649</text:p>
          </table:table-cell>
          <table:table-cell office:value-type="float" office:value="0.866703" calcext:value-type="float">
            <text:p>0.866703</text:p>
          </table:table-cell>
          <table:table-cell office:value-type="float" office:value="0.966084" calcext:value-type="float">
            <text:p>0.966084</text:p>
          </table:table-cell>
          <table:table-cell office:value-type="float" office:value="0.765349" calcext:value-type="float">
            <text:p>0.765349</text:p>
          </table:table-cell>
          <table:table-cell office:value-type="float" office:value="0.74575" calcext:value-type="float">
            <text:p>0.74575</text:p>
          </table:table-cell>
          <table:table-cell office:value-type="float" office:value="0.802091" calcext:value-type="float">
            <text:p>0.802091</text:p>
          </table:table-cell>
          <table:table-cell office:value-type="float" office:value="0.674564" calcext:value-type="float">
            <text:p>0.674564</text:p>
          </table:table-cell>
          <table:table-cell office:value-type="float" office:value="1.13826" calcext:value-type="float">
            <text:p>1.13826</text:p>
          </table:table-cell>
          <table:table-cell office:value-type="float" office:value="1.06794" calcext:value-type="float">
            <text:p>1.06794</text:p>
          </table:table-cell>
          <table:table-cell office:value-type="float" office:value="0.791852" calcext:value-type="float">
            <text:p>0.791852</text:p>
          </table:table-cell>
          <table:table-cell office:value-type="float" office:value="0.911408" calcext:value-type="float">
            <text:p>0.911408</text:p>
          </table:table-cell>
          <table:table-cell office:value-type="float" office:value="0.71218" calcext:value-type="float">
            <text:p>0.71218</text:p>
          </table:table-cell>
          <table:table-cell office:value-type="float" office:value="0.840805" calcext:value-type="float">
            <text:p>0.840805</text:p>
          </table:table-cell>
          <table:table-cell office:value-type="float" office:value="0.748714" calcext:value-type="float">
            <text:p>0.748714</text:p>
          </table:table-cell>
          <table:table-cell office:value-type="float" office:value="0.872241" calcext:value-type="float">
            <text:p>0.872241</text:p>
          </table:table-cell>
          <table:table-cell office:value-type="float" office:value="1.04249" calcext:value-type="float">
            <text:p>1.04249</text:p>
          </table:table-cell>
          <table:table-cell office:value-type="float" office:value="0.714577" calcext:value-type="float">
            <text:p>0.714577</text:p>
          </table:table-cell>
          <table:table-cell office:value-type="float" office:value="0.851339" calcext:value-type="float">
            <text:p>0.851339</text:p>
          </table:table-cell>
          <table:table-cell office:value-type="float" office:value="0.870956" calcext:value-type="float">
            <text:p>0.870956</text:p>
          </table:table-cell>
          <table:table-cell office:value-type="float" office:value="1.02427" calcext:value-type="float">
            <text:p>1.02427</text:p>
          </table:table-cell>
          <table:table-cell office:value-type="float" office:value="0.778436" calcext:value-type="float">
            <text:p>0.778436</text:p>
          </table:table-cell>
          <table:table-cell office:value-type="float" office:value="0.654483" calcext:value-type="float">
            <text:p>0.654483</text:p>
          </table:table-cell>
          <table:table-cell office:value-type="float" office:value="0.92169" calcext:value-type="float">
            <text:p>0.92169</text:p>
          </table:table-cell>
          <table:table-cell office:value-type="float" office:value="0.952384" calcext:value-type="float">
            <text:p>0.952384</text:p>
          </table:table-cell>
          <table:table-cell office:value-type="float" office:value="0.920314" calcext:value-type="float">
            <text:p>0.920314</text:p>
          </table:table-cell>
          <table:table-cell office:value-type="float" office:value="1.03603" calcext:value-type="float">
            <text:p>1.03603</text:p>
          </table:table-cell>
          <table:table-cell office:value-type="float" office:value="1.21887" calcext:value-type="float">
            <text:p>1.21887</text:p>
          </table:table-cell>
          <table:table-cell office:value-type="float" office:value="0.898507" calcext:value-type="float">
            <text:p>0.898507</text:p>
          </table:table-cell>
          <table:table-cell office:value-type="float" office:value="1.0921" calcext:value-type="float">
            <text:p>1.0921</text:p>
          </table:table-cell>
          <table:table-cell office:value-type="float" office:value="0.653864" calcext:value-type="float">
            <text:p>0.653864</text:p>
          </table:table-cell>
          <table:table-cell office:value-type="float" office:value="0.76471" calcext:value-type="float">
            <text:p>0.76471</text:p>
          </table:table-cell>
          <table:table-cell office:value-type="float" office:value="0.918551" calcext:value-type="float">
            <text:p>0.918551</text:p>
          </table:table-cell>
          <table:table-cell office:value-type="float" office:value="0.923367" calcext:value-type="float">
            <text:p>0.923367</text:p>
          </table:table-cell>
          <table:table-cell office:value-type="float" office:value="0.810795" calcext:value-type="float">
            <text:p>0.810795</text:p>
          </table:table-cell>
          <table:table-cell office:value-type="float" office:value="0.924519" calcext:value-type="float">
            <text:p>0.924519</text:p>
          </table:table-cell>
          <table:table-cell office:value-type="float" office:value="0.769473" calcext:value-type="float">
            <text:p>0.769473</text:p>
          </table:table-cell>
          <table:table-cell office:value-type="float" office:value="0.700231" calcext:value-type="float">
            <text:p>0.700231</text:p>
          </table:table-cell>
          <table:table-cell office:value-type="float" office:value="0.650408" calcext:value-type="float">
            <text:p>0.650408</text:p>
          </table:table-cell>
          <table:table-cell office:value-type="float" office:value="0.738268" calcext:value-type="float">
            <text:p>0.738268</text:p>
          </table:table-cell>
          <table:table-cell office:value-type="float" office:value="0.952506" calcext:value-type="float">
            <text:p>0.952506</text:p>
          </table:table-cell>
          <table:table-cell office:value-type="float" office:value="1.0071" calcext:value-type="float">
            <text:p>1.0071</text:p>
          </table:table-cell>
          <table:table-cell office:value-type="float" office:value="0.832697" calcext:value-type="float">
            <text:p>0.832697</text:p>
          </table:table-cell>
          <table:table-cell office:value-type="float" office:value="0.716066" calcext:value-type="float">
            <text:p>0.716066</text:p>
          </table:table-cell>
          <table:table-cell office:value-type="float" office:value="0.696557" calcext:value-type="float">
            <text:p>0.696557</text:p>
          </table:table-cell>
          <table:table-cell office:value-type="float" office:value="0.847978" calcext:value-type="float">
            <text:p>0.847978</text:p>
          </table:table-cell>
          <table:table-cell office:value-type="float" office:value="1.02256" calcext:value-type="float">
            <text:p>1.02256</text:p>
          </table:table-cell>
          <table:table-cell office:value-type="float" office:value="1.04985" calcext:value-type="float">
            <text:p>1.04985</text:p>
          </table:table-cell>
          <table:table-cell office:value-type="float" office:value="0.775502" calcext:value-type="float">
            <text:p>0.775502</text:p>
          </table:table-cell>
          <table:table-cell office:value-type="float" office:value="1.09781" calcext:value-type="float">
            <text:p>1.09781</text:p>
          </table:table-cell>
          <table:table-cell office:value-type="float" office:value="0.80591" calcext:value-type="float">
            <text:p>0.80591</text:p>
          </table:table-cell>
          <table:table-cell office:value-type="float" office:value="0.748235" calcext:value-type="float">
            <text:p>0.748235</text:p>
          </table:table-cell>
          <table:table-cell office:value-type="float" office:value="0.86243" calcext:value-type="float">
            <text:p>0.86243</text:p>
          </table:table-cell>
          <table:table-cell office:value-type="float" office:value="0.778113" calcext:value-type="float">
            <text:p>0.778113</text:p>
          </table:table-cell>
          <table:table-cell office:value-type="float" office:value="0.807588" calcext:value-type="float">
            <text:p>0.807588</text:p>
          </table:table-cell>
          <table:table-cell office:value-type="float" office:value="0.889577" calcext:value-type="float">
            <text:p>0.889577</text:p>
          </table:table-cell>
          <table:table-cell office:value-type="float" office:value="0.926545" calcext:value-type="float">
            <text:p>0.926545</text:p>
          </table:table-cell>
          <table:table-cell office:value-type="float" office:value="0.931003" calcext:value-type="float">
            <text:p>0.931003</text:p>
          </table:table-cell>
          <table:table-cell office:value-type="float" office:value="0.735592" calcext:value-type="float">
            <text:p>0.735592</text:p>
          </table:table-cell>
          <table:table-cell office:value-type="float" office:value="1.08091" calcext:value-type="float">
            <text:p>1.08091</text:p>
          </table:table-cell>
          <table:table-cell office:value-type="float" office:value="0.671972" calcext:value-type="float">
            <text:p>0.671972</text:p>
          </table:table-cell>
          <table:table-cell office:value-type="float" office:value="0.925336" calcext:value-type="float">
            <text:p>0.925336</text:p>
          </table:table-cell>
          <table:table-cell office:value-type="float" office:value="0.894628" calcext:value-type="float">
            <text:p>0.894628</text:p>
          </table:table-cell>
          <table:table-cell office:value-type="float" office:value="0.741039" calcext:value-type="float">
            <text:p>0.741039</text:p>
          </table:table-cell>
          <table:table-cell office:value-type="float" office:value="0.725811" calcext:value-type="float">
            <text:p>0.725811</text:p>
          </table:table-cell>
          <table:table-cell office:value-type="float" office:value="0.650575" calcext:value-type="float">
            <text:p>0.650575</text:p>
          </table:table-cell>
          <table:table-cell office:value-type="float" office:value="1.13034" calcext:value-type="float">
            <text:p>1.13034</text:p>
          </table:table-cell>
          <table:table-cell office:value-type="float" office:value="0.777111" calcext:value-type="float">
            <text:p>0.777111</text:p>
          </table:table-cell>
          <table:table-cell office:value-type="float" office:value="0.712805" calcext:value-type="float">
            <text:p>0.712805</text:p>
          </table:table-cell>
          <table:table-cell office:value-type="float" office:value="1.11594" calcext:value-type="float">
            <text:p>1.11594</text:p>
          </table:table-cell>
          <table:table-cell office:value-type="float" office:value="0.746243" calcext:value-type="float">
            <text:p>0.746243</text:p>
          </table:table-cell>
          <table:table-cell office:value-type="float" office:value="0.704239" calcext:value-type="float">
            <text:p>0.704239</text:p>
          </table:table-cell>
          <table:table-cell office:value-type="float" office:value="0.740402" calcext:value-type="float">
            <text:p>0.740402</text:p>
          </table:table-cell>
          <table:table-cell office:value-type="float" office:value="0.68013" calcext:value-type="float">
            <text:p>0.68013</text:p>
          </table:table-cell>
          <table:table-cell office:value-type="float" office:value="0.815104" calcext:value-type="float">
            <text:p>0.815104</text:p>
          </table:table-cell>
          <table:table-cell office:value-type="float" office:value="0.797879" calcext:value-type="float">
            <text:p>0.797879</text:p>
          </table:table-cell>
          <table:table-cell office:value-type="float" office:value="0.835912" calcext:value-type="float">
            <text:p>0.835912</text:p>
          </table:table-cell>
          <table:table-cell office:value-type="float" office:value="0.682432" calcext:value-type="float">
            <text:p>0.682432</text:p>
          </table:table-cell>
          <table:table-cell office:value-type="float" office:value="0.679943" calcext:value-type="float">
            <text:p>0.679943</text:p>
          </table:table-cell>
          <table:table-cell office:value-type="float" office:value="0.998529" calcext:value-type="float">
            <text:p>0.998529</text:p>
          </table:table-cell>
          <table:table-cell office:value-type="float" office:value="0.950255" calcext:value-type="float">
            <text:p>0.950255</text:p>
          </table:table-cell>
          <table:table-cell office:value-type="float" office:value="0.707252" calcext:value-type="float">
            <text:p>0.707252</text:p>
          </table:table-cell>
          <table:table-cell office:value-type="float" office:value="0.713886" calcext:value-type="float">
            <text:p>0.713886</text:p>
          </table:table-cell>
          <table:table-cell office:value-type="float" office:value="0.88098" calcext:value-type="float">
            <text:p>0.88098</text:p>
          </table:table-cell>
          <table:table-cell office:value-type="float" office:value="0.659228" calcext:value-type="float">
            <text:p>0.659228</text:p>
          </table:table-cell>
          <table:table-cell office:value-type="float" office:value="0.858242" calcext:value-type="float">
            <text:p>0.858242</text:p>
          </table:table-cell>
          <table:table-cell office:value-type="float" office:value="1.1557" calcext:value-type="float">
            <text:p>1.1557</text:p>
          </table:table-cell>
          <table:table-cell office:value-type="float" office:value="0.935268" calcext:value-type="float">
            <text:p>0.935268</text:p>
          </table:table-cell>
          <table:table-cell office:value-type="float" office:value="0.696775" calcext:value-type="float">
            <text:p>0.696775</text:p>
          </table:table-cell>
          <table:table-cell office:value-type="float" office:value="0.882605" calcext:value-type="float">
            <text:p>0.882605</text:p>
          </table:table-cell>
          <table:table-cell office:value-type="float" office:value="0.682585" calcext:value-type="float">
            <text:p>0.682585</text:p>
          </table:table-cell>
          <table:table-cell office:value-type="float" office:value="1.00292" calcext:value-type="float">
            <text:p>1.00292</text:p>
          </table:table-cell>
          <table:table-cell office:value-type="float" office:value="0.824443" calcext:value-type="float">
            <text:p>0.824443</text:p>
          </table:table-cell>
          <table:table-cell office:value-type="float" office:value="1.20666" calcext:value-type="float">
            <text:p>1.20666</text:p>
          </table:table-cell>
          <table:table-cell office:value-type="float" office:value="1.01384" calcext:value-type="float">
            <text:p>1.01384</text:p>
          </table:table-cell>
          <table:table-cell office:value-type="float" office:value="0.795553" calcext:value-type="float">
            <text:p>0.795553</text:p>
          </table:table-cell>
          <table:table-cell office:value-type="float" office:value="0.967519" calcext:value-type="float">
            <text:p>0.967519</text:p>
          </table:table-cell>
          <table:table-cell office:value-type="float" office:value="0.809064" calcext:value-type="float">
            <text:p>0.809064</text:p>
          </table:table-cell>
          <table:table-cell office:value-type="float" office:value="0.638455" calcext:value-type="float">
            <text:p>0.638455</text:p>
          </table:table-cell>
          <table:table-cell office:value-type="float" office:value="0.755652" calcext:value-type="float">
            <text:p>0.755652</text:p>
          </table:table-cell>
          <table:table-cell office:value-type="float" office:value="0.856672" calcext:value-type="float">
            <text:p>0.856672</text:p>
          </table:table-cell>
          <table:table-cell office:value-type="float" office:value="0.85743" calcext:value-type="float">
            <text:p>0.85743</text:p>
          </table:table-cell>
          <table:table-cell office:value-type="float" office:value="0.847692" calcext:value-type="float">
            <text:p>0.847692</text:p>
          </table:table-cell>
          <table:table-cell office:value-type="float" office:value="0.978741" calcext:value-type="float">
            <text:p>0.978741</text:p>
          </table:table-cell>
          <table:table-cell office:value-type="float" office:value="0.924897" calcext:value-type="float">
            <text:p>0.924897</text:p>
          </table:table-cell>
          <table:table-cell office:value-type="float" office:value="0.725636" calcext:value-type="float">
            <text:p>0.725636</text:p>
          </table:table-cell>
          <table:table-cell office:value-type="float" office:value="1.03214" calcext:value-type="float">
            <text:p>1.03214</text:p>
          </table:table-cell>
          <table:table-cell office:value-type="float" office:value="1.1338" calcext:value-type="float">
            <text:p>1.1338</text:p>
          </table:table-cell>
          <table:table-cell office:value-type="float" office:value="0.853573" calcext:value-type="float">
            <text:p>0.853573</text:p>
          </table:table-cell>
          <table:table-cell office:value-type="float" office:value="0.858194" calcext:value-type="float">
            <text:p>0.858194</text:p>
          </table:table-cell>
          <table:table-cell office:value-type="float" office:value="0.77787" calcext:value-type="float">
            <text:p>0.77787</text:p>
          </table:table-cell>
          <table:table-cell office:value-type="float" office:value="0.928713" calcext:value-type="float">
            <text:p>0.928713</text:p>
          </table:table-cell>
          <table:table-cell office:value-type="float" office:value="0.931469" calcext:value-type="float">
            <text:p>0.931469</text:p>
          </table:table-cell>
          <table:table-cell office:value-type="float" office:value="1.08408" calcext:value-type="float">
            <text:p>1.08408</text:p>
          </table:table-cell>
          <table:table-cell office:value-type="float" office:value="0.930978" calcext:value-type="float">
            <text:p>0.930978</text:p>
          </table:table-cell>
          <table:table-cell office:value-type="float" office:value="0.942366" calcext:value-type="float">
            <text:p>0.942366</text:p>
          </table:table-cell>
          <table:table-cell office:value-type="float" office:value="0.865813" calcext:value-type="float">
            <text:p>0.865813</text:p>
          </table:table-cell>
          <table:table-cell office:value-type="float" office:value="0.713812" calcext:value-type="float">
            <text:p>0.713812</text:p>
          </table:table-cell>
          <table:table-cell office:value-type="float" office:value="0.770363" calcext:value-type="float">
            <text:p>0.770363</text:p>
          </table:table-cell>
          <table:table-cell office:value-type="float" office:value="1.11073" calcext:value-type="float">
            <text:p>1.11073</text:p>
          </table:table-cell>
          <table:table-cell office:value-type="float" office:value="1.0995" calcext:value-type="float">
            <text:p>1.0995</text:p>
          </table:table-cell>
          <table:table-cell office:value-type="float" office:value="0.921757" calcext:value-type="float">
            <text:p>0.921757</text:p>
          </table:table-cell>
          <table:table-cell office:value-type="float" office:value="1.04799" calcext:value-type="float">
            <text:p>1.04799</text:p>
          </table:table-cell>
          <table:table-cell office:value-type="float" office:value="0.792546" calcext:value-type="float">
            <text:p>0.792546</text:p>
          </table:table-cell>
          <table:table-cell office:value-type="float" office:value="0.860547" calcext:value-type="float">
            <text:p>0.860547</text:p>
          </table:table-cell>
          <table:table-cell office:value-type="float" office:value="0.845667" calcext:value-type="float">
            <text:p>0.845667</text:p>
          </table:table-cell>
          <table:table-cell office:value-type="float" office:value="1.03069" calcext:value-type="float">
            <text:p>1.03069</text:p>
          </table:table-cell>
          <table:table-cell office:value-type="float" office:value="1.14787" calcext:value-type="float">
            <text:p>1.14787</text:p>
          </table:table-cell>
          <table:table-cell office:value-type="float" office:value="1.04371" calcext:value-type="float">
            <text:p>1.04371</text:p>
          </table:table-cell>
          <table:table-cell office:value-type="float" office:value="0.985335" calcext:value-type="float">
            <text:p>0.985335</text:p>
          </table:table-cell>
          <table:table-cell office:value-type="float" office:value="1.09436" calcext:value-type="float">
            <text:p>1.09436</text:p>
          </table:table-cell>
          <table:table-cell office:value-type="float" office:value="0.94106" calcext:value-type="float">
            <text:p>0.94106</text:p>
          </table:table-cell>
          <table:table-cell office:value-type="float" office:value="0.930761" calcext:value-type="float">
            <text:p>0.930761</text:p>
          </table:table-cell>
          <table:table-cell office:value-type="float" office:value="1.07496" calcext:value-type="float">
            <text:p>1.07496</text:p>
          </table:table-cell>
          <table:table-cell office:value-type="float" office:value="0.857364" calcext:value-type="float">
            <text:p>0.857364</text:p>
          </table:table-cell>
          <table:table-cell office:value-type="float" office:value="0.805562" calcext:value-type="float">
            <text:p>0.805562</text:p>
          </table:table-cell>
          <table:table-cell office:value-type="float" office:value="0.700209" calcext:value-type="float">
            <text:p>0.700209</text:p>
          </table:table-cell>
          <table:table-cell office:value-type="float" office:value="0.646097" calcext:value-type="float">
            <text:p>0.646097</text:p>
          </table:table-cell>
        </table:table-row>
        <table:table-row table:style-name="ro1">
          <table:table-cell office:value-type="string" calcext:value-type="string">
            <text:p>Levenshtein</text:p>
          </table:table-cell>
          <table:table-cell office:value-type="float" office:value="0.242882" calcext:value-type="float">
            <text:p>0.242882</text:p>
          </table:table-cell>
          <table:table-cell office:value-type="float" office:value="0.189888" calcext:value-type="float">
            <text:p>0.189888</text:p>
          </table:table-cell>
          <table:table-cell office:value-type="float" office:value="0.188354" calcext:value-type="float">
            <text:p>0.188354</text:p>
          </table:table-cell>
          <table:table-cell office:value-type="float" office:value="0.220005" calcext:value-type="float">
            <text:p>0.220005</text:p>
          </table:table-cell>
          <table:table-cell office:value-type="float" office:value="0.184966" calcext:value-type="float">
            <text:p>0.184966</text:p>
          </table:table-cell>
          <table:table-cell office:value-type="float" office:value="0.20552" calcext:value-type="float">
            <text:p>0.20552</text:p>
          </table:table-cell>
          <table:table-cell office:value-type="float" office:value="0.194216" calcext:value-type="float">
            <text:p>0.194216</text:p>
          </table:table-cell>
          <table:table-cell office:value-type="float" office:value="0.185176" calcext:value-type="float">
            <text:p>0.185176</text:p>
          </table:table-cell>
          <table:table-cell office:value-type="float" office:value="0.266872" calcext:value-type="float">
            <text:p>0.266872</text:p>
          </table:table-cell>
          <table:table-cell office:value-type="float" office:value="0.179918" calcext:value-type="float">
            <text:p>0.179918</text:p>
          </table:table-cell>
          <table:table-cell office:value-type="float" office:value="0.233704" calcext:value-type="float">
            <text:p>0.233704</text:p>
          </table:table-cell>
          <table:table-cell office:value-type="float" office:value="0.25057" calcext:value-type="float">
            <text:p>0.25057</text:p>
          </table:table-cell>
          <table:table-cell office:value-type="float" office:value="0.289705" calcext:value-type="float">
            <text:p>0.289705</text:p>
          </table:table-cell>
          <table:table-cell office:value-type="float" office:value="0.200391" calcext:value-type="float">
            <text:p>0.200391</text:p>
          </table:table-cell>
          <table:table-cell office:value-type="float" office:value="0.204962" calcext:value-type="float">
            <text:p>0.204962</text:p>
          </table:table-cell>
          <table:table-cell office:value-type="float" office:value="0.219689" calcext:value-type="float">
            <text:p>0.219689</text:p>
          </table:table-cell>
          <table:table-cell office:value-type="float" office:value="0.229587" calcext:value-type="float">
            <text:p>0.229587</text:p>
          </table:table-cell>
          <table:table-cell office:value-type="float" office:value="0.337258" calcext:value-type="float">
            <text:p>0.337258</text:p>
          </table:table-cell>
          <table:table-cell office:value-type="float" office:value="0.268557" calcext:value-type="float">
            <text:p>0.268557</text:p>
          </table:table-cell>
          <table:table-cell office:value-type="float" office:value="0.219489" calcext:value-type="float">
            <text:p>0.219489</text:p>
          </table:table-cell>
          <table:table-cell office:value-type="float" office:value="0.31665" calcext:value-type="float">
            <text:p>0.31665</text:p>
          </table:table-cell>
          <table:table-cell office:value-type="float" office:value="0.226136" calcext:value-type="float">
            <text:p>0.226136</text:p>
          </table:table-cell>
          <table:table-cell office:value-type="float" office:value="0.248351" calcext:value-type="float">
            <text:p>0.248351</text:p>
          </table:table-cell>
          <table:table-cell office:value-type="float" office:value="0.197533" calcext:value-type="float">
            <text:p>0.197533</text:p>
          </table:table-cell>
          <table:table-cell office:value-type="float" office:value="0.320113" calcext:value-type="float">
            <text:p>0.320113</text:p>
          </table:table-cell>
          <table:table-cell office:value-type="float" office:value="0.204052" calcext:value-type="float">
            <text:p>0.204052</text:p>
          </table:table-cell>
          <table:table-cell office:value-type="float" office:value="0.21502" calcext:value-type="float">
            <text:p>0.21502</text:p>
          </table:table-cell>
          <table:table-cell office:value-type="float" office:value="0.214278" calcext:value-type="float">
            <text:p>0.214278</text:p>
          </table:table-cell>
          <table:table-cell office:value-type="float" office:value="0.234374" calcext:value-type="float">
            <text:p>0.234374</text:p>
          </table:table-cell>
          <table:table-cell office:value-type="float" office:value="0.267964" calcext:value-type="float">
            <text:p>0.267964</text:p>
          </table:table-cell>
          <table:table-cell office:value-type="float" office:value="0.206529" calcext:value-type="float">
            <text:p>0.206529</text:p>
          </table:table-cell>
          <table:table-cell office:value-type="float" office:value="0.204084" calcext:value-type="float">
            <text:p>0.204084</text:p>
          </table:table-cell>
          <table:table-cell office:value-type="float" office:value="0.347722" calcext:value-type="float">
            <text:p>0.347722</text:p>
          </table:table-cell>
          <table:table-cell office:value-type="float" office:value="0.327344" calcext:value-type="float">
            <text:p>0.327344</text:p>
          </table:table-cell>
          <table:table-cell office:value-type="float" office:value="0.262567" calcext:value-type="float">
            <text:p>0.262567</text:p>
          </table:table-cell>
          <table:table-cell office:value-type="float" office:value="0.240913" calcext:value-type="float">
            <text:p>0.240913</text:p>
          </table:table-cell>
          <table:table-cell office:value-type="float" office:value="0.26133" calcext:value-type="float">
            <text:p>0.26133</text:p>
          </table:table-cell>
          <table:table-cell office:value-type="float" office:value="0.308246" calcext:value-type="float">
            <text:p>0.308246</text:p>
          </table:table-cell>
          <table:table-cell office:value-type="float" office:value="0.389176" calcext:value-type="float">
            <text:p>0.389176</text:p>
          </table:table-cell>
          <table:table-cell office:value-type="float" office:value="0.207783" calcext:value-type="float">
            <text:p>0.207783</text:p>
          </table:table-cell>
          <table:table-cell office:value-type="float" office:value="0.353676" calcext:value-type="float">
            <text:p>0.353676</text:p>
          </table:table-cell>
          <table:table-cell office:value-type="float" office:value="0.399857" calcext:value-type="float">
            <text:p>0.399857</text:p>
          </table:table-cell>
          <table:table-cell office:value-type="float" office:value="0.30044" calcext:value-type="float">
            <text:p>0.30044</text:p>
          </table:table-cell>
          <table:table-cell office:value-type="float" office:value="0.213751" calcext:value-type="float">
            <text:p>0.213751</text:p>
          </table:table-cell>
          <table:table-cell office:value-type="float" office:value="0.217662" calcext:value-type="float">
            <text:p>0.217662</text:p>
          </table:table-cell>
          <table:table-cell office:value-type="float" office:value="0.314685" calcext:value-type="float">
            <text:p>0.314685</text:p>
          </table:table-cell>
          <table:table-cell office:value-type="float" office:value="0.327361" calcext:value-type="float">
            <text:p>0.327361</text:p>
          </table:table-cell>
          <table:table-cell office:value-type="float" office:value="0.253088" calcext:value-type="float">
            <text:p>0.253088</text:p>
          </table:table-cell>
          <table:table-cell office:value-type="float" office:value="0.243709" calcext:value-type="float">
            <text:p>0.243709</text:p>
          </table:table-cell>
          <table:table-cell office:value-type="float" office:value="0.251546" calcext:value-type="float">
            <text:p>0.251546</text:p>
          </table:table-cell>
          <table:table-cell office:value-type="float" office:value="0.413732" calcext:value-type="float">
            <text:p>0.413732</text:p>
          </table:table-cell>
          <table:table-cell office:value-type="float" office:value="0.339213" calcext:value-type="float">
            <text:p>0.339213</text:p>
          </table:table-cell>
          <table:table-cell office:value-type="float" office:value="0.259267" calcext:value-type="float">
            <text:p>0.259267</text:p>
          </table:table-cell>
          <table:table-cell office:value-type="float" office:value="0.518796" calcext:value-type="float">
            <text:p>0.518796</text:p>
          </table:table-cell>
          <table:table-cell office:value-type="float" office:value="0.209903" calcext:value-type="float">
            <text:p>0.209903</text:p>
          </table:table-cell>
          <table:table-cell office:value-type="float" office:value="0.352702" calcext:value-type="float">
            <text:p>0.352702</text:p>
          </table:table-cell>
          <table:table-cell office:value-type="float" office:value="0.211935" calcext:value-type="float">
            <text:p>0.211935</text:p>
          </table:table-cell>
          <table:table-cell office:value-type="float" office:value="0.247535" calcext:value-type="float">
            <text:p>0.247535</text:p>
          </table:table-cell>
          <table:table-cell office:value-type="float" office:value="0.348907" calcext:value-type="float">
            <text:p>0.348907</text:p>
          </table:table-cell>
          <table:table-cell office:value-type="float" office:value="0.261395" calcext:value-type="float">
            <text:p>0.261395</text:p>
          </table:table-cell>
          <table:table-cell office:value-type="float" office:value="0.227917" calcext:value-type="float">
            <text:p>0.227917</text:p>
          </table:table-cell>
          <table:table-cell office:value-type="float" office:value="0.337555" calcext:value-type="float">
            <text:p>0.337555</text:p>
          </table:table-cell>
          <table:table-cell office:value-type="float" office:value="0.217289" calcext:value-type="float">
            <text:p>0.217289</text:p>
          </table:table-cell>
          <table:table-cell office:value-type="float" office:value="0.28937" calcext:value-type="float">
            <text:p>0.28937</text:p>
          </table:table-cell>
          <table:table-cell office:value-type="float" office:value="0.251007" calcext:value-type="float">
            <text:p>0.251007</text:p>
          </table:table-cell>
          <table:table-cell office:value-type="float" office:value="0.231269" calcext:value-type="float">
            <text:p>0.231269</text:p>
          </table:table-cell>
          <table:table-cell office:value-type="float" office:value="0.309291" calcext:value-type="float">
            <text:p>0.309291</text:p>
          </table:table-cell>
          <table:table-cell office:value-type="float" office:value="0.373732" calcext:value-type="float">
            <text:p>0.373732</text:p>
          </table:table-cell>
          <table:table-cell office:value-type="float" office:value="0.421045" calcext:value-type="float">
            <text:p>0.421045</text:p>
          </table:table-cell>
          <table:table-cell office:value-type="float" office:value="0.231695" calcext:value-type="float">
            <text:p>0.231695</text:p>
          </table:table-cell>
          <table:table-cell office:value-type="float" office:value="0.254155" calcext:value-type="float">
            <text:p>0.254155</text:p>
          </table:table-cell>
          <table:table-cell office:value-type="float" office:value="0.561377" calcext:value-type="float">
            <text:p>0.561377</text:p>
          </table:table-cell>
          <table:table-cell office:value-type="float" office:value="0.229693" calcext:value-type="float">
            <text:p>0.229693</text:p>
          </table:table-cell>
          <table:table-cell office:value-type="float" office:value="0.206816" calcext:value-type="float">
            <text:p>0.206816</text:p>
          </table:table-cell>
          <table:table-cell office:value-type="float" office:value="0.21891" calcext:value-type="float">
            <text:p>0.21891</text:p>
          </table:table-cell>
          <table:table-cell office:value-type="float" office:value="0.237909" calcext:value-type="float">
            <text:p>0.237909</text:p>
          </table:table-cell>
          <table:table-cell office:value-type="float" office:value="0.42162" calcext:value-type="float">
            <text:p>0.42162</text:p>
          </table:table-cell>
          <table:table-cell office:value-type="float" office:value="0.309321" calcext:value-type="float">
            <text:p>0.309321</text:p>
          </table:table-cell>
          <table:table-cell office:value-type="float" office:value="0.222131" calcext:value-type="float">
            <text:p>0.222131</text:p>
          </table:table-cell>
          <table:table-cell office:value-type="float" office:value="0.211918" calcext:value-type="float">
            <text:p>0.211918</text:p>
          </table:table-cell>
          <table:table-cell office:value-type="float" office:value="0.244505" calcext:value-type="float">
            <text:p>0.244505</text:p>
          </table:table-cell>
          <table:table-cell office:value-type="float" office:value="0.263374" calcext:value-type="float">
            <text:p>0.263374</text:p>
          </table:table-cell>
          <table:table-cell office:value-type="float" office:value="0.312293" calcext:value-type="float">
            <text:p>0.312293</text:p>
          </table:table-cell>
          <table:table-cell office:value-type="float" office:value="0.41231" calcext:value-type="float">
            <text:p>0.41231</text:p>
          </table:table-cell>
          <table:table-cell office:value-type="float" office:value="0.283321" calcext:value-type="float">
            <text:p>0.283321</text:p>
          </table:table-cell>
          <table:table-cell office:value-type="float" office:value="0.219975" calcext:value-type="float">
            <text:p>0.219975</text:p>
          </table:table-cell>
          <table:table-cell office:value-type="float" office:value="0.211035" calcext:value-type="float">
            <text:p>0.211035</text:p>
          </table:table-cell>
          <table:table-cell office:value-type="float" office:value="0.211671" calcext:value-type="float">
            <text:p>0.211671</text:p>
          </table:table-cell>
          <table:table-cell office:value-type="float" office:value="0.206796" calcext:value-type="float">
            <text:p>0.206796</text:p>
          </table:table-cell>
          <table:table-cell office:value-type="float" office:value="0.241966" calcext:value-type="float">
            <text:p>0.241966</text:p>
          </table:table-cell>
          <table:table-cell office:value-type="float" office:value="0.217524" calcext:value-type="float">
            <text:p>0.217524</text:p>
          </table:table-cell>
          <table:table-cell office:value-type="float" office:value="0.433935" calcext:value-type="float">
            <text:p>0.433935</text:p>
          </table:table-cell>
          <table:table-cell office:value-type="float" office:value="0.436176" calcext:value-type="float">
            <text:p>0.436176</text:p>
          </table:table-cell>
          <table:table-cell office:value-type="float" office:value="0.257126" calcext:value-type="float">
            <text:p>0.257126</text:p>
          </table:table-cell>
          <table:table-cell office:value-type="float" office:value="0.45364" calcext:value-type="float">
            <text:p>0.45364</text:p>
          </table:table-cell>
          <table:table-cell office:value-type="float" office:value="0.203932" calcext:value-type="float">
            <text:p>0.203932</text:p>
          </table:table-cell>
          <table:table-cell office:value-type="float" office:value="0.237066" calcext:value-type="float">
            <text:p>0.237066</text:p>
          </table:table-cell>
          <table:table-cell office:value-type="float" office:value="0.395868" calcext:value-type="float">
            <text:p>0.395868</text:p>
          </table:table-cell>
          <table:table-cell office:value-type="float" office:value="0.387098" calcext:value-type="float">
            <text:p>0.387098</text:p>
          </table:table-cell>
          <table:table-cell office:value-type="float" office:value="0.218316" calcext:value-type="float">
            <text:p>0.218316</text:p>
          </table:table-cell>
          <table:table-cell office:value-type="float" office:value="0.473701" calcext:value-type="float">
            <text:p>0.473701</text:p>
          </table:table-cell>
          <table:table-cell office:value-type="float" office:value="0.280095" calcext:value-type="float">
            <text:p>0.280095</text:p>
          </table:table-cell>
          <table:table-cell office:value-type="float" office:value="0.271877" calcext:value-type="float">
            <text:p>0.271877</text:p>
          </table:table-cell>
          <table:table-cell office:value-type="float" office:value="0.371872" calcext:value-type="float">
            <text:p>0.371872</text:p>
          </table:table-cell>
          <table:table-cell office:value-type="float" office:value="0.491991" calcext:value-type="float">
            <text:p>0.491991</text:p>
          </table:table-cell>
          <table:table-cell office:value-type="float" office:value="0.231663" calcext:value-type="float">
            <text:p>0.231663</text:p>
          </table:table-cell>
          <table:table-cell office:value-type="float" office:value="0.217415" calcext:value-type="float">
            <text:p>0.217415</text:p>
          </table:table-cell>
          <table:table-cell office:value-type="float" office:value="0.424558" calcext:value-type="float">
            <text:p>0.424558</text:p>
          </table:table-cell>
          <table:table-cell office:value-type="float" office:value="0.392365" calcext:value-type="float">
            <text:p>0.392365</text:p>
          </table:table-cell>
          <table:table-cell office:value-type="float" office:value="0.424284" calcext:value-type="float">
            <text:p>0.424284</text:p>
          </table:table-cell>
          <table:table-cell office:value-type="float" office:value="0.23041" calcext:value-type="float">
            <text:p>0.23041</text:p>
          </table:table-cell>
          <table:table-cell office:value-type="float" office:value="0.229765" calcext:value-type="float">
            <text:p>0.229765</text:p>
          </table:table-cell>
          <table:table-cell office:value-type="float" office:value="0.223425" calcext:value-type="float">
            <text:p>0.223425</text:p>
          </table:table-cell>
          <table:table-cell office:value-type="float" office:value="0.214069" calcext:value-type="float">
            <text:p>0.214069</text:p>
          </table:table-cell>
          <table:table-cell office:value-type="float" office:value="0.380458" calcext:value-type="float">
            <text:p>0.380458</text:p>
          </table:table-cell>
          <table:table-cell office:value-type="float" office:value="0.313995" calcext:value-type="float">
            <text:p>0.313995</text:p>
          </table:table-cell>
          <table:table-cell office:value-type="float" office:value="0.295525" calcext:value-type="float">
            <text:p>0.295525</text:p>
          </table:table-cell>
          <table:table-cell office:value-type="float" office:value="0.219789" calcext:value-type="float">
            <text:p>0.219789</text:p>
          </table:table-cell>
          <table:table-cell office:value-type="float" office:value="0.226033" calcext:value-type="float">
            <text:p>0.226033</text:p>
          </table:table-cell>
          <table:table-cell office:value-type="float" office:value="0.214353" calcext:value-type="float">
            <text:p>0.214353</text:p>
          </table:table-cell>
          <table:table-cell office:value-type="float" office:value="0.237281" calcext:value-type="float">
            <text:p>0.237281</text:p>
          </table:table-cell>
          <table:table-cell office:value-type="float" office:value="0.22056" calcext:value-type="float">
            <text:p>0.22056</text:p>
          </table:table-cell>
          <table:table-cell office:value-type="float" office:value="0.385277" calcext:value-type="float">
            <text:p>0.385277</text:p>
          </table:table-cell>
          <table:table-cell office:value-type="float" office:value="0.278764" calcext:value-type="float">
            <text:p>0.278764</text:p>
          </table:table-cell>
          <table:table-cell office:value-type="float" office:value="0.447946" calcext:value-type="float">
            <text:p>0.447946</text:p>
          </table:table-cell>
          <table:table-cell office:value-type="float" office:value="0.297702" calcext:value-type="float">
            <text:p>0.297702</text:p>
          </table:table-cell>
          <table:table-cell office:value-type="float" office:value="0.238856" calcext:value-type="float">
            <text:p>0.238856</text:p>
          </table:table-cell>
          <table:table-cell office:value-type="float" office:value="0.275125" calcext:value-type="float">
            <text:p>0.275125</text:p>
          </table:table-cell>
          <table:table-cell office:value-type="float" office:value="0.22129" calcext:value-type="float">
            <text:p>0.22129</text:p>
          </table:table-cell>
          <table:table-cell office:value-type="float" office:value="0.268262" calcext:value-type="float">
            <text:p>0.268262</text:p>
          </table:table-cell>
          <table:table-cell office:value-type="float" office:value="0.354255" calcext:value-type="float">
            <text:p>0.354255</text:p>
          </table:table-cell>
          <table:table-cell office:value-type="float" office:value="0.212364" calcext:value-type="float">
            <text:p>0.212364</text:p>
          </table:table-cell>
          <table:table-cell office:value-type="float" office:value="0.322265" calcext:value-type="float">
            <text:p>0.322265</text:p>
          </table:table-cell>
          <table:table-cell office:value-type="float" office:value="0.238437" calcext:value-type="float">
            <text:p>0.238437</text:p>
          </table:table-cell>
          <table:table-cell office:value-type="float" office:value="0.210658" calcext:value-type="float">
            <text:p>0.210658</text:p>
          </table:table-cell>
          <table:table-cell office:value-type="float" office:value="0.304265" calcext:value-type="float">
            <text:p>0.304265</text:p>
          </table:table-cell>
          <table:table-cell office:value-type="float" office:value="0.384611" calcext:value-type="float">
            <text:p>0.384611</text:p>
          </table:table-cell>
          <table:table-cell office:value-type="float" office:value="0.355192" calcext:value-type="float">
            <text:p>0.355192</text:p>
          </table:table-cell>
          <table:table-cell office:value-type="float" office:value="0.261136" calcext:value-type="float">
            <text:p>0.261136</text:p>
          </table:table-cell>
          <table:table-cell office:value-type="float" office:value="0.214721" calcext:value-type="float">
            <text:p>0.214721</text:p>
          </table:table-cell>
          <table:table-cell office:value-type="float" office:value="0.241343" calcext:value-type="float">
            <text:p>0.241343</text:p>
          </table:table-cell>
          <table:table-cell office:value-type="float" office:value="0.226134" calcext:value-type="float">
            <text:p>0.226134</text:p>
          </table:table-cell>
          <table:table-cell office:value-type="float" office:value="0.282848" calcext:value-type="float">
            <text:p>0.282848</text:p>
          </table:table-cell>
          <table:table-cell office:value-type="float" office:value="0.292191" calcext:value-type="float">
            <text:p>0.292191</text:p>
          </table:table-cell>
          <table:table-cell office:value-type="float" office:value="0.370971" calcext:value-type="float">
            <text:p>0.370971</text:p>
          </table:table-cell>
          <table:table-cell office:value-type="float" office:value="0.328484" calcext:value-type="float">
            <text:p>0.328484</text:p>
          </table:table-cell>
          <table:table-cell office:value-type="float" office:value="0.470239" calcext:value-type="float">
            <text:p>0.470239</text:p>
          </table:table-cell>
          <table:table-cell office:value-type="float" office:value="0.37259" calcext:value-type="float">
            <text:p>0.37259</text:p>
          </table:table-cell>
          <table:table-cell office:value-type="float" office:value="0.343799" calcext:value-type="float">
            <text:p>0.343799</text:p>
          </table:table-cell>
          <table:table-cell office:value-type="float" office:value="0.24083" calcext:value-type="float">
            <text:p>0.24083</text:p>
          </table:table-cell>
        </table:table-row>
        <table:table-row table:style-name="ro1">
          <table:table-cell office:value-type="string" calcext:value-type="string">
            <text:p>Dice</text:p>
          </table:table-cell>
          <table:table-cell office:value-type="float" office:value="0.482507" calcext:value-type="float">
            <text:p>0.482507</text:p>
          </table:table-cell>
          <table:table-cell office:value-type="float" office:value="0.51749" calcext:value-type="float">
            <text:p>0.51749</text:p>
          </table:table-cell>
          <table:table-cell office:value-type="float" office:value="0.824165" calcext:value-type="float">
            <text:p>0.824165</text:p>
          </table:table-cell>
          <table:table-cell office:value-type="float" office:value="0.5041" calcext:value-type="float">
            <text:p>0.5041</text:p>
          </table:table-cell>
          <table:table-cell office:value-type="float" office:value="0.587282" calcext:value-type="float">
            <text:p>0.587282</text:p>
          </table:table-cell>
          <table:table-cell office:value-type="float" office:value="0.587541" calcext:value-type="float">
            <text:p>0.587541</text:p>
          </table:table-cell>
          <table:table-cell office:value-type="float" office:value="0.505295" calcext:value-type="float">
            <text:p>0.505295</text:p>
          </table:table-cell>
          <table:table-cell office:value-type="float" office:value="0.625807" calcext:value-type="float">
            <text:p>0.625807</text:p>
          </table:table-cell>
          <table:table-cell office:value-type="float" office:value="0.571473" calcext:value-type="float">
            <text:p>0.571473</text:p>
          </table:table-cell>
          <table:table-cell office:value-type="float" office:value="0.549763" calcext:value-type="float">
            <text:p>0.549763</text:p>
          </table:table-cell>
          <table:table-cell office:value-type="float" office:value="0.563534" calcext:value-type="float">
            <text:p>0.563534</text:p>
          </table:table-cell>
          <table:table-cell office:value-type="float" office:value="0.46121" calcext:value-type="float">
            <text:p>0.46121</text:p>
          </table:table-cell>
          <table:table-cell office:value-type="float" office:value="0.705955" calcext:value-type="float">
            <text:p>0.705955</text:p>
          </table:table-cell>
          <table:table-cell office:value-type="float" office:value="0.668054" calcext:value-type="float">
            <text:p>0.668054</text:p>
          </table:table-cell>
          <table:table-cell office:value-type="float" office:value="0.707541" calcext:value-type="float">
            <text:p>0.707541</text:p>
          </table:table-cell>
          <table:table-cell office:value-type="float" office:value="0.609956" calcext:value-type="float">
            <text:p>0.609956</text:p>
          </table:table-cell>
          <table:table-cell office:value-type="float" office:value="0.854881" calcext:value-type="float">
            <text:p>0.854881</text:p>
          </table:table-cell>
          <table:table-cell office:value-type="float" office:value="0.587649" calcext:value-type="float">
            <text:p>0.587649</text:p>
          </table:table-cell>
          <table:table-cell office:value-type="float" office:value="0.489671" calcext:value-type="float">
            <text:p>0.489671</text:p>
          </table:table-cell>
          <table:table-cell office:value-type="float" office:value="0.627776" calcext:value-type="float">
            <text:p>0.627776</text:p>
          </table:table-cell>
          <table:table-cell office:value-type="float" office:value="0.506769" calcext:value-type="float">
            <text:p>0.506769</text:p>
          </table:table-cell>
          <table:table-cell office:value-type="float" office:value="0.502544" calcext:value-type="float">
            <text:p>0.502544</text:p>
          </table:table-cell>
          <table:table-cell office:value-type="float" office:value="0.614317" calcext:value-type="float">
            <text:p>0.614317</text:p>
          </table:table-cell>
          <table:table-cell office:value-type="float" office:value="0.692768" calcext:value-type="float">
            <text:p>0.692768</text:p>
          </table:table-cell>
          <table:table-cell office:value-type="float" office:value="0.570057" calcext:value-type="float">
            <text:p>0.570057</text:p>
          </table:table-cell>
          <table:table-cell office:value-type="float" office:value="0.743455" calcext:value-type="float">
            <text:p>0.743455</text:p>
          </table:table-cell>
          <table:table-cell office:value-type="float" office:value="0.527212" calcext:value-type="float">
            <text:p>0.527212</text:p>
          </table:table-cell>
          <table:table-cell office:value-type="float" office:value="0.609161" calcext:value-type="float">
            <text:p>0.609161</text:p>
          </table:table-cell>
          <table:table-cell office:value-type="float" office:value="0.735456" calcext:value-type="float">
            <text:p>0.735456</text:p>
          </table:table-cell>
          <table:table-cell office:value-type="float" office:value="0.674589" calcext:value-type="float">
            <text:p>0.674589</text:p>
          </table:table-cell>
          <table:table-cell office:value-type="float" office:value="0.530273" calcext:value-type="float">
            <text:p>0.530273</text:p>
          </table:table-cell>
          <table:table-cell office:value-type="float" office:value="0.528248" calcext:value-type="float">
            <text:p>0.528248</text:p>
          </table:table-cell>
          <table:table-cell office:value-type="float" office:value="0.612185" calcext:value-type="float">
            <text:p>0.612185</text:p>
          </table:table-cell>
          <table:table-cell office:value-type="float" office:value="0.625007" calcext:value-type="float">
            <text:p>0.625007</text:p>
          </table:table-cell>
          <table:table-cell office:value-type="float" office:value="0.550572" calcext:value-type="float">
            <text:p>0.550572</text:p>
          </table:table-cell>
          <table:table-cell office:value-type="float" office:value="0.549159" calcext:value-type="float">
            <text:p>0.549159</text:p>
          </table:table-cell>
          <table:table-cell office:value-type="float" office:value="0.510631" calcext:value-type="float">
            <text:p>0.510631</text:p>
          </table:table-cell>
          <table:table-cell office:value-type="float" office:value="0.783645" calcext:value-type="float">
            <text:p>0.783645</text:p>
          </table:table-cell>
          <table:table-cell office:value-type="float" office:value="0.63353" calcext:value-type="float">
            <text:p>0.63353</text:p>
          </table:table-cell>
          <table:table-cell office:value-type="float" office:value="0.733965" calcext:value-type="float">
            <text:p>0.733965</text:p>
          </table:table-cell>
          <table:table-cell office:value-type="float" office:value="0.490281" calcext:value-type="float">
            <text:p>0.490281</text:p>
          </table:table-cell>
          <table:table-cell office:value-type="float" office:value="0.53751" calcext:value-type="float">
            <text:p>0.53751</text:p>
          </table:table-cell>
          <table:table-cell office:value-type="float" office:value="0.731015" calcext:value-type="float">
            <text:p>0.731015</text:p>
          </table:table-cell>
          <table:table-cell office:value-type="float" office:value="0.709908" calcext:value-type="float">
            <text:p>0.709908</text:p>
          </table:table-cell>
          <table:table-cell office:value-type="float" office:value="0.482869" calcext:value-type="float">
            <text:p>0.482869</text:p>
          </table:table-cell>
          <table:table-cell office:value-type="float" office:value="0.546356" calcext:value-type="float">
            <text:p>0.546356</text:p>
          </table:table-cell>
          <table:table-cell office:value-type="float" office:value="0.613081" calcext:value-type="float">
            <text:p>0.613081</text:p>
          </table:table-cell>
          <table:table-cell office:value-type="float" office:value="0.672382" calcext:value-type="float">
            <text:p>0.672382</text:p>
          </table:table-cell>
          <table:table-cell office:value-type="float" office:value="0.521692" calcext:value-type="float">
            <text:p>0.521692</text:p>
          </table:table-cell>
          <table:table-cell office:value-type="float" office:value="0.569784" calcext:value-type="float">
            <text:p>0.569784</text:p>
          </table:table-cell>
          <table:table-cell office:value-type="float" office:value="0.951768" calcext:value-type="float">
            <text:p>0.951768</text:p>
          </table:table-cell>
          <table:table-cell office:value-type="float" office:value="0.760703" calcext:value-type="float">
            <text:p>0.760703</text:p>
          </table:table-cell>
          <table:table-cell office:value-type="float" office:value="0.859776" calcext:value-type="float">
            <text:p>0.859776</text:p>
          </table:table-cell>
          <table:table-cell office:value-type="float" office:value="0.742368" calcext:value-type="float">
            <text:p>0.742368</text:p>
          </table:table-cell>
          <table:table-cell office:value-type="float" office:value="0.584495" calcext:value-type="float">
            <text:p>0.584495</text:p>
          </table:table-cell>
          <table:table-cell office:value-type="float" office:value="0.750177" calcext:value-type="float">
            <text:p>0.750177</text:p>
          </table:table-cell>
          <table:table-cell office:value-type="float" office:value="0.774082" calcext:value-type="float">
            <text:p>0.774082</text:p>
          </table:table-cell>
          <table:table-cell office:value-type="float" office:value="0.512149" calcext:value-type="float">
            <text:p>0.512149</text:p>
          </table:table-cell>
          <table:table-cell office:value-type="float" office:value="0.571472" calcext:value-type="float">
            <text:p>0.571472</text:p>
          </table:table-cell>
          <table:table-cell office:value-type="float" office:value="0.486138" calcext:value-type="float">
            <text:p>0.486138</text:p>
          </table:table-cell>
          <table:table-cell office:value-type="float" office:value="0.756816" calcext:value-type="float">
            <text:p>0.756816</text:p>
          </table:table-cell>
          <table:table-cell office:value-type="float" office:value="0.52434" calcext:value-type="float">
            <text:p>0.52434</text:p>
          </table:table-cell>
          <table:table-cell office:value-type="float" office:value="0.553423" calcext:value-type="float">
            <text:p>0.553423</text:p>
          </table:table-cell>
          <table:table-cell office:value-type="float" office:value="0.521819" calcext:value-type="float">
            <text:p>0.521819</text:p>
          </table:table-cell>
          <table:table-cell office:value-type="float" office:value="0.724082" calcext:value-type="float">
            <text:p>0.724082</text:p>
          </table:table-cell>
          <table:table-cell office:value-type="float" office:value="0.686757" calcext:value-type="float">
            <text:p>0.686757</text:p>
          </table:table-cell>
          <table:table-cell office:value-type="float" office:value="0.490435" calcext:value-type="float">
            <text:p>0.490435</text:p>
          </table:table-cell>
          <table:table-cell office:value-type="float" office:value="0.552685" calcext:value-type="float">
            <text:p>0.552685</text:p>
          </table:table-cell>
          <table:table-cell office:value-type="float" office:value="0.510101" calcext:value-type="float">
            <text:p>0.510101</text:p>
          </table:table-cell>
          <table:table-cell office:value-type="float" office:value="0.500469" calcext:value-type="float">
            <text:p>0.500469</text:p>
          </table:table-cell>
          <table:table-cell office:value-type="float" office:value="0.581056" calcext:value-type="float">
            <text:p>0.581056</text:p>
          </table:table-cell>
          <table:table-cell office:value-type="float" office:value="0.604586" calcext:value-type="float">
            <text:p>0.604586</text:p>
          </table:table-cell>
          <table:table-cell office:value-type="float" office:value="0.525335" calcext:value-type="float">
            <text:p>0.525335</text:p>
          </table:table-cell>
          <table:table-cell office:value-type="float" office:value="0.501419" calcext:value-type="float">
            <text:p>0.501419</text:p>
          </table:table-cell>
          <table:table-cell office:value-type="float" office:value="0.768841" calcext:value-type="float">
            <text:p>0.768841</text:p>
          </table:table-cell>
          <table:table-cell office:value-type="float" office:value="0.524753" calcext:value-type="float">
            <text:p>0.524753</text:p>
          </table:table-cell>
          <table:table-cell office:value-type="float" office:value="0.614178" calcext:value-type="float">
            <text:p>0.614178</text:p>
          </table:table-cell>
          <table:table-cell office:value-type="float" office:value="0.680013" calcext:value-type="float">
            <text:p>0.680013</text:p>
          </table:table-cell>
          <table:table-cell office:value-type="float" office:value="0.541331" calcext:value-type="float">
            <text:p>0.541331</text:p>
          </table:table-cell>
          <table:table-cell office:value-type="float" office:value="0.778183" calcext:value-type="float">
            <text:p>0.778183</text:p>
          </table:table-cell>
          <table:table-cell office:value-type="float" office:value="0.474664" calcext:value-type="float">
            <text:p>0.474664</text:p>
          </table:table-cell>
          <table:table-cell office:value-type="float" office:value="0.650212" calcext:value-type="float">
            <text:p>0.650212</text:p>
          </table:table-cell>
          <table:table-cell office:value-type="float" office:value="0.631348" calcext:value-type="float">
            <text:p>0.631348</text:p>
          </table:table-cell>
          <table:table-cell office:value-type="float" office:value="0.739195" calcext:value-type="float">
            <text:p>0.739195</text:p>
          </table:table-cell>
          <table:table-cell office:value-type="float" office:value="0.514017" calcext:value-type="float">
            <text:p>0.514017</text:p>
          </table:table-cell>
          <table:table-cell office:value-type="float" office:value="0.808565" calcext:value-type="float">
            <text:p>0.808565</text:p>
          </table:table-cell>
          <table:table-cell office:value-type="float" office:value="0.757899" calcext:value-type="float">
            <text:p>0.757899</text:p>
          </table:table-cell>
          <table:table-cell office:value-type="float" office:value="0.843917" calcext:value-type="float">
            <text:p>0.843917</text:p>
          </table:table-cell>
          <table:table-cell office:value-type="float" office:value="0.598882" calcext:value-type="float">
            <text:p>0.598882</text:p>
          </table:table-cell>
          <table:table-cell office:value-type="float" office:value="0.659129" calcext:value-type="float">
            <text:p>0.659129</text:p>
          </table:table-cell>
          <table:table-cell office:value-type="float" office:value="0.618869" calcext:value-type="float">
            <text:p>0.618869</text:p>
          </table:table-cell>
          <table:table-cell office:value-type="float" office:value="0.707147" calcext:value-type="float">
            <text:p>0.707147</text:p>
          </table:table-cell>
          <table:table-cell office:value-type="float" office:value="0.559629" calcext:value-type="float">
            <text:p>0.559629</text:p>
          </table:table-cell>
          <table:table-cell office:value-type="float" office:value="0.961335" calcext:value-type="float">
            <text:p>0.961335</text:p>
          </table:table-cell>
          <table:table-cell office:value-type="float" office:value="0.517264" calcext:value-type="float">
            <text:p>0.517264</text:p>
          </table:table-cell>
          <table:table-cell office:value-type="float" office:value="0.693021" calcext:value-type="float">
            <text:p>0.693021</text:p>
          </table:table-cell>
          <table:table-cell office:value-type="float" office:value="1.06249" calcext:value-type="float">
            <text:p>1.06249</text:p>
          </table:table-cell>
          <table:table-cell office:value-type="float" office:value="0.668015" calcext:value-type="float">
            <text:p>0.668015</text:p>
          </table:table-cell>
          <table:table-cell office:value-type="float" office:value="0.729218" calcext:value-type="float">
            <text:p>0.729218</text:p>
          </table:table-cell>
          <table:table-cell office:value-type="float" office:value="0.555525" calcext:value-type="float">
            <text:p>0.555525</text:p>
          </table:table-cell>
          <table:table-cell office:value-type="float" office:value="0.801328" calcext:value-type="float">
            <text:p>0.801328</text:p>
          </table:table-cell>
          <table:table-cell office:value-type="float" office:value="0.504048" calcext:value-type="float">
            <text:p>0.504048</text:p>
          </table:table-cell>
          <table:table-cell office:value-type="float" office:value="0.512559" calcext:value-type="float">
            <text:p>0.512559</text:p>
          </table:table-cell>
          <table:table-cell office:value-type="float" office:value="0.521906" calcext:value-type="float">
            <text:p>0.521906</text:p>
          </table:table-cell>
          <table:table-cell office:value-type="float" office:value="0.633802" calcext:value-type="float">
            <text:p>0.633802</text:p>
          </table:table-cell>
          <table:table-cell office:value-type="float" office:value="0.709732" calcext:value-type="float">
            <text:p>0.709732</text:p>
          </table:table-cell>
          <table:table-cell office:value-type="float" office:value="0.712255" calcext:value-type="float">
            <text:p>0.712255</text:p>
          </table:table-cell>
          <table:table-cell office:value-type="float" office:value="0.671189" calcext:value-type="float">
            <text:p>0.671189</text:p>
          </table:table-cell>
          <table:table-cell office:value-type="float" office:value="0.47482" calcext:value-type="float">
            <text:p>0.47482</text:p>
          </table:table-cell>
          <table:table-cell office:value-type="float" office:value="0.666087" calcext:value-type="float">
            <text:p>0.666087</text:p>
          </table:table-cell>
          <table:table-cell office:value-type="float" office:value="0.546455" calcext:value-type="float">
            <text:p>0.546455</text:p>
          </table:table-cell>
          <table:table-cell office:value-type="float" office:value="0.583038" calcext:value-type="float">
            <text:p>0.583038</text:p>
          </table:table-cell>
          <table:table-cell office:value-type="float" office:value="0.788832" calcext:value-type="float">
            <text:p>0.788832</text:p>
          </table:table-cell>
          <table:table-cell office:value-type="float" office:value="0.718511" calcext:value-type="float">
            <text:p>0.718511</text:p>
          </table:table-cell>
          <table:table-cell office:value-type="float" office:value="0.738171" calcext:value-type="float">
            <text:p>0.738171</text:p>
          </table:table-cell>
          <table:table-cell office:value-type="float" office:value="0.928382" calcext:value-type="float">
            <text:p>0.928382</text:p>
          </table:table-cell>
          <table:table-cell office:value-type="float" office:value="0.468283" calcext:value-type="float">
            <text:p>0.468283</text:p>
          </table:table-cell>
          <table:table-cell office:value-type="float" office:value="0.481849" calcext:value-type="float">
            <text:p>0.481849</text:p>
          </table:table-cell>
          <table:table-cell office:value-type="float" office:value="0.597632" calcext:value-type="float">
            <text:p>0.597632</text:p>
          </table:table-cell>
          <table:table-cell office:value-type="float" office:value="0.745314" calcext:value-type="float">
            <text:p>0.745314</text:p>
          </table:table-cell>
          <table:table-cell office:value-type="float" office:value="0.815038" calcext:value-type="float">
            <text:p>0.815038</text:p>
          </table:table-cell>
          <table:table-cell office:value-type="float" office:value="0.615262" calcext:value-type="float">
            <text:p>0.615262</text:p>
          </table:table-cell>
          <table:table-cell office:value-type="float" office:value="0.792173" calcext:value-type="float">
            <text:p>0.792173</text:p>
          </table:table-cell>
          <table:table-cell office:value-type="float" office:value="0.608657" calcext:value-type="float">
            <text:p>0.608657</text:p>
          </table:table-cell>
          <table:table-cell office:value-type="float" office:value="0.501342" calcext:value-type="float">
            <text:p>0.501342</text:p>
          </table:table-cell>
          <table:table-cell office:value-type="float" office:value="0.617103" calcext:value-type="float">
            <text:p>0.617103</text:p>
          </table:table-cell>
          <table:table-cell office:value-type="float" office:value="0.605038" calcext:value-type="float">
            <text:p>0.605038</text:p>
          </table:table-cell>
          <table:table-cell office:value-type="float" office:value="0.532078" calcext:value-type="float">
            <text:p>0.532078</text:p>
          </table:table-cell>
          <table:table-cell office:value-type="float" office:value="0.585534" calcext:value-type="float">
            <text:p>0.585534</text:p>
          </table:table-cell>
          <table:table-cell office:value-type="float" office:value="0.537517" calcext:value-type="float">
            <text:p>0.537517</text:p>
          </table:table-cell>
          <table:table-cell office:value-type="float" office:value="0.667522" calcext:value-type="float">
            <text:p>0.667522</text:p>
          </table:table-cell>
          <table:table-cell office:value-type="float" office:value="0.514316" calcext:value-type="float">
            <text:p>0.514316</text:p>
          </table:table-cell>
          <table:table-cell office:value-type="float" office:value="0.676807" calcext:value-type="float">
            <text:p>0.676807</text:p>
          </table:table-cell>
          <table:table-cell office:value-type="float" office:value="0.939893" calcext:value-type="float">
            <text:p>0.939893</text:p>
          </table:table-cell>
          <table:table-cell office:value-type="float" office:value="0.489876" calcext:value-type="float">
            <text:p>0.489876</text:p>
          </table:table-cell>
          <table:table-cell office:value-type="float" office:value="0.705745" calcext:value-type="float">
            <text:p>0.705745</text:p>
          </table:table-cell>
          <table:table-cell office:value-type="float" office:value="0.741113" calcext:value-type="float">
            <text:p>0.741113</text:p>
          </table:table-cell>
          <table:table-cell office:value-type="float" office:value="0.794124" calcext:value-type="float">
            <text:p>0.794124</text:p>
          </table:table-cell>
          <table:table-cell office:value-type="float" office:value="0.504891" calcext:value-type="float">
            <text:p>0.504891</text:p>
          </table:table-cell>
          <table:table-cell office:value-type="float" office:value="0.520057" calcext:value-type="float">
            <text:p>0.520057</text:p>
          </table:table-cell>
          <table:table-cell office:value-type="float" office:value="0.731371" calcext:value-type="float">
            <text:p>0.731371</text:p>
          </table:table-cell>
          <table:table-cell office:value-type="float" office:value="0.617875" calcext:value-type="float">
            <text:p>0.617875</text:p>
          </table:table-cell>
          <table:table-cell office:value-type="float" office:value="0.537432" calcext:value-type="float">
            <text:p>0.537432</text:p>
          </table:table-cell>
          <table:table-cell office:value-type="float" office:value="0.832046" calcext:value-type="float">
            <text:p>0.832046</text:p>
          </table:table-cell>
          <table:table-cell office:value-type="float" office:value="0.726054" calcext:value-type="float">
            <text:p>0.726054</text:p>
          </table:table-cell>
          <table:table-cell office:value-type="float" office:value="0.563144" calcext:value-type="float">
            <text:p>0.563144</text:p>
          </table:table-cell>
          <table:table-cell office:value-type="float" office:value="0.686041" calcext:value-type="float">
            <text:p>0.686041</text:p>
          </table:table-cell>
          <table:table-cell office:value-type="float" office:value="0.578177" calcext:value-type="float">
            <text:p>0.578177</text:p>
          </table:table-cell>
          <table:table-cell office:value-type="float" office:value="0.539198" calcext:value-type="float">
            <text:p>0.539198</text:p>
          </table:table-cell>
          <table:table-cell office:value-type="float" office:value="0.645301" calcext:value-type="float">
            <text:p>0.645301</text:p>
          </table:table-cell>
        </table:table-row>
        <table:table-row table:style-name="ro1">
          <table:table-cell office:value-type="string" calcext:value-type="string">
            <text:p>RK</text:p>
          </table:table-cell>
          <table:table-cell table:formula="of:=MEDIAN([.B1:.EU1])" office:value-type="float" office:value="0.230002" calcext:value-type="float">
            <text:p>0.230002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KMP</text:p>
          </table:table-cell>
          <table:table-cell table:formula="of:=MEDIAN([.B2:.EU2])" office:value-type="float" office:value="0.236883" calcext:value-type="float">
            <text:p>0.236883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STD</text:p>
          </table:table-cell>
          <table:table-cell table:formula="of:=MEDIAN([.B3:.EU3])" office:value-type="float" office:value="0.850554" calcext:value-type="float">
            <text:p>0.850554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Levenshtein</text:p>
          </table:table-cell>
          <table:table-cell table:formula="of:=MEDIAN([.B4:.EU4])" office:value-type="float" office:value="0.252317" calcext:value-type="float">
            <text:p>0.252317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Dice</text:p>
          </table:table-cell>
          <table:table-cell table:formula="of:=MEDIAN([.B5:.EU5])" office:value-type="float" office:value="0.6110705" calcext:value-type="float">
            <text:p>0.6110705</text:p>
          </table:table-cell>
          <table:table-cell table:number-columns-repeated="149"/>
        </table:table-row>
      </table:table>
      <table:table table:name="firefoxy" table:style-name="ta1">
        <table:table-column table:style-name="co1" table:number-columns-repeated="151" table:default-cell-style-name="Default"/>
        <table:table-row table:style-name="ro1">
          <table:table-cell office:value-type="string" calcext:value-type="string">
            <text:p>Rabin-Karp</text:p>
          </table:table-cell>
          <table:table-cell office:value-type="float" office:value="0.195863" calcext:value-type="float">
            <text:p>0.195863</text:p>
          </table:table-cell>
          <table:table-cell office:value-type="float" office:value="0.182659" calcext:value-type="float">
            <text:p>0.182659</text:p>
          </table:table-cell>
          <table:table-cell office:value-type="float" office:value="0.240879" calcext:value-type="float">
            <text:p>0.240879</text:p>
          </table:table-cell>
          <table:table-cell office:value-type="float" office:value="0.185218" calcext:value-type="float">
            <text:p>0.185218</text:p>
          </table:table-cell>
          <table:table-cell office:value-type="float" office:value="0.214703" calcext:value-type="float">
            <text:p>0.214703</text:p>
          </table:table-cell>
          <table:table-cell office:value-type="float" office:value="0.19211" calcext:value-type="float">
            <text:p>0.19211</text:p>
          </table:table-cell>
          <table:table-cell office:value-type="float" office:value="0.169823" calcext:value-type="float">
            <text:p>0.169823</text:p>
          </table:table-cell>
          <table:table-cell office:value-type="float" office:value="0.183522" calcext:value-type="float">
            <text:p>0.183522</text:p>
          </table:table-cell>
          <table:table-cell office:value-type="float" office:value="0.184089" calcext:value-type="float">
            <text:p>0.184089</text:p>
          </table:table-cell>
          <table:table-cell office:value-type="float" office:value="0.281073" calcext:value-type="float">
            <text:p>0.281073</text:p>
          </table:table-cell>
          <table:table-cell office:value-type="float" office:value="0.215786" calcext:value-type="float">
            <text:p>0.215786</text:p>
          </table:table-cell>
          <table:table-cell office:value-type="float" office:value="0.189634" calcext:value-type="float">
            <text:p>0.189634</text:p>
          </table:table-cell>
          <table:table-cell office:value-type="float" office:value="0.186289" calcext:value-type="float">
            <text:p>0.186289</text:p>
          </table:table-cell>
          <table:table-cell office:value-type="float" office:value="0.178144" calcext:value-type="float">
            <text:p>0.178144</text:p>
          </table:table-cell>
          <table:table-cell office:value-type="float" office:value="0.192141" calcext:value-type="float">
            <text:p>0.192141</text:p>
          </table:table-cell>
          <table:table-cell office:value-type="float" office:value="0.29581" calcext:value-type="float">
            <text:p>0.29581</text:p>
          </table:table-cell>
          <table:table-cell office:value-type="float" office:value="0.26532" calcext:value-type="float">
            <text:p>0.26532</text:p>
          </table:table-cell>
          <table:table-cell office:value-type="float" office:value="0.181319" calcext:value-type="float">
            <text:p>0.181319</text:p>
          </table:table-cell>
          <table:table-cell office:value-type="float" office:value="0.172361" calcext:value-type="float">
            <text:p>0.172361</text:p>
          </table:table-cell>
          <table:table-cell office:value-type="float" office:value="0.190531" calcext:value-type="float">
            <text:p>0.190531</text:p>
          </table:table-cell>
          <table:table-cell office:value-type="float" office:value="0.343832" calcext:value-type="float">
            <text:p>0.343832</text:p>
          </table:table-cell>
          <table:table-cell office:value-type="float" office:value="0.209369" calcext:value-type="float">
            <text:p>0.209369</text:p>
          </table:table-cell>
          <table:table-cell office:value-type="float" office:value="0.225349" calcext:value-type="float">
            <text:p>0.225349</text:p>
          </table:table-cell>
          <table:table-cell office:value-type="float" office:value="0.258188" calcext:value-type="float">
            <text:p>0.258188</text:p>
          </table:table-cell>
          <table:table-cell office:value-type="float" office:value="0.232038" calcext:value-type="float">
            <text:p>0.232038</text:p>
          </table:table-cell>
          <table:table-cell office:value-type="float" office:value="0.194979" calcext:value-type="float">
            <text:p>0.194979</text:p>
          </table:table-cell>
          <table:table-cell office:value-type="float" office:value="0.328517" calcext:value-type="float">
            <text:p>0.328517</text:p>
          </table:table-cell>
          <table:table-cell office:value-type="float" office:value="0.242002" calcext:value-type="float">
            <text:p>0.242002</text:p>
          </table:table-cell>
          <table:table-cell office:value-type="float" office:value="0.281158" calcext:value-type="float">
            <text:p>0.281158</text:p>
          </table:table-cell>
          <table:table-cell office:value-type="float" office:value="0.234338" calcext:value-type="float">
            <text:p>0.234338</text:p>
          </table:table-cell>
          <table:table-cell office:value-type="float" office:value="0.250933" calcext:value-type="float">
            <text:p>0.250933</text:p>
          </table:table-cell>
          <table:table-cell office:value-type="float" office:value="0.24994" calcext:value-type="float">
            <text:p>0.24994</text:p>
          </table:table-cell>
          <table:table-cell office:value-type="float" office:value="0.289565" calcext:value-type="float">
            <text:p>0.289565</text:p>
          </table:table-cell>
          <table:table-cell office:value-type="float" office:value="0.279244" calcext:value-type="float">
            <text:p>0.279244</text:p>
          </table:table-cell>
          <table:table-cell office:value-type="float" office:value="0.279246" calcext:value-type="float">
            <text:p>0.279246</text:p>
          </table:table-cell>
          <table:table-cell office:value-type="float" office:value="0.189962" calcext:value-type="float">
            <text:p>0.189962</text:p>
          </table:table-cell>
          <table:table-cell office:value-type="float" office:value="0.179414" calcext:value-type="float">
            <text:p>0.179414</text:p>
          </table:table-cell>
          <table:table-cell office:value-type="float" office:value="0.190693" calcext:value-type="float">
            <text:p>0.190693</text:p>
          </table:table-cell>
          <table:table-cell office:value-type="float" office:value="0.244459" calcext:value-type="float">
            <text:p>0.244459</text:p>
          </table:table-cell>
          <table:table-cell office:value-type="float" office:value="0.194385" calcext:value-type="float">
            <text:p>0.194385</text:p>
          </table:table-cell>
          <table:table-cell office:value-type="float" office:value="0.193575" calcext:value-type="float">
            <text:p>0.193575</text:p>
          </table:table-cell>
          <table:table-cell office:value-type="float" office:value="0.182587" calcext:value-type="float">
            <text:p>0.182587</text:p>
          </table:table-cell>
          <table:table-cell office:value-type="float" office:value="0.194947" calcext:value-type="float">
            <text:p>0.194947</text:p>
          </table:table-cell>
          <table:table-cell office:value-type="float" office:value="0.361722" calcext:value-type="float">
            <text:p>0.361722</text:p>
          </table:table-cell>
          <table:table-cell office:value-type="float" office:value="0.192757" calcext:value-type="float">
            <text:p>0.192757</text:p>
          </table:table-cell>
          <table:table-cell office:value-type="float" office:value="0.192801" calcext:value-type="float">
            <text:p>0.192801</text:p>
          </table:table-cell>
          <table:table-cell office:value-type="float" office:value="0.194226" calcext:value-type="float">
            <text:p>0.194226</text:p>
          </table:table-cell>
          <table:table-cell office:value-type="float" office:value="0.241747" calcext:value-type="float">
            <text:p>0.241747</text:p>
          </table:table-cell>
          <table:table-cell office:value-type="float" office:value="0.227732" calcext:value-type="float">
            <text:p>0.227732</text:p>
          </table:table-cell>
          <table:table-cell office:value-type="float" office:value="0.241196" calcext:value-type="float">
            <text:p>0.241196</text:p>
          </table:table-cell>
          <table:table-cell office:value-type="float" office:value="0.302827" calcext:value-type="float">
            <text:p>0.302827</text:p>
          </table:table-cell>
          <table:table-cell office:value-type="float" office:value="0.196865" calcext:value-type="float">
            <text:p>0.196865</text:p>
          </table:table-cell>
          <table:table-cell office:value-type="float" office:value="0.192165" calcext:value-type="float">
            <text:p>0.192165</text:p>
          </table:table-cell>
          <table:table-cell office:value-type="float" office:value="0.191472" calcext:value-type="float">
            <text:p>0.191472</text:p>
          </table:table-cell>
          <table:table-cell office:value-type="float" office:value="0.240976" calcext:value-type="float">
            <text:p>0.240976</text:p>
          </table:table-cell>
          <table:table-cell office:value-type="float" office:value="0.340257" calcext:value-type="float">
            <text:p>0.340257</text:p>
          </table:table-cell>
          <table:table-cell office:value-type="float" office:value="0.186844" calcext:value-type="float">
            <text:p>0.186844</text:p>
          </table:table-cell>
          <table:table-cell office:value-type="float" office:value="0.310703" calcext:value-type="float">
            <text:p>0.310703</text:p>
          </table:table-cell>
          <table:table-cell office:value-type="float" office:value="0.310248" calcext:value-type="float">
            <text:p>0.310248</text:p>
          </table:table-cell>
          <table:table-cell office:value-type="float" office:value="0.182347" calcext:value-type="float">
            <text:p>0.182347</text:p>
          </table:table-cell>
          <table:table-cell office:value-type="float" office:value="0.198956" calcext:value-type="float">
            <text:p>0.198956</text:p>
          </table:table-cell>
          <table:table-cell office:value-type="float" office:value="0.275557" calcext:value-type="float">
            <text:p>0.275557</text:p>
          </table:table-cell>
          <table:table-cell office:value-type="float" office:value="0.191735" calcext:value-type="float">
            <text:p>0.191735</text:p>
          </table:table-cell>
          <table:table-cell office:value-type="float" office:value="0.257145" calcext:value-type="float">
            <text:p>0.257145</text:p>
          </table:table-cell>
          <table:table-cell office:value-type="float" office:value="0.220948" calcext:value-type="float">
            <text:p>0.220948</text:p>
          </table:table-cell>
          <table:table-cell office:value-type="float" office:value="0.369624" calcext:value-type="float">
            <text:p>0.369624</text:p>
          </table:table-cell>
          <table:table-cell office:value-type="float" office:value="0.271223" calcext:value-type="float">
            <text:p>0.271223</text:p>
          </table:table-cell>
          <table:table-cell office:value-type="float" office:value="0.281347" calcext:value-type="float">
            <text:p>0.281347</text:p>
          </table:table-cell>
          <table:table-cell office:value-type="float" office:value="0.334285" calcext:value-type="float">
            <text:p>0.334285</text:p>
          </table:table-cell>
          <table:table-cell office:value-type="float" office:value="0.207173" calcext:value-type="float">
            <text:p>0.207173</text:p>
          </table:table-cell>
          <table:table-cell office:value-type="float" office:value="0.27579" calcext:value-type="float">
            <text:p>0.27579</text:p>
          </table:table-cell>
          <table:table-cell office:value-type="float" office:value="0.256313" calcext:value-type="float">
            <text:p>0.256313</text:p>
          </table:table-cell>
          <table:table-cell office:value-type="float" office:value="0.182959" calcext:value-type="float">
            <text:p>0.182959</text:p>
          </table:table-cell>
          <table:table-cell office:value-type="float" office:value="0.183835" calcext:value-type="float">
            <text:p>0.183835</text:p>
          </table:table-cell>
          <table:table-cell office:value-type="float" office:value="0.172557" calcext:value-type="float">
            <text:p>0.172557</text:p>
          </table:table-cell>
          <table:table-cell office:value-type="float" office:value="0.203834" calcext:value-type="float">
            <text:p>0.203834</text:p>
          </table:table-cell>
          <table:table-cell office:value-type="float" office:value="0.19963" calcext:value-type="float">
            <text:p>0.19963</text:p>
          </table:table-cell>
          <table:table-cell office:value-type="float" office:value="0.196618" calcext:value-type="float">
            <text:p>0.196618</text:p>
          </table:table-cell>
          <table:table-cell office:value-type="float" office:value="0.193085" calcext:value-type="float">
            <text:p>0.193085</text:p>
          </table:table-cell>
          <table:table-cell office:value-type="float" office:value="0.189698" calcext:value-type="float">
            <text:p>0.189698</text:p>
          </table:table-cell>
          <table:table-cell office:value-type="float" office:value="0.196935" calcext:value-type="float">
            <text:p>0.196935</text:p>
          </table:table-cell>
          <table:table-cell office:value-type="float" office:value="0.190641" calcext:value-type="float">
            <text:p>0.190641</text:p>
          </table:table-cell>
          <table:table-cell office:value-type="float" office:value="0.188483" calcext:value-type="float">
            <text:p>0.188483</text:p>
          </table:table-cell>
          <table:table-cell office:value-type="float" office:value="0.250408" calcext:value-type="float">
            <text:p>0.250408</text:p>
          </table:table-cell>
          <table:table-cell office:value-type="float" office:value="0.21944" calcext:value-type="float">
            <text:p>0.21944</text:p>
          </table:table-cell>
          <table:table-cell office:value-type="float" office:value="0.340859" calcext:value-type="float">
            <text:p>0.340859</text:p>
          </table:table-cell>
          <table:table-cell office:value-type="float" office:value="0.194825" calcext:value-type="float">
            <text:p>0.194825</text:p>
          </table:table-cell>
          <table:table-cell office:value-type="float" office:value="0.336875" calcext:value-type="float">
            <text:p>0.336875</text:p>
          </table:table-cell>
          <table:table-cell office:value-type="float" office:value="0.21798" calcext:value-type="float">
            <text:p>0.21798</text:p>
          </table:table-cell>
          <table:table-cell office:value-type="float" office:value="0.231299" calcext:value-type="float">
            <text:p>0.231299</text:p>
          </table:table-cell>
          <table:table-cell office:value-type="float" office:value="0.38788" calcext:value-type="float">
            <text:p>0.38788</text:p>
          </table:table-cell>
          <table:table-cell office:value-type="float" office:value="0.220387" calcext:value-type="float">
            <text:p>0.220387</text:p>
          </table:table-cell>
          <table:table-cell office:value-type="float" office:value="0.188471" calcext:value-type="float">
            <text:p>0.188471</text:p>
          </table:table-cell>
          <table:table-cell office:value-type="float" office:value="0.258899" calcext:value-type="float">
            <text:p>0.258899</text:p>
          </table:table-cell>
          <table:table-cell office:value-type="float" office:value="0.180497" calcext:value-type="float">
            <text:p>0.180497</text:p>
          </table:table-cell>
          <table:table-cell office:value-type="float" office:value="0.330518" calcext:value-type="float">
            <text:p>0.330518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255449" calcext:value-type="float">
            <text:p>0.255449</text:p>
          </table:table-cell>
          <table:table-cell office:value-type="float" office:value="0.311076" calcext:value-type="float">
            <text:p>0.311076</text:p>
          </table:table-cell>
          <table:table-cell office:value-type="float" office:value="0.174276" calcext:value-type="float">
            <text:p>0.174276</text:p>
          </table:table-cell>
          <table:table-cell office:value-type="float" office:value="0.217023" calcext:value-type="float">
            <text:p>0.217023</text:p>
          </table:table-cell>
          <table:table-cell office:value-type="float" office:value="0.312207" calcext:value-type="float">
            <text:p>0.312207</text:p>
          </table:table-cell>
          <table:table-cell office:value-type="float" office:value="0.378669" calcext:value-type="float">
            <text:p>0.378669</text:p>
          </table:table-cell>
          <table:table-cell office:value-type="float" office:value="0.183503" calcext:value-type="float">
            <text:p>0.183503</text:p>
          </table:table-cell>
          <table:table-cell office:value-type="float" office:value="0.184486" calcext:value-type="float">
            <text:p>0.184486</text:p>
          </table:table-cell>
          <table:table-cell office:value-type="float" office:value="0.318405" calcext:value-type="float">
            <text:p>0.318405</text:p>
          </table:table-cell>
          <table:table-cell office:value-type="float" office:value="0.173558" calcext:value-type="float">
            <text:p>0.173558</text:p>
          </table:table-cell>
          <table:table-cell office:value-type="float" office:value="0.252641" calcext:value-type="float">
            <text:p>0.252641</text:p>
          </table:table-cell>
          <table:table-cell office:value-type="float" office:value="0.188224" calcext:value-type="float">
            <text:p>0.188224</text:p>
          </table:table-cell>
          <table:table-cell office:value-type="float" office:value="0.193003" calcext:value-type="float">
            <text:p>0.193003</text:p>
          </table:table-cell>
          <table:table-cell office:value-type="float" office:value="0.301215" calcext:value-type="float">
            <text:p>0.301215</text:p>
          </table:table-cell>
          <table:table-cell office:value-type="float" office:value="0.183703" calcext:value-type="float">
            <text:p>0.183703</text:p>
          </table:table-cell>
          <table:table-cell office:value-type="float" office:value="0.20813" calcext:value-type="float">
            <text:p>0.20813</text:p>
          </table:table-cell>
          <table:table-cell office:value-type="float" office:value="0.20964" calcext:value-type="float">
            <text:p>0.20964</text:p>
          </table:table-cell>
          <table:table-cell office:value-type="float" office:value="0.202802" calcext:value-type="float">
            <text:p>0.202802</text:p>
          </table:table-cell>
          <table:table-cell office:value-type="float" office:value="0.186203" calcext:value-type="float">
            <text:p>0.186203</text:p>
          </table:table-cell>
          <table:table-cell office:value-type="float" office:value="0.200366" calcext:value-type="float">
            <text:p>0.200366</text:p>
          </table:table-cell>
          <table:table-cell office:value-type="float" office:value="0.258845" calcext:value-type="float">
            <text:p>0.258845</text:p>
          </table:table-cell>
          <table:table-cell office:value-type="float" office:value="0.193573" calcext:value-type="float">
            <text:p>0.193573</text:p>
          </table:table-cell>
          <table:table-cell office:value-type="float" office:value="0.22701" calcext:value-type="float">
            <text:p>0.22701</text:p>
          </table:table-cell>
          <table:table-cell office:value-type="float" office:value="0.284215" calcext:value-type="float">
            <text:p>0.284215</text:p>
          </table:table-cell>
          <table:table-cell office:value-type="float" office:value="0.223766" calcext:value-type="float">
            <text:p>0.223766</text:p>
          </table:table-cell>
          <table:table-cell office:value-type="float" office:value="0.290534" calcext:value-type="float">
            <text:p>0.290534</text:p>
          </table:table-cell>
          <table:table-cell office:value-type="float" office:value="0.294702" calcext:value-type="float">
            <text:p>0.294702</text:p>
          </table:table-cell>
          <table:table-cell office:value-type="float" office:value="0.254468" calcext:value-type="float">
            <text:p>0.254468</text:p>
          </table:table-cell>
          <table:table-cell office:value-type="float" office:value="0.197112" calcext:value-type="float">
            <text:p>0.197112</text:p>
          </table:table-cell>
          <table:table-cell office:value-type="float" office:value="0.205296" calcext:value-type="float">
            <text:p>0.205296</text:p>
          </table:table-cell>
          <table:table-cell office:value-type="float" office:value="0.173572" calcext:value-type="float">
            <text:p>0.173572</text:p>
          </table:table-cell>
          <table:table-cell office:value-type="float" office:value="0.344546" calcext:value-type="float">
            <text:p>0.344546</text:p>
          </table:table-cell>
          <table:table-cell office:value-type="float" office:value="0.326898" calcext:value-type="float">
            <text:p>0.326898</text:p>
          </table:table-cell>
          <table:table-cell office:value-type="float" office:value="0.248559" calcext:value-type="float">
            <text:p>0.248559</text:p>
          </table:table-cell>
          <table:table-cell office:value-type="float" office:value="0.274975" calcext:value-type="float">
            <text:p>0.274975</text:p>
          </table:table-cell>
          <table:table-cell office:value-type="float" office:value="0.242937" calcext:value-type="float">
            <text:p>0.242937</text:p>
          </table:table-cell>
          <table:table-cell office:value-type="float" office:value="0.206356" calcext:value-type="float">
            <text:p>0.206356</text:p>
          </table:table-cell>
          <table:table-cell office:value-type="float" office:value="0.200268" calcext:value-type="float">
            <text:p>0.200268</text:p>
          </table:table-cell>
          <table:table-cell office:value-type="float" office:value="0.196681" calcext:value-type="float">
            <text:p>0.196681</text:p>
          </table:table-cell>
          <table:table-cell office:value-type="float" office:value="0.213998" calcext:value-type="float">
            <text:p>0.213998</text:p>
          </table:table-cell>
          <table:table-cell office:value-type="float" office:value="0.264087" calcext:value-type="float">
            <text:p>0.264087</text:p>
          </table:table-cell>
          <table:table-cell office:value-type="float" office:value="0.197425" calcext:value-type="float">
            <text:p>0.197425</text:p>
          </table:table-cell>
          <table:table-cell office:value-type="float" office:value="0.267777" calcext:value-type="float">
            <text:p>0.267777</text:p>
          </table:table-cell>
          <table:table-cell office:value-type="float" office:value="0.183834" calcext:value-type="float">
            <text:p>0.183834</text:p>
          </table:table-cell>
          <table:table-cell office:value-type="float" office:value="0.281674" calcext:value-type="float">
            <text:p>0.281674</text:p>
          </table:table-cell>
          <table:table-cell office:value-type="float" office:value="0.249379" calcext:value-type="float">
            <text:p>0.249379</text:p>
          </table:table-cell>
          <table:table-cell office:value-type="float" office:value="0.318259" calcext:value-type="float">
            <text:p>0.318259</text:p>
          </table:table-cell>
          <table:table-cell office:value-type="float" office:value="0.278029" calcext:value-type="float">
            <text:p>0.278029</text:p>
          </table:table-cell>
          <table:table-cell office:value-type="float" office:value="0.254829" calcext:value-type="float">
            <text:p>0.254829</text:p>
          </table:table-cell>
          <table:table-cell office:value-type="float" office:value="0.18802" calcext:value-type="float">
            <text:p>0.18802</text:p>
          </table:table-cell>
          <table:table-cell office:value-type="float" office:value="0.216983" calcext:value-type="float">
            <text:p>0.216983</text:p>
          </table:table-cell>
          <table:table-cell office:value-type="float" office:value="0.183627" calcext:value-type="float">
            <text:p>0.183627</text:p>
          </table:table-cell>
          <table:table-cell office:value-type="float" office:value="0.221699" calcext:value-type="float">
            <text:p>0.221699</text:p>
          </table:table-cell>
        </table:table-row>
        <table:table-row table:style-name="ro1">
          <table:table-cell office:value-type="string" calcext:value-type="string">
            <text:p>KMP</text:p>
          </table:table-cell>
          <table:table-cell office:value-type="float" office:value="0.179532" calcext:value-type="float">
            <text:p>0.179532</text:p>
          </table:table-cell>
          <table:table-cell office:value-type="float" office:value="0.165968" calcext:value-type="float">
            <text:p>0.165968</text:p>
          </table:table-cell>
          <table:table-cell office:value-type="float" office:value="0.214643" calcext:value-type="float">
            <text:p>0.214643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293121" calcext:value-type="float">
            <text:p>0.293121</text:p>
          </table:table-cell>
          <table:table-cell office:value-type="float" office:value="0.213723" calcext:value-type="float">
            <text:p>0.213723</text:p>
          </table:table-cell>
          <table:table-cell office:value-type="float" office:value="0.168918" calcext:value-type="float">
            <text:p>0.168918</text:p>
          </table:table-cell>
          <table:table-cell office:value-type="float" office:value="0.277369" calcext:value-type="float">
            <text:p>0.277369</text:p>
          </table:table-cell>
          <table:table-cell office:value-type="float" office:value="0.179366" calcext:value-type="float">
            <text:p>0.179366</text:p>
          </table:table-cell>
          <table:table-cell office:value-type="float" office:value="0.199227" calcext:value-type="float">
            <text:p>0.199227</text:p>
          </table:table-cell>
          <table:table-cell office:value-type="float" office:value="0.182432" calcext:value-type="float">
            <text:p>0.182432</text:p>
          </table:table-cell>
          <table:table-cell office:value-type="float" office:value="0.186898" calcext:value-type="float">
            <text:p>0.186898</text:p>
          </table:table-cell>
          <table:table-cell office:value-type="float" office:value="0.287412" calcext:value-type="float">
            <text:p>0.287412</text:p>
          </table:table-cell>
          <table:table-cell office:value-type="float" office:value="0.202774" calcext:value-type="float">
            <text:p>0.202774</text:p>
          </table:table-cell>
          <table:table-cell office:value-type="float" office:value="0.192819" calcext:value-type="float">
            <text:p>0.192819</text:p>
          </table:table-cell>
          <table:table-cell office:value-type="float" office:value="0.203922" calcext:value-type="float">
            <text:p>0.203922</text:p>
          </table:table-cell>
          <table:table-cell office:value-type="float" office:value="0.269427" calcext:value-type="float">
            <text:p>0.269427</text:p>
          </table:table-cell>
          <table:table-cell office:value-type="float" office:value="0.207138" calcext:value-type="float">
            <text:p>0.207138</text:p>
          </table:table-cell>
          <table:table-cell office:value-type="float" office:value="0.281134" calcext:value-type="float">
            <text:p>0.281134</text:p>
          </table:table-cell>
          <table:table-cell office:value-type="float" office:value="0.324617" calcext:value-type="float">
            <text:p>0.324617</text:p>
          </table:table-cell>
          <table:table-cell office:value-type="float" office:value="0.195005" calcext:value-type="float">
            <text:p>0.195005</text:p>
          </table:table-cell>
          <table:table-cell office:value-type="float" office:value="0.210594" calcext:value-type="float">
            <text:p>0.210594</text:p>
          </table:table-cell>
          <table:table-cell office:value-type="float" office:value="0.316963" calcext:value-type="float">
            <text:p>0.316963</text:p>
          </table:table-cell>
          <table:table-cell office:value-type="float" office:value="0.38766" calcext:value-type="float">
            <text:p>0.38766</text:p>
          </table:table-cell>
          <table:table-cell office:value-type="float" office:value="0.221557" calcext:value-type="float">
            <text:p>0.221557</text:p>
          </table:table-cell>
          <table:table-cell office:value-type="float" office:value="0.242388" calcext:value-type="float">
            <text:p>0.242388</text:p>
          </table:table-cell>
          <table:table-cell office:value-type="float" office:value="0.266202" calcext:value-type="float">
            <text:p>0.266202</text:p>
          </table:table-cell>
          <table:table-cell office:value-type="float" office:value="0.356873" calcext:value-type="float">
            <text:p>0.356873</text:p>
          </table:table-cell>
          <table:table-cell office:value-type="float" office:value="0.210073" calcext:value-type="float">
            <text:p>0.210073</text:p>
          </table:table-cell>
          <table:table-cell office:value-type="float" office:value="0.260226" calcext:value-type="float">
            <text:p>0.260226</text:p>
          </table:table-cell>
          <table:table-cell office:value-type="float" office:value="0.290395" calcext:value-type="float">
            <text:p>0.290395</text:p>
          </table:table-cell>
          <table:table-cell office:value-type="float" office:value="0.254505" calcext:value-type="float">
            <text:p>0.254505</text:p>
          </table:table-cell>
          <table:table-cell office:value-type="float" office:value="0.291029" calcext:value-type="float">
            <text:p>0.291029</text:p>
          </table:table-cell>
          <table:table-cell office:value-type="float" office:value="0.322589" calcext:value-type="float">
            <text:p>0.322589</text:p>
          </table:table-cell>
          <table:table-cell office:value-type="float" office:value="0.200801" calcext:value-type="float">
            <text:p>0.200801</text:p>
          </table:table-cell>
          <table:table-cell office:value-type="float" office:value="0.289182" calcext:value-type="float">
            <text:p>0.289182</text:p>
          </table:table-cell>
          <table:table-cell office:value-type="float" office:value="0.216618" calcext:value-type="float">
            <text:p>0.216618</text:p>
          </table:table-cell>
          <table:table-cell office:value-type="float" office:value="0.26997" calcext:value-type="float">
            <text:p>0.26997</text:p>
          </table:table-cell>
          <table:table-cell office:value-type="float" office:value="0.220346" calcext:value-type="float">
            <text:p>0.220346</text:p>
          </table:table-cell>
          <table:table-cell office:value-type="float" office:value="0.247463" calcext:value-type="float">
            <text:p>0.247463</text:p>
          </table:table-cell>
          <table:table-cell office:value-type="float" office:value="0.224202" calcext:value-type="float">
            <text:p>0.224202</text:p>
          </table:table-cell>
          <table:table-cell office:value-type="float" office:value="0.251732" calcext:value-type="float">
            <text:p>0.251732</text:p>
          </table:table-cell>
          <table:table-cell office:value-type="float" office:value="0.202574" calcext:value-type="float">
            <text:p>0.202574</text:p>
          </table:table-cell>
          <table:table-cell office:value-type="float" office:value="0.200857" calcext:value-type="float">
            <text:p>0.200857</text:p>
          </table:table-cell>
          <table:table-cell office:value-type="float" office:value="0.230635" calcext:value-type="float">
            <text:p>0.230635</text:p>
          </table:table-cell>
          <table:table-cell office:value-type="float" office:value="0.218544" calcext:value-type="float">
            <text:p>0.218544</text:p>
          </table:table-cell>
          <table:table-cell office:value-type="float" office:value="0.211233" calcext:value-type="float">
            <text:p>0.211233</text:p>
          </table:table-cell>
          <table:table-cell office:value-type="float" office:value="0.351067" calcext:value-type="float">
            <text:p>0.351067</text:p>
          </table:table-cell>
          <table:table-cell office:value-type="float" office:value="0.191671" calcext:value-type="float">
            <text:p>0.191671</text:p>
          </table:table-cell>
          <table:table-cell office:value-type="float" office:value="0.326835" calcext:value-type="float">
            <text:p>0.326835</text:p>
          </table:table-cell>
          <table:table-cell office:value-type="float" office:value="0.203955" calcext:value-type="float">
            <text:p>0.203955</text:p>
          </table:table-cell>
          <table:table-cell office:value-type="float" office:value="0.33554" calcext:value-type="float">
            <text:p>0.33554</text:p>
          </table:table-cell>
          <table:table-cell office:value-type="float" office:value="0.25937" calcext:value-type="float">
            <text:p>0.25937</text:p>
          </table:table-cell>
          <table:table-cell office:value-type="float" office:value="0.206335" calcext:value-type="float">
            <text:p>0.206335</text:p>
          </table:table-cell>
          <table:table-cell office:value-type="float" office:value="0.251263" calcext:value-type="float">
            <text:p>0.251263</text:p>
          </table:table-cell>
          <table:table-cell office:value-type="float" office:value="0.191373" calcext:value-type="float">
            <text:p>0.191373</text:p>
          </table:table-cell>
          <table:table-cell office:value-type="float" office:value="0.193388" calcext:value-type="float">
            <text:p>0.193388</text:p>
          </table:table-cell>
          <table:table-cell office:value-type="float" office:value="0.203902" calcext:value-type="float">
            <text:p>0.203902</text:p>
          </table:table-cell>
          <table:table-cell office:value-type="float" office:value="0.210634" calcext:value-type="float">
            <text:p>0.210634</text:p>
          </table:table-cell>
          <table:table-cell office:value-type="float" office:value="0.350909" calcext:value-type="float">
            <text:p>0.350909</text:p>
          </table:table-cell>
          <table:table-cell office:value-type="float" office:value="0.202398" calcext:value-type="float">
            <text:p>0.202398</text:p>
          </table:table-cell>
          <table:table-cell office:value-type="float" office:value="0.215105" calcext:value-type="float">
            <text:p>0.215105</text:p>
          </table:table-cell>
          <table:table-cell office:value-type="float" office:value="0.19164" calcext:value-type="float">
            <text:p>0.19164</text:p>
          </table:table-cell>
          <table:table-cell office:value-type="float" office:value="0.191351" calcext:value-type="float">
            <text:p>0.191351</text:p>
          </table:table-cell>
          <table:table-cell office:value-type="float" office:value="0.289501" calcext:value-type="float">
            <text:p>0.289501</text:p>
          </table:table-cell>
          <table:table-cell office:value-type="float" office:value="0.278978" calcext:value-type="float">
            <text:p>0.278978</text:p>
          </table:table-cell>
          <table:table-cell office:value-type="float" office:value="0.223608" calcext:value-type="float">
            <text:p>0.223608</text:p>
          </table:table-cell>
          <table:table-cell office:value-type="float" office:value="0.268523" calcext:value-type="float">
            <text:p>0.268523</text:p>
          </table:table-cell>
          <table:table-cell office:value-type="float" office:value="0.252612" calcext:value-type="float">
            <text:p>0.252612</text:p>
          </table:table-cell>
          <table:table-cell office:value-type="float" office:value="0.298954" calcext:value-type="float">
            <text:p>0.298954</text:p>
          </table:table-cell>
          <table:table-cell office:value-type="float" office:value="0.315522" calcext:value-type="float">
            <text:p>0.315522</text:p>
          </table:table-cell>
          <table:table-cell office:value-type="float" office:value="0.210197" calcext:value-type="float">
            <text:p>0.210197</text:p>
          </table:table-cell>
          <table:table-cell office:value-type="float" office:value="0.286829" calcext:value-type="float">
            <text:p>0.286829</text:p>
          </table:table-cell>
          <table:table-cell office:value-type="float" office:value="0.260072" calcext:value-type="float">
            <text:p>0.260072</text:p>
          </table:table-cell>
          <table:table-cell office:value-type="float" office:value="0.202199" calcext:value-type="float">
            <text:p>0.202199</text:p>
          </table:table-cell>
          <table:table-cell office:value-type="float" office:value="0.205397" calcext:value-type="float">
            <text:p>0.205397</text:p>
          </table:table-cell>
          <table:table-cell office:value-type="float" office:value="0.199676" calcext:value-type="float">
            <text:p>0.199676</text:p>
          </table:table-cell>
          <table:table-cell office:value-type="float" office:value="0.217437" calcext:value-type="float">
            <text:p>0.217437</text:p>
          </table:table-cell>
          <table:table-cell office:value-type="float" office:value="0.240706" calcext:value-type="float">
            <text:p>0.240706</text:p>
          </table:table-cell>
          <table:table-cell office:value-type="float" office:value="0.22358" calcext:value-type="float">
            <text:p>0.22358</text:p>
          </table:table-cell>
          <table:table-cell office:value-type="float" office:value="0.207742" calcext:value-type="float">
            <text:p>0.207742</text:p>
          </table:table-cell>
          <table:table-cell office:value-type="float" office:value="0.25058" calcext:value-type="float">
            <text:p>0.25058</text:p>
          </table:table-cell>
          <table:table-cell office:value-type="float" office:value="0.205743" calcext:value-type="float">
            <text:p>0.205743</text:p>
          </table:table-cell>
          <table:table-cell office:value-type="float" office:value="0.212833" calcext:value-type="float">
            <text:p>0.212833</text:p>
          </table:table-cell>
          <table:table-cell office:value-type="float" office:value="0.334935" calcext:value-type="float">
            <text:p>0.334935</text:p>
          </table:table-cell>
          <table:table-cell office:value-type="float" office:value="0.319409" calcext:value-type="float">
            <text:p>0.319409</text:p>
          </table:table-cell>
          <table:table-cell office:value-type="float" office:value="0.356646" calcext:value-type="float">
            <text:p>0.356646</text:p>
          </table:table-cell>
          <table:table-cell office:value-type="float" office:value="0.306761" calcext:value-type="float">
            <text:p>0.306761</text:p>
          </table:table-cell>
          <table:table-cell office:value-type="float" office:value="0.326679" calcext:value-type="float">
            <text:p>0.326679</text:p>
          </table:table-cell>
          <table:table-cell office:value-type="float" office:value="0.208744" calcext:value-type="float">
            <text:p>0.208744</text:p>
          </table:table-cell>
          <table:table-cell office:value-type="float" office:value="0.248465" calcext:value-type="float">
            <text:p>0.248465</text:p>
          </table:table-cell>
          <table:table-cell office:value-type="float" office:value="0.209599" calcext:value-type="float">
            <text:p>0.209599</text:p>
          </table:table-cell>
          <table:table-cell office:value-type="float" office:value="0.230754" calcext:value-type="float">
            <text:p>0.230754</text:p>
          </table:table-cell>
          <table:table-cell office:value-type="float" office:value="0.210247" calcext:value-type="float">
            <text:p>0.210247</text:p>
          </table:table-cell>
          <table:table-cell office:value-type="float" office:value="0.278158" calcext:value-type="float">
            <text:p>0.278158</text:p>
          </table:table-cell>
          <table:table-cell office:value-type="float" office:value="0.339158" calcext:value-type="float">
            <text:p>0.339158</text:p>
          </table:table-cell>
          <table:table-cell office:value-type="float" office:value="0.207657" calcext:value-type="float">
            <text:p>0.207657</text:p>
          </table:table-cell>
          <table:table-cell office:value-type="float" office:value="0.206253" calcext:value-type="float">
            <text:p>0.206253</text:p>
          </table:table-cell>
          <table:table-cell office:value-type="float" office:value="0.20374" calcext:value-type="float">
            <text:p>0.20374</text:p>
          </table:table-cell>
          <table:table-cell office:value-type="float" office:value="0.250054" calcext:value-type="float">
            <text:p>0.250054</text:p>
          </table:table-cell>
          <table:table-cell office:value-type="float" office:value="0.278256" calcext:value-type="float">
            <text:p>0.278256</text:p>
          </table:table-cell>
          <table:table-cell office:value-type="float" office:value="0.28152" calcext:value-type="float">
            <text:p>0.28152</text:p>
          </table:table-cell>
          <table:table-cell office:value-type="float" office:value="0.334309" calcext:value-type="float">
            <text:p>0.334309</text:p>
          </table:table-cell>
          <table:table-cell office:value-type="float" office:value="0.228601" calcext:value-type="float">
            <text:p>0.228601</text:p>
          </table:table-cell>
          <table:table-cell office:value-type="float" office:value="0.229895" calcext:value-type="float">
            <text:p>0.229895</text:p>
          </table:table-cell>
          <table:table-cell office:value-type="float" office:value="0.207248" calcext:value-type="float">
            <text:p>0.207248</text:p>
          </table:table-cell>
          <table:table-cell office:value-type="float" office:value="0.300484" calcext:value-type="float">
            <text:p>0.300484</text:p>
          </table:table-cell>
          <table:table-cell office:value-type="float" office:value="0.200031" calcext:value-type="float">
            <text:p>0.200031</text:p>
          </table:table-cell>
          <table:table-cell office:value-type="float" office:value="0.201015" calcext:value-type="float">
            <text:p>0.201015</text:p>
          </table:table-cell>
          <table:table-cell office:value-type="float" office:value="0.19206" calcext:value-type="float">
            <text:p>0.19206</text:p>
          </table:table-cell>
          <table:table-cell office:value-type="float" office:value="0.25059" calcext:value-type="float">
            <text:p>0.25059</text:p>
          </table:table-cell>
          <table:table-cell office:value-type="float" office:value="0.283813" calcext:value-type="float">
            <text:p>0.283813</text:p>
          </table:table-cell>
          <table:table-cell office:value-type="float" office:value="0.29335" calcext:value-type="float">
            <text:p>0.29335</text:p>
          </table:table-cell>
          <table:table-cell office:value-type="float" office:value="0.202567" calcext:value-type="float">
            <text:p>0.202567</text:p>
          </table:table-cell>
          <table:table-cell office:value-type="float" office:value="0.291326" calcext:value-type="float">
            <text:p>0.291326</text:p>
          </table:table-cell>
          <table:table-cell office:value-type="float" office:value="0.194653" calcext:value-type="float">
            <text:p>0.194653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403176" calcext:value-type="float">
            <text:p>0.403176</text:p>
          </table:table-cell>
          <table:table-cell office:value-type="float" office:value="0.44188" calcext:value-type="float">
            <text:p>0.44188</text:p>
          </table:table-cell>
          <table:table-cell office:value-type="float" office:value="0.238812" calcext:value-type="float">
            <text:p>0.238812</text:p>
          </table:table-cell>
          <table:table-cell office:value-type="float" office:value="0.191869" calcext:value-type="float">
            <text:p>0.191869</text:p>
          </table:table-cell>
          <table:table-cell office:value-type="float" office:value="0.371416" calcext:value-type="float">
            <text:p>0.371416</text:p>
          </table:table-cell>
          <table:table-cell office:value-type="float" office:value="0.329716" calcext:value-type="float">
            <text:p>0.329716</text:p>
          </table:table-cell>
          <table:table-cell office:value-type="float" office:value="0.233867" calcext:value-type="float">
            <text:p>0.233867</text:p>
          </table:table-cell>
          <table:table-cell office:value-type="float" office:value="0.226925" calcext:value-type="float">
            <text:p>0.226925</text:p>
          </table:table-cell>
          <table:table-cell office:value-type="float" office:value="0.31415" calcext:value-type="float">
            <text:p>0.31415</text:p>
          </table:table-cell>
          <table:table-cell office:value-type="float" office:value="0.282348" calcext:value-type="float">
            <text:p>0.282348</text:p>
          </table:table-cell>
          <table:table-cell office:value-type="float" office:value="0.30273" calcext:value-type="float">
            <text:p>0.30273</text:p>
          </table:table-cell>
          <table:table-cell office:value-type="float" office:value="0.230353" calcext:value-type="float">
            <text:p>0.230353</text:p>
          </table:table-cell>
          <table:table-cell office:value-type="float" office:value="0.287617" calcext:value-type="float">
            <text:p>0.287617</text:p>
          </table:table-cell>
          <table:table-cell office:value-type="float" office:value="0.304242" calcext:value-type="float">
            <text:p>0.304242</text:p>
          </table:table-cell>
          <table:table-cell office:value-type="float" office:value="0.231971" calcext:value-type="float">
            <text:p>0.231971</text:p>
          </table:table-cell>
          <table:table-cell office:value-type="float" office:value="0.217751" calcext:value-type="float">
            <text:p>0.217751</text:p>
          </table:table-cell>
          <table:table-cell office:value-type="float" office:value="0.259115" calcext:value-type="float">
            <text:p>0.259115</text:p>
          </table:table-cell>
          <table:table-cell office:value-type="float" office:value="0.210193" calcext:value-type="float">
            <text:p>0.210193</text:p>
          </table:table-cell>
          <table:table-cell office:value-type="float" office:value="0.20815" calcext:value-type="float">
            <text:p>0.20815</text:p>
          </table:table-cell>
          <table:table-cell office:value-type="float" office:value="0.289835" calcext:value-type="float">
            <text:p>0.289835</text:p>
          </table:table-cell>
          <table:table-cell office:value-type="float" office:value="0.203346" calcext:value-type="float">
            <text:p>0.203346</text:p>
          </table:table-cell>
          <table:table-cell office:value-type="float" office:value="0.204466" calcext:value-type="float">
            <text:p>0.204466</text:p>
          </table:table-cell>
          <table:table-cell office:value-type="float" office:value="0.261813" calcext:value-type="float">
            <text:p>0.261813</text:p>
          </table:table-cell>
          <table:table-cell office:value-type="float" office:value="0.241539" calcext:value-type="float">
            <text:p>0.241539</text:p>
          </table:table-cell>
          <table:table-cell office:value-type="float" office:value="0.207717" calcext:value-type="float">
            <text:p>0.207717</text:p>
          </table:table-cell>
          <table:table-cell office:value-type="float" office:value="0.300092" calcext:value-type="float">
            <text:p>0.300092</text:p>
          </table:table-cell>
          <table:table-cell office:value-type="float" office:value="0.246415" calcext:value-type="float">
            <text:p>0.246415</text:p>
          </table:table-cell>
          <table:table-cell office:value-type="float" office:value="0.297434" calcext:value-type="float">
            <text:p>0.297434</text:p>
          </table:table-cell>
          <table:table-cell office:value-type="float" office:value="0.242613" calcext:value-type="float">
            <text:p>0.242613</text:p>
          </table:table-cell>
          <table:table-cell office:value-type="float" office:value="0.232895" calcext:value-type="float">
            <text:p>0.232895</text:p>
          </table:table-cell>
          <table:table-cell office:value-type="float" office:value="0.220791" calcext:value-type="float">
            <text:p>0.220791</text:p>
          </table:table-cell>
          <table:table-cell office:value-type="float" office:value="0.202745" calcext:value-type="float">
            <text:p>0.202745</text:p>
          </table:table-cell>
          <table:table-cell office:value-type="float" office:value="0.107935" calcext:value-type="float">
            <text:p>0.107935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635216" calcext:value-type="float">
            <text:p>0.635216</text:p>
          </table:table-cell>
          <table:table-cell office:value-type="float" office:value="0.935216" calcext:value-type="float">
            <text:p>0.935216</text:p>
          </table:table-cell>
          <table:table-cell office:value-type="float" office:value="0.797249" calcext:value-type="float">
            <text:p>0.797249</text:p>
          </table:table-cell>
          <table:table-cell office:value-type="float" office:value="0.763931" calcext:value-type="float">
            <text:p>0.763931</text:p>
          </table:table-cell>
          <table:table-cell office:value-type="float" office:value="0.885072" calcext:value-type="float">
            <text:p>0.885072</text:p>
          </table:table-cell>
          <table:table-cell office:value-type="float" office:value="0.966673" calcext:value-type="float">
            <text:p>0.966673</text:p>
          </table:table-cell>
          <table:table-cell office:value-type="float" office:value="0.832989" calcext:value-type="float">
            <text:p>0.832989</text:p>
          </table:table-cell>
          <table:table-cell office:value-type="float" office:value="0.665566" calcext:value-type="float">
            <text:p>0.665566</text:p>
          </table:table-cell>
          <table:table-cell office:value-type="float" office:value="0.755076" calcext:value-type="float">
            <text:p>0.755076</text:p>
          </table:table-cell>
          <table:table-cell office:value-type="float" office:value="0.92652" calcext:value-type="float">
            <text:p>0.92652</text:p>
          </table:table-cell>
          <table:table-cell office:value-type="float" office:value="0.758584" calcext:value-type="float">
            <text:p>0.758584</text:p>
          </table:table-cell>
          <table:table-cell office:value-type="float" office:value="0.951596" calcext:value-type="float">
            <text:p>0.951596</text:p>
          </table:table-cell>
          <table:table-cell office:value-type="float" office:value="0.690312" calcext:value-type="float">
            <text:p>0.690312</text:p>
          </table:table-cell>
          <table:table-cell office:value-type="float" office:value="0.741274" calcext:value-type="float">
            <text:p>0.741274</text:p>
          </table:table-cell>
          <table:table-cell office:value-type="float" office:value="0.782891" calcext:value-type="float">
            <text:p>0.782891</text:p>
          </table:table-cell>
          <table:table-cell office:value-type="float" office:value="0.879577" calcext:value-type="float">
            <text:p>0.879577</text:p>
          </table:table-cell>
          <table:table-cell office:value-type="float" office:value="0.644226" calcext:value-type="float">
            <text:p>0.644226</text:p>
          </table:table-cell>
          <table:table-cell office:value-type="float" office:value="0.717097" calcext:value-type="float">
            <text:p>0.717097</text:p>
          </table:table-cell>
          <table:table-cell office:value-type="float" office:value="0.877102" calcext:value-type="float">
            <text:p>0.877102</text:p>
          </table:table-cell>
          <table:table-cell office:value-type="float" office:value="0.846897" calcext:value-type="float">
            <text:p>0.846897</text:p>
          </table:table-cell>
          <table:table-cell office:value-type="float" office:value="0.906229" calcext:value-type="float">
            <text:p>0.906229</text:p>
          </table:table-cell>
          <table:table-cell office:value-type="float" office:value="0.801442" calcext:value-type="float">
            <text:p>0.801442</text:p>
          </table:table-cell>
          <table:table-cell office:value-type="float" office:value="0.630149" calcext:value-type="float">
            <text:p>0.630149</text:p>
          </table:table-cell>
          <table:table-cell office:value-type="float" office:value="0.75327" calcext:value-type="float">
            <text:p>0.75327</text:p>
          </table:table-cell>
          <table:table-cell office:value-type="float" office:value="0.818942" calcext:value-type="float">
            <text:p>0.818942</text:p>
          </table:table-cell>
          <table:table-cell office:value-type="float" office:value="0.775017" calcext:value-type="float">
            <text:p>0.775017</text:p>
          </table:table-cell>
          <table:table-cell office:value-type="float" office:value="0.649164" calcext:value-type="float">
            <text:p>0.649164</text:p>
          </table:table-cell>
          <table:table-cell office:value-type="float" office:value="0.758571" calcext:value-type="float">
            <text:p>0.758571</text:p>
          </table:table-cell>
          <table:table-cell office:value-type="float" office:value="0.828117" calcext:value-type="float">
            <text:p>0.828117</text:p>
          </table:table-cell>
          <table:table-cell office:value-type="float" office:value="1.06904" calcext:value-type="float">
            <text:p>1.06904</text:p>
          </table:table-cell>
          <table:table-cell office:value-type="float" office:value="0.985127" calcext:value-type="float">
            <text:p>0.985127</text:p>
          </table:table-cell>
          <table:table-cell office:value-type="float" office:value="0.752919" calcext:value-type="float">
            <text:p>0.752919</text:p>
          </table:table-cell>
          <table:table-cell office:value-type="float" office:value="0.751489" calcext:value-type="float">
            <text:p>0.751489</text:p>
          </table:table-cell>
          <table:table-cell office:value-type="float" office:value="0.974088" calcext:value-type="float">
            <text:p>0.974088</text:p>
          </table:table-cell>
          <table:table-cell office:value-type="float" office:value="0.832452" calcext:value-type="float">
            <text:p>0.832452</text:p>
          </table:table-cell>
          <table:table-cell office:value-type="float" office:value="0.641713" calcext:value-type="float">
            <text:p>0.641713</text:p>
          </table:table-cell>
          <table:table-cell office:value-type="float" office:value="0.797552" calcext:value-type="float">
            <text:p>0.797552</text:p>
          </table:table-cell>
          <table:table-cell office:value-type="float" office:value="0.767167" calcext:value-type="float">
            <text:p>0.767167</text:p>
          </table:table-cell>
          <table:table-cell office:value-type="float" office:value="0.687172" calcext:value-type="float">
            <text:p>0.687172</text:p>
          </table:table-cell>
          <table:table-cell office:value-type="float" office:value="0.79174" calcext:value-type="float">
            <text:p>0.79174</text:p>
          </table:table-cell>
          <table:table-cell office:value-type="float" office:value="0.782336" calcext:value-type="float">
            <text:p>0.782336</text:p>
          </table:table-cell>
          <table:table-cell office:value-type="float" office:value="0.955877" calcext:value-type="float">
            <text:p>0.955877</text:p>
          </table:table-cell>
          <table:table-cell office:value-type="float" office:value="1.06274" calcext:value-type="float">
            <text:p>1.06274</text:p>
          </table:table-cell>
          <table:table-cell office:value-type="float" office:value="1.0156" calcext:value-type="float">
            <text:p>1.0156</text:p>
          </table:table-cell>
          <table:table-cell office:value-type="float" office:value="0.993816" calcext:value-type="float">
            <text:p>0.993816</text:p>
          </table:table-cell>
          <table:table-cell office:value-type="float" office:value="0.887359" calcext:value-type="float">
            <text:p>0.887359</text:p>
          </table:table-cell>
          <table:table-cell office:value-type="float" office:value="0.701803" calcext:value-type="float">
            <text:p>0.701803</text:p>
          </table:table-cell>
          <table:table-cell office:value-type="float" office:value="0.883392" calcext:value-type="float">
            <text:p>0.883392</text:p>
          </table:table-cell>
          <table:table-cell office:value-type="float" office:value="0.648129" calcext:value-type="float">
            <text:p>0.648129</text:p>
          </table:table-cell>
          <table:table-cell office:value-type="float" office:value="0.649492" calcext:value-type="float">
            <text:p>0.649492</text:p>
          </table:table-cell>
          <table:table-cell office:value-type="float" office:value="0.871706" calcext:value-type="float">
            <text:p>0.871706</text:p>
          </table:table-cell>
          <table:table-cell office:value-type="float" office:value="0.818705" calcext:value-type="float">
            <text:p>0.818705</text:p>
          </table:table-cell>
          <table:table-cell office:value-type="float" office:value="0.69318" calcext:value-type="float">
            <text:p>0.69318</text:p>
          </table:table-cell>
          <table:table-cell office:value-type="float" office:value="0.618446" calcext:value-type="float">
            <text:p>0.618446</text:p>
          </table:table-cell>
          <table:table-cell office:value-type="float" office:value="1.03247" calcext:value-type="float">
            <text:p>1.03247</text:p>
          </table:table-cell>
          <table:table-cell office:value-type="float" office:value="0.691112" calcext:value-type="float">
            <text:p>0.691112</text:p>
          </table:table-cell>
          <table:table-cell office:value-type="float" office:value="0.691634" calcext:value-type="float">
            <text:p>0.691634</text:p>
          </table:table-cell>
          <table:table-cell office:value-type="float" office:value="0.972305" calcext:value-type="float">
            <text:p>0.972305</text:p>
          </table:table-cell>
          <table:table-cell office:value-type="float" office:value="0.774229" calcext:value-type="float">
            <text:p>0.774229</text:p>
          </table:table-cell>
          <table:table-cell office:value-type="float" office:value="0.591748" calcext:value-type="float">
            <text:p>0.591748</text:p>
          </table:table-cell>
          <table:table-cell office:value-type="float" office:value="0.822871" calcext:value-type="float">
            <text:p>0.822871</text:p>
          </table:table-cell>
          <table:table-cell office:value-type="float" office:value="0.758586" calcext:value-type="float">
            <text:p>0.758586</text:p>
          </table:table-cell>
          <table:table-cell office:value-type="float" office:value="1.10334" calcext:value-type="float">
            <text:p>1.10334</text:p>
          </table:table-cell>
          <table:table-cell office:value-type="float" office:value="0.72405" calcext:value-type="float">
            <text:p>0.72405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705266" calcext:value-type="float">
            <text:p>0.705266</text:p>
          </table:table-cell>
          <table:table-cell office:value-type="float" office:value="0.997218" calcext:value-type="float">
            <text:p>0.997218</text:p>
          </table:table-cell>
          <table:table-cell office:value-type="float" office:value="0.869317" calcext:value-type="float">
            <text:p>0.869317</text:p>
          </table:table-cell>
          <table:table-cell office:value-type="float" office:value="0.733715" calcext:value-type="float">
            <text:p>0.733715</text:p>
          </table:table-cell>
          <table:table-cell office:value-type="float" office:value="0.913622" calcext:value-type="float">
            <text:p>0.913622</text:p>
          </table:table-cell>
          <table:table-cell office:value-type="float" office:value="0.87641" calcext:value-type="float">
            <text:p>0.87641</text:p>
          </table:table-cell>
          <table:table-cell office:value-type="float" office:value="0.778977" calcext:value-type="float">
            <text:p>0.778977</text:p>
          </table:table-cell>
          <table:table-cell office:value-type="float" office:value="0.819443" calcext:value-type="float">
            <text:p>0.819443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803104" calcext:value-type="float">
            <text:p>0.803104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812321" calcext:value-type="float">
            <text:p>0.812321</text:p>
          </table:table-cell>
          <table:table-cell office:value-type="float" office:value="0.646233" calcext:value-type="float">
            <text:p>0.646233</text:p>
          </table:table-cell>
          <table:table-cell office:value-type="float" office:value="0.93755" calcext:value-type="float">
            <text:p>0.93755</text:p>
          </table:table-cell>
          <table:table-cell office:value-type="float" office:value="0.715539" calcext:value-type="float">
            <text:p>0.715539</text:p>
          </table:table-cell>
          <table:table-cell office:value-type="float" office:value="0.931904" calcext:value-type="float">
            <text:p>0.931904</text:p>
          </table:table-cell>
          <table:table-cell office:value-type="float" office:value="0.63737" calcext:value-type="float">
            <text:p>0.63737</text:p>
          </table:table-cell>
          <table:table-cell office:value-type="float" office:value="0.687948" calcext:value-type="float">
            <text:p>0.687948</text:p>
          </table:table-cell>
          <table:table-cell office:value-type="float" office:value="0.957037" calcext:value-type="float">
            <text:p>0.957037</text:p>
          </table:table-cell>
          <table:table-cell office:value-type="float" office:value="0.739763" calcext:value-type="float">
            <text:p>0.739763</text:p>
          </table:table-cell>
          <table:table-cell office:value-type="float" office:value="0.740379" calcext:value-type="float">
            <text:p>0.740379</text:p>
          </table:table-cell>
          <table:table-cell office:value-type="float" office:value="0.954246" calcext:value-type="float">
            <text:p>0.954246</text:p>
          </table:table-cell>
          <table:table-cell office:value-type="float" office:value="0.84136" calcext:value-type="float">
            <text:p>0.84136</text:p>
          </table:table-cell>
          <table:table-cell office:value-type="float" office:value="0.74803" calcext:value-type="float">
            <text:p>0.74803</text:p>
          </table:table-cell>
          <table:table-cell office:value-type="float" office:value="0.700059" calcext:value-type="float">
            <text:p>0.700059</text:p>
          </table:table-cell>
          <table:table-cell office:value-type="float" office:value="0.769594" calcext:value-type="float">
            <text:p>0.769594</text:p>
          </table:table-cell>
          <table:table-cell office:value-type="float" office:value="0.789074" calcext:value-type="float">
            <text:p>0.789074</text:p>
          </table:table-cell>
          <table:table-cell office:value-type="float" office:value="0.646414" calcext:value-type="float">
            <text:p>0.646414</text:p>
          </table:table-cell>
          <table:table-cell office:value-type="float" office:value="0.604732" calcext:value-type="float">
            <text:p>0.604732</text:p>
          </table:table-cell>
          <table:table-cell office:value-type="float" office:value="0.728556" calcext:value-type="float">
            <text:p>0.728556</text:p>
          </table:table-cell>
          <table:table-cell office:value-type="float" office:value="0.847233" calcext:value-type="float">
            <text:p>0.847233</text:p>
          </table:table-cell>
          <table:table-cell office:value-type="float" office:value="1.01711" calcext:value-type="float">
            <text:p>1.01711</text:p>
          </table:table-cell>
          <table:table-cell office:value-type="float" office:value="0.751987" calcext:value-type="float">
            <text:p>0.751987</text:p>
          </table:table-cell>
          <table:table-cell office:value-type="float" office:value="0.799189" calcext:value-type="float">
            <text:p>0.799189</text:p>
          </table:table-cell>
          <table:table-cell office:value-type="float" office:value="1.08774" calcext:value-type="float">
            <text:p>1.08774</text:p>
          </table:table-cell>
          <table:table-cell office:value-type="float" office:value="0.895934" calcext:value-type="float">
            <text:p>0.895934</text:p>
          </table:table-cell>
          <table:table-cell office:value-type="float" office:value="0.976029" calcext:value-type="float">
            <text:p>0.976029</text:p>
          </table:table-cell>
          <table:table-cell office:value-type="float" office:value="0.750133" calcext:value-type="float">
            <text:p>0.750133</text:p>
          </table:table-cell>
          <table:table-cell office:value-type="float" office:value="0.781253" calcext:value-type="float">
            <text:p>0.781253</text:p>
          </table:table-cell>
          <table:table-cell office:value-type="float" office:value="0.751547" calcext:value-type="float">
            <text:p>0.751547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660305" calcext:value-type="float">
            <text:p>0.660305</text:p>
          </table:table-cell>
          <table:table-cell office:value-type="float" office:value="0.73943" calcext:value-type="float">
            <text:p>0.73943</text:p>
          </table:table-cell>
          <table:table-cell office:value-type="float" office:value="0.924255" calcext:value-type="float">
            <text:p>0.924255</text:p>
          </table:table-cell>
          <table:table-cell office:value-type="float" office:value="0.714236" calcext:value-type="float">
            <text:p>0.714236</text:p>
          </table:table-cell>
          <table:table-cell office:value-type="float" office:value="0.70115" calcext:value-type="float">
            <text:p>0.70115</text:p>
          </table:table-cell>
          <table:table-cell office:value-type="float" office:value="0.905189" calcext:value-type="float">
            <text:p>0.905189</text:p>
          </table:table-cell>
          <table:table-cell office:value-type="float" office:value="1.02745" calcext:value-type="float">
            <text:p>1.02745</text:p>
          </table:table-cell>
          <table:table-cell office:value-type="float" office:value="0.730796" calcext:value-type="float">
            <text:p>0.730796</text:p>
          </table:table-cell>
          <table:table-cell office:value-type="float" office:value="0.857317" calcext:value-type="float">
            <text:p>0.857317</text:p>
          </table:table-cell>
          <table:table-cell office:value-type="float" office:value="0.9444" calcext:value-type="float">
            <text:p>0.9444</text:p>
          </table:table-cell>
          <table:table-cell office:value-type="float" office:value="1.0691" calcext:value-type="float">
            <text:p>1.0691</text:p>
          </table:table-cell>
          <table:table-cell office:value-type="float" office:value="1.05223" calcext:value-type="float">
            <text:p>1.05223</text:p>
          </table:table-cell>
          <table:table-cell office:value-type="float" office:value="0.824685" calcext:value-type="float">
            <text:p>0.824685</text:p>
          </table:table-cell>
          <table:table-cell office:value-type="float" office:value="0.662407" calcext:value-type="float">
            <text:p>0.662407</text:p>
          </table:table-cell>
          <table:table-cell office:value-type="float" office:value="0.777166" calcext:value-type="float">
            <text:p>0.777166</text:p>
          </table:table-cell>
          <table:table-cell office:value-type="float" office:value="0.777773" calcext:value-type="float">
            <text:p>0.777773</text:p>
          </table:table-cell>
          <table:table-cell office:value-type="float" office:value="0.986281" calcext:value-type="float">
            <text:p>0.986281</text:p>
          </table:table-cell>
          <table:table-cell office:value-type="float" office:value="0.68263" calcext:value-type="float">
            <text:p>0.68263</text:p>
          </table:table-cell>
          <table:table-cell office:value-type="float" office:value="0.623956" calcext:value-type="float">
            <text:p>0.623956</text:p>
          </table:table-cell>
          <table:table-cell office:value-type="float" office:value="0.781713" calcext:value-type="float">
            <text:p>0.781713</text:p>
          </table:table-cell>
          <table:table-cell office:value-type="float" office:value="0.724517" calcext:value-type="float">
            <text:p>0.724517</text:p>
          </table:table-cell>
          <table:table-cell office:value-type="float" office:value="0.826983" calcext:value-type="float">
            <text:p>0.826983</text:p>
          </table:table-cell>
          <table:table-cell office:value-type="float" office:value="0.808374" calcext:value-type="float">
            <text:p>0.808374</text:p>
          </table:table-cell>
          <table:table-cell office:value-type="float" office:value="0.615518" calcext:value-type="float">
            <text:p>0.615518</text:p>
          </table:table-cell>
          <table:table-cell office:value-type="float" office:value="0.798321" calcext:value-type="float">
            <text:p>0.798321</text:p>
          </table:table-cell>
          <table:table-cell office:value-type="float" office:value="1.0873" calcext:value-type="float">
            <text:p>1.0873</text:p>
          </table:table-cell>
          <table:table-cell office:value-type="float" office:value="0.726077" calcext:value-type="float">
            <text:p>0.726077</text:p>
          </table:table-cell>
          <table:table-cell office:value-type="float" office:value="0.687958" calcext:value-type="float">
            <text:p>0.687958</text:p>
          </table:table-cell>
          <table:table-cell office:value-type="float" office:value="0.720914" calcext:value-type="float">
            <text:p>0.720914</text:p>
          </table:table-cell>
          <table:table-cell office:value-type="float" office:value="0.644345" calcext:value-type="float">
            <text:p>0.644345</text:p>
          </table:table-cell>
          <table:table-cell office:value-type="float" office:value="0.703287" calcext:value-type="float">
            <text:p>0.703287</text:p>
          </table:table-cell>
          <table:table-cell office:value-type="float" office:value="0.721349" calcext:value-type="float">
            <text:p>0.721349</text:p>
          </table:table-cell>
          <table:table-cell office:value-type="float" office:value="0.783177" calcext:value-type="float">
            <text:p>0.783177</text:p>
          </table:table-cell>
          <table:table-cell office:value-type="float" office:value="0.881445" calcext:value-type="float">
            <text:p>0.881445</text:p>
          </table:table-cell>
          <table:table-cell office:value-type="float" office:value="0.835708" calcext:value-type="float">
            <text:p>0.835708</text:p>
          </table:table-cell>
          <table:table-cell office:value-type="float" office:value="0.877565" calcext:value-type="float">
            <text:p>0.877565</text:p>
          </table:table-cell>
          <table:table-cell office:value-type="float" office:value="0.855353" calcext:value-type="float">
            <text:p>0.855353</text:p>
          </table:table-cell>
          <table:table-cell office:value-type="float" office:value="0.634103" calcext:value-type="float">
            <text:p>0.634103</text:p>
          </table:table-cell>
          <table:table-cell office:value-type="float" office:value="0.627747" calcext:value-type="float">
            <text:p>0.627747</text:p>
          </table:table-cell>
          <table:table-cell office:value-type="float" office:value="0.89491" calcext:value-type="float">
            <text:p>0.89491</text:p>
          </table:table-cell>
          <table:table-cell office:value-type="float" office:value="0.884926" calcext:value-type="float">
            <text:p>0.884926</text:p>
          </table:table-cell>
          <table:table-cell office:value-type="float" office:value="0.617205" calcext:value-type="float">
            <text:p>0.617205</text:p>
          </table:table-cell>
          <table:table-cell office:value-type="float" office:value="0.602359" calcext:value-type="float">
            <text:p>0.602359</text:p>
          </table:table-cell>
          <table:table-cell office:value-type="float" office:value="0.609848" calcext:value-type="float">
            <text:p>0.609848</text:p>
          </table:table-cell>
        </table:table-row>
        <table:table-row table:style-name="ro1">
          <table:table-cell office:value-type="string" calcext:value-type="string">
            <text:p>Levenshtein</text:p>
          </table:table-cell>
          <table:table-cell office:value-type="float" office:value="0.282502" calcext:value-type="float">
            <text:p>0.282502</text:p>
          </table:table-cell>
          <table:table-cell office:value-type="float" office:value="0.217481" calcext:value-type="float">
            <text:p>0.217481</text:p>
          </table:table-cell>
          <table:table-cell office:value-type="float" office:value="0.211519" calcext:value-type="float">
            <text:p>0.211519</text:p>
          </table:table-cell>
          <table:table-cell office:value-type="float" office:value="0.315841" calcext:value-type="float">
            <text:p>0.315841</text:p>
          </table:table-cell>
          <table:table-cell office:value-type="float" office:value="0.260633" calcext:value-type="float">
            <text:p>0.260633</text:p>
          </table:table-cell>
          <table:table-cell office:value-type="float" office:value="0.251089" calcext:value-type="float">
            <text:p>0.251089</text:p>
          </table:table-cell>
          <table:table-cell office:value-type="float" office:value="0.355664" calcext:value-type="float">
            <text:p>0.355664</text:p>
          </table:table-cell>
          <table:table-cell office:value-type="float" office:value="0.251016" calcext:value-type="float">
            <text:p>0.251016</text:p>
          </table:table-cell>
          <table:table-cell office:value-type="float" office:value="0.348198" calcext:value-type="float">
            <text:p>0.348198</text:p>
          </table:table-cell>
          <table:table-cell office:value-type="float" office:value="0.278308" calcext:value-type="float">
            <text:p>0.278308</text:p>
          </table:table-cell>
          <table:table-cell office:value-type="float" office:value="0.226625" calcext:value-type="float">
            <text:p>0.226625</text:p>
          </table:table-cell>
          <table:table-cell office:value-type="float" office:value="0.326401" calcext:value-type="float">
            <text:p>0.326401</text:p>
          </table:table-cell>
          <table:table-cell office:value-type="float" office:value="0.340294" calcext:value-type="float">
            <text:p>0.340294</text:p>
          </table:table-cell>
          <table:table-cell office:value-type="float" office:value="0.307131" calcext:value-type="float">
            <text:p>0.307131</text:p>
          </table:table-cell>
          <table:table-cell office:value-type="float" office:value="0.275277" calcext:value-type="float">
            <text:p>0.275277</text:p>
          </table:table-cell>
          <table:table-cell office:value-type="float" office:value="0.256436" calcext:value-type="float">
            <text:p>0.256436</text:p>
          </table:table-cell>
          <table:table-cell office:value-type="float" office:value="0.39308" calcext:value-type="float">
            <text:p>0.39308</text:p>
          </table:table-cell>
          <table:table-cell office:value-type="float" office:value="0.37923" calcext:value-type="float">
            <text:p>0.37923</text:p>
          </table:table-cell>
          <table:table-cell office:value-type="float" office:value="0.313076" calcext:value-type="float">
            <text:p>0.313076</text:p>
          </table:table-cell>
          <table:table-cell office:value-type="float" office:value="0.239003" calcext:value-type="float">
            <text:p>0.239003</text:p>
          </table:table-cell>
          <table:table-cell office:value-type="float" office:value="0.342246" calcext:value-type="float">
            <text:p>0.342246</text:p>
          </table:table-cell>
          <table:table-cell office:value-type="float" office:value="0.329811" calcext:value-type="float">
            <text:p>0.329811</text:p>
          </table:table-cell>
          <table:table-cell office:value-type="float" office:value="0.455286" calcext:value-type="float">
            <text:p>0.455286</text:p>
          </table:table-cell>
          <table:table-cell office:value-type="float" office:value="0.243697" calcext:value-type="float">
            <text:p>0.243697</text:p>
          </table:table-cell>
          <table:table-cell office:value-type="float" office:value="0.345949" calcext:value-type="float">
            <text:p>0.345949</text:p>
          </table:table-cell>
          <table:table-cell office:value-type="float" office:value="0.264229" calcext:value-type="float">
            <text:p>0.264229</text:p>
          </table:table-cell>
          <table:table-cell office:value-type="float" office:value="0.278282" calcext:value-type="float">
            <text:p>0.278282</text:p>
          </table:table-cell>
          <table:table-cell office:value-type="float" office:value="0.26146" calcext:value-type="float">
            <text:p>0.26146</text:p>
          </table:table-cell>
          <table:table-cell office:value-type="float" office:value="0.314962" calcext:value-type="float">
            <text:p>0.314962</text:p>
          </table:table-cell>
          <table:table-cell office:value-type="float" office:value="0.262697" calcext:value-type="float">
            <text:p>0.262697</text:p>
          </table:table-cell>
          <table:table-cell office:value-type="float" office:value="0.257562" calcext:value-type="float">
            <text:p>0.257562</text:p>
          </table:table-cell>
          <table:table-cell office:value-type="float" office:value="0.472339" calcext:value-type="float">
            <text:p>0.472339</text:p>
          </table:table-cell>
          <table:table-cell office:value-type="float" office:value="0.257241" calcext:value-type="float">
            <text:p>0.257241</text:p>
          </table:table-cell>
          <table:table-cell office:value-type="float" office:value="0.281896" calcext:value-type="float">
            <text:p>0.281896</text:p>
          </table:table-cell>
          <table:table-cell office:value-type="float" office:value="0.270868" calcext:value-type="float">
            <text:p>0.270868</text:p>
          </table:table-cell>
          <table:table-cell office:value-type="float" office:value="0.39538" calcext:value-type="float">
            <text:p>0.39538</text:p>
          </table:table-cell>
          <table:table-cell office:value-type="float" office:value="0.390837" calcext:value-type="float">
            <text:p>0.390837</text:p>
          </table:table-cell>
          <table:table-cell office:value-type="float" office:value="0.266057" calcext:value-type="float">
            <text:p>0.266057</text:p>
          </table:table-cell>
          <table:table-cell office:value-type="float" office:value="0.267959" calcext:value-type="float">
            <text:p>0.267959</text:p>
          </table:table-cell>
          <table:table-cell office:value-type="float" office:value="0.298588" calcext:value-type="float">
            <text:p>0.298588</text:p>
          </table:table-cell>
          <table:table-cell office:value-type="float" office:value="0.289228" calcext:value-type="float">
            <text:p>0.289228</text:p>
          </table:table-cell>
          <table:table-cell office:value-type="float" office:value="0.380366" calcext:value-type="float">
            <text:p>0.380366</text:p>
          </table:table-cell>
          <table:table-cell office:value-type="float" office:value="0.290081" calcext:value-type="float">
            <text:p>0.290081</text:p>
          </table:table-cell>
          <table:table-cell office:value-type="float" office:value="0.267911" calcext:value-type="float">
            <text:p>0.267911</text:p>
          </table:table-cell>
          <table:table-cell office:value-type="float" office:value="0.287808" calcext:value-type="float">
            <text:p>0.287808</text:p>
          </table:table-cell>
          <table:table-cell office:value-type="float" office:value="0.327672" calcext:value-type="float">
            <text:p>0.327672</text:p>
          </table:table-cell>
          <table:table-cell office:value-type="float" office:value="0.279548" calcext:value-type="float">
            <text:p>0.279548</text:p>
          </table:table-cell>
          <table:table-cell office:value-type="float" office:value="0.250431" calcext:value-type="float">
            <text:p>0.250431</text:p>
          </table:table-cell>
          <table:table-cell office:value-type="float" office:value="0.360727" calcext:value-type="float">
            <text:p>0.360727</text:p>
          </table:table-cell>
          <table:table-cell office:value-type="float" office:value="0.494356" calcext:value-type="float">
            <text:p>0.494356</text:p>
          </table:table-cell>
          <table:table-cell office:value-type="float" office:value="0.258393" calcext:value-type="float">
            <text:p>0.258393</text:p>
          </table:table-cell>
          <table:table-cell office:value-type="float" office:value="0.273003" calcext:value-type="float">
            <text:p>0.273003</text:p>
          </table:table-cell>
          <table:table-cell office:value-type="float" office:value="0.551828" calcext:value-type="float">
            <text:p>0.551828</text:p>
          </table:table-cell>
          <table:table-cell office:value-type="float" office:value="0.255178" calcext:value-type="float">
            <text:p>0.255178</text:p>
          </table:table-cell>
          <table:table-cell office:value-type="float" office:value="0.374896" calcext:value-type="float">
            <text:p>0.374896</text:p>
          </table:table-cell>
          <table:table-cell office:value-type="float" office:value="0.311248" calcext:value-type="float">
            <text:p>0.311248</text:p>
          </table:table-cell>
          <table:table-cell office:value-type="float" office:value="0.273789" calcext:value-type="float">
            <text:p>0.273789</text:p>
          </table:table-cell>
          <table:table-cell office:value-type="float" office:value="0.260706" calcext:value-type="float">
            <text:p>0.260706</text:p>
          </table:table-cell>
          <table:table-cell office:value-type="float" office:value="0.261223" calcext:value-type="float">
            <text:p>0.261223</text:p>
          </table:table-cell>
          <table:table-cell office:value-type="float" office:value="0.267578" calcext:value-type="float">
            <text:p>0.267578</text:p>
          </table:table-cell>
          <table:table-cell office:value-type="float" office:value="0.266392" calcext:value-type="float">
            <text:p>0.266392</text:p>
          </table:table-cell>
          <table:table-cell office:value-type="float" office:value="0.470985" calcext:value-type="float">
            <text:p>0.470985</text:p>
          </table:table-cell>
          <table:table-cell office:value-type="float" office:value="0.284063" calcext:value-type="float">
            <text:p>0.284063</text:p>
          </table:table-cell>
          <table:table-cell office:value-type="float" office:value="0.390689" calcext:value-type="float">
            <text:p>0.390689</text:p>
          </table:table-cell>
          <table:table-cell office:value-type="float" office:value="0.384497" calcext:value-type="float">
            <text:p>0.384497</text:p>
          </table:table-cell>
          <table:table-cell office:value-type="float" office:value="0.473382" calcext:value-type="float">
            <text:p>0.473382</text:p>
          </table:table-cell>
          <table:table-cell office:value-type="float" office:value="0.346456" calcext:value-type="float">
            <text:p>0.346456</text:p>
          </table:table-cell>
          <table:table-cell office:value-type="float" office:value="0.329612" calcext:value-type="float">
            <text:p>0.329612</text:p>
          </table:table-cell>
          <table:table-cell office:value-type="float" office:value="0.373813" calcext:value-type="float">
            <text:p>0.373813</text:p>
          </table:table-cell>
          <table:table-cell office:value-type="float" office:value="0.386643" calcext:value-type="float">
            <text:p>0.386643</text:p>
          </table:table-cell>
          <table:table-cell office:value-type="float" office:value="0.419654" calcext:value-type="float">
            <text:p>0.419654</text:p>
          </table:table-cell>
          <table:table-cell office:value-type="float" office:value="0.304576" calcext:value-type="float">
            <text:p>0.304576</text:p>
          </table:table-cell>
          <table:table-cell office:value-type="float" office:value="0.283086" calcext:value-type="float">
            <text:p>0.283086</text:p>
          </table:table-cell>
          <table:table-cell office:value-type="float" office:value="0.309462" calcext:value-type="float">
            <text:p>0.309462</text:p>
          </table:table-cell>
          <table:table-cell office:value-type="float" office:value="0.339771" calcext:value-type="float">
            <text:p>0.339771</text:p>
          </table:table-cell>
          <table:table-cell office:value-type="float" office:value="0.253519" calcext:value-type="float">
            <text:p>0.253519</text:p>
          </table:table-cell>
          <table:table-cell office:value-type="float" office:value="0.303806" calcext:value-type="float">
            <text:p>0.303806</text:p>
          </table:table-cell>
          <table:table-cell office:value-type="float" office:value="0.309353" calcext:value-type="float">
            <text:p>0.309353</text:p>
          </table:table-cell>
          <table:table-cell office:value-type="float" office:value="0.41444" calcext:value-type="float">
            <text:p>0.41444</text:p>
          </table:table-cell>
          <table:table-cell office:value-type="float" office:value="0.372355" calcext:value-type="float">
            <text:p>0.372355</text:p>
          </table:table-cell>
          <table:table-cell office:value-type="float" office:value="0.444481" calcext:value-type="float">
            <text:p>0.444481</text:p>
          </table:table-cell>
          <table:table-cell office:value-type="float" office:value="0.458375" calcext:value-type="float">
            <text:p>0.458375</text:p>
          </table:table-cell>
          <table:table-cell office:value-type="float" office:value="0.403752" calcext:value-type="float">
            <text:p>0.403752</text:p>
          </table:table-cell>
          <table:table-cell office:value-type="float" office:value="0.429939" calcext:value-type="float">
            <text:p>0.429939</text:p>
          </table:table-cell>
          <table:table-cell office:value-type="float" office:value="0.499032" calcext:value-type="float">
            <text:p>0.499032</text:p>
          </table:table-cell>
          <table:table-cell office:value-type="float" office:value="0.53276" calcext:value-type="float">
            <text:p>0.53276</text:p>
          </table:table-cell>
          <table:table-cell office:value-type="float" office:value="0.250604" calcext:value-type="float">
            <text:p>0.250604</text:p>
          </table:table-cell>
          <table:table-cell office:value-type="float" office:value="0.401297" calcext:value-type="float">
            <text:p>0.401297</text:p>
          </table:table-cell>
          <table:table-cell office:value-type="float" office:value="0.390062" calcext:value-type="float">
            <text:p>0.390062</text:p>
          </table:table-cell>
          <table:table-cell office:value-type="float" office:value="0.260376" calcext:value-type="float">
            <text:p>0.260376</text:p>
          </table:table-cell>
          <table:table-cell office:value-type="float" office:value="0.292142" calcext:value-type="float">
            <text:p>0.292142</text:p>
          </table:table-cell>
          <table:table-cell office:value-type="float" office:value="0.303369" calcext:value-type="float">
            <text:p>0.303369</text:p>
          </table:table-cell>
          <table:table-cell office:value-type="float" office:value="0.291165" calcext:value-type="float">
            <text:p>0.291165</text:p>
          </table:table-cell>
          <table:table-cell office:value-type="float" office:value="0.340854" calcext:value-type="float">
            <text:p>0.340854</text:p>
          </table:table-cell>
          <table:table-cell office:value-type="float" office:value="0.245386" calcext:value-type="float">
            <text:p>0.245386</text:p>
          </table:table-cell>
          <table:table-cell office:value-type="float" office:value="0.260485" calcext:value-type="float">
            <text:p>0.260485</text:p>
          </table:table-cell>
          <table:table-cell office:value-type="float" office:value="0.335664" calcext:value-type="float">
            <text:p>0.335664</text:p>
          </table:table-cell>
          <table:table-cell office:value-type="float" office:value="0.362778" calcext:value-type="float">
            <text:p>0.362778</text:p>
          </table:table-cell>
          <table:table-cell office:value-type="float" office:value="0.363404" calcext:value-type="float">
            <text:p>0.363404</text:p>
          </table:table-cell>
          <table:table-cell office:value-type="float" office:value="0.363977" calcext:value-type="float">
            <text:p>0.363977</text:p>
          </table:table-cell>
          <table:table-cell office:value-type="float" office:value="0.252219" calcext:value-type="float">
            <text:p>0.252219</text:p>
          </table:table-cell>
          <table:table-cell office:value-type="float" office:value="0.251685" calcext:value-type="float">
            <text:p>0.251685</text:p>
          </table:table-cell>
          <table:table-cell office:value-type="float" office:value="0.415032" calcext:value-type="float">
            <text:p>0.415032</text:p>
          </table:table-cell>
          <table:table-cell office:value-type="float" office:value="0.597343" calcext:value-type="float">
            <text:p>0.597343</text:p>
          </table:table-cell>
          <table:table-cell office:value-type="float" office:value="0.39564" calcext:value-type="float">
            <text:p>0.39564</text:p>
          </table:table-cell>
          <table:table-cell office:value-type="float" office:value="0.32747" calcext:value-type="float">
            <text:p>0.32747</text:p>
          </table:table-cell>
          <table:table-cell office:value-type="float" office:value="0.371877" calcext:value-type="float">
            <text:p>0.371877</text:p>
          </table:table-cell>
          <table:table-cell office:value-type="float" office:value="0.247486" calcext:value-type="float">
            <text:p>0.247486</text:p>
          </table:table-cell>
          <table:table-cell office:value-type="float" office:value="0.329646" calcext:value-type="float">
            <text:p>0.329646</text:p>
          </table:table-cell>
          <table:table-cell office:value-type="float" office:value="0.300192" calcext:value-type="float">
            <text:p>0.300192</text:p>
          </table:table-cell>
          <table:table-cell office:value-type="float" office:value="0.316857" calcext:value-type="float">
            <text:p>0.316857</text:p>
          </table:table-cell>
          <table:table-cell office:value-type="float" office:value="0.24475" calcext:value-type="float">
            <text:p>0.24475</text:p>
          </table:table-cell>
          <table:table-cell office:value-type="float" office:value="0.251417" calcext:value-type="float">
            <text:p>0.251417</text:p>
          </table:table-cell>
          <table:table-cell office:value-type="float" office:value="0.259316" calcext:value-type="float">
            <text:p>0.259316</text:p>
          </table:table-cell>
          <table:table-cell office:value-type="float" office:value="0.285924" calcext:value-type="float">
            <text:p>0.285924</text:p>
          </table:table-cell>
          <table:table-cell office:value-type="float" office:value="0.373054" calcext:value-type="float">
            <text:p>0.373054</text:p>
          </table:table-cell>
          <table:table-cell office:value-type="float" office:value="0.382843" calcext:value-type="float">
            <text:p>0.382843</text:p>
          </table:table-cell>
          <table:table-cell office:value-type="float" office:value="0.332044" calcext:value-type="float">
            <text:p>0.332044</text:p>
          </table:table-cell>
          <table:table-cell office:value-type="float" office:value="0.259056" calcext:value-type="float">
            <text:p>0.259056</text:p>
          </table:table-cell>
          <table:table-cell office:value-type="float" office:value="0.477615" calcext:value-type="float">
            <text:p>0.477615</text:p>
          </table:table-cell>
          <table:table-cell office:value-type="float" office:value="0.332671" calcext:value-type="float">
            <text:p>0.332671</text:p>
          </table:table-cell>
          <table:table-cell office:value-type="float" office:value="0.242681" calcext:value-type="float">
            <text:p>0.242681</text:p>
          </table:table-cell>
          <table:table-cell office:value-type="float" office:value="0.30204" calcext:value-type="float">
            <text:p>0.30204</text:p>
          </table:table-cell>
          <table:table-cell office:value-type="float" office:value="0.253307" calcext:value-type="float">
            <text:p>0.253307</text:p>
          </table:table-cell>
          <table:table-cell office:value-type="float" office:value="0.257594" calcext:value-type="float">
            <text:p>0.257594</text:p>
          </table:table-cell>
          <table:table-cell office:value-type="float" office:value="0.333256" calcext:value-type="float">
            <text:p>0.333256</text:p>
          </table:table-cell>
          <table:table-cell office:value-type="float" office:value="0.299505" calcext:value-type="float">
            <text:p>0.299505</text:p>
          </table:table-cell>
          <table:table-cell office:value-type="float" office:value="0.446902" calcext:value-type="float">
            <text:p>0.446902</text:p>
          </table:table-cell>
          <table:table-cell office:value-type="float" office:value="0.333854" calcext:value-type="float">
            <text:p>0.333854</text:p>
          </table:table-cell>
          <table:table-cell office:value-type="float" office:value="0.291044" calcext:value-type="float">
            <text:p>0.291044</text:p>
          </table:table-cell>
          <table:table-cell office:value-type="float" office:value="0.264017" calcext:value-type="float">
            <text:p>0.264017</text:p>
          </table:table-cell>
          <table:table-cell office:value-type="float" office:value="0.399514" calcext:value-type="float">
            <text:p>0.399514</text:p>
          </table:table-cell>
          <table:table-cell office:value-type="float" office:value="0.324979" calcext:value-type="float">
            <text:p>0.324979</text:p>
          </table:table-cell>
          <table:table-cell office:value-type="float" office:value="0.248924" calcext:value-type="float">
            <text:p>0.248924</text:p>
          </table:table-cell>
          <table:table-cell office:value-type="float" office:value="0.289219" calcext:value-type="float">
            <text:p>0.289219</text:p>
          </table:table-cell>
          <table:table-cell office:value-type="float" office:value="0.366531" calcext:value-type="float">
            <text:p>0.366531</text:p>
          </table:table-cell>
          <table:table-cell office:value-type="float" office:value="0.237893" calcext:value-type="float">
            <text:p>0.237893</text:p>
          </table:table-cell>
          <table:table-cell office:value-type="float" office:value="0.336877" calcext:value-type="float">
            <text:p>0.336877</text:p>
          </table:table-cell>
          <table:table-cell office:value-type="float" office:value="0.329366" calcext:value-type="float">
            <text:p>0.329366</text:p>
          </table:table-cell>
          <table:table-cell office:value-type="float" office:value="0.317976" calcext:value-type="float">
            <text:p>0.317976</text:p>
          </table:table-cell>
          <table:table-cell office:value-type="float" office:value="0.252212" calcext:value-type="float">
            <text:p>0.252212</text:p>
          </table:table-cell>
          <table:table-cell office:value-type="float" office:value="0.271833" calcext:value-type="float">
            <text:p>0.271833</text:p>
          </table:table-cell>
          <table:table-cell office:value-type="float" office:value="0.235646" calcext:value-type="float">
            <text:p>0.235646</text:p>
          </table:table-cell>
          <table:table-cell office:value-type="float" office:value="0.276292" calcext:value-type="float">
            <text:p>0.276292</text:p>
          </table:table-cell>
          <table:table-cell office:value-type="float" office:value="0.360044" calcext:value-type="float">
            <text:p>0.360044</text:p>
          </table:table-cell>
          <table:table-cell office:value-type="float" office:value="0.315029" calcext:value-type="float">
            <text:p>0.315029</text:p>
          </table:table-cell>
          <table:table-cell office:value-type="float" office:value="0.232946" calcext:value-type="float">
            <text:p>0.232946</text:p>
          </table:table-cell>
          <table:table-cell office:value-type="float" office:value="0.264937" calcext:value-type="float">
            <text:p>0.264937</text:p>
          </table:table-cell>
          <table:table-cell office:value-type="float" office:value="0.239293" calcext:value-type="float">
            <text:p>0.239293</text:p>
          </table:table-cell>
          <table:table-cell office:value-type="float" office:value="0.214995" calcext:value-type="float">
            <text:p>0.214995</text:p>
          </table:table-cell>
        </table:table-row>
        <table:table-row table:style-name="ro1">
          <table:table-cell office:value-type="string" calcext:value-type="string">
            <text:p>Dice</text:p>
          </table:table-cell>
          <table:table-cell office:value-type="float" office:value="0.713339" calcext:value-type="float">
            <text:p>0.713339</text:p>
          </table:table-cell>
          <table:table-cell office:value-type="float" office:value="0.694484" calcext:value-type="float">
            <text:p>0.694484</text:p>
          </table:table-cell>
          <table:table-cell office:value-type="float" office:value="0.727486" calcext:value-type="float">
            <text:p>0.727486</text:p>
          </table:table-cell>
          <table:table-cell office:value-type="float" office:value="0.808813" calcext:value-type="float">
            <text:p>0.808813</text:p>
          </table:table-cell>
          <table:table-cell office:value-type="float" office:value="0.847651" calcext:value-type="float">
            <text:p>0.847651</text:p>
          </table:table-cell>
          <table:table-cell office:value-type="float" office:value="0.750948" calcext:value-type="float">
            <text:p>0.750948</text:p>
          </table:table-cell>
          <table:table-cell office:value-type="float" office:value="0.807406" calcext:value-type="float">
            <text:p>0.807406</text:p>
          </table:table-cell>
          <table:table-cell office:value-type="float" office:value="0.837833" calcext:value-type="float">
            <text:p>0.837833</text:p>
          </table:table-cell>
          <table:table-cell office:value-type="float" office:value="0.672418" calcext:value-type="float">
            <text:p>0.672418</text:p>
          </table:table-cell>
          <table:table-cell office:value-type="float" office:value="0.751315" calcext:value-type="float">
            <text:p>0.751315</text:p>
          </table:table-cell>
          <table:table-cell office:value-type="float" office:value="0.795642" calcext:value-type="float">
            <text:p>0.795642</text:p>
          </table:table-cell>
          <table:table-cell office:value-type="float" office:value="0.656089" calcext:value-type="float">
            <text:p>0.656089</text:p>
          </table:table-cell>
          <table:table-cell office:value-type="float" office:value="0.779965" calcext:value-type="float">
            <text:p>0.779965</text:p>
          </table:table-cell>
          <table:table-cell office:value-type="float" office:value="0.84016" calcext:value-type="float">
            <text:p>0.84016</text:p>
          </table:table-cell>
          <table:table-cell office:value-type="float" office:value="0.716339" calcext:value-type="float">
            <text:p>0.716339</text:p>
          </table:table-cell>
          <table:table-cell office:value-type="float" office:value="0.826003" calcext:value-type="float">
            <text:p>0.826003</text:p>
          </table:table-cell>
          <table:table-cell office:value-type="float" office:value="0.646255" calcext:value-type="float">
            <text:p>0.646255</text:p>
          </table:table-cell>
          <table:table-cell office:value-type="float" office:value="1.03961" calcext:value-type="float">
            <text:p>1.03961</text:p>
          </table:table-cell>
          <table:table-cell office:value-type="float" office:value="0.631521" calcext:value-type="float">
            <text:p>0.631521</text:p>
          </table:table-cell>
          <table:table-cell office:value-type="float" office:value="0.873593" calcext:value-type="float">
            <text:p>0.873593</text:p>
          </table:table-cell>
          <table:table-cell office:value-type="float" office:value="0.685301" calcext:value-type="float">
            <text:p>0.685301</text:p>
          </table:table-cell>
          <table:table-cell office:value-type="float" office:value="0.759073" calcext:value-type="float">
            <text:p>0.759073</text:p>
          </table:table-cell>
          <table:table-cell office:value-type="float" office:value="0.81086" calcext:value-type="float">
            <text:p>0.81086</text:p>
          </table:table-cell>
          <table:table-cell office:value-type="float" office:value="0.643993" calcext:value-type="float">
            <text:p>0.643993</text:p>
          </table:table-cell>
          <table:table-cell office:value-type="float" office:value="0.845587" calcext:value-type="float">
            <text:p>0.845587</text:p>
          </table:table-cell>
          <table:table-cell office:value-type="float" office:value="1.11248" calcext:value-type="float">
            <text:p>1.11248</text:p>
          </table:table-cell>
          <table:table-cell office:value-type="float" office:value="0.652284" calcext:value-type="float">
            <text:p>0.652284</text:p>
          </table:table-cell>
          <table:table-cell office:value-type="float" office:value="0.708676" calcext:value-type="float">
            <text:p>0.708676</text:p>
          </table:table-cell>
          <table:table-cell office:value-type="float" office:value="0.821173" calcext:value-type="float">
            <text:p>0.821173</text:p>
          </table:table-cell>
          <table:table-cell office:value-type="float" office:value="1.17343" calcext:value-type="float">
            <text:p>1.17343</text:p>
          </table:table-cell>
          <table:table-cell office:value-type="float" office:value="0.902944" calcext:value-type="float">
            <text:p>0.902944</text:p>
          </table:table-cell>
          <table:table-cell office:value-type="float" office:value="0.975241" calcext:value-type="float">
            <text:p>0.975241</text:p>
          </table:table-cell>
          <table:table-cell office:value-type="float" office:value="0.773214" calcext:value-type="float">
            <text:p>0.773214</text:p>
          </table:table-cell>
          <table:table-cell office:value-type="float" office:value="1.15008" calcext:value-type="float">
            <text:p>1.15008</text:p>
          </table:table-cell>
          <table:table-cell office:value-type="float" office:value="0.700888" calcext:value-type="float">
            <text:p>0.700888</text:p>
          </table:table-cell>
          <table:table-cell office:value-type="float" office:value="0.975168" calcext:value-type="float">
            <text:p>0.975168</text:p>
          </table:table-cell>
          <table:table-cell office:value-type="float" office:value="0.832042" calcext:value-type="float">
            <text:p>0.832042</text:p>
          </table:table-cell>
          <table:table-cell office:value-type="float" office:value="0.639408" calcext:value-type="float">
            <text:p>0.639408</text:p>
          </table:table-cell>
          <table:table-cell office:value-type="float" office:value="0.636126" calcext:value-type="float">
            <text:p>0.636126</text:p>
          </table:table-cell>
          <table:table-cell office:value-type="float" office:value="0.934683" calcext:value-type="float">
            <text:p>0.934683</text:p>
          </table:table-cell>
          <table:table-cell office:value-type="float" office:value="0.816818" calcext:value-type="float">
            <text:p>0.816818</text:p>
          </table:table-cell>
          <table:table-cell office:value-type="float" office:value="0.841163" calcext:value-type="float">
            <text:p>0.841163</text:p>
          </table:table-cell>
          <table:table-cell office:value-type="float" office:value="0.790468" calcext:value-type="float">
            <text:p>0.790468</text:p>
          </table:table-cell>
          <table:table-cell office:value-type="float" office:value="0.714956" calcext:value-type="float">
            <text:p>0.714956</text:p>
          </table:table-cell>
          <table:table-cell office:value-type="float" office:value="0.731084" calcext:value-type="float">
            <text:p>0.731084</text:p>
          </table:table-cell>
          <table:table-cell office:value-type="float" office:value="0.936142" calcext:value-type="float">
            <text:p>0.936142</text:p>
          </table:table-cell>
          <table:table-cell office:value-type="float" office:value="0.751157" calcext:value-type="float">
            <text:p>0.751157</text:p>
          </table:table-cell>
          <table:table-cell office:value-type="float" office:value="1.06862" calcext:value-type="float">
            <text:p>1.06862</text:p>
          </table:table-cell>
          <table:table-cell office:value-type="float" office:value="0.767874" calcext:value-type="float">
            <text:p>0.767874</text:p>
          </table:table-cell>
          <table:table-cell office:value-type="float" office:value="0.650959" calcext:value-type="float">
            <text:p>0.650959</text:p>
          </table:table-cell>
          <table:table-cell office:value-type="float" office:value="0.848915" calcext:value-type="float">
            <text:p>0.848915</text:p>
          </table:table-cell>
          <table:table-cell office:value-type="float" office:value="0.829481" calcext:value-type="float">
            <text:p>0.829481</text:p>
          </table:table-cell>
          <table:table-cell office:value-type="float" office:value="0.885171" calcext:value-type="float">
            <text:p>0.885171</text:p>
          </table:table-cell>
          <table:table-cell office:value-type="float" office:value="0.615823" calcext:value-type="float">
            <text:p>0.615823</text:p>
          </table:table-cell>
          <table:table-cell office:value-type="float" office:value="0.71086" calcext:value-type="float">
            <text:p>0.71086</text:p>
          </table:table-cell>
          <table:table-cell office:value-type="float" office:value="0.64447" calcext:value-type="float">
            <text:p>0.64447</text:p>
          </table:table-cell>
          <table:table-cell office:value-type="float" office:value="0.85902" calcext:value-type="float">
            <text:p>0.85902</text:p>
          </table:table-cell>
          <table:table-cell office:value-type="float" office:value="0.618706" calcext:value-type="float">
            <text:p>0.618706</text:p>
          </table:table-cell>
          <table:table-cell office:value-type="float" office:value="0.933384" calcext:value-type="float">
            <text:p>0.933384</text:p>
          </table:table-cell>
          <table:table-cell office:value-type="float" office:value="0.868249" calcext:value-type="float">
            <text:p>0.868249</text:p>
          </table:table-cell>
          <table:table-cell office:value-type="float" office:value="0.798952" calcext:value-type="float">
            <text:p>0.798952</text:p>
          </table:table-cell>
          <table:table-cell office:value-type="float" office:value="1.1007" calcext:value-type="float">
            <text:p>1.1007</text:p>
          </table:table-cell>
          <table:table-cell office:value-type="float" office:value="0.856637" calcext:value-type="float">
            <text:p>0.856637</text:p>
          </table:table-cell>
          <table:table-cell office:value-type="float" office:value="0.863388" calcext:value-type="float">
            <text:p>0.863388</text:p>
          </table:table-cell>
          <table:table-cell office:value-type="float" office:value="0.640495" calcext:value-type="float">
            <text:p>0.640495</text:p>
          </table:table-cell>
          <table:table-cell office:value-type="float" office:value="0.640816" calcext:value-type="float">
            <text:p>0.640816</text:p>
          </table:table-cell>
          <table:table-cell office:value-type="float" office:value="0.784175" calcext:value-type="float">
            <text:p>0.784175</text:p>
          </table:table-cell>
          <table:table-cell office:value-type="float" office:value="0.661545" calcext:value-type="float">
            <text:p>0.661545</text:p>
          </table:table-cell>
          <table:table-cell office:value-type="float" office:value="0.8979" calcext:value-type="float">
            <text:p>0.8979</text:p>
          </table:table-cell>
          <table:table-cell office:value-type="float" office:value="0.866924" calcext:value-type="float">
            <text:p>0.866924</text:p>
          </table:table-cell>
          <table:table-cell office:value-type="float" office:value="0.862308" calcext:value-type="float">
            <text:p>0.862308</text:p>
          </table:table-cell>
          <table:table-cell office:value-type="float" office:value="0.812737" calcext:value-type="float">
            <text:p>0.812737</text:p>
          </table:table-cell>
          <table:table-cell office:value-type="float" office:value="0.735598" calcext:value-type="float">
            <text:p>0.735598</text:p>
          </table:table-cell>
          <table:table-cell office:value-type="float" office:value="0.771643" calcext:value-type="float">
            <text:p>0.771643</text:p>
          </table:table-cell>
          <table:table-cell office:value-type="float" office:value="0.695231" calcext:value-type="float">
            <text:p>0.695231</text:p>
          </table:table-cell>
          <table:table-cell office:value-type="float" office:value="1.49345" calcext:value-type="float">
            <text:p>1.49345</text:p>
          </table:table-cell>
          <table:table-cell office:value-type="float" office:value="0.868533" calcext:value-type="float">
            <text:p>0.868533</text:p>
          </table:table-cell>
          <table:table-cell office:value-type="float" office:value="0.678275" calcext:value-type="float">
            <text:p>0.678275</text:p>
          </table:table-cell>
          <table:table-cell office:value-type="float" office:value="0.935425" calcext:value-type="float">
            <text:p>0.935425</text:p>
          </table:table-cell>
          <table:table-cell office:value-type="float" office:value="0.924961" calcext:value-type="float">
            <text:p>0.924961</text:p>
          </table:table-cell>
          <table:table-cell office:value-type="float" office:value="0.734814" calcext:value-type="float">
            <text:p>0.734814</text:p>
          </table:table-cell>
          <table:table-cell office:value-type="float" office:value="1.06322" calcext:value-type="float">
            <text:p>1.06322</text:p>
          </table:table-cell>
          <table:table-cell office:value-type="float" office:value="0.858786" calcext:value-type="float">
            <text:p>0.858786</text:p>
          </table:table-cell>
          <table:table-cell office:value-type="float" office:value="0.671089" calcext:value-type="float">
            <text:p>0.671089</text:p>
          </table:table-cell>
          <table:table-cell office:value-type="float" office:value="0.723455" calcext:value-type="float">
            <text:p>0.723455</text:p>
          </table:table-cell>
          <table:table-cell office:value-type="float" office:value="0.803298" calcext:value-type="float">
            <text:p>0.803298</text:p>
          </table:table-cell>
          <table:table-cell office:value-type="float" office:value="0.845862" calcext:value-type="float">
            <text:p>0.845862</text:p>
          </table:table-cell>
          <table:table-cell office:value-type="float" office:value="1.00458" calcext:value-type="float">
            <text:p>1.00458</text:p>
          </table:table-cell>
          <table:table-cell office:value-type="float" office:value="0.784421" calcext:value-type="float">
            <text:p>0.784421</text:p>
          </table:table-cell>
          <table:table-cell office:value-type="float" office:value="0.878101" calcext:value-type="float">
            <text:p>0.878101</text:p>
          </table:table-cell>
          <table:table-cell office:value-type="float" office:value="0.718024" calcext:value-type="float">
            <text:p>0.718024</text:p>
          </table:table-cell>
          <table:table-cell office:value-type="float" office:value="0.763061" calcext:value-type="float">
            <text:p>0.763061</text:p>
          </table:table-cell>
          <table:table-cell office:value-type="float" office:value="0.734368" calcext:value-type="float">
            <text:p>0.734368</text:p>
          </table:table-cell>
          <table:table-cell office:value-type="float" office:value="0.853645" calcext:value-type="float">
            <text:p>0.853645</text:p>
          </table:table-cell>
          <table:table-cell office:value-type="float" office:value="0.82904" calcext:value-type="float">
            <text:p>0.82904</text:p>
          </table:table-cell>
          <table:table-cell office:value-type="float" office:value="0.985238" calcext:value-type="float">
            <text:p>0.985238</text:p>
          </table:table-cell>
          <table:table-cell office:value-type="float" office:value="0.969789" calcext:value-type="float">
            <text:p>0.969789</text:p>
          </table:table-cell>
          <table:table-cell office:value-type="float" office:value="0.760458" calcext:value-type="float">
            <text:p>0.760458</text:p>
          </table:table-cell>
          <table:table-cell office:value-type="float" office:value="1.01252" calcext:value-type="float">
            <text:p>1.01252</text:p>
          </table:table-cell>
          <table:table-cell office:value-type="float" office:value="0.750358" calcext:value-type="float">
            <text:p>0.750358</text:p>
          </table:table-cell>
          <table:table-cell office:value-type="float" office:value="0.849636" calcext:value-type="float">
            <text:p>0.849636</text:p>
          </table:table-cell>
          <table:table-cell office:value-type="float" office:value="0.684789" calcext:value-type="float">
            <text:p>0.684789</text:p>
          </table:table-cell>
          <table:table-cell office:value-type="float" office:value="0.848635" calcext:value-type="float">
            <text:p>0.848635</text:p>
          </table:table-cell>
          <table:table-cell office:value-type="float" office:value="0.841491" calcext:value-type="float">
            <text:p>0.841491</text:p>
          </table:table-cell>
          <table:table-cell office:value-type="float" office:value="0.663458" calcext:value-type="float">
            <text:p>0.663458</text:p>
          </table:table-cell>
          <table:table-cell office:value-type="float" office:value="0.773037" calcext:value-type="float">
            <text:p>0.773037</text:p>
          </table:table-cell>
          <table:table-cell office:value-type="float" office:value="0.666137" calcext:value-type="float">
            <text:p>0.666137</text:p>
          </table:table-cell>
          <table:table-cell office:value-type="float" office:value="0.81918" calcext:value-type="float">
            <text:p>0.81918</text:p>
          </table:table-cell>
          <table:table-cell office:value-type="float" office:value="0.869037" calcext:value-type="float">
            <text:p>0.869037</text:p>
          </table:table-cell>
          <table:table-cell office:value-type="float" office:value="0.703055" calcext:value-type="float">
            <text:p>0.703055</text:p>
          </table:table-cell>
          <table:table-cell office:value-type="float" office:value="0.824911" calcext:value-type="float">
            <text:p>0.824911</text:p>
          </table:table-cell>
          <table:table-cell office:value-type="float" office:value="0.970556" calcext:value-type="float">
            <text:p>0.970556</text:p>
          </table:table-cell>
          <table:table-cell office:value-type="float" office:value="0.836991" calcext:value-type="float">
            <text:p>0.836991</text:p>
          </table:table-cell>
          <table:table-cell office:value-type="float" office:value="0.62487" calcext:value-type="float">
            <text:p>0.62487</text:p>
          </table:table-cell>
          <table:table-cell office:value-type="float" office:value="0.672284" calcext:value-type="float">
            <text:p>0.672284</text:p>
          </table:table-cell>
          <table:table-cell office:value-type="float" office:value="0.902567" calcext:value-type="float">
            <text:p>0.902567</text:p>
          </table:table-cell>
          <table:table-cell office:value-type="float" office:value="0.702215" calcext:value-type="float">
            <text:p>0.702215</text:p>
          </table:table-cell>
          <table:table-cell office:value-type="float" office:value="0.844094" calcext:value-type="float">
            <text:p>0.844094</text:p>
          </table:table-cell>
          <table:table-cell office:value-type="float" office:value="0.731986" calcext:value-type="float">
            <text:p>0.731986</text:p>
          </table:table-cell>
          <table:table-cell office:value-type="float" office:value="0.65017" calcext:value-type="float">
            <text:p>0.65017</text:p>
          </table:table-cell>
          <table:table-cell office:value-type="float" office:value="1.00675" calcext:value-type="float">
            <text:p>1.00675</text:p>
          </table:table-cell>
          <table:table-cell office:value-type="float" office:value="0.739125" calcext:value-type="float">
            <text:p>0.739125</text:p>
          </table:table-cell>
          <table:table-cell office:value-type="float" office:value="0.705344" calcext:value-type="float">
            <text:p>0.705344</text:p>
          </table:table-cell>
          <table:table-cell office:value-type="float" office:value="0.88771" calcext:value-type="float">
            <text:p>0.88771</text:p>
          </table:table-cell>
          <table:table-cell office:value-type="float" office:value="0.908242" calcext:value-type="float">
            <text:p>0.908242</text:p>
          </table:table-cell>
          <table:table-cell office:value-type="float" office:value="0.682998" calcext:value-type="float">
            <text:p>0.682998</text:p>
          </table:table-cell>
          <table:table-cell office:value-type="float" office:value="0.71649" calcext:value-type="float">
            <text:p>0.71649</text:p>
          </table:table-cell>
          <table:table-cell office:value-type="float" office:value="0.655115" calcext:value-type="float">
            <text:p>0.655115</text:p>
          </table:table-cell>
          <table:table-cell office:value-type="float" office:value="0.703796" calcext:value-type="float">
            <text:p>0.703796</text:p>
          </table:table-cell>
          <table:table-cell office:value-type="float" office:value="0.74166" calcext:value-type="float">
            <text:p>0.74166</text:p>
          </table:table-cell>
          <table:table-cell office:value-type="float" office:value="0.758135" calcext:value-type="float">
            <text:p>0.758135</text:p>
          </table:table-cell>
          <table:table-cell office:value-type="float" office:value="0.932107" calcext:value-type="float">
            <text:p>0.932107</text:p>
          </table:table-cell>
          <table:table-cell office:value-type="float" office:value="1.04243" calcext:value-type="float">
            <text:p>1.04243</text:p>
          </table:table-cell>
          <table:table-cell office:value-type="float" office:value="0.736531" calcext:value-type="float">
            <text:p>0.736531</text:p>
          </table:table-cell>
          <table:table-cell office:value-type="float" office:value="0.897151" calcext:value-type="float">
            <text:p>0.897151</text:p>
          </table:table-cell>
          <table:table-cell office:value-type="float" office:value="1.04553" calcext:value-type="float">
            <text:p>1.04553</text:p>
          </table:table-cell>
          <table:table-cell office:value-type="float" office:value="0.893383" calcext:value-type="float">
            <text:p>0.893383</text:p>
          </table:table-cell>
          <table:table-cell office:value-type="float" office:value="0.822419" calcext:value-type="float">
            <text:p>0.822419</text:p>
          </table:table-cell>
          <table:table-cell office:value-type="float" office:value="0.698706" calcext:value-type="float">
            <text:p>0.698706</text:p>
          </table:table-cell>
          <table:table-cell office:value-type="float" office:value="0.915601" calcext:value-type="float">
            <text:p>0.915601</text:p>
          </table:table-cell>
          <table:table-cell office:value-type="float" office:value="0.878233" calcext:value-type="float">
            <text:p>0.878233</text:p>
          </table:table-cell>
          <table:table-cell office:value-type="float" office:value="1.01333" calcext:value-type="float">
            <text:p>1.01333</text:p>
          </table:table-cell>
          <table:table-cell office:value-type="float" office:value="0.949908" calcext:value-type="float">
            <text:p>0.949908</text:p>
          </table:table-cell>
          <table:table-cell office:value-type="float" office:value="1.03762" calcext:value-type="float">
            <text:p>1.03762</text:p>
          </table:table-cell>
          <table:table-cell office:value-type="float" office:value="0.880796" calcext:value-type="float">
            <text:p>0.880796</text:p>
          </table:table-cell>
          <table:table-cell office:value-type="float" office:value="0.638724" calcext:value-type="float">
            <text:p>0.638724</text:p>
          </table:table-cell>
          <table:table-cell office:value-type="float" office:value="0.67015" calcext:value-type="float">
            <text:p>0.67015</text:p>
          </table:table-cell>
          <table:table-cell office:value-type="float" office:value="0.83869" calcext:value-type="float">
            <text:p>0.83869</text:p>
          </table:table-cell>
          <table:table-cell office:value-type="float" office:value="0.68161" calcext:value-type="float">
            <text:p>0.68161</text:p>
          </table:table-cell>
          <table:table-cell office:value-type="float" office:value="0.641419" calcext:value-type="float">
            <text:p>0.641419</text:p>
          </table:table-cell>
        </table:table-row>
        <table:table-row table:style-name="ro1">
          <table:table-cell office:value-type="string" calcext:value-type="string">
            <text:p>RK</text:p>
          </table:table-cell>
          <table:table-cell table:formula="of:=MEDIAN([.B1:.EU1])" office:value-type="float" office:value="0.2163845" calcext:value-type="float">
            <text:p>0.2163845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KMP</text:p>
          </table:table-cell>
          <table:table-cell table:formula="of:=MEDIAN([.B2:.EU2])" office:value-type="float" office:value="0.232433" calcext:value-type="float">
            <text:p>0.232433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STD</text:p>
          </table:table-cell>
          <table:table-cell table:formula="of:=MEDIAN([.B3:.EU3])" office:value-type="float" office:value="0.781483" calcext:value-type="float">
            <text:p>0.781483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Levenshtein</text:p>
          </table:table-cell>
          <table:table-cell table:formula="of:=MEDIAN([.B4:.EU4])" office:value-type="float" office:value="0.304191" calcext:value-type="float">
            <text:p>0.304191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Dice</text:p>
          </table:table-cell>
          <table:table-cell table:formula="of:=MEDIAN([.B5:.EU5])" office:value-type="float" office:value="0.8081095" calcext:value-type="float">
            <text:p>0.8081095</text:p>
          </table:table-cell>
          <table:table-cell table:number-columns-repeated="149"/>
        </table:table-row>
      </table:table>
      <table:table table:name="libreoffice" table:style-name="ta1">
        <table:table-column table:style-name="co1" table:number-columns-repeated="151" table:default-cell-style-name="Default"/>
        <table:table-row table:style-name="ro1">
          <table:table-cell office:value-type="string" calcext:value-type="string">
            <text:p>Rabin-Karp</text:p>
          </table:table-cell>
          <table:table-cell office:value-type="float" office:value="0.272736" calcext:value-type="float">
            <text:p>0.272736</text:p>
          </table:table-cell>
          <table:table-cell office:value-type="float" office:value="0.214592" calcext:value-type="float">
            <text:p>0.214592</text:p>
          </table:table-cell>
          <table:table-cell office:value-type="float" office:value="0.37352" calcext:value-type="float">
            <text:p>0.37352</text:p>
          </table:table-cell>
          <table:table-cell office:value-type="float" office:value="0.202361" calcext:value-type="float">
            <text:p>0.202361</text:p>
          </table:table-cell>
          <table:table-cell office:value-type="float" office:value="0.196573" calcext:value-type="float">
            <text:p>0.196573</text:p>
          </table:table-cell>
          <table:table-cell office:value-type="float" office:value="0.284664" calcext:value-type="float">
            <text:p>0.284664</text:p>
          </table:table-cell>
          <table:table-cell office:value-type="float" office:value="0.304368" calcext:value-type="float">
            <text:p>0.304368</text:p>
          </table:table-cell>
          <table:table-cell office:value-type="float" office:value="0.191862" calcext:value-type="float">
            <text:p>0.191862</text:p>
          </table:table-cell>
          <table:table-cell office:value-type="float" office:value="0.223328" calcext:value-type="float">
            <text:p>0.223328</text:p>
          </table:table-cell>
          <table:table-cell office:value-type="float" office:value="0.198885" calcext:value-type="float">
            <text:p>0.198885</text:p>
          </table:table-cell>
          <table:table-cell office:value-type="float" office:value="0.229577" calcext:value-type="float">
            <text:p>0.229577</text:p>
          </table:table-cell>
          <table:table-cell office:value-type="float" office:value="0.196579" calcext:value-type="float">
            <text:p>0.196579</text:p>
          </table:table-cell>
          <table:table-cell office:value-type="float" office:value="0.235074" calcext:value-type="float">
            <text:p>0.235074</text:p>
          </table:table-cell>
          <table:table-cell office:value-type="float" office:value="0.197646" calcext:value-type="float">
            <text:p>0.197646</text:p>
          </table:table-cell>
          <table:table-cell office:value-type="float" office:value="0.186102" calcext:value-type="float">
            <text:p>0.186102</text:p>
          </table:table-cell>
          <table:table-cell office:value-type="float" office:value="0.219763" calcext:value-type="float">
            <text:p>0.219763</text:p>
          </table:table-cell>
          <table:table-cell office:value-type="float" office:value="0.197758" calcext:value-type="float">
            <text:p>0.197758</text:p>
          </table:table-cell>
          <table:table-cell office:value-type="float" office:value="0.195664" calcext:value-type="float">
            <text:p>0.195664</text:p>
          </table:table-cell>
          <table:table-cell office:value-type="float" office:value="0.260904" calcext:value-type="float">
            <text:p>0.260904</text:p>
          </table:table-cell>
          <table:table-cell office:value-type="float" office:value="0.22809" calcext:value-type="float">
            <text:p>0.22809</text:p>
          </table:table-cell>
          <table:table-cell office:value-type="float" office:value="0.380964" calcext:value-type="float">
            <text:p>0.380964</text:p>
          </table:table-cell>
          <table:table-cell office:value-type="float" office:value="0.209187" calcext:value-type="float">
            <text:p>0.209187</text:p>
          </table:table-cell>
          <table:table-cell office:value-type="float" office:value="0.190136" calcext:value-type="float">
            <text:p>0.190136</text:p>
          </table:table-cell>
          <table:table-cell office:value-type="float" office:value="0.318637" calcext:value-type="float">
            <text:p>0.318637</text:p>
          </table:table-cell>
          <table:table-cell office:value-type="float" office:value="0.178261" calcext:value-type="float">
            <text:p>0.178261</text:p>
          </table:table-cell>
          <table:table-cell office:value-type="float" office:value="0.290857" calcext:value-type="float">
            <text:p>0.290857</text:p>
          </table:table-cell>
          <table:table-cell office:value-type="float" office:value="0.248024" calcext:value-type="float">
            <text:p>0.248024</text:p>
          </table:table-cell>
          <table:table-cell office:value-type="float" office:value="0.227313" calcext:value-type="float">
            <text:p>0.227313</text:p>
          </table:table-cell>
          <table:table-cell office:value-type="float" office:value="0.355488" calcext:value-type="float">
            <text:p>0.355488</text:p>
          </table:table-cell>
          <table:table-cell office:value-type="float" office:value="0.299039" calcext:value-type="float">
            <text:p>0.299039</text:p>
          </table:table-cell>
          <table:table-cell office:value-type="float" office:value="0.232103" calcext:value-type="float">
            <text:p>0.232103</text:p>
          </table:table-cell>
          <table:table-cell office:value-type="float" office:value="0.25812" calcext:value-type="float">
            <text:p>0.25812</text:p>
          </table:table-cell>
          <table:table-cell office:value-type="float" office:value="0.200681" calcext:value-type="float">
            <text:p>0.200681</text:p>
          </table:table-cell>
          <table:table-cell office:value-type="float" office:value="0.316775" calcext:value-type="float">
            <text:p>0.316775</text:p>
          </table:table-cell>
          <table:table-cell office:value-type="float" office:value="0.206718" calcext:value-type="float">
            <text:p>0.206718</text:p>
          </table:table-cell>
          <table:table-cell office:value-type="float" office:value="0.230605" calcext:value-type="float">
            <text:p>0.230605</text:p>
          </table:table-cell>
          <table:table-cell office:value-type="float" office:value="0.190316" calcext:value-type="float">
            <text:p>0.190316</text:p>
          </table:table-cell>
          <table:table-cell office:value-type="float" office:value="0.189497" calcext:value-type="float">
            <text:p>0.189497</text:p>
          </table:table-cell>
          <table:table-cell office:value-type="float" office:value="0.360546" calcext:value-type="float">
            <text:p>0.360546</text:p>
          </table:table-cell>
          <table:table-cell office:value-type="float" office:value="0.244094" calcext:value-type="float">
            <text:p>0.244094</text:p>
          </table:table-cell>
          <table:table-cell office:value-type="float" office:value="0.275731" calcext:value-type="float">
            <text:p>0.275731</text:p>
          </table:table-cell>
          <table:table-cell office:value-type="float" office:value="0.308327" calcext:value-type="float">
            <text:p>0.308327</text:p>
          </table:table-cell>
          <table:table-cell office:value-type="float" office:value="0.293096" calcext:value-type="float">
            <text:p>0.293096</text:p>
          </table:table-cell>
          <table:table-cell office:value-type="float" office:value="0.295449" calcext:value-type="float">
            <text:p>0.295449</text:p>
          </table:table-cell>
          <table:table-cell office:value-type="float" office:value="0.292547" calcext:value-type="float">
            <text:p>0.292547</text:p>
          </table:table-cell>
          <table:table-cell office:value-type="float" office:value="0.193494" calcext:value-type="float">
            <text:p>0.193494</text:p>
          </table:table-cell>
          <table:table-cell office:value-type="float" office:value="0.354626" calcext:value-type="float">
            <text:p>0.354626</text:p>
          </table:table-cell>
          <table:table-cell office:value-type="float" office:value="0.270934" calcext:value-type="float">
            <text:p>0.270934</text:p>
          </table:table-cell>
          <table:table-cell office:value-type="float" office:value="0.184127" calcext:value-type="float">
            <text:p>0.184127</text:p>
          </table:table-cell>
          <table:table-cell office:value-type="float" office:value="0.187882" calcext:value-type="float">
            <text:p>0.187882</text:p>
          </table:table-cell>
          <table:table-cell office:value-type="float" office:value="0.192332" calcext:value-type="float">
            <text:p>0.192332</text:p>
          </table:table-cell>
          <table:table-cell office:value-type="float" office:value="0.198974" calcext:value-type="float">
            <text:p>0.198974</text:p>
          </table:table-cell>
          <table:table-cell office:value-type="float" office:value="0.194145" calcext:value-type="float">
            <text:p>0.194145</text:p>
          </table:table-cell>
          <table:table-cell office:value-type="float" office:value="0.252461" calcext:value-type="float">
            <text:p>0.252461</text:p>
          </table:table-cell>
          <table:table-cell office:value-type="float" office:value="0.322403" calcext:value-type="float">
            <text:p>0.322403</text:p>
          </table:table-cell>
          <table:table-cell office:value-type="float" office:value="0.228326" calcext:value-type="float">
            <text:p>0.228326</text:p>
          </table:table-cell>
          <table:table-cell office:value-type="float" office:value="0.204877" calcext:value-type="float">
            <text:p>0.204877</text:p>
          </table:table-cell>
          <table:table-cell office:value-type="float" office:value="0.200577" calcext:value-type="float">
            <text:p>0.200577</text:p>
          </table:table-cell>
          <table:table-cell office:value-type="float" office:value="0.336198" calcext:value-type="float">
            <text:p>0.336198</text:p>
          </table:table-cell>
          <table:table-cell office:value-type="float" office:value="0.239963" calcext:value-type="float">
            <text:p>0.239963</text:p>
          </table:table-cell>
          <table:table-cell office:value-type="float" office:value="0.291922" calcext:value-type="float">
            <text:p>0.291922</text:p>
          </table:table-cell>
          <table:table-cell office:value-type="float" office:value="0.188786" calcext:value-type="float">
            <text:p>0.188786</text:p>
          </table:table-cell>
          <table:table-cell office:value-type="float" office:value="0.409013" calcext:value-type="float">
            <text:p>0.409013</text:p>
          </table:table-cell>
          <table:table-cell office:value-type="float" office:value="0.212857" calcext:value-type="float">
            <text:p>0.212857</text:p>
          </table:table-cell>
          <table:table-cell office:value-type="float" office:value="0.190231" calcext:value-type="float">
            <text:p>0.190231</text:p>
          </table:table-cell>
          <table:table-cell office:value-type="float" office:value="0.241115" calcext:value-type="float">
            <text:p>0.241115</text:p>
          </table:table-cell>
          <table:table-cell office:value-type="float" office:value="0.226434" calcext:value-type="float">
            <text:p>0.226434</text:p>
          </table:table-cell>
          <table:table-cell office:value-type="float" office:value="0.285161" calcext:value-type="float">
            <text:p>0.285161</text:p>
          </table:table-cell>
          <table:table-cell office:value-type="float" office:value="0.309678" calcext:value-type="float">
            <text:p>0.309678</text:p>
          </table:table-cell>
          <table:table-cell office:value-type="float" office:value="0.214761" calcext:value-type="float">
            <text:p>0.214761</text:p>
          </table:table-cell>
          <table:table-cell office:value-type="float" office:value="0.361205" calcext:value-type="float">
            <text:p>0.361205</text:p>
          </table:table-cell>
          <table:table-cell office:value-type="float" office:value="0.305632" calcext:value-type="float">
            <text:p>0.305632</text:p>
          </table:table-cell>
          <table:table-cell office:value-type="float" office:value="0.306979" calcext:value-type="float">
            <text:p>0.306979</text:p>
          </table:table-cell>
          <table:table-cell office:value-type="float" office:value="0.187541" calcext:value-type="float">
            <text:p>0.187541</text:p>
          </table:table-cell>
          <table:table-cell office:value-type="float" office:value="0.221508" calcext:value-type="float">
            <text:p>0.221508</text:p>
          </table:table-cell>
          <table:table-cell office:value-type="float" office:value="0.25266" calcext:value-type="float">
            <text:p>0.25266</text:p>
          </table:table-cell>
          <table:table-cell office:value-type="float" office:value="0.220667" calcext:value-type="float">
            <text:p>0.220667</text:p>
          </table:table-cell>
          <table:table-cell office:value-type="float" office:value="0.305816" calcext:value-type="float">
            <text:p>0.305816</text:p>
          </table:table-cell>
          <table:table-cell office:value-type="float" office:value="0.233721" calcext:value-type="float">
            <text:p>0.233721</text:p>
          </table:table-cell>
          <table:table-cell office:value-type="float" office:value="0.245071" calcext:value-type="float">
            <text:p>0.245071</text:p>
          </table:table-cell>
          <table:table-cell office:value-type="float" office:value="0.188268" calcext:value-type="float">
            <text:p>0.188268</text:p>
          </table:table-cell>
          <table:table-cell office:value-type="float" office:value="0.293502" calcext:value-type="float">
            <text:p>0.293502</text:p>
          </table:table-cell>
          <table:table-cell office:value-type="float" office:value="0.194491" calcext:value-type="float">
            <text:p>0.194491</text:p>
          </table:table-cell>
          <table:table-cell office:value-type="float" office:value="0.349568" calcext:value-type="float">
            <text:p>0.349568</text:p>
          </table:table-cell>
          <table:table-cell office:value-type="float" office:value="0.342604" calcext:value-type="float">
            <text:p>0.342604</text:p>
          </table:table-cell>
          <table:table-cell office:value-type="float" office:value="0.209286" calcext:value-type="float">
            <text:p>0.209286</text:p>
          </table:table-cell>
          <table:table-cell office:value-type="float" office:value="0.316568" calcext:value-type="float">
            <text:p>0.316568</text:p>
          </table:table-cell>
          <table:table-cell office:value-type="float" office:value="0.233347" calcext:value-type="float">
            <text:p>0.233347</text:p>
          </table:table-cell>
          <table:table-cell office:value-type="float" office:value="0.256772" calcext:value-type="float">
            <text:p>0.256772</text:p>
          </table:table-cell>
          <table:table-cell office:value-type="float" office:value="0.411267" calcext:value-type="float">
            <text:p>0.411267</text:p>
          </table:table-cell>
          <table:table-cell office:value-type="float" office:value="0.276169" calcext:value-type="float">
            <text:p>0.276169</text:p>
          </table:table-cell>
          <table:table-cell office:value-type="float" office:value="0.199236" calcext:value-type="float">
            <text:p>0.199236</text:p>
          </table:table-cell>
          <table:table-cell office:value-type="float" office:value="0.176712" calcext:value-type="float">
            <text:p>0.176712</text:p>
          </table:table-cell>
          <table:table-cell office:value-type="float" office:value="0.213078" calcext:value-type="float">
            <text:p>0.213078</text:p>
          </table:table-cell>
          <table:table-cell office:value-type="float" office:value="0.338892" calcext:value-type="float">
            <text:p>0.338892</text:p>
          </table:table-cell>
          <table:table-cell office:value-type="float" office:value="0.193799" calcext:value-type="float">
            <text:p>0.193799</text:p>
          </table:table-cell>
          <table:table-cell office:value-type="float" office:value="0.213542" calcext:value-type="float">
            <text:p>0.213542</text:p>
          </table:table-cell>
          <table:table-cell office:value-type="float" office:value="0.206722" calcext:value-type="float">
            <text:p>0.206722</text:p>
          </table:table-cell>
          <table:table-cell office:value-type="float" office:value="0.295994" calcext:value-type="float">
            <text:p>0.295994</text:p>
          </table:table-cell>
          <table:table-cell office:value-type="float" office:value="0.186685" calcext:value-type="float">
            <text:p>0.186685</text:p>
          </table:table-cell>
          <table:table-cell office:value-type="float" office:value="0.20188" calcext:value-type="float">
            <text:p>0.20188</text:p>
          </table:table-cell>
          <table:table-cell office:value-type="float" office:value="0.266665" calcext:value-type="float">
            <text:p>0.266665</text:p>
          </table:table-cell>
          <table:table-cell office:value-type="float" office:value="0.293671" calcext:value-type="float">
            <text:p>0.293671</text:p>
          </table:table-cell>
          <table:table-cell office:value-type="float" office:value="0.186697" calcext:value-type="float">
            <text:p>0.186697</text:p>
          </table:table-cell>
          <table:table-cell office:value-type="float" office:value="0.216771" calcext:value-type="float">
            <text:p>0.216771</text:p>
          </table:table-cell>
          <table:table-cell office:value-type="float" office:value="0.345619" calcext:value-type="float">
            <text:p>0.345619</text:p>
          </table:table-cell>
          <table:table-cell office:value-type="float" office:value="0.377282" calcext:value-type="float">
            <text:p>0.377282</text:p>
          </table:table-cell>
          <table:table-cell office:value-type="float" office:value="0.235268" calcext:value-type="float">
            <text:p>0.235268</text:p>
          </table:table-cell>
          <table:table-cell office:value-type="float" office:value="0.187849" calcext:value-type="float">
            <text:p>0.187849</text:p>
          </table:table-cell>
          <table:table-cell office:value-type="float" office:value="0.270698" calcext:value-type="float">
            <text:p>0.270698</text:p>
          </table:table-cell>
          <table:table-cell office:value-type="float" office:value="0.237453" calcext:value-type="float">
            <text:p>0.237453</text:p>
          </table:table-cell>
          <table:table-cell office:value-type="float" office:value="0.180338" calcext:value-type="float">
            <text:p>0.180338</text:p>
          </table:table-cell>
          <table:table-cell office:value-type="float" office:value="0.195905" calcext:value-type="float">
            <text:p>0.195905</text:p>
          </table:table-cell>
          <table:table-cell office:value-type="float" office:value="0.2661" calcext:value-type="float">
            <text:p>0.2661</text:p>
          </table:table-cell>
          <table:table-cell office:value-type="float" office:value="0.293869" calcext:value-type="float">
            <text:p>0.293869</text:p>
          </table:table-cell>
          <table:table-cell office:value-type="float" office:value="0.284515" calcext:value-type="float">
            <text:p>0.284515</text:p>
          </table:table-cell>
          <table:table-cell office:value-type="float" office:value="0.179659" calcext:value-type="float">
            <text:p>0.179659</text:p>
          </table:table-cell>
          <table:table-cell office:value-type="float" office:value="0.199509" calcext:value-type="float">
            <text:p>0.199509</text:p>
          </table:table-cell>
          <table:table-cell office:value-type="float" office:value="0.177964" calcext:value-type="float">
            <text:p>0.177964</text:p>
          </table:table-cell>
          <table:table-cell office:value-type="float" office:value="0.194372" calcext:value-type="float">
            <text:p>0.194372</text:p>
          </table:table-cell>
          <table:table-cell office:value-type="float" office:value="0.19689" calcext:value-type="float">
            <text:p>0.19689</text:p>
          </table:table-cell>
          <table:table-cell office:value-type="float" office:value="0.243353" calcext:value-type="float">
            <text:p>0.243353</text:p>
          </table:table-cell>
          <table:table-cell office:value-type="float" office:value="0.39925" calcext:value-type="float">
            <text:p>0.39925</text:p>
          </table:table-cell>
          <table:table-cell office:value-type="float" office:value="0.335235" calcext:value-type="float">
            <text:p>0.335235</text:p>
          </table:table-cell>
          <table:table-cell office:value-type="float" office:value="0.309596" calcext:value-type="float">
            <text:p>0.309596</text:p>
          </table:table-cell>
          <table:table-cell office:value-type="float" office:value="0.194203" calcext:value-type="float">
            <text:p>0.194203</text:p>
          </table:table-cell>
          <table:table-cell office:value-type="float" office:value="0.195023" calcext:value-type="float">
            <text:p>0.195023</text:p>
          </table:table-cell>
          <table:table-cell office:value-type="float" office:value="0.19684" calcext:value-type="float">
            <text:p>0.19684</text:p>
          </table:table-cell>
          <table:table-cell office:value-type="float" office:value="0.212146" calcext:value-type="float">
            <text:p>0.212146</text:p>
          </table:table-cell>
          <table:table-cell office:value-type="float" office:value="0.2007" calcext:value-type="float">
            <text:p>0.2007</text:p>
          </table:table-cell>
          <table:table-cell office:value-type="float" office:value="0.35371" calcext:value-type="float">
            <text:p>0.35371</text:p>
          </table:table-cell>
          <table:table-cell office:value-type="float" office:value="0.195682" calcext:value-type="float">
            <text:p>0.195682</text:p>
          </table:table-cell>
          <table:table-cell office:value-type="float" office:value="0.27792" calcext:value-type="float">
            <text:p>0.27792</text:p>
          </table:table-cell>
          <table:table-cell office:value-type="float" office:value="0.218951" calcext:value-type="float">
            <text:p>0.218951</text:p>
          </table:table-cell>
          <table:table-cell office:value-type="float" office:value="0.377638" calcext:value-type="float">
            <text:p>0.377638</text:p>
          </table:table-cell>
          <table:table-cell office:value-type="float" office:value="0.206846" calcext:value-type="float">
            <text:p>0.206846</text:p>
          </table:table-cell>
          <table:table-cell office:value-type="float" office:value="0.212497" calcext:value-type="float">
            <text:p>0.212497</text:p>
          </table:table-cell>
          <table:table-cell office:value-type="float" office:value="0.256874" calcext:value-type="float">
            <text:p>0.256874</text:p>
          </table:table-cell>
          <table:table-cell office:value-type="float" office:value="0.19823" calcext:value-type="float">
            <text:p>0.19823</text:p>
          </table:table-cell>
          <table:table-cell office:value-type="float" office:value="0.283123" calcext:value-type="float">
            <text:p>0.283123</text:p>
          </table:table-cell>
          <table:table-cell office:value-type="float" office:value="0.214823" calcext:value-type="float">
            <text:p>0.214823</text:p>
          </table:table-cell>
          <table:table-cell office:value-type="float" office:value="0.228656" calcext:value-type="float">
            <text:p>0.228656</text:p>
          </table:table-cell>
          <table:table-cell office:value-type="float" office:value="0.182373" calcext:value-type="float">
            <text:p>0.182373</text:p>
          </table:table-cell>
          <table:table-cell office:value-type="float" office:value="0.359251" calcext:value-type="float">
            <text:p>0.359251</text:p>
          </table:table-cell>
          <table:table-cell office:value-type="float" office:value="0.230208" calcext:value-type="float">
            <text:p>0.230208</text:p>
          </table:table-cell>
          <table:table-cell office:value-type="float" office:value="0.298592" calcext:value-type="float">
            <text:p>0.298592</text:p>
          </table:table-cell>
          <table:table-cell office:value-type="float" office:value="0.190385" calcext:value-type="float">
            <text:p>0.190385</text:p>
          </table:table-cell>
          <table:table-cell office:value-type="float" office:value="0.330986" calcext:value-type="float">
            <text:p>0.330986</text:p>
          </table:table-cell>
          <table:table-cell office:value-type="float" office:value="0.203655" calcext:value-type="float">
            <text:p>0.203655</text:p>
          </table:table-cell>
          <table:table-cell office:value-type="float" office:value="0.12387" calcext:value-type="float">
            <text:p>0.12387</text:p>
          </table:table-cell>
        </table:table-row>
        <table:table-row table:style-name="ro1">
          <table:table-cell office:value-type="string" calcext:value-type="string">
            <text:p>KMP</text:p>
          </table:table-cell>
          <table:table-cell office:value-type="float" office:value="0.197393" calcext:value-type="float">
            <text:p>0.197393</text:p>
          </table:table-cell>
          <table:table-cell office:value-type="float" office:value="0.18129" calcext:value-type="float">
            <text:p>0.18129</text:p>
          </table:table-cell>
          <table:table-cell office:value-type="float" office:value="0.220163" calcext:value-type="float">
            <text:p>0.220163</text:p>
          </table:table-cell>
          <table:table-cell office:value-type="float" office:value="0.310784" calcext:value-type="float">
            <text:p>0.310784</text:p>
          </table:table-cell>
          <table:table-cell office:value-type="float" office:value="0.201035" calcext:value-type="float">
            <text:p>0.201035</text:p>
          </table:table-cell>
          <table:table-cell office:value-type="float" office:value="0.256734" calcext:value-type="float">
            <text:p>0.256734</text:p>
          </table:table-cell>
          <table:table-cell office:value-type="float" office:value="0.226035" calcext:value-type="float">
            <text:p>0.226035</text:p>
          </table:table-cell>
          <table:table-cell office:value-type="float" office:value="0.227876" calcext:value-type="float">
            <text:p>0.227876</text:p>
          </table:table-cell>
          <table:table-cell office:value-type="float" office:value="0.214247" calcext:value-type="float">
            <text:p>0.214247</text:p>
          </table:table-cell>
          <table:table-cell office:value-type="float" office:value="0.222197" calcext:value-type="float">
            <text:p>0.222197</text:p>
          </table:table-cell>
          <table:table-cell office:value-type="float" office:value="0.225935" calcext:value-type="float">
            <text:p>0.225935</text:p>
          </table:table-cell>
          <table:table-cell office:value-type="float" office:value="0.218861" calcext:value-type="float">
            <text:p>0.218861</text:p>
          </table:table-cell>
          <table:table-cell office:value-type="float" office:value="0.260239" calcext:value-type="float">
            <text:p>0.260239</text:p>
          </table:table-cell>
          <table:table-cell office:value-type="float" office:value="0.217792" calcext:value-type="float">
            <text:p>0.217792</text:p>
          </table:table-cell>
          <table:table-cell office:value-type="float" office:value="0.237384" calcext:value-type="float">
            <text:p>0.237384</text:p>
          </table:table-cell>
          <table:table-cell office:value-type="float" office:value="0.352481" calcext:value-type="float">
            <text:p>0.352481</text:p>
          </table:table-cell>
          <table:table-cell office:value-type="float" office:value="0.218759" calcext:value-type="float">
            <text:p>0.218759</text:p>
          </table:table-cell>
          <table:table-cell office:value-type="float" office:value="0.228266" calcext:value-type="float">
            <text:p>0.228266</text:p>
          </table:table-cell>
          <table:table-cell office:value-type="float" office:value="0.321343" calcext:value-type="float">
            <text:p>0.321343</text:p>
          </table:table-cell>
          <table:table-cell office:value-type="float" office:value="0.245663" calcext:value-type="float">
            <text:p>0.245663</text:p>
          </table:table-cell>
          <table:table-cell office:value-type="float" office:value="0.291229" calcext:value-type="float">
            <text:p>0.291229</text:p>
          </table:table-cell>
          <table:table-cell office:value-type="float" office:value="0.447103" calcext:value-type="float">
            <text:p>0.447103</text:p>
          </table:table-cell>
          <table:table-cell office:value-type="float" office:value="0.261959" calcext:value-type="float">
            <text:p>0.261959</text:p>
          </table:table-cell>
          <table:table-cell office:value-type="float" office:value="0.230591" calcext:value-type="float">
            <text:p>0.230591</text:p>
          </table:table-cell>
          <table:table-cell office:value-type="float" office:value="0.37359" calcext:value-type="float">
            <text:p>0.37359</text:p>
          </table:table-cell>
          <table:table-cell office:value-type="float" office:value="0.219309" calcext:value-type="float">
            <text:p>0.219309</text:p>
          </table:table-cell>
          <table:table-cell office:value-type="float" office:value="0.236522" calcext:value-type="float">
            <text:p>0.236522</text:p>
          </table:table-cell>
          <table:table-cell office:value-type="float" office:value="0.268677" calcext:value-type="float">
            <text:p>0.268677</text:p>
          </table:table-cell>
          <table:table-cell office:value-type="float" office:value="0.22567" calcext:value-type="float">
            <text:p>0.22567</text:p>
          </table:table-cell>
          <table:table-cell office:value-type="float" office:value="0.373786" calcext:value-type="float">
            <text:p>0.373786</text:p>
          </table:table-cell>
          <table:table-cell office:value-type="float" office:value="0.233399" calcext:value-type="float">
            <text:p>0.233399</text:p>
          </table:table-cell>
          <table:table-cell office:value-type="float" office:value="0.235945" calcext:value-type="float">
            <text:p>0.235945</text:p>
          </table:table-cell>
          <table:table-cell office:value-type="float" office:value="0.218736" calcext:value-type="float">
            <text:p>0.218736</text:p>
          </table:table-cell>
          <table:table-cell office:value-type="float" office:value="0.241026" calcext:value-type="float">
            <text:p>0.241026</text:p>
          </table:table-cell>
          <table:table-cell office:value-type="float" office:value="0.238624" calcext:value-type="float">
            <text:p>0.238624</text:p>
          </table:table-cell>
          <table:table-cell office:value-type="float" office:value="0.254076" calcext:value-type="float">
            <text:p>0.254076</text:p>
          </table:table-cell>
          <table:table-cell office:value-type="float" office:value="0.243204" calcext:value-type="float">
            <text:p>0.243204</text:p>
          </table:table-cell>
          <table:table-cell office:value-type="float" office:value="0.341015" calcext:value-type="float">
            <text:p>0.341015</text:p>
          </table:table-cell>
          <table:table-cell office:value-type="float" office:value="0.260621" calcext:value-type="float">
            <text:p>0.260621</text:p>
          </table:table-cell>
          <table:table-cell office:value-type="float" office:value="0.386878" calcext:value-type="float">
            <text:p>0.386878</text:p>
          </table:table-cell>
          <table:table-cell office:value-type="float" office:value="0.212291" calcext:value-type="float">
            <text:p>0.212291</text:p>
          </table:table-cell>
          <table:table-cell office:value-type="float" office:value="0.229441" calcext:value-type="float">
            <text:p>0.229441</text:p>
          </table:table-cell>
          <table:table-cell office:value-type="float" office:value="0.209454" calcext:value-type="float">
            <text:p>0.209454</text:p>
          </table:table-cell>
          <table:table-cell office:value-type="float" office:value="0.299699" calcext:value-type="float">
            <text:p>0.299699</text:p>
          </table:table-cell>
          <table:table-cell office:value-type="float" office:value="0.242277" calcext:value-type="float">
            <text:p>0.242277</text:p>
          </table:table-cell>
          <table:table-cell office:value-type="float" office:value="0.243359" calcext:value-type="float">
            <text:p>0.243359</text:p>
          </table:table-cell>
          <table:table-cell office:value-type="float" office:value="0.235918" calcext:value-type="float">
            <text:p>0.235918</text:p>
          </table:table-cell>
          <table:table-cell office:value-type="float" office:value="0.327074" calcext:value-type="float">
            <text:p>0.327074</text:p>
          </table:table-cell>
          <table:table-cell office:value-type="float" office:value="0.248045" calcext:value-type="float">
            <text:p>0.248045</text:p>
          </table:table-cell>
          <table:table-cell office:value-type="float" office:value="0.338512" calcext:value-type="float">
            <text:p>0.338512</text:p>
          </table:table-cell>
          <table:table-cell office:value-type="float" office:value="0.233282" calcext:value-type="float">
            <text:p>0.233282</text:p>
          </table:table-cell>
          <table:table-cell office:value-type="float" office:value="0.332097" calcext:value-type="float">
            <text:p>0.332097</text:p>
          </table:table-cell>
          <table:table-cell office:value-type="float" office:value="0.223903" calcext:value-type="float">
            <text:p>0.223903</text:p>
          </table:table-cell>
          <table:table-cell office:value-type="float" office:value="0.229574" calcext:value-type="float">
            <text:p>0.229574</text:p>
          </table:table-cell>
          <table:table-cell office:value-type="float" office:value="0.250327" calcext:value-type="float">
            <text:p>0.250327</text:p>
          </table:table-cell>
          <table:table-cell office:value-type="float" office:value="0.219444" calcext:value-type="float">
            <text:p>0.219444</text:p>
          </table:table-cell>
          <table:table-cell office:value-type="float" office:value="0.32327" calcext:value-type="float">
            <text:p>0.32327</text:p>
          </table:table-cell>
          <table:table-cell office:value-type="float" office:value="0.269418" calcext:value-type="float">
            <text:p>0.269418</text:p>
          </table:table-cell>
          <table:table-cell office:value-type="float" office:value="0.224143" calcext:value-type="float">
            <text:p>0.224143</text:p>
          </table:table-cell>
          <table:table-cell office:value-type="float" office:value="0.339055" calcext:value-type="float">
            <text:p>0.339055</text:p>
          </table:table-cell>
          <table:table-cell office:value-type="float" office:value="0.222602" calcext:value-type="float">
            <text:p>0.222602</text:p>
          </table:table-cell>
          <table:table-cell office:value-type="float" office:value="0.288495" calcext:value-type="float">
            <text:p>0.288495</text:p>
          </table:table-cell>
          <table:table-cell office:value-type="float" office:value="0.254584" calcext:value-type="float">
            <text:p>0.254584</text:p>
          </table:table-cell>
          <table:table-cell office:value-type="float" office:value="0.347614" calcext:value-type="float">
            <text:p>0.347614</text:p>
          </table:table-cell>
          <table:table-cell office:value-type="float" office:value="0.365266" calcext:value-type="float">
            <text:p>0.365266</text:p>
          </table:table-cell>
          <table:table-cell office:value-type="float" office:value="0.335191" calcext:value-type="float">
            <text:p>0.335191</text:p>
          </table:table-cell>
          <table:table-cell office:value-type="float" office:value="0.230869" calcext:value-type="float">
            <text:p>0.230869</text:p>
          </table:table-cell>
          <table:table-cell office:value-type="float" office:value="0.356208" calcext:value-type="float">
            <text:p>0.356208</text:p>
          </table:table-cell>
          <table:table-cell office:value-type="float" office:value="0.345929" calcext:value-type="float">
            <text:p>0.345929</text:p>
          </table:table-cell>
          <table:table-cell office:value-type="float" office:value="0.282966" calcext:value-type="float">
            <text:p>0.282966</text:p>
          </table:table-cell>
          <table:table-cell office:value-type="float" office:value="0.296547" calcext:value-type="float">
            <text:p>0.296547</text:p>
          </table:table-cell>
          <table:table-cell office:value-type="float" office:value="0.375267" calcext:value-type="float">
            <text:p>0.375267</text:p>
          </table:table-cell>
          <table:table-cell office:value-type="float" office:value="0.381059" calcext:value-type="float">
            <text:p>0.381059</text:p>
          </table:table-cell>
          <table:table-cell office:value-type="float" office:value="0.242817" calcext:value-type="float">
            <text:p>0.242817</text:p>
          </table:table-cell>
          <table:table-cell office:value-type="float" office:value="0.220501" calcext:value-type="float">
            <text:p>0.220501</text:p>
          </table:table-cell>
          <table:table-cell office:value-type="float" office:value="0.325929" calcext:value-type="float">
            <text:p>0.325929</text:p>
          </table:table-cell>
          <table:table-cell office:value-type="float" office:value="0.257909" calcext:value-type="float">
            <text:p>0.257909</text:p>
          </table:table-cell>
          <table:table-cell office:value-type="float" office:value="0.291038" calcext:value-type="float">
            <text:p>0.291038</text:p>
          </table:table-cell>
          <table:table-cell office:value-type="float" office:value="0.25121" calcext:value-type="float">
            <text:p>0.25121</text:p>
          </table:table-cell>
          <table:table-cell office:value-type="float" office:value="0.304432" calcext:value-type="float">
            <text:p>0.304432</text:p>
          </table:table-cell>
          <table:table-cell office:value-type="float" office:value="0.216636" calcext:value-type="float">
            <text:p>0.216636</text:p>
          </table:table-cell>
          <table:table-cell office:value-type="float" office:value="0.214611" calcext:value-type="float">
            <text:p>0.214611</text:p>
          </table:table-cell>
          <table:table-cell office:value-type="float" office:value="0.257981" calcext:value-type="float">
            <text:p>0.257981</text:p>
          </table:table-cell>
          <table:table-cell office:value-type="float" office:value="0.216619" calcext:value-type="float">
            <text:p>0.216619</text:p>
          </table:table-cell>
          <table:table-cell office:value-type="float" office:value="0.305295" calcext:value-type="float">
            <text:p>0.305295</text:p>
          </table:table-cell>
          <table:table-cell office:value-type="float" office:value="0.209258" calcext:value-type="float">
            <text:p>0.209258</text:p>
          </table:table-cell>
          <table:table-cell office:value-type="float" office:value="0.381988" calcext:value-type="float">
            <text:p>0.381988</text:p>
          </table:table-cell>
          <table:table-cell office:value-type="float" office:value="0.325182" calcext:value-type="float">
            <text:p>0.325182</text:p>
          </table:table-cell>
          <table:table-cell office:value-type="float" office:value="0.287098" calcext:value-type="float">
            <text:p>0.287098</text:p>
          </table:table-cell>
          <table:table-cell office:value-type="float" office:value="0.261377" calcext:value-type="float">
            <text:p>0.261377</text:p>
          </table:table-cell>
          <table:table-cell office:value-type="float" office:value="0.206024" calcext:value-type="float">
            <text:p>0.206024</text:p>
          </table:table-cell>
          <table:table-cell office:value-type="float" office:value="0.490717" calcext:value-type="float">
            <text:p>0.490717</text:p>
          </table:table-cell>
          <table:table-cell office:value-type="float" office:value="0.321034" calcext:value-type="float">
            <text:p>0.321034</text:p>
          </table:table-cell>
          <table:table-cell office:value-type="float" office:value="0.391269" calcext:value-type="float">
            <text:p>0.391269</text:p>
          </table:table-cell>
          <table:table-cell office:value-type="float" office:value="0.405022" calcext:value-type="float">
            <text:p>0.405022</text:p>
          </table:table-cell>
          <table:table-cell office:value-type="float" office:value="0.336778" calcext:value-type="float">
            <text:p>0.336778</text:p>
          </table:table-cell>
          <table:table-cell office:value-type="float" office:value="0.250894" calcext:value-type="float">
            <text:p>0.250894</text:p>
          </table:table-cell>
          <table:table-cell office:value-type="float" office:value="0.216101" calcext:value-type="float">
            <text:p>0.216101</text:p>
          </table:table-cell>
          <table:table-cell office:value-type="float" office:value="0.250394" calcext:value-type="float">
            <text:p>0.250394</text:p>
          </table:table-cell>
          <table:table-cell office:value-type="float" office:value="0.233835" calcext:value-type="float">
            <text:p>0.233835</text:p>
          </table:table-cell>
          <table:table-cell office:value-type="float" office:value="0.332697" calcext:value-type="float">
            <text:p>0.332697</text:p>
          </table:table-cell>
          <table:table-cell office:value-type="float" office:value="0.342829" calcext:value-type="float">
            <text:p>0.342829</text:p>
          </table:table-cell>
          <table:table-cell office:value-type="float" office:value="0.237336" calcext:value-type="float">
            <text:p>0.237336</text:p>
          </table:table-cell>
          <table:table-cell office:value-type="float" office:value="0.289717" calcext:value-type="float">
            <text:p>0.289717</text:p>
          </table:table-cell>
          <table:table-cell office:value-type="float" office:value="0.340471" calcext:value-type="float">
            <text:p>0.340471</text:p>
          </table:table-cell>
          <table:table-cell office:value-type="float" office:value="0.247136" calcext:value-type="float">
            <text:p>0.247136</text:p>
          </table:table-cell>
          <table:table-cell office:value-type="float" office:value="0.417484" calcext:value-type="float">
            <text:p>0.417484</text:p>
          </table:table-cell>
          <table:table-cell office:value-type="float" office:value="0.512969" calcext:value-type="float">
            <text:p>0.512969</text:p>
          </table:table-cell>
          <table:table-cell office:value-type="float" office:value="0.383512" calcext:value-type="float">
            <text:p>0.383512</text:p>
          </table:table-cell>
          <table:table-cell office:value-type="float" office:value="0.274484" calcext:value-type="float">
            <text:p>0.274484</text:p>
          </table:table-cell>
          <table:table-cell office:value-type="float" office:value="0.327434" calcext:value-type="float">
            <text:p>0.327434</text:p>
          </table:table-cell>
          <table:table-cell office:value-type="float" office:value="0.235349" calcext:value-type="float">
            <text:p>0.235349</text:p>
          </table:table-cell>
          <table:table-cell office:value-type="float" office:value="0.314514" calcext:value-type="float">
            <text:p>0.314514</text:p>
          </table:table-cell>
          <table:table-cell office:value-type="float" office:value="0.277501" calcext:value-type="float">
            <text:p>0.277501</text:p>
          </table:table-cell>
          <table:table-cell office:value-type="float" office:value="0.369758" calcext:value-type="float">
            <text:p>0.369758</text:p>
          </table:table-cell>
          <table:table-cell office:value-type="float" office:value="0.273762" calcext:value-type="float">
            <text:p>0.273762</text:p>
          </table:table-cell>
          <table:table-cell office:value-type="float" office:value="0.217598" calcext:value-type="float">
            <text:p>0.217598</text:p>
          </table:table-cell>
          <table:table-cell office:value-type="float" office:value="0.357325" calcext:value-type="float">
            <text:p>0.357325</text:p>
          </table:table-cell>
          <table:table-cell office:value-type="float" office:value="0.255622" calcext:value-type="float">
            <text:p>0.255622</text:p>
          </table:table-cell>
          <table:table-cell office:value-type="float" office:value="0.351621" calcext:value-type="float">
            <text:p>0.351621</text:p>
          </table:table-cell>
          <table:table-cell office:value-type="float" office:value="0.35943" calcext:value-type="float">
            <text:p>0.35943</text:p>
          </table:table-cell>
          <table:table-cell office:value-type="float" office:value="0.329472" calcext:value-type="float">
            <text:p>0.329472</text:p>
          </table:table-cell>
          <table:table-cell office:value-type="float" office:value="0.349938" calcext:value-type="float">
            <text:p>0.349938</text:p>
          </table:table-cell>
          <table:table-cell office:value-type="float" office:value="0.253247" calcext:value-type="float">
            <text:p>0.253247</text:p>
          </table:table-cell>
          <table:table-cell office:value-type="float" office:value="0.264109" calcext:value-type="float">
            <text:p>0.264109</text:p>
          </table:table-cell>
          <table:table-cell office:value-type="float" office:value="0.408913" calcext:value-type="float">
            <text:p>0.408913</text:p>
          </table:table-cell>
          <table:table-cell office:value-type="float" office:value="0.316489" calcext:value-type="float">
            <text:p>0.316489</text:p>
          </table:table-cell>
          <table:table-cell office:value-type="float" office:value="0.245223" calcext:value-type="float">
            <text:p>0.245223</text:p>
          </table:table-cell>
          <table:table-cell office:value-type="float" office:value="0.211478" calcext:value-type="float">
            <text:p>0.211478</text:p>
          </table:table-cell>
          <table:table-cell office:value-type="float" office:value="0.223889" calcext:value-type="float">
            <text:p>0.223889</text:p>
          </table:table-cell>
          <table:table-cell office:value-type="float" office:value="0.398751" calcext:value-type="float">
            <text:p>0.398751</text:p>
          </table:table-cell>
          <table:table-cell office:value-type="float" office:value="0.373383" calcext:value-type="float">
            <text:p>0.373383</text:p>
          </table:table-cell>
          <table:table-cell office:value-type="float" office:value="0.24059" calcext:value-type="float">
            <text:p>0.24059</text:p>
          </table:table-cell>
          <table:table-cell office:value-type="float" office:value="0.248141" calcext:value-type="float">
            <text:p>0.248141</text:p>
          </table:table-cell>
          <table:table-cell office:value-type="float" office:value="0.296137" calcext:value-type="float">
            <text:p>0.296137</text:p>
          </table:table-cell>
          <table:table-cell office:value-type="float" office:value="0.232947" calcext:value-type="float">
            <text:p>0.232947</text:p>
          </table:table-cell>
          <table:table-cell office:value-type="float" office:value="0.356413" calcext:value-type="float">
            <text:p>0.356413</text:p>
          </table:table-cell>
          <table:table-cell office:value-type="float" office:value="0.281479" calcext:value-type="float">
            <text:p>0.281479</text:p>
          </table:table-cell>
          <table:table-cell office:value-type="float" office:value="0.373591" calcext:value-type="float">
            <text:p>0.373591</text:p>
          </table:table-cell>
          <table:table-cell office:value-type="float" office:value="0.272643" calcext:value-type="float">
            <text:p>0.272643</text:p>
          </table:table-cell>
          <table:table-cell office:value-type="float" office:value="0.268747" calcext:value-type="float">
            <text:p>0.268747</text:p>
          </table:table-cell>
          <table:table-cell office:value-type="float" office:value="0.23303" calcext:value-type="float">
            <text:p>0.23303</text:p>
          </table:table-cell>
          <table:table-cell office:value-type="float" office:value="0.470631" calcext:value-type="float">
            <text:p>0.470631</text:p>
          </table:table-cell>
          <table:table-cell office:value-type="float" office:value="0.271108" calcext:value-type="float">
            <text:p>0.271108</text:p>
          </table:table-cell>
          <table:table-cell office:value-type="float" office:value="0.376175" calcext:value-type="float">
            <text:p>0.376175</text:p>
          </table:table-cell>
          <table:table-cell office:value-type="float" office:value="0.239879" calcext:value-type="float">
            <text:p>0.239879</text:p>
          </table:table-cell>
          <table:table-cell office:value-type="float" office:value="0.323374" calcext:value-type="float">
            <text:p>0.323374</text:p>
          </table:table-cell>
          <table:table-cell office:value-type="float" office:value="0.219087" calcext:value-type="float">
            <text:p>0.219087</text:p>
          </table:table-cell>
          <table:table-cell office:value-type="float" office:value="0.225379" calcext:value-type="float">
            <text:p>0.225379</text:p>
          </table:table-cell>
          <table:table-cell office:value-type="float" office:value="0.203838" calcext:value-type="float">
            <text:p>0.203838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844594" calcext:value-type="float">
            <text:p>0.844594</text:p>
          </table:table-cell>
          <table:table-cell office:value-type="float" office:value="0.752538" calcext:value-type="float">
            <text:p>0.752538</text:p>
          </table:table-cell>
          <table:table-cell office:value-type="float" office:value="1.00566" calcext:value-type="float">
            <text:p>1.00566</text:p>
          </table:table-cell>
          <table:table-cell office:value-type="float" office:value="0.788636" calcext:value-type="float">
            <text:p>0.788636</text:p>
          </table:table-cell>
          <table:table-cell office:value-type="float" office:value="0.772406" calcext:value-type="float">
            <text:p>0.772406</text:p>
          </table:table-cell>
          <table:table-cell office:value-type="float" office:value="0.87968" calcext:value-type="float">
            <text:p>0.87968</text:p>
          </table:table-cell>
          <table:table-cell office:value-type="float" office:value="0.81774" calcext:value-type="float">
            <text:p>0.81774</text:p>
          </table:table-cell>
          <table:table-cell office:value-type="float" office:value="0.915129" calcext:value-type="float">
            <text:p>0.915129</text:p>
          </table:table-cell>
          <table:table-cell office:value-type="float" office:value="1.06015" calcext:value-type="float">
            <text:p>1.06015</text:p>
          </table:table-cell>
          <table:table-cell office:value-type="float" office:value="0.901115" calcext:value-type="float">
            <text:p>0.901115</text:p>
          </table:table-cell>
          <table:table-cell office:value-type="float" office:value="1.0394" calcext:value-type="float">
            <text:p>1.0394</text:p>
          </table:table-cell>
          <table:table-cell office:value-type="float" office:value="0.801061" calcext:value-type="float">
            <text:p>0.801061</text:p>
          </table:table-cell>
          <table:table-cell office:value-type="float" office:value="0.890527" calcext:value-type="float">
            <text:p>0.890527</text:p>
          </table:table-cell>
          <table:table-cell office:value-type="float" office:value="0.89936" calcext:value-type="float">
            <text:p>0.89936</text:p>
          </table:table-cell>
          <table:table-cell office:value-type="float" office:value="0.831062" calcext:value-type="float">
            <text:p>0.831062</text:p>
          </table:table-cell>
          <table:table-cell office:value-type="float" office:value="0.683287" calcext:value-type="float">
            <text:p>0.683287</text:p>
          </table:table-cell>
          <table:table-cell office:value-type="float" office:value="1.00161" calcext:value-type="float">
            <text:p>1.00161</text:p>
          </table:table-cell>
          <table:table-cell office:value-type="float" office:value="0.668453" calcext:value-type="float">
            <text:p>0.668453</text:p>
          </table:table-cell>
          <table:table-cell office:value-type="float" office:value="1.08999" calcext:value-type="float">
            <text:p>1.08999</text:p>
          </table:table-cell>
          <table:table-cell office:value-type="float" office:value="1.03133" calcext:value-type="float">
            <text:p>1.03133</text:p>
          </table:table-cell>
          <table:table-cell office:value-type="float" office:value="0.862502" calcext:value-type="float">
            <text:p>0.862502</text:p>
          </table:table-cell>
          <table:table-cell office:value-type="float" office:value="0.79738" calcext:value-type="float">
            <text:p>0.79738</text:p>
          </table:table-cell>
          <table:table-cell office:value-type="float" office:value="0.757478" calcext:value-type="float">
            <text:p>0.757478</text:p>
          </table:table-cell>
          <table:table-cell office:value-type="float" office:value="0.825957" calcext:value-type="float">
            <text:p>0.825957</text:p>
          </table:table-cell>
          <table:table-cell office:value-type="float" office:value="0.817141" calcext:value-type="float">
            <text:p>0.817141</text:p>
          </table:table-cell>
          <table:table-cell office:value-type="float" office:value="0.904177" calcext:value-type="float">
            <text:p>0.904177</text:p>
          </table:table-cell>
          <table:table-cell office:value-type="float" office:value="0.693377" calcext:value-type="float">
            <text:p>0.693377</text:p>
          </table:table-cell>
          <table:table-cell office:value-type="float" office:value="0.906292" calcext:value-type="float">
            <text:p>0.906292</text:p>
          </table:table-cell>
          <table:table-cell office:value-type="float" office:value="0.895816" calcext:value-type="float">
            <text:p>0.895816</text:p>
          </table:table-cell>
          <table:table-cell office:value-type="float" office:value="0.700412" calcext:value-type="float">
            <text:p>0.700412</text:p>
          </table:table-cell>
          <table:table-cell office:value-type="float" office:value="0.819922" calcext:value-type="float">
            <text:p>0.819922</text:p>
          </table:table-cell>
          <table:table-cell office:value-type="float" office:value="0.873824" calcext:value-type="float">
            <text:p>0.873824</text:p>
          </table:table-cell>
          <table:table-cell office:value-type="float" office:value="0.863217" calcext:value-type="float">
            <text:p>0.863217</text:p>
          </table:table-cell>
          <table:table-cell office:value-type="float" office:value="0.816954" calcext:value-type="float">
            <text:p>0.816954</text:p>
          </table:table-cell>
          <table:table-cell office:value-type="float" office:value="0.976986" calcext:value-type="float">
            <text:p>0.976986</text:p>
          </table:table-cell>
          <table:table-cell office:value-type="float" office:value="0.731763" calcext:value-type="float">
            <text:p>0.731763</text:p>
          </table:table-cell>
          <table:table-cell office:value-type="float" office:value="1.06583" calcext:value-type="float">
            <text:p>1.06583</text:p>
          </table:table-cell>
          <table:table-cell office:value-type="float" office:value="0.954205" calcext:value-type="float">
            <text:p>0.954205</text:p>
          </table:table-cell>
          <table:table-cell office:value-type="float" office:value="0.788196" calcext:value-type="float">
            <text:p>0.788196</text:p>
          </table:table-cell>
          <table:table-cell office:value-type="float" office:value="0.697697" calcext:value-type="float">
            <text:p>0.697697</text:p>
          </table:table-cell>
          <table:table-cell office:value-type="float" office:value="0.657685" calcext:value-type="float">
            <text:p>0.657685</text:p>
          </table:table-cell>
          <table:table-cell office:value-type="float" office:value="1.16671" calcext:value-type="float">
            <text:p>1.16671</text:p>
          </table:table-cell>
          <table:table-cell office:value-type="float" office:value="0.856499" calcext:value-type="float">
            <text:p>0.856499</text:p>
          </table:table-cell>
          <table:table-cell office:value-type="float" office:value="0.714458" calcext:value-type="float">
            <text:p>0.714458</text:p>
          </table:table-cell>
          <table:table-cell office:value-type="float" office:value="1.01278" calcext:value-type="float">
            <text:p>1.01278</text:p>
          </table:table-cell>
          <table:table-cell office:value-type="float" office:value="0.858848" calcext:value-type="float">
            <text:p>0.858848</text:p>
          </table:table-cell>
          <table:table-cell office:value-type="float" office:value="0.747885" calcext:value-type="float">
            <text:p>0.747885</text:p>
          </table:table-cell>
          <table:table-cell office:value-type="float" office:value="0.935953" calcext:value-type="float">
            <text:p>0.935953</text:p>
          </table:table-cell>
          <table:table-cell office:value-type="float" office:value="1.00304" calcext:value-type="float">
            <text:p>1.00304</text:p>
          </table:table-cell>
          <table:table-cell office:value-type="float" office:value="0.812436" calcext:value-type="float">
            <text:p>0.812436</text:p>
          </table:table-cell>
          <table:table-cell office:value-type="float" office:value="0.746558" calcext:value-type="float">
            <text:p>0.746558</text:p>
          </table:table-cell>
          <table:table-cell office:value-type="float" office:value="0.913192" calcext:value-type="float">
            <text:p>0.913192</text:p>
          </table:table-cell>
          <table:table-cell office:value-type="float" office:value="0.920463" calcext:value-type="float">
            <text:p>0.920463</text:p>
          </table:table-cell>
          <table:table-cell office:value-type="float" office:value="0.875072" calcext:value-type="float">
            <text:p>0.875072</text:p>
          </table:table-cell>
          <table:table-cell office:value-type="float" office:value="0.732414" calcext:value-type="float">
            <text:p>0.732414</text:p>
          </table:table-cell>
          <table:table-cell office:value-type="float" office:value="0.97363" calcext:value-type="float">
            <text:p>0.97363</text:p>
          </table:table-cell>
          <table:table-cell office:value-type="float" office:value="0.979206" calcext:value-type="float">
            <text:p>0.979206</text:p>
          </table:table-cell>
          <table:table-cell office:value-type="float" office:value="0.717279" calcext:value-type="float">
            <text:p>0.717279</text:p>
          </table:table-cell>
          <table:table-cell office:value-type="float" office:value="0.968673" calcext:value-type="float">
            <text:p>0.968673</text:p>
          </table:table-cell>
          <table:table-cell office:value-type="float" office:value="0.928668" calcext:value-type="float">
            <text:p>0.928668</text:p>
          </table:table-cell>
          <table:table-cell office:value-type="float" office:value="0.875005" calcext:value-type="float">
            <text:p>0.875005</text:p>
          </table:table-cell>
          <table:table-cell office:value-type="float" office:value="0.86964" calcext:value-type="float">
            <text:p>0.86964</text:p>
          </table:table-cell>
          <table:table-cell office:value-type="float" office:value="1.2339" calcext:value-type="float">
            <text:p>1.2339</text:p>
          </table:table-cell>
          <table:table-cell office:value-type="float" office:value="1.19575" calcext:value-type="float">
            <text:p>1.19575</text:p>
          </table:table-cell>
          <table:table-cell office:value-type="float" office:value="0.868616" calcext:value-type="float">
            <text:p>0.868616</text:p>
          </table:table-cell>
          <table:table-cell office:value-type="float" office:value="1.01024" calcext:value-type="float">
            <text:p>1.01024</text:p>
          </table:table-cell>
          <table:table-cell office:value-type="float" office:value="1.13507" calcext:value-type="float">
            <text:p>1.13507</text:p>
          </table:table-cell>
          <table:table-cell office:value-type="float" office:value="1.12464" calcext:value-type="float">
            <text:p>1.12464</text:p>
          </table:table-cell>
          <table:table-cell office:value-type="float" office:value="0.889661" calcext:value-type="float">
            <text:p>0.889661</text:p>
          </table:table-cell>
          <table:table-cell office:value-type="float" office:value="0.911063" calcext:value-type="float">
            <text:p>0.911063</text:p>
          </table:table-cell>
          <table:table-cell office:value-type="float" office:value="0.858396" calcext:value-type="float">
            <text:p>0.858396</text:p>
          </table:table-cell>
          <table:table-cell office:value-type="float" office:value="0.876346" calcext:value-type="float">
            <text:p>0.876346</text:p>
          </table:table-cell>
          <table:table-cell office:value-type="float" office:value="0.985919" calcext:value-type="float">
            <text:p>0.985919</text:p>
          </table:table-cell>
          <table:table-cell office:value-type="float" office:value="0.958429" calcext:value-type="float">
            <text:p>0.958429</text:p>
          </table:table-cell>
          <table:table-cell office:value-type="float" office:value="0.704955" calcext:value-type="float">
            <text:p>0.704955</text:p>
          </table:table-cell>
          <table:table-cell office:value-type="float" office:value="0.819259" calcext:value-type="float">
            <text:p>0.819259</text:p>
          </table:table-cell>
          <table:table-cell office:value-type="float" office:value="1.12867" calcext:value-type="float">
            <text:p>1.12867</text:p>
          </table:table-cell>
          <table:table-cell office:value-type="float" office:value="1.05738" calcext:value-type="float">
            <text:p>1.05738</text:p>
          </table:table-cell>
          <table:table-cell office:value-type="float" office:value="1.08803" calcext:value-type="float">
            <text:p>1.08803</text:p>
          </table:table-cell>
          <table:table-cell office:value-type="float" office:value="0.814442" calcext:value-type="float">
            <text:p>0.814442</text:p>
          </table:table-cell>
          <table:table-cell office:value-type="float" office:value="1.1342" calcext:value-type="float">
            <text:p>1.1342</text:p>
          </table:table-cell>
          <table:table-cell office:value-type="float" office:value="0.812834" calcext:value-type="float">
            <text:p>0.812834</text:p>
          </table:table-cell>
          <table:table-cell office:value-type="float" office:value="1.10054" calcext:value-type="float">
            <text:p>1.10054</text:p>
          </table:table-cell>
          <table:table-cell office:value-type="float" office:value="0.838382" calcext:value-type="float">
            <text:p>0.838382</text:p>
          </table:table-cell>
          <table:table-cell office:value-type="float" office:value="0.843409" calcext:value-type="float">
            <text:p>0.843409</text:p>
          </table:table-cell>
          <table:table-cell office:value-type="float" office:value="1.16681" calcext:value-type="float">
            <text:p>1.16681</text:p>
          </table:table-cell>
          <table:table-cell office:value-type="float" office:value="1.15327" calcext:value-type="float">
            <text:p>1.15327</text:p>
          </table:table-cell>
          <table:table-cell office:value-type="float" office:value="0.843753" calcext:value-type="float">
            <text:p>0.843753</text:p>
          </table:table-cell>
          <table:table-cell office:value-type="float" office:value="0.845066" calcext:value-type="float">
            <text:p>0.845066</text:p>
          </table:table-cell>
          <table:table-cell office:value-type="float" office:value="0.882649" calcext:value-type="float">
            <text:p>0.882649</text:p>
          </table:table-cell>
          <table:table-cell office:value-type="float" office:value="0.910867" calcext:value-type="float">
            <text:p>0.910867</text:p>
          </table:table-cell>
          <table:table-cell office:value-type="float" office:value="0.773201" calcext:value-type="float">
            <text:p>0.773201</text:p>
          </table:table-cell>
          <table:table-cell office:value-type="float" office:value="1.05069" calcext:value-type="float">
            <text:p>1.05069</text:p>
          </table:table-cell>
          <table:table-cell office:value-type="float" office:value="1.06866" calcext:value-type="float">
            <text:p>1.06866</text:p>
          </table:table-cell>
          <table:table-cell office:value-type="float" office:value="0.818191" calcext:value-type="float">
            <text:p>0.818191</text:p>
          </table:table-cell>
          <table:table-cell office:value-type="float" office:value="0.797522" calcext:value-type="float">
            <text:p>0.797522</text:p>
          </table:table-cell>
          <table:table-cell office:value-type="float" office:value="0.84086" calcext:value-type="float">
            <text:p>0.84086</text:p>
          </table:table-cell>
          <table:table-cell office:value-type="float" office:value="0.739026" calcext:value-type="float">
            <text:p>0.739026</text:p>
          </table:table-cell>
          <table:table-cell office:value-type="float" office:value="0.898572" calcext:value-type="float">
            <text:p>0.898572</text:p>
          </table:table-cell>
          <table:table-cell office:value-type="float" office:value="0.887842" calcext:value-type="float">
            <text:p>0.887842</text:p>
          </table:table-cell>
          <table:table-cell office:value-type="float" office:value="0.833409" calcext:value-type="float">
            <text:p>0.833409</text:p>
          </table:table-cell>
          <table:table-cell office:value-type="float" office:value="0.710191" calcext:value-type="float">
            <text:p>0.710191</text:p>
          </table:table-cell>
          <table:table-cell office:value-type="float" office:value="0.741824" calcext:value-type="float">
            <text:p>0.741824</text:p>
          </table:table-cell>
          <table:table-cell office:value-type="float" office:value="1.11119" calcext:value-type="float">
            <text:p>1.11119</text:p>
          </table:table-cell>
          <table:table-cell office:value-type="float" office:value="0.904649" calcext:value-type="float">
            <text:p>0.904649</text:p>
          </table:table-cell>
          <table:table-cell office:value-type="float" office:value="0.819843" calcext:value-type="float">
            <text:p>0.819843</text:p>
          </table:table-cell>
          <table:table-cell office:value-type="float" office:value="0.782333" calcext:value-type="float">
            <text:p>0.782333</text:p>
          </table:table-cell>
          <table:table-cell office:value-type="float" office:value="0.801806" calcext:value-type="float">
            <text:p>0.801806</text:p>
          </table:table-cell>
          <table:table-cell office:value-type="float" office:value="0.895139" calcext:value-type="float">
            <text:p>0.895139</text:p>
          </table:table-cell>
          <table:table-cell office:value-type="float" office:value="0.974581" calcext:value-type="float">
            <text:p>0.974581</text:p>
          </table:table-cell>
          <table:table-cell office:value-type="float" office:value="0.753899" calcext:value-type="float">
            <text:p>0.753899</text:p>
          </table:table-cell>
          <table:table-cell office:value-type="float" office:value="0.989137" calcext:value-type="float">
            <text:p>0.989137</text:p>
          </table:table-cell>
          <table:table-cell office:value-type="float" office:value="0.830193" calcext:value-type="float">
            <text:p>0.830193</text:p>
          </table:table-cell>
          <table:table-cell office:value-type="float" office:value="0.834684" calcext:value-type="float">
            <text:p>0.834684</text:p>
          </table:table-cell>
          <table:table-cell office:value-type="float" office:value="0.810459" calcext:value-type="float">
            <text:p>0.810459</text:p>
          </table:table-cell>
          <table:table-cell office:value-type="float" office:value="0.718394" calcext:value-type="float">
            <text:p>0.718394</text:p>
          </table:table-cell>
          <table:table-cell office:value-type="float" office:value="0.882874" calcext:value-type="float">
            <text:p>0.882874</text:p>
          </table:table-cell>
          <table:table-cell office:value-type="float" office:value="0.764207" calcext:value-type="float">
            <text:p>0.764207</text:p>
          </table:table-cell>
          <table:table-cell office:value-type="float" office:value="0.907743" calcext:value-type="float">
            <text:p>0.907743</text:p>
          </table:table-cell>
          <table:table-cell office:value-type="float" office:value="1.09086" calcext:value-type="float">
            <text:p>1.09086</text:p>
          </table:table-cell>
          <table:table-cell office:value-type="float" office:value="0.747202" calcext:value-type="float">
            <text:p>0.747202</text:p>
          </table:table-cell>
          <table:table-cell office:value-type="float" office:value="0.673098" calcext:value-type="float">
            <text:p>0.673098</text:p>
          </table:table-cell>
          <table:table-cell office:value-type="float" office:value="0.716144" calcext:value-type="float">
            <text:p>0.716144</text:p>
          </table:table-cell>
          <table:table-cell office:value-type="float" office:value="0.811522" calcext:value-type="float">
            <text:p>0.811522</text:p>
          </table:table-cell>
          <table:table-cell office:value-type="float" office:value="0.818594" calcext:value-type="float">
            <text:p>0.818594</text:p>
          </table:table-cell>
          <table:table-cell office:value-type="float" office:value="1.0558" calcext:value-type="float">
            <text:p>1.0558</text:p>
          </table:table-cell>
          <table:table-cell office:value-type="float" office:value="0.838064" calcext:value-type="float">
            <text:p>0.838064</text:p>
          </table:table-cell>
          <table:table-cell office:value-type="float" office:value="0.736961" calcext:value-type="float">
            <text:p>0.736961</text:p>
          </table:table-cell>
          <table:table-cell office:value-type="float" office:value="0.882412" calcext:value-type="float">
            <text:p>0.882412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93589" calcext:value-type="float">
            <text:p>0.893589</text:p>
          </table:table-cell>
          <table:table-cell office:value-type="float" office:value="0.820168" calcext:value-type="float">
            <text:p>0.820168</text:p>
          </table:table-cell>
          <table:table-cell office:value-type="float" office:value="0.754131" calcext:value-type="float">
            <text:p>0.754131</text:p>
          </table:table-cell>
          <table:table-cell office:value-type="float" office:value="0.908247" calcext:value-type="float">
            <text:p>0.908247</text:p>
          </table:table-cell>
          <table:table-cell office:value-type="float" office:value="0.782505" calcext:value-type="float">
            <text:p>0.782505</text:p>
          </table:table-cell>
          <table:table-cell office:value-type="float" office:value="0.892158" calcext:value-type="float">
            <text:p>0.892158</text:p>
          </table:table-cell>
          <table:table-cell office:value-type="float" office:value="0.968395" calcext:value-type="float">
            <text:p>0.968395</text:p>
          </table:table-cell>
          <table:table-cell office:value-type="float" office:value="0.944212" calcext:value-type="float">
            <text:p>0.944212</text:p>
          </table:table-cell>
          <table:table-cell office:value-type="float" office:value="0.829596" calcext:value-type="float">
            <text:p>0.829596</text:p>
          </table:table-cell>
          <table:table-cell office:value-type="float" office:value="0.703586" calcext:value-type="float">
            <text:p>0.703586</text:p>
          </table:table-cell>
          <table:table-cell office:value-type="float" office:value="1.06665" calcext:value-type="float">
            <text:p>1.06665</text:p>
          </table:table-cell>
          <table:table-cell office:value-type="float" office:value="0.736581" calcext:value-type="float">
            <text:p>0.736581</text:p>
          </table:table-cell>
          <table:table-cell office:value-type="float" office:value="0.938972" calcext:value-type="float">
            <text:p>0.938972</text:p>
          </table:table-cell>
          <table:table-cell office:value-type="float" office:value="0.757706" calcext:value-type="float">
            <text:p>0.757706</text:p>
          </table:table-cell>
          <table:table-cell office:value-type="float" office:value="0.766088" calcext:value-type="float">
            <text:p>0.766088</text:p>
          </table:table-cell>
          <table:table-cell office:value-type="float" office:value="0.755692" calcext:value-type="float">
            <text:p>0.755692</text:p>
          </table:table-cell>
          <table:table-cell office:value-type="float" office:value="1.1685" calcext:value-type="float">
            <text:p>1.1685</text:p>
          </table:table-cell>
          <table:table-cell office:value-type="float" office:value="0.813248" calcext:value-type="float">
            <text:p>0.813248</text:p>
          </table:table-cell>
          <table:table-cell office:value-type="float" office:value="0.679195" calcext:value-type="float">
            <text:p>0.679195</text:p>
          </table:table-cell>
          <table:table-cell office:value-type="float" office:value="0.410695" calcext:value-type="float">
            <text:p>0.410695</text:p>
          </table:table-cell>
        </table:table-row>
        <table:table-row table:style-name="ro1">
          <table:table-cell office:value-type="string" calcext:value-type="string">
            <text:p>Levenshtein</text:p>
          </table:table-cell>
          <table:table-cell office:value-type="float" office:value="0.239731" calcext:value-type="float">
            <text:p>0.239731</text:p>
          </table:table-cell>
          <table:table-cell office:value-type="float" office:value="0.239495" calcext:value-type="float">
            <text:p>0.239495</text:p>
          </table:table-cell>
          <table:table-cell office:value-type="float" office:value="0.257146" calcext:value-type="float">
            <text:p>0.257146</text:p>
          </table:table-cell>
          <table:table-cell office:value-type="float" office:value="0.280619" calcext:value-type="float">
            <text:p>0.280619</text:p>
          </table:table-cell>
          <table:table-cell office:value-type="float" office:value="0.251148" calcext:value-type="float">
            <text:p>0.251148</text:p>
          </table:table-cell>
          <table:table-cell office:value-type="float" office:value="0.265881" calcext:value-type="float">
            <text:p>0.265881</text:p>
          </table:table-cell>
          <table:table-cell office:value-type="float" office:value="0.370072" calcext:value-type="float">
            <text:p>0.370072</text:p>
          </table:table-cell>
          <table:table-cell office:value-type="float" office:value="0.273825" calcext:value-type="float">
            <text:p>0.273825</text:p>
          </table:table-cell>
          <table:table-cell office:value-type="float" office:value="0.327687" calcext:value-type="float">
            <text:p>0.327687</text:p>
          </table:table-cell>
          <table:table-cell office:value-type="float" office:value="0.25621" calcext:value-type="float">
            <text:p>0.25621</text:p>
          </table:table-cell>
          <table:table-cell office:value-type="float" office:value="0.44484" calcext:value-type="float">
            <text:p>0.44484</text:p>
          </table:table-cell>
          <table:table-cell office:value-type="float" office:value="0.350361" calcext:value-type="float">
            <text:p>0.350361</text:p>
          </table:table-cell>
          <table:table-cell office:value-type="float" office:value="0.298214" calcext:value-type="float">
            <text:p>0.298214</text:p>
          </table:table-cell>
          <table:table-cell office:value-type="float" office:value="0.432627" calcext:value-type="float">
            <text:p>0.432627</text:p>
          </table:table-cell>
          <table:table-cell office:value-type="float" office:value="0.399349" calcext:value-type="float">
            <text:p>0.399349</text:p>
          </table:table-cell>
          <table:table-cell office:value-type="float" office:value="0.313391" calcext:value-type="float">
            <text:p>0.313391</text:p>
          </table:table-cell>
          <table:table-cell office:value-type="float" office:value="0.259772" calcext:value-type="float">
            <text:p>0.259772</text:p>
          </table:table-cell>
          <table:table-cell office:value-type="float" office:value="0.347415" calcext:value-type="float">
            <text:p>0.347415</text:p>
          </table:table-cell>
          <table:table-cell office:value-type="float" office:value="0.274506" calcext:value-type="float">
            <text:p>0.274506</text:p>
          </table:table-cell>
          <table:table-cell office:value-type="float" office:value="0.288134" calcext:value-type="float">
            <text:p>0.288134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0.433364" calcext:value-type="float">
            <text:p>0.433364</text:p>
          </table:table-cell>
          <table:table-cell office:value-type="float" office:value="0.315431" calcext:value-type="float">
            <text:p>0.315431</text:p>
          </table:table-cell>
          <table:table-cell office:value-type="float" office:value="0.343852" calcext:value-type="float">
            <text:p>0.343852</text:p>
          </table:table-cell>
          <table:table-cell office:value-type="float" office:value="0.40242" calcext:value-type="float">
            <text:p>0.40242</text:p>
          </table:table-cell>
          <table:table-cell office:value-type="float" office:value="0.416112" calcext:value-type="float">
            <text:p>0.416112</text:p>
          </table:table-cell>
          <table:table-cell office:value-type="float" office:value="0.353543" calcext:value-type="float">
            <text:p>0.353543</text:p>
          </table:table-cell>
          <table:table-cell office:value-type="float" office:value="0.390457" calcext:value-type="float">
            <text:p>0.390457</text:p>
          </table:table-cell>
          <table:table-cell office:value-type="float" office:value="0.476756" calcext:value-type="float">
            <text:p>0.476756</text:p>
          </table:table-cell>
          <table:table-cell office:value-type="float" office:value="0.289339" calcext:value-type="float">
            <text:p>0.289339</text:p>
          </table:table-cell>
          <table:table-cell office:value-type="float" office:value="0.36529" calcext:value-type="float">
            <text:p>0.36529</text:p>
          </table:table-cell>
          <table:table-cell office:value-type="float" office:value="0.356008" calcext:value-type="float">
            <text:p>0.356008</text:p>
          </table:table-cell>
          <table:table-cell office:value-type="float" office:value="0.345689" calcext:value-type="float">
            <text:p>0.345689</text:p>
          </table:table-cell>
          <table:table-cell office:value-type="float" office:value="0.290608" calcext:value-type="float">
            <text:p>0.290608</text:p>
          </table:table-cell>
          <table:table-cell office:value-type="float" office:value="0.361972" calcext:value-type="float">
            <text:p>0.361972</text:p>
          </table:table-cell>
          <table:table-cell office:value-type="float" office:value="0.417144" calcext:value-type="float">
            <text:p>0.417144</text:p>
          </table:table-cell>
          <table:table-cell office:value-type="float" office:value="0.464567" calcext:value-type="float">
            <text:p>0.464567</text:p>
          </table:table-cell>
          <table:table-cell office:value-type="float" office:value="0.596293" calcext:value-type="float">
            <text:p>0.596293</text:p>
          </table:table-cell>
          <table:table-cell office:value-type="float" office:value="0.389487" calcext:value-type="float">
            <text:p>0.389487</text:p>
          </table:table-cell>
          <table:table-cell office:value-type="float" office:value="0.31743" calcext:value-type="float">
            <text:p>0.31743</text:p>
          </table:table-cell>
          <table:table-cell office:value-type="float" office:value="0.63807" calcext:value-type="float">
            <text:p>0.63807</text:p>
          </table:table-cell>
          <table:table-cell office:value-type="float" office:value="0.355857" calcext:value-type="float">
            <text:p>0.355857</text:p>
          </table:table-cell>
          <table:table-cell office:value-type="float" office:value="0.495362" calcext:value-type="float">
            <text:p>0.495362</text:p>
          </table:table-cell>
          <table:table-cell office:value-type="float" office:value="0.346411" calcext:value-type="float">
            <text:p>0.346411</text:p>
          </table:table-cell>
          <table:table-cell office:value-type="float" office:value="0.375961" calcext:value-type="float">
            <text:p>0.375961</text:p>
          </table:table-cell>
          <table:table-cell office:value-type="float" office:value="0.347004" calcext:value-type="float">
            <text:p>0.347004</text:p>
          </table:table-cell>
          <table:table-cell office:value-type="float" office:value="0.281158" calcext:value-type="float">
            <text:p>0.281158</text:p>
          </table:table-cell>
          <table:table-cell office:value-type="float" office:value="0.286638" calcext:value-type="float">
            <text:p>0.286638</text:p>
          </table:table-cell>
          <table:table-cell office:value-type="float" office:value="0.295726" calcext:value-type="float">
            <text:p>0.295726</text:p>
          </table:table-cell>
          <table:table-cell office:value-type="float" office:value="0.553641" calcext:value-type="float">
            <text:p>0.553641</text:p>
          </table:table-cell>
          <table:table-cell office:value-type="float" office:value="0.331402" calcext:value-type="float">
            <text:p>0.331402</text:p>
          </table:table-cell>
          <table:table-cell office:value-type="float" office:value="0.412291" calcext:value-type="float">
            <text:p>0.412291</text:p>
          </table:table-cell>
          <table:table-cell office:value-type="float" office:value="0.733635" calcext:value-type="float">
            <text:p>0.733635</text:p>
          </table:table-cell>
          <table:table-cell office:value-type="float" office:value="0.422871" calcext:value-type="float">
            <text:p>0.422871</text:p>
          </table:table-cell>
          <table:table-cell office:value-type="float" office:value="0.327872" calcext:value-type="float">
            <text:p>0.327872</text:p>
          </table:table-cell>
          <table:table-cell office:value-type="float" office:value="0.413575" calcext:value-type="float">
            <text:p>0.413575</text:p>
          </table:table-cell>
          <table:table-cell office:value-type="float" office:value="0.359665" calcext:value-type="float">
            <text:p>0.359665</text:p>
          </table:table-cell>
          <table:table-cell office:value-type="float" office:value="0.461395" calcext:value-type="float">
            <text:p>0.461395</text:p>
          </table:table-cell>
          <table:table-cell office:value-type="float" office:value="0.50497" calcext:value-type="float">
            <text:p>0.50497</text:p>
          </table:table-cell>
          <table:table-cell office:value-type="float" office:value="0.342205" calcext:value-type="float">
            <text:p>0.342205</text:p>
          </table:table-cell>
          <table:table-cell office:value-type="float" office:value="0.529099" calcext:value-type="float">
            <text:p>0.529099</text:p>
          </table:table-cell>
          <table:table-cell office:value-type="float" office:value="0.42961" calcext:value-type="float">
            <text:p>0.42961</text:p>
          </table:table-cell>
          <table:table-cell office:value-type="float" office:value="0.459456" calcext:value-type="float">
            <text:p>0.459456</text:p>
          </table:table-cell>
          <table:table-cell office:value-type="float" office:value="0.361856" calcext:value-type="float">
            <text:p>0.361856</text:p>
          </table:table-cell>
          <table:table-cell office:value-type="float" office:value="0.353027" calcext:value-type="float">
            <text:p>0.353027</text:p>
          </table:table-cell>
          <table:table-cell office:value-type="float" office:value="0.44357" calcext:value-type="float">
            <text:p>0.44357</text:p>
          </table:table-cell>
          <table:table-cell office:value-type="float" office:value="0.290581" calcext:value-type="float">
            <text:p>0.290581</text:p>
          </table:table-cell>
          <table:table-cell office:value-type="float" office:value="0.436346" calcext:value-type="float">
            <text:p>0.436346</text:p>
          </table:table-cell>
          <table:table-cell office:value-type="float" office:value="0.392898" calcext:value-type="float">
            <text:p>0.392898</text:p>
          </table:table-cell>
          <table:table-cell office:value-type="float" office:value="0.344705" calcext:value-type="float">
            <text:p>0.344705</text:p>
          </table:table-cell>
          <table:table-cell office:value-type="float" office:value="0.334746" calcext:value-type="float">
            <text:p>0.334746</text:p>
          </table:table-cell>
          <table:table-cell office:value-type="float" office:value="0.430117" calcext:value-type="float">
            <text:p>0.430117</text:p>
          </table:table-cell>
          <table:table-cell office:value-type="float" office:value="0.476286" calcext:value-type="float">
            <text:p>0.476286</text:p>
          </table:table-cell>
          <table:table-cell office:value-type="float" office:value="0.286845" calcext:value-type="float">
            <text:p>0.286845</text:p>
          </table:table-cell>
          <table:table-cell office:value-type="float" office:value="0.327887" calcext:value-type="float">
            <text:p>0.327887</text:p>
          </table:table-cell>
          <table:table-cell office:value-type="float" office:value="0.311988" calcext:value-type="float">
            <text:p>0.311988</text:p>
          </table:table-cell>
          <table:table-cell office:value-type="float" office:value="0.268868" calcext:value-type="float">
            <text:p>0.268868</text:p>
          </table:table-cell>
          <table:table-cell office:value-type="float" office:value="0.424269" calcext:value-type="float">
            <text:p>0.424269</text:p>
          </table:table-cell>
          <table:table-cell office:value-type="float" office:value="0.302887" calcext:value-type="float">
            <text:p>0.302887</text:p>
          </table:table-cell>
          <table:table-cell office:value-type="float" office:value="0.286996" calcext:value-type="float">
            <text:p>0.286996</text:p>
          </table:table-cell>
          <table:table-cell office:value-type="float" office:value="0.406889" calcext:value-type="float">
            <text:p>0.406889</text:p>
          </table:table-cell>
          <table:table-cell office:value-type="float" office:value="0.393456" calcext:value-type="float">
            <text:p>0.393456</text:p>
          </table:table-cell>
          <table:table-cell office:value-type="float" office:value="0.326403" calcext:value-type="float">
            <text:p>0.326403</text:p>
          </table:table-cell>
          <table:table-cell office:value-type="float" office:value="0.276752" calcext:value-type="float">
            <text:p>0.276752</text:p>
          </table:table-cell>
          <table:table-cell office:value-type="float" office:value="0.410598" calcext:value-type="float">
            <text:p>0.410598</text:p>
          </table:table-cell>
          <table:table-cell office:value-type="float" office:value="0.52324" calcext:value-type="float">
            <text:p>0.52324</text:p>
          </table:table-cell>
          <table:table-cell office:value-type="float" office:value="0.26782" calcext:value-type="float">
            <text:p>0.26782</text:p>
          </table:table-cell>
          <table:table-cell office:value-type="float" office:value="0.367945" calcext:value-type="float">
            <text:p>0.367945</text:p>
          </table:table-cell>
          <table:table-cell office:value-type="float" office:value="0.338594" calcext:value-type="float">
            <text:p>0.338594</text:p>
          </table:table-cell>
          <table:table-cell office:value-type="float" office:value="0.294057" calcext:value-type="float">
            <text:p>0.294057</text:p>
          </table:table-cell>
          <table:table-cell office:value-type="float" office:value="0.341767" calcext:value-type="float">
            <text:p>0.341767</text:p>
          </table:table-cell>
          <table:table-cell office:value-type="float" office:value="0.541809" calcext:value-type="float">
            <text:p>0.541809</text:p>
          </table:table-cell>
          <table:table-cell office:value-type="float" office:value="0.400393" calcext:value-type="float">
            <text:p>0.400393</text:p>
          </table:table-cell>
          <table:table-cell office:value-type="float" office:value="0.375374" calcext:value-type="float">
            <text:p>0.375374</text:p>
          </table:table-cell>
          <table:table-cell office:value-type="float" office:value="0.307391" calcext:value-type="float">
            <text:p>0.307391</text:p>
          </table:table-cell>
          <table:table-cell office:value-type="float" office:value="0.315163" calcext:value-type="float">
            <text:p>0.315163</text:p>
          </table:table-cell>
          <table:table-cell office:value-type="float" office:value="0.427004" calcext:value-type="float">
            <text:p>0.427004</text:p>
          </table:table-cell>
          <table:table-cell office:value-type="float" office:value="0.43425" calcext:value-type="float">
            <text:p>0.43425</text:p>
          </table:table-cell>
          <table:table-cell office:value-type="float" office:value="0.444918" calcext:value-type="float">
            <text:p>0.444918</text:p>
          </table:table-cell>
          <table:table-cell office:value-type="float" office:value="0.330101" calcext:value-type="float">
            <text:p>0.330101</text:p>
          </table:table-cell>
          <table:table-cell office:value-type="float" office:value="0.352907" calcext:value-type="float">
            <text:p>0.352907</text:p>
          </table:table-cell>
          <table:table-cell office:value-type="float" office:value="0.349267" calcext:value-type="float">
            <text:p>0.349267</text:p>
          </table:table-cell>
          <table:table-cell office:value-type="float" office:value="0.326186" calcext:value-type="float">
            <text:p>0.326186</text:p>
          </table:table-cell>
          <table:table-cell office:value-type="float" office:value="0.460427" calcext:value-type="float">
            <text:p>0.460427</text:p>
          </table:table-cell>
          <table:table-cell office:value-type="float" office:value="0.29496" calcext:value-type="float">
            <text:p>0.29496</text:p>
          </table:table-cell>
          <table:table-cell office:value-type="float" office:value="0.335985" calcext:value-type="float">
            <text:p>0.335985</text:p>
          </table:table-cell>
          <table:table-cell office:value-type="float" office:value="0.355929" calcext:value-type="float">
            <text:p>0.355929</text:p>
          </table:table-cell>
          <table:table-cell office:value-type="float" office:value="0.492275" calcext:value-type="float">
            <text:p>0.492275</text:p>
          </table:table-cell>
          <table:table-cell office:value-type="float" office:value="0.413413" calcext:value-type="float">
            <text:p>0.413413</text:p>
          </table:table-cell>
          <table:table-cell office:value-type="float" office:value="0.306263" calcext:value-type="float">
            <text:p>0.306263</text:p>
          </table:table-cell>
          <table:table-cell office:value-type="float" office:value="0.33216" calcext:value-type="float">
            <text:p>0.33216</text:p>
          </table:table-cell>
          <table:table-cell office:value-type="float" office:value="0.297485" calcext:value-type="float">
            <text:p>0.297485</text:p>
          </table:table-cell>
          <table:table-cell office:value-type="float" office:value="0.344612" calcext:value-type="float">
            <text:p>0.344612</text:p>
          </table:table-cell>
          <table:table-cell office:value-type="float" office:value="0.607211" calcext:value-type="float">
            <text:p>0.607211</text:p>
          </table:table-cell>
          <table:table-cell office:value-type="float" office:value="0.358686" calcext:value-type="float">
            <text:p>0.358686</text:p>
          </table:table-cell>
          <table:table-cell office:value-type="float" office:value="0.363461" calcext:value-type="float">
            <text:p>0.363461</text:p>
          </table:table-cell>
          <table:table-cell office:value-type="float" office:value="0.361302" calcext:value-type="float">
            <text:p>0.361302</text:p>
          </table:table-cell>
          <table:table-cell office:value-type="float" office:value="0.392069" calcext:value-type="float">
            <text:p>0.392069</text:p>
          </table:table-cell>
          <table:table-cell office:value-type="float" office:value="0.334977" calcext:value-type="float">
            <text:p>0.334977</text:p>
          </table:table-cell>
          <table:table-cell office:value-type="float" office:value="0.332349" calcext:value-type="float">
            <text:p>0.332349</text:p>
          </table:table-cell>
          <table:table-cell office:value-type="float" office:value="0.418959" calcext:value-type="float">
            <text:p>0.418959</text:p>
          </table:table-cell>
          <table:table-cell office:value-type="float" office:value="0.458696" calcext:value-type="float">
            <text:p>0.458696</text:p>
          </table:table-cell>
          <table:table-cell office:value-type="float" office:value="0.448624" calcext:value-type="float">
            <text:p>0.448624</text:p>
          </table:table-cell>
          <table:table-cell office:value-type="float" office:value="0.362048" calcext:value-type="float">
            <text:p>0.362048</text:p>
          </table:table-cell>
          <table:table-cell office:value-type="float" office:value="0.315651" calcext:value-type="float">
            <text:p>0.315651</text:p>
          </table:table-cell>
          <table:table-cell office:value-type="float" office:value="0.29909" calcext:value-type="float">
            <text:p>0.29909</text:p>
          </table:table-cell>
          <table:table-cell office:value-type="float" office:value="0.33613" calcext:value-type="float">
            <text:p>0.33613</text:p>
          </table:table-cell>
          <table:table-cell office:value-type="float" office:value="0.292977" calcext:value-type="float">
            <text:p>0.292977</text:p>
          </table:table-cell>
          <table:table-cell office:value-type="float" office:value="0.281368" calcext:value-type="float">
            <text:p>0.281368</text:p>
          </table:table-cell>
          <table:table-cell office:value-type="float" office:value="0.470417" calcext:value-type="float">
            <text:p>0.470417</text:p>
          </table:table-cell>
          <table:table-cell office:value-type="float" office:value="0.319876" calcext:value-type="float">
            <text:p>0.319876</text:p>
          </table:table-cell>
          <table:table-cell office:value-type="float" office:value="0.624126" calcext:value-type="float">
            <text:p>0.624126</text:p>
          </table:table-cell>
          <table:table-cell office:value-type="float" office:value="0.44058" calcext:value-type="float">
            <text:p>0.44058</text:p>
          </table:table-cell>
          <table:table-cell office:value-type="float" office:value="0.403231" calcext:value-type="float">
            <text:p>0.403231</text:p>
          </table:table-cell>
          <table:table-cell office:value-type="float" office:value="0.35233" calcext:value-type="float">
            <text:p>0.35233</text:p>
          </table:table-cell>
          <table:table-cell office:value-type="float" office:value="0.431579" calcext:value-type="float">
            <text:p>0.431579</text:p>
          </table:table-cell>
          <table:table-cell office:value-type="float" office:value="0.405942" calcext:value-type="float">
            <text:p>0.405942</text:p>
          </table:table-cell>
          <table:table-cell office:value-type="float" office:value="0.282592" calcext:value-type="float">
            <text:p>0.282592</text:p>
          </table:table-cell>
          <table:table-cell office:value-type="float" office:value="0.357539" calcext:value-type="float">
            <text:p>0.357539</text:p>
          </table:table-cell>
          <table:table-cell office:value-type="float" office:value="0.489433" calcext:value-type="float">
            <text:p>0.489433</text:p>
          </table:table-cell>
          <table:table-cell office:value-type="float" office:value="0.308787" calcext:value-type="float">
            <text:p>0.308787</text:p>
          </table:table-cell>
          <table:table-cell office:value-type="float" office:value="0.391252" calcext:value-type="float">
            <text:p>0.391252</text:p>
          </table:table-cell>
          <table:table-cell office:value-type="float" office:value="0.298687" calcext:value-type="float">
            <text:p>0.298687</text:p>
          </table:table-cell>
          <table:table-cell office:value-type="float" office:value="0.330576" calcext:value-type="float">
            <text:p>0.330576</text:p>
          </table:table-cell>
          <table:table-cell office:value-type="float" office:value="0.739317" calcext:value-type="float">
            <text:p>0.739317</text:p>
          </table:table-cell>
          <table:table-cell office:value-type="float" office:value="0.272714" calcext:value-type="float">
            <text:p>0.272714</text:p>
          </table:table-cell>
          <table:table-cell office:value-type="float" office:value="0.354207" calcext:value-type="float">
            <text:p>0.354207</text:p>
          </table:table-cell>
          <table:table-cell office:value-type="float" office:value="0.352216" calcext:value-type="float">
            <text:p>0.352216</text:p>
          </table:table-cell>
          <table:table-cell office:value-type="float" office:value="0.295235" calcext:value-type="float">
            <text:p>0.295235</text:p>
          </table:table-cell>
          <table:table-cell office:value-type="float" office:value="0.294259" calcext:value-type="float">
            <text:p>0.294259</text:p>
          </table:table-cell>
        </table:table-row>
        <table:table-row table:style-name="ro1">
          <table:table-cell office:value-type="string" calcext:value-type="string">
            <text:p>Dice</text:p>
          </table:table-cell>
          <table:table-cell office:value-type="float" office:value="0.969045" calcext:value-type="float">
            <text:p>0.969045</text:p>
          </table:table-cell>
          <table:table-cell office:value-type="float" office:value="0.765724" calcext:value-type="float">
            <text:p>0.765724</text:p>
          </table:table-cell>
          <table:table-cell office:value-type="float" office:value="0.750178" calcext:value-type="float">
            <text:p>0.750178</text:p>
          </table:table-cell>
          <table:table-cell office:value-type="float" office:value="0.84419" calcext:value-type="float">
            <text:p>0.84419</text:p>
          </table:table-cell>
          <table:table-cell office:value-type="float" office:value="1.00895" calcext:value-type="float">
            <text:p>1.00895</text:p>
          </table:table-cell>
          <table:table-cell office:value-type="float" office:value="0.781285" calcext:value-type="float">
            <text:p>0.781285</text:p>
          </table:table-cell>
          <table:table-cell office:value-type="float" office:value="0.936212" calcext:value-type="float">
            <text:p>0.936212</text:p>
          </table:table-cell>
          <table:table-cell office:value-type="float" office:value="0.829463" calcext:value-type="float">
            <text:p>0.829463</text:p>
          </table:table-cell>
          <table:table-cell office:value-type="float" office:value="0.858257" calcext:value-type="float">
            <text:p>0.858257</text:p>
          </table:table-cell>
          <table:table-cell office:value-type="float" office:value="0.910524" calcext:value-type="float">
            <text:p>0.910524</text:p>
          </table:table-cell>
          <table:table-cell office:value-type="float" office:value="0.996734" calcext:value-type="float">
            <text:p>0.996734</text:p>
          </table:table-cell>
          <table:table-cell office:value-type="float" office:value="0.816168" calcext:value-type="float">
            <text:p>0.816168</text:p>
          </table:table-cell>
          <table:table-cell office:value-type="float" office:value="0.945982" calcext:value-type="float">
            <text:p>0.945982</text:p>
          </table:table-cell>
          <table:table-cell office:value-type="float" office:value="1.0692" calcext:value-type="float">
            <text:p>1.0692</text:p>
          </table:table-cell>
          <table:table-cell office:value-type="float" office:value="1.32299" calcext:value-type="float">
            <text:p>1.32299</text:p>
          </table:table-cell>
          <table:table-cell office:value-type="float" office:value="1.14545" calcext:value-type="float">
            <text:p>1.14545</text:p>
          </table:table-cell>
          <table:table-cell office:value-type="float" office:value="0.880559" calcext:value-type="float">
            <text:p>0.880559</text:p>
          </table:table-cell>
          <table:table-cell office:value-type="float" office:value="0.855641" calcext:value-type="float">
            <text:p>0.855641</text:p>
          </table:table-cell>
          <table:table-cell office:value-type="float" office:value="0.837145" calcext:value-type="float">
            <text:p>0.837145</text:p>
          </table:table-cell>
          <table:table-cell office:value-type="float" office:value="0.908547" calcext:value-type="float">
            <text:p>0.908547</text:p>
          </table:table-cell>
          <table:table-cell office:value-type="float" office:value="1.03963" calcext:value-type="float">
            <text:p>1.03963</text:p>
          </table:table-cell>
          <table:table-cell office:value-type="float" office:value="0.893885" calcext:value-type="float">
            <text:p>0.893885</text:p>
          </table:table-cell>
          <table:table-cell office:value-type="float" office:value="0.994898" calcext:value-type="float">
            <text:p>0.994898</text:p>
          </table:table-cell>
          <table:table-cell office:value-type="float" office:value="1.04544" calcext:value-type="float">
            <text:p>1.04544</text:p>
          </table:table-cell>
          <table:table-cell office:value-type="float" office:value="1.06332" calcext:value-type="float">
            <text:p>1.06332</text:p>
          </table:table-cell>
          <table:table-cell office:value-type="float" office:value="0.88718" calcext:value-type="float">
            <text:p>0.88718</text:p>
          </table:table-cell>
          <table:table-cell office:value-type="float" office:value="1.02712" calcext:value-type="float">
            <text:p>1.02712</text:p>
          </table:table-cell>
          <table:table-cell office:value-type="float" office:value="0.985786" calcext:value-type="float">
            <text:p>0.985786</text:p>
          </table:table-cell>
          <table:table-cell office:value-type="float" office:value="0.915169" calcext:value-type="float">
            <text:p>0.915169</text:p>
          </table:table-cell>
          <table:table-cell office:value-type="float" office:value="1.04328" calcext:value-type="float">
            <text:p>1.04328</text:p>
          </table:table-cell>
          <table:table-cell office:value-type="float" office:value="1.24224" calcext:value-type="float">
            <text:p>1.24224</text:p>
          </table:table-cell>
          <table:table-cell office:value-type="float" office:value="0.835597" calcext:value-type="float">
            <text:p>0.835597</text:p>
          </table:table-cell>
          <table:table-cell office:value-type="float" office:value="0.931117" calcext:value-type="float">
            <text:p>0.931117</text:p>
          </table:table-cell>
          <table:table-cell office:value-type="float" office:value="0.954498" calcext:value-type="float">
            <text:p>0.954498</text:p>
          </table:table-cell>
          <table:table-cell office:value-type="float" office:value="1.22215" calcext:value-type="float">
            <text:p>1.22215</text:p>
          </table:table-cell>
          <table:table-cell office:value-type="float" office:value="0.93539" calcext:value-type="float">
            <text:p>0.93539</text:p>
          </table:table-cell>
          <table:table-cell office:value-type="float" office:value="1.16356" calcext:value-type="float">
            <text:p>1.16356</text:p>
          </table:table-cell>
          <table:table-cell office:value-type="float" office:value="1.1039" calcext:value-type="float">
            <text:p>1.1039</text:p>
          </table:table-cell>
          <table:table-cell office:value-type="float" office:value="0.932595" calcext:value-type="float">
            <text:p>0.932595</text:p>
          </table:table-cell>
          <table:table-cell office:value-type="float" office:value="0.840825" calcext:value-type="float">
            <text:p>0.840825</text:p>
          </table:table-cell>
          <table:table-cell office:value-type="float" office:value="0.769115" calcext:value-type="float">
            <text:p>0.769115</text:p>
          </table:table-cell>
          <table:table-cell office:value-type="float" office:value="0.894259" calcext:value-type="float">
            <text:p>0.894259</text:p>
          </table:table-cell>
          <table:table-cell office:value-type="float" office:value="0.80769" calcext:value-type="float">
            <text:p>0.80769</text:p>
          </table:table-cell>
          <table:table-cell office:value-type="float" office:value="1.06144" calcext:value-type="float">
            <text:p>1.06144</text:p>
          </table:table-cell>
          <table:table-cell office:value-type="float" office:value="0.802544" calcext:value-type="float">
            <text:p>0.802544</text:p>
          </table:table-cell>
          <table:table-cell office:value-type="float" office:value="0.812094" calcext:value-type="float">
            <text:p>0.812094</text:p>
          </table:table-cell>
          <table:table-cell office:value-type="float" office:value="1.17111" calcext:value-type="float">
            <text:p>1.17111</text:p>
          </table:table-cell>
          <table:table-cell office:value-type="float" office:value="0.90818" calcext:value-type="float">
            <text:p>0.90818</text:p>
          </table:table-cell>
          <table:table-cell office:value-type="float" office:value="0.839375" calcext:value-type="float">
            <text:p>0.839375</text:p>
          </table:table-cell>
          <table:table-cell office:value-type="float" office:value="0.813958" calcext:value-type="float">
            <text:p>0.813958</text:p>
          </table:table-cell>
          <table:table-cell office:value-type="float" office:value="1.00332" calcext:value-type="float">
            <text:p>1.00332</text:p>
          </table:table-cell>
          <table:table-cell office:value-type="float" office:value="0.872667" calcext:value-type="float">
            <text:p>0.872667</text:p>
          </table:table-cell>
          <table:table-cell office:value-type="float" office:value="0.903597" calcext:value-type="float">
            <text:p>0.903597</text:p>
          </table:table-cell>
          <table:table-cell office:value-type="float" office:value="0.830756" calcext:value-type="float">
            <text:p>0.830756</text:p>
          </table:table-cell>
          <table:table-cell office:value-type="float" office:value="0.917021" calcext:value-type="float">
            <text:p>0.917021</text:p>
          </table:table-cell>
          <table:table-cell office:value-type="float" office:value="0.912387" calcext:value-type="float">
            <text:p>0.912387</text:p>
          </table:table-cell>
          <table:table-cell office:value-type="float" office:value="0.725631" calcext:value-type="float">
            <text:p>0.725631</text:p>
          </table:table-cell>
          <table:table-cell office:value-type="float" office:value="0.986014" calcext:value-type="float">
            <text:p>0.986014</text:p>
          </table:table-cell>
          <table:table-cell office:value-type="float" office:value="0.932281" calcext:value-type="float">
            <text:p>0.932281</text:p>
          </table:table-cell>
          <table:table-cell office:value-type="float" office:value="0.971618" calcext:value-type="float">
            <text:p>0.971618</text:p>
          </table:table-cell>
          <table:table-cell office:value-type="float" office:value="0.785312" calcext:value-type="float">
            <text:p>0.785312</text:p>
          </table:table-cell>
          <table:table-cell office:value-type="float" office:value="0.826042" calcext:value-type="float">
            <text:p>0.826042</text:p>
          </table:table-cell>
          <table:table-cell office:value-type="float" office:value="0.863061" calcext:value-type="float">
            <text:p>0.863061</text:p>
          </table:table-cell>
          <table:table-cell office:value-type="float" office:value="1.11853" calcext:value-type="float">
            <text:p>1.11853</text:p>
          </table:table-cell>
          <table:table-cell office:value-type="float" office:value="0.864036" calcext:value-type="float">
            <text:p>0.864036</text:p>
          </table:table-cell>
          <table:table-cell office:value-type="float" office:value="0.772156" calcext:value-type="float">
            <text:p>0.772156</text:p>
          </table:table-cell>
          <table:table-cell office:value-type="float" office:value="0.755263" calcext:value-type="float">
            <text:p>0.755263</text:p>
          </table:table-cell>
          <table:table-cell office:value-type="float" office:value="0.850502" calcext:value-type="float">
            <text:p>0.850502</text:p>
          </table:table-cell>
          <table:table-cell office:value-type="float" office:value="0.903147" calcext:value-type="float">
            <text:p>0.903147</text:p>
          </table:table-cell>
          <table:table-cell office:value-type="float" office:value="1.20028" calcext:value-type="float">
            <text:p>1.20028</text:p>
          </table:table-cell>
          <table:table-cell office:value-type="float" office:value="1.05071" calcext:value-type="float">
            <text:p>1.05071</text:p>
          </table:table-cell>
          <table:table-cell office:value-type="float" office:value="0.925124" calcext:value-type="float">
            <text:p>0.925124</text:p>
          </table:table-cell>
          <table:table-cell office:value-type="float" office:value="0.864413" calcext:value-type="float">
            <text:p>0.864413</text:p>
          </table:table-cell>
          <table:table-cell office:value-type="float" office:value="1.39916" calcext:value-type="float">
            <text:p>1.39916</text:p>
          </table:table-cell>
          <table:table-cell office:value-type="float" office:value="1.11834" calcext:value-type="float">
            <text:p>1.11834</text:p>
          </table:table-cell>
          <table:table-cell office:value-type="float" office:value="1.17568" calcext:value-type="float">
            <text:p>1.17568</text:p>
          </table:table-cell>
          <table:table-cell office:value-type="float" office:value="0.836374" calcext:value-type="float">
            <text:p>0.836374</text:p>
          </table:table-cell>
          <table:table-cell office:value-type="float" office:value="1.16578" calcext:value-type="float">
            <text:p>1.16578</text:p>
          </table:table-cell>
          <table:table-cell office:value-type="float" office:value="0.923733" calcext:value-type="float">
            <text:p>0.923733</text:p>
          </table:table-cell>
          <table:table-cell office:value-type="float" office:value="1.33158" calcext:value-type="float">
            <text:p>1.33158</text:p>
          </table:table-cell>
          <table:table-cell office:value-type="float" office:value="1.21743" calcext:value-type="float">
            <text:p>1.21743</text:p>
          </table:table-cell>
          <table:table-cell office:value-type="float" office:value="1.01425" calcext:value-type="float">
            <text:p>1.01425</text:p>
          </table:table-cell>
          <table:table-cell office:value-type="float" office:value="0.86515" calcext:value-type="float">
            <text:p>0.86515</text:p>
          </table:table-cell>
          <table:table-cell office:value-type="float" office:value="1.11435" calcext:value-type="float">
            <text:p>1.11435</text:p>
          </table:table-cell>
          <table:table-cell office:value-type="float" office:value="0.782432" calcext:value-type="float">
            <text:p>0.782432</text:p>
          </table:table-cell>
          <table:table-cell office:value-type="float" office:value="1.00301" calcext:value-type="float">
            <text:p>1.00301</text:p>
          </table:table-cell>
          <table:table-cell office:value-type="float" office:value="0.861769" calcext:value-type="float">
            <text:p>0.861769</text:p>
          </table:table-cell>
          <table:table-cell office:value-type="float" office:value="1.01872" calcext:value-type="float">
            <text:p>1.01872</text:p>
          </table:table-cell>
          <table:table-cell office:value-type="float" office:value="0.841405" calcext:value-type="float">
            <text:p>0.841405</text:p>
          </table:table-cell>
          <table:table-cell office:value-type="float" office:value="1.047" calcext:value-type="float">
            <text:p>1.047</text:p>
          </table:table-cell>
          <table:table-cell office:value-type="float" office:value="1.11343" calcext:value-type="float">
            <text:p>1.11343</text:p>
          </table:table-cell>
          <table:table-cell office:value-type="float" office:value="0.914811" calcext:value-type="float">
            <text:p>0.914811</text:p>
          </table:table-cell>
          <table:table-cell office:value-type="float" office:value="1.18582" calcext:value-type="float">
            <text:p>1.18582</text:p>
          </table:table-cell>
          <table:table-cell office:value-type="float" office:value="1.06089" calcext:value-type="float">
            <text:p>1.06089</text:p>
          </table:table-cell>
          <table:table-cell office:value-type="float" office:value="0.929075" calcext:value-type="float">
            <text:p>0.929075</text:p>
          </table:table-cell>
          <table:table-cell office:value-type="float" office:value="0.801776" calcext:value-type="float">
            <text:p>0.801776</text:p>
          </table:table-cell>
          <table:table-cell office:value-type="float" office:value="0.858235" calcext:value-type="float">
            <text:p>0.858235</text:p>
          </table:table-cell>
          <table:table-cell office:value-type="float" office:value="1.0341" calcext:value-type="float">
            <text:p>1.0341</text:p>
          </table:table-cell>
          <table:table-cell office:value-type="float" office:value="0.852254" calcext:value-type="float">
            <text:p>0.852254</text:p>
          </table:table-cell>
          <table:table-cell office:value-type="float" office:value="1.04005" calcext:value-type="float">
            <text:p>1.04005</text:p>
          </table:table-cell>
          <table:table-cell office:value-type="float" office:value="0.934396" calcext:value-type="float">
            <text:p>0.934396</text:p>
          </table:table-cell>
          <table:table-cell office:value-type="float" office:value="0.829139" calcext:value-type="float">
            <text:p>0.829139</text:p>
          </table:table-cell>
          <table:table-cell office:value-type="float" office:value="1.02601" calcext:value-type="float">
            <text:p>1.02601</text:p>
          </table:table-cell>
          <table:table-cell office:value-type="float" office:value="0.876946" calcext:value-type="float">
            <text:p>0.876946</text:p>
          </table:table-cell>
          <table:table-cell office:value-type="float" office:value="1.06278" calcext:value-type="float">
            <text:p>1.06278</text:p>
          </table:table-cell>
          <table:table-cell office:value-type="float" office:value="1.13767" calcext:value-type="float">
            <text:p>1.13767</text:p>
          </table:table-cell>
          <table:table-cell office:value-type="float" office:value="0.961012" calcext:value-type="float">
            <text:p>0.961012</text:p>
          </table:table-cell>
          <table:table-cell office:value-type="float" office:value="0.877097" calcext:value-type="float">
            <text:p>0.877097</text:p>
          </table:table-cell>
          <table:table-cell office:value-type="float" office:value="1.06923" calcext:value-type="float">
            <text:p>1.06923</text:p>
          </table:table-cell>
          <table:table-cell office:value-type="float" office:value="0.864858" calcext:value-type="float">
            <text:p>0.864858</text:p>
          </table:table-cell>
          <table:table-cell office:value-type="float" office:value="0.955953" calcext:value-type="float">
            <text:p>0.955953</text:p>
          </table:table-cell>
          <table:table-cell office:value-type="float" office:value="1.24582" calcext:value-type="float">
            <text:p>1.24582</text:p>
          </table:table-cell>
          <table:table-cell office:value-type="float" office:value="0.919335" calcext:value-type="float">
            <text:p>0.919335</text:p>
          </table:table-cell>
          <table:table-cell office:value-type="float" office:value="0.895568" calcext:value-type="float">
            <text:p>0.895568</text:p>
          </table:table-cell>
          <table:table-cell office:value-type="float" office:value="0.954006" calcext:value-type="float">
            <text:p>0.954006</text:p>
          </table:table-cell>
          <table:table-cell office:value-type="float" office:value="1.19319" calcext:value-type="float">
            <text:p>1.19319</text:p>
          </table:table-cell>
          <table:table-cell office:value-type="float" office:value="0.976008" calcext:value-type="float">
            <text:p>0.976008</text:p>
          </table:table-cell>
          <table:table-cell office:value-type="float" office:value="0.814733" calcext:value-type="float">
            <text:p>0.814733</text:p>
          </table:table-cell>
          <table:table-cell office:value-type="float" office:value="0.714767" calcext:value-type="float">
            <text:p>0.714767</text:p>
          </table:table-cell>
          <table:table-cell office:value-type="float" office:value="0.778456" calcext:value-type="float">
            <text:p>0.778456</text:p>
          </table:table-cell>
          <table:table-cell office:value-type="float" office:value="0.909137" calcext:value-type="float">
            <text:p>0.909137</text:p>
          </table:table-cell>
          <table:table-cell office:value-type="float" office:value="1.12472" calcext:value-type="float">
            <text:p>1.12472</text:p>
          </table:table-cell>
          <table:table-cell office:value-type="float" office:value="1.00155" calcext:value-type="float">
            <text:p>1.00155</text:p>
          </table:table-cell>
          <table:table-cell office:value-type="float" office:value="0.921762" calcext:value-type="float">
            <text:p>0.921762</text:p>
          </table:table-cell>
          <table:table-cell office:value-type="float" office:value="0.903256" calcext:value-type="float">
            <text:p>0.903256</text:p>
          </table:table-cell>
          <table:table-cell office:value-type="float" office:value="0.809999" calcext:value-type="float">
            <text:p>0.809999</text:p>
          </table:table-cell>
          <table:table-cell office:value-type="float" office:value="0.92121" calcext:value-type="float">
            <text:p>0.92121</text:p>
          </table:table-cell>
          <table:table-cell office:value-type="float" office:value="1.00151" calcext:value-type="float">
            <text:p>1.00151</text:p>
          </table:table-cell>
          <table:table-cell office:value-type="float" office:value="0.795864" calcext:value-type="float">
            <text:p>0.795864</text:p>
          </table:table-cell>
          <table:table-cell office:value-type="float" office:value="0.956347" calcext:value-type="float">
            <text:p>0.956347</text:p>
          </table:table-cell>
          <table:table-cell office:value-type="float" office:value="1.08773" calcext:value-type="float">
            <text:p>1.08773</text:p>
          </table:table-cell>
          <table:table-cell office:value-type="float" office:value="1.16948" calcext:value-type="float">
            <text:p>1.16948</text:p>
          </table:table-cell>
          <table:table-cell office:value-type="float" office:value="0.777953" calcext:value-type="float">
            <text:p>0.777953</text:p>
          </table:table-cell>
          <table:table-cell office:value-type="float" office:value="0.97278" calcext:value-type="float">
            <text:p>0.97278</text:p>
          </table:table-cell>
          <table:table-cell office:value-type="float" office:value="0.835038" calcext:value-type="float">
            <text:p>0.835038</text:p>
          </table:table-cell>
          <table:table-cell office:value-type="float" office:value="0.82497" calcext:value-type="float">
            <text:p>0.82497</text:p>
          </table:table-cell>
          <table:table-cell office:value-type="float" office:value="1.11069" calcext:value-type="float">
            <text:p>1.11069</text:p>
          </table:table-cell>
          <table:table-cell office:value-type="float" office:value="0.888" calcext:value-type="float">
            <text:p>0.888</text:p>
          </table:table-cell>
          <table:table-cell office:value-type="float" office:value="0.838496" calcext:value-type="float">
            <text:p>0.838496</text:p>
          </table:table-cell>
          <table:table-cell office:value-type="float" office:value="0.884387" calcext:value-type="float">
            <text:p>0.884387</text:p>
          </table:table-cell>
          <table:table-cell office:value-type="float" office:value="1.2057" calcext:value-type="float">
            <text:p>1.2057</text:p>
          </table:table-cell>
          <table:table-cell office:value-type="float" office:value="0.836243" calcext:value-type="float">
            <text:p>0.836243</text:p>
          </table:table-cell>
          <table:table-cell office:value-type="float" office:value="0.889022" calcext:value-type="float">
            <text:p>0.889022</text:p>
          </table:table-cell>
          <table:table-cell office:value-type="float" office:value="0.794731" calcext:value-type="float">
            <text:p>0.794731</text:p>
          </table:table-cell>
          <table:table-cell office:value-type="float" office:value="0.941472" calcext:value-type="float">
            <text:p>0.941472</text:p>
          </table:table-cell>
          <table:table-cell office:value-type="float" office:value="0.86009" calcext:value-type="float">
            <text:p>0.86009</text:p>
          </table:table-cell>
          <table:table-cell office:value-type="float" office:value="0.734058" calcext:value-type="float">
            <text:p>0.734058</text:p>
          </table:table-cell>
          <table:table-cell office:value-type="float" office:value="0.385064" calcext:value-type="float">
            <text:p>0.385064</text:p>
          </table:table-cell>
          <table:table-cell office:value-type="float" office:value="0.36674" calcext:value-type="float">
            <text:p>0.36674</text:p>
          </table:table-cell>
          <table:table-cell office:value-type="float" office:value="0.368703" calcext:value-type="float">
            <text:p>0.368703</text:p>
          </table:table-cell>
        </table:table-row>
        <table:table-row table:style-name="ro1">
          <table:table-cell office:value-type="string" calcext:value-type="string">
            <text:p>RK</text:p>
          </table:table-cell>
          <table:table-cell table:formula="of:=MEDIAN([.B1:.EU1])" office:value-type="float" office:value="0.2291165" calcext:value-type="float">
            <text:p>0.2291165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KMP</text:p>
          </table:table-cell>
          <table:table-cell table:formula="of:=MEDIAN([.B2:.EU2])" office:value-type="float" office:value="0.26043" calcext:value-type="float">
            <text:p>0.26043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STD</text:p>
          </table:table-cell>
          <table:table-cell table:formula="of:=MEDIAN([.B3:.EU3])" office:value-type="float" office:value="0.860675" calcext:value-type="float">
            <text:p>0.860675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Levenshtein</text:p>
          </table:table-cell>
          <table:table-cell table:formula="of:=MEDIAN([.B4:.EU4])" office:value-type="float" office:value="0.352967" calcext:value-type="float">
            <text:p>0.352967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Dice</text:p>
          </table:table-cell>
          <table:table-cell table:formula="of:=MEDIAN([.B5:.EU5])" office:value-type="float" office:value="0.918178" calcext:value-type="float">
            <text:p>0.918178</text:p>
          </table:table-cell>
          <table:table-cell table:number-columns-repeated="149"/>
        </table:table-row>
      </table:table>
      <table:table table:name="texlive" table:style-name="ta1">
        <table:table-column table:style-name="co1" table:number-columns-repeated="151" table:default-cell-style-name="Default"/>
        <table:table-row table:style-name="ro1">
          <table:table-cell office:value-type="string" calcext:value-type="string">
            <text:p>Rabin-Karp</text:p>
          </table:table-cell>
          <table:table-cell office:value-type="float" office:value="0.19732" calcext:value-type="float">
            <text:p>0.19732</text:p>
          </table:table-cell>
          <table:table-cell office:value-type="float" office:value="0.316263" calcext:value-type="float">
            <text:p>0.316263</text:p>
          </table:table-cell>
          <table:table-cell office:value-type="float" office:value="0.190484" calcext:value-type="float">
            <text:p>0.190484</text:p>
          </table:table-cell>
          <table:table-cell office:value-type="float" office:value="0.203723" calcext:value-type="float">
            <text:p>0.203723</text:p>
          </table:table-cell>
          <table:table-cell office:value-type="float" office:value="0.228709" calcext:value-type="float">
            <text:p>0.228709</text:p>
          </table:table-cell>
          <table:table-cell office:value-type="float" office:value="0.193801" calcext:value-type="float">
            <text:p>0.193801</text:p>
          </table:table-cell>
          <table:table-cell office:value-type="float" office:value="0.193944" calcext:value-type="float">
            <text:p>0.193944</text:p>
          </table:table-cell>
          <table:table-cell office:value-type="float" office:value="0.317555" calcext:value-type="float">
            <text:p>0.317555</text:p>
          </table:table-cell>
          <table:table-cell office:value-type="float" office:value="0.193981" calcext:value-type="float">
            <text:p>0.193981</text:p>
          </table:table-cell>
          <table:table-cell office:value-type="float" office:value="0.193043" calcext:value-type="float">
            <text:p>0.193043</text:p>
          </table:table-cell>
          <table:table-cell office:value-type="float" office:value="0.186226" calcext:value-type="float">
            <text:p>0.186226</text:p>
          </table:table-cell>
          <table:table-cell office:value-type="float" office:value="0.183134" calcext:value-type="float">
            <text:p>0.183134</text:p>
          </table:table-cell>
          <table:table-cell office:value-type="float" office:value="0.228956" calcext:value-type="float">
            <text:p>0.228956</text:p>
          </table:table-cell>
          <table:table-cell office:value-type="float" office:value="0.261971" calcext:value-type="float">
            <text:p>0.261971</text:p>
          </table:table-cell>
          <table:table-cell office:value-type="float" office:value="0.193668" calcext:value-type="float">
            <text:p>0.193668</text:p>
          </table:table-cell>
          <table:table-cell office:value-type="float" office:value="0.217825" calcext:value-type="float">
            <text:p>0.217825</text:p>
          </table:table-cell>
          <table:table-cell office:value-type="float" office:value="0.189725" calcext:value-type="float">
            <text:p>0.189725</text:p>
          </table:table-cell>
          <table:table-cell office:value-type="float" office:value="0.174385" calcext:value-type="float">
            <text:p>0.174385</text:p>
          </table:table-cell>
          <table:table-cell office:value-type="float" office:value="0.190031" calcext:value-type="float">
            <text:p>0.190031</text:p>
          </table:table-cell>
          <table:table-cell office:value-type="float" office:value="0.281846" calcext:value-type="float">
            <text:p>0.281846</text:p>
          </table:table-cell>
          <table:table-cell office:value-type="float" office:value="0.181459" calcext:value-type="float">
            <text:p>0.181459</text:p>
          </table:table-cell>
          <table:table-cell office:value-type="float" office:value="0.280424" calcext:value-type="float">
            <text:p>0.280424</text:p>
          </table:table-cell>
          <table:table-cell office:value-type="float" office:value="0.306983" calcext:value-type="float">
            <text:p>0.306983</text:p>
          </table:table-cell>
          <table:table-cell office:value-type="float" office:value="0.18444" calcext:value-type="float">
            <text:p>0.18444</text:p>
          </table:table-cell>
          <table:table-cell office:value-type="float" office:value="0.182316" calcext:value-type="float">
            <text:p>0.182316</text:p>
          </table:table-cell>
          <table:table-cell office:value-type="float" office:value="0.193525" calcext:value-type="float">
            <text:p>0.193525</text:p>
          </table:table-cell>
          <table:table-cell office:value-type="float" office:value="0.23854" calcext:value-type="float">
            <text:p>0.23854</text:p>
          </table:table-cell>
          <table:table-cell office:value-type="float" office:value="0.183562" calcext:value-type="float">
            <text:p>0.183562</text:p>
          </table:table-cell>
          <table:table-cell office:value-type="float" office:value="0.340313" calcext:value-type="float">
            <text:p>0.340313</text:p>
          </table:table-cell>
          <table:table-cell office:value-type="float" office:value="0.190174" calcext:value-type="float">
            <text:p>0.190174</text:p>
          </table:table-cell>
          <table:table-cell office:value-type="float" office:value="0.226806" calcext:value-type="float">
            <text:p>0.226806</text:p>
          </table:table-cell>
          <table:table-cell office:value-type="float" office:value="0.242353" calcext:value-type="float">
            <text:p>0.242353</text:p>
          </table:table-cell>
          <table:table-cell office:value-type="float" office:value="0.229463" calcext:value-type="float">
            <text:p>0.229463</text:p>
          </table:table-cell>
          <table:table-cell office:value-type="float" office:value="0.302194" calcext:value-type="float">
            <text:p>0.302194</text:p>
          </table:table-cell>
          <table:table-cell office:value-type="float" office:value="0.236351" calcext:value-type="float">
            <text:p>0.236351</text:p>
          </table:table-cell>
          <table:table-cell office:value-type="float" office:value="0.336797" calcext:value-type="float">
            <text:p>0.336797</text:p>
          </table:table-cell>
          <table:table-cell office:value-type="float" office:value="0.214532" calcext:value-type="float">
            <text:p>0.214532</text:p>
          </table:table-cell>
          <table:table-cell office:value-type="float" office:value="0.21394" calcext:value-type="float">
            <text:p>0.21394</text:p>
          </table:table-cell>
          <table:table-cell office:value-type="float" office:value="0.257921" calcext:value-type="float">
            <text:p>0.257921</text:p>
          </table:table-cell>
          <table:table-cell office:value-type="float" office:value="0.254938" calcext:value-type="float">
            <text:p>0.254938</text:p>
          </table:table-cell>
          <table:table-cell office:value-type="float" office:value="0.180768" calcext:value-type="float">
            <text:p>0.180768</text:p>
          </table:table-cell>
          <table:table-cell office:value-type="float" office:value="0.306517" calcext:value-type="float">
            <text:p>0.306517</text:p>
          </table:table-cell>
          <table:table-cell office:value-type="float" office:value="0.277827" calcext:value-type="float">
            <text:p>0.277827</text:p>
          </table:table-cell>
          <table:table-cell office:value-type="float" office:value="0.187507" calcext:value-type="float">
            <text:p>0.187507</text:p>
          </table:table-cell>
          <table:table-cell office:value-type="float" office:value="0.223846" calcext:value-type="float">
            <text:p>0.223846</text:p>
          </table:table-cell>
          <table:table-cell office:value-type="float" office:value="0.210729" calcext:value-type="float">
            <text:p>0.210729</text:p>
          </table:table-cell>
          <table:table-cell office:value-type="float" office:value="0.1955" calcext:value-type="float">
            <text:p>0.1955</text:p>
          </table:table-cell>
          <table:table-cell office:value-type="float" office:value="0.198686" calcext:value-type="float">
            <text:p>0.198686</text:p>
          </table:table-cell>
          <table:table-cell office:value-type="float" office:value="0.256605" calcext:value-type="float">
            <text:p>0.256605</text:p>
          </table:table-cell>
          <table:table-cell office:value-type="float" office:value="0.207805" calcext:value-type="float">
            <text:p>0.207805</text:p>
          </table:table-cell>
          <table:table-cell office:value-type="float" office:value="0.199312" calcext:value-type="float">
            <text:p>0.199312</text:p>
          </table:table-cell>
          <table:table-cell office:value-type="float" office:value="0.257965" calcext:value-type="float">
            <text:p>0.257965</text:p>
          </table:table-cell>
          <table:table-cell office:value-type="float" office:value="0.190528" calcext:value-type="float">
            <text:p>0.190528</text:p>
          </table:table-cell>
          <table:table-cell office:value-type="float" office:value="0.214563" calcext:value-type="float">
            <text:p>0.214563</text:p>
          </table:table-cell>
          <table:table-cell office:value-type="float" office:value="0.227266" calcext:value-type="float">
            <text:p>0.227266</text:p>
          </table:table-cell>
          <table:table-cell office:value-type="float" office:value="0.380541" calcext:value-type="float">
            <text:p>0.380541</text:p>
          </table:table-cell>
          <table:table-cell office:value-type="float" office:value="0.250139" calcext:value-type="float">
            <text:p>0.250139</text:p>
          </table:table-cell>
          <table:table-cell office:value-type="float" office:value="0.271692" calcext:value-type="float">
            <text:p>0.271692</text:p>
          </table:table-cell>
          <table:table-cell office:value-type="float" office:value="0.187863" calcext:value-type="float">
            <text:p>0.187863</text:p>
          </table:table-cell>
          <table:table-cell office:value-type="float" office:value="0.283116" calcext:value-type="float">
            <text:p>0.283116</text:p>
          </table:table-cell>
          <table:table-cell office:value-type="float" office:value="0.193892" calcext:value-type="float">
            <text:p>0.193892</text:p>
          </table:table-cell>
          <table:table-cell office:value-type="float" office:value="0.18997" calcext:value-type="float">
            <text:p>0.18997</text:p>
          </table:table-cell>
          <table:table-cell office:value-type="float" office:value="0.176967" calcext:value-type="float">
            <text:p>0.176967</text:p>
          </table:table-cell>
          <table:table-cell office:value-type="float" office:value="0.294498" calcext:value-type="float">
            <text:p>0.294498</text:p>
          </table:table-cell>
          <table:table-cell office:value-type="float" office:value="0.281937" calcext:value-type="float">
            <text:p>0.281937</text:p>
          </table:table-cell>
          <table:table-cell office:value-type="float" office:value="0.191216" calcext:value-type="float">
            <text:p>0.191216</text:p>
          </table:table-cell>
          <table:table-cell office:value-type="float" office:value="0.176816" calcext:value-type="float">
            <text:p>0.176816</text:p>
          </table:table-cell>
          <table:table-cell office:value-type="float" office:value="0.277912" calcext:value-type="float">
            <text:p>0.277912</text:p>
          </table:table-cell>
          <table:table-cell office:value-type="float" office:value="0.268785" calcext:value-type="float">
            <text:p>0.268785</text:p>
          </table:table-cell>
          <table:table-cell office:value-type="float" office:value="0.257944" calcext:value-type="float">
            <text:p>0.257944</text:p>
          </table:table-cell>
          <table:table-cell office:value-type="float" office:value="0.197951" calcext:value-type="float">
            <text:p>0.197951</text:p>
          </table:table-cell>
          <table:table-cell office:value-type="float" office:value="0.302229" calcext:value-type="float">
            <text:p>0.302229</text:p>
          </table:table-cell>
          <table:table-cell office:value-type="float" office:value="0.29468" calcext:value-type="float">
            <text:p>0.29468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246063" calcext:value-type="float">
            <text:p>0.246063</text:p>
          </table:table-cell>
          <table:table-cell office:value-type="float" office:value="0.200233" calcext:value-type="float">
            <text:p>0.200233</text:p>
          </table:table-cell>
          <table:table-cell office:value-type="float" office:value="0.317462" calcext:value-type="float">
            <text:p>0.317462</text:p>
          </table:table-cell>
          <table:table-cell office:value-type="float" office:value="0.244179" calcext:value-type="float">
            <text:p>0.244179</text:p>
          </table:table-cell>
          <table:table-cell office:value-type="float" office:value="0.222618" calcext:value-type="float">
            <text:p>0.222618</text:p>
          </table:table-cell>
          <table:table-cell office:value-type="float" office:value="0.189169" calcext:value-type="float">
            <text:p>0.189169</text:p>
          </table:table-cell>
          <table:table-cell office:value-type="float" office:value="0.189017" calcext:value-type="float">
            <text:p>0.189017</text:p>
          </table:table-cell>
          <table:table-cell office:value-type="float" office:value="0.216263" calcext:value-type="float">
            <text:p>0.216263</text:p>
          </table:table-cell>
          <table:table-cell office:value-type="float" office:value="0.203839" calcext:value-type="float">
            <text:p>0.203839</text:p>
          </table:table-cell>
          <table:table-cell office:value-type="float" office:value="0.186868" calcext:value-type="float">
            <text:p>0.186868</text:p>
          </table:table-cell>
          <table:table-cell office:value-type="float" office:value="0.245217" calcext:value-type="float">
            <text:p>0.245217</text:p>
          </table:table-cell>
          <table:table-cell office:value-type="float" office:value="0.284352" calcext:value-type="float">
            <text:p>0.284352</text:p>
          </table:table-cell>
          <table:table-cell office:value-type="float" office:value="0.262129" calcext:value-type="float">
            <text:p>0.262129</text:p>
          </table:table-cell>
          <table:table-cell office:value-type="float" office:value="0.174738" calcext:value-type="float">
            <text:p>0.174738</text:p>
          </table:table-cell>
          <table:table-cell office:value-type="float" office:value="0.17032" calcext:value-type="float">
            <text:p>0.17032</text:p>
          </table:table-cell>
          <table:table-cell office:value-type="float" office:value="0.342216" calcext:value-type="float">
            <text:p>0.342216</text:p>
          </table:table-cell>
          <table:table-cell office:value-type="float" office:value="0.195354" calcext:value-type="float">
            <text:p>0.195354</text:p>
          </table:table-cell>
          <table:table-cell office:value-type="float" office:value="0.189738" calcext:value-type="float">
            <text:p>0.189738</text:p>
          </table:table-cell>
          <table:table-cell office:value-type="float" office:value="0.185511" calcext:value-type="float">
            <text:p>0.185511</text:p>
          </table:table-cell>
          <table:table-cell office:value-type="float" office:value="0.218531" calcext:value-type="float">
            <text:p>0.218531</text:p>
          </table:table-cell>
          <table:table-cell office:value-type="float" office:value="0.243204" calcext:value-type="float">
            <text:p>0.243204</text:p>
          </table:table-cell>
          <table:table-cell office:value-type="float" office:value="0.306572" calcext:value-type="float">
            <text:p>0.306572</text:p>
          </table:table-cell>
          <table:table-cell office:value-type="float" office:value="0.260782" calcext:value-type="float">
            <text:p>0.260782</text:p>
          </table:table-cell>
          <table:table-cell office:value-type="float" office:value="0.276583" calcext:value-type="float">
            <text:p>0.276583</text:p>
          </table:table-cell>
          <table:table-cell office:value-type="float" office:value="0.326783" calcext:value-type="float">
            <text:p>0.326783</text:p>
          </table:table-cell>
          <table:table-cell office:value-type="float" office:value="0.232779" calcext:value-type="float">
            <text:p>0.232779</text:p>
          </table:table-cell>
          <table:table-cell office:value-type="float" office:value="0.316653" calcext:value-type="float">
            <text:p>0.316653</text:p>
          </table:table-cell>
          <table:table-cell office:value-type="float" office:value="0.288109" calcext:value-type="float">
            <text:p>0.288109</text:p>
          </table:table-cell>
          <table:table-cell office:value-type="float" office:value="0.18603" calcext:value-type="float">
            <text:p>0.18603</text:p>
          </table:table-cell>
          <table:table-cell office:value-type="float" office:value="0.226909" calcext:value-type="float">
            <text:p>0.226909</text:p>
          </table:table-cell>
          <table:table-cell office:value-type="float" office:value="0.286319" calcext:value-type="float">
            <text:p>0.286319</text:p>
          </table:table-cell>
          <table:table-cell office:value-type="float" office:value="0.207172" calcext:value-type="float">
            <text:p>0.207172</text:p>
          </table:table-cell>
          <table:table-cell office:value-type="float" office:value="0.431026" calcext:value-type="float">
            <text:p>0.431026</text:p>
          </table:table-cell>
          <table:table-cell office:value-type="float" office:value="0.287935" calcext:value-type="float">
            <text:p>0.287935</text:p>
          </table:table-cell>
          <table:table-cell office:value-type="float" office:value="0.194576" calcext:value-type="float">
            <text:p>0.194576</text:p>
          </table:table-cell>
          <table:table-cell office:value-type="float" office:value="0.228469" calcext:value-type="float">
            <text:p>0.228469</text:p>
          </table:table-cell>
          <table:table-cell office:value-type="float" office:value="0.253793" calcext:value-type="float">
            <text:p>0.253793</text:p>
          </table:table-cell>
          <table:table-cell office:value-type="float" office:value="0.216368" calcext:value-type="float">
            <text:p>0.216368</text:p>
          </table:table-cell>
          <table:table-cell office:value-type="float" office:value="0.375596" calcext:value-type="float">
            <text:p>0.375596</text:p>
          </table:table-cell>
          <table:table-cell office:value-type="float" office:value="0.232735" calcext:value-type="float">
            <text:p>0.232735</text:p>
          </table:table-cell>
          <table:table-cell office:value-type="float" office:value="0.189546" calcext:value-type="float">
            <text:p>0.189546</text:p>
          </table:table-cell>
          <table:table-cell office:value-type="float" office:value="0.352847" calcext:value-type="float">
            <text:p>0.352847</text:p>
          </table:table-cell>
          <table:table-cell office:value-type="float" office:value="0.22886" calcext:value-type="float">
            <text:p>0.22886</text:p>
          </table:table-cell>
          <table:table-cell office:value-type="float" office:value="0.21806" calcext:value-type="float">
            <text:p>0.21806</text:p>
          </table:table-cell>
          <table:table-cell office:value-type="float" office:value="0.301019" calcext:value-type="float">
            <text:p>0.301019</text:p>
          </table:table-cell>
          <table:table-cell office:value-type="float" office:value="0.17521" calcext:value-type="float">
            <text:p>0.17521</text:p>
          </table:table-cell>
          <table:table-cell office:value-type="float" office:value="0.183312" calcext:value-type="float">
            <text:p>0.183312</text:p>
          </table:table-cell>
          <table:table-cell office:value-type="float" office:value="0.308814" calcext:value-type="float">
            <text:p>0.308814</text:p>
          </table:table-cell>
          <table:table-cell office:value-type="float" office:value="0.352879" calcext:value-type="float">
            <text:p>0.352879</text:p>
          </table:table-cell>
          <table:table-cell office:value-type="float" office:value="0.211645" calcext:value-type="float">
            <text:p>0.211645</text:p>
          </table:table-cell>
          <table:table-cell office:value-type="float" office:value="0.186764" calcext:value-type="float">
            <text:p>0.186764</text:p>
          </table:table-cell>
          <table:table-cell office:value-type="float" office:value="0.200016" calcext:value-type="float">
            <text:p>0.200016</text:p>
          </table:table-cell>
          <table:table-cell office:value-type="float" office:value="0.425005" calcext:value-type="float">
            <text:p>0.425005</text:p>
          </table:table-cell>
          <table:table-cell office:value-type="float" office:value="0.197367" calcext:value-type="float">
            <text:p>0.197367</text:p>
          </table:table-cell>
          <table:table-cell office:value-type="float" office:value="0.187089" calcext:value-type="float">
            <text:p>0.187089</text:p>
          </table:table-cell>
          <table:table-cell office:value-type="float" office:value="0.242739" calcext:value-type="float">
            <text:p>0.242739</text:p>
          </table:table-cell>
          <table:table-cell office:value-type="float" office:value="0.247727" calcext:value-type="float">
            <text:p>0.247727</text:p>
          </table:table-cell>
          <table:table-cell office:value-type="float" office:value="0.360738" calcext:value-type="float">
            <text:p>0.360738</text:p>
          </table:table-cell>
          <table:table-cell office:value-type="float" office:value="0.19342" calcext:value-type="float">
            <text:p>0.19342</text:p>
          </table:table-cell>
          <table:table-cell office:value-type="float" office:value="0.304712" calcext:value-type="float">
            <text:p>0.304712</text:p>
          </table:table-cell>
          <table:table-cell office:value-type="float" office:value="0.198029" calcext:value-type="float">
            <text:p>0.198029</text:p>
          </table:table-cell>
          <table:table-cell office:value-type="float" office:value="0.266681" calcext:value-type="float">
            <text:p>0.266681</text:p>
          </table:table-cell>
          <table:table-cell office:value-type="float" office:value="0.263019" calcext:value-type="float">
            <text:p>0.263019</text:p>
          </table:table-cell>
          <table:table-cell office:value-type="float" office:value="0.329019" calcext:value-type="float">
            <text:p>0.329019</text:p>
          </table:table-cell>
          <table:table-cell office:value-type="float" office:value="0.33507" calcext:value-type="float">
            <text:p>0.33507</text:p>
          </table:table-cell>
          <table:table-cell office:value-type="float" office:value="0.181199" calcext:value-type="float">
            <text:p>0.181199</text:p>
          </table:table-cell>
          <table:table-cell office:value-type="float" office:value="0.292072" calcext:value-type="float">
            <text:p>0.292072</text:p>
          </table:table-cell>
          <table:table-cell office:value-type="float" office:value="0.191659" calcext:value-type="float">
            <text:p>0.191659</text:p>
          </table:table-cell>
          <table:table-cell office:value-type="float" office:value="0.291593" calcext:value-type="float">
            <text:p>0.291593</text:p>
          </table:table-cell>
          <table:table-cell office:value-type="float" office:value="0.245875" calcext:value-type="float">
            <text:p>0.245875</text:p>
          </table:table-cell>
          <table:table-cell office:value-type="float" office:value="0.217194" calcext:value-type="float">
            <text:p>0.217194</text:p>
          </table:table-cell>
          <table:table-cell office:value-type="float" office:value="0.279617" calcext:value-type="float">
            <text:p>0.279617</text:p>
          </table:table-cell>
          <table:table-cell office:value-type="float" office:value="0.197404" calcext:value-type="float">
            <text:p>0.197404</text:p>
          </table:table-cell>
          <table:table-cell office:value-type="float" office:value="0.211882" calcext:value-type="float">
            <text:p>0.211882</text:p>
          </table:table-cell>
          <table:table-cell office:value-type="float" office:value="0.188164" calcext:value-type="float">
            <text:p>0.188164</text:p>
          </table:table-cell>
          <table:table-cell office:value-type="float" office:value="0.110432" calcext:value-type="float">
            <text:p>0.110432</text:p>
          </table:table-cell>
        </table:table-row>
        <table:table-row table:style-name="ro1">
          <table:table-cell office:value-type="string" calcext:value-type="string">
            <text:p>KMP</text:p>
          </table:table-cell>
          <table:table-cell office:value-type="float" office:value="0.187632" calcext:value-type="float">
            <text:p>0.187632</text:p>
          </table:table-cell>
          <table:table-cell office:value-type="float" office:value="0.201781" calcext:value-type="float">
            <text:p>0.201781</text:p>
          </table:table-cell>
          <table:table-cell office:value-type="float" office:value="0.187561" calcext:value-type="float">
            <text:p>0.187561</text:p>
          </table:table-cell>
          <table:table-cell office:value-type="float" office:value="0.195406" calcext:value-type="float">
            <text:p>0.195406</text:p>
          </table:table-cell>
          <table:table-cell office:value-type="float" office:value="0.284418" calcext:value-type="float">
            <text:p>0.284418</text:p>
          </table:table-cell>
          <table:table-cell office:value-type="float" office:value="0.38414" calcext:value-type="float">
            <text:p>0.38414</text:p>
          </table:table-cell>
          <table:table-cell office:value-type="float" office:value="0.210216" calcext:value-type="float">
            <text:p>0.210216</text:p>
          </table:table-cell>
          <table:table-cell office:value-type="float" office:value="0.209576" calcext:value-type="float">
            <text:p>0.209576</text:p>
          </table:table-cell>
          <table:table-cell office:value-type="float" office:value="0.191382" calcext:value-type="float">
            <text:p>0.191382</text:p>
          </table:table-cell>
          <table:table-cell office:value-type="float" office:value="0.319606" calcext:value-type="float">
            <text:p>0.319606</text:p>
          </table:table-cell>
          <table:table-cell office:value-type="float" office:value="0.380515" calcext:value-type="float">
            <text:p>0.380515</text:p>
          </table:table-cell>
          <table:table-cell office:value-type="float" office:value="0.243167" calcext:value-type="float">
            <text:p>0.243167</text:p>
          </table:table-cell>
          <table:table-cell office:value-type="float" office:value="0.215875" calcext:value-type="float">
            <text:p>0.215875</text:p>
          </table:table-cell>
          <table:table-cell office:value-type="float" office:value="0.288153" calcext:value-type="float">
            <text:p>0.288153</text:p>
          </table:table-cell>
          <table:table-cell office:value-type="float" office:value="0.371235" calcext:value-type="float">
            <text:p>0.371235</text:p>
          </table:table-cell>
          <table:table-cell office:value-type="float" office:value="0.443669" calcext:value-type="float">
            <text:p>0.443669</text:p>
          </table:table-cell>
          <table:table-cell office:value-type="float" office:value="0.200906" calcext:value-type="float">
            <text:p>0.200906</text:p>
          </table:table-cell>
          <table:table-cell office:value-type="float" office:value="0.30054" calcext:value-type="float">
            <text:p>0.30054</text:p>
          </table:table-cell>
          <table:table-cell office:value-type="float" office:value="0.276262" calcext:value-type="float">
            <text:p>0.276262</text:p>
          </table:table-cell>
          <table:table-cell office:value-type="float" office:value="0.330676" calcext:value-type="float">
            <text:p>0.330676</text:p>
          </table:table-cell>
          <table:table-cell office:value-type="float" office:value="0.303918" calcext:value-type="float">
            <text:p>0.303918</text:p>
          </table:table-cell>
          <table:table-cell office:value-type="float" office:value="0.482668" calcext:value-type="float">
            <text:p>0.482668</text:p>
          </table:table-cell>
          <table:table-cell office:value-type="float" office:value="0.340957" calcext:value-type="float">
            <text:p>0.340957</text:p>
          </table:table-cell>
          <table:table-cell office:value-type="float" office:value="0.27187" calcext:value-type="float">
            <text:p>0.27187</text:p>
          </table:table-cell>
          <table:table-cell office:value-type="float" office:value="0.248737" calcext:value-type="float">
            <text:p>0.248737</text:p>
          </table:table-cell>
          <table:table-cell office:value-type="float" office:value="0.295705" calcext:value-type="float">
            <text:p>0.295705</text:p>
          </table:table-cell>
          <table:table-cell office:value-type="float" office:value="0.253742" calcext:value-type="float">
            <text:p>0.253742</text:p>
          </table:table-cell>
          <table:table-cell office:value-type="float" office:value="0.205266" calcext:value-type="float">
            <text:p>0.205266</text:p>
          </table:table-cell>
          <table:table-cell office:value-type="float" office:value="0.212368" calcext:value-type="float">
            <text:p>0.212368</text:p>
          </table:table-cell>
          <table:table-cell office:value-type="float" office:value="0.287643" calcext:value-type="float">
            <text:p>0.287643</text:p>
          </table:table-cell>
          <table:table-cell office:value-type="float" office:value="0.273768" calcext:value-type="float">
            <text:p>0.273768</text:p>
          </table:table-cell>
          <table:table-cell office:value-type="float" office:value="0.230188" calcext:value-type="float">
            <text:p>0.230188</text:p>
          </table:table-cell>
          <table:table-cell office:value-type="float" office:value="0.216572" calcext:value-type="float">
            <text:p>0.216572</text:p>
          </table:table-cell>
          <table:table-cell office:value-type="float" office:value="0.36558" calcext:value-type="float">
            <text:p>0.36558</text:p>
          </table:table-cell>
          <table:table-cell office:value-type="float" office:value="0.232001" calcext:value-type="float">
            <text:p>0.232001</text:p>
          </table:table-cell>
          <table:table-cell office:value-type="float" office:value="0.209985" calcext:value-type="float">
            <text:p>0.209985</text:p>
          </table:table-cell>
          <table:table-cell office:value-type="float" office:value="0.380849" calcext:value-type="float">
            <text:p>0.380849</text:p>
          </table:table-cell>
          <table:table-cell office:value-type="float" office:value="0.222209" calcext:value-type="float">
            <text:p>0.222209</text:p>
          </table:table-cell>
          <table:table-cell office:value-type="float" office:value="0.280575" calcext:value-type="float">
            <text:p>0.280575</text:p>
          </table:table-cell>
          <table:table-cell office:value-type="float" office:value="0.222487" calcext:value-type="float">
            <text:p>0.222487</text:p>
          </table:table-cell>
          <table:table-cell office:value-type="float" office:value="0.246179" calcext:value-type="float">
            <text:p>0.246179</text:p>
          </table:table-cell>
          <table:table-cell office:value-type="float" office:value="0.3558" calcext:value-type="float">
            <text:p>0.3558</text:p>
          </table:table-cell>
          <table:table-cell office:value-type="float" office:value="0.216601" calcext:value-type="float">
            <text:p>0.216601</text:p>
          </table:table-cell>
          <table:table-cell office:value-type="float" office:value="0.312287" calcext:value-type="float">
            <text:p>0.312287</text:p>
          </table:table-cell>
          <table:table-cell office:value-type="float" office:value="0.321153" calcext:value-type="float">
            <text:p>0.321153</text:p>
          </table:table-cell>
          <table:table-cell office:value-type="float" office:value="0.207191" calcext:value-type="float">
            <text:p>0.207191</text:p>
          </table:table-cell>
          <table:table-cell office:value-type="float" office:value="0.272437" calcext:value-type="float">
            <text:p>0.272437</text:p>
          </table:table-cell>
          <table:table-cell office:value-type="float" office:value="0.219317" calcext:value-type="float">
            <text:p>0.219317</text:p>
          </table:table-cell>
          <table:table-cell office:value-type="float" office:value="0.316507" calcext:value-type="float">
            <text:p>0.316507</text:p>
          </table:table-cell>
          <table:table-cell office:value-type="float" office:value="0.309343" calcext:value-type="float">
            <text:p>0.309343</text:p>
          </table:table-cell>
          <table:table-cell office:value-type="float" office:value="0.302271" calcext:value-type="float">
            <text:p>0.302271</text:p>
          </table:table-cell>
          <table:table-cell office:value-type="float" office:value="0.235245" calcext:value-type="float">
            <text:p>0.235245</text:p>
          </table:table-cell>
          <table:table-cell office:value-type="float" office:value="0.208236" calcext:value-type="float">
            <text:p>0.208236</text:p>
          </table:table-cell>
          <table:table-cell office:value-type="float" office:value="0.270224" calcext:value-type="float">
            <text:p>0.270224</text:p>
          </table:table-cell>
          <table:table-cell office:value-type="float" office:value="0.235606" calcext:value-type="float">
            <text:p>0.235606</text:p>
          </table:table-cell>
          <table:table-cell office:value-type="float" office:value="0.322276" calcext:value-type="float">
            <text:p>0.322276</text:p>
          </table:table-cell>
          <table:table-cell office:value-type="float" office:value="0.221271" calcext:value-type="float">
            <text:p>0.221271</text:p>
          </table:table-cell>
          <table:table-cell office:value-type="float" office:value="0.277417" calcext:value-type="float">
            <text:p>0.277417</text:p>
          </table:table-cell>
          <table:table-cell office:value-type="float" office:value="0.33885" calcext:value-type="float">
            <text:p>0.33885</text:p>
          </table:table-cell>
          <table:table-cell office:value-type="float" office:value="0.336416" calcext:value-type="float">
            <text:p>0.336416</text:p>
          </table:table-cell>
          <table:table-cell office:value-type="float" office:value="0.22328" calcext:value-type="float">
            <text:p>0.22328</text:p>
          </table:table-cell>
          <table:table-cell office:value-type="float" office:value="0.255745" calcext:value-type="float">
            <text:p>0.255745</text:p>
          </table:table-cell>
          <table:table-cell office:value-type="float" office:value="0.266092" calcext:value-type="float">
            <text:p>0.266092</text:p>
          </table:table-cell>
          <table:table-cell office:value-type="float" office:value="0.227431" calcext:value-type="float">
            <text:p>0.227431</text:p>
          </table:table-cell>
          <table:table-cell office:value-type="float" office:value="0.32115" calcext:value-type="float">
            <text:p>0.32115</text:p>
          </table:table-cell>
          <table:table-cell office:value-type="float" office:value="0.281671" calcext:value-type="float">
            <text:p>0.281671</text:p>
          </table:table-cell>
          <table:table-cell office:value-type="float" office:value="0.247942" calcext:value-type="float">
            <text:p>0.247942</text:p>
          </table:table-cell>
          <table:table-cell office:value-type="float" office:value="0.253612" calcext:value-type="float">
            <text:p>0.253612</text:p>
          </table:table-cell>
          <table:table-cell office:value-type="float" office:value="0.21125" calcext:value-type="float">
            <text:p>0.21125</text:p>
          </table:table-cell>
          <table:table-cell office:value-type="float" office:value="0.304416" calcext:value-type="float">
            <text:p>0.304416</text:p>
          </table:table-cell>
          <table:table-cell office:value-type="float" office:value="0.379411" calcext:value-type="float">
            <text:p>0.379411</text:p>
          </table:table-cell>
          <table:table-cell office:value-type="float" office:value="0.231197" calcext:value-type="float">
            <text:p>0.231197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217434" calcext:value-type="float">
            <text:p>0.217434</text:p>
          </table:table-cell>
          <table:table-cell office:value-type="float" office:value="0.228153" calcext:value-type="float">
            <text:p>0.228153</text:p>
          </table:table-cell>
          <table:table-cell office:value-type="float" office:value="0.318934" calcext:value-type="float">
            <text:p>0.318934</text:p>
          </table:table-cell>
          <table:table-cell office:value-type="float" office:value="0.256135" calcext:value-type="float">
            <text:p>0.256135</text:p>
          </table:table-cell>
          <table:table-cell office:value-type="float" office:value="0.308364" calcext:value-type="float">
            <text:p>0.308364</text:p>
          </table:table-cell>
          <table:table-cell office:value-type="float" office:value="0.371498" calcext:value-type="float">
            <text:p>0.371498</text:p>
          </table:table-cell>
          <table:table-cell office:value-type="float" office:value="0.245054" calcext:value-type="float">
            <text:p>0.245054</text:p>
          </table:table-cell>
          <table:table-cell office:value-type="float" office:value="0.27965" calcext:value-type="float">
            <text:p>0.27965</text:p>
          </table:table-cell>
          <table:table-cell office:value-type="float" office:value="0.367285" calcext:value-type="float">
            <text:p>0.367285</text:p>
          </table:table-cell>
          <table:table-cell office:value-type="float" office:value="0.415148" calcext:value-type="float">
            <text:p>0.415148</text:p>
          </table:table-cell>
          <table:table-cell office:value-type="float" office:value="0.492685" calcext:value-type="float">
            <text:p>0.492685</text:p>
          </table:table-cell>
          <table:table-cell office:value-type="float" office:value="0.288925" calcext:value-type="float">
            <text:p>0.288925</text:p>
          </table:table-cell>
          <table:table-cell office:value-type="float" office:value="0.222191" calcext:value-type="float">
            <text:p>0.222191</text:p>
          </table:table-cell>
          <table:table-cell office:value-type="float" office:value="0.222129" calcext:value-type="float">
            <text:p>0.222129</text:p>
          </table:table-cell>
          <table:table-cell office:value-type="float" office:value="0.262162" calcext:value-type="float">
            <text:p>0.262162</text:p>
          </table:table-cell>
          <table:table-cell office:value-type="float" office:value="0.388766" calcext:value-type="float">
            <text:p>0.388766</text:p>
          </table:table-cell>
          <table:table-cell office:value-type="float" office:value="0.398943" calcext:value-type="float">
            <text:p>0.398943</text:p>
          </table:table-cell>
          <table:table-cell office:value-type="float" office:value="0.236305" calcext:value-type="float">
            <text:p>0.236305</text:p>
          </table:table-cell>
          <table:table-cell office:value-type="float" office:value="0.306138" calcext:value-type="float">
            <text:p>0.306138</text:p>
          </table:table-cell>
          <table:table-cell office:value-type="float" office:value="0.214467" calcext:value-type="float">
            <text:p>0.214467</text:p>
          </table:table-cell>
          <table:table-cell office:value-type="float" office:value="0.323956" calcext:value-type="float">
            <text:p>0.323956</text:p>
          </table:table-cell>
          <table:table-cell office:value-type="float" office:value="0.22382" calcext:value-type="float">
            <text:p>0.22382</text:p>
          </table:table-cell>
          <table:table-cell office:value-type="float" office:value="0.333213" calcext:value-type="float">
            <text:p>0.333213</text:p>
          </table:table-cell>
          <table:table-cell office:value-type="float" office:value="0.354587" calcext:value-type="float">
            <text:p>0.354587</text:p>
          </table:table-cell>
          <table:table-cell office:value-type="float" office:value="0.422031" calcext:value-type="float">
            <text:p>0.422031</text:p>
          </table:table-cell>
          <table:table-cell office:value-type="float" office:value="0.467964" calcext:value-type="float">
            <text:p>0.467964</text:p>
          </table:table-cell>
          <table:table-cell office:value-type="float" office:value="0.374135" calcext:value-type="float">
            <text:p>0.374135</text:p>
          </table:table-cell>
          <table:table-cell office:value-type="float" office:value="0.371384" calcext:value-type="float">
            <text:p>0.371384</text:p>
          </table:table-cell>
          <table:table-cell office:value-type="float" office:value="0.336409" calcext:value-type="float">
            <text:p>0.336409</text:p>
          </table:table-cell>
          <table:table-cell office:value-type="float" office:value="0.332318" calcext:value-type="float">
            <text:p>0.332318</text:p>
          </table:table-cell>
          <table:table-cell office:value-type="float" office:value="0.354427" calcext:value-type="float">
            <text:p>0.354427</text:p>
          </table:table-cell>
          <table:table-cell office:value-type="float" office:value="0.319155" calcext:value-type="float">
            <text:p>0.319155</text:p>
          </table:table-cell>
          <table:table-cell office:value-type="float" office:value="0.339749" calcext:value-type="float">
            <text:p>0.339749</text:p>
          </table:table-cell>
          <table:table-cell office:value-type="float" office:value="0.264842" calcext:value-type="float">
            <text:p>0.264842</text:p>
          </table:table-cell>
          <table:table-cell office:value-type="float" office:value="0.217356" calcext:value-type="float">
            <text:p>0.217356</text:p>
          </table:table-cell>
          <table:table-cell office:value-type="float" office:value="0.225383" calcext:value-type="float">
            <text:p>0.225383</text:p>
          </table:table-cell>
          <table:table-cell office:value-type="float" office:value="0.225795" calcext:value-type="float">
            <text:p>0.225795</text:p>
          </table:table-cell>
          <table:table-cell office:value-type="float" office:value="0.403298" calcext:value-type="float">
            <text:p>0.403298</text:p>
          </table:table-cell>
          <table:table-cell office:value-type="float" office:value="0.325232" calcext:value-type="float">
            <text:p>0.325232</text:p>
          </table:table-cell>
          <table:table-cell office:value-type="float" office:value="0.338688" calcext:value-type="float">
            <text:p>0.338688</text:p>
          </table:table-cell>
          <table:table-cell office:value-type="float" office:value="0.334548" calcext:value-type="float">
            <text:p>0.334548</text:p>
          </table:table-cell>
          <table:table-cell office:value-type="float" office:value="0.457838" calcext:value-type="float">
            <text:p>0.457838</text:p>
          </table:table-cell>
          <table:table-cell office:value-type="float" office:value="0.411592" calcext:value-type="float">
            <text:p>0.411592</text:p>
          </table:table-cell>
          <table:table-cell office:value-type="float" office:value="0.245018" calcext:value-type="float">
            <text:p>0.245018</text:p>
          </table:table-cell>
          <table:table-cell office:value-type="float" office:value="0.325806" calcext:value-type="float">
            <text:p>0.325806</text:p>
          </table:table-cell>
          <table:table-cell office:value-type="float" office:value="0.410369" calcext:value-type="float">
            <text:p>0.410369</text:p>
          </table:table-cell>
          <table:table-cell office:value-type="float" office:value="0.303738" calcext:value-type="float">
            <text:p>0.303738</text:p>
          </table:table-cell>
          <table:table-cell office:value-type="float" office:value="0.225449" calcext:value-type="float">
            <text:p>0.225449</text:p>
          </table:table-cell>
          <table:table-cell office:value-type="float" office:value="0.225144" calcext:value-type="float">
            <text:p>0.225144</text:p>
          </table:table-cell>
          <table:table-cell office:value-type="float" office:value="0.318314" calcext:value-type="float">
            <text:p>0.318314</text:p>
          </table:table-cell>
          <table:table-cell office:value-type="float" office:value="0.219737" calcext:value-type="float">
            <text:p>0.219737</text:p>
          </table:table-cell>
          <table:table-cell office:value-type="float" office:value="0.314028" calcext:value-type="float">
            <text:p>0.314028</text:p>
          </table:table-cell>
          <table:table-cell office:value-type="float" office:value="0.406185" calcext:value-type="float">
            <text:p>0.406185</text:p>
          </table:table-cell>
          <table:table-cell office:value-type="float" office:value="0.289763" calcext:value-type="float">
            <text:p>0.289763</text:p>
          </table:table-cell>
          <table:table-cell office:value-type="float" office:value="0.35003" calcext:value-type="float">
            <text:p>0.35003</text:p>
          </table:table-cell>
          <table:table-cell office:value-type="float" office:value="0.296805" calcext:value-type="float">
            <text:p>0.296805</text:p>
          </table:table-cell>
          <table:table-cell office:value-type="float" office:value="0.2154" calcext:value-type="float">
            <text:p>0.2154</text:p>
          </table:table-cell>
          <table:table-cell office:value-type="float" office:value="0.236406" calcext:value-type="float">
            <text:p>0.236406</text:p>
          </table:table-cell>
          <table:table-cell office:value-type="float" office:value="0.226922" calcext:value-type="float">
            <text:p>0.226922</text:p>
          </table:table-cell>
          <table:table-cell office:value-type="float" office:value="0.330563" calcext:value-type="float">
            <text:p>0.330563</text:p>
          </table:table-cell>
          <table:table-cell office:value-type="float" office:value="0.225155" calcext:value-type="float">
            <text:p>0.225155</text:p>
          </table:table-cell>
          <table:table-cell office:value-type="float" office:value="0.252221" calcext:value-type="float">
            <text:p>0.252221</text:p>
          </table:table-cell>
          <table:table-cell office:value-type="float" office:value="0.403104" calcext:value-type="float">
            <text:p>0.403104</text:p>
          </table:table-cell>
          <table:table-cell office:value-type="float" office:value="0.244894" calcext:value-type="float">
            <text:p>0.244894</text:p>
          </table:table-cell>
          <table:table-cell office:value-type="float" office:value="0.335512" calcext:value-type="float">
            <text:p>0.335512</text:p>
          </table:table-cell>
          <table:table-cell office:value-type="float" office:value="0.286587" calcext:value-type="float">
            <text:p>0.286587</text:p>
          </table:table-cell>
          <table:table-cell office:value-type="float" office:value="0.367804" calcext:value-type="float">
            <text:p>0.367804</text:p>
          </table:table-cell>
          <table:table-cell office:value-type="float" office:value="0.20893" calcext:value-type="float">
            <text:p>0.20893</text:p>
          </table:table-cell>
          <table:table-cell office:value-type="float" office:value="0.233388" calcext:value-type="float">
            <text:p>0.233388</text:p>
          </table:table-cell>
          <table:table-cell office:value-type="float" office:value="0.226185" calcext:value-type="float">
            <text:p>0.226185</text:p>
          </table:table-cell>
          <table:table-cell office:value-type="float" office:value="0.309592" calcext:value-type="float">
            <text:p>0.309592</text:p>
          </table:table-cell>
          <table:table-cell office:value-type="float" office:value="0.357813" calcext:value-type="float">
            <text:p>0.357813</text:p>
          </table:table-cell>
          <table:table-cell office:value-type="float" office:value="0.229171" calcext:value-type="float">
            <text:p>0.229171</text:p>
          </table:table-cell>
          <table:table-cell office:value-type="float" office:value="0.373172" calcext:value-type="float">
            <text:p>0.373172</text:p>
          </table:table-cell>
          <table:table-cell office:value-type="float" office:value="0.220537" calcext:value-type="float">
            <text:p>0.220537</text:p>
          </table:table-cell>
          <table:table-cell office:value-type="float" office:value="0.35137" calcext:value-type="float">
            <text:p>0.35137</text:p>
          </table:table-cell>
          <table:table-cell office:value-type="float" office:value="0.257693" calcext:value-type="float">
            <text:p>0.257693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857091" calcext:value-type="float">
            <text:p>0.857091</text:p>
          </table:table-cell>
          <table:table-cell office:value-type="float" office:value="0.845719" calcext:value-type="float">
            <text:p>0.845719</text:p>
          </table:table-cell>
          <table:table-cell office:value-type="float" office:value="1.09894" calcext:value-type="float">
            <text:p>1.09894</text:p>
          </table:table-cell>
          <table:table-cell office:value-type="float" office:value="0.961604" calcext:value-type="float">
            <text:p>0.961604</text:p>
          </table:table-cell>
          <table:table-cell office:value-type="float" office:value="0.916534" calcext:value-type="float">
            <text:p>0.916534</text:p>
          </table:table-cell>
          <table:table-cell office:value-type="float" office:value="0.817613" calcext:value-type="float">
            <text:p>0.817613</text:p>
          </table:table-cell>
          <table:table-cell office:value-type="float" office:value="0.769922" calcext:value-type="float">
            <text:p>0.769922</text:p>
          </table:table-cell>
          <table:table-cell office:value-type="float" office:value="0.764354" calcext:value-type="float">
            <text:p>0.764354</text:p>
          </table:table-cell>
          <table:table-cell office:value-type="float" office:value="1.11623" calcext:value-type="float">
            <text:p>1.11623</text:p>
          </table:table-cell>
          <table:table-cell office:value-type="float" office:value="0.979236" calcext:value-type="float">
            <text:p>0.979236</text:p>
          </table:table-cell>
          <table:table-cell office:value-type="float" office:value="0.84174" calcext:value-type="float">
            <text:p>0.84174</text:p>
          </table:table-cell>
          <table:table-cell office:value-type="float" office:value="1.02166" calcext:value-type="float">
            <text:p>1.02166</text:p>
          </table:table-cell>
          <table:table-cell office:value-type="float" office:value="0.825559" calcext:value-type="float">
            <text:p>0.825559</text:p>
          </table:table-cell>
          <table:table-cell office:value-type="float" office:value="1.11315" calcext:value-type="float">
            <text:p>1.11315</text:p>
          </table:table-cell>
          <table:table-cell office:value-type="float" office:value="1.1201" calcext:value-type="float">
            <text:p>1.1201</text:p>
          </table:table-cell>
          <table:table-cell office:value-type="float" office:value="0.787607" calcext:value-type="float">
            <text:p>0.787607</text:p>
          </table:table-cell>
          <table:table-cell office:value-type="float" office:value="1.03996" calcext:value-type="float">
            <text:p>1.03996</text:p>
          </table:table-cell>
          <table:table-cell office:value-type="float" office:value="0.887514" calcext:value-type="float">
            <text:p>0.887514</text:p>
          </table:table-cell>
          <table:table-cell office:value-type="float" office:value="1.1358" calcext:value-type="float">
            <text:p>1.1358</text:p>
          </table:table-cell>
          <table:table-cell office:value-type="float" office:value="1.28995" calcext:value-type="float">
            <text:p>1.28995</text:p>
          </table:table-cell>
          <table:table-cell office:value-type="float" office:value="1.24782" calcext:value-type="float">
            <text:p>1.24782</text:p>
          </table:table-cell>
          <table:table-cell office:value-type="float" office:value="0.893095" calcext:value-type="float">
            <text:p>0.893095</text:p>
          </table:table-cell>
          <table:table-cell office:value-type="float" office:value="0.966904" calcext:value-type="float">
            <text:p>0.966904</text:p>
          </table:table-cell>
          <table:table-cell office:value-type="float" office:value="1.21024" calcext:value-type="float">
            <text:p>1.21024</text:p>
          </table:table-cell>
          <table:table-cell office:value-type="float" office:value="1.08144" calcext:value-type="float">
            <text:p>1.08144</text:p>
          </table:table-cell>
          <table:table-cell office:value-type="float" office:value="1.23715" calcext:value-type="float">
            <text:p>1.23715</text:p>
          </table:table-cell>
          <table:table-cell office:value-type="float" office:value="1.09061" calcext:value-type="float">
            <text:p>1.09061</text:p>
          </table:table-cell>
          <table:table-cell office:value-type="float" office:value="1.0792" calcext:value-type="float">
            <text:p>1.0792</text:p>
          </table:table-cell>
          <table:table-cell office:value-type="float" office:value="1.073" calcext:value-type="float">
            <text:p>1.073</text:p>
          </table:table-cell>
          <table:table-cell office:value-type="float" office:value="0.905527" calcext:value-type="float">
            <text:p>0.905527</text:p>
          </table:table-cell>
          <table:table-cell office:value-type="float" office:value="1.17213" calcext:value-type="float">
            <text:p>1.17213</text:p>
          </table:table-cell>
          <table:table-cell office:value-type="float" office:value="0.944009" calcext:value-type="float">
            <text:p>0.944009</text:p>
          </table:table-cell>
          <table:table-cell office:value-type="float" office:value="1.21556" calcext:value-type="float">
            <text:p>1.21556</text:p>
          </table:table-cell>
          <table:table-cell office:value-type="float" office:value="0.851908" calcext:value-type="float">
            <text:p>0.851908</text:p>
          </table:table-cell>
          <table:table-cell office:value-type="float" office:value="1.17859" calcext:value-type="float">
            <text:p>1.17859</text:p>
          </table:table-cell>
          <table:table-cell office:value-type="float" office:value="1.21982" calcext:value-type="float">
            <text:p>1.21982</text:p>
          </table:table-cell>
          <table:table-cell office:value-type="float" office:value="1.03224" calcext:value-type="float">
            <text:p>1.03224</text:p>
          </table:table-cell>
          <table:table-cell office:value-type="float" office:value="1.37669" calcext:value-type="float">
            <text:p>1.37669</text:p>
          </table:table-cell>
          <table:table-cell office:value-type="float" office:value="1.03542" calcext:value-type="float">
            <text:p>1.03542</text:p>
          </table:table-cell>
          <table:table-cell office:value-type="float" office:value="0.899326" calcext:value-type="float">
            <text:p>0.899326</text:p>
          </table:table-cell>
          <table:table-cell office:value-type="float" office:value="1.13605" calcext:value-type="float">
            <text:p>1.13605</text:p>
          </table:table-cell>
          <table:table-cell office:value-type="float" office:value="0.835769" calcext:value-type="float">
            <text:p>0.835769</text:p>
          </table:table-cell>
          <table:table-cell office:value-type="float" office:value="1.13212" calcext:value-type="float">
            <text:p>1.13212</text:p>
          </table:table-cell>
          <table:table-cell office:value-type="float" office:value="0.818118" calcext:value-type="float">
            <text:p>0.818118</text:p>
          </table:table-cell>
          <table:table-cell office:value-type="float" office:value="0.813647" calcext:value-type="float">
            <text:p>0.813647</text:p>
          </table:table-cell>
          <table:table-cell office:value-type="float" office:value="0.950803" calcext:value-type="float">
            <text:p>0.950803</text:p>
          </table:table-cell>
          <table:table-cell office:value-type="float" office:value="0.919746" calcext:value-type="float">
            <text:p>0.919746</text:p>
          </table:table-cell>
          <table:table-cell office:value-type="float" office:value="0.779081" calcext:value-type="float">
            <text:p>0.779081</text:p>
          </table:table-cell>
          <table:table-cell office:value-type="float" office:value="1.06951" calcext:value-type="float">
            <text:p>1.06951</text:p>
          </table:table-cell>
          <table:table-cell office:value-type="float" office:value="0.810746" calcext:value-type="float">
            <text:p>0.810746</text:p>
          </table:table-cell>
          <table:table-cell office:value-type="float" office:value="1.03061" calcext:value-type="float">
            <text:p>1.03061</text:p>
          </table:table-cell>
          <table:table-cell office:value-type="float" office:value="1.19448" calcext:value-type="float">
            <text:p>1.19448</text:p>
          </table:table-cell>
          <table:table-cell office:value-type="float" office:value="0.947577" calcext:value-type="float">
            <text:p>0.947577</text:p>
          </table:table-cell>
          <table:table-cell office:value-type="float" office:value="0.995539" calcext:value-type="float">
            <text:p>0.995539</text:p>
          </table:table-cell>
          <table:table-cell office:value-type="float" office:value="0.851291" calcext:value-type="float">
            <text:p>0.851291</text:p>
          </table:table-cell>
          <table:table-cell office:value-type="float" office:value="1.009" calcext:value-type="float">
            <text:p>1.009</text:p>
          </table:table-cell>
          <table:table-cell office:value-type="float" office:value="0.963186" calcext:value-type="float">
            <text:p>0.963186</text:p>
          </table:table-cell>
          <table:table-cell office:value-type="float" office:value="0.800962" calcext:value-type="float">
            <text:p>0.800962</text:p>
          </table:table-cell>
          <table:table-cell office:value-type="float" office:value="0.992015" calcext:value-type="float">
            <text:p>0.992015</text:p>
          </table:table-cell>
          <table:table-cell office:value-type="float" office:value="1.00883" calcext:value-type="float">
            <text:p>1.00883</text:p>
          </table:table-cell>
          <table:table-cell office:value-type="float" office:value="0.898562" calcext:value-type="float">
            <text:p>0.898562</text:p>
          </table:table-cell>
          <table:table-cell office:value-type="float" office:value="0.918957" calcext:value-type="float">
            <text:p>0.918957</text:p>
          </table:table-cell>
          <table:table-cell office:value-type="float" office:value="0.897474" calcext:value-type="float">
            <text:p>0.897474</text:p>
          </table:table-cell>
          <table:table-cell office:value-type="float" office:value="0.902623" calcext:value-type="float">
            <text:p>0.902623</text:p>
          </table:table-cell>
          <table:table-cell office:value-type="float" office:value="0.762807" calcext:value-type="float">
            <text:p>0.762807</text:p>
          </table:table-cell>
          <table:table-cell office:value-type="float" office:value="1.00718" calcext:value-type="float">
            <text:p>1.00718</text:p>
          </table:table-cell>
          <table:table-cell office:value-type="float" office:value="0.949676" calcext:value-type="float">
            <text:p>0.949676</text:p>
          </table:table-cell>
          <table:table-cell office:value-type="float" office:value="0.973101" calcext:value-type="float">
            <text:p>0.973101</text:p>
          </table:table-cell>
          <table:table-cell office:value-type="float" office:value="0.953316" calcext:value-type="float">
            <text:p>0.953316</text:p>
          </table:table-cell>
          <table:table-cell office:value-type="float" office:value="0.897087" calcext:value-type="float">
            <text:p>0.897087</text:p>
          </table:table-cell>
          <table:table-cell office:value-type="float" office:value="1.05094" calcext:value-type="float">
            <text:p>1.05094</text:p>
          </table:table-cell>
          <table:table-cell office:value-type="float" office:value="0.824346" calcext:value-type="float">
            <text:p>0.824346</text:p>
          </table:table-cell>
          <table:table-cell office:value-type="float" office:value="1.13027" calcext:value-type="float">
            <text:p>1.13027</text:p>
          </table:table-cell>
          <table:table-cell office:value-type="float" office:value="1.13192" calcext:value-type="float">
            <text:p>1.13192</text:p>
          </table:table-cell>
          <table:table-cell office:value-type="float" office:value="1.39812" calcext:value-type="float">
            <text:p>1.39812</text:p>
          </table:table-cell>
          <table:table-cell office:value-type="float" office:value="1.14715" calcext:value-type="float">
            <text:p>1.14715</text:p>
          </table:table-cell>
          <table:table-cell office:value-type="float" office:value="0.939104" calcext:value-type="float">
            <text:p>0.939104</text:p>
          </table:table-cell>
          <table:table-cell office:value-type="float" office:value="0.952093" calcext:value-type="float">
            <text:p>0.952093</text:p>
          </table:table-cell>
          <table:table-cell office:value-type="float" office:value="1.10158" calcext:value-type="float">
            <text:p>1.10158</text:p>
          </table:table-cell>
          <table:table-cell office:value-type="float" office:value="1.16938" calcext:value-type="float">
            <text:p>1.16938</text:p>
          </table:table-cell>
          <table:table-cell office:value-type="float" office:value="1.17707" calcext:value-type="float">
            <text:p>1.17707</text:p>
          </table:table-cell>
          <table:table-cell office:value-type="float" office:value="1.24793" calcext:value-type="float">
            <text:p>1.24793</text:p>
          </table:table-cell>
          <table:table-cell office:value-type="float" office:value="1.07406" calcext:value-type="float">
            <text:p>1.07406</text:p>
          </table:table-cell>
          <table:table-cell office:value-type="float" office:value="0.788838" calcext:value-type="float">
            <text:p>0.788838</text:p>
          </table:table-cell>
          <table:table-cell office:value-type="float" office:value="1.28563" calcext:value-type="float">
            <text:p>1.28563</text:p>
          </table:table-cell>
          <table:table-cell office:value-type="float" office:value="0.934416" calcext:value-type="float">
            <text:p>0.934416</text:p>
          </table:table-cell>
          <table:table-cell office:value-type="float" office:value="1.14159" calcext:value-type="float">
            <text:p>1.14159</text:p>
          </table:table-cell>
          <table:table-cell office:value-type="float" office:value="1.05018" calcext:value-type="float">
            <text:p>1.05018</text:p>
          </table:table-cell>
          <table:table-cell office:value-type="float" office:value="1.20955" calcext:value-type="float">
            <text:p>1.20955</text:p>
          </table:table-cell>
          <table:table-cell office:value-type="float" office:value="0.842858" calcext:value-type="float">
            <text:p>0.842858</text:p>
          </table:table-cell>
          <table:table-cell office:value-type="float" office:value="1.10762" calcext:value-type="float">
            <text:p>1.10762</text:p>
          </table:table-cell>
          <table:table-cell office:value-type="float" office:value="0.887021" calcext:value-type="float">
            <text:p>0.887021</text:p>
          </table:table-cell>
          <table:table-cell office:value-type="float" office:value="0.958761" calcext:value-type="float">
            <text:p>0.958761</text:p>
          </table:table-cell>
          <table:table-cell office:value-type="float" office:value="1.18433" calcext:value-type="float">
            <text:p>1.18433</text:p>
          </table:table-cell>
          <table:table-cell office:value-type="float" office:value="1.17976" calcext:value-type="float">
            <text:p>1.17976</text:p>
          </table:table-cell>
          <table:table-cell office:value-type="float" office:value="0.987059" calcext:value-type="float">
            <text:p>0.987059</text:p>
          </table:table-cell>
          <table:table-cell office:value-type="float" office:value="1.03767" calcext:value-type="float">
            <text:p>1.03767</text:p>
          </table:table-cell>
          <table:table-cell office:value-type="float" office:value="0.864778" calcext:value-type="float">
            <text:p>0.864778</text:p>
          </table:table-cell>
          <table:table-cell office:value-type="float" office:value="0.980018" calcext:value-type="float">
            <text:p>0.980018</text:p>
          </table:table-cell>
          <table:table-cell office:value-type="float" office:value="0.97413" calcext:value-type="float">
            <text:p>0.97413</text:p>
          </table:table-cell>
          <table:table-cell office:value-type="float" office:value="0.938709" calcext:value-type="float">
            <text:p>0.938709</text:p>
          </table:table-cell>
          <table:table-cell office:value-type="float" office:value="1.48264" calcext:value-type="float">
            <text:p>1.48264</text:p>
          </table:table-cell>
          <table:table-cell office:value-type="float" office:value="1.05485" calcext:value-type="float">
            <text:p>1.05485</text:p>
          </table:table-cell>
          <table:table-cell office:value-type="float" office:value="0.81673" calcext:value-type="float">
            <text:p>0.81673</text:p>
          </table:table-cell>
          <table:table-cell office:value-type="float" office:value="1.29643" calcext:value-type="float">
            <text:p>1.29643</text:p>
          </table:table-cell>
          <table:table-cell office:value-type="float" office:value="1.01572" calcext:value-type="float">
            <text:p>1.01572</text:p>
          </table:table-cell>
          <table:table-cell office:value-type="float" office:value="0.831808" calcext:value-type="float">
            <text:p>0.831808</text:p>
          </table:table-cell>
          <table:table-cell office:value-type="float" office:value="0.777161" calcext:value-type="float">
            <text:p>0.777161</text:p>
          </table:table-cell>
          <table:table-cell office:value-type="float" office:value="1.1956" calcext:value-type="float">
            <text:p>1.1956</text:p>
          </table:table-cell>
          <table:table-cell office:value-type="float" office:value="1.22439" calcext:value-type="float">
            <text:p>1.22439</text:p>
          </table:table-cell>
          <table:table-cell office:value-type="float" office:value="0.942114" calcext:value-type="float">
            <text:p>0.942114</text:p>
          </table:table-cell>
          <table:table-cell office:value-type="float" office:value="1.0719" calcext:value-type="float">
            <text:p>1.0719</text:p>
          </table:table-cell>
          <table:table-cell office:value-type="float" office:value="0.852644" calcext:value-type="float">
            <text:p>0.852644</text:p>
          </table:table-cell>
          <table:table-cell office:value-type="float" office:value="0.887882" calcext:value-type="float">
            <text:p>0.887882</text:p>
          </table:table-cell>
          <table:table-cell office:value-type="float" office:value="1.04706" calcext:value-type="float">
            <text:p>1.04706</text:p>
          </table:table-cell>
          <table:table-cell office:value-type="float" office:value="1.02924" calcext:value-type="float">
            <text:p>1.02924</text:p>
          </table:table-cell>
          <table:table-cell office:value-type="float" office:value="0.981284" calcext:value-type="float">
            <text:p>0.981284</text:p>
          </table:table-cell>
          <table:table-cell office:value-type="float" office:value="1.24374" calcext:value-type="float">
            <text:p>1.24374</text:p>
          </table:table-cell>
          <table:table-cell office:value-type="float" office:value="0.979985" calcext:value-type="float">
            <text:p>0.979985</text:p>
          </table:table-cell>
          <table:table-cell office:value-type="float" office:value="0.864806" calcext:value-type="float">
            <text:p>0.864806</text:p>
          </table:table-cell>
          <table:table-cell office:value-type="float" office:value="1.16548" calcext:value-type="float">
            <text:p>1.16548</text:p>
          </table:table-cell>
          <table:table-cell office:value-type="float" office:value="0.927316" calcext:value-type="float">
            <text:p>0.927316</text:p>
          </table:table-cell>
          <table:table-cell office:value-type="float" office:value="0.902681" calcext:value-type="float">
            <text:p>0.902681</text:p>
          </table:table-cell>
          <table:table-cell office:value-type="float" office:value="0.881508" calcext:value-type="float">
            <text:p>0.881508</text:p>
          </table:table-cell>
          <table:table-cell office:value-type="float" office:value="0.980543" calcext:value-type="float">
            <text:p>0.980543</text:p>
          </table:table-cell>
          <table:table-cell office:value-type="float" office:value="0.807345" calcext:value-type="float">
            <text:p>0.807345</text:p>
          </table:table-cell>
          <table:table-cell office:value-type="float" office:value="1.0757" calcext:value-type="float">
            <text:p>1.0757</text:p>
          </table:table-cell>
          <table:table-cell office:value-type="float" office:value="0.942638" calcext:value-type="float">
            <text:p>0.942638</text:p>
          </table:table-cell>
          <table:table-cell office:value-type="float" office:value="0.872101" calcext:value-type="float">
            <text:p>0.872101</text:p>
          </table:table-cell>
          <table:table-cell office:value-type="float" office:value="0.788158" calcext:value-type="float">
            <text:p>0.788158</text:p>
          </table:table-cell>
          <table:table-cell office:value-type="float" office:value="0.923716" calcext:value-type="float">
            <text:p>0.923716</text:p>
          </table:table-cell>
          <table:table-cell office:value-type="float" office:value="1.11749" calcext:value-type="float">
            <text:p>1.11749</text:p>
          </table:table-cell>
          <table:table-cell office:value-type="float" office:value="0.965356" calcext:value-type="float">
            <text:p>0.965356</text:p>
          </table:table-cell>
          <table:table-cell office:value-type="float" office:value="0.912319" calcext:value-type="float">
            <text:p>0.912319</text:p>
          </table:table-cell>
          <table:table-cell office:value-type="float" office:value="1.29639" calcext:value-type="float">
            <text:p>1.29639</text:p>
          </table:table-cell>
          <table:table-cell office:value-type="float" office:value="1.20246" calcext:value-type="float">
            <text:p>1.20246</text:p>
          </table:table-cell>
          <table:table-cell office:value-type="float" office:value="1.23957" calcext:value-type="float">
            <text:p>1.23957</text:p>
          </table:table-cell>
          <table:table-cell office:value-type="float" office:value="1.03837" calcext:value-type="float">
            <text:p>1.03837</text:p>
          </table:table-cell>
          <table:table-cell office:value-type="float" office:value="1.02212" calcext:value-type="float">
            <text:p>1.02212</text:p>
          </table:table-cell>
          <table:table-cell office:value-type="float" office:value="0.988809" calcext:value-type="float">
            <text:p>0.988809</text:p>
          </table:table-cell>
          <table:table-cell office:value-type="float" office:value="1.2807" calcext:value-type="float">
            <text:p>1.2807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0.913722" calcext:value-type="float">
            <text:p>0.913722</text:p>
          </table:table-cell>
          <table:table-cell office:value-type="float" office:value="0.945726" calcext:value-type="float">
            <text:p>0.945726</text:p>
          </table:table-cell>
          <table:table-cell office:value-type="float" office:value="0.977002" calcext:value-type="float">
            <text:p>0.977002</text:p>
          </table:table-cell>
          <table:table-cell office:value-type="float" office:value="0.753081" calcext:value-type="float">
            <text:p>0.753081</text:p>
          </table:table-cell>
          <table:table-cell office:value-type="float" office:value="0.477827" calcext:value-type="float">
            <text:p>0.477827</text:p>
          </table:table-cell>
          <table:table-cell office:value-type="float" office:value="0.631954" calcext:value-type="float">
            <text:p>0.631954</text:p>
          </table:table-cell>
          <table:table-cell office:value-type="float" office:value="0.336209" calcext:value-type="float">
            <text:p>0.336209</text:p>
          </table:table-cell>
          <table:table-cell office:value-type="float" office:value="0.336876" calcext:value-type="float">
            <text:p>0.336876</text:p>
          </table:table-cell>
        </table:table-row>
        <table:table-row table:style-name="ro1">
          <table:table-cell office:value-type="string" calcext:value-type="string">
            <text:p>Levenshtein</text:p>
          </table:table-cell>
          <table:table-cell office:value-type="float" office:value="0.22933" calcext:value-type="float">
            <text:p>0.22933</text:p>
          </table:table-cell>
          <table:table-cell office:value-type="float" office:value="0.20714" calcext:value-type="float">
            <text:p>0.20714</text:p>
          </table:table-cell>
          <table:table-cell office:value-type="float" office:value="0.24144" calcext:value-type="float">
            <text:p>0.24144</text:p>
          </table:table-cell>
          <table:table-cell office:value-type="float" office:value="0.282657" calcext:value-type="float">
            <text:p>0.282657</text:p>
          </table:table-cell>
          <table:table-cell office:value-type="float" office:value="0.210357" calcext:value-type="float">
            <text:p>0.210357</text:p>
          </table:table-cell>
          <table:table-cell office:value-type="float" office:value="0.208051" calcext:value-type="float">
            <text:p>0.208051</text:p>
          </table:table-cell>
          <table:table-cell office:value-type="float" office:value="0.259647" calcext:value-type="float">
            <text:p>0.259647</text:p>
          </table:table-cell>
          <table:table-cell office:value-type="float" office:value="0.276169" calcext:value-type="float">
            <text:p>0.276169</text:p>
          </table:table-cell>
          <table:table-cell office:value-type="float" office:value="0.221901" calcext:value-type="float">
            <text:p>0.221901</text:p>
          </table:table-cell>
          <table:table-cell office:value-type="float" office:value="0.33523" calcext:value-type="float">
            <text:p>0.33523</text:p>
          </table:table-cell>
          <table:table-cell office:value-type="float" office:value="0.252276" calcext:value-type="float">
            <text:p>0.252276</text:p>
          </table:table-cell>
          <table:table-cell office:value-type="float" office:value="0.317184" calcext:value-type="float">
            <text:p>0.317184</text:p>
          </table:table-cell>
          <table:table-cell office:value-type="float" office:value="0.348084" calcext:value-type="float">
            <text:p>0.348084</text:p>
          </table:table-cell>
          <table:table-cell office:value-type="float" office:value="0.281124" calcext:value-type="float">
            <text:p>0.281124</text:p>
          </table:table-cell>
          <table:table-cell office:value-type="float" office:value="0.243906" calcext:value-type="float">
            <text:p>0.243906</text:p>
          </table:table-cell>
          <table:table-cell office:value-type="float" office:value="0.327951" calcext:value-type="float">
            <text:p>0.327951</text:p>
          </table:table-cell>
          <table:table-cell office:value-type="float" office:value="0.353237" calcext:value-type="float">
            <text:p>0.353237</text:p>
          </table:table-cell>
          <table:table-cell office:value-type="float" office:value="0.241262" calcext:value-type="float">
            <text:p>0.241262</text:p>
          </table:table-cell>
          <table:table-cell office:value-type="float" office:value="0.342619" calcext:value-type="float">
            <text:p>0.342619</text:p>
          </table:table-cell>
          <table:table-cell office:value-type="float" office:value="0.394862" calcext:value-type="float">
            <text:p>0.394862</text:p>
          </table:table-cell>
          <table:table-cell office:value-type="float" office:value="0.364191" calcext:value-type="float">
            <text:p>0.364191</text:p>
          </table:table-cell>
          <table:table-cell office:value-type="float" office:value="0.246852" calcext:value-type="float">
            <text:p>0.246852</text:p>
          </table:table-cell>
          <table:table-cell office:value-type="float" office:value="0.326495" calcext:value-type="float">
            <text:p>0.326495</text:p>
          </table:table-cell>
          <table:table-cell office:value-type="float" office:value="0.406591" calcext:value-type="float">
            <text:p>0.406591</text:p>
          </table:table-cell>
          <table:table-cell office:value-type="float" office:value="0.233982" calcext:value-type="float">
            <text:p>0.233982</text:p>
          </table:table-cell>
          <table:table-cell office:value-type="float" office:value="0.338799" calcext:value-type="float">
            <text:p>0.338799</text:p>
          </table:table-cell>
          <table:table-cell office:value-type="float" office:value="0.300635" calcext:value-type="float">
            <text:p>0.300635</text:p>
          </table:table-cell>
          <table:table-cell office:value-type="float" office:value="0.319261" calcext:value-type="float">
            <text:p>0.319261</text:p>
          </table:table-cell>
          <table:table-cell office:value-type="float" office:value="0.270711" calcext:value-type="float">
            <text:p>0.270711</text:p>
          </table:table-cell>
          <table:table-cell office:value-type="float" office:value="0.306659" calcext:value-type="float">
            <text:p>0.306659</text:p>
          </table:table-cell>
          <table:table-cell office:value-type="float" office:value="0.402538" calcext:value-type="float">
            <text:p>0.402538</text:p>
          </table:table-cell>
          <table:table-cell office:value-type="float" office:value="0.411554" calcext:value-type="float">
            <text:p>0.411554</text:p>
          </table:table-cell>
          <table:table-cell office:value-type="float" office:value="0.284803" calcext:value-type="float">
            <text:p>0.284803</text:p>
          </table:table-cell>
          <table:table-cell office:value-type="float" office:value="0.283543" calcext:value-type="float">
            <text:p>0.283543</text:p>
          </table:table-cell>
          <table:table-cell office:value-type="float" office:value="0.244779" calcext:value-type="float">
            <text:p>0.244779</text:p>
          </table:table-cell>
          <table:table-cell office:value-type="float" office:value="0.352434" calcext:value-type="float">
            <text:p>0.352434</text:p>
          </table:table-cell>
          <table:table-cell office:value-type="float" office:value="0.342308" calcext:value-type="float">
            <text:p>0.342308</text:p>
          </table:table-cell>
          <table:table-cell office:value-type="float" office:value="0.292942" calcext:value-type="float">
            <text:p>0.292942</text:p>
          </table:table-cell>
          <table:table-cell office:value-type="float" office:value="0.496916" calcext:value-type="float">
            <text:p>0.496916</text:p>
          </table:table-cell>
          <table:table-cell office:value-type="float" office:value="0.47696" calcext:value-type="float">
            <text:p>0.47696</text:p>
          </table:table-cell>
          <table:table-cell office:value-type="float" office:value="0.337834" calcext:value-type="float">
            <text:p>0.337834</text:p>
          </table:table-cell>
          <table:table-cell office:value-type="float" office:value="0.349479" calcext:value-type="float">
            <text:p>0.349479</text:p>
          </table:table-cell>
          <table:table-cell office:value-type="float" office:value="0.405004" calcext:value-type="float">
            <text:p>0.405004</text:p>
          </table:table-cell>
          <table:table-cell office:value-type="float" office:value="0.400108" calcext:value-type="float">
            <text:p>0.400108</text:p>
          </table:table-cell>
          <table:table-cell office:value-type="float" office:value="0.47296" calcext:value-type="float">
            <text:p>0.47296</text:p>
          </table:table-cell>
          <table:table-cell office:value-type="float" office:value="0.318502" calcext:value-type="float">
            <text:p>0.318502</text:p>
          </table:table-cell>
          <table:table-cell office:value-type="float" office:value="0.391815" calcext:value-type="float">
            <text:p>0.391815</text:p>
          </table:table-cell>
          <table:table-cell office:value-type="float" office:value="0.458827" calcext:value-type="float">
            <text:p>0.458827</text:p>
          </table:table-cell>
          <table:table-cell office:value-type="float" office:value="0.434117" calcext:value-type="float">
            <text:p>0.434117</text:p>
          </table:table-cell>
          <table:table-cell office:value-type="float" office:value="0.29552" calcext:value-type="float">
            <text:p>0.29552</text:p>
          </table:table-cell>
          <table:table-cell office:value-type="float" office:value="0.299492" calcext:value-type="float">
            <text:p>0.299492</text:p>
          </table:table-cell>
          <table:table-cell office:value-type="float" office:value="0.367648" calcext:value-type="float">
            <text:p>0.367648</text:p>
          </table:table-cell>
          <table:table-cell office:value-type="float" office:value="0.349327" calcext:value-type="float">
            <text:p>0.349327</text:p>
          </table:table-cell>
          <table:table-cell office:value-type="float" office:value="0.273625" calcext:value-type="float">
            <text:p>0.273625</text:p>
          </table:table-cell>
          <table:table-cell office:value-type="float" office:value="0.283278" calcext:value-type="float">
            <text:p>0.283278</text:p>
          </table:table-cell>
          <table:table-cell office:value-type="float" office:value="0.295043" calcext:value-type="float">
            <text:p>0.295043</text:p>
          </table:table-cell>
          <table:table-cell office:value-type="float" office:value="0.360001" calcext:value-type="float">
            <text:p>0.360001</text:p>
          </table:table-cell>
          <table:table-cell office:value-type="float" office:value="0.292287" calcext:value-type="float">
            <text:p>0.292287</text:p>
          </table:table-cell>
          <table:table-cell office:value-type="float" office:value="0.443255" calcext:value-type="float">
            <text:p>0.443255</text:p>
          </table:table-cell>
          <table:table-cell office:value-type="float" office:value="0.291251" calcext:value-type="float">
            <text:p>0.291251</text:p>
          </table:table-cell>
          <table:table-cell office:value-type="float" office:value="0.264356" calcext:value-type="float">
            <text:p>0.264356</text:p>
          </table:table-cell>
          <table:table-cell office:value-type="float" office:value="0.45006" calcext:value-type="float">
            <text:p>0.45006</text:p>
          </table:table-cell>
          <table:table-cell office:value-type="float" office:value="0.286923" calcext:value-type="float">
            <text:p>0.286923</text:p>
          </table:table-cell>
          <table:table-cell office:value-type="float" office:value="0.359422" calcext:value-type="float">
            <text:p>0.359422</text:p>
          </table:table-cell>
          <table:table-cell office:value-type="float" office:value="0.247786" calcext:value-type="float">
            <text:p>0.247786</text:p>
          </table:table-cell>
          <table:table-cell office:value-type="float" office:value="0.275131" calcext:value-type="float">
            <text:p>0.275131</text:p>
          </table:table-cell>
          <table:table-cell office:value-type="float" office:value="0.362547" calcext:value-type="float">
            <text:p>0.362547</text:p>
          </table:table-cell>
          <table:table-cell office:value-type="float" office:value="0.298066" calcext:value-type="float">
            <text:p>0.298066</text:p>
          </table:table-cell>
          <table:table-cell office:value-type="float" office:value="0.414021" calcext:value-type="float">
            <text:p>0.414021</text:p>
          </table:table-cell>
          <table:table-cell office:value-type="float" office:value="0.502178" calcext:value-type="float">
            <text:p>0.502178</text:p>
          </table:table-cell>
          <table:table-cell office:value-type="float" office:value="0.294572" calcext:value-type="float">
            <text:p>0.294572</text:p>
          </table:table-cell>
          <table:table-cell office:value-type="float" office:value="0.372427" calcext:value-type="float">
            <text:p>0.372427</text:p>
          </table:table-cell>
          <table:table-cell office:value-type="float" office:value="0.46566" calcext:value-type="float">
            <text:p>0.46566</text:p>
          </table:table-cell>
          <table:table-cell office:value-type="float" office:value="0.303207" calcext:value-type="float">
            <text:p>0.303207</text:p>
          </table:table-cell>
          <table:table-cell office:value-type="float" office:value="0.318113" calcext:value-type="float">
            <text:p>0.318113</text:p>
          </table:table-cell>
          <table:table-cell office:value-type="float" office:value="0.401456" calcext:value-type="float">
            <text:p>0.401456</text:p>
          </table:table-cell>
          <table:table-cell office:value-type="float" office:value="0.235564" calcext:value-type="float">
            <text:p>0.235564</text:p>
          </table:table-cell>
          <table:table-cell office:value-type="float" office:value="0.315502" calcext:value-type="float">
            <text:p>0.315502</text:p>
          </table:table-cell>
          <table:table-cell office:value-type="float" office:value="0.405843" calcext:value-type="float">
            <text:p>0.405843</text:p>
          </table:table-cell>
          <table:table-cell office:value-type="float" office:value="0.231113" calcext:value-type="float">
            <text:p>0.231113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3646" calcext:value-type="float">
            <text:p>0.3646</text:p>
          </table:table-cell>
          <table:table-cell office:value-type="float" office:value="0.264223" calcext:value-type="float">
            <text:p>0.264223</text:p>
          </table:table-cell>
          <table:table-cell office:value-type="float" office:value="0.387148" calcext:value-type="float">
            <text:p>0.387148</text:p>
          </table:table-cell>
          <table:table-cell office:value-type="float" office:value="0.473329" calcext:value-type="float">
            <text:p>0.473329</text:p>
          </table:table-cell>
          <table:table-cell office:value-type="float" office:value="0.252046" calcext:value-type="float">
            <text:p>0.252046</text:p>
          </table:table-cell>
          <table:table-cell office:value-type="float" office:value="0.420039" calcext:value-type="float">
            <text:p>0.420039</text:p>
          </table:table-cell>
          <table:table-cell office:value-type="float" office:value="0.292368" calcext:value-type="float">
            <text:p>0.292368</text:p>
          </table:table-cell>
          <table:table-cell office:value-type="float" office:value="0.52676" calcext:value-type="float">
            <text:p>0.52676</text:p>
          </table:table-cell>
          <table:table-cell office:value-type="float" office:value="0.28664" calcext:value-type="float">
            <text:p>0.28664</text:p>
          </table:table-cell>
          <table:table-cell office:value-type="float" office:value="0.318719" calcext:value-type="float">
            <text:p>0.318719</text:p>
          </table:table-cell>
          <table:table-cell office:value-type="float" office:value="0.324897" calcext:value-type="float">
            <text:p>0.324897</text:p>
          </table:table-cell>
          <table:table-cell office:value-type="float" office:value="0.413755" calcext:value-type="float">
            <text:p>0.413755</text:p>
          </table:table-cell>
          <table:table-cell office:value-type="float" office:value="0.238122" calcext:value-type="float">
            <text:p>0.238122</text:p>
          </table:table-cell>
          <table:table-cell office:value-type="float" office:value="0.280468" calcext:value-type="float">
            <text:p>0.280468</text:p>
          </table:table-cell>
          <table:table-cell office:value-type="float" office:value="0.370132" calcext:value-type="float">
            <text:p>0.370132</text:p>
          </table:table-cell>
          <table:table-cell office:value-type="float" office:value="0.404688" calcext:value-type="float">
            <text:p>0.404688</text:p>
          </table:table-cell>
          <table:table-cell office:value-type="float" office:value="0.283167" calcext:value-type="float">
            <text:p>0.283167</text:p>
          </table:table-cell>
          <table:table-cell office:value-type="float" office:value="0.412251" calcext:value-type="float">
            <text:p>0.412251</text:p>
          </table:table-cell>
          <table:table-cell office:value-type="float" office:value="0.328533" calcext:value-type="float">
            <text:p>0.328533</text:p>
          </table:table-cell>
          <table:table-cell office:value-type="float" office:value="0.31366" calcext:value-type="float">
            <text:p>0.31366</text:p>
          </table:table-cell>
          <table:table-cell office:value-type="float" office:value="0.257042" calcext:value-type="float">
            <text:p>0.257042</text:p>
          </table:table-cell>
          <table:table-cell office:value-type="float" office:value="0.528536" calcext:value-type="float">
            <text:p>0.528536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450383" calcext:value-type="float">
            <text:p>0.450383</text:p>
          </table:table-cell>
          <table:table-cell office:value-type="float" office:value="0.419796" calcext:value-type="float">
            <text:p>0.419796</text:p>
          </table:table-cell>
          <table:table-cell office:value-type="float" office:value="0.248014" calcext:value-type="float">
            <text:p>0.248014</text:p>
          </table:table-cell>
          <table:table-cell office:value-type="float" office:value="0.367137" calcext:value-type="float">
            <text:p>0.367137</text:p>
          </table:table-cell>
          <table:table-cell office:value-type="float" office:value="0.28142" calcext:value-type="float">
            <text:p>0.28142</text:p>
          </table:table-cell>
          <table:table-cell office:value-type="float" office:value="0.331962" calcext:value-type="float">
            <text:p>0.331962</text:p>
          </table:table-cell>
          <table:table-cell office:value-type="float" office:value="0.259148" calcext:value-type="float">
            <text:p>0.259148</text:p>
          </table:table-cell>
          <table:table-cell office:value-type="float" office:value="0.296846" calcext:value-type="float">
            <text:p>0.296846</text:p>
          </table:table-cell>
          <table:table-cell office:value-type="float" office:value="0.24518" calcext:value-type="float">
            <text:p>0.24518</text:p>
          </table:table-cell>
          <table:table-cell office:value-type="float" office:value="0.241705" calcext:value-type="float">
            <text:p>0.241705</text:p>
          </table:table-cell>
          <table:table-cell office:value-type="float" office:value="0.233322" calcext:value-type="float">
            <text:p>0.233322</text:p>
          </table:table-cell>
          <table:table-cell office:value-type="float" office:value="0.272812" calcext:value-type="float">
            <text:p>0.272812</text:p>
          </table:table-cell>
          <table:table-cell office:value-type="float" office:value="0.272194" calcext:value-type="float">
            <text:p>0.272194</text:p>
          </table:table-cell>
          <table:table-cell office:value-type="float" office:value="0.234067" calcext:value-type="float">
            <text:p>0.234067</text:p>
          </table:table-cell>
          <table:table-cell office:value-type="float" office:value="0.32282" calcext:value-type="float">
            <text:p>0.32282</text:p>
          </table:table-cell>
          <table:table-cell office:value-type="float" office:value="0.407077" calcext:value-type="float">
            <text:p>0.407077</text:p>
          </table:table-cell>
          <table:table-cell office:value-type="float" office:value="0.319517" calcext:value-type="float">
            <text:p>0.319517</text:p>
          </table:table-cell>
          <table:table-cell office:value-type="float" office:value="0.355046" calcext:value-type="float">
            <text:p>0.355046</text:p>
          </table:table-cell>
          <table:table-cell office:value-type="float" office:value="0.455636" calcext:value-type="float">
            <text:p>0.455636</text:p>
          </table:table-cell>
          <table:table-cell office:value-type="float" office:value="0.357909" calcext:value-type="float">
            <text:p>0.357909</text:p>
          </table:table-cell>
          <table:table-cell office:value-type="float" office:value="0.412277" calcext:value-type="float">
            <text:p>0.412277</text:p>
          </table:table-cell>
          <table:table-cell office:value-type="float" office:value="0.542365" calcext:value-type="float">
            <text:p>0.542365</text:p>
          </table:table-cell>
          <table:table-cell office:value-type="float" office:value="0.352825" calcext:value-type="float">
            <text:p>0.352825</text:p>
          </table:table-cell>
          <table:table-cell office:value-type="float" office:value="0.353302" calcext:value-type="float">
            <text:p>0.353302</text:p>
          </table:table-cell>
          <table:table-cell office:value-type="float" office:value="0.374391" calcext:value-type="float">
            <text:p>0.374391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249376" calcext:value-type="float">
            <text:p>0.249376</text:p>
          </table:table-cell>
          <table:table-cell office:value-type="float" office:value="0.443273" calcext:value-type="float">
            <text:p>0.443273</text:p>
          </table:table-cell>
          <table:table-cell office:value-type="float" office:value="0.503567" calcext:value-type="float">
            <text:p>0.503567</text:p>
          </table:table-cell>
          <table:table-cell office:value-type="float" office:value="0.352841" calcext:value-type="float">
            <text:p>0.352841</text:p>
          </table:table-cell>
          <table:table-cell office:value-type="float" office:value="0.262361" calcext:value-type="float">
            <text:p>0.262361</text:p>
          </table:table-cell>
          <table:table-cell office:value-type="float" office:value="0.290503" calcext:value-type="float">
            <text:p>0.290503</text:p>
          </table:table-cell>
          <table:table-cell office:value-type="float" office:value="0.50171" calcext:value-type="float">
            <text:p>0.50171</text:p>
          </table:table-cell>
          <table:table-cell office:value-type="float" office:value="0.230484" calcext:value-type="float">
            <text:p>0.230484</text:p>
          </table:table-cell>
          <table:table-cell office:value-type="float" office:value="0.304596" calcext:value-type="float">
            <text:p>0.304596</text:p>
          </table:table-cell>
          <table:table-cell office:value-type="float" office:value="0.302231" calcext:value-type="float">
            <text:p>0.302231</text:p>
          </table:table-cell>
          <table:table-cell office:value-type="float" office:value="0.333279" calcext:value-type="float">
            <text:p>0.333279</text:p>
          </table:table-cell>
          <table:table-cell office:value-type="float" office:value="0.340084" calcext:value-type="float">
            <text:p>0.340084</text:p>
          </table:table-cell>
          <table:table-cell office:value-type="float" office:value="0.33566" calcext:value-type="float">
            <text:p>0.33566</text:p>
          </table:table-cell>
          <table:table-cell office:value-type="float" office:value="0.4957" calcext:value-type="float">
            <text:p>0.4957</text:p>
          </table:table-cell>
          <table:table-cell office:value-type="float" office:value="0.293812" calcext:value-type="float">
            <text:p>0.293812</text:p>
          </table:table-cell>
          <table:table-cell office:value-type="float" office:value="0.333003" calcext:value-type="float">
            <text:p>0.333003</text:p>
          </table:table-cell>
          <table:table-cell office:value-type="float" office:value="0.395839" calcext:value-type="float">
            <text:p>0.395839</text:p>
          </table:table-cell>
          <table:table-cell office:value-type="float" office:value="0.380788" calcext:value-type="float">
            <text:p>0.380788</text:p>
          </table:table-cell>
          <table:table-cell office:value-type="float" office:value="0.238236" calcext:value-type="float">
            <text:p>0.238236</text:p>
          </table:table-cell>
          <table:table-cell office:value-type="float" office:value="0.120254" calcext:value-type="float">
            <text:p>0.120254</text:p>
          </table:table-cell>
        </table:table-row>
        <table:table-row table:style-name="ro1">
          <table:table-cell office:value-type="string" calcext:value-type="string">
            <text:p>Dice</text:p>
          </table:table-cell>
          <table:table-cell office:value-type="float" office:value="0.82742" calcext:value-type="float">
            <text:p>0.82742</text:p>
          </table:table-cell>
          <table:table-cell office:value-type="float" office:value="0.698265" calcext:value-type="float">
            <text:p>0.698265</text:p>
          </table:table-cell>
          <table:table-cell office:value-type="float" office:value="0.647829" calcext:value-type="float">
            <text:p>0.647829</text:p>
          </table:table-cell>
          <table:table-cell office:value-type="float" office:value="0.862468" calcext:value-type="float">
            <text:p>0.862468</text:p>
          </table:table-cell>
          <table:table-cell office:value-type="float" office:value="0.700422" calcext:value-type="float">
            <text:p>0.700422</text:p>
          </table:table-cell>
          <table:table-cell office:value-type="float" office:value="0.867911" calcext:value-type="float">
            <text:p>0.867911</text:p>
          </table:table-cell>
          <table:table-cell office:value-type="float" office:value="0.818467" calcext:value-type="float">
            <text:p>0.818467</text:p>
          </table:table-cell>
          <table:table-cell office:value-type="float" office:value="0.636531" calcext:value-type="float">
            <text:p>0.636531</text:p>
          </table:table-cell>
          <table:table-cell office:value-type="float" office:value="0.621295" calcext:value-type="float">
            <text:p>0.621295</text:p>
          </table:table-cell>
          <table:table-cell office:value-type="float" office:value="0.677859" calcext:value-type="float">
            <text:p>0.677859</text:p>
          </table:table-cell>
          <table:table-cell office:value-type="float" office:value="0.651411" calcext:value-type="float">
            <text:p>0.651411</text:p>
          </table:table-cell>
          <table:table-cell office:value-type="float" office:value="0.895525" calcext:value-type="float">
            <text:p>0.895525</text:p>
          </table:table-cell>
          <table:table-cell office:value-type="float" office:value="0.7865" calcext:value-type="float">
            <text:p>0.7865</text:p>
          </table:table-cell>
          <table:table-cell office:value-type="float" office:value="0.70257" calcext:value-type="float">
            <text:p>0.70257</text:p>
          </table:table-cell>
          <table:table-cell office:value-type="float" office:value="0.76386" calcext:value-type="float">
            <text:p>0.76386</text:p>
          </table:table-cell>
          <table:table-cell office:value-type="float" office:value="0.817839" calcext:value-type="float">
            <text:p>0.817839</text:p>
          </table:table-cell>
          <table:table-cell office:value-type="float" office:value="0.778364" calcext:value-type="float">
            <text:p>0.778364</text:p>
          </table:table-cell>
          <table:table-cell office:value-type="float" office:value="0.805434" calcext:value-type="float">
            <text:p>0.805434</text:p>
          </table:table-cell>
          <table:table-cell office:value-type="float" office:value="0.790794" calcext:value-type="float">
            <text:p>0.790794</text:p>
          </table:table-cell>
          <table:table-cell office:value-type="float" office:value="0.752345" calcext:value-type="float">
            <text:p>0.752345</text:p>
          </table:table-cell>
          <table:table-cell office:value-type="float" office:value="1.0863" calcext:value-type="float">
            <text:p>1.0863</text:p>
          </table:table-cell>
          <table:table-cell office:value-type="float" office:value="0.683431" calcext:value-type="float">
            <text:p>0.683431</text:p>
          </table:table-cell>
          <table:table-cell office:value-type="float" office:value="0.878423" calcext:value-type="float">
            <text:p>0.878423</text:p>
          </table:table-cell>
          <table:table-cell office:value-type="float" office:value="0.824419" calcext:value-type="float">
            <text:p>0.824419</text:p>
          </table:table-cell>
          <table:table-cell office:value-type="float" office:value="0.672555" calcext:value-type="float">
            <text:p>0.672555</text:p>
          </table:table-cell>
          <table:table-cell office:value-type="float" office:value="1.18883" calcext:value-type="float">
            <text:p>1.18883</text:p>
          </table:table-cell>
          <table:table-cell office:value-type="float" office:value="0.785065" calcext:value-type="float">
            <text:p>0.785065</text:p>
          </table:table-cell>
          <table:table-cell office:value-type="float" office:value="0.744361" calcext:value-type="float">
            <text:p>0.744361</text:p>
          </table:table-cell>
          <table:table-cell office:value-type="float" office:value="0.766964" calcext:value-type="float">
            <text:p>0.766964</text:p>
          </table:table-cell>
          <table:table-cell office:value-type="float" office:value="0.790952" calcext:value-type="float">
            <text:p>0.790952</text:p>
          </table:table-cell>
          <table:table-cell office:value-type="float" office:value="0.900316" calcext:value-type="float">
            <text:p>0.900316</text:p>
          </table:table-cell>
          <table:table-cell office:value-type="float" office:value="0.890677" calcext:value-type="float">
            <text:p>0.890677</text:p>
          </table:table-cell>
          <table:table-cell office:value-type="float" office:value="0.761459" calcext:value-type="float">
            <text:p>0.761459</text:p>
          </table:table-cell>
          <table:table-cell office:value-type="float" office:value="0.685855" calcext:value-type="float">
            <text:p>0.685855</text:p>
          </table:table-cell>
          <table:table-cell office:value-type="float" office:value="0.928549" calcext:value-type="float">
            <text:p>0.928549</text:p>
          </table:table-cell>
          <table:table-cell office:value-type="float" office:value="0.811496" calcext:value-type="float">
            <text:p>0.811496</text:p>
          </table:table-cell>
          <table:table-cell office:value-type="float" office:value="0.638762" calcext:value-type="float">
            <text:p>0.638762</text:p>
          </table:table-cell>
          <table:table-cell office:value-type="float" office:value="0.88487" calcext:value-type="float">
            <text:p>0.88487</text:p>
          </table:table-cell>
          <table:table-cell office:value-type="float" office:value="0.958539" calcext:value-type="float">
            <text:p>0.958539</text:p>
          </table:table-cell>
          <table:table-cell office:value-type="float" office:value="0.688473" calcext:value-type="float">
            <text:p>0.688473</text:p>
          </table:table-cell>
          <table:table-cell office:value-type="float" office:value="0.949521" calcext:value-type="float">
            <text:p>0.949521</text:p>
          </table:table-cell>
          <table:table-cell office:value-type="float" office:value="0.922461" calcext:value-type="float">
            <text:p>0.922461</text:p>
          </table:table-cell>
          <table:table-cell office:value-type="float" office:value="1.12289" calcext:value-type="float">
            <text:p>1.12289</text:p>
          </table:table-cell>
          <table:table-cell office:value-type="float" office:value="1.26964" calcext:value-type="float">
            <text:p>1.26964</text:p>
          </table:table-cell>
          <table:table-cell office:value-type="float" office:value="0.880158" calcext:value-type="float">
            <text:p>0.880158</text:p>
          </table:table-cell>
          <table:table-cell office:value-type="float" office:value="0.940722" calcext:value-type="float">
            <text:p>0.940722</text:p>
          </table:table-cell>
          <table:table-cell office:value-type="float" office:value="0.767228" calcext:value-type="float">
            <text:p>0.767228</text:p>
          </table:table-cell>
          <table:table-cell office:value-type="float" office:value="0.922737" calcext:value-type="float">
            <text:p>0.922737</text:p>
          </table:table-cell>
          <table:table-cell office:value-type="float" office:value="0.709059" calcext:value-type="float">
            <text:p>0.709059</text:p>
          </table:table-cell>
          <table:table-cell office:value-type="float" office:value="0.692968" calcext:value-type="float">
            <text:p>0.692968</text:p>
          </table:table-cell>
          <table:table-cell office:value-type="float" office:value="0.807554" calcext:value-type="float">
            <text:p>0.807554</text:p>
          </table:table-cell>
          <table:table-cell office:value-type="float" office:value="0.827986" calcext:value-type="float">
            <text:p>0.827986</text:p>
          </table:table-cell>
          <table:table-cell office:value-type="float" office:value="0.828945" calcext:value-type="float">
            <text:p>0.828945</text:p>
          </table:table-cell>
          <table:table-cell office:value-type="float" office:value="0.722659" calcext:value-type="float">
            <text:p>0.722659</text:p>
          </table:table-cell>
          <table:table-cell office:value-type="float" office:value="0.799061" calcext:value-type="float">
            <text:p>0.799061</text:p>
          </table:table-cell>
          <table:table-cell office:value-type="float" office:value="0.763747" calcext:value-type="float">
            <text:p>0.763747</text:p>
          </table:table-cell>
          <table:table-cell office:value-type="float" office:value="0.615896" calcext:value-type="float">
            <text:p>0.615896</text:p>
          </table:table-cell>
          <table:table-cell office:value-type="float" office:value="0.836416" calcext:value-type="float">
            <text:p>0.836416</text:p>
          </table:table-cell>
          <table:table-cell office:value-type="float" office:value="0.920913" calcext:value-type="float">
            <text:p>0.920913</text:p>
          </table:table-cell>
          <table:table-cell office:value-type="float" office:value="0.637564" calcext:value-type="float">
            <text:p>0.637564</text:p>
          </table:table-cell>
          <table:table-cell office:value-type="float" office:value="0.796943" calcext:value-type="float">
            <text:p>0.796943</text:p>
          </table:table-cell>
          <table:table-cell office:value-type="float" office:value="0.763443" calcext:value-type="float">
            <text:p>0.763443</text:p>
          </table:table-cell>
          <table:table-cell office:value-type="float" office:value="0.683266" calcext:value-type="float">
            <text:p>0.683266</text:p>
          </table:table-cell>
          <table:table-cell office:value-type="float" office:value="0.783791" calcext:value-type="float">
            <text:p>0.783791</text:p>
          </table:table-cell>
          <table:table-cell office:value-type="float" office:value="0.898736" calcext:value-type="float">
            <text:p>0.898736</text:p>
          </table:table-cell>
          <table:table-cell office:value-type="float" office:value="0.714322" calcext:value-type="float">
            <text:p>0.714322</text:p>
          </table:table-cell>
          <table:table-cell office:value-type="float" office:value="0.674142" calcext:value-type="float">
            <text:p>0.674142</text:p>
          </table:table-cell>
          <table:table-cell office:value-type="float" office:value="1.0051" calcext:value-type="float">
            <text:p>1.0051</text:p>
          </table:table-cell>
          <table:table-cell office:value-type="float" office:value="0.743043" calcext:value-type="float">
            <text:p>0.743043</text:p>
          </table:table-cell>
          <table:table-cell office:value-type="float" office:value="0.601283" calcext:value-type="float">
            <text:p>0.601283</text:p>
          </table:table-cell>
          <table:table-cell office:value-type="float" office:value="0.731259" calcext:value-type="float">
            <text:p>0.731259</text:p>
          </table:table-cell>
          <table:table-cell office:value-type="float" office:value="0.675306" calcext:value-type="float">
            <text:p>0.675306</text:p>
          </table:table-cell>
          <table:table-cell office:value-type="float" office:value="0.632581" calcext:value-type="float">
            <text:p>0.632581</text:p>
          </table:table-cell>
          <table:table-cell office:value-type="float" office:value="0.838083" calcext:value-type="float">
            <text:p>0.838083</text:p>
          </table:table-cell>
          <table:table-cell office:value-type="float" office:value="0.842029" calcext:value-type="float">
            <text:p>0.842029</text:p>
          </table:table-cell>
          <table:table-cell office:value-type="float" office:value="0.816784" calcext:value-type="float">
            <text:p>0.816784</text:p>
          </table:table-cell>
          <table:table-cell office:value-type="float" office:value="0.776886" calcext:value-type="float">
            <text:p>0.776886</text:p>
          </table:table-cell>
          <table:table-cell office:value-type="float" office:value="0.798387" calcext:value-type="float">
            <text:p>0.798387</text:p>
          </table:table-cell>
          <table:table-cell office:value-type="float" office:value="0.795511" calcext:value-type="float">
            <text:p>0.795511</text:p>
          </table:table-cell>
          <table:table-cell office:value-type="float" office:value="0.836245" calcext:value-type="float">
            <text:p>0.836245</text:p>
          </table:table-cell>
          <table:table-cell office:value-type="float" office:value="0.948045" calcext:value-type="float">
            <text:p>0.948045</text:p>
          </table:table-cell>
          <table:table-cell office:value-type="float" office:value="0.688714" calcext:value-type="float">
            <text:p>0.688714</text:p>
          </table:table-cell>
          <table:table-cell office:value-type="float" office:value="0.808862" calcext:value-type="float">
            <text:p>0.808862</text:p>
          </table:table-cell>
          <table:table-cell office:value-type="float" office:value="0.727788" calcext:value-type="float">
            <text:p>0.727788</text:p>
          </table:table-cell>
          <table:table-cell office:value-type="float" office:value="0.669192" calcext:value-type="float">
            <text:p>0.669192</text:p>
          </table:table-cell>
          <table:table-cell office:value-type="float" office:value="0.747253" calcext:value-type="float">
            <text:p>0.747253</text:p>
          </table:table-cell>
          <table:table-cell office:value-type="float" office:value="0.734435" calcext:value-type="float">
            <text:p>0.734435</text:p>
          </table:table-cell>
          <table:table-cell office:value-type="float" office:value="0.914616" calcext:value-type="float">
            <text:p>0.914616</text:p>
          </table:table-cell>
          <table:table-cell office:value-type="float" office:value="0.986931" calcext:value-type="float">
            <text:p>0.986931</text:p>
          </table:table-cell>
          <table:table-cell office:value-type="float" office:value="0.850735" calcext:value-type="float">
            <text:p>0.850735</text:p>
          </table:table-cell>
          <table:table-cell office:value-type="float" office:value="0.623102" calcext:value-type="float">
            <text:p>0.623102</text:p>
          </table:table-cell>
          <table:table-cell office:value-type="float" office:value="1.18004" calcext:value-type="float">
            <text:p>1.18004</text:p>
          </table:table-cell>
          <table:table-cell office:value-type="float" office:value="0.775805" calcext:value-type="float">
            <text:p>0.775805</text:p>
          </table:table-cell>
          <table:table-cell office:value-type="float" office:value="0.755377" calcext:value-type="float">
            <text:p>0.755377</text:p>
          </table:table-cell>
          <table:table-cell office:value-type="float" office:value="0.667467" calcext:value-type="float">
            <text:p>0.667467</text:p>
          </table:table-cell>
          <table:table-cell office:value-type="float" office:value="0.763941" calcext:value-type="float">
            <text:p>0.763941</text:p>
          </table:table-cell>
          <table:table-cell office:value-type="float" office:value="0.917508" calcext:value-type="float">
            <text:p>0.917508</text:p>
          </table:table-cell>
          <table:table-cell office:value-type="float" office:value="0.793138" calcext:value-type="float">
            <text:p>0.793138</text:p>
          </table:table-cell>
          <table:table-cell office:value-type="float" office:value="0.633971" calcext:value-type="float">
            <text:p>0.633971</text:p>
          </table:table-cell>
          <table:table-cell office:value-type="float" office:value="0.696836" calcext:value-type="float">
            <text:p>0.696836</text:p>
          </table:table-cell>
          <table:table-cell office:value-type="float" office:value="0.754609" calcext:value-type="float">
            <text:p>0.754609</text:p>
          </table:table-cell>
          <table:table-cell office:value-type="float" office:value="0.631443" calcext:value-type="float">
            <text:p>0.631443</text:p>
          </table:table-cell>
          <table:table-cell office:value-type="float" office:value="0.852736" calcext:value-type="float">
            <text:p>0.852736</text:p>
          </table:table-cell>
          <table:table-cell office:value-type="float" office:value="0.957835" calcext:value-type="float">
            <text:p>0.957835</text:p>
          </table:table-cell>
          <table:table-cell office:value-type="float" office:value="0.84924" calcext:value-type="float">
            <text:p>0.84924</text:p>
          </table:table-cell>
          <table:table-cell office:value-type="float" office:value="0.74744" calcext:value-type="float">
            <text:p>0.74744</text:p>
          </table:table-cell>
          <table:table-cell office:value-type="float" office:value="0.790997" calcext:value-type="float">
            <text:p>0.790997</text:p>
          </table:table-cell>
          <table:table-cell office:value-type="float" office:value="0.846314" calcext:value-type="float">
            <text:p>0.846314</text:p>
          </table:table-cell>
          <table:table-cell office:value-type="float" office:value="0.924845" calcext:value-type="float">
            <text:p>0.924845</text:p>
          </table:table-cell>
          <table:table-cell office:value-type="float" office:value="0.756868" calcext:value-type="float">
            <text:p>0.756868</text:p>
          </table:table-cell>
          <table:table-cell office:value-type="float" office:value="0.839996" calcext:value-type="float">
            <text:p>0.839996</text:p>
          </table:table-cell>
          <table:table-cell office:value-type="float" office:value="0.681809" calcext:value-type="float">
            <text:p>0.681809</text:p>
          </table:table-cell>
          <table:table-cell office:value-type="float" office:value="0.79441" calcext:value-type="float">
            <text:p>0.79441</text:p>
          </table:table-cell>
          <table:table-cell office:value-type="float" office:value="0.67828" calcext:value-type="float">
            <text:p>0.67828</text:p>
          </table:table-cell>
          <table:table-cell office:value-type="float" office:value="0.83443" calcext:value-type="float">
            <text:p>0.83443</text:p>
          </table:table-cell>
          <table:table-cell office:value-type="float" office:value="0.937674" calcext:value-type="float">
            <text:p>0.937674</text:p>
          </table:table-cell>
          <table:table-cell office:value-type="float" office:value="0.722097" calcext:value-type="float">
            <text:p>0.722097</text:p>
          </table:table-cell>
          <table:table-cell office:value-type="float" office:value="0.761968" calcext:value-type="float">
            <text:p>0.761968</text:p>
          </table:table-cell>
          <table:table-cell office:value-type="float" office:value="0.756384" calcext:value-type="float">
            <text:p>0.756384</text:p>
          </table:table-cell>
          <table:table-cell office:value-type="float" office:value="0.707479" calcext:value-type="float">
            <text:p>0.707479</text:p>
          </table:table-cell>
          <table:table-cell office:value-type="float" office:value="0.737562" calcext:value-type="float">
            <text:p>0.737562</text:p>
          </table:table-cell>
          <table:table-cell office:value-type="float" office:value="0.74264" calcext:value-type="float">
            <text:p>0.74264</text:p>
          </table:table-cell>
          <table:table-cell office:value-type="float" office:value="0.824004" calcext:value-type="float">
            <text:p>0.824004</text:p>
          </table:table-cell>
          <table:table-cell office:value-type="float" office:value="0.629952" calcext:value-type="float">
            <text:p>0.629952</text:p>
          </table:table-cell>
          <table:table-cell office:value-type="float" office:value="0.89153" calcext:value-type="float">
            <text:p>0.89153</text:p>
          </table:table-cell>
          <table:table-cell office:value-type="float" office:value="0.90881" calcext:value-type="float">
            <text:p>0.90881</text:p>
          </table:table-cell>
          <table:table-cell office:value-type="float" office:value="0.908072" calcext:value-type="float">
            <text:p>0.908072</text:p>
          </table:table-cell>
          <table:table-cell office:value-type="float" office:value="0.587438" calcext:value-type="float">
            <text:p>0.587438</text:p>
          </table:table-cell>
          <table:table-cell office:value-type="float" office:value="0.84486" calcext:value-type="float">
            <text:p>0.84486</text:p>
          </table:table-cell>
          <table:table-cell office:value-type="float" office:value="0.982813" calcext:value-type="float">
            <text:p>0.982813</text:p>
          </table:table-cell>
          <table:table-cell office:value-type="float" office:value="0.840786" calcext:value-type="float">
            <text:p>0.840786</text:p>
          </table:table-cell>
          <table:table-cell office:value-type="float" office:value="0.832559" calcext:value-type="float">
            <text:p>0.832559</text:p>
          </table:table-cell>
          <table:table-cell office:value-type="float" office:value="0.639552" calcext:value-type="float">
            <text:p>0.639552</text:p>
          </table:table-cell>
          <table:table-cell office:value-type="float" office:value="0.769392" calcext:value-type="float">
            <text:p>0.769392</text:p>
          </table:table-cell>
          <table:table-cell office:value-type="float" office:value="0.58155" calcext:value-type="float">
            <text:p>0.58155</text:p>
          </table:table-cell>
          <table:table-cell office:value-type="float" office:value="0.79002" calcext:value-type="float">
            <text:p>0.79002</text:p>
          </table:table-cell>
          <table:table-cell office:value-type="float" office:value="0.599193" calcext:value-type="float">
            <text:p>0.599193</text:p>
          </table:table-cell>
          <table:table-cell office:value-type="float" office:value="0.758628" calcext:value-type="float">
            <text:p>0.758628</text:p>
          </table:table-cell>
          <table:table-cell office:value-type="float" office:value="0.694826" calcext:value-type="float">
            <text:p>0.694826</text:p>
          </table:table-cell>
          <table:table-cell office:value-type="float" office:value="0.744387" calcext:value-type="float">
            <text:p>0.744387</text:p>
          </table:table-cell>
          <table:table-cell office:value-type="float" office:value="1.05691" calcext:value-type="float">
            <text:p>1.05691</text:p>
          </table:table-cell>
          <table:table-cell office:value-type="float" office:value="0.913714" calcext:value-type="float">
            <text:p>0.913714</text:p>
          </table:table-cell>
          <table:table-cell office:value-type="float" office:value="0.844183" calcext:value-type="float">
            <text:p>0.844183</text:p>
          </table:table-cell>
          <table:table-cell office:value-type="float" office:value="0.903801" calcext:value-type="float">
            <text:p>0.903801</text:p>
          </table:table-cell>
          <table:table-cell office:value-type="float" office:value="0.607138" calcext:value-type="float">
            <text:p>0.607138</text:p>
          </table:table-cell>
          <table:table-cell office:value-type="float" office:value="0.879855" calcext:value-type="float">
            <text:p>0.879855</text:p>
          </table:table-cell>
          <table:table-cell office:value-type="float" office:value="0.63206" calcext:value-type="float">
            <text:p>0.63206</text:p>
          </table:table-cell>
          <table:table-cell office:value-type="float" office:value="0.768717" calcext:value-type="float">
            <text:p>0.768717</text:p>
          </table:table-cell>
          <table:table-cell office:value-type="float" office:value="0.605296" calcext:value-type="float">
            <text:p>0.605296</text:p>
          </table:table-cell>
          <table:table-cell office:value-type="float" office:value="0.539784" calcext:value-type="float">
            <text:p>0.539784</text:p>
          </table:table-cell>
        </table:table-row>
        <table:table-row table:style-name="ro1">
          <table:table-cell office:value-type="string" calcext:value-type="string">
            <text:p>RK</text:p>
          </table:table-cell>
          <table:table-cell table:formula="of:=MEDIAN([.B1:.EU1])" office:value-type="float" office:value="0.225326" calcext:value-type="float">
            <text:p>0.225326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KMP</text:p>
          </table:table-cell>
          <table:table-cell table:formula="of:=MEDIAN([.B2:.EU2])" office:value-type="float" office:value="0.281123" calcext:value-type="float">
            <text:p>0.281123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STD</text:p>
          </table:table-cell>
          <table:table-cell table:formula="of:=MEDIAN([.B3:.EU3])" office:value-type="float" office:value="0.9796105" calcext:value-type="float">
            <text:p>0.9796105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Levenshtein</text:p>
          </table:table-cell>
          <table:table-cell table:formula="of:=MEDIAN([.B4:.EU4])" office:value-type="float" office:value="0.3238585" calcext:value-type="float">
            <text:p>0.3238585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Dice</text:p>
          </table:table-cell>
          <table:table-cell table:formula="of:=MEDIAN([.B5:.EU5])" office:value-type="float" office:value="0.784428" calcext:value-type="float">
            <text:p>0.784428</text:p>
          </table:table-cell>
          <table:table-cell table:number-columns-repeated="1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10-21T14:57:12.206943137</dc:date>
    <meta:document-statistic meta:table-count="11" meta:cell-count="77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07cm" svg:height="12.591cm" xlink:href=".." xlink:type="simple" chart:class="chart:line" chart:style-name="ch1">
        <chart:legend chart:legend-position="end" svg:x="18.611cm" svg:y="5cm" style:legend-expansion="high" chart:style-name="ch2"/>
        <chart:plot-area chart:style-name="ch3" table:cell-range-address="Resultados.A1:Resultados.F11" chart:data-source-has-labels="both" svg:x="0.436cm" svg:y="0.251cm" svg:width="17.739cm" svg:height="12.089cm">
          <chartooo:coordinate-region svg:x="1.163cm" svg:y="0.451cm" svg:width="16.468cm" svg:height="11.242cm"/>
          <chart:axis chart:dimension="x" chart:name="primary-x" chart:style-name="ch4" chartooo:axis-type="auto">
            <chartooo:date-scale/>
            <chart:categories table:cell-range-address="Resultados.A2:Resultados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ados.B2:Resultados.B11" chart:label-cell-address="Resultados.B1:Resultados.B1" chart:class="chart:line">
            <chart:data-point chart:repeated="10"/>
          </chart:series>
          <chart:series chart:style-name="ch7" chart:values-cell-range-address="Resultados.C2:Resultados.C11" chart:label-cell-address="Resultados.C1:Resultados.C1" chart:class="chart:line">
            <chart:data-point chart:repeated="10"/>
          </chart:series>
          <chart:series chart:style-name="ch8" chart:values-cell-range-address="Resultados.D2:Resultados.D11" chart:label-cell-address="Resultados.D1:Resultados.D1" chart:class="chart:line">
            <chart:data-point chart:repeated="10"/>
          </chart:series>
          <chart:series chart:style-name="ch9" chart:values-cell-range-address="Resultados.E2:Resultados.E11" chart:label-cell-address="Resultados.E1:Resultados.E1" chart:class="chart:line">
            <chart:data-point chart:repeated="10"/>
          </chart:series>
          <chart:series chart:style-name="ch10" chart:values-cell-range-address="Resultados.F2:Resultados.F11" chart:label-cell-address="Resultados.F1:Resultados.F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bin-Karp</text:p>
                <draw:g>
                  <svg:desc>Resultados.B1:Resultados.B1</svg:desc>
                </draw:g>
              </table:table-cell>
              <table:table-cell office:value-type="string">
                <text:p>KMP</text:p>
                <draw:g>
                  <svg:desc>Resultados.C1:Resultados.C1</svg:desc>
                </draw:g>
              </table:table-cell>
              <table:table-cell office:value-type="string">
                <text:p>Original</text:p>
                <draw:g>
                  <svg:desc>Resultados.D1:Resultados.D1</svg:desc>
                </draw:g>
              </table:table-cell>
              <table:table-cell office:value-type="string">
                <text:p>Levenshtein</text:p>
                <draw:g>
                  <svg:desc>Resultados.E1:Resultados.E1</svg:desc>
                </draw:g>
              </table:table-cell>
              <table:table-cell office:value-type="string">
                <text:p>Dice</text:p>
                <draw:g>
                  <svg:desc>Resultados.F1:Resultado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refox</text:p>
                <draw:g>
                  <svg:desc>Resultados.A2:Resultados.A11</svg:desc>
                </draw:g>
              </table:table-cell>
              <table:table-cell office:value-type="float" office:value="0.220749">
                <text:p>0.220749</text:p>
                <draw:g>
                  <svg:desc>Resultados.B2:Resultados.B11</svg:desc>
                </draw:g>
              </table:table-cell>
              <table:table-cell office:value-type="float" office:value="0.2527045">
                <text:p>0.2527045</text:p>
                <draw:g>
                  <svg:desc>Resultados.C2:Resultados.C11</svg:desc>
                </draw:g>
              </table:table-cell>
              <table:table-cell office:value-type="float" office:value="0.795402">
                <text:p>0.795402</text:p>
                <draw:g>
                  <svg:desc>Resultados.D2:Resultados.D11</svg:desc>
                </draw:g>
              </table:table-cell>
              <table:table-cell office:value-type="float" office:value="0.2969755">
                <text:p>0.2969755</text:p>
                <draw:g>
                  <svg:desc>Resultados.E2:Resultados.E11</svg:desc>
                </draw:g>
              </table:table-cell>
              <table:table-cell office:value-type="float" office:value="0.756102">
                <text:p>0.756102</text:p>
                <draw:g>
                  <svg:desc>Resultados.F2:Resultados.F11</svg:desc>
                </draw:g>
              </table:table-cell>
            </table:table-row>
            <table:table-row>
              <table:table-cell office:value-type="string">
                <text:p>Firefoxy</text:p>
              </table:table-cell>
              <table:table-cell office:value-type="float" office:value="0.2163845">
                <text:p>0.2163845</text:p>
              </table:table-cell>
              <table:table-cell office:value-type="float" office:value="0.232433">
                <text:p>0.232433</text:p>
              </table:table-cell>
              <table:table-cell office:value-type="float" office:value="0.781483">
                <text:p>0.781483</text:p>
              </table:table-cell>
              <table:table-cell office:value-type="float" office:value="0.304191">
                <text:p>0.304191</text:p>
              </table:table-cell>
              <table:table-cell office:value-type="float" office:value="0.8081095">
                <text:p>0.8081095</text:p>
              </table:table-cell>
            </table:table-row>
            <table:table-row>
              <table:table-cell office:value-type="string">
                <text:p>Goo</text:p>
              </table:table-cell>
              <table:table-cell office:value-type="float" office:value="0.234158">
                <text:p>0.234158</text:p>
              </table:table-cell>
              <table:table-cell office:value-type="float" office:value="0.2323175">
                <text:p>0.2323175</text:p>
              </table:table-cell>
              <table:table-cell office:value-type="float" office:value="0.882526">
                <text:p>0.882526</text:p>
              </table:table-cell>
              <table:table-cell office:value-type="float" office:value="0.27229">
                <text:p>0.27229</text:p>
              </table:table-cell>
              <table:table-cell office:value-type="float" office:value="0.6413335">
                <text:p>0.6413335</text:p>
              </table:table-cell>
            </table:table-row>
            <table:table-row>
              <table:table-cell office:value-type="string">
                <text:p>Gyt</text:p>
              </table:table-cell>
              <table:table-cell office:value-type="float" office:value="0.230002">
                <text:p>0.230002</text:p>
              </table:table-cell>
              <table:table-cell office:value-type="float" office:value="0.236883">
                <text:p>0.236883</text:p>
              </table:table-cell>
              <table:table-cell office:value-type="float" office:value="0.850554">
                <text:p>0.850554</text:p>
              </table:table-cell>
              <table:table-cell office:value-type="float" office:value="0.252317">
                <text:p>0.252317</text:p>
              </table:table-cell>
              <table:table-cell office:value-type="float" office:value="0.6110705">
                <text:p>0.6110705</text:p>
              </table:table-cell>
            </table:table-row>
            <table:table-row>
              <table:table-cell office:value-type="string">
                <text:p>Texlive</text:p>
              </table:table-cell>
              <table:table-cell office:value-type="float" office:value="0.225326">
                <text:p>0.225326</text:p>
              </table:table-cell>
              <table:table-cell office:value-type="float" office:value="0.281123">
                <text:p>0.281123</text:p>
              </table:table-cell>
              <table:table-cell office:value-type="float" office:value="0.9796105">
                <text:p>0.9796105</text:p>
              </table:table-cell>
              <table:table-cell office:value-type="float" office:value="0.3238585">
                <text:p>0.3238585</text:p>
              </table:table-cell>
              <table:table-cell office:value-type="float" office:value="0.784428">
                <text:p>0.784428</text:p>
              </table:table-cell>
            </table:table-row>
            <table:table-row>
              <table:table-cell office:value-type="string">
                <text:p>Latexy</text:p>
              </table:table-cell>
              <table:table-cell office:value-type="float" office:value="0.238537">
                <text:p>0.238537</text:p>
              </table:table-cell>
              <table:table-cell office:value-type="float" office:value="0.246641">
                <text:p>0.246641</text:p>
              </table:table-cell>
              <table:table-cell office:value-type="float" office:value="0.8376715">
                <text:p>0.8376715</text:p>
              </table:table-cell>
              <table:table-cell office:value-type="float" office:value="0.2804885">
                <text:p>0.2804885</text:p>
              </table:table-cell>
              <table:table-cell office:value-type="float" office:value="0.7080145">
                <text:p>0.7080145</text:p>
              </table:table-cell>
            </table:table-row>
            <table:table-row>
              <table:table-cell office:value-type="string">
                <text:p>Libreoffice</text:p>
              </table:table-cell>
              <table:table-cell office:value-type="float" office:value="0.2291165">
                <text:p>0.2291165</text:p>
              </table:table-cell>
              <table:table-cell office:value-type="float" office:value="0.26043">
                <text:p>0.26043</text:p>
              </table:table-cell>
              <table:table-cell office:value-type="float" office:value="0.860675">
                <text:p>0.860675</text:p>
              </table:table-cell>
              <table:table-cell office:value-type="float" office:value="0.352967">
                <text:p>0.352967</text:p>
              </table:table-cell>
              <table:table-cell office:value-type="float" office:value="0.918178">
                <text:p>0.918178</text:p>
              </table:table-cell>
            </table:table-row>
            <table:table-row>
              <table:table-cell office:value-type="string">
                <text:p>Libreoice</text:p>
              </table:table-cell>
              <table:table-cell office:value-type="float" office:value="0.219333">
                <text:p>0.219333</text:p>
              </table:table-cell>
              <table:table-cell office:value-type="float" office:value="0.2403165">
                <text:p>0.2403165</text:p>
              </table:table-cell>
              <table:table-cell office:value-type="float" office:value="0.8344815">
                <text:p>0.8344815</text:p>
              </table:table-cell>
              <table:table-cell office:value-type="float" office:value="0.3152415">
                <text:p>0.3152415</text:p>
              </table:table-cell>
              <table:table-cell office:value-type="float" office:value="0.8213715">
                <text:p>0.8213715</text:p>
              </table:table-cell>
            </table:table-row>
            <table:table-row>
              <table:table-cell office:value-type="string">
                <text:p>Qtdeclarative</text:p>
              </table:table-cell>
              <table:table-cell office:value-type="float" office:value="0.218691">
                <text:p>0.218691</text:p>
              </table:table-cell>
              <table:table-cell office:value-type="float" office:value="0.2367885">
                <text:p>0.2367885</text:p>
              </table:table-cell>
              <table:table-cell office:value-type="float" office:value="0.678371">
                <text:p>0.678371</text:p>
              </table:table-cell>
              <table:table-cell office:value-type="float" office:value="0.3307155">
                <text:p>0.3307155</text:p>
              </table:table-cell>
              <table:table-cell office:value-type="float" office:value="0.9735385">
                <text:p>0.9735385</text:p>
              </table:table-cell>
            </table:table-row>
            <table:table-row>
              <table:table-cell office:value-type="string">
                <text:p>Qwerty</text:p>
              </table:table-cell>
              <table:table-cell office:value-type="float" office:value="0.233489">
                <text:p>0.233489</text:p>
              </table:table-cell>
              <table:table-cell office:value-type="float" office:value="0.238262">
                <text:p>0.238262</text:p>
              </table:table-cell>
              <table:table-cell office:value-type="float" office:value="0.720777">
                <text:p>0.720777</text:p>
              </table:table-cell>
              <table:table-cell office:value-type="float" office:value="0.2929805">
                <text:p>0.2929805</text:p>
              </table:table-cell>
              <table:table-cell office:value-type="float" office:value="0.7135055">
                <text:p>0.71350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